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T1_8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4pt" style:font-size-asian="14pt" style:font-size-complex="14pt"/>
    </style:style>
    <style:style style:name="T3_2" style:family="text">
      <style:text-properties fo:font-size="14pt" style:font-size-asian="14pt" style:font-size-complex="14pt"/>
    </style:style>
    <style:style style:name="T3_3" style:family="text">
      <style:text-properties fo:font-size="14pt" style:font-size-asian="14pt" style:font-size-complex="14pt"/>
    </style:style>
    <style:style style:name="T3_4" style:family="text">
      <style:text-properties fo:font-size="14pt" style:font-size-asian="14pt" style:font-size-complex="14pt"/>
    </style:style>
    <style:style style:name="T3_5" style:family="text">
      <style:text-properties fo:font-size="14pt" style:font-size-asian="14pt" style:font-size-complex="14pt"/>
    </style:style>
    <style:style style:name="T3_6" style:family="text">
      <style:text-properties fo:font-size="14pt" style:font-size-asian="14pt" style:font-size-complex="14pt"/>
    </style:style>
    <style:style style:name="T3_7" style:family="text">
      <style:text-properties fo:font-size="14pt" style:font-size-asian="14pt" style:font-size-complex="14pt"/>
    </style:style>
    <style:style style:name="T3_8" style:family="text">
      <style:text-properties fo:font-size="14pt" style:font-size-asian="14pt" style:font-size-complex="14pt"/>
    </style:style>
    <style:style style:name="T3_9" style:family="text">
      <style:text-properties fo:font-size="14pt" style:font-size-asian="14pt" style:font-size-complex="14pt"/>
    </style:style>
    <style:style style:name="T3_10" style:family="text">
      <style:text-properties fo:font-size="14pt" style:font-size-asian="14pt" style:font-size-complex="14pt"/>
    </style:style>
    <style:style style:name="T3_11" style:family="text">
      <style:text-properties fo:font-size="14pt" style:font-size-asian="14pt" style:font-size-complex="14pt"/>
    </style:style>
    <style:style style:name="T3_12" style:family="text">
      <style:text-properties fo:font-size="14pt" style:font-size-asian="14pt" style:font-size-complex="14pt"/>
    </style:style>
    <style:style style:name="T3_13" style:family="text">
      <style:text-properties fo:font-size="14pt" style:font-size-asian="14pt" style:font-size-complex="14pt"/>
    </style:style>
    <style:style style:name="T3_14" style:family="text">
      <style:text-properties fo:font-size="14pt" style:font-size-asian="14pt" style:font-size-complex="14pt"/>
    </style:style>
    <style:style style:name="T3_15" style:family="text">
      <style:text-properties fo:font-size="14pt" style:font-size-asian="14pt" style:font-size-complex="14pt"/>
    </style:style>
    <style:style style:name="T3_16" style:family="text">
      <style:text-properties fo:font-size="14pt" style:font-size-asian="14pt" style:font-size-complex="14pt"/>
    </style:style>
    <style:style style:name="T3_17" style:family="text">
      <style:text-properties fo:font-size="14pt" style:font-size-asian="14pt" style:font-size-complex="14pt"/>
    </style:style>
    <style:style style:name="T3_18" style:family="text">
      <style:text-properties fo:font-size="14pt" style:font-size-asian="14pt" style:font-size-complex="14pt"/>
    </style:style>
    <style:style style:name="T3_19" style:family="text">
      <style:text-properties fo:font-size="14pt" style:font-size-asian="14pt" style:font-size-complex="14pt"/>
    </style:style>
    <style:style style:name="T3_20" style:family="text">
      <style:text-properties fo:font-size="14pt" style:font-size-asian="14pt" style:font-size-complex="14pt"/>
    </style:style>
    <style:style style:name="T3_21" style:family="text">
      <style:text-properties fo:font-size="14pt" style:font-size-asian="14pt" style:font-size-complex="14pt"/>
    </style:style>
    <style:style style:name="T3_22" style:family="text">
      <style:text-properties fo:font-size="14pt" style:font-size-asian="14pt" style:font-size-complex="14pt"/>
    </style:style>
    <style:style style:name="T3_23" style:family="text">
      <style:text-properties fo:font-size="14pt" style:font-size-asian="14pt" style:font-size-complex="14pt"/>
    </style:style>
    <style:style style:name="T3_24" style:family="text">
      <style:text-properties fo:font-size="14pt" style:font-size-asian="14pt" style:font-size-complex="14pt"/>
    </style:style>
    <style:style style:name="T3_25" style:family="text">
      <style:text-properties style:text-line-through-style="solid" fo:font-size="14pt" style:font-size-asian="14pt" style:font-size-complex="14pt"/>
    </style:style>
    <style:style style:name="T3_26" style:family="text">
      <style:text-properties fo:font-size="14pt" style:font-size-asian="14pt" style:font-size-complex="14pt"/>
    </style:style>
    <style:style style:name="T3_27" style:family="text">
      <style:text-properties fo:font-size="14pt" style:font-size-asian="14pt" style:font-size-complex="14pt"/>
    </style:style>
    <style:style style:name="T3_28" style:family="text">
      <style:text-properties fo:font-size="14pt" style:font-size-asian="14pt" style:font-size-complex="14pt"/>
    </style:style>
    <style:style style:name="T3_29" style:family="text">
      <style:text-properties fo:font-size="14pt" style:font-size-asian="14pt" style:font-size-complex="14pt"/>
    </style:style>
    <style:style style:name="T3_30" style:family="text">
      <style:text-properties fo:font-size="14pt" style:font-size-asian="14pt" style:font-size-complex="14pt"/>
    </style:style>
    <style:style style:name="T3_31" style:family="text">
      <style:text-properties fo:font-size="14pt" style:font-size-asian="14pt" style:font-size-complex="14pt"/>
    </style:style>
    <style:style style:name="T3_32" style:family="text">
      <style:text-properties fo:font-size="14pt" style:font-size-asian="14pt" style:font-size-complex="14pt"/>
    </style:style>
    <style:style style:name="T3_33" style:family="text">
      <style:text-properties fo:font-size="14pt" style:font-size-asian="14pt" style:font-size-complex="14pt"/>
    </style:style>
    <style:style style:name="T3_34" style:family="text">
      <style:text-properties fo:font-size="14pt" style:font-size-asian="14pt" style:font-size-complex="14pt"/>
    </style:style>
    <style:style style:name="T3_35" style:family="text">
      <style:text-properties fo:font-size="14pt" style:font-size-asian="14pt" style:font-size-complex="14pt"/>
    </style:style>
    <style:style style:name="T3_36" style:family="text">
      <style:text-properties fo:font-size="14pt" style:font-size-asian="14pt" style:font-size-complex="14pt"/>
    </style:style>
    <style:style style:name="T3_37" style:family="text">
      <style:text-properties fo:font-size="14pt" style:font-size-asian="14pt" style:font-size-complex="14pt"/>
    </style:style>
    <style:style style:name="T3_38" style:family="text">
      <style:text-properties fo:font-size="14pt" style:font-size-asian="14pt" style:font-size-complex="14pt"/>
    </style:style>
    <style:style style:name="T3_39" style:family="text">
      <style:text-properties style:text-line-through-style="solid" fo:font-size="14pt" style:font-size-asian="14pt" style:font-size-complex="14pt"/>
    </style:style>
    <style:style style:name="T3_40" style:family="text">
      <style:text-properties fo:font-size="14pt" style:font-size-asian="14pt" style:font-size-complex="14pt"/>
    </style:style>
    <style:style style:name="T3_41" style:family="text">
      <style:text-properties fo:font-size="14pt" style:font-size-asian="14pt" style:font-size-complex="14pt"/>
    </style:style>
    <style:style style:name="T3_42" style:family="text">
      <style:text-properties fo:font-size="14pt" style:font-size-asian="14pt" style:font-size-complex="14pt"/>
    </style:style>
    <style:style style:name="T3_43" style:family="text">
      <style:text-properties fo:font-size="14pt" style:font-size-asian="14pt" style:font-size-complex="14pt"/>
    </style:style>
    <style:style style:name="T3_44" style:family="text">
      <style:text-properties fo:font-size="14pt" style:font-size-asian="14pt" style:font-size-complex="14pt"/>
    </style:style>
    <style:style style:name="T3_45" style:family="text">
      <style:text-properties fo:font-size="14pt" style:font-size-asian="14pt" style:font-size-complex="14pt"/>
    </style:style>
    <style:style style:name="T3_46" style:family="text">
      <style:text-properties fo:font-size="14pt" style:font-size-asian="14pt" style:font-size-complex="14pt"/>
    </style:style>
    <style:style style:name="T3_47" style:family="text">
      <style:text-properties fo:font-size="14pt" style:font-size-asian="14pt" style:font-size-complex="14pt"/>
    </style:style>
    <style:style style:name="T3_48" style:family="text">
      <style:text-properties fo:font-size="14pt" style:font-size-asian="14pt" style:font-size-complex="14pt"/>
    </style:style>
    <style:style style:name="T3_49" style:family="text">
      <style:text-properties fo:font-size="14pt" style:font-size-asian="14pt" style:font-size-complex="14pt"/>
    </style:style>
    <style:style style:name="T3_50" style:family="text">
      <style:text-properties fo:background-color="#fffffe" fo:color="#22221a" fo:font-size="14pt" style:font-size-asian="14pt" style:font-size-complex="14pt"/>
    </style:style>
    <style:style style:name="T3_51" style:family="text">
      <style:text-properties fo:background-color="#fffffe" fo:color="#22221a" fo:font-size="14pt" style:font-size-asian="14pt" style:font-size-complex="14pt"/>
    </style:style>
    <style:style style:name="T3_52" style:family="text">
      <style:text-properties fo:background-color="#fffffe" style:text-line-through-style="solid" fo:color="#22221a" fo:font-size="14pt" style:font-size-asian="14pt" style:font-size-complex="14pt"/>
    </style:style>
    <style:style style:name="T3_53" style:family="text">
      <style:text-properties fo:background-color="#fffffe" style:text-line-through-style="solid" fo:color="#22221a" fo:font-size="14pt" style:font-size-asian="14pt" style:font-size-complex="14pt"/>
    </style:style>
    <style:style style:name="T3_54" style:family="text">
      <style:text-properties fo:background-color="#fffffe" style:text-line-through-style="solid" fo:color="#22221a" fo:font-size="14pt" style:font-size-asian="14pt" style:font-size-complex="14pt"/>
    </style:style>
    <style:style style:name="T3_55" style:family="text">
      <style:text-properties fo:background-color="#fffffe" style:text-line-through-style="solid" fo:color="#22221a" fo:font-size="14pt" style:font-size-asian="14pt" style:font-size-complex="14pt"/>
    </style:style>
    <style:style style:name="T3_56" style:family="text">
      <style:text-properties fo:background-color="#fffffe" style:text-line-through-style="solid" fo:color="#22221a" fo:font-size="14pt" style:font-size-asian="14pt" style:font-size-complex="14pt"/>
    </style:style>
    <style:style style:name="T3_57" style:family="text">
      <style:text-properties fo:background-color="#fffffe" style:text-line-through-style="solid" fo:color="#22221a" fo:font-size="14pt" style:font-size-asian="14pt" style:font-size-complex="14pt"/>
    </style:style>
    <style:style style:name="T3_58" style:family="text">
      <style:text-properties fo:background-color="#fffffe" style:text-line-through-style="solid" fo:color="#22221a" fo:font-size="14pt" style:font-size-asian="14pt" style:font-size-complex="14pt"/>
    </style:style>
    <style:style style:name="T3_59" style:family="text">
      <style:text-properties fo:background-color="#fffffe" style:text-line-through-style="solid" fo:color="#22221a" fo:font-size="14pt" style:font-size-asian="14pt" style:font-size-complex="14pt"/>
    </style:style>
    <style:style style:name="T3_60" style:family="text">
      <style:text-properties fo:background-color="#fffffe" style:text-line-through-style="solid" fo:color="#22221a" fo:font-size="14pt" style:font-size-asian="14pt" style:font-size-complex="14pt"/>
    </style:style>
    <style:style style:name="T3_61" style:family="text">
      <style:text-properties fo:background-color="#fffffe" fo:color="#22221a" fo:font-size="14pt" style:font-size-asian="14pt" style:font-size-complex="14pt"/>
    </style:style>
    <style:style style:name="T3_62" style:family="text">
      <style:text-properties fo:background-color="#fffffe" fo:color="#22221a" fo:font-size="14pt" style:font-size-asian="14pt" style:font-size-complex="14pt"/>
    </style:style>
    <style:style style:name="T3_63" style:family="text">
      <style:text-properties fo:background-color="#fffffe" fo:color="#22221a" fo:font-size="14pt" style:font-size-asian="14pt" style:font-size-complex="14pt"/>
    </style:style>
    <style:style style:name="T3_64" style:family="text">
      <style:text-properties fo:background-color="#fffffe" fo:color="#22221a" fo:font-size="14pt" style:font-size-asian="14pt" style:font-size-complex="14pt"/>
    </style:style>
    <style:style style:name="T3_65" style:family="text">
      <style:text-properties fo:background-color="#fffffe" fo:color="#22221a" fo:font-size="14pt" style:font-size-asian="14pt" style:font-size-complex="14pt"/>
    </style:style>
    <style:style style:name="T3_66" style:family="text">
      <style:text-properties fo:background-color="#fffffe" fo:color="#22221a" fo:font-size="14pt" style:font-size-asian="14pt" style:font-size-complex="14pt"/>
    </style:style>
    <style:style style:name="T3_67" style:family="text">
      <style:text-properties fo:background-color="#fffffe" fo:color="#22221a" fo:font-size="14pt" style:font-size-asian="14pt" style:font-size-complex="14pt"/>
    </style:style>
    <style:style style:name="T3_68" style:family="text">
      <style:text-properties fo:background-color="#fffffe" fo:color="#22221a" fo:font-size="14pt" style:font-size-asian="14pt" style:font-size-complex="14pt"/>
    </style:style>
    <style:style style:name="T3_69" style:family="text">
      <style:text-properties fo:background-color="#fffffe" style:text-position="super 58%" fo:color="#22221a" fo:font-size="14pt" style:font-size-asian="14pt" style:font-size-complex="14pt"/>
    </style:style>
    <style:style style:name="T3_70" style:family="text">
      <style:text-properties fo:background-color="#fffffe" fo:color="#22221a" fo:font-size="14pt" style:font-size-asian="14pt" style:font-size-complex="14pt"/>
    </style:style>
    <style:style style:name="T3_71" style:family="text">
      <style:text-properties fo:background-color="#fffffe" fo:color="#22221a" fo:font-size="14pt" style:font-size-asian="14pt" style:font-size-complex="14pt"/>
    </style:style>
    <style:style style:name="T3_72" style:family="text">
      <style:text-properties fo:background-color="#fffffe" fo:color="#22221a" fo:font-size="14pt" style:font-size-asian="14pt" style:font-size-complex="14pt"/>
    </style:style>
    <style:style style:name="T3_73" style:family="text">
      <style:text-properties fo:background-color="#fffffe" fo:color="#22221a" fo:font-size="14pt" style:font-size-asian="14pt" style:font-size-complex="14pt"/>
    </style:style>
    <style:style style:name="T3_74" style:family="text">
      <style:text-properties fo:background-color="#fffffe" fo:color="#22221a" fo:font-size="14pt" style:font-size-asian="14pt" style:font-size-complex="14pt"/>
    </style:style>
    <style:style style:name="T3_75" style:family="text">
      <style:text-properties fo:background-color="#fffffe" fo:color="#22221a" fo:font-size="14pt" style:font-size-asian="14pt" style:font-size-complex="14pt"/>
    </style:style>
    <style:style style:name="T3_76" style:family="text">
      <style:text-properties fo:background-color="#fffffe" fo:color="#22221a" fo:font-size="14pt" style:font-size-asian="14pt" style:font-size-complex="14pt"/>
    </style:style>
    <style:style style:name="T3_77" style:family="text">
      <style:text-properties fo:background-color="#fffffe" fo:color="#22221a" fo:font-size="14pt" style:font-size-asian="14pt" style:font-size-complex="14pt"/>
    </style:style>
    <style:style style:name="T3_78" style:family="text">
      <style:text-properties fo:background-color="#fffffe" fo:color="#22221a" fo:font-size="14pt" style:font-size-asian="14pt" style:font-size-complex="14pt"/>
    </style:style>
    <style:style style:name="T3_79" style:family="text"/>
    <style:style style:name="T3_80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3_81" style:family="text"/>
    <style:style style:name="T3_82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3_83" style:family="text"/>
    <style:style style:name="T3_84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3_85" style:family="text">
      <style:text-properties fo:background-color="#fffffe" fo:color="#22221a" fo:font-size="14pt" style:font-size-asian="14pt" style:font-size-complex="14pt"/>
    </style:style>
    <style:style style:name="T3_86" style:family="text">
      <style:text-properties fo:background-color="#fffffe" fo:color="#22221a" fo:font-size="14pt" style:font-size-asian="14pt" style:font-size-complex="14pt"/>
    </style:style>
    <style:style style:name="T3_87" style:family="text">
      <style:text-properties fo:background-color="#fffffe" fo:color="#22221a" fo:font-size="14pt" style:font-size-asian="14pt" style:font-size-complex="14pt"/>
    </style:style>
    <style:style style:name="T3_88" style:family="text">
      <style:text-properties fo:background-color="#fffffe" fo:color="#22221a" fo:font-size="14pt" style:font-size-asian="14pt" style:font-size-complex="14pt"/>
    </style:style>
    <style:style style:name="T3_89" style:family="text">
      <style:text-properties fo:background-color="#fffffe" fo:color="#22221a" fo:font-size="14pt" style:font-size-asian="14pt" style:font-size-complex="14pt"/>
    </style:style>
    <style:style style:name="T3_90" style:family="text">
      <style:text-properties fo:background-color="#fffffe" fo:color="#22221a" fo:font-size="14pt" style:font-size-asian="14pt" style:font-size-complex="14pt"/>
    </style:style>
    <style:style style:name="T3_91" style:family="text">
      <style:text-properties fo:background-color="#fffffe" fo:color="#22221a" fo:font-size="14pt" style:font-size-asian="14pt" style:font-size-complex="14pt"/>
    </style:style>
    <style:style style:name="T3_92" style:family="text">
      <style:text-properties fo:background-color="#fffffe" fo:color="#22221a" fo:font-size="14pt" style:font-size-asian="14pt" style:font-size-complex="14pt"/>
    </style:style>
    <style:style style:name="T3_93" style:family="text">
      <style:text-properties fo:background-color="#fffffe" fo:color="#22221a" fo:font-size="14pt" style:font-size-asian="14pt" style:font-size-complex="14pt"/>
    </style:style>
    <style:style style:name="T3_94" style:family="text">
      <style:text-properties fo:background-color="#fffffe" fo:color="#22221a" fo:font-size="14pt" style:font-size-asian="14pt" style:font-size-complex="14pt"/>
    </style:style>
    <style:style style:name="T3_95" style:family="text">
      <style:text-properties fo:background-color="#fffffe" fo:color="#22221a" fo:font-size="14pt" style:font-size-asian="14pt" style:font-size-complex="14pt"/>
    </style:style>
    <style:style style:name="T3_96" style:family="text">
      <style:text-properties fo:background-color="#fffffe" fo:color="#22221a" fo:font-size="14pt" style:font-size-asian="14pt" style:font-size-complex="14pt"/>
    </style:style>
    <style:style style:name="T3_97" style:family="text">
      <style:text-properties fo:background-color="#fffffe" fo:color="#22221a" fo:font-size="14pt" style:font-size-asian="14pt" style:font-size-complex="14pt"/>
    </style:style>
    <style:style style:name="T3_98" style:family="text">
      <style:text-properties fo:background-color="#fffffe" fo:color="#22221a" fo:font-size="14pt" style:font-size-asian="14pt" style:font-size-complex="14pt"/>
    </style:style>
    <style:style style:name="T3_99" style:family="text">
      <style:text-properties fo:background-color="#fffffe" fo:color="#22221a" fo:font-size="14pt" style:font-size-asian="14pt" style:font-size-complex="14pt"/>
    </style:style>
    <style:style style:name="T3_100" style:family="text">
      <style:text-properties fo:background-color="#fffffe" fo:color="#22221a" fo:font-size="14pt" style:font-size-asian="14pt" style:font-size-complex="14pt"/>
    </style:style>
    <style:style style:name="T3_101" style:family="text">
      <style:text-properties fo:background-color="#fffffe" fo:color="#22221a" fo:font-size="14pt" style:font-size-asian="14pt" style:font-size-complex="14pt"/>
    </style:style>
    <style:style style:name="T3_102" style:family="text">
      <style:text-properties fo:background-color="#fffffe" fo:color="#22221a" fo:font-size="14pt" style:font-size-asian="14pt" style:font-size-complex="14pt"/>
    </style:style>
    <style:style style:name="T3_103" style:family="text">
      <style:text-properties fo:background-color="#fffffe" style:text-position="super 58%" fo:color="#22221a" fo:font-size="14pt" style:font-size-asian="14pt" style:font-size-complex="14pt"/>
    </style:style>
    <style:style style:name="T3_104" style:family="text">
      <style:text-properties fo:background-color="#fffffe" fo:color="#22221a" fo:font-size="14pt" style:font-size-asian="14pt" style:font-size-complex="14pt"/>
    </style:style>
    <style:style style:name="T3_105" style:family="text">
      <style:text-properties fo:background-color="#fffffe" fo:color="#22221a" fo:font-size="14pt" style:font-size-asian="14pt" style:font-size-complex="14pt"/>
    </style:style>
    <style:style style:name="T3_106" style:family="text">
      <style:text-properties fo:background-color="#fffffe" fo:color="#22221a" fo:font-size="14pt" style:font-size-asian="14pt" style:font-size-complex="14pt"/>
    </style:style>
    <style:style style:name="T3_107" style:family="text">
      <style:text-properties fo:background-color="#fffffe" fo:color="#22221a" fo:font-size="14pt" style:font-size-asian="14pt" style:font-size-complex="14pt"/>
    </style:style>
    <style:style style:name="T3_108" style:family="text">
      <style:text-properties fo:background-color="#fffffe" fo:color="#22221a" fo:font-size="14pt" style:font-size-asian="14pt" style:font-size-complex="14pt"/>
    </style:style>
    <style:style style:name="T3_109" style:family="text">
      <style:text-properties fo:background-color="#fffffe" fo:color="#22221a" fo:font-size="14pt" style:font-size-asian="14pt" style:font-size-complex="14pt"/>
    </style:style>
    <style:style style:name="T3_110" style:family="text">
      <style:text-properties fo:background-color="#fffffe" fo:color="#22221a" fo:font-size="14pt" style:font-size-asian="14pt" style:font-size-complex="14pt"/>
    </style:style>
    <style:style style:name="T3_111" style:family="text">
      <style:text-properties fo:background-color="#fffffe" fo:color="#22221a" fo:font-size="14pt" style:font-size-asian="14pt" style:font-size-complex="14pt"/>
    </style:style>
    <style:style style:name="T3_112" style:family="text">
      <style:text-properties fo:background-color="#fffffe" fo:color="#22221a" fo:font-size="14pt" style:font-size-asian="14pt" style:font-size-complex="14pt"/>
    </style:style>
    <style:style style:name="T3_113" style:family="text">
      <style:text-properties fo:background-color="#fffffe" fo:color="#22221a" fo:font-size="14pt" style:font-size-asian="14pt" style:font-size-complex="14pt"/>
    </style:style>
    <style:style style:name="T3_114" style:family="text">
      <style:text-properties fo:background-color="#fffffe" fo:color="#22221a" fo:font-size="14pt" style:font-size-asian="14pt" style:font-size-complex="14pt"/>
    </style:style>
    <style:style style:name="T3_115" style:family="text">
      <style:text-properties fo:background-color="#fffffe" fo:color="#22221a" fo:font-size="14pt" style:font-size-asian="14pt" style:font-size-complex="14pt"/>
    </style:style>
    <style:style style:name="T3_116" style:family="text">
      <style:text-properties fo:background-color="#fffffe" fo:color="#22221a" fo:font-size="14pt" style:font-size-asian="14pt" style:font-size-complex="14pt"/>
    </style:style>
    <style:style style:name="T3_117" style:family="text">
      <style:text-properties fo:background-color="#fffffe" fo:color="#22221a" fo:font-size="14pt" style:font-size-asian="14pt" style:font-size-complex="14pt"/>
    </style:style>
    <style:style style:name="T3_118" style:family="text">
      <style:text-properties fo:background-color="#fffffe" fo:color="#22221a" fo:font-size="14pt" style:font-size-asian="14pt" style:font-size-complex="14pt"/>
    </style:style>
    <style:style style:name="T3_119" style:family="text">
      <style:text-properties fo:background-color="#fffffe" fo:color="#22221a" fo:font-size="14pt" style:font-size-asian="14pt" style:font-size-complex="14pt"/>
    </style:style>
    <style:style style:name="T3_120" style:family="text">
      <style:text-properties fo:background-color="#fffffe" fo:color="#22221a" fo:font-size="14pt" style:font-size-asian="14pt" style:font-size-complex="14pt"/>
    </style:style>
    <style:style style:name="T3_121" style:family="text">
      <style:text-properties fo:background-color="#fffffe" fo:color="#22221a" fo:font-size="14pt" style:font-size-asian="14pt" style:font-size-complex="14pt"/>
    </style:style>
    <style:style style:name="T3_122" style:family="text">
      <style:text-properties fo:background-color="#fffffe" fo:color="#22221a" fo:font-size="14pt" style:font-size-asian="14pt" style:font-size-complex="14pt"/>
    </style:style>
    <style:style style:name="T3_123" style:family="text">
      <style:text-properties fo:background-color="#fffffe" fo:color="#22221a" fo:font-size="14pt" style:font-size-asian="14pt" style:font-size-complex="14pt"/>
    </style:style>
    <style:style style:name="T3_124" style:family="text">
      <style:text-properties fo:background-color="#fffffe" fo:color="#22221a" fo:font-size="14pt" style:font-size-asian="14pt" style:font-size-complex="14pt"/>
    </style:style>
    <style:style style:name="T3_125" style:family="text">
      <style:text-properties fo:background-color="#fffffe" fo:color="#22221a" fo:font-size="14pt" style:font-size-asian="14pt" style:font-size-complex="14pt"/>
    </style:style>
    <style:style style:name="T3_126" style:family="text">
      <style:text-properties fo:background-color="#fffffe" fo:color="#22221a" fo:font-size="14pt" style:font-size-asian="14pt" style:font-size-complex="14pt"/>
    </style:style>
    <style:style style:name="T3_127" style:family="text">
      <style:text-properties fo:background-color="#fffffe" fo:color="#22221a" fo:font-size="14pt" style:font-size-asian="14pt" style:font-size-complex="14pt"/>
    </style:style>
    <style:style style:name="T3_128" style:family="text">
      <style:text-properties fo:background-color="#fffffe" fo:color="#22221a" fo:font-size="14pt" style:font-size-asian="14pt" style:font-size-complex="14pt"/>
    </style:style>
    <style:style style:name="T3_129" style:family="text">
      <style:text-properties fo:background-color="#fffffe" fo:color="#22221a" fo:font-size="14pt" style:font-size-asian="14pt" style:font-size-complex="14pt"/>
    </style:style>
    <style:style style:name="T3_130" style:family="text">
      <style:text-properties fo:background-color="#fffffe" fo:color="#22221a" fo:font-size="14pt" style:font-size-asian="14pt" style:font-size-complex="14pt"/>
    </style:style>
    <style:style style:name="T3_131" style:family="text">
      <style:text-properties fo:background-color="#fffffe" fo:color="#22221a" fo:font-size="14pt" style:font-size-asian="14pt" style:font-size-complex="14pt"/>
    </style:style>
    <style:style style:name="T3_132" style:family="text">
      <style:text-properties fo:background-color="#fffffe" fo:color="#22221a" fo:font-size="14pt" style:font-size-asian="14pt" style:font-size-complex="14pt"/>
    </style:style>
    <style:style style:name="T3_133" style:family="text">
      <style:text-properties fo:background-color="#fffffe" fo:color="#22221a" fo:font-size="14pt" style:font-size-asian="14pt" style:font-size-complex="14pt"/>
    </style:style>
    <style:style style:name="T3_134" style:family="text">
      <style:text-properties fo:background-color="#fffffe" style:text-line-through-style="solid" fo:color="#22221a" fo:font-size="14pt" style:font-size-asian="14pt" style:font-size-complex="14pt"/>
    </style:style>
    <style:style style:name="T3_135" style:family="text">
      <style:text-properties fo:background-color="#fffffe" style:text-line-through-style="solid" fo:color="#22221a" fo:font-size="14pt" style:font-size-asian="14pt" style:font-size-complex="14pt"/>
    </style:style>
    <style:style style:name="T3_136" style:family="text">
      <style:text-properties fo:background-color="#fffffe" style:text-line-through-style="solid" fo:color="#22221a" fo:font-size="14pt" style:font-size-asian="14pt" style:font-size-complex="14pt"/>
    </style:style>
    <style:style style:name="T3_137" style:family="text">
      <style:text-properties fo:background-color="#fffffe" style:text-line-through-style="solid" fo:color="#22221a" fo:font-size="14pt" style:font-size-asian="14pt" style:font-size-complex="14pt"/>
    </style:style>
    <style:style style:name="T3_138" style:family="text">
      <style:text-properties fo:background-color="#fffffe" style:text-line-through-style="solid" fo:color="#22221a" fo:font-size="14pt" style:font-size-asian="14pt" style:font-size-complex="14pt"/>
    </style:style>
    <style:style style:name="T3_139" style:family="text">
      <style:text-properties fo:background-color="#fffffe" fo:color="#22221a" fo:font-size="14pt" style:font-size-asian="14pt" style:font-size-complex="14pt"/>
    </style:style>
    <style:style style:name="T3_140" style:family="text">
      <style:text-properties fo:background-color="#fffffe" fo:color="#22221a" fo:font-size="14pt" style:font-size-asian="14pt" style:font-size-complex="14pt"/>
    </style:style>
    <style:style style:name="T3_141" style:family="text">
      <style:text-properties fo:background-color="#fffffe" fo:color="#22221a" fo:font-size="14pt" style:font-size-asian="14pt" style:font-size-complex="14pt"/>
    </style:style>
    <style:style style:name="T3_142" style:family="text">
      <style:text-properties fo:background-color="#fffffe" fo:color="#22221a" fo:font-size="14pt" style:font-size-asian="14pt" style:font-size-complex="14pt"/>
    </style:style>
    <style:style style:name="T3_143" style:family="text">
      <style:text-properties fo:background-color="#fffffe" fo:color="#22221a" fo:font-size="14pt" style:font-size-asian="14pt" style:font-size-complex="14pt"/>
    </style:style>
    <style:style style:name="T3_144" style:family="text">
      <style:text-properties fo:background-color="#fffffe" style:text-line-through-style="solid" fo:color="#22221a" fo:font-size="14pt" style:font-size-asian="14pt" style:font-size-complex="14pt"/>
    </style:style>
    <style:style style:name="T3_145" style:family="text">
      <style:text-properties fo:background-color="#fffffe" fo:color="#22221a" fo:font-size="14pt" style:font-size-asian="14pt" style:font-size-complex="14pt"/>
    </style:style>
    <style:style style:name="T3_146" style:family="text">
      <style:text-properties fo:background-color="#fffffe" fo:color="#22221a" fo:font-size="14pt" style:font-size-asian="14pt" style:font-size-complex="14pt"/>
    </style:style>
    <style:style style:name="T3_147" style:family="text">
      <style:text-properties fo:background-color="#fffffe" fo:color="#22221a" fo:font-size="14pt" style:font-size-asian="14pt" style:font-size-complex="14pt"/>
    </style:style>
    <style:style style:name="T3_148" style:family="text">
      <style:text-properties fo:background-color="#fffffe" fo:color="#22221a" fo:font-size="14pt" style:font-size-asian="14pt" style:font-size-complex="14pt"/>
    </style:style>
    <style:style style:name="T3_149" style:family="text">
      <style:text-properties fo:background-color="#fffffe" fo:color="#22221a" fo:font-size="14pt" style:font-size-asian="14pt" style:font-size-complex="14pt"/>
    </style:style>
    <style:style style:name="T3_150" style:family="text">
      <style:text-properties fo:background-color="#fffffe" fo:color="#22221a" fo:font-size="14pt" style:font-size-asian="14pt" style:font-size-complex="14pt"/>
    </style:style>
    <style:style style:name="T3_151" style:family="text">
      <style:text-properties fo:background-color="#fffffe" fo:color="#22221a" fo:font-size="14pt" style:font-size-asian="14pt" style:font-size-complex="14pt"/>
    </style:style>
    <style:style style:name="T3_152" style:family="text">
      <style:text-properties fo:background-color="#fffffe" fo:color="#22221a" fo:font-size="14pt" style:font-size-asian="14pt" style:font-size-complex="14pt"/>
    </style:style>
    <style:style style:name="T3_153" style:family="text">
      <style:text-properties fo:background-color="#fffffe" fo:color="#22221a" fo:font-size="14pt" style:font-size-asian="14pt" style:font-size-complex="14pt"/>
    </style:style>
    <style:style style:name="T3_154" style:family="text">
      <style:text-properties fo:background-color="#fffffe" fo:color="#22221a" fo:font-size="14pt" style:font-size-asian="14pt" style:font-size-complex="14pt"/>
    </style:style>
    <style:style style:name="T3_155" style:family="text">
      <style:text-properties fo:background-color="#fffffe" fo:color="#22221a" fo:font-size="14pt" style:font-size-asian="14pt" style:font-size-complex="14pt"/>
    </style:style>
    <style:style style:name="T3_156" style:family="text">
      <style:text-properties fo:background-color="#fffffe" fo:color="#22221a" fo:font-size="14pt" style:font-size-asian="14pt" style:font-size-complex="14pt"/>
    </style:style>
    <style:style style:name="T3_157" style:family="text">
      <style:text-properties fo:background-color="#fffffe" fo:color="#22221a" fo:font-size="14pt" style:font-size-asian="14pt" style:font-size-complex="14pt"/>
    </style:style>
    <style:style style:name="T3_158" style:family="text">
      <style:text-properties fo:background-color="#fffffe" fo:color="#22221a" fo:font-size="14pt" style:font-size-asian="14pt" style:font-size-complex="14pt"/>
    </style:style>
    <style:style style:name="T3_159" style:family="text">
      <style:text-properties fo:background-color="#fffffe" fo:color="#22221a" fo:font-size="14pt" style:font-size-asian="14pt" style:font-size-complex="14pt"/>
    </style:style>
    <style:style style:name="T3_160" style:family="text">
      <style:text-properties fo:background-color="#fffffe" fo:color="#22221a" fo:font-size="14pt" style:font-size-asian="14pt" style:font-size-complex="14pt"/>
    </style:style>
    <style:style style:name="T3_161" style:family="text">
      <style:text-properties fo:background-color="#fffffe" fo:color="#22221a" fo:font-size="14pt" style:font-size-asian="14pt" style:font-size-complex="14pt"/>
    </style:style>
    <style:style style:name="T3_162" style:family="text">
      <style:text-properties fo:background-color="#fffffe" fo:color="#22221a" fo:font-size="14pt" style:font-size-asian="14pt" style:font-size-complex="14pt"/>
    </style:style>
    <style:style style:name="T3_163" style:family="text">
      <style:text-properties fo:background-color="#fffffe" fo:color="#22221a" fo:font-size="14pt" style:font-size-asian="14pt" style:font-size-complex="14pt"/>
    </style:style>
    <style:style style:name="T3_164" style:family="text">
      <style:text-properties fo:background-color="#fffffe" fo:color="#22221a" fo:font-size="14pt" style:font-size-asian="14pt" style:font-size-complex="14pt"/>
    </style:style>
    <style:style style:name="T3_165" style:family="text">
      <style:text-properties fo:background-color="#fffffe" fo:color="#22221a" fo:font-size="14pt" style:font-size-asian="14pt" style:font-size-complex="14pt"/>
    </style:style>
    <style:style style:name="T3_166" style:family="text">
      <style:text-properties fo:background-color="#fffffe" fo:color="#22221a" fo:font-size="14pt" style:font-size-asian="14pt" style:font-size-complex="14pt"/>
    </style:style>
    <style:style style:name="T3_167" style:family="text">
      <style:text-properties fo:background-color="#fffffe" fo:color="#22221a" fo:font-size="14pt" style:font-size-asian="14pt" style:font-size-complex="14pt"/>
    </style:style>
    <style:style style:name="T3_168" style:family="text">
      <style:text-properties fo:background-color="#fffffe" fo:color="#22221a" fo:font-size="14pt" style:font-size-asian="14pt" style:font-size-complex="14pt"/>
    </style:style>
    <style:style style:name="T3_169" style:family="text">
      <style:text-properties fo:background-color="#fffffe" fo:color="#22221a" fo:font-size="14pt" style:font-size-asian="14pt" style:font-size-complex="14pt"/>
    </style:style>
    <style:style style:name="T3_170" style:family="text">
      <style:text-properties fo:background-color="#fffffe" fo:color="#22221a" fo:font-size="14pt" style:font-size-asian="14pt" style:font-size-complex="14pt"/>
    </style:style>
    <style:style style:name="T3_171" style:family="text">
      <style:text-properties fo:background-color="#fffffe" fo:color="#22221a" fo:font-size="14pt" style:font-size-asian="14pt" style:font-size-complex="14pt"/>
    </style:style>
    <style:style style:name="T3_172" style:family="text">
      <style:text-properties fo:background-color="#fffffe" fo:color="#22221a" fo:font-size="14pt" style:font-size-asian="14pt" style:font-size-complex="14pt"/>
    </style:style>
    <style:style style:name="T3_173" style:family="text">
      <style:text-properties fo:background-color="#fffffe" fo:color="#22221a" fo:font-size="14pt" style:font-size-asian="14pt" style:font-size-complex="14pt"/>
    </style:style>
    <style:style style:name="T3_174" style:family="text">
      <style:text-properties fo:background-color="#fffffe" fo:color="#22221a" fo:font-size="14pt" style:font-size-asian="14pt" style:font-size-complex="14pt"/>
    </style:style>
    <style:style style:name="T3_175" style:family="text">
      <style:text-properties fo:background-color="#fffffe" fo:color="#22221a" fo:font-size="14pt" style:font-size-asian="14pt" style:font-size-complex="14pt"/>
    </style:style>
    <style:style style:name="T3_176" style:family="text">
      <style:text-properties fo:background-color="#fffffe" fo:color="#22221a" fo:font-size="14pt" style:font-size-asian="14pt" style:font-size-complex="14pt"/>
    </style:style>
    <style:style style:name="T3_177" style:family="text">
      <style:text-properties fo:background-color="#fffffe" fo:color="#22221a" fo:font-size="14pt" style:font-size-asian="14pt" style:font-size-complex="14pt"/>
    </style:style>
    <style:style style:name="T3_178" style:family="text">
      <style:text-properties fo:background-color="#fffffe" fo:color="#22221a" fo:font-size="14pt" style:font-size-asian="14pt" style:font-size-complex="14pt"/>
    </style:style>
    <style:style style:name="T3_179" style:family="text">
      <style:text-properties fo:background-color="#fffffe" fo:color="#22221a" fo:font-size="14pt" style:font-size-asian="14pt" style:font-size-complex="14pt"/>
    </style:style>
    <style:style style:name="T3_180" style:family="text">
      <style:text-properties fo:background-color="#fffffe" fo:color="#22221a" fo:font-size="14pt" style:font-size-asian="14pt" style:font-size-complex="14pt"/>
    </style:style>
    <style:style style:name="T3_181" style:family="text">
      <style:text-properties fo:background-color="#fffffe" fo:color="#22221a" fo:font-size="14pt" style:font-size-asian="14pt" style:font-size-complex="14pt"/>
    </style:style>
    <style:style style:name="T3_182" style:family="text">
      <style:text-properties fo:background-color="#fffffe" fo:color="#22221a" fo:font-size="14pt" style:font-size-asian="14pt" style:font-size-complex="14pt"/>
    </style:style>
    <style:style style:name="T3_183" style:family="text">
      <style:text-properties fo:background-color="#fffffe" fo:color="#22221a" fo:font-size="14pt" style:font-size-asian="14pt" style:font-size-complex="14pt"/>
    </style:style>
    <style:style style:name="T3_184" style:family="text">
      <style:text-properties fo:background-color="#fffffe" fo:color="#22221a" fo:font-size="14pt" style:font-size-asian="14pt" style:font-size-complex="14pt"/>
    </style:style>
    <style:style style:name="T3_185" style:family="text">
      <style:text-properties fo:background-color="#fffffe" fo:color="#22221a" fo:font-size="14pt" style:font-size-asian="14pt" style:font-size-complex="14pt"/>
    </style:style>
    <style:style style:name="T3_186" style:family="text">
      <style:text-properties fo:background-color="#fffffe" fo:color="#22221a" fo:font-size="14pt" style:font-size-asian="14pt" style:font-size-complex="14pt"/>
    </style:style>
    <style:style style:name="T3_187" style:family="text">
      <style:text-properties fo:background-color="#fffffe" fo:color="#22221a" fo:font-size="14pt" style:font-size-asian="14pt" style:font-size-complex="14pt"/>
    </style:style>
    <style:style style:name="T3_188" style:family="text">
      <style:text-properties fo:background-color="#fffffe" fo:color="#22221a" fo:font-size="14pt" style:font-size-asian="14pt" style:font-size-complex="14pt"/>
    </style:style>
    <style:style style:name="T3_189" style:family="text">
      <style:text-properties fo:background-color="#fffffe" fo:color="#22221a" fo:font-size="14pt" style:font-size-asian="14pt" style:font-size-complex="14pt"/>
    </style:style>
    <style:style style:name="T3_190" style:family="text">
      <style:text-properties fo:background-color="#fffffe" fo:color="#22221a" fo:font-size="14pt" style:font-size-asian="14pt" style:font-size-complex="14pt"/>
    </style:style>
    <style:style style:name="T3_191" style:family="text">
      <style:text-properties fo:background-color="#fffffe" fo:color="#22221a" fo:font-size="14pt" style:font-size-asian="14pt" style:font-size-complex="14pt"/>
    </style:style>
    <style:style style:name="T3_192" style:family="text">
      <style:text-properties fo:background-color="#fffffe" fo:color="#22221a" fo:font-size="14pt" style:font-size-asian="14pt" style:font-size-complex="14pt"/>
    </style:style>
    <style:style style:name="T3_193" style:family="text">
      <style:text-properties fo:background-color="#fffffe" fo:color="#22221a" fo:font-size="14pt" style:font-size-asian="14pt" style:font-size-complex="14pt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e" fo:color="#22221a" fo:font-size="14pt" style:font-size-asian="14pt" style:font-size-complex="14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e" fo:color="#22221a" fo:font-size="14pt" style:font-size-asian="14pt" style:font-size-complex="14pt"/>
    </style:style>
    <style:style style:name="T5_2" style:family="text">
      <style:text-properties fo:background-color="#fffffe" fo:color="#22221a" fo:font-size="14pt" style:font-size-asian="14pt" style:font-size-complex="14pt"/>
    </style:style>
    <style:style style:name="T5_3" style:family="text">
      <style:text-properties fo:background-color="#fffffe" fo:color="#22221a" fo:font-size="14pt" style:font-size-asian="14pt" style:font-size-complex="14pt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e" fo:color="#22221a" fo:font-size="14pt" style:font-size-asian="14pt" style:font-size-complex="14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e" fo:color="#22221a" fo:font-size="14pt" style:font-size-asian="14pt" style:font-size-complex="14pt"/>
    </style:style>
    <style:style style:name="T7_2" style:family="text">
      <style:text-properties fo:background-color="#fffffe" fo:color="#22221a" fo:font-size="14pt" style:font-size-asian="14pt" style:font-size-complex="14pt"/>
    </style:style>
    <style:style style:name="T7_3" style:family="text">
      <style:text-properties fo:background-color="#fffffe" fo:color="#22221a" fo:font-size="14pt" style:font-size-asian="14pt" style:font-size-complex="14pt"/>
    </style:style>
    <style:style style:name="T7_4" style:family="text">
      <style:text-properties fo:background-color="#fffffe" fo:color="#22221a" fo:font-size="14pt" style:font-size-asian="14pt" style:font-size-complex="14pt"/>
    </style:style>
    <style:style style:name="T7_5" style:family="text">
      <style:text-properties fo:background-color="#fffffe" style:text-line-through-style="solid" fo:color="#22221a" fo:font-size="14pt" style:font-size-asian="14pt" style:font-size-complex="14pt"/>
    </style:style>
    <style:style style:name="T7_6" style:family="text">
      <style:text-properties fo:background-color="#fffffe" style:text-line-through-style="solid" fo:color="#22221a" fo:font-size="14pt" style:font-size-asian="14pt" style:font-size-complex="14pt"/>
    </style:style>
    <style:style style:name="T7_7" style:family="text">
      <style:text-properties fo:background-color="#fffffe" style:text-line-through-style="solid" fo:color="#22221a" fo:font-size="14pt" style:font-size-asian="14pt" style:font-size-complex="14pt"/>
    </style:style>
    <style:style style:name="T7_8" style:family="text">
      <style:text-properties fo:background-color="#fffffe" fo:color="#22221a" fo:font-size="14pt" style:font-size-asian="14pt" style:font-size-complex="14pt"/>
    </style:style>
    <style:style style:name="T7_9" style:family="text">
      <style:text-properties fo:background-color="#fffffe" fo:color="#22221a" fo:font-size="14pt" style:font-size-asian="14pt" style:font-size-complex="14pt"/>
    </style:style>
    <style:style style:name="T7_10" style:family="text">
      <style:text-properties fo:background-color="#fffffe" fo:color="#22221a" fo:font-size="14pt" style:font-size-asian="14pt" style:font-size-complex="14pt"/>
    </style:style>
    <style:style style:name="T7_11" style:family="text">
      <style:text-properties fo:background-color="#fffffe" fo:color="#22221a" fo:font-size="14pt" style:font-size-asian="14pt" style:font-size-complex="14pt"/>
    </style:style>
    <style:style style:name="T7_12" style:family="text">
      <style:text-properties fo:background-color="#fffffe" fo:color="#22221a" fo:font-size="14pt" style:font-size-asian="14pt" style:font-size-complex="14pt"/>
    </style:style>
    <style:style style:name="T7_13" style:family="text"/>
    <style:style style:name="T7_14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7_15" style:family="text"/>
    <style:style style:name="T7_16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7_17" style:family="text"/>
    <style:style style:name="T7_18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7_19" style:family="text"/>
    <style:style style:name="T7_20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7_21" style:family="text"/>
    <style:style style:name="T7_22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7_23" style:family="text">
      <style:text-properties fo:background-color="#fffffe" fo:color="#22221a" fo:font-size="14pt" style:font-size-asian="14pt" style:font-size-complex="14pt"/>
    </style:style>
    <style:style style:name="T7_24" style:family="text">
      <style:text-properties fo:background-color="#fffffe" fo:color="#22221a" fo:font-size="14pt" style:font-size-asian="14pt" style:font-size-complex="14pt"/>
    </style:style>
    <style:style style:name="T7_25" style:family="text">
      <style:text-properties fo:background-color="#fffffe" fo:color="#22221a" fo:font-size="14pt" style:font-size-asian="14pt" style:font-size-complex="14pt"/>
    </style:style>
    <style:style style:name="T7_26" style:family="text">
      <style:text-properties fo:background-color="#fffffe" fo:color="#22221a" fo:font-size="14pt" style:font-size-asian="14pt" style:font-size-complex="14pt"/>
    </style:style>
    <style:style style:name="T7_27" style:family="text">
      <style:text-properties fo:background-color="#fffffe" fo:color="#22221a" fo:font-size="14pt" style:font-size-asian="14pt" style:font-size-complex="14pt"/>
    </style:style>
    <style:style style:name="T7_28" style:family="text">
      <style:text-properties fo:background-color="#fffffe" fo:color="#22221a" fo:font-size="14pt" style:font-size-asian="14pt" style:font-size-complex="14pt"/>
    </style:style>
    <style:style style:name="T7_29" style:family="text">
      <style:text-properties fo:background-color="#fffffe" fo:color="#22221a" fo:font-size="14pt" style:font-size-asian="14pt" style:font-size-complex="14pt"/>
    </style:style>
    <style:style style:name="T7_30" style:family="text">
      <style:text-properties fo:background-color="#fffffe" fo:color="#22221a" fo:font-size="14pt" style:font-size-asian="14pt" style:font-size-complex="14pt"/>
    </style:style>
    <style:style style:name="T7_31" style:family="text">
      <style:text-properties fo:background-color="#fffffe" fo:color="#22221a" fo:font-size="14pt" style:font-size-asian="14pt" style:font-size-complex="14pt"/>
    </style:style>
    <style:style style:name="T7_32" style:family="text">
      <style:text-properties fo:background-color="#fffffe" fo:color="#22221a" fo:font-size="14pt" style:font-size-asian="14pt" style:font-size-complex="14pt"/>
    </style:style>
    <style:style style:name="T7_33" style:family="text">
      <style:text-properties fo:background-color="#fffffe" fo:color="#22221a" fo:font-size="14pt" style:font-size-asian="14pt" style:font-size-complex="14pt"/>
    </style:style>
    <style:style style:name="T7_34" style:family="text">
      <style:text-properties fo:background-color="#fffffe" fo:color="#22221a" fo:font-size="14pt" style:font-size-asian="14pt" style:font-size-complex="14pt"/>
    </style:style>
    <style:style style:name="T7_35" style:family="text">
      <style:text-properties fo:background-color="#fffffe" fo:color="#22221a" fo:font-size="14pt" style:font-size-asian="14pt" style:font-size-complex="14pt"/>
    </style:style>
    <style:style style:name="T7_36" style:family="text">
      <style:text-properties fo:background-color="#fffffe" fo:color="#22221a" fo:font-size="14pt" style:font-size-asian="14pt" style:font-size-complex="14pt"/>
    </style:style>
    <style:style style:name="T7_37" style:family="text">
      <style:text-properties fo:background-color="#fffffe" fo:color="#22221a" fo:font-size="14pt" style:font-size-asian="14pt" style:font-size-complex="14pt"/>
    </style:style>
    <style:style style:name="T7_38" style:family="text">
      <style:text-properties fo:background-color="#fffffe" fo:color="#22221a" fo:font-size="14pt" style:font-size-asian="14pt" style:font-size-complex="14pt"/>
    </style:style>
    <style:style style:name="T7_39" style:family="text">
      <style:text-properties fo:background-color="#fffffe" fo:color="#22221a" fo:font-size="14pt" style:font-size-asian="14pt" style:font-size-complex="14pt"/>
    </style:style>
    <style:style style:name="T7_40" style:family="text">
      <style:text-properties fo:background-color="#fffffe" fo:color="#22221a" fo:font-size="14pt" style:font-size-asian="14pt" style:font-size-complex="14pt"/>
    </style:style>
    <style:style style:name="T7_41" style:family="text">
      <style:text-properties fo:background-color="#fffffe" fo:color="#22221a" fo:font-size="14pt" style:font-size-asian="14pt" style:font-size-complex="14pt"/>
    </style:style>
    <style:style style:name="T7_42" style:family="text">
      <style:text-properties fo:background-color="#fffffe" fo:color="#22221a" fo:font-size="14pt" style:font-size-asian="14pt" style:font-size-complex="14pt"/>
    </style:style>
    <style:style style:name="T7_43" style:family="text">
      <style:text-properties fo:background-color="#fffffe" fo:color="#22221a" fo:font-size="14pt" style:font-size-asian="14pt" style:font-size-complex="14pt"/>
    </style:style>
    <style:style style:name="T7_44" style:family="text">
      <style:text-properties fo:background-color="#fffffe" fo:color="#22221a" fo:font-size="14pt" style:font-size-asian="14pt" style:font-size-complex="14pt"/>
    </style:style>
    <style:style style:name="T7_45" style:family="text">
      <style:text-properties fo:background-color="#fffffe" fo:color="#22221a" fo:font-size="14pt" style:font-size-asian="14pt" style:font-size-complex="14pt"/>
    </style:style>
    <style:style style:name="T7_46" style:family="text">
      <style:text-properties fo:background-color="#fffffe" fo:color="#22221a" fo:font-size="14pt" style:font-size-asian="14pt" style:font-size-complex="14pt"/>
    </style:style>
    <style:style style:name="T7_47" style:family="text">
      <style:text-properties fo:background-color="#fffffe" fo:color="#22221a" fo:font-size="14pt" style:font-size-asian="14pt" style:font-size-complex="14pt"/>
    </style:style>
    <style:style style:name="T7_48" style:family="text">
      <style:text-properties fo:background-color="#fffffe" fo:color="#22221a" fo:font-size="14pt" style:font-size-asian="14pt" style:font-size-complex="14pt"/>
    </style:style>
    <style:style style:name="T7_49" style:family="text">
      <style:text-properties fo:background-color="#fffffe" fo:color="#22221a" fo:font-size="14pt" style:font-size-asian="14pt" style:font-size-complex="14pt"/>
    </style:style>
    <style:style style:name="T7_50" style:family="text">
      <style:text-properties fo:background-color="#fffffe" fo:color="#22221a" fo:font-size="14pt" style:font-size-asian="14pt" style:font-size-complex="14pt"/>
    </style:style>
    <style:style style:name="T7_51" style:family="text">
      <style:text-properties fo:background-color="#fffffe" fo:color="#22221a" fo:font-size="14pt" style:font-size-asian="14pt" style:font-size-complex="14pt"/>
    </style:style>
    <style:style style:name="T7_52" style:family="text">
      <style:text-properties fo:background-color="#fffffe" fo:color="#22221a" fo:font-size="14pt" style:font-size-asian="14pt" style:font-size-complex="14pt"/>
    </style:style>
    <style:style style:name="T7_53" style:family="text">
      <style:text-properties fo:background-color="#fffffe" fo:color="#22221a" fo:font-size="14pt" style:font-size-asian="14pt" style:font-size-complex="14pt"/>
    </style:style>
    <style:style style:name="T7_54" style:family="text">
      <style:text-properties fo:background-color="#fffffe" fo:color="#22221a" fo:font-size="14pt" style:font-size-asian="14pt" style:font-size-complex="14pt"/>
    </style:style>
    <style:style style:name="T7_55" style:family="text">
      <style:text-properties fo:background-color="#fffffe" fo:color="#22221a" fo:font-size="14pt" style:font-size-asian="14pt" style:font-size-complex="14pt"/>
    </style:style>
    <style:style style:name="T7_56" style:family="text">
      <style:text-properties fo:background-color="#fffffe" style:text-position="super 58%" fo:color="#22221a" fo:font-size="14pt" style:font-size-asian="14pt" style:font-size-complex="14pt"/>
    </style:style>
    <style:style style:name="T7_57" style:family="text">
      <style:text-properties fo:background-color="#fffffe" fo:color="#22221a" fo:font-size="14pt" style:font-size-asian="14pt" style:font-size-complex="14pt"/>
    </style:style>
    <style:style style:name="T7_58" style:family="text">
      <style:text-properties fo:background-color="#fffffe" fo:color="#22221a" fo:font-size="14pt" style:font-size-asian="14pt" style:font-size-complex="14pt"/>
    </style:style>
    <style:style style:name="T7_59" style:family="text">
      <style:text-properties fo:background-color="#fffffe" fo:color="#22221a" fo:font-size="14pt" style:font-size-asian="14pt" style:font-size-complex="14pt"/>
    </style:style>
    <style:style style:name="T7_60" style:family="text">
      <style:text-properties fo:background-color="#fffffe" fo:color="#22221a" fo:font-size="14pt" style:font-size-asian="14pt" style:font-size-complex="14pt"/>
    </style:style>
    <style:style style:name="T7_61" style:family="text">
      <style:text-properties fo:background-color="#fffffe" fo:color="#22221a" fo:font-size="14pt" style:font-size-asian="14pt" style:font-size-complex="14pt"/>
    </style:style>
    <style:style style:name="T7_62" style:family="text">
      <style:text-properties fo:background-color="#fffffe" fo:color="#22221a" fo:font-size="14pt" style:font-size-asian="14pt" style:font-size-complex="14pt"/>
    </style:style>
    <style:style style:name="T7_63" style:family="text">
      <style:text-properties fo:background-color="#fffffe" style:text-line-through-style="solid" fo:color="#22221a" fo:font-size="14pt" style:font-size-asian="14pt" style:font-size-complex="14pt"/>
    </style:style>
    <style:style style:name="T7_64" style:family="text">
      <style:text-properties fo:background-color="#fffffe" style:text-line-through-style="solid" fo:color="#22221a" fo:font-size="14pt" style:font-size-asian="14pt" style:font-size-complex="14pt"/>
    </style:style>
    <style:style style:name="T7_65" style:family="text">
      <style:text-properties fo:background-color="#fffffe" style:text-line-through-style="solid" fo:color="#22221a" fo:font-size="14pt" style:font-size-asian="14pt" style:font-size-complex="14pt"/>
    </style:style>
    <style:style style:name="T7_66" style:family="text">
      <style:text-properties fo:background-color="#fffffe" style:text-line-through-style="solid" fo:color="#22221a" fo:font-size="14pt" style:font-size-asian="14pt" style:font-size-complex="14pt"/>
    </style:style>
    <style:style style:name="T7_67" style:family="text">
      <style:text-properties fo:background-color="#fffffe" style:text-line-through-style="solid" fo:color="#22221a" fo:font-size="14pt" style:font-size-asian="14pt" style:font-size-complex="14pt"/>
    </style:style>
    <style:style style:name="T7_68" style:family="text">
      <style:text-properties fo:background-color="#fffffe" style:text-line-through-style="solid" fo:color="#22221a" fo:font-size="14pt" style:font-size-asian="14pt" style:font-size-complex="14pt"/>
    </style:style>
    <style:style style:name="T7_69" style:family="text">
      <style:text-properties fo:background-color="#fffffe" style:text-line-through-style="solid" fo:color="#22221a" fo:font-size="14pt" style:font-size-asian="14pt" style:font-size-complex="14pt"/>
    </style:style>
    <style:style style:name="T7_70" style:family="text">
      <style:text-properties fo:background-color="#fffffe" style:text-line-through-style="solid" fo:color="#22221a" fo:font-size="14pt" style:font-size-asian="14pt" style:font-size-complex="14pt"/>
    </style:style>
    <style:style style:name="T7_71" style:family="text">
      <style:text-properties fo:background-color="#fffffe" style:text-line-through-style="solid" fo:color="#22221a" fo:font-size="14pt" style:font-size-asian="14pt" style:font-size-complex="14pt"/>
    </style:style>
    <style:style style:name="T7_72" style:family="text">
      <style:text-properties fo:background-color="#fffffe" style:text-line-through-style="solid" fo:color="#22221a" fo:font-size="14pt" style:font-size-asian="14pt" style:font-size-complex="14pt"/>
    </style:style>
    <style:style style:name="T7_73" style:family="text">
      <style:text-properties fo:background-color="#fffffe" style:text-line-through-style="solid" fo:color="#22221a" fo:font-size="14pt" style:font-size-asian="14pt" style:font-size-complex="14pt"/>
    </style:style>
    <style:style style:name="T7_74" style:family="text">
      <style:text-properties fo:background-color="#fffffe" style:text-line-through-style="solid" fo:color="#22221a" fo:font-size="14pt" style:font-size-asian="14pt" style:font-size-complex="14pt"/>
    </style:style>
    <style:style style:name="T7_75" style:family="text">
      <style:text-properties fo:background-color="#fffffe" style:text-line-through-style="solid" fo:color="#22221a" fo:font-size="14pt" style:font-size-asian="14pt" style:font-size-complex="14pt"/>
    </style:style>
    <style:style style:name="T7_76" style:family="text">
      <style:text-properties fo:background-color="#fffffe" style:text-line-through-style="solid" fo:color="#22221a" fo:font-size="14pt" style:font-size-asian="14pt" style:font-size-complex="14pt"/>
    </style:style>
    <style:style style:name="T7_77" style:family="text">
      <style:text-properties fo:background-color="#fffffe" style:text-line-through-style="solid" fo:color="#22221a" fo:font-size="14pt" style:font-size-asian="14pt" style:font-size-complex="14pt"/>
    </style:style>
    <style:style style:name="T7_78" style:family="text">
      <style:text-properties fo:background-color="#fffffe" style:text-line-through-style="solid" fo:color="#22221a" fo:font-size="14pt" style:font-size-asian="14pt" style:font-size-complex="14pt"/>
    </style:style>
    <style:style style:name="T7_79" style:family="text">
      <style:text-properties fo:background-color="#fffffe" style:text-line-through-style="solid" fo:color="#22221a" fo:font-size="14pt" style:font-size-asian="14pt" style:font-size-complex="14pt"/>
    </style:style>
    <style:style style:name="T7_80" style:family="text">
      <style:text-properties fo:background-color="#fffffe" style:text-line-through-style="solid" fo:color="#22221a" fo:font-size="14pt" style:font-size-asian="14pt" style:font-size-complex="14pt"/>
    </style:style>
    <style:style style:name="T7_81" style:family="text">
      <style:text-properties fo:background-color="#fffffe" style:text-line-through-style="solid" fo:color="#22221a" fo:font-size="14pt" style:font-size-asian="14pt" style:font-size-complex="14pt"/>
    </style:style>
    <style:style style:name="T7_82" style:family="text">
      <style:text-properties fo:background-color="#fffffe" style:text-line-through-style="solid" fo:color="#22221a" fo:font-size="14pt" style:font-size-asian="14pt" style:font-size-complex="14pt"/>
    </style:style>
    <style:style style:name="T7_83" style:family="text">
      <style:text-properties fo:background-color="#fffffe" style:text-line-through-style="solid" fo:color="#22221a" fo:font-size="14pt" style:font-size-asian="14pt" style:font-size-complex="14pt"/>
    </style:style>
    <style:style style:name="T7_84" style:family="text">
      <style:text-properties fo:background-color="#fffffe" style:text-line-through-style="solid" fo:color="#22221a" fo:font-size="14pt" style:font-size-asian="14pt" style:font-size-complex="14pt"/>
    </style:style>
    <style:style style:name="T7_85" style:family="text">
      <style:text-properties fo:background-color="#fffffe" style:text-line-through-style="solid" fo:color="#22221a" fo:font-size="14pt" style:font-size-asian="14pt" style:font-size-complex="14pt"/>
    </style:style>
    <style:style style:name="T7_86" style:family="text">
      <style:text-properties fo:background-color="#fffffe" style:text-line-through-style="solid" fo:color="#22221a" fo:font-size="14pt" style:font-size-asian="14pt" style:font-size-complex="14pt"/>
    </style:style>
    <style:style style:name="T7_87" style:family="text">
      <style:text-properties fo:background-color="#fffffe" style:text-line-through-style="solid" fo:color="#22221a" fo:font-size="14pt" style:font-size-asian="14pt" style:font-size-complex="14pt"/>
    </style:style>
    <style:style style:name="T7_88" style:family="text">
      <style:text-properties fo:background-color="#fffffe" style:text-line-through-style="solid" fo:color="#22221a" fo:font-size="14pt" style:font-size-asian="14pt" style:font-size-complex="14pt"/>
    </style:style>
    <style:style style:name="T7_89" style:family="text">
      <style:text-properties fo:background-color="#fffffe" style:text-line-through-style="solid" fo:color="#22221a" fo:font-size="14pt" style:font-size-asian="14pt" style:font-size-complex="14pt"/>
    </style:style>
    <style:style style:name="T7_90" style:family="text">
      <style:text-properties fo:background-color="#fffffe" style:text-line-through-style="solid" fo:color="#22221a" fo:font-size="14pt" style:font-size-asian="14pt" style:font-size-complex="14pt"/>
    </style:style>
    <style:style style:name="T7_91" style:family="text">
      <style:text-properties fo:background-color="#fffffe" style:text-line-through-style="solid" fo:color="#22221a" fo:font-size="14pt" style:font-size-asian="14pt" style:font-size-complex="14pt"/>
    </style:style>
    <style:style style:name="T7_92" style:family="text">
      <style:text-properties fo:background-color="#fffffe" style:text-line-through-style="solid" fo:color="#22221a" fo:font-size="14pt" style:font-size-asian="14pt" style:font-size-complex="14pt"/>
    </style:style>
    <style:style style:name="T7_93" style:family="text">
      <style:text-properties fo:background-color="#fffffe" style:text-line-through-style="solid" fo:color="#22221a" fo:font-size="14pt" style:font-size-asian="14pt" style:font-size-complex="14pt"/>
    </style:style>
    <style:style style:name="T7_94" style:family="text">
      <style:text-properties fo:background-color="#fffffe" style:text-line-through-style="solid" fo:color="#22221a" fo:font-size="14pt" style:font-size-asian="14pt" style:font-size-complex="14pt"/>
    </style:style>
    <style:style style:name="T7_95" style:family="text">
      <style:text-properties fo:background-color="#fffffe" fo:color="#22221a" fo:font-size="14pt" style:font-size-asian="14pt" style:font-size-complex="14pt"/>
    </style:style>
    <style:style style:name="T7_96" style:family="text">
      <style:text-properties fo:background-color="#fffffe" fo:color="#22221a" fo:font-size="14pt" style:font-size-asian="14pt" style:font-size-complex="14pt"/>
    </style:style>
    <style:style style:name="T7_97" style:family="text">
      <style:text-properties fo:background-color="#fffffe" fo:color="#22221a" fo:font-size="14pt" style:font-size-asian="14pt" style:font-size-complex="14pt"/>
    </style:style>
    <style:style style:name="T7_98" style:family="text">
      <style:text-properties fo:background-color="#fffffe" fo:color="#22221a" fo:font-size="14pt" style:font-size-asian="14pt" style:font-size-complex="14pt"/>
    </style:style>
    <style:style style:name="T7_99" style:family="text">
      <style:text-properties fo:background-color="#fffffe" fo:color="#22221a" fo:font-size="14pt" style:font-size-asian="14pt" style:font-size-complex="14pt"/>
    </style:style>
    <style:style style:name="T7_100" style:family="text">
      <style:text-properties fo:background-color="#fffffe" fo:color="#22221a" fo:font-size="14pt" style:font-size-asian="14pt" style:font-size-complex="14pt"/>
    </style:style>
    <style:style style:name="T7_101" style:family="text">
      <style:text-properties fo:background-color="#fffffe" fo:color="#22221a" fo:font-size="14pt" style:font-size-asian="14pt" style:font-size-complex="14pt"/>
    </style:style>
    <style:style style:name="T7_102" style:family="text">
      <style:text-properties fo:background-color="#fffffe" fo:color="#22221a" fo:font-size="14pt" style:font-size-asian="14pt" style:font-size-complex="14pt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e" fo:color="#22221a" fo:font-size="14pt" style:font-size-asian="14pt" style:font-size-complex="14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e" fo:color="#22221a" fo:font-size="14pt" style:font-size-asian="14pt" style:font-size-complex="14pt"/>
    </style:style>
    <style:style style:name="T9_2" style:family="text">
      <style:text-properties fo:background-color="#fffffe" fo:color="#22221a" fo:font-size="14pt" style:font-size-asian="14pt" style:font-size-complex="14pt"/>
    </style:style>
    <style:style style:name="T9_3" style:family="text">
      <style:text-properties fo:background-color="#fffffe" fo:color="#22221a" fo:font-size="14pt" style:font-size-asian="14pt" style:font-size-complex="14pt"/>
    </style:style>
    <style:style style:name="T9_4" style:family="text">
      <style:text-properties fo:background-color="#fffffe" fo:color="#22221a" fo:font-size="14pt" style:font-size-asian="14pt" style:font-size-complex="14pt"/>
    </style:style>
    <style:style style:name="T9_5" style:family="text">
      <style:text-properties fo:background-color="#fffffe" fo:color="#22221a" fo:font-size="14pt" style:font-size-asian="14pt" style:font-size-complex="14pt"/>
    </style:style>
    <style:style style:name="T9_6" style:family="text">
      <style:text-properties fo:background-color="#fffffe" fo:color="#22221a" fo:font-size="14pt" style:font-size-asian="14pt" style:font-size-complex="14pt"/>
    </style:style>
    <style:style style:name="T9_7" style:family="text">
      <style:text-properties fo:background-color="#fffffe" fo:color="#22221a" fo:font-size="14pt" style:font-size-asian="14pt" style:font-size-complex="14pt"/>
    </style:style>
    <style:style style:name="T9_8" style:family="text">
      <style:text-properties fo:background-color="#fffffe" fo:color="#22221a" fo:font-size="14pt" style:font-size-asian="14pt" style:font-size-complex="14pt"/>
    </style:style>
    <style:style style:name="T9_9" style:family="text">
      <style:text-properties fo:background-color="#fffffe" fo:color="#22221a" fo:font-size="14pt" style:font-size-asian="14pt" style:font-size-complex="14pt"/>
    </style:style>
    <style:style style:name="T9_10" style:family="text">
      <style:text-properties fo:background-color="#fffffe" fo:color="#22221a" fo:font-size="14pt" style:font-size-asian="14pt" style:font-size-complex="14pt"/>
    </style:style>
    <style:style style:name="T9_11" style:family="text">
      <style:text-properties fo:background-color="#fffffe" fo:color="#22221a" fo:font-size="14pt" style:font-size-asian="14pt" style:font-size-complex="14pt"/>
    </style:style>
    <style:style style:name="T9_12" style:family="text">
      <style:text-properties fo:background-color="#fffffe" fo:color="#22221a" fo:font-size="14pt" style:font-size-asian="14pt" style:font-size-complex="14pt"/>
    </style:style>
    <style:style style:name="T9_13" style:family="text">
      <style:text-properties fo:background-color="#fffffe" fo:color="#22221a" fo:font-size="14pt" style:font-size-asian="14pt" style:font-size-complex="14pt"/>
    </style:style>
    <style:style style:name="T9_14" style:family="text">
      <style:text-properties fo:background-color="#fffffe" fo:color="#22221a" fo:font-size="14pt" style:font-size-asian="14pt" style:font-size-complex="14pt"/>
    </style:style>
    <style:style style:name="T9_15" style:family="text">
      <style:text-properties fo:background-color="#fffffe" fo:color="#22221a" fo:font-size="14pt" style:font-size-asian="14pt" style:font-size-complex="14pt"/>
    </style:style>
    <style:style style:name="T9_16" style:family="text">
      <style:text-properties fo:background-color="#fffffe" fo:color="#22221a" fo:font-size="14pt" style:font-size-asian="14pt" style:font-size-complex="14pt"/>
    </style:style>
    <style:style style:name="T9_17" style:family="text">
      <style:text-properties fo:background-color="#fffffe" fo:color="#22221a" fo:font-size="14pt" style:font-size-asian="14pt" style:font-size-complex="14pt"/>
    </style:style>
    <style:style style:name="T9_18" style:family="text">
      <style:text-properties fo:background-color="#fffffe" fo:color="#22221a" fo:font-size="14pt" style:font-size-asian="14pt" style:font-size-complex="14pt"/>
    </style:style>
    <style:style style:name="T9_19" style:family="text">
      <style:text-properties fo:background-color="#fffffe" fo:color="#22221a" fo:font-size="14pt" style:font-size-asian="14pt" style:font-size-complex="14pt"/>
    </style:style>
    <style:style style:name="T9_20" style:family="text">
      <style:text-properties fo:background-color="#fffffe" style:text-position="super 58%" fo:color="#22221a" fo:font-size="14pt" style:font-size-asian="14pt" style:font-size-complex="14pt"/>
    </style:style>
    <style:style style:name="T9_21" style:family="text">
      <style:text-properties fo:background-color="#fffffe" fo:color="#22221a" fo:font-size="14pt" style:font-size-asian="14pt" style:font-size-complex="14pt"/>
    </style:style>
    <style:style style:name="T9_22" style:family="text">
      <style:text-properties fo:background-color="#fffffe" style:text-line-through-style="solid" fo:color="#22221a" fo:font-size="14pt" style:font-size-asian="14pt" style:font-size-complex="14pt"/>
    </style:style>
    <style:style style:name="T9_23" style:family="text">
      <style:text-properties fo:background-color="#fffffe" fo:color="#22221a" fo:font-size="14pt" style:font-size-asian="14pt" style:font-size-complex="14pt"/>
    </style:style>
    <style:style style:name="T9_24" style:family="text">
      <style:text-properties fo:background-color="#fffffe" fo:color="#22221a" fo:font-size="14pt" style:font-size-asian="14pt" style:font-size-complex="14pt"/>
    </style:style>
    <style:style style:name="T9_25" style:family="text">
      <style:text-properties fo:background-color="#fffffe" fo:color="#22221a" fo:font-size="14pt" style:font-size-asian="14pt" style:font-size-complex="14pt"/>
    </style:style>
    <style:style style:name="T9_26" style:family="text">
      <style:text-properties fo:background-color="#fffffe" fo:color="#22221a" fo:font-size="14pt" style:font-size-asian="14pt" style:font-size-complex="14pt"/>
    </style:style>
    <style:style style:name="T9_27" style:family="text">
      <style:text-properties fo:background-color="#fffffe" fo:color="#22221a" fo:font-size="14pt" style:font-size-asian="14pt" style:font-size-complex="14pt"/>
    </style:style>
    <style:style style:name="T9_28" style:family="text"/>
    <style:style style:name="T9_29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9_30" style:family="text"/>
    <style:style style:name="T9_31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9_32" style:family="text"/>
    <style:style style:name="T9_33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9_34" style:family="text">
      <style:text-properties fo:background-color="#fffffe" fo:color="#22221a" fo:font-size="14pt" style:font-size-asian="14pt" style:font-size-complex="14pt"/>
    </style:style>
    <style:style style:name="T9_35" style:family="text">
      <style:text-properties fo:background-color="#fffffe" fo:color="#22221a" fo:font-size="14pt" style:font-size-asian="14pt" style:font-size-complex="14pt"/>
    </style:style>
    <style:style style:name="T9_36" style:family="text">
      <style:text-properties fo:background-color="#fffffe" fo:color="#22221a" fo:font-size="14pt" style:font-size-asian="14pt" style:font-size-complex="14pt"/>
    </style:style>
    <style:style style:name="T9_37" style:family="text">
      <style:text-properties fo:background-color="#fffffe" fo:color="#22221a" fo:font-size="14pt" style:font-size-asian="14pt" style:font-size-complex="14pt"/>
    </style:style>
    <style:style style:name="T9_38" style:family="text">
      <style:text-properties fo:background-color="#fffffe" fo:color="#22221a" fo:font-size="14pt" style:font-size-asian="14pt" style:font-size-complex="14pt"/>
    </style:style>
    <style:style style:name="T9_39" style:family="text">
      <style:text-properties fo:background-color="#fffffe" fo:color="#22221a" fo:font-size="14pt" style:font-size-asian="14pt" style:font-size-complex="14pt"/>
    </style:style>
    <style:style style:name="T9_40" style:family="text">
      <style:text-properties fo:background-color="#fffffe" fo:color="#22221a" fo:font-size="14pt" style:font-size-asian="14pt" style:font-size-complex="14pt"/>
    </style:style>
    <style:style style:name="T9_41" style:family="text">
      <style:text-properties fo:background-color="#fffffe" fo:color="#22221a" fo:font-size="14pt" style:font-size-asian="14pt" style:font-size-complex="14pt"/>
    </style:style>
    <style:style style:name="T9_42" style:family="text">
      <style:text-properties fo:background-color="#fffffe" fo:color="#22221a" fo:font-size="14pt" style:font-size-asian="14pt" style:font-size-complex="14pt"/>
    </style:style>
    <style:style style:name="T9_43" style:family="text">
      <style:text-properties fo:background-color="#fffffe" fo:color="#22221a" fo:font-size="14pt" style:font-size-asian="14pt" style:font-size-complex="14pt"/>
    </style:style>
    <style:style style:name="T9_44" style:family="text">
      <style:text-properties fo:background-color="#fffffe" fo:color="#22221a" fo:font-size="14pt" style:font-size-asian="14pt" style:font-size-complex="14pt"/>
    </style:style>
    <style:style style:name="T9_45" style:family="text">
      <style:text-properties fo:background-color="#fffffe" fo:color="#22221a" fo:font-size="14pt" style:font-size-asian="14pt" style:font-size-complex="14pt"/>
    </style:style>
    <style:style style:name="T9_46" style:family="text">
      <style:text-properties fo:background-color="#fffffe" fo:color="#22221a" fo:font-size="14pt" style:font-size-asian="14pt" style:font-size-complex="14pt"/>
    </style:style>
    <style:style style:name="T9_47" style:family="text">
      <style:text-properties fo:background-color="#fffffe" fo:color="#22221a" fo:font-size="14pt" style:font-size-asian="14pt" style:font-size-complex="14pt"/>
    </style:style>
    <style:style style:name="T9_48" style:family="text">
      <style:text-properties fo:background-color="#fffffe" fo:color="#22221a" fo:font-size="14pt" style:font-size-asian="14pt" style:font-size-complex="14pt"/>
    </style:style>
    <style:style style:name="T9_49" style:family="text">
      <style:text-properties fo:background-color="#fffffe" fo:color="#22221a" fo:font-size="14pt" style:font-size-asian="14pt" style:font-size-complex="14pt"/>
    </style:style>
    <style:style style:name="T9_50" style:family="text">
      <style:text-properties fo:background-color="#fffffe" fo:color="#22221a" fo:font-size="14pt" style:font-size-asian="14pt" style:font-size-complex="14pt"/>
    </style:style>
    <style:style style:name="T9_51" style:family="text">
      <style:text-properties fo:background-color="#fffffe" fo:color="#22221a" fo:font-size="14pt" style:font-size-asian="14pt" style:font-size-complex="14pt"/>
    </style:style>
    <style:style style:name="T9_52" style:family="text">
      <style:text-properties fo:background-color="#fffffe" fo:color="#22221a" fo:font-size="14pt" style:font-size-asian="14pt" style:font-size-complex="14pt"/>
    </style:style>
    <style:style style:name="T9_53" style:family="text">
      <style:text-properties fo:background-color="#fffffe" fo:color="#22221a" fo:font-size="14pt" style:font-size-asian="14pt" style:font-size-complex="14pt"/>
    </style:style>
    <style:style style:name="T9_54" style:family="text">
      <style:text-properties fo:background-color="#fffffe" style:text-line-through-style="solid" fo:color="#22221a" fo:font-size="14pt" style:font-size-asian="14pt" style:font-size-complex="14pt"/>
    </style:style>
    <style:style style:name="T9_55" style:family="text">
      <style:text-properties fo:background-color="#fffffe" style:text-line-through-style="solid" fo:color="#22221a" fo:font-size="14pt" style:font-size-asian="14pt" style:font-size-complex="14pt"/>
    </style:style>
    <style:style style:name="T9_56" style:family="text">
      <style:text-properties fo:background-color="#fffffe" style:text-line-through-style="solid" fo:color="#22221a" fo:font-size="14pt" style:font-size-asian="14pt" style:font-size-complex="14pt"/>
    </style:style>
    <style:style style:name="T9_57" style:family="text">
      <style:text-properties fo:background-color="#fffffe" fo:color="#22221a" fo:font-size="14pt" style:font-size-asian="14pt" style:font-size-complex="14pt"/>
    </style:style>
    <style:style style:name="T9_58" style:family="text">
      <style:text-properties fo:background-color="#fffffe" fo:color="#22221a" fo:font-size="14pt" style:font-size-asian="14pt" style:font-size-complex="14pt"/>
    </style:style>
    <style:style style:name="T9_59" style:family="text">
      <style:text-properties fo:background-color="#fffffe" style:text-position="super 58%" fo:color="#22221a" fo:font-size="14pt" style:font-size-asian="14pt" style:font-size-complex="14pt"/>
    </style:style>
    <style:style style:name="T9_60" style:family="text">
      <style:text-properties fo:background-color="#fffffe" fo:color="#22221a" fo:font-size="14pt" style:font-size-asian="14pt" style:font-size-complex="14pt"/>
    </style:style>
    <style:style style:name="T9_61" style:family="text">
      <style:text-properties fo:background-color="#fffffe" fo:color="#22221a" fo:font-size="14pt" style:font-size-asian="14pt" style:font-size-complex="14pt"/>
    </style:style>
    <style:style style:name="T9_62" style:family="text">
      <style:text-properties fo:background-color="#fffffe" fo:color="#22221a" fo:font-size="14pt" style:font-size-asian="14pt" style:font-size-complex="14pt"/>
    </style:style>
    <style:style style:name="T9_63" style:family="text">
      <style:text-properties fo:background-color="#fffffe" fo:color="#22221a" fo:font-size="14pt" style:font-size-asian="14pt" style:font-size-complex="14pt"/>
    </style:style>
    <style:style style:name="T9_64" style:family="text"/>
    <style:style style:name="T9_65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9_66" style:family="text"/>
    <style:style style:name="T9_67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9_68" style:family="text"/>
    <style:style style:name="T9_69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9_70" style:family="text"/>
    <style:style style:name="T9_71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9_72" style:family="text"/>
    <style:style style:name="T9_73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9_74" style:family="text">
      <style:text-properties fo:background-color="#fffffe" fo:color="#22221a" fo:font-size="14pt" style:font-size-asian="14pt" style:font-size-complex="14pt"/>
    </style:style>
    <style:style style:name="T9_75" style:family="text">
      <style:text-properties fo:background-color="#fffffe" fo:color="#22221a" fo:font-size="14pt" style:font-size-asian="14pt" style:font-size-complex="14pt"/>
    </style:style>
    <style:style style:name="T9_76" style:family="text">
      <style:text-properties fo:background-color="#fffffe" fo:color="#22221a" fo:font-size="14pt" style:font-size-asian="14pt" style:font-size-complex="14pt"/>
    </style:style>
    <style:style style:name="T9_77" style:family="text"/>
    <style:style style:name="T9_78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9_79" style:family="text"/>
    <style:style style:name="T9_80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9_81" style:family="text"/>
    <style:style style:name="T9_82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9_83" style:family="text">
      <style:text-properties fo:background-color="#fffffe" fo:color="#22221a" fo:font-size="14pt" style:font-size-asian="14pt" style:font-size-complex="14pt"/>
    </style:style>
    <style:style style:name="P1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P1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4pt" style:font-size-asian="14pt" style:font-size-complex="14pt"/>
    </style:style>
    <style:style style:name="T13_2" style:family="text">
      <style:text-properties fo:font-size="14pt" style:font-size-asian="14pt" style:font-size-complex="14pt"/>
    </style:style>
    <style:style style:name="T13_3" style:family="text">
      <style:text-properties fo:font-size="14pt" style:font-size-asian="14pt" style:font-size-complex="14pt"/>
    </style:style>
    <style:style style:name="T13_4" style:family="text">
      <style:text-properties fo:font-size="14pt" style:font-size-asian="14pt" style:font-size-complex="14pt"/>
    </style:style>
    <style:style style:name="T13_5" style:family="text">
      <style:text-properties fo:font-size="14pt" style:font-size-asian="14pt" style:font-size-complex="14pt"/>
    </style:style>
    <style:style style:name="T13_6" style:family="text">
      <style:text-properties fo:font-size="14pt" style:font-size-asian="14pt" style:font-size-complex="14pt"/>
    </style:style>
    <style:style style:name="T13_7" style:family="text">
      <style:text-properties fo:font-size="14pt" style:font-size-asian="14pt" style:font-size-complex="14pt"/>
    </style:style>
    <style:style style:name="T13_8" style:family="text">
      <style:text-properties fo:font-size="14pt" style:font-size-asian="14pt" style:font-size-complex="14pt"/>
    </style:style>
    <style:style style:name="T13_9" style:family="text">
      <style:text-properties fo:font-size="14pt" style:font-size-asian="14pt" style:font-size-complex="14pt"/>
    </style:style>
    <style:style style:name="T13_10" style:family="text">
      <style:text-properties fo:font-size="14pt" style:font-size-asian="14pt" style:font-size-complex="14pt"/>
    </style:style>
    <style:style style:name="T13_11" style:family="text">
      <style:text-properties fo:font-size="14pt" style:font-size-asian="14pt" style:font-size-complex="14pt"/>
    </style:style>
    <style:style style:name="T13_12" style:family="text">
      <style:text-properties fo:font-size="14pt" style:font-size-asian="14pt" style:font-size-complex="14pt"/>
    </style:style>
    <style:style style:name="T13_13" style:family="text">
      <style:text-properties fo:font-size="14pt" style:font-size-asian="14pt" style:font-size-complex="14pt"/>
    </style:style>
    <style:style style:name="T13_14" style:family="text">
      <style:text-properties fo:font-size="14pt" style:font-size-asian="14pt" style:font-size-complex="14pt"/>
    </style:style>
    <style:style style:name="T13_15" style:family="text">
      <style:text-properties fo:font-size="14pt" style:font-size-asian="14pt" style:font-size-complex="14pt"/>
    </style:style>
    <style:style style:name="T13_16" style:family="text">
      <style:text-properties fo:font-size="14pt" style:font-size-asian="14pt" style:font-size-complex="14pt"/>
    </style:style>
    <style:style style:name="T13_17" style:family="text">
      <style:text-properties fo:font-size="14pt" style:font-size-asian="14pt" style:font-size-complex="14pt"/>
    </style:style>
    <style:style style:name="T13_18" style:family="text">
      <style:text-properties fo:font-size="14pt" style:font-size-asian="14pt" style:font-size-complex="14pt"/>
    </style:style>
    <style:style style:name="T13_19" style:family="text">
      <style:text-properties fo:font-size="14pt" style:font-size-asian="14pt" style:font-size-complex="14pt"/>
    </style:style>
    <style:style style:name="T13_20" style:family="text">
      <style:text-properties fo:font-size="14pt" style:font-size-asian="14pt" style:font-size-complex="14pt"/>
    </style:style>
    <style:style style:name="T13_21" style:family="text">
      <style:text-properties fo:font-size="14pt" style:font-size-asian="14pt" style:font-size-complex="14pt"/>
    </style:style>
    <style:style style:name="T13_22" style:family="text">
      <style:text-properties fo:font-size="14pt" style:font-size-asian="14pt" style:font-size-complex="14pt"/>
    </style:style>
    <style:style style:name="T13_23" style:family="text">
      <style:text-properties fo:font-size="14pt" style:font-size-asian="14pt" style:font-size-complex="14pt"/>
    </style:style>
    <style:style style:name="T13_24" style:family="text">
      <style:text-properties fo:font-size="14pt" style:font-size-asian="14pt" style:font-size-complex="14pt"/>
    </style:style>
    <style:style style:name="T13_25" style:family="text">
      <style:text-properties fo:font-size="14pt" style:font-size-asian="14pt" style:font-size-complex="14pt"/>
    </style:style>
    <style:style style:name="T13_26" style:family="text">
      <style:text-properties fo:font-size="14pt" style:font-size-asian="14pt" style:font-size-complex="14pt"/>
    </style:style>
    <style:style style:name="T13_27" style:family="text">
      <style:text-properties fo:font-size="14pt" style:font-size-asian="14pt" style:font-size-complex="14pt"/>
    </style:style>
    <style:style style:name="T13_28" style:family="text">
      <style:text-properties fo:font-size="14pt" style:font-size-asian="14pt" style:font-size-complex="14pt"/>
    </style:style>
    <style:style style:name="T13_29" style:family="text">
      <style:text-properties fo:font-size="14pt" style:font-size-asian="14pt" style:font-size-complex="14pt"/>
    </style:style>
    <style:style style:name="T13_30" style:family="text">
      <style:text-properties fo:font-size="14pt" style:font-size-asian="14pt" style:font-size-complex="14pt"/>
    </style:style>
    <style:style style:name="T13_31" style:family="text">
      <style:text-properties fo:font-size="14pt" style:font-size-asian="14pt" style:font-size-complex="14pt"/>
    </style:style>
    <style:style style:name="T13_32" style:family="text">
      <style:text-properties fo:font-size="14pt" style:font-size-asian="14pt" style:font-size-complex="14pt"/>
    </style:style>
    <style:style style:name="T13_33" style:family="text">
      <style:text-properties fo:font-size="14pt" style:font-size-asian="14pt" style:font-size-complex="14pt"/>
    </style:style>
    <style:style style:name="T13_34" style:family="text">
      <style:text-properties fo:font-size="14pt" style:font-size-asian="14pt" style:font-size-complex="14pt"/>
    </style:style>
    <style:style style:name="T13_35" style:family="text">
      <style:text-properties fo:font-size="14pt" style:font-size-asian="14pt" style:font-size-complex="14pt"/>
    </style:style>
    <style:style style:name="T13_36" style:family="text">
      <style:text-properties fo:font-size="14pt" style:font-size-asian="14pt" style:font-size-complex="14pt"/>
    </style:style>
    <style:style style:name="T13_37" style:family="text">
      <style:text-properties fo:font-size="14pt" style:font-size-asian="14pt" style:font-size-complex="14pt"/>
    </style:style>
    <style:style style:name="T13_38" style:family="text">
      <style:text-properties fo:font-size="14pt" style:font-size-asian="14pt" style:font-size-complex="14pt"/>
    </style:style>
    <style:style style:name="T13_39" style:family="text">
      <style:text-properties fo:font-size="14pt" style:font-size-asian="14pt" style:font-size-complex="14pt"/>
    </style:style>
    <style:style style:name="T13_40" style:family="text">
      <style:text-properties fo:font-size="14pt" style:font-size-asian="14pt" style:font-size-complex="14pt"/>
    </style:style>
    <style:style style:name="T13_41" style:family="text">
      <style:text-properties fo:font-size="14pt" style:font-size-asian="14pt" style:font-size-complex="14pt"/>
    </style:style>
    <style:style style:name="T13_42" style:family="text">
      <style:text-properties fo:font-size="14pt" style:font-size-asian="14pt" style:font-size-complex="14pt"/>
    </style:style>
    <style:style style:name="T13_43" style:family="text">
      <style:text-properties fo:font-size="14pt" style:font-size-asian="14pt" style:font-size-complex="14pt"/>
    </style:style>
    <style:style style:name="T13_44" style:family="text">
      <style:text-properties fo:font-size="14pt" style:font-size-asian="14pt" style:font-size-complex="14pt"/>
    </style:style>
    <style:style style:name="T13_45" style:family="text">
      <style:text-properties fo:font-size="14pt" style:font-size-asian="14pt" style:font-size-complex="14pt"/>
    </style:style>
    <style:style style:name="T13_46" style:family="text">
      <style:text-properties fo:font-size="14pt" style:font-size-asian="14pt" style:font-size-complex="14pt"/>
    </style:style>
    <style:style style:name="T13_47" style:family="text">
      <style:text-properties fo:font-size="14pt" style:font-size-asian="14pt" style:font-size-complex="14pt"/>
    </style:style>
    <style:style style:name="T13_48" style:family="text">
      <style:text-properties fo:font-size="14pt" style:font-size-asian="14pt" style:font-size-complex="14pt"/>
    </style:style>
    <style:style style:name="T13_49" style:family="text">
      <style:text-properties fo:font-size="14pt" style:font-size-asian="14pt" style:font-size-complex="14pt"/>
    </style:style>
    <style:style style:name="T13_50" style:family="text">
      <style:text-properties fo:font-size="14pt" style:font-size-asian="14pt" style:font-size-complex="14pt"/>
    </style:style>
    <style:style style:name="T13_51" style:family="text">
      <style:text-properties fo:font-size="14pt" style:font-size-asian="14pt" style:font-size-complex="14pt"/>
    </style:style>
    <style:style style:name="T13_52" style:family="text">
      <style:text-properties fo:font-size="14pt" style:font-size-asian="14pt" style:font-size-complex="14pt"/>
    </style:style>
    <style:style style:name="P1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4pt" style:font-size-asian="14pt" style:font-size-complex="14pt"/>
    </style:style>
    <style:style style:name="T15_2" style:family="text">
      <style:text-properties fo:font-size="14pt" style:font-size-asian="14pt" style:font-size-complex="14pt"/>
    </style:style>
    <style:style style:name="P1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4pt" style:font-size-asian="14pt" style:font-size-complex="14pt"/>
    </style:style>
    <style:style style:name="T17_2" style:family="text">
      <style:text-properties fo:font-size="14pt" style:font-size-asian="14pt" style:font-size-complex="14pt"/>
    </style:style>
    <style:style style:name="T17_3" style:family="text">
      <style:text-properties fo:font-size="14pt" style:font-size-asian="14pt" style:font-size-complex="14pt"/>
    </style:style>
    <style:style style:name="T17_4" style:family="text">
      <style:text-properties fo:font-size="14pt" style:font-size-asian="14pt" style:font-size-complex="14pt"/>
    </style:style>
    <style:style style:name="T17_5" style:family="text">
      <style:text-properties fo:font-size="14pt" style:font-size-asian="14pt" style:font-size-complex="14pt"/>
    </style:style>
    <style:style style:name="T17_6" style:family="text">
      <style:text-properties fo:font-size="14pt" style:font-size-asian="14pt" style:font-size-complex="14pt"/>
    </style:style>
    <style:style style:name="T17_7" style:family="text">
      <style:text-properties fo:font-size="14pt" style:font-size-asian="14pt" style:font-size-complex="14pt"/>
    </style:style>
    <style:style style:name="T17_8" style:family="text">
      <style:text-properties fo:font-size="14pt" style:font-size-asian="14pt" style:font-size-complex="14pt"/>
    </style:style>
    <style:style style:name="T17_9" style:family="text">
      <style:text-properties fo:font-size="14pt" style:font-size-asian="14pt" style:font-size-complex="14pt"/>
    </style:style>
    <style:style style:name="T17_10" style:family="text">
      <style:text-properties fo:font-size="14pt" style:font-size-asian="14pt" style:font-size-complex="14pt"/>
    </style:style>
    <style:style style:name="T17_11" style:family="text">
      <style:text-properties fo:font-size="14pt" style:font-size-asian="14pt" style:font-size-complex="14pt"/>
    </style:style>
    <style:style style:name="T17_12" style:family="text">
      <style:text-properties fo:font-size="14pt" style:font-size-asian="14pt" style:font-size-complex="14pt"/>
    </style:style>
    <style:style style:name="T17_13" style:family="text">
      <style:text-properties fo:font-size="14pt" style:font-size-asian="14pt" style:font-size-complex="14pt"/>
    </style:style>
    <style:style style:name="T17_14" style:family="text">
      <style:text-properties fo:font-size="14pt" style:font-size-asian="14pt" style:font-size-complex="14pt"/>
    </style:style>
    <style:style style:name="T17_15" style:family="text">
      <style:text-properties fo:font-size="14pt" style:font-size-asian="14pt" style:font-size-complex="14pt"/>
    </style:style>
    <style:style style:name="T17_16" style:family="text">
      <style:text-properties fo:font-size="14pt" style:font-size-asian="14pt" style:font-size-complex="14pt"/>
    </style:style>
    <style:style style:name="T17_17" style:family="text">
      <style:text-properties fo:font-size="14pt" style:font-size-asian="14pt" style:font-size-complex="14pt"/>
    </style:style>
    <style:style style:name="T17_18" style:family="text">
      <style:text-properties fo:font-size="14pt" style:font-size-asian="14pt" style:font-size-complex="14pt"/>
    </style:style>
    <style:style style:name="T17_19" style:family="text">
      <style:text-properties fo:font-size="14pt" style:font-size-asian="14pt" style:font-size-complex="14pt"/>
    </style:style>
    <style:style style:name="T17_20" style:family="text">
      <style:text-properties fo:font-size="14pt" style:font-size-asian="14pt" style:font-size-complex="14pt"/>
    </style:style>
    <style:style style:name="T17_21" style:family="text">
      <style:text-properties fo:font-size="14pt" style:font-size-asian="14pt" style:font-size-complex="14pt"/>
    </style:style>
    <style:style style:name="T17_22" style:family="text">
      <style:text-properties fo:font-size="14pt" style:font-size-asian="14pt" style:font-size-complex="14pt"/>
    </style:style>
    <style:style style:name="T17_23" style:family="text">
      <style:text-properties fo:font-size="14pt" style:font-size-asian="14pt" style:font-size-complex="14pt"/>
    </style:style>
    <style:style style:name="T17_24" style:family="text">
      <style:text-properties fo:font-size="14pt" style:font-size-asian="14pt" style:font-size-complex="14pt"/>
    </style:style>
    <style:style style:name="T17_25" style:family="text">
      <style:text-properties fo:font-size="14pt" style:font-size-asian="14pt" style:font-size-complex="14pt"/>
    </style:style>
    <style:style style:name="T17_26" style:family="text">
      <style:text-properties fo:font-size="14pt" style:font-size-asian="14pt" style:font-size-complex="14pt"/>
    </style:style>
    <style:style style:name="T17_27" style:family="text">
      <style:text-properties fo:font-size="14pt" style:font-size-asian="14pt" style:font-size-complex="14pt"/>
    </style:style>
    <style:style style:name="T17_28" style:family="text">
      <style:text-properties fo:font-size="14pt" style:font-size-asian="14pt" style:font-size-complex="14pt"/>
    </style:style>
    <style:style style:name="T17_29" style:family="text">
      <style:text-properties fo:font-size="14pt" style:font-size-asian="14pt" style:font-size-complex="14pt"/>
    </style:style>
    <style:style style:name="T17_30" style:family="text">
      <style:text-properties fo:font-size="14pt" style:font-size-asian="14pt" style:font-size-complex="14pt"/>
    </style:style>
    <style:style style:name="T17_31" style:family="text">
      <style:text-properties fo:font-size="14pt" style:font-size-asian="14pt" style:font-size-complex="14pt"/>
    </style:style>
    <style:style style:name="T17_32" style:family="text">
      <style:text-properties fo:font-size="14pt" style:font-size-asian="14pt" style:font-size-complex="14pt"/>
    </style:style>
    <style:style style:name="T17_33" style:family="text">
      <style:text-properties fo:font-size="14pt" style:font-size-asian="14pt" style:font-size-complex="14pt"/>
    </style:style>
    <style:style style:name="T17_34" style:family="text">
      <style:text-properties fo:font-size="14pt" style:font-size-asian="14pt" style:font-size-complex="14pt"/>
    </style:style>
    <style:style style:name="T17_35" style:family="text">
      <style:text-properties fo:font-size="14pt" style:font-size-asian="14pt" style:font-size-complex="14pt"/>
    </style:style>
    <style:style style:name="T17_36" style:family="text">
      <style:text-properties fo:font-size="14pt" style:font-size-asian="14pt" style:font-size-complex="14pt"/>
    </style:style>
    <style:style style:name="T17_37" style:family="text">
      <style:text-properties fo:font-size="14pt" style:font-size-asian="14pt" style:font-size-complex="14pt"/>
    </style:style>
    <style:style style:name="T17_38" style:family="text">
      <style:text-properties fo:font-size="14pt" style:font-size-asian="14pt" style:font-size-complex="14pt"/>
    </style:style>
    <style:style style:name="T17_39" style:family="text">
      <style:text-properties fo:font-size="14pt" style:font-size-asian="14pt" style:font-size-complex="14pt"/>
    </style:style>
    <style:style style:name="T17_40" style:family="text">
      <style:text-properties fo:font-size="14pt" style:font-size-asian="14pt" style:font-size-complex="14pt"/>
    </style:style>
    <style:style style:name="T17_41" style:family="text">
      <style:text-properties fo:font-size="14pt" style:font-size-asian="14pt" style:font-size-complex="14pt"/>
    </style:style>
    <style:style style:name="T17_42" style:family="text">
      <style:text-properties fo:font-size="14pt" style:font-size-asian="14pt" style:font-size-complex="14pt"/>
    </style:style>
    <style:style style:name="T17_43" style:family="text">
      <style:text-properties fo:font-size="14pt" style:font-size-asian="14pt" style:font-size-complex="14pt"/>
    </style:style>
    <style:style style:name="T17_44" style:family="text">
      <style:text-properties fo:font-size="14pt" style:font-size-asian="14pt" style:font-size-complex="14pt"/>
    </style:style>
    <style:style style:name="T17_45" style:family="text">
      <style:text-properties fo:font-size="14pt" style:font-size-asian="14pt" style:font-size-complex="14pt"/>
    </style:style>
    <style:style style:name="T17_46" style:family="text">
      <style:text-properties fo:font-size="14pt" style:font-size-asian="14pt" style:font-size-complex="14pt"/>
    </style:style>
    <style:style style:name="T17_47" style:family="text">
      <style:text-properties fo:font-size="14pt" style:font-size-asian="14pt" style:font-size-complex="14pt"/>
    </style:style>
    <style:style style:name="T17_48" style:family="text">
      <style:text-properties fo:font-size="14pt" style:font-size-asian="14pt" style:font-size-complex="14pt"/>
    </style:style>
    <style:style style:name="T17_49" style:family="text">
      <style:text-properties fo:font-size="14pt" style:font-size-asian="14pt" style:font-size-complex="14pt"/>
    </style:style>
    <style:style style:name="T17_50" style:family="text">
      <style:text-properties fo:font-size="14pt" style:font-size-asian="14pt" style:font-size-complex="14pt"/>
    </style:style>
    <style:style style:name="T17_51" style:family="text">
      <style:text-properties fo:font-size="14pt" style:font-size-asian="14pt" style:font-size-complex="14pt"/>
    </style:style>
    <style:style style:name="T17_52" style:family="text">
      <style:text-properties fo:font-size="14pt" style:font-size-asian="14pt" style:font-size-complex="14pt"/>
    </style:style>
    <style:style style:name="T17_53" style:family="text">
      <style:text-properties fo:font-size="14pt" style:font-size-asian="14pt" style:font-size-complex="14pt"/>
    </style:style>
    <style:style style:name="T17_54" style:family="text">
      <style:text-properties fo:font-size="14pt" style:font-size-asian="14pt" style:font-size-complex="14pt"/>
    </style:style>
    <style:style style:name="T17_55" style:family="text">
      <style:text-properties fo:font-size="14pt" style:font-size-asian="14pt" style:font-size-complex="14pt"/>
    </style:style>
    <style:style style:name="T17_56" style:family="text">
      <style:text-properties fo:font-size="14pt" style:font-size-asian="14pt" style:font-size-complex="14pt"/>
    </style:style>
    <style:style style:name="T17_57" style:family="text">
      <style:text-properties fo:font-size="14pt" style:font-size-asian="14pt" style:font-size-complex="14pt"/>
    </style:style>
    <style:style style:name="T17_58" style:family="text">
      <style:text-properties fo:font-size="14pt" style:font-size-asian="14pt" style:font-size-complex="14pt"/>
    </style:style>
    <style:style style:name="T17_59" style:family="text">
      <style:text-properties fo:font-size="14pt" style:font-size-asian="14pt" style:font-size-complex="14pt"/>
    </style:style>
    <style:style style:name="T17_60" style:family="text">
      <style:text-properties fo:font-size="14pt" style:font-size-asian="14pt" style:font-size-complex="14pt"/>
    </style:style>
    <style:style style:name="T17_61" style:family="text">
      <style:text-properties fo:font-size="14pt" style:font-size-asian="14pt" style:font-size-complex="14pt"/>
    </style:style>
    <style:style style:name="T17_62" style:family="text">
      <style:text-properties fo:font-size="14pt" style:font-size-asian="14pt" style:font-size-complex="14pt"/>
    </style:style>
    <style:style style:name="T17_63" style:family="text">
      <style:text-properties fo:font-size="14pt" style:font-size-asian="14pt" style:font-size-complex="14pt"/>
    </style:style>
    <style:style style:name="T17_64" style:family="text">
      <style:text-properties fo:font-size="14pt" style:font-size-asian="14pt" style:font-size-complex="14pt"/>
    </style:style>
    <style:style style:name="T17_65" style:family="text">
      <style:text-properties fo:font-size="14pt" style:font-size-asian="14pt" style:font-size-complex="14pt"/>
    </style:style>
    <style:style style:name="T17_66" style:family="text">
      <style:text-properties fo:font-size="14pt" style:font-size-asian="14pt" style:font-size-complex="14pt"/>
    </style:style>
    <style:style style:name="T17_67" style:family="text">
      <style:text-properties fo:font-size="14pt" style:font-size-asian="14pt" style:font-size-complex="14pt"/>
    </style:style>
    <style:style style:name="T17_68" style:family="text">
      <style:text-properties fo:font-size="14pt" style:font-size-asian="14pt" style:font-size-complex="14pt"/>
    </style:style>
    <style:style style:name="T17_69" style:family="text">
      <style:text-properties fo:font-size="14pt" style:font-size-asian="14pt" style:font-size-complex="14pt"/>
    </style:style>
    <style:style style:name="T17_70" style:family="text">
      <style:text-properties fo:font-size="14pt" style:font-size-asian="14pt" style:font-size-complex="14pt"/>
    </style:style>
    <style:style style:name="T17_71" style:family="text">
      <style:text-properties fo:font-size="14pt" style:font-size-asian="14pt" style:font-size-complex="14pt"/>
    </style:style>
    <style:style style:name="P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4pt" style:font-size-asian="14pt" style:font-size-complex="14pt"/>
    </style:style>
    <style:style style:name="T19_2" style:family="text">
      <style:text-properties fo:font-size="14pt" style:font-size-asian="14pt" style:font-size-complex="14pt"/>
    </style:style>
    <style:style style:name="P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4pt" style:font-size-asian="14pt" style:font-size-complex="14pt"/>
    </style:style>
    <style:style style:name="T21_2" style:family="text">
      <style:text-properties fo:font-size="14pt" style:font-size-asian="14pt" style:font-size-complex="14pt"/>
    </style:style>
    <style:style style:name="T21_3" style:family="text">
      <style:text-properties fo:font-size="14pt" style:font-size-asian="14pt" style:font-size-complex="14pt"/>
    </style:style>
    <style:style style:name="T21_4" style:family="text">
      <style:text-properties fo:font-size="14pt" style:font-size-asian="14pt" style:font-size-complex="14pt"/>
    </style:style>
    <style:style style:name="T21_5" style:family="text">
      <style:text-properties fo:font-size="14pt" style:font-size-asian="14pt" style:font-size-complex="14pt"/>
    </style:style>
    <style:style style:name="T21_6" style:family="text">
      <style:text-properties fo:font-size="14pt" style:font-size-asian="14pt" style:font-size-complex="14pt"/>
    </style:style>
    <style:style style:name="T21_7" style:family="text">
      <style:text-properties fo:font-size="14pt" style:font-size-asian="14pt" style:font-size-complex="14pt"/>
    </style:style>
    <style:style style:name="T21_8" style:family="text">
      <style:text-properties fo:font-size="14pt" style:font-size-asian="14pt" style:font-size-complex="14pt"/>
    </style:style>
    <style:style style:name="T21_9" style:family="text">
      <style:text-properties fo:font-size="14pt" style:font-size-asian="14pt" style:font-size-complex="14pt"/>
    </style:style>
    <style:style style:name="T21_10" style:family="text">
      <style:text-properties fo:font-size="14pt" style:font-size-asian="14pt" style:font-size-complex="14pt"/>
    </style:style>
    <style:style style:name="T21_11" style:family="text">
      <style:text-properties fo:font-size="14pt" style:font-size-asian="14pt" style:font-size-complex="14pt"/>
    </style:style>
    <style:style style:name="T21_12" style:family="text">
      <style:text-properties fo:font-size="14pt" style:font-size-asian="14pt" style:font-size-complex="14pt"/>
    </style:style>
    <style:style style:name="T21_13" style:family="text">
      <style:text-properties fo:font-size="14pt" style:font-size-asian="14pt" style:font-size-complex="14pt"/>
    </style:style>
    <style:style style:name="T21_14" style:family="text">
      <style:text-properties fo:font-size="14pt" style:font-size-asian="14pt" style:font-size-complex="14pt"/>
    </style:style>
    <style:style style:name="T21_15" style:family="text">
      <style:text-properties fo:font-size="14pt" style:font-size-asian="14pt" style:font-size-complex="14pt"/>
    </style:style>
    <style:style style:name="T21_16" style:family="text">
      <style:text-properties fo:font-size="14pt" style:font-size-asian="14pt" style:font-size-complex="14pt"/>
    </style:style>
    <style:style style:name="T21_17" style:family="text">
      <style:text-properties fo:font-size="14pt" style:font-size-asian="14pt" style:font-size-complex="14pt"/>
    </style:style>
    <style:style style:name="T21_18" style:family="text">
      <style:text-properties fo:font-size="14pt" style:font-size-asian="14pt" style:font-size-complex="14pt"/>
    </style:style>
    <style:style style:name="T21_19" style:family="text">
      <style:text-properties fo:font-size="14pt" style:font-size-asian="14pt" style:font-size-complex="14pt"/>
    </style:style>
    <style:style style:name="T21_20" style:family="text">
      <style:text-properties fo:font-size="14pt" style:font-size-asian="14pt" style:font-size-complex="14pt"/>
    </style:style>
    <style:style style:name="T21_21" style:family="text">
      <style:text-properties fo:font-size="14pt" style:font-size-asian="14pt" style:font-size-complex="14pt"/>
    </style:style>
    <style:style style:name="T21_22" style:family="text">
      <style:text-properties fo:font-size="14pt" style:font-size-asian="14pt" style:font-size-complex="14pt"/>
    </style:style>
    <style:style style:name="T21_23" style:family="text">
      <style:text-properties fo:font-size="14pt" style:font-size-asian="14pt" style:font-size-complex="14pt"/>
    </style:style>
    <style:style style:name="T21_24" style:family="text">
      <style:text-properties fo:font-size="14pt" style:font-size-asian="14pt" style:font-size-complex="14pt"/>
    </style:style>
    <style:style style:name="T21_25" style:family="text">
      <style:text-properties fo:font-size="14pt" style:font-size-asian="14pt" style:font-size-complex="14pt"/>
    </style:style>
    <style:style style:name="T21_26" style:family="text">
      <style:text-properties fo:font-size="14pt" style:font-size-asian="14pt" style:font-size-complex="14pt"/>
    </style:style>
    <style:style style:name="T21_27" style:family="text">
      <style:text-properties fo:font-size="14pt" style:font-size-asian="14pt" style:font-size-complex="14pt"/>
    </style:style>
    <style:style style:name="T21_28" style:family="text">
      <style:text-properties fo:font-size="14pt" style:font-size-asian="14pt" style:font-size-complex="14pt"/>
    </style:style>
    <style:style style:name="T21_29" style:family="text">
      <style:text-properties fo:font-size="14pt" style:font-size-asian="14pt" style:font-size-complex="14pt"/>
    </style:style>
    <style:style style:name="T21_30" style:family="text">
      <style:text-properties fo:font-size="14pt" style:font-size-asian="14pt" style:font-size-complex="14pt"/>
    </style:style>
    <style:style style:name="T21_31" style:family="text">
      <style:text-properties fo:font-size="14pt" style:font-size-asian="14pt" style:font-size-complex="14pt"/>
    </style:style>
    <style:style style:name="T21_32" style:family="text">
      <style:text-properties fo:font-size="14pt" style:font-size-asian="14pt" style:font-size-complex="14pt"/>
    </style:style>
    <style:style style:name="T21_33" style:family="text">
      <style:text-properties style:text-line-through-style="solid" fo:font-size="14pt" style:font-size-asian="14pt" style:font-size-complex="14pt"/>
    </style:style>
    <style:style style:name="T21_34" style:family="text">
      <style:text-properties style:text-line-through-style="solid" fo:font-size="14pt" style:font-size-asian="14pt" style:font-size-complex="14pt"/>
    </style:style>
    <style:style style:name="T21_35" style:family="text">
      <style:text-properties fo:font-size="14pt" style:font-size-asian="14pt" style:font-size-complex="14pt"/>
    </style:style>
    <style:style style:name="T21_36" style:family="text">
      <style:text-properties fo:font-size="14pt" style:font-size-asian="14pt" style:font-size-complex="14pt"/>
    </style:style>
    <style:style style:name="T21_37" style:family="text">
      <style:text-properties fo:font-size="14pt" style:font-size-asian="14pt" style:font-size-complex="14pt"/>
    </style:style>
    <style:style style:name="T21_38" style:family="text">
      <style:text-properties fo:font-size="14pt" style:font-size-asian="14pt" style:font-size-complex="14pt"/>
    </style:style>
    <style:style style:name="T21_39" style:family="text">
      <style:text-properties fo:font-size="14pt" style:font-size-asian="14pt" style:font-size-complex="14pt"/>
    </style:style>
    <style:style style:name="T21_40" style:family="text">
      <style:text-properties fo:font-size="14pt" style:font-size-asian="14pt" style:font-size-complex="14pt"/>
    </style:style>
    <style:style style:name="T21_41" style:family="text">
      <style:text-properties fo:font-size="14pt" style:font-size-asian="14pt" style:font-size-complex="14pt"/>
    </style:style>
    <style:style style:name="T21_42" style:family="text">
      <style:text-properties fo:font-size="14pt" style:font-size-asian="14pt" style:font-size-complex="14pt"/>
    </style:style>
    <style:style style:name="T21_43" style:family="text">
      <style:text-properties fo:font-size="14pt" style:font-size-asian="14pt" style:font-size-complex="14pt"/>
    </style:style>
    <style:style style:name="T21_44" style:family="text">
      <style:text-properties style:text-line-through-style="solid" fo:font-size="14pt" style:font-size-asian="14pt" style:font-size-complex="14pt"/>
    </style:style>
    <style:style style:name="T21_45" style:family="text">
      <style:text-properties style:text-line-through-style="solid" fo:font-size="14pt" style:font-size-asian="14pt" style:font-size-complex="14pt"/>
    </style:style>
    <style:style style:name="T21_46" style:family="text">
      <style:text-properties style:text-line-through-style="solid" fo:font-size="14pt" style:font-size-asian="14pt" style:font-size-complex="14pt"/>
    </style:style>
    <style:style style:name="T21_47" style:family="text">
      <style:text-properties style:text-line-through-style="solid" fo:font-size="14pt" style:font-size-asian="14pt" style:font-size-complex="14pt"/>
    </style:style>
    <style:style style:name="T21_48" style:family="text">
      <style:text-properties style:text-line-through-style="solid" fo:font-size="14pt" style:font-size-asian="14pt" style:font-size-complex="14pt"/>
    </style:style>
    <style:style style:name="T21_49" style:family="text">
      <style:text-properties style:text-line-through-style="solid" fo:font-size="14pt" style:font-size-asian="14pt" style:font-size-complex="14pt"/>
    </style:style>
    <style:style style:name="T21_50" style:family="text">
      <style:text-properties fo:font-size="14pt" style:font-size-asian="14pt" style:font-size-complex="14pt"/>
    </style:style>
    <style:style style:name="T21_51" style:family="text">
      <style:text-properties fo:font-size="14pt" style:font-size-asian="14pt" style:font-size-complex="14pt"/>
    </style:style>
    <style:style style:name="T21_52" style:family="text">
      <style:text-properties fo:font-size="14pt" style:font-size-asian="14pt" style:font-size-complex="14pt"/>
    </style:style>
    <style:style style:name="T21_53" style:family="text">
      <style:text-properties fo:font-size="14pt" style:font-size-asian="14pt" style:font-size-complex="14pt"/>
    </style:style>
    <style:style style:name="T21_54" style:family="text">
      <style:text-properties fo:font-size="14pt" style:font-size-asian="14pt" style:font-size-complex="14pt"/>
    </style:style>
    <style:style style:name="T21_55" style:family="text">
      <style:text-properties fo:font-size="14pt" style:font-size-asian="14pt" style:font-size-complex="14pt"/>
    </style:style>
    <style:style style:name="T21_56" style:family="text">
      <style:text-properties fo:font-size="14pt" style:font-size-asian="14pt" style:font-size-complex="14pt"/>
    </style:style>
    <style:style style:name="T21_57" style:family="text">
      <style:text-properties fo:font-size="14pt" style:font-size-asian="14pt" style:font-size-complex="14pt"/>
    </style:style>
    <style:style style:name="T21_58" style:family="text">
      <style:text-properties fo:font-size="14pt" style:font-size-asian="14pt" style:font-size-complex="14pt"/>
    </style:style>
    <style:style style:name="T21_59" style:family="text">
      <style:text-properties fo:font-size="14pt" style:font-size-asian="14pt" style:font-size-complex="14pt"/>
    </style:style>
    <style:style style:name="P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size="14pt" style:font-size-asian="14pt" style:font-size-complex="14pt"/>
    </style:style>
    <style:style style:name="T23_2" style:family="text">
      <style:text-properties fo:font-size="14pt" style:font-size-asian="14pt" style:font-size-complex="14pt"/>
    </style:style>
    <style:style style:name="T23_3" style:family="text">
      <style:text-properties fo:font-size="14pt" style:font-size-asian="14pt" style:font-size-complex="14pt"/>
    </style:style>
    <style:style style:name="T23_4" style:family="text">
      <style:text-properties fo:font-size="14pt" style:font-size-asian="14pt" style:font-size-complex="14pt"/>
    </style:style>
    <style:style style:name="T23_5" style:family="text">
      <style:text-properties fo:font-size="14pt" style:font-size-asian="14pt" style:font-size-complex="14pt"/>
    </style:style>
    <style:style style:name="T23_6" style:family="text">
      <style:text-properties fo:font-size="14pt" style:font-size-asian="14pt" style:font-size-complex="14pt"/>
    </style:style>
    <style:style style:name="T23_7" style:family="text">
      <style:text-properties fo:font-size="14pt" style:font-size-asian="14pt" style:font-size-complex="14pt"/>
    </style:style>
    <style:style style:name="T23_8" style:family="text">
      <style:text-properties fo:font-size="14pt" style:font-size-asian="14pt" style:font-size-complex="14pt"/>
    </style:style>
    <style:style style:name="T23_9" style:family="text">
      <style:text-properties fo:font-size="14pt" style:font-size-asian="14pt" style:font-size-complex="14pt"/>
    </style:style>
    <style:style style:name="T23_10" style:family="text">
      <style:text-properties fo:font-size="14pt" style:font-size-asian="14pt" style:font-size-complex="14pt"/>
    </style:style>
    <style:style style:name="T23_11" style:family="text">
      <style:text-properties fo:font-size="14pt" style:font-size-asian="14pt" style:font-size-complex="14pt"/>
    </style:style>
    <style:style style:name="T23_12" style:family="text">
      <style:text-properties fo:font-size="14pt" style:font-size-asian="14pt" style:font-size-complex="14pt"/>
    </style:style>
    <style:style style:name="T23_13" style:family="text">
      <style:text-properties fo:font-size="14pt" style:font-size-asian="14pt" style:font-size-complex="14pt"/>
    </style:style>
    <style:style style:name="T23_14" style:family="text">
      <style:text-properties fo:font-size="14pt" style:font-size-asian="14pt" style:font-size-complex="14pt"/>
    </style:style>
    <style:style style:name="T23_15" style:family="text">
      <style:text-properties fo:font-size="14pt" style:font-size-asian="14pt" style:font-size-complex="14pt"/>
    </style:style>
    <style:style style:name="T23_16" style:family="text">
      <style:text-properties fo:font-size="14pt" style:font-size-asian="14pt" style:font-size-complex="14pt"/>
    </style:style>
    <style:style style:name="T23_17" style:family="text">
      <style:text-properties fo:font-size="14pt" style:font-size-asian="14pt" style:font-size-complex="14pt"/>
    </style:style>
    <style:style style:name="T23_18" style:family="text">
      <style:text-properties fo:font-size="14pt" style:font-size-asian="14pt" style:font-size-complex="14pt"/>
    </style:style>
    <style:style style:name="T23_19" style:family="text">
      <style:text-properties fo:font-size="14pt" style:font-size-asian="14pt" style:font-size-complex="14pt"/>
    </style:style>
    <style:style style:name="T23_20" style:family="text">
      <style:text-properties fo:font-size="14pt" style:font-size-asian="14pt" style:font-size-complex="14pt"/>
    </style:style>
    <style:style style:name="T23_21" style:family="text">
      <style:text-properties fo:font-size="14pt" style:font-size-asian="14pt" style:font-size-complex="14pt"/>
    </style:style>
    <style:style style:name="T23_22" style:family="text">
      <style:text-properties fo:font-size="14pt" style:font-size-asian="14pt" style:font-size-complex="14pt"/>
    </style:style>
    <style:style style:name="T23_23" style:family="text">
      <style:text-properties fo:font-size="14pt" style:font-size-asian="14pt" style:font-size-complex="14pt"/>
    </style:style>
    <style:style style:name="T23_24" style:family="text">
      <style:text-properties fo:font-size="14pt" style:font-size-asian="14pt" style:font-size-complex="14pt"/>
    </style:style>
    <style:style style:name="T23_25" style:family="text">
      <style:text-properties fo:font-size="14pt" style:font-size-asian="14pt" style:font-size-complex="14pt"/>
    </style:style>
    <style:style style:name="T23_26" style:family="text">
      <style:text-properties fo:font-size="14pt" style:font-size-asian="14pt" style:font-size-complex="14pt"/>
    </style:style>
    <style:style style:name="T23_27" style:family="text">
      <style:text-properties fo:font-size="14pt" style:font-size-asian="14pt" style:font-size-complex="14pt"/>
    </style:style>
    <style:style style:name="T23_28" style:family="text">
      <style:text-properties fo:font-size="14pt" style:font-size-asian="14pt" style:font-size-complex="14pt"/>
    </style:style>
    <style:style style:name="T23_29" style:family="text">
      <style:text-properties fo:font-size="14pt" style:font-size-asian="14pt" style:font-size-complex="14pt"/>
    </style:style>
    <style:style style:name="T23_30" style:family="text">
      <style:text-properties fo:font-size="14pt" style:font-size-asian="14pt" style:font-size-complex="14pt"/>
    </style:style>
    <style:style style:name="T23_31" style:family="text">
      <style:text-properties fo:font-size="14pt" style:font-size-asian="14pt" style:font-size-complex="14pt"/>
    </style:style>
    <style:style style:name="T23_32" style:family="text">
      <style:text-properties fo:font-size="14pt" style:font-size-asian="14pt" style:font-size-complex="14pt"/>
    </style:style>
    <style:style style:name="T23_33" style:family="text">
      <style:text-properties fo:font-size="14pt" style:font-size-asian="14pt" style:font-size-complex="14pt"/>
    </style:style>
    <style:style style:name="T23_34" style:family="text">
      <style:text-properties fo:font-size="14pt" style:font-size-asian="14pt" style:font-size-complex="14pt"/>
    </style:style>
    <style:style style:name="T23_35" style:family="text">
      <style:text-properties fo:font-size="14pt" style:font-size-asian="14pt" style:font-size-complex="14pt"/>
    </style:style>
    <style:style style:name="T23_36" style:family="text">
      <style:text-properties fo:font-size="14pt" style:font-size-asian="14pt" style:font-size-complex="14pt"/>
    </style:style>
    <style:style style:name="T23_37" style:family="text">
      <style:text-properties fo:font-size="14pt" style:font-size-asian="14pt" style:font-size-complex="14pt"/>
    </style:style>
    <style:style style:name="T23_38" style:family="text">
      <style:text-properties fo:font-size="14pt" style:font-size-asian="14pt" style:font-size-complex="14pt"/>
    </style:style>
    <style:style style:name="T23_39" style:family="text">
      <style:text-properties fo:font-size="14pt" style:font-size-asian="14pt" style:font-size-complex="14pt"/>
    </style:style>
    <style:style style:name="T23_40" style:family="text">
      <style:text-properties fo:font-size="14pt" style:font-size-asian="14pt" style:font-size-complex="14pt"/>
    </style:style>
    <style:style style:name="T23_41" style:family="text">
      <style:text-properties fo:font-size="14pt" style:font-size-asian="14pt" style:font-size-complex="14pt"/>
    </style:style>
    <style:style style:name="T23_42" style:family="text">
      <style:text-properties fo:font-size="14pt" style:font-size-asian="14pt" style:font-size-complex="14pt"/>
    </style:style>
    <style:style style:name="T23_43" style:family="text">
      <style:text-properties fo:font-size="14pt" style:font-size-asian="14pt" style:font-size-complex="14pt"/>
    </style:style>
    <style:style style:name="T23_44" style:family="text">
      <style:text-properties fo:font-size="14pt" style:font-size-asian="14pt" style:font-size-complex="14pt"/>
    </style:style>
    <style:style style:name="T23_45" style:family="text">
      <style:text-properties fo:font-size="14pt" style:font-size-asian="14pt" style:font-size-complex="14pt"/>
    </style:style>
    <style:style style:name="T23_46" style:family="text">
      <style:text-properties fo:font-size="14pt" style:font-size-asian="14pt" style:font-size-complex="14pt"/>
    </style:style>
    <style:style style:name="T23_47" style:family="text">
      <style:text-properties fo:font-size="14pt" style:font-size-asian="14pt" style:font-size-complex="14pt"/>
    </style:style>
    <style:style style:name="T23_48" style:family="text">
      <style:text-properties fo:font-size="14pt" style:font-size-asian="14pt" style:font-size-complex="14pt"/>
    </style:style>
    <style:style style:name="T23_49" style:family="text">
      <style:text-properties fo:font-size="14pt" style:font-size-asian="14pt" style:font-size-complex="14pt"/>
    </style:style>
    <style:style style:name="T23_50" style:family="text">
      <style:text-properties fo:font-size="14pt" style:font-size-asian="14pt" style:font-size-complex="14pt"/>
    </style:style>
    <style:style style:name="T23_51" style:family="text">
      <style:text-properties fo:font-size="14pt" style:font-size-asian="14pt" style:font-size-complex="14pt"/>
    </style:style>
    <style:style style:name="T23_52" style:family="text">
      <style:text-properties fo:font-size="14pt" style:font-size-asian="14pt" style:font-size-complex="14pt"/>
    </style:style>
    <style:style style:name="T23_53" style:family="text">
      <style:text-properties fo:font-size="14pt" style:font-size-asian="14pt" style:font-size-complex="14pt"/>
    </style:style>
    <style:style style:name="T23_54" style:family="text">
      <style:text-properties fo:font-size="14pt" style:font-size-asian="14pt" style:font-size-complex="14pt"/>
    </style:style>
    <style:style style:name="T23_55" style:family="text">
      <style:text-properties fo:font-size="14pt" style:font-size-asian="14pt" style:font-size-complex="14pt"/>
    </style:style>
    <style:style style:name="T23_56" style:family="text">
      <style:text-properties fo:font-size="14pt" style:font-size-asian="14pt" style:font-size-complex="14pt"/>
    </style:style>
    <style:style style:name="T23_57" style:family="text">
      <style:text-properties fo:font-size="14pt" style:font-size-asian="14pt" style:font-size-complex="14pt"/>
    </style:style>
    <style:style style:name="T23_58" style:family="text">
      <style:text-properties fo:font-size="14pt" style:font-size-asian="14pt" style:font-size-complex="14pt"/>
    </style:style>
    <style:style style:name="T23_59" style:family="text">
      <style:text-properties fo:font-size="14pt" style:font-size-asian="14pt" style:font-size-complex="14pt"/>
    </style:style>
    <style:style style:name="T23_60" style:family="text">
      <style:text-properties fo:font-size="14pt" style:font-size-asian="14pt" style:font-size-complex="14pt"/>
    </style:style>
    <style:style style:name="T23_61" style:family="text">
      <style:text-properties fo:font-size="14pt" style:font-size-asian="14pt" style:font-size-complex="14pt"/>
    </style:style>
    <style:style style:name="T23_62" style:family="text">
      <style:text-properties fo:font-size="14pt" style:font-size-asian="14pt" style:font-size-complex="14pt"/>
    </style:style>
    <style:style style:name="T23_63" style:family="text">
      <style:text-properties fo:font-size="14pt" style:font-size-asian="14pt" style:font-size-complex="14pt"/>
    </style:style>
    <style:style style:name="T23_64" style:family="text">
      <style:text-properties fo:font-size="14pt" style:font-size-asian="14pt" style:font-size-complex="14pt"/>
    </style:style>
    <style:style style:name="T23_65" style:family="text">
      <style:text-properties fo:font-size="14pt" style:font-size-asian="14pt" style:font-size-complex="14pt"/>
    </style:style>
    <style:style style:name="T23_66" style:family="text">
      <style:text-properties fo:font-size="14pt" style:font-size-asian="14pt" style:font-size-complex="14pt"/>
    </style:style>
    <style:style style:name="T23_67" style:family="text">
      <style:text-properties fo:font-size="14pt" style:font-size-asian="14pt" style:font-size-complex="14pt"/>
    </style:style>
    <style:style style:name="T23_68" style:family="text">
      <style:text-properties fo:font-size="14pt" style:font-size-asian="14pt" style:font-size-complex="14pt"/>
    </style:style>
    <style:style style:name="T23_69" style:family="text">
      <style:text-properties fo:font-size="14pt" style:font-size-asian="14pt" style:font-size-complex="14pt"/>
    </style:style>
    <style:style style:name="T23_70" style:family="text">
      <style:text-properties fo:font-size="14pt" style:font-size-asian="14pt" style:font-size-complex="14pt"/>
    </style:style>
    <style:style style:name="T23_71" style:family="text">
      <style:text-properties fo:font-size="14pt" style:font-size-asian="14pt" style:font-size-complex="14pt"/>
    </style:style>
    <style:style style:name="T23_72" style:family="text">
      <style:text-properties fo:font-size="14pt" style:font-size-asian="14pt" style:font-size-complex="14pt"/>
    </style:style>
    <style:style style:name="T23_73" style:family="text">
      <style:text-properties fo:font-size="14pt" style:font-size-asian="14pt" style:font-size-complex="14pt"/>
    </style:style>
    <style:style style:name="T23_74" style:family="text">
      <style:text-properties fo:font-size="14pt" style:font-size-asian="14pt" style:font-size-complex="14pt"/>
    </style:style>
    <style:style style:name="T23_75" style:family="text">
      <style:text-properties fo:font-size="14pt" style:font-size-asian="14pt" style:font-size-complex="14pt"/>
    </style:style>
    <style:style style:name="T23_76" style:family="text">
      <style:text-properties fo:font-size="14pt" style:font-size-asian="14pt" style:font-size-complex="14pt"/>
    </style:style>
    <style:style style:name="T23_77" style:family="text">
      <style:text-properties fo:font-size="14pt" style:font-size-asian="14pt" style:font-size-complex="14pt"/>
    </style:style>
    <style:style style:name="T23_78" style:family="text">
      <style:text-properties fo:font-size="14pt" style:font-size-asian="14pt" style:font-size-complex="14pt"/>
    </style:style>
    <style:style style:name="T23_79" style:family="text">
      <style:text-properties fo:font-size="14pt" style:font-size-asian="14pt" style:font-size-complex="14pt"/>
    </style:style>
    <style:style style:name="T23_80" style:family="text">
      <style:text-properties fo:font-size="14pt" style:font-size-asian="14pt" style:font-size-complex="14pt"/>
    </style:style>
    <style:style style:name="T23_81" style:family="text">
      <style:text-properties fo:font-size="14pt" style:font-size-asian="14pt" style:font-size-complex="14pt"/>
    </style:style>
    <style:style style:name="T23_82" style:family="text">
      <style:text-properties fo:font-size="14pt" style:font-size-asian="14pt" style:font-size-complex="14pt"/>
    </style:style>
    <style:style style:name="T23_83" style:family="text">
      <style:text-properties fo:font-size="14pt" style:font-size-asian="14pt" style:font-size-complex="14pt"/>
    </style:style>
    <style:style style:name="T23_84" style:family="text">
      <style:text-properties fo:font-size="14pt" style:font-size-asian="14pt" style:font-size-complex="14pt"/>
    </style:style>
    <style:style style:name="T23_85" style:family="text">
      <style:text-properties fo:font-size="14pt" style:font-size-asian="14pt" style:font-size-complex="14pt"/>
    </style:style>
    <style:style style:name="T23_86" style:family="text">
      <style:text-properties fo:font-size="14pt" style:font-size-asian="14pt" style:font-size-complex="14pt"/>
    </style:style>
    <style:style style:name="T23_87" style:family="text">
      <style:text-properties fo:font-size="14pt" style:font-size-asian="14pt" style:font-size-complex="14pt"/>
    </style:style>
    <style:style style:name="T23_88" style:family="text">
      <style:text-properties fo:font-size="14pt" style:font-size-asian="14pt" style:font-size-complex="14pt"/>
    </style:style>
    <style:style style:name="T23_89" style:family="text">
      <style:text-properties fo:font-size="14pt" style:font-size-asian="14pt" style:font-size-complex="14pt"/>
    </style:style>
    <style:style style:name="T23_90" style:family="text">
      <style:text-properties fo:font-size="14pt" style:font-size-asian="14pt" style:font-size-complex="14pt"/>
    </style:style>
    <style:style style:name="T23_91" style:family="text">
      <style:text-properties fo:font-size="14pt" style:font-size-asian="14pt" style:font-size-complex="14pt"/>
    </style:style>
    <style:style style:name="T23_92" style:family="text">
      <style:text-properties fo:font-size="14pt" style:font-size-asian="14pt" style:font-size-complex="14pt"/>
    </style:style>
    <style:style style:name="T23_93" style:family="text">
      <style:text-properties fo:font-size="14pt" style:font-size-asian="14pt" style:font-size-complex="14pt"/>
    </style:style>
    <style:style style:name="T23_94" style:family="text">
      <style:text-properties fo:font-size="14pt" style:font-size-asian="14pt" style:font-size-complex="14pt"/>
    </style:style>
    <style:style style:name="T23_95" style:family="text">
      <style:text-properties fo:font-size="14pt" style:font-size-asian="14pt" style:font-size-complex="14pt"/>
    </style:style>
    <style:style style:name="T23_96" style:family="text">
      <style:text-properties fo:font-size="14pt" style:font-size-asian="14pt" style:font-size-complex="14pt"/>
    </style:style>
    <style:style style:name="T23_97" style:family="text">
      <style:text-properties fo:font-size="14pt" style:font-size-asian="14pt" style:font-size-complex="14pt"/>
    </style:style>
    <style:style style:name="T23_98" style:family="text">
      <style:text-properties fo:font-size="14pt" style:font-size-asian="14pt" style:font-size-complex="14pt"/>
    </style:style>
    <style:style style:name="T23_99" style:family="text">
      <style:text-properties fo:font-size="14pt" style:font-size-asian="14pt" style:font-size-complex="14pt"/>
    </style:style>
    <style:style style:name="T23_100" style:family="text">
      <style:text-properties fo:font-size="14pt" style:font-size-asian="14pt" style:font-size-complex="14pt"/>
    </style:style>
    <style:style style:name="T23_101" style:family="text">
      <style:text-properties fo:font-size="14pt" style:font-size-asian="14pt" style:font-size-complex="14pt"/>
    </style:style>
    <style:style style:name="T23_102" style:family="text">
      <style:text-properties fo:font-size="14pt" style:font-size-asian="14pt" style:font-size-complex="14pt"/>
    </style:style>
    <style:style style:name="T23_103" style:family="text">
      <style:text-properties fo:font-size="14pt" style:font-size-asian="14pt" style:font-size-complex="14pt"/>
    </style:style>
    <style:style style:name="T23_104" style:family="text">
      <style:text-properties fo:font-size="14pt" style:font-size-asian="14pt" style:font-size-complex="14pt"/>
    </style:style>
    <style:style style:name="T23_105" style:family="text">
      <style:text-properties fo:font-size="14pt" style:font-size-asian="14pt" style:font-size-complex="14pt"/>
    </style:style>
    <style:style style:name="T23_106" style:family="text">
      <style:text-properties fo:font-size="14pt" style:font-size-asian="14pt" style:font-size-complex="14pt"/>
    </style:style>
    <style:style style:name="T23_107" style:family="text">
      <style:text-properties fo:font-size="14pt" style:font-size-asian="14pt" style:font-size-complex="14pt"/>
    </style:style>
    <style:style style:name="T23_108" style:family="text">
      <style:text-properties fo:font-size="14pt" style:font-size-asian="14pt" style:font-size-complex="14pt"/>
    </style:style>
    <style:style style:name="T23_109" style:family="text">
      <style:text-properties fo:font-size="14pt" style:font-size-asian="14pt" style:font-size-complex="14pt"/>
    </style:style>
    <style:style style:name="T23_110" style:family="text">
      <style:text-properties fo:font-size="14pt" style:font-size-asian="14pt" style:font-size-complex="14pt"/>
    </style:style>
    <style:style style:name="T23_111" style:family="text">
      <style:text-properties fo:font-size="14pt" style:font-size-asian="14pt" style:font-size-complex="14pt"/>
    </style:style>
    <style:style style:name="T23_112" style:family="text">
      <style:text-properties fo:font-size="14pt" style:font-size-asian="14pt" style:font-size-complex="14pt"/>
    </style:style>
    <style:style style:name="T23_113" style:family="text">
      <style:text-properties fo:font-size="14pt" style:font-size-asian="14pt" style:font-size-complex="14pt"/>
    </style:style>
    <style:style style:name="T23_114" style:family="text">
      <style:text-properties fo:font-size="14pt" style:font-size-asian="14pt" style:font-size-complex="14pt"/>
    </style:style>
    <style:style style:name="T23_115" style:family="text">
      <style:text-properties fo:font-size="14pt" style:font-size-asian="14pt" style:font-size-complex="14pt"/>
    </style:style>
    <style:style style:name="T23_116" style:family="text">
      <style:text-properties fo:font-size="14pt" style:font-size-asian="14pt" style:font-size-complex="14pt"/>
    </style:style>
    <style:style style:name="T23_117" style:family="text">
      <style:text-properties fo:font-size="14pt" style:font-size-asian="14pt" style:font-size-complex="14pt"/>
    </style:style>
    <style:style style:name="T23_118" style:family="text">
      <style:text-properties fo:font-size="14pt" style:font-size-asian="14pt" style:font-size-complex="14pt"/>
    </style:style>
    <style:style style:name="T23_119" style:family="text">
      <style:text-properties fo:font-size="14pt" style:font-size-asian="14pt" style:font-size-complex="14pt"/>
    </style:style>
    <style:style style:name="T23_120" style:family="text">
      <style:text-properties fo:font-size="14pt" style:font-size-asian="14pt" style:font-size-complex="14pt"/>
    </style:style>
    <style:style style:name="T23_121" style:family="text">
      <style:text-properties fo:font-size="14pt" style:font-size-asian="14pt" style:font-size-complex="14pt"/>
    </style:style>
    <style:style style:name="T23_122" style:family="text">
      <style:text-properties fo:font-size="14pt" style:font-size-asian="14pt" style:font-size-complex="14pt"/>
    </style:style>
    <style:style style:name="T23_123" style:family="text">
      <style:text-properties fo:font-size="14pt" style:font-size-asian="14pt" style:font-size-complex="14pt"/>
    </style:style>
    <style:style style:name="T23_124" style:family="text">
      <style:text-properties fo:font-size="14pt" style:font-size-asian="14pt" style:font-size-complex="14pt"/>
    </style:style>
    <style:style style:name="T23_125" style:family="text">
      <style:text-properties fo:font-size="14pt" style:font-size-asian="14pt" style:font-size-complex="14pt"/>
    </style:style>
    <style:style style:name="T23_126" style:family="text">
      <style:text-properties fo:font-size="14pt" style:font-size-asian="14pt" style:font-size-complex="14pt"/>
    </style:style>
    <style:style style:name="T23_127" style:family="text">
      <style:text-properties fo:font-size="14pt" style:font-size-asian="14pt" style:font-size-complex="14pt"/>
    </style:style>
    <style:style style:name="T23_128" style:family="text">
      <style:text-properties fo:font-size="14pt" style:font-size-asian="14pt" style:font-size-complex="14pt"/>
    </style:style>
    <style:style style:name="T23_129" style:family="text">
      <style:text-properties fo:font-size="14pt" style:font-size-asian="14pt" style:font-size-complex="14pt"/>
    </style:style>
    <style:style style:name="T23_130" style:family="text">
      <style:text-properties fo:font-size="14pt" style:font-size-asian="14pt" style:font-size-complex="14pt"/>
    </style:style>
    <style:style style:name="T23_131" style:family="text">
      <style:text-properties fo:font-size="14pt" style:font-size-asian="14pt" style:font-size-complex="14pt"/>
    </style:style>
    <style:style style:name="T23_132" style:family="text">
      <style:text-properties fo:font-size="14pt" style:font-size-asian="14pt" style:font-size-complex="14pt"/>
    </style:style>
    <style:style style:name="T23_133" style:family="text">
      <style:text-properties fo:font-size="14pt" style:font-size-asian="14pt" style:font-size-complex="14pt"/>
    </style:style>
    <style:style style:name="T23_134" style:family="text">
      <style:text-properties fo:font-size="14pt" style:font-size-asian="14pt" style:font-size-complex="14pt"/>
    </style:style>
    <style:style style:name="T23_135" style:family="text">
      <style:text-properties fo:font-size="14pt" style:font-size-asian="14pt" style:font-size-complex="14pt"/>
    </style:style>
    <style:style style:name="T23_136" style:family="text">
      <style:text-properties fo:font-size="14pt" style:font-size-asian="14pt" style:font-size-complex="14pt"/>
    </style:style>
    <style:style style:name="T23_137" style:family="text">
      <style:text-properties fo:font-size="14pt" style:font-size-asian="14pt" style:font-size-complex="14pt"/>
    </style:style>
    <style:style style:name="T23_138" style:family="text">
      <style:text-properties fo:font-size="14pt" style:font-size-asian="14pt" style:font-size-complex="14pt"/>
    </style:style>
    <style:style style:name="T23_139" style:family="text">
      <style:text-properties fo:font-size="14pt" style:font-size-asian="14pt" style:font-size-complex="14pt"/>
    </style:style>
    <style:style style:name="T23_140" style:family="text">
      <style:text-properties fo:font-size="14pt" style:font-size-asian="14pt" style:font-size-complex="14pt"/>
    </style:style>
    <style:style style:name="T23_141" style:family="text">
      <style:text-properties fo:font-size="14pt" style:font-size-asian="14pt" style:font-size-complex="14pt"/>
    </style:style>
    <style:style style:name="T23_142" style:family="text">
      <style:text-properties fo:font-size="14pt" style:font-size-asian="14pt" style:font-size-complex="14pt"/>
    </style:style>
    <style:style style:name="T23_143" style:family="text">
      <style:text-properties fo:font-size="14pt" style:font-size-asian="14pt" style:font-size-complex="14pt"/>
    </style:style>
    <style:style style:name="T23_144" style:family="text">
      <style:text-properties fo:font-size="14pt" style:font-size-asian="14pt" style:font-size-complex="14pt"/>
    </style:style>
    <style:style style:name="T23_145" style:family="text">
      <style:text-properties fo:font-size="14pt" style:font-size-asian="14pt" style:font-size-complex="14pt"/>
    </style:style>
    <style:style style:name="T23_146" style:family="text">
      <style:text-properties fo:font-size="14pt" style:font-size-asian="14pt" style:font-size-complex="14pt"/>
    </style:style>
    <style:style style:name="T23_147" style:family="text">
      <style:text-properties fo:font-size="14pt" style:font-size-asian="14pt" style:font-size-complex="14pt"/>
    </style:style>
    <style:style style:name="T23_148" style:family="text">
      <style:text-properties fo:font-size="14pt" style:font-size-asian="14pt" style:font-size-complex="14pt"/>
    </style:style>
    <style:style style:name="T23_149" style:family="text">
      <style:text-properties fo:font-size="14pt" style:font-size-asian="14pt" style:font-size-complex="14pt"/>
    </style:style>
    <style:style style:name="T23_150" style:family="text">
      <style:text-properties fo:font-size="14pt" style:font-size-asian="14pt" style:font-size-complex="14pt"/>
    </style:style>
    <style:style style:name="T23_151" style:family="text">
      <style:text-properties fo:font-size="14pt" style:font-size-asian="14pt" style:font-size-complex="14pt"/>
    </style:style>
    <style:style style:name="T23_152" style:family="text">
      <style:text-properties fo:font-size="14pt" style:font-size-asian="14pt" style:font-size-complex="14pt"/>
    </style:style>
    <style:style style:name="T23_153" style:family="text">
      <style:text-properties fo:font-size="14pt" style:font-size-asian="14pt" style:font-size-complex="14pt"/>
    </style:style>
    <style:style style:name="T23_154" style:family="text">
      <style:text-properties fo:font-size="14pt" style:font-size-asian="14pt" style:font-size-complex="14pt"/>
    </style:style>
    <style:style style:name="T23_155" style:family="text">
      <style:text-properties fo:font-size="14pt" style:font-size-asian="14pt" style:font-size-complex="14pt"/>
    </style:style>
    <style:style style:name="T23_156" style:family="text">
      <style:text-properties fo:font-size="14pt" style:font-size-asian="14pt" style:font-size-complex="14pt"/>
    </style:style>
    <style:style style:name="T23_157" style:family="text">
      <style:text-properties fo:font-size="14pt" style:font-size-asian="14pt" style:font-size-complex="14pt"/>
    </style:style>
    <style:style style:name="T23_158" style:family="text">
      <style:text-properties fo:font-size="14pt" style:font-size-asian="14pt" style:font-size-complex="14pt"/>
    </style:style>
    <style:style style:name="T23_159" style:family="text">
      <style:text-properties fo:font-size="14pt" style:font-size-asian="14pt" style:font-size-complex="14pt"/>
    </style:style>
    <style:style style:name="T23_160" style:family="text">
      <style:text-properties fo:font-size="14pt" style:font-size-asian="14pt" style:font-size-complex="14pt"/>
    </style:style>
    <style:style style:name="T23_161" style:family="text">
      <style:text-properties fo:font-size="14pt" style:font-size-asian="14pt" style:font-size-complex="14pt"/>
    </style:style>
    <style:style style:name="T23_162" style:family="text">
      <style:text-properties fo:font-size="14pt" style:font-size-asian="14pt" style:font-size-complex="14pt"/>
    </style:style>
    <style:style style:name="T23_163" style:family="text">
      <style:text-properties fo:font-size="14pt" style:font-size-asian="14pt" style:font-size-complex="14pt"/>
    </style:style>
    <style:style style:name="T23_164" style:family="text">
      <style:text-properties fo:font-size="14pt" style:font-size-asian="14pt" style:font-size-complex="14pt"/>
    </style:style>
    <style:style style:name="T23_165" style:family="text">
      <style:text-properties fo:font-size="14pt" style:font-size-asian="14pt" style:font-size-complex="14pt"/>
    </style:style>
    <style:style style:name="T23_166" style:family="text">
      <style:text-properties fo:font-size="14pt" style:font-size-asian="14pt" style:font-size-complex="14pt"/>
    </style:style>
    <style:style style:name="T23_167" style:family="text">
      <style:text-properties fo:font-size="14pt" style:font-size-asian="14pt" style:font-size-complex="14pt"/>
    </style:style>
    <style:style style:name="T23_168" style:family="text">
      <style:text-properties fo:font-size="14pt" style:font-size-asian="14pt" style:font-size-complex="14pt"/>
    </style:style>
    <style:style style:name="T23_169" style:family="text">
      <style:text-properties fo:font-size="14pt" style:font-size-asian="14pt" style:font-size-complex="14pt"/>
    </style:style>
    <style:style style:name="T23_170" style:family="text">
      <style:text-properties fo:font-size="14pt" style:font-size-asian="14pt" style:font-size-complex="14pt"/>
    </style:style>
    <style:style style:name="P2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4pt" style:font-size-asian="14pt" style:font-size-complex="14pt"/>
    </style:style>
    <style:style style:name="T25_2" style:family="text">
      <style:text-properties fo:font-size="14pt" style:font-size-asian="14pt" style:font-size-complex="14pt"/>
    </style:style>
    <style:style style:name="T25_3" style:family="text">
      <style:text-properties fo:font-size="14pt" style:font-size-asian="14pt" style:font-size-complex="14pt"/>
    </style:style>
    <style:style style:name="T25_4" style:family="text">
      <style:text-properties fo:font-size="14pt" style:font-size-asian="14pt" style:font-size-complex="14pt"/>
    </style:style>
    <style:style style:name="T25_5" style:family="text">
      <style:text-properties fo:font-size="14pt" style:font-size-asian="14pt" style:font-size-complex="14pt"/>
    </style:style>
    <style:style style:name="T25_6" style:family="text">
      <style:text-properties fo:font-size="14pt" style:font-size-asian="14pt" style:font-size-complex="14pt"/>
    </style:style>
    <style:style style:name="T25_7" style:family="text">
      <style:text-properties fo:font-size="14pt" style:font-size-asian="14pt" style:font-size-complex="14pt"/>
    </style:style>
    <style:style style:name="T25_8" style:family="text">
      <style:text-properties fo:font-size="14pt" style:font-size-asian="14pt" style:font-size-complex="14pt"/>
    </style:style>
    <style:style style:name="T25_9" style:family="text">
      <style:text-properties fo:font-size="14pt" style:font-size-asian="14pt" style:font-size-complex="14pt"/>
    </style:style>
    <style:style style:name="T25_10" style:family="text">
      <style:text-properties fo:font-size="14pt" style:font-size-asian="14pt" style:font-size-complex="14pt"/>
    </style:style>
    <style:style style:name="T25_11" style:family="text">
      <style:text-properties fo:font-size="14pt" style:font-size-asian="14pt" style:font-size-complex="14pt"/>
    </style:style>
    <style:style style:name="T25_12" style:family="text">
      <style:text-properties fo:font-size="14pt" style:font-size-asian="14pt" style:font-size-complex="14pt"/>
    </style:style>
    <style:style style:name="T25_13" style:family="text">
      <style:text-properties fo:font-size="14pt" style:font-size-asian="14pt" style:font-size-complex="14pt"/>
    </style:style>
    <style:style style:name="T25_14" style:family="text">
      <style:text-properties fo:font-size="14pt" style:font-size-asian="14pt" style:font-size-complex="14pt"/>
    </style:style>
    <style:style style:name="T25_15" style:family="text">
      <style:text-properties fo:font-size="14pt" style:font-size-asian="14pt" style:font-size-complex="14pt"/>
    </style:style>
    <style:style style:name="T25_16" style:family="text">
      <style:text-properties fo:font-size="14pt" style:font-size-asian="14pt" style:font-size-complex="14pt"/>
    </style:style>
    <style:style style:name="T25_17" style:family="text">
      <style:text-properties fo:font-size="14pt" style:font-size-asian="14pt" style:font-size-complex="14pt"/>
    </style:style>
    <style:style style:name="T25_18" style:family="text">
      <style:text-properties fo:font-size="14pt" style:font-size-asian="14pt" style:font-size-complex="14pt"/>
    </style:style>
    <style:style style:name="T25_19" style:family="text">
      <style:text-properties fo:font-size="14pt" style:font-size-asian="14pt" style:font-size-complex="14pt"/>
    </style:style>
    <style:style style:name="T25_20" style:family="text">
      <style:text-properties fo:font-size="14pt" style:font-size-asian="14pt" style:font-size-complex="14pt"/>
    </style:style>
    <style:style style:name="T25_21" style:family="text">
      <style:text-properties fo:font-size="14pt" style:font-size-asian="14pt" style:font-size-complex="14pt"/>
    </style:style>
    <style:style style:name="T25_22" style:family="text">
      <style:text-properties fo:font-size="14pt" style:font-size-asian="14pt" style:font-size-complex="14pt"/>
    </style:style>
    <style:style style:name="T25_23" style:family="text">
      <style:text-properties fo:font-size="14pt" style:font-size-asian="14pt" style:font-size-complex="14pt"/>
    </style:style>
    <style:style style:name="T25_24" style:family="text">
      <style:text-properties fo:font-size="14pt" style:font-size-asian="14pt" style:font-size-complex="14pt"/>
    </style:style>
    <style:style style:name="T25_25" style:family="text">
      <style:text-properties fo:font-size="14pt" style:font-size-asian="14pt" style:font-size-complex="14pt"/>
    </style:style>
    <style:style style:name="T25_26" style:family="text">
      <style:text-properties fo:font-size="14pt" style:font-size-asian="14pt" style:font-size-complex="14pt"/>
    </style:style>
    <style:style style:name="T25_27" style:family="text">
      <style:text-properties fo:font-size="14pt" style:font-size-asian="14pt" style:font-size-complex="14pt"/>
    </style:style>
    <style:style style:name="T25_28" style:family="text">
      <style:text-properties fo:font-size="14pt" style:font-size-asian="14pt" style:font-size-complex="14pt"/>
    </style:style>
    <style:style style:name="T25_29" style:family="text">
      <style:text-properties fo:font-size="14pt" style:font-size-asian="14pt" style:font-size-complex="14pt"/>
    </style:style>
    <style:style style:name="T25_30" style:family="text">
      <style:text-properties fo:font-size="14pt" style:font-size-asian="14pt" style:font-size-complex="14pt"/>
    </style:style>
    <style:style style:name="T25_31" style:family="text">
      <style:text-properties fo:font-size="14pt" style:font-size-asian="14pt" style:font-size-complex="14pt"/>
    </style:style>
    <style:style style:name="T25_32" style:family="text">
      <style:text-properties fo:font-size="14pt" style:font-size-asian="14pt" style:font-size-complex="14pt"/>
    </style:style>
    <style:style style:name="T25_33" style:family="text">
      <style:text-properties fo:font-size="14pt" style:font-size-asian="14pt" style:font-size-complex="14pt"/>
    </style:style>
    <style:style style:name="T25_34" style:family="text">
      <style:text-properties fo:font-size="14pt" style:font-size-asian="14pt" style:font-size-complex="14pt"/>
    </style:style>
    <style:style style:name="T25_35" style:family="text">
      <style:text-properties fo:font-size="14pt" style:font-size-asian="14pt" style:font-size-complex="14pt"/>
    </style:style>
    <style:style style:name="T25_36" style:family="text">
      <style:text-properties fo:font-size="14pt" style:font-size-asian="14pt" style:font-size-complex="14pt"/>
    </style:style>
    <style:style style:name="T25_37" style:family="text">
      <style:text-properties fo:font-size="14pt" style:font-size-asian="14pt" style:font-size-complex="14pt"/>
    </style:style>
    <style:style style:name="T25_38" style:family="text">
      <style:text-properties fo:font-size="14pt" style:font-size-asian="14pt" style:font-size-complex="14pt"/>
    </style:style>
    <style:style style:name="T25_39" style:family="text">
      <style:text-properties fo:font-size="14pt" style:font-size-asian="14pt" style:font-size-complex="14pt"/>
    </style:style>
    <style:style style:name="T25_40" style:family="text">
      <style:text-properties fo:font-size="14pt" style:font-size-asian="14pt" style:font-size-complex="14pt"/>
    </style:style>
    <style:style style:name="T25_41" style:family="text">
      <style:text-properties fo:font-size="14pt" style:font-size-asian="14pt" style:font-size-complex="14pt"/>
    </style:style>
    <style:style style:name="T25_42" style:family="text">
      <style:text-properties fo:font-size="14pt" style:font-size-asian="14pt" style:font-size-complex="14pt"/>
    </style:style>
    <style:style style:name="T25_43" style:family="text">
      <style:text-properties fo:font-size="14pt" style:font-size-asian="14pt" style:font-size-complex="14pt"/>
    </style:style>
    <style:style style:name="T25_44" style:family="text">
      <style:text-properties fo:font-size="14pt" style:font-size-asian="14pt" style:font-size-complex="14pt"/>
    </style:style>
    <style:style style:name="T25_45" style:family="text">
      <style:text-properties fo:font-size="14pt" style:font-size-asian="14pt" style:font-size-complex="14pt"/>
    </style:style>
    <style:style style:name="T25_46" style:family="text">
      <style:text-properties fo:font-size="14pt" style:font-size-asian="14pt" style:font-size-complex="14pt"/>
    </style:style>
    <style:style style:name="T25_47" style:family="text">
      <style:text-properties fo:font-size="14pt" style:font-size-asian="14pt" style:font-size-complex="14pt"/>
    </style:style>
    <style:style style:name="T25_48" style:family="text">
      <style:text-properties fo:font-size="14pt" style:font-size-asian="14pt" style:font-size-complex="14pt"/>
    </style:style>
    <style:style style:name="T25_49" style:family="text">
      <style:text-properties fo:font-size="14pt" style:font-size-asian="14pt" style:font-size-complex="14pt"/>
    </style:style>
    <style:style style:name="T25_50" style:family="text">
      <style:text-properties fo:font-size="14pt" style:font-size-asian="14pt" style:font-size-complex="14pt"/>
    </style:style>
    <style:style style:name="T25_51" style:family="text">
      <style:text-properties fo:font-size="14pt" style:font-size-asian="14pt" style:font-size-complex="14pt"/>
    </style:style>
    <style:style style:name="T25_52" style:family="text">
      <style:text-properties fo:font-size="14pt" style:font-size-asian="14pt" style:font-size-complex="14pt"/>
    </style:style>
    <style:style style:name="T25_53" style:family="text">
      <style:text-properties fo:font-size="14pt" style:font-size-asian="14pt" style:font-size-complex="14pt"/>
    </style:style>
    <style:style style:name="T25_54" style:family="text">
      <style:text-properties fo:font-size="14pt" style:font-size-asian="14pt" style:font-size-complex="14pt"/>
    </style:style>
    <style:style style:name="T25_55" style:family="text">
      <style:text-properties fo:font-size="14pt" style:font-size-asian="14pt" style:font-size-complex="14pt"/>
    </style:style>
    <style:style style:name="T25_56" style:family="text">
      <style:text-properties fo:font-size="14pt" style:font-size-asian="14pt" style:font-size-complex="14pt"/>
    </style:style>
    <style:style style:name="T25_57" style:family="text">
      <style:text-properties fo:font-size="14pt" style:font-size-asian="14pt" style:font-size-complex="14pt"/>
    </style:style>
    <style:style style:name="T25_58" style:family="text">
      <style:text-properties fo:font-size="14pt" style:font-size-asian="14pt" style:font-size-complex="14pt"/>
    </style:style>
    <style:style style:name="T25_59" style:family="text">
      <style:text-properties fo:font-size="14pt" style:font-size-asian="14pt" style:font-size-complex="14pt"/>
    </style:style>
    <style:style style:name="T25_60" style:family="text">
      <style:text-properties fo:font-size="14pt" style:font-size-asian="14pt" style:font-size-complex="14pt"/>
    </style:style>
    <style:style style:name="T25_61" style:family="text">
      <style:text-properties fo:font-size="14pt" style:font-size-asian="14pt" style:font-size-complex="14pt"/>
    </style:style>
    <style:style style:name="T25_62" style:family="text">
      <style:text-properties fo:font-size="14pt" style:font-size-asian="14pt" style:font-size-complex="14pt"/>
    </style:style>
    <style:style style:name="T25_63" style:family="text">
      <style:text-properties fo:font-size="14pt" style:font-size-asian="14pt" style:font-size-complex="14pt"/>
    </style:style>
    <style:style style:name="T25_64" style:family="text">
      <style:text-properties fo:font-size="14pt" style:font-size-asian="14pt" style:font-size-complex="14pt"/>
    </style:style>
    <style:style style:name="T25_65" style:family="text">
      <style:text-properties fo:font-size="14pt" style:font-size-asian="14pt" style:font-size-complex="14pt"/>
    </style:style>
    <style:style style:name="T25_66" style:family="text">
      <style:text-properties fo:font-size="14pt" style:font-size-asian="14pt" style:font-size-complex="14pt"/>
    </style:style>
    <style:style style:name="T25_67" style:family="text">
      <style:text-properties fo:font-size="14pt" style:font-size-asian="14pt" style:font-size-complex="14pt"/>
    </style:style>
    <style:style style:name="T25_68" style:family="text">
      <style:text-properties fo:font-size="14pt" style:font-size-asian="14pt" style:font-size-complex="14pt"/>
    </style:style>
    <style:style style:name="T25_69" style:family="text">
      <style:text-properties fo:font-size="14pt" style:font-size-asian="14pt" style:font-size-complex="14pt"/>
    </style:style>
    <style:style style:name="T25_70" style:family="text">
      <style:text-properties fo:font-size="14pt" style:font-size-asian="14pt" style:font-size-complex="14pt"/>
    </style:style>
    <style:style style:name="T25_71" style:family="text">
      <style:text-properties fo:font-size="14pt" style:font-size-asian="14pt" style:font-size-complex="14pt"/>
    </style:style>
    <style:style style:name="T25_72" style:family="text">
      <style:text-properties fo:font-size="14pt" style:font-size-asian="14pt" style:font-size-complex="14pt"/>
    </style:style>
    <style:style style:name="T25_73" style:family="text">
      <style:text-properties fo:font-size="14pt" style:font-size-asian="14pt" style:font-size-complex="14pt"/>
    </style:style>
    <style:style style:name="T25_74" style:family="text">
      <style:text-properties fo:font-size="14pt" style:font-size-asian="14pt" style:font-size-complex="14pt"/>
    </style:style>
    <style:style style:name="T25_75" style:family="text">
      <style:text-properties fo:font-size="14pt" style:font-size-asian="14pt" style:font-size-complex="14pt"/>
    </style:style>
    <style:style style:name="T25_76" style:family="text">
      <style:text-properties fo:font-size="14pt" style:font-size-asian="14pt" style:font-size-complex="14pt"/>
    </style:style>
    <style:style style:name="P2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4pt" style:font-size-asian="14pt" style:font-size-complex="14pt"/>
    </style:style>
    <style:style style:name="T27_2" style:family="text">
      <style:text-properties fo:font-size="14pt" style:font-size-asian="14pt" style:font-size-complex="14pt"/>
    </style:style>
    <style:style style:name="P2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14pt" style:font-size-asian="14pt" style:font-size-complex="14pt"/>
    </style:style>
    <style:style style:name="T29_2" style:family="text">
      <style:text-properties fo:font-size="14pt" style:font-size-asian="14pt" style:font-size-complex="14pt"/>
    </style:style>
    <style:style style:name="T29_3" style:family="text">
      <style:text-properties fo:font-size="14pt" style:font-size-asian="14pt" style:font-size-complex="14pt"/>
    </style:style>
    <style:style style:name="T29_4" style:family="text">
      <style:text-properties fo:font-size="14pt" style:font-size-asian="14pt" style:font-size-complex="14pt"/>
    </style:style>
    <style:style style:name="T29_5" style:family="text">
      <style:text-properties fo:font-size="14pt" style:font-size-asian="14pt" style:font-size-complex="14pt"/>
    </style:style>
    <style:style style:name="T29_6" style:family="text">
      <style:text-properties fo:font-size="14pt" style:font-size-asian="14pt" style:font-size-complex="14pt"/>
    </style:style>
    <style:style style:name="T29_7" style:family="text">
      <style:text-properties fo:font-size="14pt" style:font-size-asian="14pt" style:font-size-complex="14pt"/>
    </style:style>
    <style:style style:name="T29_8" style:family="text">
      <style:text-properties fo:font-size="14pt" style:font-size-asian="14pt" style:font-size-complex="14pt"/>
    </style:style>
    <style:style style:name="T29_9" style:family="text">
      <style:text-properties fo:font-size="14pt" style:font-size-asian="14pt" style:font-size-complex="14pt"/>
    </style:style>
    <style:style style:name="T29_10" style:family="text">
      <style:text-properties fo:font-size="14pt" style:font-size-asian="14pt" style:font-size-complex="14pt"/>
    </style:style>
    <style:style style:name="T29_11" style:family="text">
      <style:text-properties fo:font-size="14pt" style:font-size-asian="14pt" style:font-size-complex="14pt"/>
    </style:style>
    <style:style style:name="T29_12" style:family="text">
      <style:text-properties fo:font-size="14pt" style:font-size-asian="14pt" style:font-size-complex="14pt"/>
    </style:style>
    <style:style style:name="T29_13" style:family="text">
      <style:text-properties fo:font-size="14pt" style:font-size-asian="14pt" style:font-size-complex="14pt"/>
    </style:style>
    <style:style style:name="T29_14" style:family="text">
      <style:text-properties fo:font-size="14pt" style:font-size-asian="14pt" style:font-size-complex="14pt"/>
    </style:style>
    <style:style style:name="T29_15" style:family="text">
      <style:text-properties fo:font-size="14pt" style:font-size-asian="14pt" style:font-size-complex="14pt"/>
    </style:style>
    <style:style style:name="T29_16" style:family="text">
      <style:text-properties fo:font-size="14pt" style:font-size-asian="14pt" style:font-size-complex="14pt"/>
    </style:style>
    <style:style style:name="T29_17" style:family="text">
      <style:text-properties fo:font-size="14pt" style:font-size-asian="14pt" style:font-size-complex="14pt"/>
    </style:style>
    <style:style style:name="T29_18" style:family="text">
      <style:text-properties fo:font-size="14pt" style:font-size-asian="14pt" style:font-size-complex="14pt"/>
    </style:style>
    <style:style style:name="T29_19" style:family="text">
      <style:text-properties fo:font-size="14pt" style:font-size-asian="14pt" style:font-size-complex="14pt"/>
    </style:style>
    <style:style style:name="T29_20" style:family="text">
      <style:text-properties fo:font-size="14pt" style:font-size-asian="14pt" style:font-size-complex="14pt"/>
    </style:style>
    <style:style style:name="T29_21" style:family="text">
      <style:text-properties fo:font-size="14pt" style:font-size-asian="14pt" style:font-size-complex="14pt"/>
    </style:style>
    <style:style style:name="T29_22" style:family="text">
      <style:text-properties fo:font-size="14pt" style:font-size-asian="14pt" style:font-size-complex="14pt"/>
    </style:style>
    <style:style style:name="T29_23" style:family="text">
      <style:text-properties fo:font-size="14pt" style:font-size-asian="14pt" style:font-size-complex="14pt"/>
    </style:style>
    <style:style style:name="T29_24" style:family="text">
      <style:text-properties fo:font-size="14pt" style:font-size-asian="14pt" style:font-size-complex="14pt"/>
    </style:style>
    <style:style style:name="T29_25" style:family="text">
      <style:text-properties fo:font-size="14pt" style:font-size-asian="14pt" style:font-size-complex="14pt"/>
    </style:style>
    <style:style style:name="T29_26" style:family="text">
      <style:text-properties fo:font-size="14pt" style:font-size-asian="14pt" style:font-size-complex="14pt"/>
    </style:style>
    <style:style style:name="T29_27" style:family="text"/>
    <style:style style:name="T29_28" style:family="text">
      <style:text-properties fo:color="#1155cc" fo:font-size="14pt" style:font-size-asian="14pt" style:font-size-complex="14pt" style:text-underline-style="solid" style:text-underline-color="font-color"/>
    </style:style>
    <style:style style:name="T29_29" style:family="text"/>
    <style:style style:name="T29_30" style:family="text">
      <style:text-properties fo:color="#1155cc" fo:font-size="14pt" style:font-size-asian="14pt" style:font-size-complex="14pt" style:text-underline-style="solid" style:text-underline-color="font-color"/>
    </style:style>
    <style:style style:name="T29_31" style:family="text"/>
    <style:style style:name="T29_32" style:family="text">
      <style:text-properties fo:color="#1155cc" fo:font-size="14pt" style:font-size-asian="14pt" style:font-size-complex="14pt" style:text-underline-style="solid" style:text-underline-color="font-color"/>
    </style:style>
    <style:style style:name="T29_33" style:family="text">
      <style:text-properties fo:font-size="14pt" style:font-size-asian="14pt" style:font-size-complex="14pt"/>
    </style:style>
    <style:style style:name="P3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4pt" style:font-size-asian="14pt" style:font-size-complex="14pt"/>
    </style:style>
    <style:style style:name="T31_2" style:family="text">
      <style:text-properties fo:font-size="14pt" style:font-size-asian="14pt" style:font-size-complex="14pt"/>
    </style:style>
    <style:style style:name="P32" style:family="paragraph" style:parent-style-name="Standard">
      <style:paragraph-properties fo:break-before="auto" fo:line-height="115%" style:writing-mode="lr-tb"/>
      <style:text-properties style:text-line-through-style="solid" fo:font-size="14pt" style:font-size-asian="14pt" style:font-size-complex="14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style:text-line-through-style="solid" fo:font-size="14pt" style:font-size-asian="14pt" style:font-size-complex="14pt"/>
    </style:style>
    <style:style style:name="T33_2" style:family="text">
      <style:text-properties style:text-line-through-style="solid" fo:font-size="14pt" style:font-size-asian="14pt" style:font-size-complex="14pt"/>
    </style:style>
    <style:style style:name="T33_3" style:family="text">
      <style:text-properties style:text-line-through-style="solid" fo:font-size="14pt" style:font-size-asian="14pt" style:font-size-complex="14pt"/>
    </style:style>
    <style:style style:name="T33_4" style:family="text">
      <style:text-properties style:text-line-through-style="solid" fo:font-size="14pt" style:font-size-asian="14pt" style:font-size-complex="14pt"/>
    </style:style>
    <style:style style:name="T33_5" style:family="text">
      <style:text-properties style:text-line-through-style="solid" fo:font-size="14pt" style:font-size-asian="14pt" style:font-size-complex="14pt"/>
    </style:style>
    <style:style style:name="T33_6" style:family="text">
      <style:text-properties style:text-line-through-style="solid" fo:font-size="14pt" style:font-size-asian="14pt" style:font-size-complex="14pt"/>
    </style:style>
    <style:style style:name="T33_7" style:family="text">
      <style:text-properties style:text-line-through-style="solid" fo:font-size="14pt" style:font-size-asian="14pt" style:font-size-complex="14pt"/>
    </style:style>
    <style:style style:name="T33_8" style:family="text">
      <style:text-properties style:text-line-through-style="solid" fo:font-size="14pt" style:font-size-asian="14pt" style:font-size-complex="14pt"/>
    </style:style>
    <style:style style:name="T33_9" style:family="text">
      <style:text-properties style:text-line-through-style="solid" fo:font-size="14pt" style:font-size-asian="14pt" style:font-size-complex="14pt"/>
    </style:style>
    <style:style style:name="T33_10" style:family="text">
      <style:text-properties style:text-line-through-style="solid" fo:font-size="14pt" style:font-size-asian="14pt" style:font-size-complex="14pt"/>
    </style:style>
    <style:style style:name="T33_11" style:family="text">
      <style:text-properties style:text-line-through-style="solid" fo:font-size="14pt" style:font-size-asian="14pt" style:font-size-complex="14pt"/>
    </style:style>
    <style:style style:name="T33_12" style:family="text">
      <style:text-properties style:text-line-through-style="solid" fo:font-size="14pt" style:font-size-asian="14pt" style:font-size-complex="14pt"/>
    </style:style>
    <style:style style:name="T33_13" style:family="text">
      <style:text-properties style:text-line-through-style="solid" fo:font-size="14pt" style:font-size-asian="14pt" style:font-size-complex="14pt"/>
    </style:style>
    <style:style style:name="T33_14" style:family="text">
      <style:text-properties style:text-line-through-style="solid" fo:font-size="14pt" style:font-size-asian="14pt" style:font-size-complex="14pt"/>
    </style:style>
    <style:style style:name="T33_15" style:family="text">
      <style:text-properties style:text-line-through-style="solid" fo:font-size="14pt" style:font-size-asian="14pt" style:font-size-complex="14pt"/>
    </style:style>
    <style:style style:name="T33_16" style:family="text">
      <style:text-properties style:text-line-through-style="solid" fo:font-size="14pt" style:font-size-asian="14pt" style:font-size-complex="14pt"/>
    </style:style>
    <style:style style:name="T33_17" style:family="text">
      <style:text-properties style:text-line-through-style="solid" fo:font-size="14pt" style:font-size-asian="14pt" style:font-size-complex="14pt"/>
    </style:style>
    <style:style style:name="T33_18" style:family="text">
      <style:text-properties style:text-line-through-style="solid" fo:font-size="14pt" style:font-size-asian="14pt" style:font-size-complex="14pt"/>
    </style:style>
    <style:style style:name="T33_19" style:family="text">
      <style:text-properties style:text-line-through-style="solid" fo:font-size="14pt" style:font-size-asian="14pt" style:font-size-complex="14pt"/>
    </style:style>
    <style:style style:name="T33_20" style:family="text">
      <style:text-properties style:text-line-through-style="solid" fo:font-size="14pt" style:font-size-asian="14pt" style:font-size-complex="14pt"/>
    </style:style>
    <style:style style:name="T33_21" style:family="text">
      <style:text-properties style:text-line-through-style="solid" fo:font-size="14pt" style:font-size-asian="14pt" style:font-size-complex="14pt"/>
    </style:style>
    <style:style style:name="T33_22" style:family="text">
      <style:text-properties style:text-line-through-style="solid" fo:font-size="14pt" style:font-size-asian="14pt" style:font-size-complex="14pt"/>
    </style:style>
    <style:style style:name="T33_23" style:family="text">
      <style:text-properties style:text-line-through-style="solid" fo:font-size="14pt" style:font-size-asian="14pt" style:font-size-complex="14pt"/>
    </style:style>
    <style:style style:name="T33_24" style:family="text">
      <style:text-properties style:text-line-through-style="solid" fo:font-size="14pt" style:font-size-asian="14pt" style:font-size-complex="14pt"/>
    </style:style>
    <style:style style:name="T33_25" style:family="text">
      <style:text-properties style:text-line-through-style="solid" fo:font-size="14pt" style:font-size-asian="14pt" style:font-size-complex="14pt"/>
    </style:style>
    <style:style style:name="T33_26" style:family="text">
      <style:text-properties style:text-line-through-style="solid" fo:font-size="14pt" style:font-size-asian="14pt" style:font-size-complex="14pt"/>
    </style:style>
    <style:style style:name="T33_27" style:family="text">
      <style:text-properties style:text-line-through-style="solid" fo:font-size="14pt" style:font-size-asian="14pt" style:font-size-complex="14pt"/>
    </style:style>
    <style:style style:name="T33_28" style:family="text">
      <style:text-properties style:text-line-through-style="solid" fo:font-size="14pt" style:font-size-asian="14pt" style:font-size-complex="14pt"/>
    </style:style>
    <style:style style:name="T33_29" style:family="text">
      <style:text-properties style:text-line-through-style="solid" fo:font-size="14pt" style:font-size-asian="14pt" style:font-size-complex="14pt"/>
    </style:style>
    <style:style style:name="T33_30" style:family="text">
      <style:text-properties style:text-line-through-style="solid" fo:font-size="14pt" style:font-size-asian="14pt" style:font-size-complex="14pt"/>
    </style:style>
    <style:style style:name="T33_31" style:family="text">
      <style:text-properties style:text-line-through-style="solid" fo:font-size="14pt" style:font-size-asian="14pt" style:font-size-complex="14pt"/>
    </style:style>
    <style:style style:name="T33_32" style:family="text">
      <style:text-properties style:text-line-through-style="solid" fo:font-size="14pt" style:font-size-asian="14pt" style:font-size-complex="14pt"/>
    </style:style>
    <style:style style:name="T33_33" style:family="text">
      <style:text-properties fo:font-size="14pt" style:font-size-asian="14pt" style:font-size-complex="14pt"/>
    </style:style>
    <style:style style:name="T33_34" style:family="text">
      <style:text-properties style:text-line-through-style="solid" fo:font-size="14pt" style:font-size-asian="14pt" style:font-size-complex="14pt"/>
    </style:style>
    <style:style style:name="T33_35" style:family="text">
      <style:text-properties style:text-line-through-style="solid" fo:font-size="14pt" style:font-size-asian="14pt" style:font-size-complex="14pt"/>
    </style:style>
    <style:style style:name="T33_36" style:family="text">
      <style:text-properties style:text-line-through-style="solid" fo:font-size="14pt" style:font-size-asian="14pt" style:font-size-complex="14pt"/>
    </style:style>
    <style:style style:name="T33_37" style:family="text">
      <style:text-properties style:text-line-through-style="solid" fo:font-size="14pt" style:font-size-asian="14pt" style:font-size-complex="14pt"/>
    </style:style>
    <style:style style:name="T33_38" style:family="text">
      <style:text-properties style:text-line-through-style="solid" fo:font-size="14pt" style:font-size-asian="14pt" style:font-size-complex="14pt"/>
    </style:style>
    <style:style style:name="T33_39" style:family="text">
      <style:text-properties style:text-line-through-style="solid" fo:font-size="14pt" style:font-size-asian="14pt" style:font-size-complex="14pt"/>
    </style:style>
    <style:style style:name="T33_40" style:family="text">
      <style:text-properties style:text-line-through-style="solid" fo:font-size="14pt" style:font-size-asian="14pt" style:font-size-complex="14pt"/>
    </style:style>
    <style:style style:name="T33_41" style:family="text">
      <style:text-properties style:text-line-through-style="solid" fo:font-size="14pt" style:font-size-asian="14pt" style:font-size-complex="14pt"/>
    </style:style>
    <style:style style:name="T33_42" style:family="text">
      <style:text-properties style:text-line-through-style="solid" fo:font-size="14pt" style:font-size-asian="14pt" style:font-size-complex="14pt"/>
    </style:style>
    <style:style style:name="T33_43" style:family="text">
      <style:text-properties style:text-line-through-style="solid" fo:font-size="14pt" style:font-size-asian="14pt" style:font-size-complex="14pt"/>
    </style:style>
    <style:style style:name="T33_44" style:family="text">
      <style:text-properties style:text-line-through-style="solid" fo:font-size="14pt" style:font-size-asian="14pt" style:font-size-complex="14pt"/>
    </style:style>
    <style:style style:name="T33_45" style:family="text">
      <style:text-properties style:text-line-through-style="solid" fo:font-size="14pt" style:font-size-asian="14pt" style:font-size-complex="14pt"/>
    </style:style>
    <style:style style:name="T33_46" style:family="text">
      <style:text-properties style:text-line-through-style="solid" fo:font-size="14pt" style:font-size-asian="14pt" style:font-size-complex="14pt"/>
    </style:style>
    <style:style style:name="T33_47" style:family="text">
      <style:text-properties fo:font-size="14pt" style:font-size-asian="14pt" style:font-size-complex="14pt"/>
    </style:style>
    <style:style style:name="T33_48" style:family="text">
      <style:text-properties fo:font-size="14pt" style:font-size-asian="14pt" style:font-size-complex="14pt"/>
    </style:style>
    <style:style style:name="T33_49" style:family="text">
      <style:text-properties fo:font-size="14pt" style:font-size-asian="14pt" style:font-size-complex="14pt"/>
    </style:style>
    <style:style style:name="T33_50" style:family="text">
      <style:text-properties fo:font-size="14pt" style:font-size-asian="14pt" style:font-size-complex="14pt"/>
    </style:style>
    <style:style style:name="T33_51" style:family="text">
      <style:text-properties style:text-position="super 58%" fo:font-size="14pt" style:font-size-asian="14pt" style:font-size-complex="14pt"/>
    </style:style>
    <style:style style:name="T33_52" style:family="text">
      <style:text-properties fo:font-size="14pt" style:font-size-asian="14pt" style:font-size-complex="14pt"/>
    </style:style>
    <style:style style:name="T33_53" style:family="text">
      <style:text-properties fo:font-size="14pt" style:font-size-asian="14pt" style:font-size-complex="14pt"/>
    </style:style>
    <style:style style:name="T33_54" style:family="text">
      <style:text-properties fo:font-size="14pt" style:font-size-asian="14pt" style:font-size-complex="14pt"/>
    </style:style>
    <style:style style:name="T33_55" style:family="text">
      <style:text-properties fo:font-size="14pt" style:font-size-asian="14pt" style:font-size-complex="14pt"/>
    </style:style>
    <style:style style:name="T33_56" style:family="text">
      <style:text-properties fo:font-size="14pt" style:font-size-asian="14pt" style:font-size-complex="14pt"/>
    </style:style>
    <style:style style:name="T33_57" style:family="text">
      <style:text-properties fo:font-size="14pt" style:font-size-asian="14pt" style:font-size-complex="14pt"/>
    </style:style>
    <style:style style:name="T33_58" style:family="text">
      <style:text-properties fo:font-size="14pt" style:font-size-asian="14pt" style:font-size-complex="14pt"/>
    </style:style>
    <style:style style:name="T33_59" style:family="text">
      <style:text-properties fo:font-size="14pt" style:font-size-asian="14pt" style:font-size-complex="14pt"/>
    </style:style>
    <style:style style:name="T33_60" style:family="text">
      <style:text-properties fo:font-size="14pt" style:font-size-asian="14pt" style:font-size-complex="14pt"/>
    </style:style>
    <style:style style:name="T33_61" style:family="text">
      <style:text-properties fo:font-size="14pt" style:font-size-asian="14pt" style:font-size-complex="14pt"/>
    </style:style>
    <style:style style:name="T33_62" style:family="text">
      <style:text-properties fo:font-size="14pt" style:font-size-asian="14pt" style:font-size-complex="14pt"/>
    </style:style>
    <style:style style:name="T33_63" style:family="text">
      <style:text-properties fo:font-size="14pt" style:font-size-asian="14pt" style:font-size-complex="14pt"/>
    </style:style>
    <style:style style:name="T33_64" style:family="text">
      <style:text-properties fo:font-size="14pt" style:font-size-asian="14pt" style:font-size-complex="14pt"/>
    </style:style>
    <style:style style:name="T33_65" style:family="text">
      <style:text-properties fo:font-size="14pt" style:font-size-asian="14pt" style:font-size-complex="14pt"/>
    </style:style>
    <style:style style:name="T33_66" style:family="text">
      <style:text-properties fo:font-size="14pt" style:font-size-asian="14pt" style:font-size-complex="14pt"/>
    </style:style>
    <style:style style:name="T33_67" style:family="text">
      <style:text-properties fo:font-size="14pt" style:font-size-asian="14pt" style:font-size-complex="14pt"/>
    </style:style>
    <style:style style:name="T33_68" style:family="text">
      <style:text-properties fo:font-size="14pt" style:font-size-asian="14pt" style:font-size-complex="14pt"/>
    </style:style>
    <style:style style:name="T33_69" style:family="text">
      <style:text-properties fo:font-size="14pt" style:font-size-asian="14pt" style:font-size-complex="14pt"/>
    </style:style>
    <style:style style:name="T33_70" style:family="text">
      <style:text-properties fo:font-size="14pt" style:font-size-asian="14pt" style:font-size-complex="14pt"/>
    </style:style>
    <style:style style:name="T33_71" style:family="text">
      <style:text-properties fo:font-size="14pt" style:font-size-asian="14pt" style:font-size-complex="14pt"/>
    </style:style>
    <style:style style:name="T33_72" style:family="text">
      <style:text-properties fo:font-size="14pt" style:font-size-asian="14pt" style:font-size-complex="14pt"/>
    </style:style>
    <style:style style:name="T33_73" style:family="text">
      <style:text-properties fo:font-size="14pt" style:font-size-asian="14pt" style:font-size-complex="14pt"/>
    </style:style>
    <style:style style:name="T33_74" style:family="text">
      <style:text-properties fo:font-size="14pt" style:font-size-asian="14pt" style:font-size-complex="14pt"/>
    </style:style>
    <style:style style:name="T33_75" style:family="text">
      <style:text-properties fo:font-size="14pt" style:font-size-asian="14pt" style:font-size-complex="14pt"/>
    </style:style>
    <style:style style:name="T33_76" style:family="text">
      <style:text-properties fo:font-size="14pt" style:font-size-asian="14pt" style:font-size-complex="14pt"/>
    </style:style>
    <style:style style:name="T33_77" style:family="text">
      <style:text-properties fo:font-size="14pt" style:font-size-asian="14pt" style:font-size-complex="14pt"/>
    </style:style>
    <style:style style:name="T33_78" style:family="text">
      <style:text-properties fo:font-size="14pt" style:font-size-asian="14pt" style:font-size-complex="14pt"/>
    </style:style>
    <style:style style:name="T33_79" style:family="text">
      <style:text-properties fo:font-size="14pt" style:font-size-asian="14pt" style:font-size-complex="14pt"/>
    </style:style>
    <style:style style:name="T33_80" style:family="text">
      <style:text-properties fo:font-size="14pt" style:font-size-asian="14pt" style:font-size-complex="14pt"/>
    </style:style>
    <style:style style:name="T33_81" style:family="text">
      <style:text-properties fo:font-size="14pt" style:font-size-asian="14pt" style:font-size-complex="14pt"/>
    </style:style>
    <style:style style:name="T33_82" style:family="text">
      <style:text-properties fo:font-size="14pt" style:font-size-asian="14pt" style:font-size-complex="14pt"/>
    </style:style>
    <style:style style:name="T33_83" style:family="text">
      <style:text-properties fo:font-size="14pt" style:font-size-asian="14pt" style:font-size-complex="14pt"/>
    </style:style>
    <style:style style:name="T33_84" style:family="text">
      <style:text-properties fo:font-size="14pt" style:font-size-asian="14pt" style:font-size-complex="14pt"/>
    </style:style>
    <style:style style:name="T33_85" style:family="text">
      <style:text-properties style:text-line-through-style="solid" fo:font-size="14pt" style:font-size-asian="14pt" style:font-size-complex="14pt"/>
    </style:style>
    <style:style style:name="T33_86" style:family="text">
      <style:text-properties style:text-line-through-style="solid" fo:font-size="14pt" style:font-size-asian="14pt" style:font-size-complex="14pt"/>
    </style:style>
    <style:style style:name="T33_87" style:family="text">
      <style:text-properties style:text-line-through-style="solid" fo:font-size="14pt" style:font-size-asian="14pt" style:font-size-complex="14pt"/>
    </style:style>
    <style:style style:name="T33_88" style:family="text">
      <style:text-properties fo:font-size="14pt" style:font-size-asian="14pt" style:font-size-complex="14pt"/>
    </style:style>
    <style:style style:name="T33_89" style:family="text">
      <style:text-properties fo:font-size="14pt" style:font-size-asian="14pt" style:font-size-complex="14pt"/>
    </style:style>
    <style:style style:name="T33_90" style:family="text">
      <style:text-properties fo:font-size="14pt" style:font-size-asian="14pt" style:font-size-complex="14pt"/>
    </style:style>
    <style:style style:name="T33_91" style:family="text">
      <style:text-properties style:text-line-through-style="solid" fo:font-size="14pt" style:font-size-asian="14pt" style:font-size-complex="14pt"/>
    </style:style>
    <style:style style:name="T33_92" style:family="text">
      <style:text-properties style:text-line-through-style="solid" fo:font-size="14pt" style:font-size-asian="14pt" style:font-size-complex="14pt"/>
    </style:style>
    <style:style style:name="T33_93" style:family="text">
      <style:text-properties style:text-line-through-style="solid" fo:font-size="14pt" style:font-size-asian="14pt" style:font-size-complex="14pt"/>
    </style:style>
    <style:style style:name="T33_94" style:family="text">
      <style:text-properties fo:font-size="14pt" style:font-size-asian="14pt" style:font-size-complex="14pt"/>
    </style:style>
    <style:style style:name="T33_95" style:family="text">
      <style:text-properties style:text-line-through-style="solid" fo:font-size="14pt" style:font-size-asian="14pt" style:font-size-complex="14pt"/>
    </style:style>
    <style:style style:name="T33_96" style:family="text">
      <style:text-properties style:text-line-through-style="solid" fo:font-size="14pt" style:font-size-asian="14pt" style:font-size-complex="14pt"/>
    </style:style>
    <style:style style:name="T33_97" style:family="text">
      <style:text-properties style:text-line-through-style="solid" fo:font-size="14pt" style:font-size-asian="14pt" style:font-size-complex="14pt"/>
    </style:style>
    <style:style style:name="T33_98" style:family="text">
      <style:text-properties fo:font-size="14pt" style:font-size-asian="14pt" style:font-size-complex="14pt"/>
    </style:style>
    <style:style style:name="T33_99" style:family="text">
      <style:text-properties fo:font-size="14pt" style:font-size-asian="14pt" style:font-size-complex="14pt"/>
    </style:style>
    <style:style style:name="T33_100" style:family="text">
      <style:text-properties fo:font-size="14pt" style:font-size-asian="14pt" style:font-size-complex="14pt"/>
    </style:style>
    <style:style style:name="T33_101" style:family="text">
      <style:text-properties fo:background-color="#fffffe" fo:color="#22221a" fo:font-size="14pt" style:font-size-asian="14pt" style:font-size-complex="14pt"/>
    </style:style>
    <style:style style:name="T33_102" style:family="text">
      <style:text-properties fo:background-color="#fffffe" fo:color="#22221a" fo:font-size="14pt" style:font-size-asian="14pt" style:font-size-complex="14pt"/>
    </style:style>
    <style:style style:name="T33_103" style:family="text">
      <style:text-properties fo:background-color="#fffffe" fo:color="#22221a" fo:font-size="14pt" style:font-size-asian="14pt" style:font-size-complex="14pt"/>
    </style:style>
    <style:style style:name="T33_104" style:family="text"/>
    <style:style style:name="T33_105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33_106" style:family="text"/>
    <style:style style:name="T33_107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33_108" style:family="text"/>
    <style:style style:name="T33_109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33_110" style:family="text"/>
    <style:style style:name="T33_111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33_112" style:family="text"/>
    <style:style style:name="T33_113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33_114" style:family="text">
      <style:text-properties fo:background-color="#fffffe" fo:color="#22221a" fo:font-size="14pt" style:font-size-asian="14pt" style:font-size-complex="14pt"/>
    </style:style>
    <style:style style:name="T33_115" style:family="text">
      <style:text-properties fo:font-size="14pt" style:font-size-asian="14pt" style:font-size-complex="14pt"/>
    </style:style>
    <style:style style:name="T33_116" style:family="text">
      <style:text-properties fo:font-size="14pt" style:font-size-asian="14pt" style:font-size-complex="14pt"/>
    </style:style>
    <style:style style:name="T33_117" style:family="text">
      <style:text-properties fo:font-size="14pt" style:font-size-asian="14pt" style:font-size-complex="14pt"/>
    </style:style>
    <style:style style:name="T33_118" style:family="text">
      <style:text-properties fo:font-size="14pt" style:font-size-asian="14pt" style:font-size-complex="14pt"/>
    </style:style>
    <style:style style:name="T33_119" style:family="text">
      <style:text-properties fo:font-size="14pt" style:font-size-asian="14pt" style:font-size-complex="14pt"/>
    </style:style>
    <style:style style:name="T33_120" style:family="text">
      <style:text-properties fo:font-size="14pt" style:font-size-asian="14pt" style:font-size-complex="14pt"/>
    </style:style>
    <style:style style:name="T33_121" style:family="text">
      <style:text-properties fo:font-size="14pt" style:font-size-asian="14pt" style:font-size-complex="14pt"/>
    </style:style>
    <style:style style:name="T33_122" style:family="text">
      <style:text-properties fo:font-size="14pt" style:font-size-asian="14pt" style:font-size-complex="14pt"/>
    </style:style>
    <style:style style:name="T33_123" style:family="text">
      <style:text-properties fo:font-size="14pt" style:font-size-asian="14pt" style:font-size-complex="14pt"/>
    </style:style>
    <style:style style:name="T33_124" style:family="text">
      <style:text-properties fo:font-size="14pt" style:font-size-asian="14pt" style:font-size-complex="14pt"/>
    </style:style>
    <style:style style:name="T33_125" style:family="text">
      <style:text-properties fo:font-size="14pt" style:font-size-asian="14pt" style:font-size-complex="14pt"/>
    </style:style>
    <style:style style:name="T33_126" style:family="text">
      <style:text-properties fo:font-size="14pt" style:font-size-asian="14pt" style:font-size-complex="14pt"/>
    </style:style>
    <style:style style:name="T33_127" style:family="text"/>
    <style:style style:name="T33_128" style:family="text">
      <style:text-properties fo:color="#1155cc" fo:font-size="14pt" style:font-size-asian="14pt" style:font-size-complex="14pt" style:text-underline-style="solid" style:text-underline-color="font-color"/>
    </style:style>
    <style:style style:name="T33_129" style:family="text"/>
    <style:style style:name="T33_130" style:family="text">
      <style:text-properties fo:color="#1155cc" fo:font-size="14pt" style:font-size-asian="14pt" style:font-size-complex="14pt" style:text-underline-style="solid" style:text-underline-color="font-color"/>
    </style:style>
    <style:style style:name="T33_131" style:family="text"/>
    <style:style style:name="T33_132" style:family="text">
      <style:text-properties fo:color="#1155cc" fo:font-size="14pt" style:font-size-asian="14pt" style:font-size-complex="14pt" style:text-underline-style="solid" style:text-underline-color="font-color"/>
    </style:style>
    <style:style style:name="T33_133" style:family="text"/>
    <style:style style:name="T33_134" style:family="text"/>
    <style:style style:name="T33_135" style:family="text">
      <style:text-properties fo:color="#1155cc" fo:font-size="14pt" style:font-size-asian="14pt" style:font-size-complex="14pt" style:text-underline-style="solid" style:text-underline-color="font-color"/>
    </style:style>
    <style:style style:name="T33_136" style:family="text"/>
    <style:style style:name="T33_137" style:family="text">
      <style:text-properties fo:color="#1155cc" fo:font-size="14pt" style:font-size-asian="14pt" style:font-size-complex="14pt" style:text-underline-style="solid" style:text-underline-color="font-color"/>
    </style:style>
    <style:style style:name="T33_138" style:family="text"/>
    <style:style style:name="T33_139" style:family="text">
      <style:text-properties fo:color="#1155cc" fo:font-size="14pt" style:font-size-asian="14pt" style:font-size-complex="14pt" style:text-underline-style="solid" style:text-underline-color="font-color"/>
    </style:style>
    <style:style style:name="T33_140" style:family="text">
      <style:text-properties fo:font-size="14pt" style:font-size-asian="14pt" style:font-size-complex="14pt"/>
    </style:style>
    <style:style style:name="T33_141" style:family="text">
      <style:text-properties fo:font-size="14pt" style:font-size-asian="14pt" style:font-size-complex="14pt"/>
    </style:style>
    <style:style style:name="T33_142" style:family="text">
      <style:text-properties fo:font-size="14pt" style:font-size-asian="14pt" style:font-size-complex="14pt"/>
    </style:style>
    <style:style style:name="T33_143" style:family="text"/>
    <style:style style:name="T33_144" style:family="text">
      <style:text-properties fo:color="#1155cc" fo:font-size="14pt" style:font-size-asian="14pt" style:font-size-complex="14pt" style:text-underline-style="solid" style:text-underline-color="font-color"/>
    </style:style>
    <style:style style:name="T33_145" style:family="text"/>
    <style:style style:name="T33_146" style:family="text">
      <style:text-properties fo:color="#1155cc" fo:font-size="14pt" style:font-size-asian="14pt" style:font-size-complex="14pt" style:text-underline-style="solid" style:text-underline-color="font-color"/>
    </style:style>
    <style:style style:name="T33_147" style:family="text"/>
    <style:style style:name="T33_148" style:family="text">
      <style:text-properties fo:color="#1155cc" fo:font-size="14pt" style:font-size-asian="14pt" style:font-size-complex="14pt" style:text-underline-style="solid" style:text-underline-color="font-color"/>
    </style:style>
    <style:style style:name="T33_149" style:family="text">
      <style:text-properties fo:font-size="14pt" style:font-size-asian="14pt" style:font-size-complex="14pt"/>
    </style:style>
    <style:style style:name="T33_150" style:family="text">
      <style:text-properties style:text-line-through-style="solid" fo:font-size="14pt" style:font-size-asian="14pt" style:font-size-complex="14pt"/>
    </style:style>
    <style:style style:name="T33_151" style:family="text">
      <style:text-properties style:text-line-through-style="solid" fo:font-size="14pt" style:font-size-asian="14pt" style:font-size-complex="14pt"/>
    </style:style>
    <style:style style:name="T33_152" style:family="text">
      <style:text-properties style:text-line-through-style="solid" fo:font-size="14pt" style:font-size-asian="14pt" style:font-size-complex="14pt"/>
    </style:style>
    <style:style style:name="T33_153" style:family="text">
      <style:text-properties style:text-line-through-style="solid" fo:font-size="14pt" style:font-size-asian="14pt" style:font-size-complex="14pt"/>
    </style:style>
    <style:style style:name="T33_154" style:family="text">
      <style:text-properties style:text-line-through-style="solid" fo:font-size="14pt" style:font-size-asian="14pt" style:font-size-complex="14pt"/>
    </style:style>
    <style:style style:name="T33_155" style:family="text">
      <style:text-properties style:text-line-through-style="solid" fo:font-size="14pt" style:font-size-asian="14pt" style:font-size-complex="14pt"/>
    </style:style>
    <style:style style:name="T33_156" style:family="text">
      <style:text-properties style:text-line-through-style="solid" fo:font-size="14pt" style:font-size-asian="14pt" style:font-size-complex="14pt"/>
    </style:style>
    <style:style style:name="T33_157" style:family="text">
      <style:text-properties style:text-line-through-style="solid" fo:font-size="14pt" style:font-size-asian="14pt" style:font-size-complex="14pt"/>
    </style:style>
    <style:style style:name="T33_158" style:family="text">
      <style:text-properties style:text-line-through-style="solid" fo:font-size="14pt" style:font-size-asian="14pt" style:font-size-complex="14pt"/>
    </style:style>
    <style:style style:name="T33_159" style:family="text">
      <style:text-properties style:text-line-through-style="solid" fo:font-size="14pt" style:font-size-asian="14pt" style:font-size-complex="14pt"/>
    </style:style>
    <style:style style:name="T33_160" style:family="text">
      <style:text-properties style:text-line-through-style="solid" fo:font-size="14pt" style:font-size-asian="14pt" style:font-size-complex="14pt"/>
    </style:style>
    <style:style style:name="T33_161" style:family="text">
      <style:text-properties style:text-line-through-style="solid" fo:font-size="14pt" style:font-size-asian="14pt" style:font-size-complex="14pt"/>
    </style:style>
    <style:style style:name="T33_162" style:family="text">
      <style:text-properties style:text-line-through-style="solid" fo:font-size="14pt" style:font-size-asian="14pt" style:font-size-complex="14pt"/>
    </style:style>
    <style:style style:name="T33_163" style:family="text">
      <style:text-properties style:text-line-through-style="solid" fo:font-size="14pt" style:font-size-asian="14pt" style:font-size-complex="14pt"/>
    </style:style>
    <style:style style:name="T33_164" style:family="text">
      <style:text-properties style:text-line-through-style="solid" fo:font-size="14pt" style:font-size-asian="14pt" style:font-size-complex="14pt"/>
    </style:style>
    <style:style style:name="T33_165" style:family="text">
      <style:text-properties style:text-line-through-style="solid" fo:font-size="14pt" style:font-size-asian="14pt" style:font-size-complex="14pt"/>
    </style:style>
    <style:style style:name="T33_166" style:family="text">
      <style:text-properties style:text-line-through-style="solid" fo:font-size="14pt" style:font-size-asian="14pt" style:font-size-complex="14pt"/>
    </style:style>
    <style:style style:name="T33_167" style:family="text">
      <style:text-properties style:text-line-through-style="solid" fo:font-size="14pt" style:font-size-asian="14pt" style:font-size-complex="14pt"/>
    </style:style>
    <style:style style:name="T33_168" style:family="text">
      <style:text-properties style:text-line-through-style="solid" fo:font-size="14pt" style:font-size-asian="14pt" style:font-size-complex="14pt"/>
    </style:style>
    <style:style style:name="T33_169" style:family="text">
      <style:text-properties style:text-line-through-style="solid" fo:font-size="14pt" style:font-size-asian="14pt" style:font-size-complex="14pt"/>
    </style:style>
    <style:style style:name="T33_170" style:family="text">
      <style:text-properties style:text-line-through-style="solid" fo:font-size="14pt" style:font-size-asian="14pt" style:font-size-complex="14pt"/>
    </style:style>
    <style:style style:name="T33_171" style:family="text">
      <style:text-properties style:text-line-through-style="solid" fo:font-size="14pt" style:font-size-asian="14pt" style:font-size-complex="14pt"/>
    </style:style>
    <style:style style:name="T33_172" style:family="text">
      <style:text-properties fo:font-size="14pt" style:font-size-asian="14pt" style:font-size-complex="14pt"/>
    </style:style>
    <style:style style:name="P34" style:family="paragraph" style:parent-style-name="Standard">
      <style:paragraph-properties fo:break-before="auto" fo:line-height="115%" style:writing-mode="lr-tb"/>
      <style:text-properties style:text-line-through-style="solid" fo:font-size="14pt" style:font-size-asian="14pt" style:font-size-complex="14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4pt" style:font-size-asian="14pt" style:font-size-complex="14pt"/>
    </style:style>
    <style:style style:name="T35_2" style:family="text">
      <style:text-properties fo:font-size="14pt" style:font-size-asian="14pt" style:font-size-complex="14pt"/>
    </style:style>
    <style:style style:name="T35_3" style:family="text">
      <style:text-properties fo:font-size="14pt" style:font-size-asian="14pt" style:font-size-complex="14pt"/>
    </style:style>
    <style:style style:name="T35_4" style:family="text">
      <style:text-properties fo:font-size="14pt" style:font-size-asian="14pt" style:font-size-complex="14pt"/>
    </style:style>
    <style:style style:name="T35_5" style:family="text">
      <style:text-properties fo:font-size="14pt" style:font-size-asian="14pt" style:font-size-complex="14pt"/>
    </style:style>
    <style:style style:name="T35_6" style:family="text">
      <style:text-properties fo:font-size="14pt" style:font-size-asian="14pt" style:font-size-complex="14pt"/>
    </style:style>
    <style:style style:name="T35_7" style:family="text">
      <style:text-properties fo:font-size="14pt" style:font-size-asian="14pt" style:font-size-complex="14pt"/>
    </style:style>
    <style:style style:name="T35_8" style:family="text">
      <style:text-properties fo:font-size="14pt" style:font-size-asian="14pt" style:font-size-complex="14pt"/>
    </style:style>
    <style:style style:name="T35_9" style:family="text">
      <style:text-properties fo:font-size="14pt" style:font-size-asian="14pt" style:font-size-complex="14pt"/>
    </style:style>
    <style:style style:name="T35_10" style:family="text">
      <style:text-properties fo:font-size="14pt" style:font-size-asian="14pt" style:font-size-complex="14pt"/>
    </style:style>
    <style:style style:name="T35_11" style:family="text">
      <style:text-properties fo:font-size="14pt" style:font-size-asian="14pt" style:font-size-complex="14pt"/>
    </style:style>
    <style:style style:name="T35_12" style:family="text">
      <style:text-properties fo:font-size="14pt" style:font-size-asian="14pt" style:font-size-complex="14pt"/>
    </style:style>
    <style:style style:name="T35_13" style:family="text">
      <style:text-properties fo:font-size="14pt" style:font-size-asian="14pt" style:font-size-complex="14pt"/>
    </style:style>
    <style:style style:name="T35_14" style:family="text">
      <style:text-properties fo:font-size="14pt" style:font-size-asian="14pt" style:font-size-complex="14pt"/>
    </style:style>
    <style:style style:name="T35_15" style:family="text">
      <style:text-properties fo:font-size="14pt" style:font-size-asian="14pt" style:font-size-complex="14pt"/>
    </style:style>
    <style:style style:name="T35_16" style:family="text">
      <style:text-properties fo:font-size="14pt" style:font-size-asian="14pt" style:font-size-complex="14pt"/>
    </style:style>
    <style:style style:name="T35_17" style:family="text">
      <style:text-properties fo:font-size="14pt" style:font-size-asian="14pt" style:font-size-complex="14pt"/>
    </style:style>
    <style:style style:name="T35_18" style:family="text">
      <style:text-properties fo:font-size="14pt" style:font-size-asian="14pt" style:font-size-complex="14pt"/>
    </style:style>
    <style:style style:name="T35_19" style:family="text">
      <style:text-properties fo:font-size="14pt" style:font-size-asian="14pt" style:font-size-complex="14pt"/>
    </style:style>
    <style:style style:name="T35_20" style:family="text">
      <style:text-properties fo:font-size="14pt" style:font-size-asian="14pt" style:font-size-complex="14pt"/>
    </style:style>
    <style:style style:name="T35_21" style:family="text">
      <style:text-properties fo:font-size="14pt" style:font-size-asian="14pt" style:font-size-complex="14pt"/>
    </style:style>
    <style:style style:name="T35_22" style:family="text">
      <style:text-properties fo:font-size="14pt" style:font-size-asian="14pt" style:font-size-complex="14pt"/>
    </style:style>
    <style:style style:name="T35_23" style:family="text">
      <style:text-properties fo:font-size="14pt" style:font-size-asian="14pt" style:font-size-complex="14pt"/>
    </style:style>
    <style:style style:name="T35_24" style:family="text">
      <style:text-properties fo:font-size="14pt" style:font-size-asian="14pt" style:font-size-complex="14pt"/>
    </style:style>
    <style:style style:name="T35_25" style:family="text">
      <style:text-properties fo:font-size="14pt" style:font-size-asian="14pt" style:font-size-complex="14pt"/>
    </style:style>
    <style:style style:name="T35_26" style:family="text">
      <style:text-properties fo:font-size="14pt" style:font-size-asian="14pt" style:font-size-complex="14pt"/>
    </style:style>
    <style:style style:name="T35_27" style:family="text">
      <style:text-properties fo:font-size="14pt" style:font-size-asian="14pt" style:font-size-complex="14pt"/>
    </style:style>
    <style:style style:name="T35_28" style:family="text">
      <style:text-properties fo:font-size="14pt" style:font-size-asian="14pt" style:font-size-complex="14pt"/>
    </style:style>
    <style:style style:name="T35_29" style:family="text">
      <style:text-properties fo:font-size="14pt" style:font-size-asian="14pt" style:font-size-complex="14pt"/>
    </style:style>
    <style:style style:name="T35_30" style:family="text">
      <style:text-properties fo:font-size="14pt" style:font-size-asian="14pt" style:font-size-complex="14pt"/>
    </style:style>
    <style:style style:name="T35_31" style:family="text">
      <style:text-properties fo:font-size="14pt" style:font-size-asian="14pt" style:font-size-complex="14pt"/>
    </style:style>
    <style:style style:name="T35_32" style:family="text">
      <style:text-properties fo:font-size="14pt" style:font-size-asian="14pt" style:font-size-complex="14pt"/>
    </style:style>
    <style:style style:name="T35_33" style:family="text">
      <style:text-properties fo:font-size="14pt" style:font-size-asian="14pt" style:font-size-complex="14pt"/>
    </style:style>
    <style:style style:name="T35_34" style:family="text">
      <style:text-properties fo:font-size="14pt" style:font-size-asian="14pt" style:font-size-complex="14pt"/>
    </style:style>
    <style:style style:name="T35_35" style:family="text">
      <style:text-properties fo:font-size="14pt" style:font-size-asian="14pt" style:font-size-complex="14pt"/>
    </style:style>
    <style:style style:name="T35_36" style:family="text">
      <style:text-properties fo:font-size="14pt" style:font-size-asian="14pt" style:font-size-complex="14pt"/>
    </style:style>
    <style:style style:name="T35_37" style:family="text">
      <style:text-properties fo:font-size="14pt" style:font-size-asian="14pt" style:font-size-complex="14pt"/>
    </style:style>
    <style:style style:name="T35_38" style:family="text">
      <style:text-properties fo:font-size="14pt" style:font-size-asian="14pt" style:font-size-complex="14pt"/>
    </style:style>
    <style:style style:name="T35_39" style:family="text">
      <style:text-properties fo:font-size="14pt" style:font-size-asian="14pt" style:font-size-complex="14pt"/>
    </style:style>
    <style:style style:name="T35_40" style:family="text">
      <style:text-properties fo:font-size="14pt" style:font-size-asian="14pt" style:font-size-complex="14pt"/>
    </style:style>
    <style:style style:name="T35_41" style:family="text">
      <style:text-properties fo:font-size="14pt" style:font-size-asian="14pt" style:font-size-complex="14pt"/>
    </style:style>
    <style:style style:name="T35_42" style:family="text">
      <style:text-properties fo:font-size="14pt" style:font-size-asian="14pt" style:font-size-complex="14pt"/>
    </style:style>
    <style:style style:name="T35_43" style:family="text">
      <style:text-properties fo:font-size="14pt" style:font-size-asian="14pt" style:font-size-complex="14pt"/>
    </style:style>
    <style:style style:name="T35_44" style:family="text">
      <style:text-properties fo:font-size="14pt" style:font-size-asian="14pt" style:font-size-complex="14pt"/>
    </style:style>
    <style:style style:name="T35_45" style:family="text">
      <style:text-properties fo:font-size="14pt" style:font-size-asian="14pt" style:font-size-complex="14pt"/>
    </style:style>
    <style:style style:name="T35_46" style:family="text">
      <style:text-properties fo:font-size="14pt" style:font-size-asian="14pt" style:font-size-complex="14pt"/>
    </style:style>
    <style:style style:name="T35_47" style:family="text">
      <style:text-properties fo:font-size="14pt" style:font-size-asian="14pt" style:font-size-complex="14pt"/>
    </style:style>
    <style:style style:name="T35_48" style:family="text">
      <style:text-properties fo:font-size="14pt" style:font-size-asian="14pt" style:font-size-complex="14pt"/>
    </style:style>
    <style:style style:name="T35_49" style:family="text">
      <style:text-properties fo:font-size="14pt" style:font-size-asian="14pt" style:font-size-complex="14pt"/>
    </style:style>
    <style:style style:name="T35_50" style:family="text">
      <style:text-properties fo:font-size="14pt" style:font-size-asian="14pt" style:font-size-complex="14pt"/>
    </style:style>
    <style:style style:name="T35_51" style:family="text">
      <style:text-properties fo:font-size="14pt" style:font-size-asian="14pt" style:font-size-complex="14pt"/>
    </style:style>
    <style:style style:name="T35_52" style:family="text">
      <style:text-properties fo:font-size="14pt" style:font-size-asian="14pt" style:font-size-complex="14pt"/>
    </style:style>
    <style:style style:name="T35_53" style:family="text">
      <style:text-properties fo:font-size="14pt" style:font-size-asian="14pt" style:font-size-complex="14pt"/>
    </style:style>
    <style:style style:name="T35_54" style:family="text">
      <style:text-properties fo:font-size="14pt" style:font-size-asian="14pt" style:font-size-complex="14pt"/>
    </style:style>
    <style:style style:name="T35_55" style:family="text">
      <style:text-properties fo:font-size="14pt" style:font-size-asian="14pt" style:font-size-complex="14pt"/>
    </style:style>
    <style:style style:name="T35_56" style:family="text">
      <style:text-properties fo:font-size="14pt" style:font-size-asian="14pt" style:font-size-complex="14pt"/>
    </style:style>
    <style:style style:name="T35_57" style:family="text">
      <style:text-properties fo:font-size="14pt" style:font-size-asian="14pt" style:font-size-complex="14pt"/>
    </style:style>
    <style:style style:name="T35_58" style:family="text">
      <style:text-properties fo:font-size="14pt" style:font-size-asian="14pt" style:font-size-complex="14pt"/>
    </style:style>
    <style:style style:name="T35_59" style:family="text">
      <style:text-properties fo:font-size="14pt" style:font-size-asian="14pt" style:font-size-complex="14pt"/>
    </style:style>
    <style:style style:name="T35_60" style:family="text">
      <style:text-properties fo:font-size="14pt" style:font-size-asian="14pt" style:font-size-complex="14pt"/>
    </style:style>
    <style:style style:name="T35_61" style:family="text">
      <style:text-properties fo:font-size="14pt" style:font-size-asian="14pt" style:font-size-complex="14pt"/>
    </style:style>
    <style:style style:name="T35_62" style:family="text">
      <style:text-properties fo:font-size="14pt" style:font-size-asian="14pt" style:font-size-complex="14pt"/>
    </style:style>
    <style:style style:name="T35_63" style:family="text">
      <style:text-properties fo:font-size="14pt" style:font-size-asian="14pt" style:font-size-complex="14pt"/>
    </style:style>
    <style:style style:name="T35_64" style:family="text">
      <style:text-properties fo:font-size="14pt" style:font-size-asian="14pt" style:font-size-complex="14pt"/>
    </style:style>
    <style:style style:name="T35_65" style:family="text">
      <style:text-properties fo:font-size="14pt" style:font-size-asian="14pt" style:font-size-complex="14pt"/>
    </style:style>
    <style:style style:name="T35_66" style:family="text">
      <style:text-properties fo:font-size="14pt" style:font-size-asian="14pt" style:font-size-complex="14pt"/>
    </style:style>
    <style:style style:name="T35_67" style:family="text">
      <style:text-properties fo:font-size="14pt" style:font-size-asian="14pt" style:font-size-complex="14pt"/>
    </style:style>
    <style:style style:name="T35_68" style:family="text">
      <style:text-properties fo:font-size="14pt" style:font-size-asian="14pt" style:font-size-complex="14pt"/>
    </style:style>
    <style:style style:name="T35_69" style:family="text">
      <style:text-properties fo:font-size="14pt" style:font-size-asian="14pt" style:font-size-complex="14pt"/>
    </style:style>
    <style:style style:name="T35_70" style:family="text">
      <style:text-properties fo:font-size="14pt" style:font-size-asian="14pt" style:font-size-complex="14pt"/>
    </style:style>
    <style:style style:name="T35_71" style:family="text">
      <style:text-properties fo:font-size="14pt" style:font-size-asian="14pt" style:font-size-complex="14pt"/>
    </style:style>
    <style:style style:name="T35_72" style:family="text">
      <style:text-properties fo:font-size="14pt" style:font-size-asian="14pt" style:font-size-complex="14pt"/>
    </style:style>
    <style:style style:name="T35_73" style:family="text">
      <style:text-properties fo:font-size="14pt" style:font-size-asian="14pt" style:font-size-complex="14pt"/>
    </style:style>
    <style:style style:name="T35_74" style:family="text">
      <style:text-properties fo:font-size="14pt" style:font-size-asian="14pt" style:font-size-complex="14pt"/>
    </style:style>
    <style:style style:name="T35_75" style:family="text">
      <style:text-properties fo:font-size="14pt" style:font-size-asian="14pt" style:font-size-complex="14pt"/>
    </style:style>
    <style:style style:name="T35_76" style:family="text">
      <style:text-properties fo:font-size="14pt" style:font-size-asian="14pt" style:font-size-complex="14pt"/>
    </style:style>
    <style:style style:name="T35_77" style:family="text">
      <style:text-properties fo:font-size="14pt" style:font-size-asian="14pt" style:font-size-complex="14pt"/>
    </style:style>
    <style:style style:name="T35_78" style:family="text">
      <style:text-properties fo:font-size="14pt" style:font-size-asian="14pt" style:font-size-complex="14pt"/>
    </style:style>
    <style:style style:name="T35_79" style:family="text">
      <style:text-properties fo:font-size="14pt" style:font-size-asian="14pt" style:font-size-complex="14pt"/>
    </style:style>
    <style:style style:name="T35_80" style:family="text">
      <style:text-properties fo:font-size="14pt" style:font-size-asian="14pt" style:font-size-complex="14pt"/>
    </style:style>
    <style:style style:name="T35_81" style:family="text">
      <style:text-properties fo:font-size="14pt" style:font-size-asian="14pt" style:font-size-complex="14pt"/>
    </style:style>
    <style:style style:name="T35_82" style:family="text">
      <style:text-properties fo:font-size="14pt" style:font-size-asian="14pt" style:font-size-complex="14pt"/>
    </style:style>
    <style:style style:name="T35_83" style:family="text">
      <style:text-properties fo:font-size="14pt" style:font-size-asian="14pt" style:font-size-complex="14pt"/>
    </style:style>
    <style:style style:name="T35_84" style:family="text">
      <style:text-properties fo:font-size="14pt" style:font-size-asian="14pt" style:font-size-complex="14pt"/>
    </style:style>
    <style:style style:name="T35_85" style:family="text">
      <style:text-properties fo:font-size="14pt" style:font-size-asian="14pt" style:font-size-complex="14pt"/>
    </style:style>
    <style:style style:name="T35_86" style:family="text">
      <style:text-properties fo:font-size="14pt" style:font-size-asian="14pt" style:font-size-complex="14pt"/>
    </style:style>
    <style:style style:name="T35_87" style:family="text">
      <style:text-properties fo:font-size="14pt" style:font-size-asian="14pt" style:font-size-complex="14pt"/>
    </style:style>
    <style:style style:name="T35_88" style:family="text">
      <style:text-properties fo:font-size="14pt" style:font-size-asian="14pt" style:font-size-complex="14pt"/>
    </style:style>
    <style:style style:name="T35_89" style:family="text">
      <style:text-properties fo:font-size="14pt" style:font-size-asian="14pt" style:font-size-complex="14pt"/>
    </style:style>
    <style:style style:name="T35_90" style:family="text">
      <style:text-properties fo:font-size="14pt" style:font-size-asian="14pt" style:font-size-complex="14pt"/>
    </style:style>
    <style:style style:name="T35_91" style:family="text">
      <style:text-properties fo:font-size="14pt" style:font-size-asian="14pt" style:font-size-complex="14pt"/>
    </style:style>
    <style:style style:name="T35_92" style:family="text">
      <style:text-properties fo:font-size="14pt" style:font-size-asian="14pt" style:font-size-complex="14pt"/>
    </style:style>
    <style:style style:name="T35_93" style:family="text">
      <style:text-properties fo:font-size="14pt" style:font-size-asian="14pt" style:font-size-complex="14pt"/>
    </style:style>
    <style:style style:name="T35_94" style:family="text">
      <style:text-properties fo:font-size="14pt" style:font-size-asian="14pt" style:font-size-complex="14pt"/>
    </style:style>
    <style:style style:name="T35_95" style:family="text">
      <style:text-properties fo:font-size="14pt" style:font-size-asian="14pt" style:font-size-complex="14pt"/>
    </style:style>
    <style:style style:name="T35_96" style:family="text">
      <style:text-properties fo:font-size="14pt" style:font-size-asian="14pt" style:font-size-complex="14pt"/>
    </style:style>
    <style:style style:name="T35_97" style:family="text">
      <style:text-properties fo:font-size="14pt" style:font-size-asian="14pt" style:font-size-complex="14pt"/>
    </style:style>
    <style:style style:name="T35_98" style:family="text">
      <style:text-properties fo:font-size="14pt" style:font-size-asian="14pt" style:font-size-complex="14pt"/>
    </style:style>
    <style:style style:name="T35_99" style:family="text">
      <style:text-properties fo:font-size="14pt" style:font-size-asian="14pt" style:font-size-complex="14pt"/>
    </style:style>
    <style:style style:name="T35_100" style:family="text">
      <style:text-properties fo:font-size="14pt" style:font-size-asian="14pt" style:font-size-complex="14pt"/>
    </style:style>
    <style:style style:name="T35_101" style:family="text">
      <style:text-properties fo:font-size="14pt" style:font-size-asian="14pt" style:font-size-complex="14pt"/>
    </style:style>
    <style:style style:name="T35_102" style:family="text">
      <style:text-properties fo:font-size="14pt" style:font-size-asian="14pt" style:font-size-complex="14pt"/>
    </style:style>
    <style:style style:name="T35_103" style:family="text">
      <style:text-properties fo:font-size="14pt" style:font-size-asian="14pt" style:font-size-complex="14pt"/>
    </style:style>
    <style:style style:name="T35_104" style:family="text">
      <style:text-properties fo:font-size="14pt" style:font-size-asian="14pt" style:font-size-complex="14pt"/>
    </style:style>
    <style:style style:name="T35_105" style:family="text">
      <style:text-properties fo:font-size="14pt" style:font-size-asian="14pt" style:font-size-complex="14pt"/>
    </style:style>
    <style:style style:name="T35_106" style:family="text">
      <style:text-properties fo:font-size="14pt" style:font-size-asian="14pt" style:font-size-complex="14pt"/>
    </style:style>
    <style:style style:name="T35_107" style:family="text">
      <style:text-properties fo:font-size="14pt" style:font-size-asian="14pt" style:font-size-complex="14pt"/>
    </style:style>
    <style:style style:name="T35_108" style:family="text">
      <style:text-properties fo:font-size="14pt" style:font-size-asian="14pt" style:font-size-complex="14pt"/>
    </style:style>
    <style:style style:name="T35_109" style:family="text">
      <style:text-properties fo:font-size="14pt" style:font-size-asian="14pt" style:font-size-complex="14pt"/>
    </style:style>
    <style:style style:name="T35_110" style:family="text">
      <style:text-properties fo:font-size="14pt" style:font-size-asian="14pt" style:font-size-complex="14pt"/>
    </style:style>
    <style:style style:name="T35_111" style:family="text">
      <style:text-properties fo:font-size="14pt" style:font-size-asian="14pt" style:font-size-complex="14pt"/>
    </style:style>
    <style:style style:name="T35_112" style:family="text">
      <style:text-properties fo:font-size="14pt" style:font-size-asian="14pt" style:font-size-complex="14pt"/>
    </style:style>
    <style:style style:name="T35_113" style:family="text">
      <style:text-properties fo:font-size="14pt" style:font-size-asian="14pt" style:font-size-complex="14pt"/>
    </style:style>
    <style:style style:name="T35_114" style:family="text">
      <style:text-properties fo:font-size="14pt" style:font-size-asian="14pt" style:font-size-complex="14pt"/>
    </style:style>
    <style:style style:name="T35_115" style:family="text"/>
    <style:style style:name="T35_116" style:family="text">
      <style:text-properties fo:color="#1155cc" fo:font-size="14pt" style:font-size-asian="14pt" style:font-size-complex="14pt" style:text-underline-style="solid" style:text-underline-color="font-color"/>
    </style:style>
    <style:style style:name="T35_117" style:family="text"/>
    <style:style style:name="T35_118" style:family="text">
      <style:text-properties fo:color="#1155cc" fo:font-size="14pt" style:font-size-asian="14pt" style:font-size-complex="14pt" style:text-underline-style="solid" style:text-underline-color="font-color"/>
    </style:style>
    <style:style style:name="T35_119" style:family="text"/>
    <style:style style:name="T35_120" style:family="text">
      <style:text-properties fo:color="#1155cc" fo:font-size="14pt" style:font-size-asian="14pt" style:font-size-complex="14pt" style:text-underline-style="solid" style:text-underline-color="font-color"/>
    </style:style>
    <style:style style:name="T35_121" style:family="text">
      <style:text-properties fo:font-size="14pt" style:font-size-asian="14pt" style:font-size-complex="14pt"/>
    </style:style>
    <style:style style:name="P3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4pt" style:font-size-asian="14pt" style:font-size-complex="14pt"/>
    </style:style>
    <style:style style:name="T37_2" style:family="text">
      <style:text-properties fo:font-size="14pt" style:font-size-asian="14pt" style:font-size-complex="14pt"/>
    </style:style>
    <style:style style:name="T37_3" style:family="text">
      <style:text-properties fo:font-size="14pt" style:font-size-asian="14pt" style:font-size-complex="14pt"/>
    </style:style>
    <style:style style:name="T37_4" style:family="text">
      <style:text-properties fo:font-size="14pt" style:font-size-asian="14pt" style:font-size-complex="14pt"/>
    </style:style>
    <style:style style:name="T37_5" style:family="text">
      <style:text-properties fo:font-size="14pt" style:font-size-asian="14pt" style:font-size-complex="14pt"/>
    </style:style>
    <style:style style:name="T37_6" style:family="text">
      <style:text-properties fo:font-size="14pt" style:font-size-asian="14pt" style:font-size-complex="14pt"/>
    </style:style>
    <style:style style:name="T37_7" style:family="text">
      <style:text-properties fo:font-size="14pt" style:font-size-asian="14pt" style:font-size-complex="14pt"/>
    </style:style>
    <style:style style:name="T37_8" style:family="text">
      <style:text-properties fo:font-size="14pt" style:font-size-asian="14pt" style:font-size-complex="14pt"/>
    </style:style>
    <style:style style:name="T37_9" style:family="text">
      <style:text-properties fo:font-size="14pt" style:font-size-asian="14pt" style:font-size-complex="14pt"/>
    </style:style>
    <style:style style:name="T37_10" style:family="text">
      <style:text-properties fo:font-size="14pt" style:font-size-asian="14pt" style:font-size-complex="14pt"/>
    </style:style>
    <style:style style:name="T37_11" style:family="text">
      <style:text-properties fo:font-size="14pt" style:font-size-asian="14pt" style:font-size-complex="14pt"/>
    </style:style>
    <style:style style:name="T37_12" style:family="text">
      <style:text-properties fo:font-size="14pt" style:font-size-asian="14pt" style:font-size-complex="14pt"/>
    </style:style>
    <style:style style:name="T37_13" style:family="text">
      <style:text-properties fo:font-size="14pt" style:font-size-asian="14pt" style:font-size-complex="14pt"/>
    </style:style>
    <style:style style:name="T37_14" style:family="text">
      <style:text-properties fo:font-size="14pt" style:font-size-asian="14pt" style:font-size-complex="14pt"/>
    </style:style>
    <style:style style:name="T37_15" style:family="text">
      <style:text-properties fo:font-size="14pt" style:font-size-asian="14pt" style:font-size-complex="14pt"/>
    </style:style>
    <style:style style:name="T37_16" style:family="text">
      <style:text-properties fo:font-size="14pt" style:font-size-asian="14pt" style:font-size-complex="14pt"/>
    </style:style>
    <style:style style:name="T37_17" style:family="text">
      <style:text-properties fo:font-size="14pt" style:font-size-asian="14pt" style:font-size-complex="14pt"/>
    </style:style>
    <style:style style:name="T37_18" style:family="text">
      <style:text-properties fo:font-size="14pt" style:font-size-asian="14pt" style:font-size-complex="14pt"/>
    </style:style>
    <style:style style:name="T37_19" style:family="text">
      <style:text-properties fo:font-size="14pt" style:font-size-asian="14pt" style:font-size-complex="14pt"/>
    </style:style>
    <style:style style:name="T37_20" style:family="text">
      <style:text-properties fo:font-size="14pt" style:font-size-asian="14pt" style:font-size-complex="14pt"/>
    </style:style>
    <style:style style:name="T37_21" style:family="text">
      <style:text-properties fo:font-size="14pt" style:font-size-asian="14pt" style:font-size-complex="14pt"/>
    </style:style>
    <style:style style:name="T37_22" style:family="text">
      <style:text-properties fo:font-size="14pt" style:font-size-asian="14pt" style:font-size-complex="14pt"/>
    </style:style>
    <style:style style:name="T37_23" style:family="text">
      <style:text-properties fo:font-size="14pt" style:font-size-asian="14pt" style:font-size-complex="14pt"/>
    </style:style>
    <style:style style:name="T37_24" style:family="text">
      <style:text-properties fo:font-size="14pt" style:font-size-asian="14pt" style:font-size-complex="14pt"/>
    </style:style>
    <style:style style:name="T37_25" style:family="text">
      <style:text-properties fo:font-size="14pt" style:font-size-asian="14pt" style:font-size-complex="14pt"/>
    </style:style>
    <style:style style:name="T37_26" style:family="text">
      <style:text-properties fo:font-size="14pt" style:font-size-asian="14pt" style:font-size-complex="14pt"/>
    </style:style>
    <style:style style:name="T37_27" style:family="text">
      <style:text-properties fo:font-size="14pt" style:font-size-asian="14pt" style:font-size-complex="14pt"/>
    </style:style>
    <style:style style:name="T37_28" style:family="text">
      <style:text-properties fo:font-size="14pt" style:font-size-asian="14pt" style:font-size-complex="14pt"/>
    </style:style>
    <style:style style:name="T37_29" style:family="text">
      <style:text-properties fo:font-size="14pt" style:font-size-asian="14pt" style:font-size-complex="14pt"/>
    </style:style>
    <style:style style:name="T37_30" style:family="text">
      <style:text-properties fo:font-size="14pt" style:font-size-asian="14pt" style:font-size-complex="14pt"/>
    </style:style>
    <style:style style:name="T37_31" style:family="text">
      <style:text-properties fo:font-size="14pt" style:font-size-asian="14pt" style:font-size-complex="14pt"/>
    </style:style>
    <style:style style:name="T37_32" style:family="text">
      <style:text-properties fo:font-size="14pt" style:font-size-asian="14pt" style:font-size-complex="14pt"/>
    </style:style>
    <style:style style:name="T37_33" style:family="text">
      <style:text-properties fo:font-size="14pt" style:font-size-asian="14pt" style:font-size-complex="14pt"/>
    </style:style>
    <style:style style:name="T37_34" style:family="text">
      <style:text-properties fo:font-size="14pt" style:font-size-asian="14pt" style:font-size-complex="14pt"/>
    </style:style>
    <style:style style:name="T37_35" style:family="text">
      <style:text-properties fo:font-size="14pt" style:font-size-asian="14pt" style:font-size-complex="14pt"/>
    </style:style>
    <style:style style:name="T37_36" style:family="text">
      <style:text-properties fo:font-size="14pt" style:font-size-asian="14pt" style:font-size-complex="14pt"/>
    </style:style>
    <style:style style:name="T37_37" style:family="text">
      <style:text-properties fo:font-size="14pt" style:font-size-asian="14pt" style:font-size-complex="14pt"/>
    </style:style>
    <style:style style:name="T37_38" style:family="text">
      <style:text-properties fo:font-size="14pt" style:font-size-asian="14pt" style:font-size-complex="14pt"/>
    </style:style>
    <style:style style:name="T37_39" style:family="text">
      <style:text-properties fo:font-size="14pt" style:font-size-asian="14pt" style:font-size-complex="14pt"/>
    </style:style>
    <style:style style:name="T37_40" style:family="text">
      <style:text-properties fo:font-size="14pt" style:font-size-asian="14pt" style:font-size-complex="14pt"/>
    </style:style>
    <style:style style:name="T37_41" style:family="text">
      <style:text-properties fo:font-size="14pt" style:font-size-asian="14pt" style:font-size-complex="14pt"/>
    </style:style>
    <style:style style:name="T37_42" style:family="text">
      <style:text-properties fo:font-size="14pt" style:font-size-asian="14pt" style:font-size-complex="14pt"/>
    </style:style>
    <style:style style:name="T37_43" style:family="text">
      <style:text-properties fo:font-size="14pt" style:font-size-asian="14pt" style:font-size-complex="14pt"/>
    </style:style>
    <style:style style:name="T37_44" style:family="text">
      <style:text-properties fo:font-size="14pt" style:font-size-asian="14pt" style:font-size-complex="14pt"/>
    </style:style>
    <style:style style:name="T37_45" style:family="text">
      <style:text-properties fo:font-size="14pt" style:font-size-asian="14pt" style:font-size-complex="14pt"/>
    </style:style>
    <style:style style:name="T37_46" style:family="text">
      <style:text-properties fo:font-size="14pt" style:font-size-asian="14pt" style:font-size-complex="14pt"/>
    </style:style>
    <style:style style:name="T37_47" style:family="text">
      <style:text-properties fo:font-size="14pt" style:font-size-asian="14pt" style:font-size-complex="14pt"/>
    </style:style>
    <style:style style:name="T37_48" style:family="text">
      <style:text-properties fo:font-size="14pt" style:font-size-asian="14pt" style:font-size-complex="14pt"/>
    </style:style>
    <style:style style:name="T37_49" style:family="text">
      <style:text-properties fo:font-size="14pt" style:font-size-asian="14pt" style:font-size-complex="14pt"/>
    </style:style>
    <style:style style:name="T37_50" style:family="text">
      <style:text-properties fo:font-size="14pt" style:font-size-asian="14pt" style:font-size-complex="14pt"/>
    </style:style>
    <style:style style:name="T37_51" style:family="text">
      <style:text-properties fo:font-size="14pt" style:font-size-asian="14pt" style:font-size-complex="14pt"/>
    </style:style>
    <style:style style:name="T37_52" style:family="text">
      <style:text-properties fo:font-size="14pt" style:font-size-asian="14pt" style:font-size-complex="14pt"/>
    </style:style>
    <style:style style:name="T37_53" style:family="text">
      <style:text-properties fo:font-size="14pt" style:font-size-asian="14pt" style:font-size-complex="14pt"/>
    </style:style>
    <style:style style:name="T37_54" style:family="text">
      <style:text-properties fo:font-size="14pt" style:font-size-asian="14pt" style:font-size-complex="14pt"/>
    </style:style>
    <style:style style:name="T37_55" style:family="text">
      <style:text-properties fo:font-size="14pt" style:font-size-asian="14pt" style:font-size-complex="14pt"/>
    </style:style>
    <style:style style:name="T37_56" style:family="text">
      <style:text-properties fo:font-size="14pt" style:font-size-asian="14pt" style:font-size-complex="14pt"/>
    </style:style>
    <style:style style:name="T37_57" style:family="text">
      <style:text-properties fo:font-size="14pt" style:font-size-asian="14pt" style:font-size-complex="14pt"/>
    </style:style>
    <style:style style:name="T37_58" style:family="text">
      <style:text-properties fo:font-size="14pt" style:font-size-asian="14pt" style:font-size-complex="14pt"/>
    </style:style>
    <style:style style:name="T37_59" style:family="text">
      <style:text-properties fo:font-size="14pt" style:font-size-asian="14pt" style:font-size-complex="14pt"/>
    </style:style>
    <style:style style:name="T37_60" style:family="text">
      <style:text-properties fo:font-size="14pt" style:font-size-asian="14pt" style:font-size-complex="14pt"/>
    </style:style>
    <style:style style:name="T37_61" style:family="text">
      <style:text-properties fo:font-size="14pt" style:font-size-asian="14pt" style:font-size-complex="14pt"/>
    </style:style>
    <style:style style:name="T37_62" style:family="text">
      <style:text-properties fo:font-size="14pt" style:font-size-asian="14pt" style:font-size-complex="14pt"/>
    </style:style>
    <style:style style:name="T37_63" style:family="text">
      <style:text-properties fo:font-size="14pt" style:font-size-asian="14pt" style:font-size-complex="14pt"/>
    </style:style>
    <style:style style:name="T37_64" style:family="text">
      <style:text-properties fo:font-size="14pt" style:font-size-asian="14pt" style:font-size-complex="14pt"/>
    </style:style>
    <style:style style:name="T37_65" style:family="text">
      <style:text-properties fo:font-size="14pt" style:font-size-asian="14pt" style:font-size-complex="14pt"/>
    </style:style>
    <style:style style:name="T37_66" style:family="text">
      <style:text-properties fo:font-size="14pt" style:font-size-asian="14pt" style:font-size-complex="14pt"/>
    </style:style>
    <style:style style:name="T37_67" style:family="text">
      <style:text-properties fo:font-size="14pt" style:font-size-asian="14pt" style:font-size-complex="14pt"/>
    </style:style>
    <style:style style:name="T37_68" style:family="text">
      <style:text-properties fo:font-size="14pt" style:font-size-asian="14pt" style:font-size-complex="14pt"/>
    </style:style>
    <style:style style:name="T37_69" style:family="text">
      <style:text-properties fo:font-size="14pt" style:font-size-asian="14pt" style:font-size-complex="14pt"/>
    </style:style>
    <style:style style:name="T37_70" style:family="text">
      <style:text-properties fo:font-size="14pt" style:font-size-asian="14pt" style:font-size-complex="14pt"/>
    </style:style>
    <style:style style:name="T37_71" style:family="text">
      <style:text-properties fo:font-size="14pt" style:font-size-asian="14pt" style:font-size-complex="14pt"/>
    </style:style>
    <style:style style:name="T37_72" style:family="text">
      <style:text-properties fo:font-size="14pt" style:font-size-asian="14pt" style:font-size-complex="14pt"/>
    </style:style>
    <style:style style:name="T37_73" style:family="text">
      <style:text-properties fo:font-size="14pt" style:font-size-asian="14pt" style:font-size-complex="14pt"/>
    </style:style>
    <style:style style:name="T37_74" style:family="text">
      <style:text-properties fo:font-size="14pt" style:font-size-asian="14pt" style:font-size-complex="14pt"/>
    </style:style>
    <style:style style:name="T37_75" style:family="text">
      <style:text-properties fo:font-size="14pt" style:font-size-asian="14pt" style:font-size-complex="14pt"/>
    </style:style>
    <style:style style:name="T37_76" style:family="text">
      <style:text-properties fo:font-size="14pt" style:font-size-asian="14pt" style:font-size-complex="14pt"/>
    </style:style>
    <style:style style:name="T37_77" style:family="text">
      <style:text-properties fo:font-size="14pt" style:font-size-asian="14pt" style:font-size-complex="14pt"/>
    </style:style>
    <style:style style:name="T37_78" style:family="text">
      <style:text-properties fo:font-size="14pt" style:font-size-asian="14pt" style:font-size-complex="14pt"/>
    </style:style>
    <style:style style:name="T37_79" style:family="text">
      <style:text-properties fo:font-size="14pt" style:font-size-asian="14pt" style:font-size-complex="14pt"/>
    </style:style>
    <style:style style:name="T37_80" style:family="text">
      <style:text-properties fo:font-size="14pt" style:font-size-asian="14pt" style:font-size-complex="14pt"/>
    </style:style>
    <style:style style:name="P3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4pt" style:font-size-asian="14pt" style:font-size-complex="14pt"/>
    </style:style>
    <style:style style:name="T39_2" style:family="text">
      <style:text-properties fo:font-size="14pt" style:font-size-asian="14pt" style:font-size-complex="14pt"/>
    </style:style>
    <style:style style:name="P4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ize="14pt" style:font-size-asian="14pt" style:font-size-complex="14pt"/>
    </style:style>
    <style:style style:name="T41_2" style:family="text">
      <style:text-properties fo:font-size="14pt" style:font-size-asian="14pt" style:font-size-complex="14pt"/>
    </style:style>
    <style:style style:name="T41_3" style:family="text">
      <style:text-properties fo:font-size="14pt" style:font-size-asian="14pt" style:font-size-complex="14pt"/>
    </style:style>
    <style:style style:name="T41_4" style:family="text">
      <style:text-properties fo:font-size="14pt" style:font-size-asian="14pt" style:font-size-complex="14pt"/>
    </style:style>
    <style:style style:name="T41_5" style:family="text">
      <style:text-properties style:text-line-through-style="solid" fo:font-size="14pt" style:font-size-asian="14pt" style:font-size-complex="14pt"/>
    </style:style>
    <style:style style:name="T41_6" style:family="text">
      <style:text-properties style:text-line-through-style="solid" fo:font-size="14pt" style:font-size-asian="14pt" style:font-size-complex="14pt"/>
    </style:style>
    <style:style style:name="T41_7" style:family="text">
      <style:text-properties style:text-line-through-style="solid" fo:font-size="14pt" style:font-size-asian="14pt" style:font-size-complex="14pt"/>
    </style:style>
    <style:style style:name="T41_8" style:family="text">
      <style:text-properties style:text-line-through-style="solid" fo:font-size="14pt" style:font-size-asian="14pt" style:font-size-complex="14pt"/>
    </style:style>
    <style:style style:name="T41_9" style:family="text">
      <style:text-properties style:text-line-through-style="solid" fo:font-size="14pt" style:font-size-asian="14pt" style:font-size-complex="14pt"/>
    </style:style>
    <style:style style:name="T41_10" style:family="text">
      <style:text-properties style:text-line-through-style="solid" fo:font-size="14pt" style:font-size-asian="14pt" style:font-size-complex="14pt"/>
    </style:style>
    <style:style style:name="T41_11" style:family="text">
      <style:text-properties style:text-line-through-style="solid" fo:font-size="14pt" style:font-size-asian="14pt" style:font-size-complex="14pt"/>
    </style:style>
    <style:style style:name="T41_12" style:family="text">
      <style:text-properties style:text-line-through-style="solid" fo:font-size="14pt" style:font-size-asian="14pt" style:font-size-complex="14pt"/>
    </style:style>
    <style:style style:name="T41_13" style:family="text">
      <style:text-properties style:text-line-through-style="solid" fo:font-size="14pt" style:font-size-asian="14pt" style:font-size-complex="14pt"/>
    </style:style>
    <style:style style:name="T41_14" style:family="text">
      <style:text-properties style:text-line-through-style="solid" fo:font-size="14pt" style:font-size-asian="14pt" style:font-size-complex="14pt"/>
    </style:style>
    <style:style style:name="T41_15" style:family="text">
      <style:text-properties style:text-line-through-style="solid" fo:font-size="14pt" style:font-size-asian="14pt" style:font-size-complex="14pt"/>
    </style:style>
    <style:style style:name="T41_16" style:family="text">
      <style:text-properties style:text-line-through-style="solid" fo:font-size="14pt" style:font-size-asian="14pt" style:font-size-complex="14pt"/>
    </style:style>
    <style:style style:name="T41_17" style:family="text">
      <style:text-properties fo:font-size="14pt" style:font-size-asian="14pt" style:font-size-complex="14pt"/>
    </style:style>
    <style:style style:name="T41_18" style:family="text">
      <style:text-properties fo:font-size="14pt" style:font-size-asian="14pt" style:font-size-complex="14pt"/>
    </style:style>
    <style:style style:name="T41_19" style:family="text">
      <style:text-properties fo:font-size="14pt" style:font-size-asian="14pt" style:font-size-complex="14pt"/>
    </style:style>
    <style:style style:name="T41_20" style:family="text">
      <style:text-properties fo:font-size="14pt" style:font-size-asian="14pt" style:font-size-complex="14pt"/>
    </style:style>
    <style:style style:name="T41_21" style:family="text">
      <style:text-properties fo:font-size="14pt" style:font-size-asian="14pt" style:font-size-complex="14pt"/>
    </style:style>
    <style:style style:name="T41_22" style:family="text">
      <style:text-properties fo:font-size="14pt" style:font-size-asian="14pt" style:font-size-complex="14pt"/>
    </style:style>
    <style:style style:name="T41_23" style:family="text">
      <style:text-properties fo:font-size="14pt" style:font-size-asian="14pt" style:font-size-complex="14pt"/>
    </style:style>
    <style:style style:name="T41_24" style:family="text">
      <style:text-properties fo:font-size="14pt" style:font-size-asian="14pt" style:font-size-complex="14pt"/>
    </style:style>
    <style:style style:name="T41_25" style:family="text">
      <style:text-properties fo:font-size="14pt" style:font-size-asian="14pt" style:font-size-complex="14pt"/>
    </style:style>
    <style:style style:name="T41_26" style:family="text">
      <style:text-properties fo:font-size="14pt" style:font-size-asian="14pt" style:font-size-complex="14pt"/>
    </style:style>
    <style:style style:name="T41_27" style:family="text">
      <style:text-properties fo:font-size="14pt" style:font-size-asian="14pt" style:font-size-complex="14pt"/>
    </style:style>
    <style:style style:name="T41_28" style:family="text">
      <style:text-properties fo:font-size="14pt" style:font-size-asian="14pt" style:font-size-complex="14pt"/>
    </style:style>
    <style:style style:name="T41_29" style:family="text">
      <style:text-properties fo:font-size="14pt" style:font-size-asian="14pt" style:font-size-complex="14pt"/>
    </style:style>
    <style:style style:name="T41_30" style:family="text">
      <style:text-properties fo:font-size="14pt" style:font-size-asian="14pt" style:font-size-complex="14pt"/>
    </style:style>
    <style:style style:name="T41_31" style:family="text">
      <style:text-properties fo:font-size="14pt" style:font-size-asian="14pt" style:font-size-complex="14pt"/>
    </style:style>
    <style:style style:name="T41_32" style:family="text">
      <style:text-properties fo:font-size="14pt" style:font-size-asian="14pt" style:font-size-complex="14pt"/>
    </style:style>
    <style:style style:name="T41_33" style:family="text">
      <style:text-properties fo:font-size="14pt" style:font-size-asian="14pt" style:font-size-complex="14pt"/>
    </style:style>
    <style:style style:name="T41_34" style:family="text">
      <style:text-properties fo:font-size="14pt" style:font-size-asian="14pt" style:font-size-complex="14pt"/>
    </style:style>
    <style:style style:name="T41_35" style:family="text">
      <style:text-properties fo:font-size="14pt" style:font-size-asian="14pt" style:font-size-complex="14pt"/>
    </style:style>
    <style:style style:name="T41_36" style:family="text">
      <style:text-properties fo:font-size="14pt" style:font-size-asian="14pt" style:font-size-complex="14pt"/>
    </style:style>
    <style:style style:name="T41_37" style:family="text">
      <style:text-properties fo:font-size="14pt" style:font-size-asian="14pt" style:font-size-complex="14pt"/>
    </style:style>
    <style:style style:name="T41_38" style:family="text">
      <style:text-properties fo:font-size="14pt" style:font-size-asian="14pt" style:font-size-complex="14pt"/>
    </style:style>
    <style:style style:name="T41_39" style:family="text">
      <style:text-properties fo:font-size="14pt" style:font-size-asian="14pt" style:font-size-complex="14pt"/>
    </style:style>
    <style:style style:name="T41_40" style:family="text">
      <style:text-properties fo:font-size="14pt" style:font-size-asian="14pt" style:font-size-complex="14pt"/>
    </style:style>
    <style:style style:name="T41_41" style:family="text">
      <style:text-properties fo:font-size="14pt" style:font-size-asian="14pt" style:font-size-complex="14pt"/>
    </style:style>
    <style:style style:name="T41_42" style:family="text">
      <style:text-properties fo:font-size="14pt" style:font-size-asian="14pt" style:font-size-complex="14pt"/>
    </style:style>
    <style:style style:name="T41_43" style:family="text">
      <style:text-properties fo:font-size="14pt" style:font-size-asian="14pt" style:font-size-complex="14pt"/>
    </style:style>
    <style:style style:name="T41_44" style:family="text">
      <style:text-properties fo:font-size="14pt" style:font-size-asian="14pt" style:font-size-complex="14pt"/>
    </style:style>
    <style:style style:name="T41_45" style:family="text">
      <style:text-properties fo:font-size="14pt" style:font-size-asian="14pt" style:font-size-complex="14pt"/>
    </style:style>
    <style:style style:name="T41_46" style:family="text">
      <style:text-properties fo:font-size="14pt" style:font-size-asian="14pt" style:font-size-complex="14pt"/>
    </style:style>
    <style:style style:name="T41_47" style:family="text">
      <style:text-properties fo:font-size="14pt" style:font-size-asian="14pt" style:font-size-complex="14pt"/>
    </style:style>
    <style:style style:name="T41_48" style:family="text">
      <style:text-properties fo:font-size="14pt" style:font-size-asian="14pt" style:font-size-complex="14pt"/>
    </style:style>
    <style:style style:name="T41_49" style:family="text">
      <style:text-properties fo:font-size="14pt" style:font-size-asian="14pt" style:font-size-complex="14pt"/>
    </style:style>
    <style:style style:name="T41_50" style:family="text">
      <style:text-properties fo:font-size="14pt" style:font-size-asian="14pt" style:font-size-complex="14pt"/>
    </style:style>
    <style:style style:name="T41_51" style:family="text">
      <style:text-properties fo:font-size="14pt" style:font-size-asian="14pt" style:font-size-complex="14pt"/>
    </style:style>
    <style:style style:name="T41_52" style:family="text">
      <style:text-properties style:text-line-through-style="solid" fo:font-size="14pt" style:font-size-asian="14pt" style:font-size-complex="14pt"/>
    </style:style>
    <style:style style:name="T41_53" style:family="text">
      <style:text-properties style:text-line-through-style="solid" fo:font-size="14pt" style:font-size-asian="14pt" style:font-size-complex="14pt"/>
    </style:style>
    <style:style style:name="T41_54" style:family="text">
      <style:text-properties style:text-line-through-style="solid" fo:font-size="14pt" style:font-size-asian="14pt" style:font-size-complex="14pt"/>
    </style:style>
    <style:style style:name="T41_55" style:family="text">
      <style:text-properties style:text-line-through-style="solid" fo:font-size="14pt" style:font-size-asian="14pt" style:font-size-complex="14pt"/>
    </style:style>
    <style:style style:name="T41_56" style:family="text">
      <style:text-properties style:text-line-through-style="solid" fo:font-size="14pt" style:font-size-asian="14pt" style:font-size-complex="14pt"/>
    </style:style>
    <style:style style:name="T41_57" style:family="text">
      <style:text-properties fo:font-size="14pt" style:font-size-asian="14pt" style:font-size-complex="14pt"/>
    </style:style>
    <style:style style:name="T41_58" style:family="text">
      <style:text-properties fo:font-size="14pt" style:font-size-asian="14pt" style:font-size-complex="14pt"/>
    </style:style>
    <style:style style:name="T41_59" style:family="text">
      <style:text-properties fo:font-size="14pt" style:font-size-asian="14pt" style:font-size-complex="14pt"/>
    </style:style>
    <style:style style:name="T41_60" style:family="text">
      <style:text-properties fo:font-size="14pt" style:font-size-asian="14pt" style:font-size-complex="14pt"/>
    </style:style>
    <style:style style:name="T41_61" style:family="text">
      <style:text-properties fo:font-size="14pt" style:font-size-asian="14pt" style:font-size-complex="14pt"/>
    </style:style>
    <style:style style:name="T41_62" style:family="text">
      <style:text-properties fo:font-size="14pt" style:font-size-asian="14pt" style:font-size-complex="14pt"/>
    </style:style>
    <style:style style:name="T41_63" style:family="text">
      <style:text-properties fo:font-size="14pt" style:font-size-asian="14pt" style:font-size-complex="14pt"/>
    </style:style>
    <style:style style:name="T41_64" style:family="text">
      <style:text-properties fo:font-size="14pt" style:font-size-asian="14pt" style:font-size-complex="14pt"/>
    </style:style>
    <style:style style:name="T41_65" style:family="text">
      <style:text-properties fo:font-size="14pt" style:font-size-asian="14pt" style:font-size-complex="14pt"/>
    </style:style>
    <style:style style:name="T41_66" style:family="text">
      <style:text-properties fo:font-size="14pt" style:font-size-asian="14pt" style:font-size-complex="14pt"/>
    </style:style>
    <style:style style:name="T41_67" style:family="text">
      <style:text-properties fo:font-size="14pt" style:font-size-asian="14pt" style:font-size-complex="14pt"/>
    </style:style>
    <style:style style:name="T41_68" style:family="text">
      <style:text-properties fo:font-size="14pt" style:font-size-asian="14pt" style:font-size-complex="14pt"/>
    </style:style>
    <style:style style:name="T41_69" style:family="text">
      <style:text-properties fo:font-size="14pt" style:font-size-asian="14pt" style:font-size-complex="14pt"/>
    </style:style>
    <style:style style:name="T41_70" style:family="text">
      <style:text-properties fo:font-size="14pt" style:font-size-asian="14pt" style:font-size-complex="14pt"/>
    </style:style>
    <style:style style:name="T41_71" style:family="text">
      <style:text-properties fo:font-size="14pt" style:font-size-asian="14pt" style:font-size-complex="14pt"/>
    </style:style>
    <style:style style:name="T41_72" style:family="text">
      <style:text-properties fo:font-size="14pt" style:font-size-asian="14pt" style:font-size-complex="14pt"/>
    </style:style>
    <style:style style:name="T41_73" style:family="text">
      <style:text-properties fo:font-size="14pt" style:font-size-asian="14pt" style:font-size-complex="14pt"/>
    </style:style>
    <style:style style:name="T41_74" style:family="text">
      <style:text-properties fo:font-size="14pt" style:font-size-asian="14pt" style:font-size-complex="14pt"/>
    </style:style>
    <style:style style:name="T41_75" style:family="text">
      <style:text-properties fo:font-size="14pt" style:font-size-asian="14pt" style:font-size-complex="14pt"/>
    </style:style>
    <style:style style:name="T41_76" style:family="text">
      <style:text-properties fo:font-size="14pt" style:font-size-asian="14pt" style:font-size-complex="14pt"/>
    </style:style>
    <style:style style:name="T41_77" style:family="text">
      <style:text-properties fo:font-size="14pt" style:font-size-asian="14pt" style:font-size-complex="14pt"/>
    </style:style>
    <style:style style:name="T41_78" style:family="text">
      <style:text-properties fo:font-size="14pt" style:font-size-asian="14pt" style:font-size-complex="14pt"/>
    </style:style>
    <style:style style:name="T41_79" style:family="text">
      <style:text-properties fo:font-size="14pt" style:font-size-asian="14pt" style:font-size-complex="14pt"/>
    </style:style>
    <style:style style:name="T41_80" style:family="text">
      <style:text-properties fo:font-size="14pt" style:font-size-asian="14pt" style:font-size-complex="14pt"/>
    </style:style>
    <style:style style:name="T41_81" style:family="text">
      <style:text-properties fo:font-size="14pt" style:font-size-asian="14pt" style:font-size-complex="14pt"/>
    </style:style>
    <style:style style:name="T41_82" style:family="text">
      <style:text-properties fo:font-size="14pt" style:font-size-asian="14pt" style:font-size-complex="14pt"/>
    </style:style>
    <style:style style:name="T41_83" style:family="text">
      <style:text-properties fo:font-size="14pt" style:font-size-asian="14pt" style:font-size-complex="14pt"/>
    </style:style>
    <style:style style:name="T41_84" style:family="text">
      <style:text-properties style:text-line-through-style="solid" fo:font-size="14pt" style:font-size-asian="14pt" style:font-size-complex="14pt"/>
    </style:style>
    <style:style style:name="T41_85" style:family="text">
      <style:text-properties style:text-line-through-style="solid" fo:font-size="14pt" style:font-size-asian="14pt" style:font-size-complex="14pt"/>
    </style:style>
    <style:style style:name="T41_86" style:family="text">
      <style:text-properties style:text-line-through-style="solid" fo:font-size="14pt" style:font-size-asian="14pt" style:font-size-complex="14pt"/>
    </style:style>
    <style:style style:name="T41_87" style:family="text">
      <style:text-properties style:text-line-through-style="solid" fo:font-size="14pt" style:font-size-asian="14pt" style:font-size-complex="14pt"/>
    </style:style>
    <style:style style:name="T41_88" style:family="text">
      <style:text-properties style:text-line-through-style="solid" fo:font-size="14pt" style:font-size-asian="14pt" style:font-size-complex="14pt"/>
    </style:style>
    <style:style style:name="T41_89" style:family="text">
      <style:text-properties style:text-line-through-style="solid" fo:font-size="14pt" style:font-size-asian="14pt" style:font-size-complex="14pt"/>
    </style:style>
    <style:style style:name="T41_90" style:family="text">
      <style:text-properties style:text-line-through-style="solid" fo:font-size="14pt" style:font-size-asian="14pt" style:font-size-complex="14pt"/>
    </style:style>
    <style:style style:name="T41_91" style:family="text">
      <style:text-properties style:text-line-through-style="solid" fo:font-size="14pt" style:font-size-asian="14pt" style:font-size-complex="14pt"/>
    </style:style>
    <style:style style:name="T41_92" style:family="text">
      <style:text-properties style:text-line-through-style="solid" fo:font-size="14pt" style:font-size-asian="14pt" style:font-size-complex="14pt"/>
    </style:style>
    <style:style style:name="T41_93" style:family="text">
      <style:text-properties style:text-line-through-style="solid" fo:font-size="14pt" style:font-size-asian="14pt" style:font-size-complex="14pt"/>
    </style:style>
    <style:style style:name="T41_94" style:family="text">
      <style:text-properties style:text-line-through-style="solid" fo:font-size="14pt" style:font-size-asian="14pt" style:font-size-complex="14pt"/>
    </style:style>
    <style:style style:name="T41_95" style:family="text">
      <style:text-properties fo:font-size="14pt" style:font-size-asian="14pt" style:font-size-complex="14pt"/>
    </style:style>
    <style:style style:name="T41_96" style:family="text">
      <style:text-properties fo:font-size="14pt" style:font-size-asian="14pt" style:font-size-complex="14pt"/>
    </style:style>
    <style:style style:name="T41_97" style:family="text">
      <style:text-properties fo:font-size="14pt" style:font-size-asian="14pt" style:font-size-complex="14pt"/>
    </style:style>
    <style:style style:name="T41_98" style:family="text">
      <style:text-properties fo:font-size="14pt" style:font-size-asian="14pt" style:font-size-complex="14pt"/>
    </style:style>
    <style:style style:name="T41_99" style:family="text">
      <style:text-properties fo:font-size="14pt" style:font-size-asian="14pt" style:font-size-complex="14pt"/>
    </style:style>
    <style:style style:name="T41_100" style:family="text">
      <style:text-properties fo:font-size="14pt" style:font-size-asian="14pt" style:font-size-complex="14pt"/>
    </style:style>
    <style:style style:name="T41_101" style:family="text">
      <style:text-properties fo:font-size="14pt" style:font-size-asian="14pt" style:font-size-complex="14pt"/>
    </style:style>
    <style:style style:name="T41_102" style:family="text">
      <style:text-properties fo:font-size="14pt" style:font-size-asian="14pt" style:font-size-complex="14pt"/>
    </style:style>
    <style:style style:name="T41_103" style:family="text">
      <style:text-properties fo:font-size="14pt" style:font-size-asian="14pt" style:font-size-complex="14pt"/>
    </style:style>
    <style:style style:name="T41_104" style:family="text">
      <style:text-properties fo:font-size="14pt" style:font-size-asian="14pt" style:font-size-complex="14pt"/>
    </style:style>
    <style:style style:name="T41_105" style:family="text">
      <style:text-properties fo:font-size="14pt" style:font-size-asian="14pt" style:font-size-complex="14pt"/>
    </style:style>
    <style:style style:name="T41_106" style:family="text">
      <style:text-properties fo:font-size="14pt" style:font-size-asian="14pt" style:font-size-complex="14pt"/>
    </style:style>
    <style:style style:name="T41_107" style:family="text">
      <style:text-properties fo:font-size="14pt" style:font-size-asian="14pt" style:font-size-complex="14pt"/>
    </style:style>
    <style:style style:name="T41_108" style:family="text">
      <style:text-properties fo:font-size="14pt" style:font-size-asian="14pt" style:font-size-complex="14pt"/>
    </style:style>
    <style:style style:name="T41_109" style:family="text">
      <style:text-properties fo:font-size="14pt" style:font-size-asian="14pt" style:font-size-complex="14pt"/>
    </style:style>
    <style:style style:name="T41_110" style:family="text">
      <style:text-properties fo:font-size="14pt" style:font-size-asian="14pt" style:font-size-complex="14pt"/>
    </style:style>
    <style:style style:name="T41_111" style:family="text">
      <style:text-properties fo:font-size="14pt" style:font-size-asian="14pt" style:font-size-complex="14pt"/>
    </style:style>
    <style:style style:name="T41_112" style:family="text">
      <style:text-properties fo:font-size="14pt" style:font-size-asian="14pt" style:font-size-complex="14pt"/>
    </style:style>
    <style:style style:name="T41_113" style:family="text">
      <style:text-properties fo:font-size="14pt" style:font-size-asian="14pt" style:font-size-complex="14pt"/>
    </style:style>
    <style:style style:name="T41_114" style:family="text">
      <style:text-properties fo:font-size="14pt" style:font-size-asian="14pt" style:font-size-complex="14pt"/>
    </style:style>
    <style:style style:name="T41_115" style:family="text">
      <style:text-properties fo:font-size="14pt" style:font-size-asian="14pt" style:font-size-complex="14pt"/>
    </style:style>
    <style:style style:name="T41_116" style:family="text">
      <style:text-properties fo:font-size="14pt" style:font-size-asian="14pt" style:font-size-complex="14pt"/>
    </style:style>
    <style:style style:name="T41_117" style:family="text">
      <style:text-properties fo:font-size="14pt" style:font-size-asian="14pt" style:font-size-complex="14pt"/>
    </style:style>
    <style:style style:name="T41_118" style:family="text">
      <style:text-properties fo:font-size="14pt" style:font-size-asian="14pt" style:font-size-complex="14pt"/>
    </style:style>
    <style:style style:name="T41_119" style:family="text">
      <style:text-properties fo:font-size="14pt" style:font-size-asian="14pt" style:font-size-complex="14pt"/>
    </style:style>
    <style:style style:name="T41_120" style:family="text">
      <style:text-properties fo:font-size="14pt" style:font-size-asian="14pt" style:font-size-complex="14pt"/>
    </style:style>
    <style:style style:name="T41_121" style:family="text">
      <style:text-properties fo:font-size="14pt" style:font-size-asian="14pt" style:font-size-complex="14pt"/>
    </style:style>
    <style:style style:name="T41_122" style:family="text">
      <style:text-properties fo:font-size="14pt" style:font-size-asian="14pt" style:font-size-complex="14pt"/>
    </style:style>
    <style:style style:name="T41_123" style:family="text">
      <style:text-properties fo:font-size="14pt" style:font-size-asian="14pt" style:font-size-complex="14pt"/>
    </style:style>
    <style:style style:name="T41_124" style:family="text">
      <style:text-properties fo:font-size="14pt" style:font-size-asian="14pt" style:font-size-complex="14pt"/>
    </style:style>
    <style:style style:name="T41_125" style:family="text">
      <style:text-properties fo:font-size="14pt" style:font-size-asian="14pt" style:font-size-complex="14pt"/>
    </style:style>
    <style:style style:name="T41_126" style:family="text">
      <style:text-properties fo:font-size="14pt" style:font-size-asian="14pt" style:font-size-complex="14pt"/>
    </style:style>
    <style:style style:name="T41_127" style:family="text">
      <style:text-properties fo:font-size="14pt" style:font-size-asian="14pt" style:font-size-complex="14pt"/>
    </style:style>
    <style:style style:name="T41_128" style:family="text">
      <style:text-properties style:text-line-through-style="solid" fo:font-size="14pt" style:font-size-asian="14pt" style:font-size-complex="14pt"/>
    </style:style>
    <style:style style:name="T41_129" style:family="text">
      <style:text-properties style:text-line-through-style="solid" fo:font-size="14pt" style:font-size-asian="14pt" style:font-size-complex="14pt"/>
    </style:style>
    <style:style style:name="T41_130" style:family="text">
      <style:text-properties style:text-line-through-style="solid" fo:font-size="14pt" style:font-size-asian="14pt" style:font-size-complex="14pt"/>
    </style:style>
    <style:style style:name="T41_131" style:family="text">
      <style:text-properties style:text-line-through-style="solid" fo:font-size="14pt" style:font-size-asian="14pt" style:font-size-complex="14pt"/>
    </style:style>
    <style:style style:name="T41_132" style:family="text">
      <style:text-properties style:text-line-through-style="solid" fo:font-size="14pt" style:font-size-asian="14pt" style:font-size-complex="14pt"/>
    </style:style>
    <style:style style:name="T41_133" style:family="text">
      <style:text-properties style:text-line-through-style="solid" fo:font-size="14pt" style:font-size-asian="14pt" style:font-size-complex="14pt"/>
    </style:style>
    <style:style style:name="T41_134" style:family="text">
      <style:text-properties style:text-line-through-style="solid" fo:font-size="14pt" style:font-size-asian="14pt" style:font-size-complex="14pt"/>
    </style:style>
    <style:style style:name="T41_135" style:family="text">
      <style:text-properties style:text-line-through-style="solid" fo:font-size="14pt" style:font-size-asian="14pt" style:font-size-complex="14pt"/>
    </style:style>
    <style:style style:name="T41_136" style:family="text">
      <style:text-properties style:text-line-through-style="solid" fo:font-size="14pt" style:font-size-asian="14pt" style:font-size-complex="14pt"/>
    </style:style>
    <style:style style:name="T41_137" style:family="text">
      <style:text-properties style:text-line-through-style="solid" fo:font-size="14pt" style:font-size-asian="14pt" style:font-size-complex="14pt"/>
    </style:style>
    <style:style style:name="T41_138" style:family="text">
      <style:text-properties style:text-line-through-style="solid" fo:font-size="14pt" style:font-size-asian="14pt" style:font-size-complex="14pt"/>
    </style:style>
    <style:style style:name="T41_139" style:family="text">
      <style:text-properties style:text-line-through-style="solid" fo:font-size="14pt" style:font-size-asian="14pt" style:font-size-complex="14pt"/>
    </style:style>
    <style:style style:name="T41_140" style:family="text">
      <style:text-properties style:text-line-through-style="solid" fo:font-size="14pt" style:font-size-asian="14pt" style:font-size-complex="14pt"/>
    </style:style>
    <style:style style:name="T41_141" style:family="text">
      <style:text-properties fo:font-size="14pt" style:font-size-asian="14pt" style:font-size-complex="14pt"/>
    </style:style>
    <style:style style:name="T41_142" style:family="text">
      <style:text-properties fo:font-size="14pt" style:font-size-asian="14pt" style:font-size-complex="14pt"/>
    </style:style>
    <style:style style:name="T41_143" style:family="text">
      <style:text-properties fo:font-size="14pt" style:font-size-asian="14pt" style:font-size-complex="14pt"/>
    </style:style>
    <style:style style:name="T41_144" style:family="text">
      <style:text-properties fo:font-size="14pt" style:font-size-asian="14pt" style:font-size-complex="14pt"/>
    </style:style>
    <style:style style:name="T41_145" style:family="text">
      <style:text-properties fo:font-size="14pt" style:font-size-asian="14pt" style:font-size-complex="14pt"/>
    </style:style>
    <style:style style:name="T41_146" style:family="text">
      <style:text-properties fo:font-size="14pt" style:font-size-asian="14pt" style:font-size-complex="14pt"/>
    </style:style>
    <style:style style:name="T41_147" style:family="text">
      <style:text-properties fo:font-size="14pt" style:font-size-asian="14pt" style:font-size-complex="14pt"/>
    </style:style>
    <style:style style:name="P4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14pt" style:font-size-asian="14pt" style:font-size-complex="14pt"/>
    </style:style>
    <style:style style:name="T43_2" style:family="text">
      <style:text-properties fo:font-size="14pt" style:font-size-asian="14pt" style:font-size-complex="14pt"/>
    </style:style>
    <style:style style:name="T43_3" style:family="text">
      <style:text-properties fo:font-size="14pt" style:font-size-asian="14pt" style:font-size-complex="14pt"/>
    </style:style>
    <style:style style:name="T43_4" style:family="text">
      <style:text-properties fo:font-size="14pt" style:font-size-asian="14pt" style:font-size-complex="14pt"/>
    </style:style>
    <style:style style:name="T43_5" style:family="text">
      <style:text-properties fo:font-size="14pt" style:font-size-asian="14pt" style:font-size-complex="14pt"/>
    </style:style>
    <style:style style:name="T43_6" style:family="text">
      <style:text-properties fo:font-size="14pt" style:font-size-asian="14pt" style:font-size-complex="14pt"/>
    </style:style>
    <style:style style:name="T43_7" style:family="text">
      <style:text-properties fo:font-size="14pt" style:font-size-asian="14pt" style:font-size-complex="14pt"/>
    </style:style>
    <style:style style:name="T43_8" style:family="text">
      <style:text-properties fo:font-size="14pt" style:font-size-asian="14pt" style:font-size-complex="14pt"/>
    </style:style>
    <style:style style:name="T43_9" style:family="text">
      <style:text-properties fo:font-size="14pt" style:font-size-asian="14pt" style:font-size-complex="14pt"/>
    </style:style>
    <style:style style:name="T43_10" style:family="text">
      <style:text-properties fo:font-size="14pt" style:font-size-asian="14pt" style:font-size-complex="14pt"/>
    </style:style>
    <style:style style:name="T43_11" style:family="text">
      <style:text-properties fo:font-size="14pt" style:font-size-asian="14pt" style:font-size-complex="14pt"/>
    </style:style>
    <style:style style:name="T43_12" style:family="text">
      <style:text-properties fo:font-size="14pt" style:font-size-asian="14pt" style:font-size-complex="14pt"/>
    </style:style>
    <style:style style:name="T43_13" style:family="text">
      <style:text-properties fo:font-size="14pt" style:font-size-asian="14pt" style:font-size-complex="14pt"/>
    </style:style>
    <style:style style:name="T43_14" style:family="text">
      <style:text-properties fo:font-size="14pt" style:font-size-asian="14pt" style:font-size-complex="14pt"/>
    </style:style>
    <style:style style:name="T43_15" style:family="text">
      <style:text-properties fo:font-size="14pt" style:font-size-asian="14pt" style:font-size-complex="14pt"/>
    </style:style>
    <style:style style:name="T43_16" style:family="text">
      <style:text-properties fo:font-size="14pt" style:font-size-asian="14pt" style:font-size-complex="14pt"/>
    </style:style>
    <style:style style:name="T43_17" style:family="text">
      <style:text-properties fo:font-size="14pt" style:font-size-asian="14pt" style:font-size-complex="14pt"/>
    </style:style>
    <style:style style:name="T43_18" style:family="text">
      <style:text-properties fo:font-size="14pt" style:font-size-asian="14pt" style:font-size-complex="14pt"/>
    </style:style>
    <style:style style:name="T43_19" style:family="text">
      <style:text-properties fo:font-size="14pt" style:font-size-asian="14pt" style:font-size-complex="14pt"/>
    </style:style>
    <style:style style:name="T43_20" style:family="text">
      <style:text-properties fo:font-size="14pt" style:font-size-asian="14pt" style:font-size-complex="14pt"/>
    </style:style>
    <style:style style:name="T43_21" style:family="text">
      <style:text-properties fo:font-size="14pt" style:font-size-asian="14pt" style:font-size-complex="14pt"/>
    </style:style>
    <style:style style:name="T43_22" style:family="text">
      <style:text-properties fo:font-size="14pt" style:font-size-asian="14pt" style:font-size-complex="14pt"/>
    </style:style>
    <style:style style:name="T43_23" style:family="text">
      <style:text-properties fo:font-size="14pt" style:font-size-asian="14pt" style:font-size-complex="14pt"/>
    </style:style>
    <style:style style:name="T43_24" style:family="text">
      <style:text-properties fo:font-size="14pt" style:font-size-asian="14pt" style:font-size-complex="14pt"/>
    </style:style>
    <style:style style:name="T43_25" style:family="text">
      <style:text-properties fo:font-size="14pt" style:font-size-asian="14pt" style:font-size-complex="14pt"/>
    </style:style>
    <style:style style:name="T43_26" style:family="text">
      <style:text-properties fo:font-size="14pt" style:font-size-asian="14pt" style:font-size-complex="14pt"/>
    </style:style>
    <style:style style:name="T43_27" style:family="text">
      <style:text-properties fo:font-size="14pt" style:font-size-asian="14pt" style:font-size-complex="14pt"/>
    </style:style>
    <style:style style:name="T43_28" style:family="text">
      <style:text-properties fo:font-size="14pt" style:font-size-asian="14pt" style:font-size-complex="14pt"/>
    </style:style>
    <style:style style:name="T43_29" style:family="text">
      <style:text-properties fo:font-size="14pt" style:font-size-asian="14pt" style:font-size-complex="14pt"/>
    </style:style>
    <style:style style:name="T43_30" style:family="text">
      <style:text-properties fo:font-size="14pt" style:font-size-asian="14pt" style:font-size-complex="14pt"/>
    </style:style>
    <style:style style:name="T43_31" style:family="text">
      <style:text-properties fo:font-size="14pt" style:font-size-asian="14pt" style:font-size-complex="14pt"/>
    </style:style>
    <style:style style:name="T43_32" style:family="text">
      <style:text-properties fo:font-size="14pt" style:font-size-asian="14pt" style:font-size-complex="14pt"/>
    </style:style>
    <style:style style:name="T43_33" style:family="text">
      <style:text-properties fo:font-size="14pt" style:font-size-asian="14pt" style:font-size-complex="14pt"/>
    </style:style>
    <style:style style:name="T43_34" style:family="text">
      <style:text-properties fo:font-size="14pt" style:font-size-asian="14pt" style:font-size-complex="14pt"/>
    </style:style>
    <style:style style:name="T43_35" style:family="text">
      <style:text-properties fo:font-size="14pt" style:font-size-asian="14pt" style:font-size-complex="14pt"/>
    </style:style>
    <style:style style:name="T43_36" style:family="text">
      <style:text-properties fo:font-size="14pt" style:font-size-asian="14pt" style:font-size-complex="14pt"/>
    </style:style>
    <style:style style:name="T43_37" style:family="text">
      <style:text-properties fo:font-size="14pt" style:font-size-asian="14pt" style:font-size-complex="14pt"/>
    </style:style>
    <style:style style:name="T43_38" style:family="text">
      <style:text-properties fo:font-size="14pt" style:font-size-asian="14pt" style:font-size-complex="14pt"/>
    </style:style>
    <style:style style:name="T43_39" style:family="text">
      <style:text-properties fo:font-size="14pt" style:font-size-asian="14pt" style:font-size-complex="14pt"/>
    </style:style>
    <style:style style:name="T43_40" style:family="text">
      <style:text-properties fo:font-size="14pt" style:font-size-asian="14pt" style:font-size-complex="14pt"/>
    </style:style>
    <style:style style:name="T43_41" style:family="text">
      <style:text-properties fo:font-size="14pt" style:font-size-asian="14pt" style:font-size-complex="14pt"/>
    </style:style>
    <style:style style:name="T43_42" style:family="text">
      <style:text-properties fo:font-size="14pt" style:font-size-asian="14pt" style:font-size-complex="14pt"/>
    </style:style>
    <style:style style:name="T43_43" style:family="text">
      <style:text-properties fo:font-size="14pt" style:font-size-asian="14pt" style:font-size-complex="14pt"/>
    </style:style>
    <style:style style:name="T43_44" style:family="text">
      <style:text-properties fo:font-size="14pt" style:font-size-asian="14pt" style:font-size-complex="14pt"/>
    </style:style>
    <style:style style:name="T43_45" style:family="text">
      <style:text-properties fo:font-size="14pt" style:font-size-asian="14pt" style:font-size-complex="14pt"/>
    </style:style>
    <style:style style:name="T43_46" style:family="text">
      <style:text-properties fo:font-size="14pt" style:font-size-asian="14pt" style:font-size-complex="14pt"/>
    </style:style>
    <style:style style:name="T43_47" style:family="text">
      <style:text-properties fo:font-size="14pt" style:font-size-asian="14pt" style:font-size-complex="14pt"/>
    </style:style>
    <style:style style:name="T43_48" style:family="text">
      <style:text-properties fo:font-size="14pt" style:font-size-asian="14pt" style:font-size-complex="14pt"/>
    </style:style>
    <style:style style:name="T43_49" style:family="text">
      <style:text-properties fo:font-size="14pt" style:font-size-asian="14pt" style:font-size-complex="14pt"/>
    </style:style>
    <style:style style:name="T43_50" style:family="text">
      <style:text-properties fo:font-size="14pt" style:font-size-asian="14pt" style:font-size-complex="14pt"/>
    </style:style>
    <style:style style:name="T43_51" style:family="text">
      <style:text-properties fo:font-size="14pt" style:font-size-asian="14pt" style:font-size-complex="14pt"/>
    </style:style>
    <style:style style:name="T43_52" style:family="text">
      <style:text-properties fo:font-size="14pt" style:font-size-asian="14pt" style:font-size-complex="14pt"/>
    </style:style>
    <style:style style:name="P4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14pt" style:font-size-asian="14pt" style:font-size-complex="14pt"/>
    </style:style>
    <style:style style:name="T45_2" style:family="text">
      <style:text-properties fo:font-size="14pt" style:font-size-asian="14pt" style:font-size-complex="14pt"/>
    </style:style>
    <style:style style:name="T45_3" style:family="text">
      <style:text-properties fo:font-size="14pt" style:font-size-asian="14pt" style:font-size-complex="14pt"/>
    </style:style>
    <style:style style:name="T45_4" style:family="text">
      <style:text-properties fo:font-size="14pt" style:font-size-asian="14pt" style:font-size-complex="14pt"/>
    </style:style>
    <style:style style:name="T45_5" style:family="text">
      <style:text-properties fo:font-size="14pt" style:font-size-asian="14pt" style:font-size-complex="14pt"/>
    </style:style>
    <style:style style:name="T45_6" style:family="text">
      <style:text-properties fo:font-size="14pt" style:font-size-asian="14pt" style:font-size-complex="14pt"/>
    </style:style>
    <style:style style:name="T45_7" style:family="text">
      <style:text-properties fo:font-size="14pt" style:font-size-asian="14pt" style:font-size-complex="14pt"/>
    </style:style>
    <style:style style:name="T45_8" style:family="text">
      <style:text-properties fo:font-size="14pt" style:font-size-asian="14pt" style:font-size-complex="14pt"/>
    </style:style>
    <style:style style:name="T45_9" style:family="text">
      <style:text-properties fo:font-size="14pt" style:font-size-asian="14pt" style:font-size-complex="14pt"/>
    </style:style>
    <style:style style:name="T45_10" style:family="text">
      <style:text-properties fo:font-size="14pt" style:font-size-asian="14pt" style:font-size-complex="14pt"/>
    </style:style>
    <style:style style:name="T45_11" style:family="text">
      <style:text-properties fo:font-size="14pt" style:font-size-asian="14pt" style:font-size-complex="14pt"/>
    </style:style>
    <style:style style:name="T45_12" style:family="text">
      <style:text-properties fo:font-size="14pt" style:font-size-asian="14pt" style:font-size-complex="14pt"/>
    </style:style>
    <style:style style:name="T45_13" style:family="text">
      <style:text-properties fo:font-size="14pt" style:font-size-asian="14pt" style:font-size-complex="14pt"/>
    </style:style>
    <style:style style:name="T45_14" style:family="text">
      <style:text-properties fo:font-size="14pt" style:font-size-asian="14pt" style:font-size-complex="14pt"/>
    </style:style>
    <style:style style:name="T45_15" style:family="text">
      <style:text-properties fo:font-size="14pt" style:font-size-asian="14pt" style:font-size-complex="14pt"/>
    </style:style>
    <style:style style:name="T45_16" style:family="text">
      <style:text-properties fo:font-size="14pt" style:font-size-asian="14pt" style:font-size-complex="14pt"/>
    </style:style>
    <style:style style:name="T45_17" style:family="text">
      <style:text-properties fo:font-size="14pt" style:font-size-asian="14pt" style:font-size-complex="14pt"/>
    </style:style>
    <style:style style:name="T45_18" style:family="text">
      <style:text-properties fo:font-size="14pt" style:font-size-asian="14pt" style:font-size-complex="14pt"/>
    </style:style>
    <style:style style:name="T45_19" style:family="text">
      <style:text-properties fo:font-size="14pt" style:font-size-asian="14pt" style:font-size-complex="14pt"/>
    </style:style>
    <style:style style:name="T45_20" style:family="text">
      <style:text-properties fo:font-size="14pt" style:font-size-asian="14pt" style:font-size-complex="14pt"/>
    </style:style>
    <style:style style:name="T45_21" style:family="text">
      <style:text-properties fo:font-size="14pt" style:font-size-asian="14pt" style:font-size-complex="14pt"/>
    </style:style>
    <style:style style:name="T45_22" style:family="text">
      <style:text-properties fo:font-size="14pt" style:font-size-asian="14pt" style:font-size-complex="14pt"/>
    </style:style>
    <style:style style:name="T45_23" style:family="text">
      <style:text-properties fo:font-size="14pt" style:font-size-asian="14pt" style:font-size-complex="14pt"/>
    </style:style>
    <style:style style:name="T45_24" style:family="text">
      <style:text-properties fo:font-size="14pt" style:font-size-asian="14pt" style:font-size-complex="14pt"/>
    </style:style>
    <style:style style:name="T45_25" style:family="text">
      <style:text-properties fo:font-size="14pt" style:font-size-asian="14pt" style:font-size-complex="14pt"/>
    </style:style>
    <style:style style:name="T45_26" style:family="text">
      <style:text-properties fo:font-size="14pt" style:font-size-asian="14pt" style:font-size-complex="14pt"/>
    </style:style>
    <style:style style:name="T45_27" style:family="text">
      <style:text-properties fo:font-size="14pt" style:font-size-asian="14pt" style:font-size-complex="14pt"/>
    </style:style>
    <style:style style:name="T45_28" style:family="text">
      <style:text-properties fo:font-size="14pt" style:font-size-asian="14pt" style:font-size-complex="14pt"/>
    </style:style>
    <style:style style:name="T45_29" style:family="text">
      <style:text-properties fo:font-size="14pt" style:font-size-asian="14pt" style:font-size-complex="14pt"/>
    </style:style>
    <style:style style:name="T45_30" style:family="text">
      <style:text-properties fo:font-size="14pt" style:font-size-asian="14pt" style:font-size-complex="14pt"/>
    </style:style>
    <style:style style:name="T45_31" style:family="text">
      <style:text-properties fo:font-size="14pt" style:font-size-asian="14pt" style:font-size-complex="14pt"/>
    </style:style>
    <style:style style:name="T45_32" style:family="text">
      <style:text-properties fo:font-size="14pt" style:font-size-asian="14pt" style:font-size-complex="14pt"/>
    </style:style>
    <style:style style:name="T45_33" style:family="text">
      <style:text-properties fo:font-size="14pt" style:font-size-asian="14pt" style:font-size-complex="14pt"/>
    </style:style>
    <style:style style:name="T45_34" style:family="text">
      <style:text-properties fo:font-size="14pt" style:font-size-asian="14pt" style:font-size-complex="14pt"/>
    </style:style>
    <style:style style:name="T45_35" style:family="text">
      <style:text-properties fo:font-size="14pt" style:font-size-asian="14pt" style:font-size-complex="14pt"/>
    </style:style>
    <style:style style:name="T45_36" style:family="text">
      <style:text-properties fo:font-size="14pt" style:font-size-asian="14pt" style:font-size-complex="14pt"/>
    </style:style>
    <style:style style:name="T45_37" style:family="text">
      <style:text-properties fo:font-size="14pt" style:font-size-asian="14pt" style:font-size-complex="14pt"/>
    </style:style>
    <style:style style:name="T45_38" style:family="text">
      <style:text-properties fo:font-size="14pt" style:font-size-asian="14pt" style:font-size-complex="14pt"/>
    </style:style>
    <style:style style:name="T45_39" style:family="text">
      <style:text-properties fo:font-size="14pt" style:font-size-asian="14pt" style:font-size-complex="14pt"/>
    </style:style>
    <style:style style:name="T45_40" style:family="text">
      <style:text-properties fo:font-size="14pt" style:font-size-asian="14pt" style:font-size-complex="14pt"/>
    </style:style>
    <style:style style:name="T45_41" style:family="text">
      <style:text-properties fo:font-size="14pt" style:font-size-asian="14pt" style:font-size-complex="14pt"/>
    </style:style>
    <style:style style:name="T45_42" style:family="text">
      <style:text-properties fo:font-size="14pt" style:font-size-asian="14pt" style:font-size-complex="14pt"/>
    </style:style>
    <style:style style:name="T45_43" style:family="text">
      <style:text-properties fo:font-size="14pt" style:font-size-asian="14pt" style:font-size-complex="14pt"/>
    </style:style>
    <style:style style:name="T45_44" style:family="text">
      <style:text-properties fo:font-size="14pt" style:font-size-asian="14pt" style:font-size-complex="14pt"/>
    </style:style>
    <style:style style:name="T45_45" style:family="text">
      <style:text-properties fo:font-size="14pt" style:font-size-asian="14pt" style:font-size-complex="14pt"/>
    </style:style>
    <style:style style:name="T45_46" style:family="text">
      <style:text-properties fo:font-size="14pt" style:font-size-asian="14pt" style:font-size-complex="14pt"/>
    </style:style>
    <style:style style:name="T45_47" style:family="text">
      <style:text-properties fo:font-size="14pt" style:font-size-asian="14pt" style:font-size-complex="14pt"/>
    </style:style>
    <style:style style:name="T45_48" style:family="text">
      <style:text-properties fo:font-size="14pt" style:font-size-asian="14pt" style:font-size-complex="14pt"/>
    </style:style>
    <style:style style:name="T45_49" style:family="text">
      <style:text-properties fo:font-size="14pt" style:font-size-asian="14pt" style:font-size-complex="14pt"/>
    </style:style>
    <style:style style:name="T45_50" style:family="text">
      <style:text-properties fo:font-size="14pt" style:font-size-asian="14pt" style:font-size-complex="14pt"/>
    </style:style>
    <style:style style:name="T45_51" style:family="text">
      <style:text-properties fo:font-size="14pt" style:font-size-asian="14pt" style:font-size-complex="14pt"/>
    </style:style>
    <style:style style:name="T45_52" style:family="text">
      <style:text-properties fo:font-size="14pt" style:font-size-asian="14pt" style:font-size-complex="14pt"/>
    </style:style>
    <style:style style:name="T45_53" style:family="text">
      <style:text-properties fo:font-size="14pt" style:font-size-asian="14pt" style:font-size-complex="14pt"/>
    </style:style>
    <style:style style:name="T45_54" style:family="text">
      <style:text-properties fo:font-size="14pt" style:font-size-asian="14pt" style:font-size-complex="14pt"/>
    </style:style>
    <style:style style:name="T45_55" style:family="text">
      <style:text-properties fo:font-size="14pt" style:font-size-asian="14pt" style:font-size-complex="14pt"/>
    </style:style>
    <style:style style:name="T45_56" style:family="text">
      <style:text-properties fo:font-size="14pt" style:font-size-asian="14pt" style:font-size-complex="14pt"/>
    </style:style>
    <style:style style:name="T45_57" style:family="text">
      <style:text-properties fo:font-size="14pt" style:font-size-asian="14pt" style:font-size-complex="14pt"/>
    </style:style>
    <style:style style:name="T45_58" style:family="text">
      <style:text-properties fo:font-size="14pt" style:font-size-asian="14pt" style:font-size-complex="14pt"/>
    </style:style>
    <style:style style:name="T45_59" style:family="text">
      <style:text-properties fo:font-size="14pt" style:font-size-asian="14pt" style:font-size-complex="14pt"/>
    </style:style>
    <style:style style:name="T45_60" style:family="text">
      <style:text-properties fo:font-size="14pt" style:font-size-asian="14pt" style:font-size-complex="14pt"/>
    </style:style>
    <style:style style:name="T45_61" style:family="text">
      <style:text-properties fo:font-size="14pt" style:font-size-asian="14pt" style:font-size-complex="14pt"/>
    </style:style>
    <style:style style:name="T45_62" style:family="text">
      <style:text-properties fo:font-size="14pt" style:font-size-asian="14pt" style:font-size-complex="14pt"/>
    </style:style>
    <style:style style:name="T45_63" style:family="text">
      <style:text-properties fo:font-size="14pt" style:font-size-asian="14pt" style:font-size-complex="14pt"/>
    </style:style>
    <style:style style:name="T45_64" style:family="text">
      <style:text-properties fo:font-size="14pt" style:font-size-asian="14pt" style:font-size-complex="14pt"/>
    </style:style>
    <style:style style:name="T45_65" style:family="text">
      <style:text-properties fo:font-size="14pt" style:font-size-asian="14pt" style:font-size-complex="14pt"/>
    </style:style>
    <style:style style:name="T45_66" style:family="text">
      <style:text-properties fo:font-size="14pt" style:font-size-asian="14pt" style:font-size-complex="14pt"/>
    </style:style>
    <style:style style:name="T45_67" style:family="text">
      <style:text-properties fo:font-size="14pt" style:font-size-asian="14pt" style:font-size-complex="14pt"/>
    </style:style>
    <style:style style:name="T45_68" style:family="text">
      <style:text-properties fo:font-size="14pt" style:font-size-asian="14pt" style:font-size-complex="14pt"/>
    </style:style>
    <style:style style:name="T45_69" style:family="text">
      <style:text-properties fo:font-size="14pt" style:font-size-asian="14pt" style:font-size-complex="14pt"/>
    </style:style>
    <style:style style:name="T45_70" style:family="text">
      <style:text-properties fo:font-size="14pt" style:font-size-asian="14pt" style:font-size-complex="14pt"/>
    </style:style>
    <style:style style:name="T45_71" style:family="text">
      <style:text-properties fo:font-size="14pt" style:font-size-asian="14pt" style:font-size-complex="14pt"/>
    </style:style>
    <style:style style:name="T45_72" style:family="text">
      <style:text-properties fo:font-size="14pt" style:font-size-asian="14pt" style:font-size-complex="14pt"/>
    </style:style>
    <style:style style:name="T45_73" style:family="text">
      <style:text-properties fo:font-size="14pt" style:font-size-asian="14pt" style:font-size-complex="14pt"/>
    </style:style>
    <style:style style:name="T45_74" style:family="text">
      <style:text-properties fo:font-size="14pt" style:font-size-asian="14pt" style:font-size-complex="14pt"/>
    </style:style>
    <style:style style:name="T45_75" style:family="text">
      <style:text-properties fo:font-size="14pt" style:font-size-asian="14pt" style:font-size-complex="14pt"/>
    </style:style>
    <style:style style:name="T45_76" style:family="text">
      <style:text-properties fo:font-size="14pt" style:font-size-asian="14pt" style:font-size-complex="14pt"/>
    </style:style>
    <style:style style:name="T45_77" style:family="text">
      <style:text-properties fo:font-size="14pt" style:font-size-asian="14pt" style:font-size-complex="14pt"/>
    </style:style>
    <style:style style:name="T45_78" style:family="text">
      <style:text-properties fo:font-size="14pt" style:font-size-asian="14pt" style:font-size-complex="14pt"/>
    </style:style>
    <style:style style:name="T45_79" style:family="text">
      <style:text-properties fo:font-size="14pt" style:font-size-asian="14pt" style:font-size-complex="14pt"/>
    </style:style>
    <style:style style:name="T45_80" style:family="text">
      <style:text-properties fo:font-size="14pt" style:font-size-asian="14pt" style:font-size-complex="14pt"/>
    </style:style>
    <style:style style:name="T45_81" style:family="text">
      <style:text-properties fo:font-size="14pt" style:font-size-asian="14pt" style:font-size-complex="14pt"/>
    </style:style>
    <style:style style:name="T45_82" style:family="text">
      <style:text-properties fo:font-size="14pt" style:font-size-asian="14pt" style:font-size-complex="14pt"/>
    </style:style>
    <style:style style:name="T45_83" style:family="text">
      <style:text-properties fo:font-size="14pt" style:font-size-asian="14pt" style:font-size-complex="14pt"/>
    </style:style>
    <style:style style:name="T45_84" style:family="text">
      <style:text-properties fo:font-size="14pt" style:font-size-asian="14pt" style:font-size-complex="14pt"/>
    </style:style>
    <style:style style:name="T45_85" style:family="text">
      <style:text-properties fo:font-size="14pt" style:font-size-asian="14pt" style:font-size-complex="14pt"/>
    </style:style>
    <style:style style:name="T45_86" style:family="text">
      <style:text-properties fo:font-size="14pt" style:font-size-asian="14pt" style:font-size-complex="14pt"/>
    </style:style>
    <style:style style:name="T45_87" style:family="text">
      <style:text-properties fo:font-size="14pt" style:font-size-asian="14pt" style:font-size-complex="14pt"/>
    </style:style>
    <style:style style:name="T45_88" style:family="text">
      <style:text-properties fo:font-size="14pt" style:font-size-asian="14pt" style:font-size-complex="14pt"/>
    </style:style>
    <style:style style:name="T45_89" style:family="text">
      <style:text-properties fo:font-size="14pt" style:font-size-asian="14pt" style:font-size-complex="14pt"/>
    </style:style>
    <style:style style:name="T45_90" style:family="text">
      <style:text-properties fo:font-size="14pt" style:font-size-asian="14pt" style:font-size-complex="14pt"/>
    </style:style>
    <style:style style:name="T45_91" style:family="text">
      <style:text-properties fo:font-size="14pt" style:font-size-asian="14pt" style:font-size-complex="14pt"/>
    </style:style>
    <style:style style:name="T45_92" style:family="text">
      <style:text-properties fo:font-size="14pt" style:font-size-asian="14pt" style:font-size-complex="14pt"/>
    </style:style>
    <style:style style:name="T45_93" style:family="text">
      <style:text-properties fo:font-size="14pt" style:font-size-asian="14pt" style:font-size-complex="14pt"/>
    </style:style>
    <style:style style:name="T45_94" style:family="text">
      <style:text-properties fo:font-size="14pt" style:font-size-asian="14pt" style:font-size-complex="14pt"/>
    </style:style>
    <style:style style:name="T45_95" style:family="text">
      <style:text-properties fo:font-size="14pt" style:font-size-asian="14pt" style:font-size-complex="14pt"/>
    </style:style>
    <style:style style:name="T45_96" style:family="text">
      <style:text-properties fo:font-size="14pt" style:font-size-asian="14pt" style:font-size-complex="14pt"/>
    </style:style>
    <style:style style:name="T45_97" style:family="text">
      <style:text-properties fo:font-size="14pt" style:font-size-asian="14pt" style:font-size-complex="14pt"/>
    </style:style>
    <style:style style:name="T45_98" style:family="text">
      <style:text-properties fo:font-size="14pt" style:font-size-asian="14pt" style:font-size-complex="14pt"/>
    </style:style>
    <style:style style:name="T45_99" style:family="text">
      <style:text-properties fo:font-size="14pt" style:font-size-asian="14pt" style:font-size-complex="14pt"/>
    </style:style>
    <style:style style:name="T45_100" style:family="text">
      <style:text-properties fo:font-size="14pt" style:font-size-asian="14pt" style:font-size-complex="14pt"/>
    </style:style>
    <style:style style:name="T45_101" style:family="text">
      <style:text-properties fo:font-size="14pt" style:font-size-asian="14pt" style:font-size-complex="14pt"/>
    </style:style>
    <style:style style:name="T45_102" style:family="text">
      <style:text-properties fo:font-size="14pt" style:font-size-asian="14pt" style:font-size-complex="14pt"/>
    </style:style>
    <style:style style:name="T45_103" style:family="text">
      <style:text-properties fo:font-size="14pt" style:font-size-asian="14pt" style:font-size-complex="14pt"/>
    </style:style>
    <style:style style:name="T45_104" style:family="text">
      <style:text-properties fo:font-size="14pt" style:font-size-asian="14pt" style:font-size-complex="14pt"/>
    </style:style>
    <style:style style:name="T45_105" style:family="text">
      <style:text-properties fo:font-size="14pt" style:font-size-asian="14pt" style:font-size-complex="14pt"/>
    </style:style>
    <style:style style:name="T45_106" style:family="text">
      <style:text-properties fo:font-size="14pt" style:font-size-asian="14pt" style:font-size-complex="14pt"/>
    </style:style>
    <style:style style:name="T45_107" style:family="text">
      <style:text-properties fo:font-size="14pt" style:font-size-asian="14pt" style:font-size-complex="14pt"/>
    </style:style>
    <style:style style:name="T45_108" style:family="text">
      <style:text-properties fo:font-size="14pt" style:font-size-asian="14pt" style:font-size-complex="14pt"/>
    </style:style>
    <style:style style:name="T45_109" style:family="text">
      <style:text-properties fo:font-size="14pt" style:font-size-asian="14pt" style:font-size-complex="14pt"/>
    </style:style>
    <style:style style:name="T45_110" style:family="text">
      <style:text-properties fo:font-size="14pt" style:font-size-asian="14pt" style:font-size-complex="14pt"/>
    </style:style>
    <style:style style:name="T45_111" style:family="text">
      <style:text-properties fo:font-size="14pt" style:font-size-asian="14pt" style:font-size-complex="14pt"/>
    </style:style>
    <style:style style:name="T45_112" style:family="text">
      <style:text-properties fo:font-size="14pt" style:font-size-asian="14pt" style:font-size-complex="14pt"/>
    </style:style>
    <style:style style:name="T45_113" style:family="text">
      <style:text-properties fo:font-size="14pt" style:font-size-asian="14pt" style:font-size-complex="14pt"/>
    </style:style>
    <style:style style:name="T45_114" style:family="text">
      <style:text-properties fo:font-size="14pt" style:font-size-asian="14pt" style:font-size-complex="14pt"/>
    </style:style>
    <style:style style:name="T45_115" style:family="text">
      <style:text-properties fo:font-size="14pt" style:font-size-asian="14pt" style:font-size-complex="14pt"/>
    </style:style>
    <style:style style:name="T45_116" style:family="text">
      <style:text-properties fo:font-size="14pt" style:font-size-asian="14pt" style:font-size-complex="14pt"/>
    </style:style>
    <style:style style:name="T45_117" style:family="text">
      <style:text-properties fo:font-size="14pt" style:font-size-asian="14pt" style:font-size-complex="14pt"/>
    </style:style>
    <style:style style:name="T45_118" style:family="text">
      <style:text-properties fo:font-size="14pt" style:font-size-asian="14pt" style:font-size-complex="14pt"/>
    </style:style>
    <style:style style:name="T45_119" style:family="text">
      <style:text-properties fo:font-size="14pt" style:font-size-asian="14pt" style:font-size-complex="14pt"/>
    </style:style>
    <style:style style:name="T45_120" style:family="text">
      <style:text-properties fo:font-size="14pt" style:font-size-asian="14pt" style:font-size-complex="14pt"/>
    </style:style>
    <style:style style:name="T45_121" style:family="text">
      <style:text-properties fo:font-size="14pt" style:font-size-asian="14pt" style:font-size-complex="14pt"/>
    </style:style>
    <style:style style:name="T45_122" style:family="text">
      <style:text-properties fo:font-size="14pt" style:font-size-asian="14pt" style:font-size-complex="14pt"/>
    </style:style>
    <style:style style:name="T45_123" style:family="text">
      <style:text-properties fo:font-size="14pt" style:font-size-asian="14pt" style:font-size-complex="14pt"/>
    </style:style>
    <style:style style:name="T45_124" style:family="text">
      <style:text-properties fo:font-size="14pt" style:font-size-asian="14pt" style:font-size-complex="14pt"/>
    </style:style>
    <style:style style:name="T45_125" style:family="text">
      <style:text-properties fo:font-size="14pt" style:font-size-asian="14pt" style:font-size-complex="14pt"/>
    </style:style>
    <style:style style:name="T45_126" style:family="text">
      <style:text-properties fo:font-size="14pt" style:font-size-asian="14pt" style:font-size-complex="14pt"/>
    </style:style>
    <style:style style:name="P4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style:text-line-through-style="solid" fo:font-size="14pt" style:font-size-asian="14pt" style:font-size-complex="14pt"/>
    </style:style>
    <style:style style:name="T47_2" style:family="text">
      <style:text-properties style:text-line-through-style="solid" fo:font-size="14pt" style:font-size-asian="14pt" style:font-size-complex="14pt"/>
    </style:style>
    <style:style style:name="T47_3" style:family="text">
      <style:text-properties style:text-line-through-style="solid" fo:font-size="14pt" style:font-size-asian="14pt" style:font-size-complex="14pt"/>
    </style:style>
    <style:style style:name="T47_4" style:family="text">
      <style:text-properties style:text-line-through-style="solid" fo:font-size="14pt" style:font-size-asian="14pt" style:font-size-complex="14pt"/>
    </style:style>
    <style:style style:name="T47_5" style:family="text">
      <style:text-properties style:text-line-through-style="solid" fo:font-size="14pt" style:font-size-asian="14pt" style:font-size-complex="14pt"/>
    </style:style>
    <style:style style:name="T47_6" style:family="text">
      <style:text-properties style:text-line-through-style="solid" fo:font-size="14pt" style:font-size-asian="14pt" style:font-size-complex="14pt"/>
    </style:style>
    <style:style style:name="T47_7" style:family="text">
      <style:text-properties style:text-line-through-style="solid" fo:font-size="14pt" style:font-size-asian="14pt" style:font-size-complex="14pt"/>
    </style:style>
    <style:style style:name="T47_8" style:family="text">
      <style:text-properties style:text-line-through-style="solid" fo:font-size="14pt" style:font-size-asian="14pt" style:font-size-complex="14pt"/>
    </style:style>
    <style:style style:name="T47_9" style:family="text">
      <style:text-properties style:text-line-through-style="solid" fo:font-size="14pt" style:font-size-asian="14pt" style:font-size-complex="14pt"/>
    </style:style>
    <style:style style:name="T47_10" style:family="text">
      <style:text-properties style:text-line-through-style="solid" fo:font-size="14pt" style:font-size-asian="14pt" style:font-size-complex="14pt"/>
    </style:style>
    <style:style style:name="T47_11" style:family="text">
      <style:text-properties style:text-line-through-style="solid" fo:font-size="14pt" style:font-size-asian="14pt" style:font-size-complex="14pt"/>
    </style:style>
    <style:style style:name="T47_12" style:family="text">
      <style:text-properties style:text-line-through-style="solid" fo:font-size="14pt" style:font-size-asian="14pt" style:font-size-complex="14pt"/>
    </style:style>
    <style:style style:name="T47_13" style:family="text">
      <style:text-properties style:text-line-through-style="solid" fo:font-size="14pt" style:font-size-asian="14pt" style:font-size-complex="14pt"/>
    </style:style>
    <style:style style:name="T47_14" style:family="text">
      <style:text-properties style:text-line-through-style="solid" fo:font-size="14pt" style:font-size-asian="14pt" style:font-size-complex="14pt"/>
    </style:style>
    <style:style style:name="T47_15" style:family="text">
      <style:text-properties style:text-line-through-style="solid" fo:font-size="14pt" style:font-size-asian="14pt" style:font-size-complex="14pt"/>
    </style:style>
    <style:style style:name="T47_16" style:family="text">
      <style:text-properties style:text-line-through-style="solid" fo:font-size="14pt" style:font-size-asian="14pt" style:font-size-complex="14pt"/>
    </style:style>
    <style:style style:name="T47_17" style:family="text">
      <style:text-properties style:text-line-through-style="solid" fo:font-size="14pt" style:font-size-asian="14pt" style:font-size-complex="14pt"/>
    </style:style>
    <style:style style:name="T47_18" style:family="text">
      <style:text-properties style:text-line-through-style="solid" fo:font-size="14pt" style:font-size-asian="14pt" style:font-size-complex="14pt"/>
    </style:style>
    <style:style style:name="T47_19" style:family="text">
      <style:text-properties style:text-line-through-style="solid" fo:font-size="14pt" style:font-size-asian="14pt" style:font-size-complex="14pt"/>
    </style:style>
    <style:style style:name="T47_20" style:family="text">
      <style:text-properties style:text-line-through-style="solid" fo:font-size="14pt" style:font-size-asian="14pt" style:font-size-complex="14pt"/>
    </style:style>
    <style:style style:name="T47_21" style:family="text">
      <style:text-properties style:text-line-through-style="solid" fo:font-size="14pt" style:font-size-asian="14pt" style:font-size-complex="14pt"/>
    </style:style>
    <style:style style:name="T47_22" style:family="text">
      <style:text-properties style:text-line-through-style="solid" fo:font-size="14pt" style:font-size-asian="14pt" style:font-size-complex="14pt"/>
    </style:style>
    <style:style style:name="T47_23" style:family="text">
      <style:text-properties style:text-line-through-style="solid" fo:font-size="14pt" style:font-size-asian="14pt" style:font-size-complex="14pt"/>
    </style:style>
    <style:style style:name="T47_24" style:family="text">
      <style:text-properties style:text-line-through-style="solid" fo:font-size="14pt" style:font-size-asian="14pt" style:font-size-complex="14pt"/>
    </style:style>
    <style:style style:name="T47_25" style:family="text">
      <style:text-properties style:text-line-through-style="solid" fo:font-size="14pt" style:font-size-asian="14pt" style:font-size-complex="14pt"/>
    </style:style>
    <style:style style:name="T47_26" style:family="text">
      <style:text-properties style:text-line-through-style="solid" fo:font-size="14pt" style:font-size-asian="14pt" style:font-size-complex="14pt"/>
    </style:style>
    <style:style style:name="T47_27" style:family="text">
      <style:text-properties style:text-line-through-style="solid" fo:font-size="14pt" style:font-size-asian="14pt" style:font-size-complex="14pt"/>
    </style:style>
    <style:style style:name="T47_28" style:family="text">
      <style:text-properties style:text-line-through-style="solid" fo:font-size="14pt" style:font-size-asian="14pt" style:font-size-complex="14pt"/>
    </style:style>
    <style:style style:name="T47_29" style:family="text">
      <style:text-properties style:text-line-through-style="solid" fo:font-size="14pt" style:font-size-asian="14pt" style:font-size-complex="14pt"/>
    </style:style>
    <style:style style:name="T47_30" style:family="text">
      <style:text-properties style:text-line-through-style="solid" fo:font-size="14pt" style:font-size-asian="14pt" style:font-size-complex="14pt"/>
    </style:style>
    <style:style style:name="T47_31" style:family="text">
      <style:text-properties style:text-line-through-style="solid" fo:font-size="14pt" style:font-size-asian="14pt" style:font-size-complex="14pt"/>
    </style:style>
    <style:style style:name="T47_32" style:family="text">
      <style:text-properties style:text-line-through-style="solid" fo:font-size="14pt" style:font-size-asian="14pt" style:font-size-complex="14pt"/>
    </style:style>
    <style:style style:name="T47_33" style:family="text">
      <style:text-properties style:text-line-through-style="solid" fo:font-size="14pt" style:font-size-asian="14pt" style:font-size-complex="14pt"/>
    </style:style>
    <style:style style:name="T47_34" style:family="text">
      <style:text-properties style:text-line-through-style="solid" fo:font-size="14pt" style:font-size-asian="14pt" style:font-size-complex="14pt"/>
    </style:style>
    <style:style style:name="T47_35" style:family="text">
      <style:text-properties style:text-line-through-style="solid" fo:font-size="14pt" style:font-size-asian="14pt" style:font-size-complex="14pt"/>
    </style:style>
    <style:style style:name="T47_36" style:family="text">
      <style:text-properties style:text-line-through-style="solid" fo:font-size="14pt" style:font-size-asian="14pt" style:font-size-complex="14pt"/>
    </style:style>
    <style:style style:name="T47_37" style:family="text">
      <style:text-properties style:text-line-through-style="solid" fo:font-size="14pt" style:font-size-asian="14pt" style:font-size-complex="14pt"/>
    </style:style>
    <style:style style:name="T47_38" style:family="text">
      <style:text-properties style:text-line-through-style="solid" fo:font-size="14pt" style:font-size-asian="14pt" style:font-size-complex="14pt"/>
    </style:style>
    <style:style style:name="T47_39" style:family="text">
      <style:text-properties style:text-line-through-style="solid" fo:font-size="14pt" style:font-size-asian="14pt" style:font-size-complex="14pt"/>
    </style:style>
    <style:style style:name="T47_40" style:family="text">
      <style:text-properties style:text-line-through-style="solid" fo:font-size="14pt" style:font-size-asian="14pt" style:font-size-complex="14pt"/>
    </style:style>
    <style:style style:name="T47_41" style:family="text">
      <style:text-properties style:text-line-through-style="solid" fo:font-size="14pt" style:font-size-asian="14pt" style:font-size-complex="14pt"/>
    </style:style>
    <style:style style:name="T47_42" style:family="text">
      <style:text-properties style:text-line-through-style="solid" fo:font-size="14pt" style:font-size-asian="14pt" style:font-size-complex="14pt"/>
    </style:style>
    <style:style style:name="T47_43" style:family="text">
      <style:text-properties style:text-line-through-style="solid" fo:font-size="14pt" style:font-size-asian="14pt" style:font-size-complex="14pt"/>
    </style:style>
    <style:style style:name="T47_44" style:family="text">
      <style:text-properties style:text-line-through-style="solid" fo:font-size="14pt" style:font-size-asian="14pt" style:font-size-complex="14pt"/>
    </style:style>
    <style:style style:name="T47_45" style:family="text">
      <style:text-properties style:text-line-through-style="solid" fo:font-size="14pt" style:font-size-asian="14pt" style:font-size-complex="14pt"/>
    </style:style>
    <style:style style:name="T47_46" style:family="text">
      <style:text-properties style:text-line-through-style="solid" fo:font-size="14pt" style:font-size-asian="14pt" style:font-size-complex="14pt"/>
    </style:style>
    <style:style style:name="T47_47" style:family="text">
      <style:text-properties style:text-line-through-style="solid" fo:font-size="14pt" style:font-size-asian="14pt" style:font-size-complex="14pt"/>
    </style:style>
    <style:style style:name="T47_48" style:family="text">
      <style:text-properties style:text-line-through-style="solid" fo:font-size="14pt" style:font-size-asian="14pt" style:font-size-complex="14pt"/>
    </style:style>
    <style:style style:name="T47_49" style:family="text">
      <style:text-properties style:text-line-through-style="solid" fo:font-size="14pt" style:font-size-asian="14pt" style:font-size-complex="14pt"/>
    </style:style>
    <style:style style:name="T47_50" style:family="text">
      <style:text-properties style:text-line-through-style="solid" fo:font-size="14pt" style:font-size-asian="14pt" style:font-size-complex="14pt"/>
    </style:style>
    <style:style style:name="T47_51" style:family="text">
      <style:text-properties style:text-line-through-style="solid" fo:font-size="14pt" style:font-size-asian="14pt" style:font-size-complex="14pt"/>
    </style:style>
    <style:style style:name="T47_52" style:family="text">
      <style:text-properties style:text-line-through-style="solid" fo:font-size="14pt" style:font-size-asian="14pt" style:font-size-complex="14pt"/>
    </style:style>
    <style:style style:name="T47_53" style:family="text">
      <style:text-properties style:text-line-through-style="solid" fo:font-size="14pt" style:font-size-asian="14pt" style:font-size-complex="14pt"/>
    </style:style>
    <style:style style:name="T47_54" style:family="text">
      <style:text-properties style:text-line-through-style="solid" fo:font-size="14pt" style:font-size-asian="14pt" style:font-size-complex="14pt"/>
    </style:style>
    <style:style style:name="T47_55" style:family="text">
      <style:text-properties style:text-line-through-style="solid" fo:font-size="14pt" style:font-size-asian="14pt" style:font-size-complex="14pt"/>
    </style:style>
    <style:style style:name="T47_56" style:family="text">
      <style:text-properties style:text-line-through-style="solid" fo:font-size="14pt" style:font-size-asian="14pt" style:font-size-complex="14pt"/>
    </style:style>
    <style:style style:name="T47_57" style:family="text">
      <style:text-properties style:text-line-through-style="solid" fo:font-size="14pt" style:font-size-asian="14pt" style:font-size-complex="14pt"/>
    </style:style>
    <style:style style:name="T47_58" style:family="text">
      <style:text-properties style:text-line-through-style="solid" fo:font-size="14pt" style:font-size-asian="14pt" style:font-size-complex="14pt"/>
    </style:style>
    <style:style style:name="T47_59" style:family="text">
      <style:text-properties style:text-line-through-style="solid" fo:font-size="14pt" style:font-size-asian="14pt" style:font-size-complex="14pt"/>
    </style:style>
    <style:style style:name="T47_60" style:family="text">
      <style:text-properties style:text-line-through-style="solid" fo:font-size="14pt" style:font-size-asian="14pt" style:font-size-complex="14pt"/>
    </style:style>
    <style:style style:name="T47_61" style:family="text">
      <style:text-properties style:text-line-through-style="solid" fo:font-size="14pt" style:font-size-asian="14pt" style:font-size-complex="14pt"/>
    </style:style>
    <style:style style:name="T47_62" style:family="text">
      <style:text-properties style:text-line-through-style="solid" fo:font-size="14pt" style:font-size-asian="14pt" style:font-size-complex="14pt"/>
    </style:style>
    <style:style style:name="T47_63" style:family="text">
      <style:text-properties style:text-line-through-style="solid" fo:font-size="14pt" style:font-size-asian="14pt" style:font-size-complex="14pt"/>
    </style:style>
    <style:style style:name="T47_64" style:family="text">
      <style:text-properties style:text-line-through-style="solid" fo:font-size="14pt" style:font-size-asian="14pt" style:font-size-complex="14pt"/>
    </style:style>
    <style:style style:name="T47_65" style:family="text">
      <style:text-properties style:text-line-through-style="solid" fo:font-size="14pt" style:font-size-asian="14pt" style:font-size-complex="14pt"/>
    </style:style>
    <style:style style:name="T47_66" style:family="text">
      <style:text-properties style:text-line-through-style="solid" fo:font-size="14pt" style:font-size-asian="14pt" style:font-size-complex="14pt"/>
    </style:style>
    <style:style style:name="T47_67" style:family="text">
      <style:text-properties style:text-line-through-style="solid" fo:font-size="14pt" style:font-size-asian="14pt" style:font-size-complex="14pt"/>
    </style:style>
    <style:style style:name="T47_68" style:family="text">
      <style:text-properties style:text-line-through-style="solid" fo:font-size="14pt" style:font-size-asian="14pt" style:font-size-complex="14pt"/>
    </style:style>
    <style:style style:name="T47_69" style:family="text">
      <style:text-properties style:text-line-through-style="solid" fo:font-size="14pt" style:font-size-asian="14pt" style:font-size-complex="14pt"/>
    </style:style>
    <style:style style:name="T47_70" style:family="text">
      <style:text-properties style:text-line-through-style="solid" fo:font-size="14pt" style:font-size-asian="14pt" style:font-size-complex="14pt"/>
    </style:style>
    <style:style style:name="T47_71" style:family="text">
      <style:text-properties style:text-line-through-style="solid" fo:font-size="14pt" style:font-size-asian="14pt" style:font-size-complex="14pt"/>
    </style:style>
    <style:style style:name="T47_72" style:family="text">
      <style:text-properties style:text-line-through-style="solid" fo:font-size="14pt" style:font-size-asian="14pt" style:font-size-complex="14pt"/>
    </style:style>
    <style:style style:name="T47_73" style:family="text">
      <style:text-properties style:text-line-through-style="solid" fo:font-size="14pt" style:font-size-asian="14pt" style:font-size-complex="14pt"/>
    </style:style>
    <style:style style:name="T47_74" style:family="text">
      <style:text-properties style:text-line-through-style="solid" fo:font-size="14pt" style:font-size-asian="14pt" style:font-size-complex="14pt"/>
    </style:style>
    <style:style style:name="T47_75" style:family="text">
      <style:text-properties style:text-line-through-style="solid" fo:font-size="14pt" style:font-size-asian="14pt" style:font-size-complex="14pt"/>
    </style:style>
    <style:style style:name="T47_76" style:family="text">
      <style:text-properties style:text-line-through-style="solid" fo:font-size="14pt" style:font-size-asian="14pt" style:font-size-complex="14pt"/>
    </style:style>
    <style:style style:name="T47_77" style:family="text">
      <style:text-properties style:text-line-through-style="solid" fo:font-size="14pt" style:font-size-asian="14pt" style:font-size-complex="14pt"/>
    </style:style>
    <style:style style:name="T47_78" style:family="text">
      <style:text-properties style:text-line-through-style="solid" fo:font-size="14pt" style:font-size-asian="14pt" style:font-size-complex="14pt"/>
    </style:style>
    <style:style style:name="T47_79" style:family="text">
      <style:text-properties style:text-line-through-style="solid" fo:font-size="14pt" style:font-size-asian="14pt" style:font-size-complex="14pt"/>
    </style:style>
    <style:style style:name="T47_80" style:family="text">
      <style:text-properties style:text-line-through-style="solid" fo:font-size="14pt" style:font-size-asian="14pt" style:font-size-complex="14pt"/>
    </style:style>
    <style:style style:name="T47_81" style:family="text">
      <style:text-properties style:text-line-through-style="solid" fo:font-size="14pt" style:font-size-asian="14pt" style:font-size-complex="14pt"/>
    </style:style>
    <style:style style:name="T47_82" style:family="text">
      <style:text-properties style:text-line-through-style="solid" fo:font-size="14pt" style:font-size-asian="14pt" style:font-size-complex="14pt"/>
    </style:style>
    <style:style style:name="T47_83" style:family="text">
      <style:text-properties style:text-line-through-style="solid" fo:font-size="14pt" style:font-size-asian="14pt" style:font-size-complex="14pt"/>
    </style:style>
    <style:style style:name="T47_84" style:family="text">
      <style:text-properties style:text-line-through-style="solid" fo:font-size="14pt" style:font-size-asian="14pt" style:font-size-complex="14pt"/>
    </style:style>
    <style:style style:name="T47_85" style:family="text">
      <style:text-properties style:text-line-through-style="solid" fo:font-size="14pt" style:font-size-asian="14pt" style:font-size-complex="14pt"/>
    </style:style>
    <style:style style:name="T47_86" style:family="text">
      <style:text-properties style:text-line-through-style="solid" fo:font-size="14pt" style:font-size-asian="14pt" style:font-size-complex="14pt"/>
    </style:style>
    <style:style style:name="T47_87" style:family="text">
      <style:text-properties style:text-line-through-style="solid" fo:font-size="14pt" style:font-size-asian="14pt" style:font-size-complex="14pt"/>
    </style:style>
    <style:style style:name="T47_88" style:family="text">
      <style:text-properties style:text-line-through-style="solid" fo:font-size="14pt" style:font-size-asian="14pt" style:font-size-complex="14pt"/>
    </style:style>
    <style:style style:name="T47_89" style:family="text">
      <style:text-properties style:text-line-through-style="solid" fo:font-size="14pt" style:font-size-asian="14pt" style:font-size-complex="14pt"/>
    </style:style>
    <style:style style:name="T47_90" style:family="text">
      <style:text-properties style:text-line-through-style="solid" fo:font-size="14pt" style:font-size-asian="14pt" style:font-size-complex="14pt"/>
    </style:style>
    <style:style style:name="T47_91" style:family="text">
      <style:text-properties style:text-line-through-style="solid" fo:font-size="14pt" style:font-size-asian="14pt" style:font-size-complex="14pt"/>
    </style:style>
    <style:style style:name="T47_92" style:family="text">
      <style:text-properties style:text-line-through-style="solid" fo:font-size="14pt" style:font-size-asian="14pt" style:font-size-complex="14pt"/>
    </style:style>
    <style:style style:name="T47_93" style:family="text">
      <style:text-properties style:text-line-through-style="solid" fo:font-size="14pt" style:font-size-asian="14pt" style:font-size-complex="14pt"/>
    </style:style>
    <style:style style:name="T47_94" style:family="text">
      <style:text-properties style:text-line-through-style="solid" fo:font-size="14pt" style:font-size-asian="14pt" style:font-size-complex="14pt"/>
    </style:style>
    <style:style style:name="T47_95" style:family="text">
      <style:text-properties style:text-line-through-style="solid" fo:font-size="14pt" style:font-size-asian="14pt" style:font-size-complex="14pt"/>
    </style:style>
    <style:style style:name="T47_96" style:family="text">
      <style:text-properties style:text-line-through-style="solid" fo:font-size="14pt" style:font-size-asian="14pt" style:font-size-complex="14pt"/>
    </style:style>
    <style:style style:name="T47_97" style:family="text">
      <style:text-properties style:text-line-through-style="solid" fo:font-size="14pt" style:font-size-asian="14pt" style:font-size-complex="14pt"/>
    </style:style>
    <style:style style:name="T47_98" style:family="text">
      <style:text-properties style:text-line-through-style="solid" fo:font-size="14pt" style:font-size-asian="14pt" style:font-size-complex="14pt"/>
    </style:style>
    <style:style style:name="P4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4pt" style:font-size-asian="14pt" style:font-size-complex="14pt"/>
    </style:style>
    <style:style style:name="T49_2" style:family="text">
      <style:text-properties fo:font-size="14pt" style:font-size-asian="14pt" style:font-size-complex="14pt"/>
    </style:style>
    <style:style style:name="T49_3" style:family="text">
      <style:text-properties fo:font-size="14pt" style:font-size-asian="14pt" style:font-size-complex="14pt"/>
    </style:style>
    <style:style style:name="T49_4" style:family="text"/>
    <style:style style:name="T49_5" style:family="text">
      <style:text-properties fo:color="#1155cc" fo:font-size="14pt" style:font-size-asian="14pt" style:font-size-complex="14pt" style:text-underline-style="solid" style:text-underline-color="font-color"/>
    </style:style>
    <style:style style:name="T49_6" style:family="text"/>
    <style:style style:name="T49_7" style:family="text">
      <style:text-properties fo:color="#1155cc" fo:font-size="14pt" style:font-size-asian="14pt" style:font-size-complex="14pt" style:text-underline-style="solid" style:text-underline-color="font-color"/>
    </style:style>
    <style:style style:name="T49_8" style:family="text"/>
    <style:style style:name="T49_9" style:family="text">
      <style:text-properties fo:color="#1155cc" fo:font-size="14pt" style:font-size-asian="14pt" style:font-size-complex="14pt" style:text-underline-style="solid" style:text-underline-color="font-color"/>
    </style:style>
    <style:style style:name="T49_10" style:family="text"/>
    <style:style style:name="T49_11" style:family="text"/>
    <style:style style:name="T49_12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49_13" style:family="text"/>
    <style:style style:name="T49_14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49_15" style:family="text"/>
    <style:style style:name="T49_16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49_17" style:family="text">
      <style:text-properties fo:font-size="14pt" style:font-size-asian="14pt" style:font-size-complex="14pt"/>
    </style:style>
    <style:style style:name="T49_18" style:family="text">
      <style:text-properties fo:font-size="14pt" style:font-size-asian="14pt" style:font-size-complex="14pt"/>
    </style:style>
    <style:style style:name="T49_19" style:family="text">
      <style:text-properties fo:font-size="14pt" style:font-size-asian="14pt" style:font-size-complex="14pt"/>
    </style:style>
    <style:style style:name="T49_20" style:family="text">
      <style:text-properties fo:font-size="14pt" style:font-size-asian="14pt" style:font-size-complex="14pt"/>
    </style:style>
    <style:style style:name="T49_21" style:family="text">
      <style:text-properties fo:font-size="14pt" style:font-size-asian="14pt" style:font-size-complex="14pt"/>
    </style:style>
    <style:style style:name="T49_22" style:family="text">
      <style:text-properties fo:font-size="14pt" style:font-size-asian="14pt" style:font-size-complex="14pt"/>
    </style:style>
    <style:style style:name="T49_23" style:family="text">
      <style:text-properties fo:font-size="14pt" style:font-size-asian="14pt" style:font-size-complex="14pt"/>
    </style:style>
    <style:style style:name="T49_24" style:family="text">
      <style:text-properties fo:font-size="14pt" style:font-size-asian="14pt" style:font-size-complex="14pt"/>
    </style:style>
    <style:style style:name="T49_25" style:family="text">
      <style:text-properties fo:font-size="14pt" style:font-size-asian="14pt" style:font-size-complex="14pt"/>
    </style:style>
    <style:style style:name="T49_26" style:family="text">
      <style:text-properties fo:font-size="14pt" style:font-size-asian="14pt" style:font-size-complex="14pt"/>
    </style:style>
    <style:style style:name="T49_27" style:family="text">
      <style:text-properties fo:font-size="14pt" style:font-size-asian="14pt" style:font-size-complex="14pt"/>
    </style:style>
    <style:style style:name="T49_28" style:family="text"/>
    <style:style style:name="T49_29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49_30" style:family="text"/>
    <style:style style:name="T49_31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49_32" style:family="text"/>
    <style:style style:name="T49_33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49_34" style:family="text">
      <style:text-properties fo:font-size="14pt" style:font-size-asian="14pt" style:font-size-complex="14pt"/>
    </style:style>
    <style:style style:name="P5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ize="14pt" style:font-size-asian="14pt" style:font-size-complex="14pt"/>
    </style:style>
    <style:style style:name="T51_2" style:family="text">
      <style:text-properties fo:font-size="14pt" style:font-size-asian="14pt" style:font-size-complex="14pt"/>
    </style:style>
    <style:style style:name="P5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size="14pt" style:font-size-asian="14pt" style:font-size-complex="14pt"/>
    </style:style>
    <style:style style:name="T53_2" style:family="text">
      <style:text-properties fo:font-size="14pt" style:font-size-asian="14pt" style:font-size-complex="14pt"/>
    </style:style>
    <style:style style:name="T53_3" style:family="text">
      <style:text-properties fo:font-size="14pt" style:font-size-asian="14pt" style:font-size-complex="14pt"/>
    </style:style>
    <style:style style:name="T53_4" style:family="text">
      <style:text-properties fo:font-size="14pt" style:font-size-asian="14pt" style:font-size-complex="14pt"/>
    </style:style>
    <style:style style:name="T53_5" style:family="text">
      <style:text-properties fo:font-size="14pt" style:font-size-asian="14pt" style:font-size-complex="14pt"/>
    </style:style>
    <style:style style:name="T53_6" style:family="text">
      <style:text-properties fo:font-size="14pt" style:font-size-asian="14pt" style:font-size-complex="14pt"/>
    </style:style>
    <style:style style:name="T53_7" style:family="text">
      <style:text-properties fo:font-size="14pt" style:font-size-asian="14pt" style:font-size-complex="14pt"/>
    </style:style>
    <style:style style:name="T53_8" style:family="text">
      <style:text-properties fo:font-size="14pt" style:font-size-asian="14pt" style:font-size-complex="14pt"/>
    </style:style>
    <style:style style:name="T53_9" style:family="text">
      <style:text-properties fo:font-size="14pt" style:font-size-asian="14pt" style:font-size-complex="14pt"/>
    </style:style>
    <style:style style:name="T53_10" style:family="text">
      <style:text-properties fo:font-size="14pt" style:font-size-asian="14pt" style:font-size-complex="14pt"/>
    </style:style>
    <style:style style:name="T53_11" style:family="text">
      <style:text-properties fo:font-size="14pt" style:font-size-asian="14pt" style:font-size-complex="14pt"/>
    </style:style>
    <style:style style:name="T53_12" style:family="text">
      <style:text-properties fo:font-size="14pt" style:font-size-asian="14pt" style:font-size-complex="14pt"/>
    </style:style>
    <style:style style:name="T53_13" style:family="text">
      <style:text-properties fo:font-size="14pt" style:font-size-asian="14pt" style:font-size-complex="14pt"/>
    </style:style>
    <style:style style:name="T53_14" style:family="text">
      <style:text-properties fo:font-size="14pt" style:font-size-asian="14pt" style:font-size-complex="14pt"/>
    </style:style>
    <style:style style:name="T53_15" style:family="text">
      <style:text-properties fo:font-size="14pt" style:font-size-asian="14pt" style:font-size-complex="14pt"/>
    </style:style>
    <style:style style:name="T53_16" style:family="text">
      <style:text-properties fo:font-size="14pt" style:font-size-asian="14pt" style:font-size-complex="14pt"/>
    </style:style>
    <style:style style:name="T53_17" style:family="text">
      <style:text-properties fo:font-size="14pt" style:font-size-asian="14pt" style:font-size-complex="14pt"/>
    </style:style>
    <style:style style:name="T53_18" style:family="text">
      <style:text-properties fo:font-size="14pt" style:font-size-asian="14pt" style:font-size-complex="14pt"/>
    </style:style>
    <style:style style:name="T53_19" style:family="text">
      <style:text-properties fo:font-size="14pt" style:font-size-asian="14pt" style:font-size-complex="14pt"/>
    </style:style>
    <style:style style:name="T53_20" style:family="text">
      <style:text-properties fo:font-size="14pt" style:font-size-asian="14pt" style:font-size-complex="14pt"/>
    </style:style>
    <style:style style:name="T53_21" style:family="text">
      <style:text-properties fo:font-size="14pt" style:font-size-asian="14pt" style:font-size-complex="14pt"/>
    </style:style>
    <style:style style:name="T53_22" style:family="text">
      <style:text-properties fo:font-size="14pt" style:font-size-asian="14pt" style:font-size-complex="14pt"/>
    </style:style>
    <style:style style:name="T53_23" style:family="text">
      <style:text-properties fo:font-size="14pt" style:font-size-asian="14pt" style:font-size-complex="14pt"/>
    </style:style>
    <style:style style:name="T53_24" style:family="text">
      <style:text-properties fo:font-size="14pt" style:font-size-asian="14pt" style:font-size-complex="14pt"/>
    </style:style>
    <style:style style:name="T53_25" style:family="text">
      <style:text-properties fo:font-size="14pt" style:font-size-asian="14pt" style:font-size-complex="14pt"/>
    </style:style>
    <style:style style:name="T53_26" style:family="text">
      <style:text-properties fo:font-size="14pt" style:font-size-asian="14pt" style:font-size-complex="14pt"/>
    </style:style>
    <style:style style:name="T53_27" style:family="text">
      <style:text-properties fo:font-size="14pt" style:font-size-asian="14pt" style:font-size-complex="14pt"/>
    </style:style>
    <style:style style:name="T53_28" style:family="text">
      <style:text-properties fo:font-size="14pt" style:font-size-asian="14pt" style:font-size-complex="14pt"/>
    </style:style>
    <style:style style:name="T53_29" style:family="text">
      <style:text-properties fo:font-size="14pt" style:font-size-asian="14pt" style:font-size-complex="14pt"/>
    </style:style>
    <style:style style:name="T53_30" style:family="text">
      <style:text-properties fo:font-size="14pt" style:font-size-asian="14pt" style:font-size-complex="14pt"/>
    </style:style>
    <style:style style:name="T53_31" style:family="text">
      <style:text-properties fo:font-size="14pt" style:font-size-asian="14pt" style:font-size-complex="14pt"/>
    </style:style>
    <style:style style:name="T53_32" style:family="text">
      <style:text-properties fo:font-size="14pt" style:font-size-asian="14pt" style:font-size-complex="14pt"/>
    </style:style>
    <style:style style:name="T53_33" style:family="text">
      <style:text-properties fo:font-size="14pt" style:font-size-asian="14pt" style:font-size-complex="14pt"/>
    </style:style>
    <style:style style:name="T53_34" style:family="text">
      <style:text-properties fo:font-size="14pt" style:font-size-asian="14pt" style:font-size-complex="14pt"/>
    </style:style>
    <style:style style:name="T53_35" style:family="text">
      <style:text-properties fo:font-size="14pt" style:font-size-asian="14pt" style:font-size-complex="14pt"/>
    </style:style>
    <style:style style:name="T53_36" style:family="text">
      <style:text-properties fo:font-size="14pt" style:font-size-asian="14pt" style:font-size-complex="14pt"/>
    </style:style>
    <style:style style:name="T53_37" style:family="text">
      <style:text-properties fo:font-size="14pt" style:font-size-asian="14pt" style:font-size-complex="14pt"/>
    </style:style>
    <style:style style:name="T53_38" style:family="text">
      <style:text-properties fo:font-size="14pt" style:font-size-asian="14pt" style:font-size-complex="14pt"/>
    </style:style>
    <style:style style:name="T53_39" style:family="text">
      <style:text-properties fo:font-size="14pt" style:font-size-asian="14pt" style:font-size-complex="14pt"/>
    </style:style>
    <style:style style:name="T53_40" style:family="text">
      <style:text-properties fo:font-size="14pt" style:font-size-asian="14pt" style:font-size-complex="14pt"/>
    </style:style>
    <style:style style:name="T53_41" style:family="text">
      <style:text-properties fo:font-size="14pt" style:font-size-asian="14pt" style:font-size-complex="14pt"/>
    </style:style>
    <style:style style:name="T53_42" style:family="text">
      <style:text-properties fo:font-size="14pt" style:font-size-asian="14pt" style:font-size-complex="14pt"/>
    </style:style>
    <style:style style:name="T53_43" style:family="text">
      <style:text-properties fo:font-size="14pt" style:font-size-asian="14pt" style:font-size-complex="14pt"/>
    </style:style>
    <style:style style:name="T53_44" style:family="text">
      <style:text-properties fo:font-size="14pt" style:font-size-asian="14pt" style:font-size-complex="14pt"/>
    </style:style>
    <style:style style:name="T53_45" style:family="text">
      <style:text-properties fo:font-size="14pt" style:font-size-asian="14pt" style:font-size-complex="14pt"/>
    </style:style>
    <style:style style:name="T53_46" style:family="text">
      <style:text-properties fo:font-size="14pt" style:font-size-asian="14pt" style:font-size-complex="14pt"/>
    </style:style>
    <style:style style:name="T53_47" style:family="text">
      <style:text-properties fo:font-size="14pt" style:font-size-asian="14pt" style:font-size-complex="14pt"/>
    </style:style>
    <style:style style:name="T53_48" style:family="text">
      <style:text-properties fo:font-size="14pt" style:font-size-asian="14pt" style:font-size-complex="14pt"/>
    </style:style>
    <style:style style:name="T53_49" style:family="text">
      <style:text-properties fo:font-size="14pt" style:font-size-asian="14pt" style:font-size-complex="14pt"/>
    </style:style>
    <style:style style:name="T53_50" style:family="text">
      <style:text-properties fo:font-size="14pt" style:font-size-asian="14pt" style:font-size-complex="14pt"/>
    </style:style>
    <style:style style:name="T53_51" style:family="text">
      <style:text-properties fo:font-size="14pt" style:font-size-asian="14pt" style:font-size-complex="14pt"/>
    </style:style>
    <style:style style:name="T53_52" style:family="text">
      <style:text-properties fo:font-size="14pt" style:font-size-asian="14pt" style:font-size-complex="14pt"/>
    </style:style>
    <style:style style:name="T53_53" style:family="text">
      <style:text-properties fo:font-size="14pt" style:font-size-asian="14pt" style:font-size-complex="14pt"/>
    </style:style>
    <style:style style:name="T53_54" style:family="text">
      <style:text-properties fo:font-size="14pt" style:font-size-asian="14pt" style:font-size-complex="14pt"/>
    </style:style>
    <style:style style:name="T53_55" style:family="text">
      <style:text-properties fo:font-size="14pt" style:font-size-asian="14pt" style:font-size-complex="14pt"/>
    </style:style>
    <style:style style:name="T53_56" style:family="text">
      <style:text-properties fo:font-size="14pt" style:font-size-asian="14pt" style:font-size-complex="14pt"/>
    </style:style>
    <style:style style:name="T53_57" style:family="text">
      <style:text-properties fo:font-size="14pt" style:font-size-asian="14pt" style:font-size-complex="14pt"/>
    </style:style>
    <style:style style:name="T53_58" style:family="text">
      <style:text-properties fo:font-size="14pt" style:font-size-asian="14pt" style:font-size-complex="14pt"/>
    </style:style>
    <style:style style:name="T53_59" style:family="text">
      <style:text-properties fo:font-size="14pt" style:font-size-asian="14pt" style:font-size-complex="14pt"/>
    </style:style>
    <style:style style:name="T53_60" style:family="text">
      <style:text-properties fo:font-size="14pt" style:font-size-asian="14pt" style:font-size-complex="14pt"/>
    </style:style>
    <style:style style:name="T53_61" style:family="text">
      <style:text-properties fo:font-size="14pt" style:font-size-asian="14pt" style:font-size-complex="14pt"/>
    </style:style>
    <style:style style:name="T53_62" style:family="text">
      <style:text-properties fo:font-size="14pt" style:font-size-asian="14pt" style:font-size-complex="14pt"/>
    </style:style>
    <style:style style:name="P5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4pt" style:font-size-asian="14pt" style:font-size-complex="14pt"/>
    </style:style>
    <style:style style:name="T55_2" style:family="text">
      <style:text-properties fo:font-size="14pt" style:font-size-asian="14pt" style:font-size-complex="14pt"/>
    </style:style>
    <style:style style:name="T55_3" style:family="text">
      <style:text-properties fo:font-size="14pt" style:font-size-asian="14pt" style:font-size-complex="14pt"/>
    </style:style>
    <style:style style:name="T55_4" style:family="text">
      <style:text-properties fo:font-size="14pt" style:font-size-asian="14pt" style:font-size-complex="14pt"/>
    </style:style>
    <style:style style:name="T55_5" style:family="text">
      <style:text-properties fo:font-size="14pt" style:font-size-asian="14pt" style:font-size-complex="14pt"/>
    </style:style>
    <style:style style:name="T55_6" style:family="text">
      <style:text-properties fo:font-size="14pt" style:font-size-asian="14pt" style:font-size-complex="14pt"/>
    </style:style>
    <style:style style:name="T55_7" style:family="text">
      <style:text-properties fo:font-size="14pt" style:font-size-asian="14pt" style:font-size-complex="14pt"/>
    </style:style>
    <style:style style:name="T55_8" style:family="text">
      <style:text-properties fo:font-size="14pt" style:font-size-asian="14pt" style:font-size-complex="14pt"/>
    </style:style>
    <style:style style:name="T55_9" style:family="text">
      <style:text-properties fo:font-size="14pt" style:font-size-asian="14pt" style:font-size-complex="14pt"/>
    </style:style>
    <style:style style:name="T55_10" style:family="text">
      <style:text-properties fo:font-size="14pt" style:font-size-asian="14pt" style:font-size-complex="14pt"/>
    </style:style>
    <style:style style:name="T55_11" style:family="text">
      <style:text-properties fo:font-size="14pt" style:font-size-asian="14pt" style:font-size-complex="14pt"/>
    </style:style>
    <style:style style:name="T55_12" style:family="text">
      <style:text-properties fo:font-size="14pt" style:font-size-asian="14pt" style:font-size-complex="14pt"/>
    </style:style>
    <style:style style:name="T55_13" style:family="text">
      <style:text-properties fo:font-size="14pt" style:font-size-asian="14pt" style:font-size-complex="14pt"/>
    </style:style>
    <style:style style:name="T55_14" style:family="text">
      <style:text-properties fo:font-size="14pt" style:font-size-asian="14pt" style:font-size-complex="14pt"/>
    </style:style>
    <style:style style:name="T55_15" style:family="text">
      <style:text-properties fo:font-size="14pt" style:font-size-asian="14pt" style:font-size-complex="14pt"/>
    </style:style>
    <style:style style:name="T55_16" style:family="text">
      <style:text-properties fo:font-size="14pt" style:font-size-asian="14pt" style:font-size-complex="14pt"/>
    </style:style>
    <style:style style:name="T55_17" style:family="text">
      <style:text-properties fo:font-size="14pt" style:font-size-asian="14pt" style:font-size-complex="14pt"/>
    </style:style>
    <style:style style:name="T55_18" style:family="text">
      <style:text-properties fo:font-size="14pt" style:font-size-asian="14pt" style:font-size-complex="14pt"/>
    </style:style>
    <style:style style:name="T55_19" style:family="text">
      <style:text-properties fo:font-size="14pt" style:font-size-asian="14pt" style:font-size-complex="14pt"/>
    </style:style>
    <style:style style:name="T55_20" style:family="text">
      <style:text-properties fo:font-size="14pt" style:font-size-asian="14pt" style:font-size-complex="14pt"/>
    </style:style>
    <style:style style:name="T55_21" style:family="text">
      <style:text-properties fo:font-size="14pt" style:font-size-asian="14pt" style:font-size-complex="14pt"/>
    </style:style>
    <style:style style:name="T55_22" style:family="text">
      <style:text-properties fo:font-size="14pt" style:font-size-asian="14pt" style:font-size-complex="14pt"/>
    </style:style>
    <style:style style:name="T55_23" style:family="text">
      <style:text-properties fo:font-size="14pt" style:font-size-asian="14pt" style:font-size-complex="14pt"/>
    </style:style>
    <style:style style:name="T55_24" style:family="text">
      <style:text-properties fo:font-size="14pt" style:font-size-asian="14pt" style:font-size-complex="14pt"/>
    </style:style>
    <style:style style:name="T55_25" style:family="text">
      <style:text-properties fo:font-size="14pt" style:font-size-asian="14pt" style:font-size-complex="14pt"/>
    </style:style>
    <style:style style:name="T55_26" style:family="text">
      <style:text-properties fo:font-size="14pt" style:font-size-asian="14pt" style:font-size-complex="14pt"/>
    </style:style>
    <style:style style:name="T55_27" style:family="text">
      <style:text-properties fo:font-size="14pt" style:font-size-asian="14pt" style:font-size-complex="14pt"/>
    </style:style>
    <style:style style:name="T55_28" style:family="text">
      <style:text-properties fo:font-size="14pt" style:font-size-asian="14pt" style:font-size-complex="14pt"/>
    </style:style>
    <style:style style:name="T55_29" style:family="text">
      <style:text-properties fo:font-size="14pt" style:font-size-asian="14pt" style:font-size-complex="14pt"/>
    </style:style>
    <style:style style:name="T55_30" style:family="text">
      <style:text-properties fo:font-size="14pt" style:font-size-asian="14pt" style:font-size-complex="14pt"/>
    </style:style>
    <style:style style:name="T55_31" style:family="text">
      <style:text-properties fo:font-size="14pt" style:font-size-asian="14pt" style:font-size-complex="14pt"/>
    </style:style>
    <style:style style:name="T55_32" style:family="text">
      <style:text-properties fo:font-size="14pt" style:font-size-asian="14pt" style:font-size-complex="14pt"/>
    </style:style>
    <style:style style:name="T55_33" style:family="text">
      <style:text-properties fo:font-size="14pt" style:font-size-asian="14pt" style:font-size-complex="14pt"/>
    </style:style>
    <style:style style:name="T55_34" style:family="text">
      <style:text-properties fo:font-size="14pt" style:font-size-asian="14pt" style:font-size-complex="14pt"/>
    </style:style>
    <style:style style:name="T55_35" style:family="text">
      <style:text-properties fo:font-size="14pt" style:font-size-asian="14pt" style:font-size-complex="14pt"/>
    </style:style>
    <style:style style:name="T55_36" style:family="text">
      <style:text-properties fo:font-size="14pt" style:font-size-asian="14pt" style:font-size-complex="14pt"/>
    </style:style>
    <style:style style:name="T55_37" style:family="text">
      <style:text-properties fo:font-size="14pt" style:font-size-asian="14pt" style:font-size-complex="14pt"/>
    </style:style>
    <style:style style:name="T55_38" style:family="text">
      <style:text-properties fo:font-size="14pt" style:font-size-asian="14pt" style:font-size-complex="14pt"/>
    </style:style>
    <style:style style:name="T55_39" style:family="text">
      <style:text-properties fo:font-size="14pt" style:font-size-asian="14pt" style:font-size-complex="14pt"/>
    </style:style>
    <style:style style:name="T55_40" style:family="text">
      <style:text-properties fo:font-size="14pt" style:font-size-asian="14pt" style:font-size-complex="14pt"/>
    </style:style>
    <style:style style:name="T55_41" style:family="text">
      <style:text-properties fo:font-size="14pt" style:font-size-asian="14pt" style:font-size-complex="14pt"/>
    </style:style>
    <style:style style:name="T55_42" style:family="text">
      <style:text-properties fo:font-size="14pt" style:font-size-asian="14pt" style:font-size-complex="14pt"/>
    </style:style>
    <style:style style:name="T55_43" style:family="text">
      <style:text-properties fo:font-size="14pt" style:font-size-asian="14pt" style:font-size-complex="14pt"/>
    </style:style>
    <style:style style:name="T55_44" style:family="text">
      <style:text-properties fo:font-size="14pt" style:font-size-asian="14pt" style:font-size-complex="14pt"/>
    </style:style>
    <style:style style:name="T55_45" style:family="text">
      <style:text-properties fo:font-size="14pt" style:font-size-asian="14pt" style:font-size-complex="14pt"/>
    </style:style>
    <style:style style:name="T55_46" style:family="text">
      <style:text-properties fo:font-size="14pt" style:font-size-asian="14pt" style:font-size-complex="14pt"/>
    </style:style>
    <style:style style:name="T55_47" style:family="text">
      <style:text-properties fo:font-size="14pt" style:font-size-asian="14pt" style:font-size-complex="14pt"/>
    </style:style>
    <style:style style:name="T55_48" style:family="text"/>
    <style:style style:name="T55_49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55_50" style:family="text"/>
    <style:style style:name="T55_51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55_52" style:family="text"/>
    <style:style style:name="T55_53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55_54" style:family="text">
      <style:text-properties fo:font-size="14pt" style:font-size-asian="14pt" style:font-size-complex="14pt"/>
    </style:style>
    <style:style style:name="T55_55" style:family="text">
      <style:text-properties style:text-line-through-style="solid" fo:font-size="14pt" style:font-size-asian="14pt" style:font-size-complex="14pt"/>
    </style:style>
    <style:style style:name="T55_56" style:family="text">
      <style:text-properties style:text-line-through-style="solid" fo:font-size="14pt" style:font-size-asian="14pt" style:font-size-complex="14pt"/>
    </style:style>
    <style:style style:name="T55_57" style:family="text">
      <style:text-properties style:text-line-through-style="solid" fo:font-size="14pt" style:font-size-asian="14pt" style:font-size-complex="14pt"/>
    </style:style>
    <style:style style:name="T55_58" style:family="text">
      <style:text-properties style:text-line-through-style="solid" fo:font-size="14pt" style:font-size-asian="14pt" style:font-size-complex="14pt"/>
    </style:style>
    <style:style style:name="T55_59" style:family="text">
      <style:text-properties style:text-line-through-style="solid" fo:font-size="14pt" style:font-size-asian="14pt" style:font-size-complex="14pt"/>
    </style:style>
    <style:style style:name="T55_60" style:family="text">
      <style:text-properties style:text-line-through-style="solid" fo:font-size="14pt" style:font-size-asian="14pt" style:font-size-complex="14pt"/>
    </style:style>
    <style:style style:name="T55_61" style:family="text">
      <style:text-properties style:text-line-through-style="solid" fo:font-size="14pt" style:font-size-asian="14pt" style:font-size-complex="14pt"/>
    </style:style>
    <style:style style:name="T55_62" style:family="text">
      <style:text-properties style:text-line-through-style="solid" fo:font-size="14pt" style:font-size-asian="14pt" style:font-size-complex="14pt"/>
    </style:style>
    <style:style style:name="T55_63" style:family="text">
      <style:text-properties style:text-line-through-style="solid" fo:font-size="14pt" style:font-size-asian="14pt" style:font-size-complex="14pt"/>
    </style:style>
    <style:style style:name="T55_64" style:family="text">
      <style:text-properties style:text-line-through-style="solid" fo:font-size="14pt" style:font-size-asian="14pt" style:font-size-complex="14pt"/>
    </style:style>
    <style:style style:name="T55_65" style:family="text">
      <style:text-properties style:text-line-through-style="solid" fo:font-size="14pt" style:font-size-asian="14pt" style:font-size-complex="14pt"/>
    </style:style>
    <style:style style:name="T55_66" style:family="text">
      <style:text-properties style:text-line-through-style="solid" fo:font-size="14pt" style:font-size-asian="14pt" style:font-size-complex="14pt"/>
    </style:style>
    <style:style style:name="T55_67" style:family="text">
      <style:text-properties style:text-line-through-style="solid" fo:font-size="14pt" style:font-size-asian="14pt" style:font-size-complex="14pt"/>
    </style:style>
    <style:style style:name="T55_68" style:family="text">
      <style:text-properties style:text-line-through-style="solid" fo:font-size="14pt" style:font-size-asian="14pt" style:font-size-complex="14pt"/>
    </style:style>
    <style:style style:name="T55_69" style:family="text">
      <style:text-properties style:text-line-through-style="solid" fo:font-size="14pt" style:font-size-asian="14pt" style:font-size-complex="14pt"/>
    </style:style>
    <style:style style:name="T55_70" style:family="text">
      <style:text-properties style:text-line-through-style="solid" fo:font-size="14pt" style:font-size-asian="14pt" style:font-size-complex="14pt"/>
    </style:style>
    <style:style style:name="T55_71" style:family="text">
      <style:text-properties style:text-line-through-style="solid" fo:font-size="14pt" style:font-size-asian="14pt" style:font-size-complex="14pt"/>
    </style:style>
    <style:style style:name="T55_72" style:family="text">
      <style:text-properties style:text-line-through-style="solid" fo:font-size="14pt" style:font-size-asian="14pt" style:font-size-complex="14pt"/>
    </style:style>
    <style:style style:name="T55_73" style:family="text">
      <style:text-properties style:text-line-through-style="solid" fo:font-size="14pt" style:font-size-asian="14pt" style:font-size-complex="14pt"/>
    </style:style>
    <style:style style:name="T55_74" style:family="text">
      <style:text-properties style:text-line-through-style="solid" fo:font-size="14pt" style:font-size-asian="14pt" style:font-size-complex="14pt"/>
    </style:style>
    <style:style style:name="T55_75" style:family="text">
      <style:text-properties style:text-line-through-style="solid" fo:font-size="14pt" style:font-size-asian="14pt" style:font-size-complex="14pt"/>
    </style:style>
    <style:style style:name="T55_76" style:family="text">
      <style:text-properties style:text-line-through-style="solid" fo:font-size="14pt" style:font-size-asian="14pt" style:font-size-complex="14pt"/>
    </style:style>
    <style:style style:name="T55_77" style:family="text">
      <style:text-properties style:text-line-through-style="solid" fo:font-size="14pt" style:font-size-asian="14pt" style:font-size-complex="14pt"/>
    </style:style>
    <style:style style:name="T55_78" style:family="text"/>
    <style:style style:name="T55_79" style:family="text">
      <style:text-properties style:text-line-through-style="solid" fo:color="#1155cc" fo:font-size="14pt" style:font-size-asian="14pt" style:font-size-complex="14pt" style:text-underline-style="solid" style:text-underline-color="font-color"/>
    </style:style>
    <style:style style:name="T55_80" style:family="text"/>
    <style:style style:name="T55_81" style:family="text">
      <style:text-properties style:text-line-through-style="solid" fo:color="#1155cc" fo:font-size="14pt" style:font-size-asian="14pt" style:font-size-complex="14pt" style:text-underline-style="solid" style:text-underline-color="font-color"/>
    </style:style>
    <style:style style:name="T55_82" style:family="text"/>
    <style:style style:name="T55_83" style:family="text">
      <style:text-properties style:text-line-through-style="solid" fo:color="#1155cc" fo:font-size="14pt" style:font-size-asian="14pt" style:font-size-complex="14pt" style:text-underline-style="solid" style:text-underline-color="font-color"/>
    </style:style>
    <style:style style:name="T55_84" style:family="text">
      <style:text-properties style:text-line-through-style="solid" fo:font-size="14pt" style:font-size-asian="14pt" style:font-size-complex="14pt"/>
    </style:style>
    <style:style style:name="P5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ize="14pt" style:font-size-asian="14pt" style:font-size-complex="14pt"/>
    </style:style>
    <style:style style:name="T57_2" style:family="text">
      <style:text-properties fo:font-size="14pt" style:font-size-asian="14pt" style:font-size-complex="14pt"/>
    </style:style>
    <style:style style:name="P5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text-line-through-style="solid" fo:font-size="14pt" style:font-size-asian="14pt" style:font-size-complex="14pt"/>
    </style:style>
    <style:style style:name="T59_2" style:family="text">
      <style:text-properties style:text-line-through-style="solid" fo:font-size="14pt" style:font-size-asian="14pt" style:font-size-complex="14pt"/>
    </style:style>
    <style:style style:name="T59_3" style:family="text">
      <style:text-properties style:text-line-through-style="solid" fo:font-size="14pt" style:font-size-asian="14pt" style:font-size-complex="14pt"/>
    </style:style>
    <style:style style:name="T59_4" style:family="text">
      <style:text-properties style:text-line-through-style="solid" fo:font-size="14pt" style:font-size-asian="14pt" style:font-size-complex="14pt"/>
    </style:style>
    <style:style style:name="T59_5" style:family="text">
      <style:text-properties style:text-line-through-style="solid" fo:font-size="14pt" style:font-size-asian="14pt" style:font-size-complex="14pt"/>
    </style:style>
    <style:style style:name="T59_6" style:family="text">
      <style:text-properties style:text-line-through-style="solid" fo:font-size="14pt" style:font-size-asian="14pt" style:font-size-complex="14pt"/>
    </style:style>
    <style:style style:name="T59_7" style:family="text">
      <style:text-properties style:text-line-through-style="solid" fo:font-size="14pt" style:font-size-asian="14pt" style:font-size-complex="14pt"/>
    </style:style>
    <style:style style:name="T59_8" style:family="text">
      <style:text-properties style:text-line-through-style="solid" fo:font-size="14pt" style:font-size-asian="14pt" style:font-size-complex="14pt"/>
    </style:style>
    <style:style style:name="T59_9" style:family="text">
      <style:text-properties style:text-line-through-style="solid" fo:font-size="14pt" style:font-size-asian="14pt" style:font-size-complex="14pt"/>
    </style:style>
    <style:style style:name="T59_10" style:family="text">
      <style:text-properties style:text-line-through-style="solid" fo:font-size="14pt" style:font-size-asian="14pt" style:font-size-complex="14pt"/>
    </style:style>
    <style:style style:name="T59_11" style:family="text">
      <style:text-properties style:text-line-through-style="solid" fo:font-size="14pt" style:font-size-asian="14pt" style:font-size-complex="14pt"/>
    </style:style>
    <style:style style:name="T59_12" style:family="text">
      <style:text-properties fo:font-size="14pt" style:font-size-asian="14pt" style:font-size-complex="14pt"/>
    </style:style>
    <style:style style:name="T59_13" style:family="text">
      <style:text-properties fo:font-size="14pt" style:font-size-asian="14pt" style:font-size-complex="14pt"/>
    </style:style>
    <style:style style:name="T59_14" style:family="text">
      <style:text-properties fo:font-size="14pt" style:font-size-asian="14pt" style:font-size-complex="14pt"/>
    </style:style>
    <style:style style:name="T59_15" style:family="text">
      <style:text-properties fo:font-size="14pt" style:font-size-asian="14pt" style:font-size-complex="14pt"/>
    </style:style>
    <style:style style:name="T59_16" style:family="text">
      <style:text-properties fo:font-size="14pt" style:font-size-asian="14pt" style:font-size-complex="14pt"/>
    </style:style>
    <style:style style:name="T59_17" style:family="text">
      <style:text-properties fo:font-size="14pt" style:font-size-asian="14pt" style:font-size-complex="14pt"/>
    </style:style>
    <style:style style:name="T59_18" style:family="text">
      <style:text-properties fo:font-size="14pt" style:font-size-asian="14pt" style:font-size-complex="14pt"/>
    </style:style>
    <style:style style:name="T59_19" style:family="text">
      <style:text-properties fo:font-size="14pt" style:font-size-asian="14pt" style:font-size-complex="14pt"/>
    </style:style>
    <style:style style:name="T59_20" style:family="text">
      <style:text-properties fo:font-size="14pt" style:font-size-asian="14pt" style:font-size-complex="14pt"/>
    </style:style>
    <style:style style:name="T59_21" style:family="text">
      <style:text-properties fo:font-size="14pt" style:font-size-asian="14pt" style:font-size-complex="14pt"/>
    </style:style>
    <style:style style:name="T59_22" style:family="text">
      <style:text-properties fo:font-size="14pt" style:font-size-asian="14pt" style:font-size-complex="14pt"/>
    </style:style>
    <style:style style:name="T59_23" style:family="text">
      <style:text-properties fo:font-size="14pt" style:font-size-asian="14pt" style:font-size-complex="14pt"/>
    </style:style>
    <style:style style:name="T59_24" style:family="text">
      <style:text-properties fo:font-size="14pt" style:font-size-asian="14pt" style:font-size-complex="14pt"/>
    </style:style>
    <style:style style:name="T59_25" style:family="text">
      <style:text-properties fo:font-size="14pt" style:font-size-asian="14pt" style:font-size-complex="14pt"/>
    </style:style>
    <style:style style:name="T59_26" style:family="text">
      <style:text-properties fo:font-size="14pt" style:font-size-asian="14pt" style:font-size-complex="14pt"/>
    </style:style>
    <style:style style:name="T59_27" style:family="text">
      <style:text-properties fo:font-size="14pt" style:font-size-asian="14pt" style:font-size-complex="14pt"/>
    </style:style>
    <style:style style:name="T59_28" style:family="text">
      <style:text-properties fo:font-size="14pt" style:font-size-asian="14pt" style:font-size-complex="14pt"/>
    </style:style>
    <style:style style:name="T59_29" style:family="text">
      <style:text-properties fo:font-size="14pt" style:font-size-asian="14pt" style:font-size-complex="14pt"/>
    </style:style>
    <style:style style:name="T59_30" style:family="text">
      <style:text-properties fo:font-size="14pt" style:font-size-asian="14pt" style:font-size-complex="14pt"/>
    </style:style>
    <style:style style:name="T59_31" style:family="text">
      <style:text-properties fo:font-size="14pt" style:font-size-asian="14pt" style:font-size-complex="14pt"/>
    </style:style>
    <style:style style:name="T59_32" style:family="text">
      <style:text-properties fo:font-size="14pt" style:font-size-asian="14pt" style:font-size-complex="14pt"/>
    </style:style>
    <style:style style:name="T59_33" style:family="text">
      <style:text-properties fo:font-size="14pt" style:font-size-asian="14pt" style:font-size-complex="14pt"/>
    </style:style>
    <style:style style:name="T59_34" style:family="text">
      <style:text-properties fo:font-size="14pt" style:font-size-asian="14pt" style:font-size-complex="14pt"/>
    </style:style>
    <style:style style:name="T59_35" style:family="text">
      <style:text-properties fo:font-size="14pt" style:font-size-asian="14pt" style:font-size-complex="14pt"/>
    </style:style>
    <style:style style:name="T59_36" style:family="text">
      <style:text-properties fo:font-size="14pt" style:font-size-asian="14pt" style:font-size-complex="14pt"/>
    </style:style>
    <style:style style:name="T59_37" style:family="text">
      <style:text-properties fo:font-size="14pt" style:font-size-asian="14pt" style:font-size-complex="14pt"/>
    </style:style>
    <style:style style:name="T59_38" style:family="text">
      <style:text-properties fo:font-size="14pt" style:font-size-asian="14pt" style:font-size-complex="14pt"/>
    </style:style>
    <style:style style:name="T59_39" style:family="text">
      <style:text-properties fo:font-size="14pt" style:font-size-asian="14pt" style:font-size-complex="14pt"/>
    </style:style>
    <style:style style:name="T59_40" style:family="text">
      <style:text-properties fo:font-size="14pt" style:font-size-asian="14pt" style:font-size-complex="14pt"/>
    </style:style>
    <style:style style:name="T59_41" style:family="text">
      <style:text-properties fo:font-size="14pt" style:font-size-asian="14pt" style:font-size-complex="14pt"/>
    </style:style>
    <style:style style:name="T59_42" style:family="text">
      <style:text-properties fo:font-size="14pt" style:font-size-asian="14pt" style:font-size-complex="14pt"/>
    </style:style>
    <style:style style:name="T59_43" style:family="text">
      <style:text-properties fo:font-size="14pt" style:font-size-asian="14pt" style:font-size-complex="14pt"/>
    </style:style>
    <style:style style:name="T59_44" style:family="text">
      <style:text-properties fo:font-size="14pt" style:font-size-asian="14pt" style:font-size-complex="14pt"/>
    </style:style>
    <style:style style:name="T59_45" style:family="text">
      <style:text-properties fo:font-size="14pt" style:font-size-asian="14pt" style:font-size-complex="14pt"/>
    </style:style>
    <style:style style:name="T59_46" style:family="text">
      <style:text-properties fo:font-size="14pt" style:font-size-asian="14pt" style:font-size-complex="14pt"/>
    </style:style>
    <style:style style:name="T59_47" style:family="text">
      <style:text-properties fo:font-size="14pt" style:font-size-asian="14pt" style:font-size-complex="14pt"/>
    </style:style>
    <style:style style:name="T59_48" style:family="text">
      <style:text-properties fo:font-size="14pt" style:font-size-asian="14pt" style:font-size-complex="14pt"/>
    </style:style>
    <style:style style:name="T59_49" style:family="text">
      <style:text-properties fo:font-size="14pt" style:font-size-asian="14pt" style:font-size-complex="14pt"/>
    </style:style>
    <style:style style:name="T59_50" style:family="text">
      <style:text-properties style:text-line-through-style="solid" fo:font-size="14pt" style:font-size-asian="14pt" style:font-size-complex="14pt"/>
    </style:style>
    <style:style style:name="T59_51" style:family="text">
      <style:text-properties fo:font-size="14pt" style:font-size-asian="14pt" style:font-size-complex="14pt"/>
    </style:style>
    <style:style style:name="T59_52" style:family="text">
      <style:text-properties fo:font-size="14pt" style:font-size-asian="14pt" style:font-size-complex="14pt"/>
    </style:style>
    <style:style style:name="T59_53" style:family="text">
      <style:text-properties fo:font-size="14pt" style:font-size-asian="14pt" style:font-size-complex="14pt"/>
    </style:style>
    <style:style style:name="T59_54" style:family="text">
      <style:text-properties fo:font-size="14pt" style:font-size-asian="14pt" style:font-size-complex="14pt"/>
    </style:style>
    <style:style style:name="T59_55" style:family="text">
      <style:text-properties fo:font-size="14pt" style:font-size-asian="14pt" style:font-size-complex="14pt"/>
    </style:style>
    <style:style style:name="T59_56" style:family="text">
      <style:text-properties fo:font-size="14pt" style:font-size-asian="14pt" style:font-size-complex="14pt"/>
    </style:style>
    <style:style style:name="T59_57" style:family="text">
      <style:text-properties fo:font-size="14pt" style:font-size-asian="14pt" style:font-size-complex="14pt"/>
    </style:style>
    <style:style style:name="T59_58" style:family="text">
      <style:text-properties fo:font-size="14pt" style:font-size-asian="14pt" style:font-size-complex="14pt"/>
    </style:style>
    <style:style style:name="T59_59" style:family="text">
      <style:text-properties fo:font-size="14pt" style:font-size-asian="14pt" style:font-size-complex="14pt"/>
    </style:style>
    <style:style style:name="T59_60" style:family="text">
      <style:text-properties fo:font-size="14pt" style:font-size-asian="14pt" style:font-size-complex="14pt"/>
    </style:style>
    <style:style style:name="T59_61" style:family="text">
      <style:text-properties fo:font-size="14pt" style:font-size-asian="14pt" style:font-size-complex="14pt"/>
    </style:style>
    <style:style style:name="T59_62" style:family="text">
      <style:text-properties fo:font-size="14pt" style:font-size-asian="14pt" style:font-size-complex="14pt"/>
    </style:style>
    <style:style style:name="T59_63" style:family="text">
      <style:text-properties fo:font-size="14pt" style:font-size-asian="14pt" style:font-size-complex="14pt"/>
    </style:style>
    <style:style style:name="T59_64" style:family="text">
      <style:text-properties fo:font-size="14pt" style:font-size-asian="14pt" style:font-size-complex="14pt"/>
    </style:style>
    <style:style style:name="T59_65" style:family="text">
      <style:text-properties fo:font-size="14pt" style:font-size-asian="14pt" style:font-size-complex="14pt"/>
    </style:style>
    <style:style style:name="T59_66" style:family="text">
      <style:text-properties fo:font-size="14pt" style:font-size-asian="14pt" style:font-size-complex="14pt"/>
    </style:style>
    <style:style style:name="T59_67" style:family="text">
      <style:text-properties fo:font-size="14pt" style:font-size-asian="14pt" style:font-size-complex="14pt"/>
    </style:style>
    <style:style style:name="T59_68" style:family="text">
      <style:text-properties fo:font-size="14pt" style:font-size-asian="14pt" style:font-size-complex="14pt"/>
    </style:style>
    <style:style style:name="T59_69" style:family="text">
      <style:text-properties fo:font-size="14pt" style:font-size-asian="14pt" style:font-size-complex="14pt"/>
    </style:style>
    <style:style style:name="T59_70" style:family="text">
      <style:text-properties fo:font-size="14pt" style:font-size-asian="14pt" style:font-size-complex="14pt"/>
    </style:style>
    <style:style style:name="T59_71" style:family="text">
      <style:text-properties fo:font-size="14pt" style:font-size-asian="14pt" style:font-size-complex="14pt"/>
    </style:style>
    <style:style style:name="T59_72" style:family="text">
      <style:text-properties style:text-line-through-style="solid" fo:font-size="14pt" style:font-size-asian="14pt" style:font-size-complex="14pt"/>
    </style:style>
    <style:style style:name="T59_73" style:family="text">
      <style:text-properties style:text-line-through-style="solid" fo:font-size="14pt" style:font-size-asian="14pt" style:font-size-complex="14pt"/>
    </style:style>
    <style:style style:name="T59_74" style:family="text">
      <style:text-properties style:text-line-through-style="solid" fo:font-size="14pt" style:font-size-asian="14pt" style:font-size-complex="14pt"/>
    </style:style>
    <style:style style:name="T59_75" style:family="text">
      <style:text-properties style:text-line-through-style="solid" fo:font-size="14pt" style:font-size-asian="14pt" style:font-size-complex="14pt"/>
    </style:style>
    <style:style style:name="T59_76" style:family="text">
      <style:text-properties style:text-line-through-style="solid" fo:font-size="14pt" style:font-size-asian="14pt" style:font-size-complex="14pt"/>
    </style:style>
    <style:style style:name="T59_77" style:family="text">
      <style:text-properties style:text-line-through-style="solid" fo:font-size="14pt" style:font-size-asian="14pt" style:font-size-complex="14pt"/>
    </style:style>
    <style:style style:name="T59_78" style:family="text">
      <style:text-properties style:text-line-through-style="solid" fo:font-size="14pt" style:font-size-asian="14pt" style:font-size-complex="14pt"/>
    </style:style>
    <style:style style:name="T59_79" style:family="text">
      <style:text-properties style:text-line-through-style="solid" fo:font-size="14pt" style:font-size-asian="14pt" style:font-size-complex="14pt"/>
    </style:style>
    <style:style style:name="T59_80" style:family="text">
      <style:text-properties style:text-line-through-style="solid" fo:font-size="14pt" style:font-size-asian="14pt" style:font-size-complex="14pt"/>
    </style:style>
    <style:style style:name="T59_81" style:family="text">
      <style:text-properties fo:font-size="14pt" style:font-size-asian="14pt" style:font-size-complex="14pt"/>
    </style:style>
    <style:style style:name="T59_82" style:family="text">
      <style:text-properties fo:font-size="14pt" style:font-size-asian="14pt" style:font-size-complex="14pt"/>
    </style:style>
    <style:style style:name="T59_83" style:family="text">
      <style:text-properties fo:font-size="14pt" style:font-size-asian="14pt" style:font-size-complex="14pt"/>
    </style:style>
    <style:style style:name="T59_84" style:family="text">
      <style:text-properties fo:font-size="14pt" style:font-size-asian="14pt" style:font-size-complex="14pt"/>
    </style:style>
    <style:style style:name="T59_85" style:family="text">
      <style:text-properties fo:font-size="14pt" style:font-size-asian="14pt" style:font-size-complex="14pt"/>
    </style:style>
    <style:style style:name="T59_86" style:family="text">
      <style:text-properties fo:font-size="14pt" style:font-size-asian="14pt" style:font-size-complex="14pt"/>
    </style:style>
    <style:style style:name="T59_87" style:family="text">
      <style:text-properties fo:font-size="14pt" style:font-size-asian="14pt" style:font-size-complex="14pt"/>
    </style:style>
    <style:style style:name="T59_88" style:family="text">
      <style:text-properties fo:font-size="14pt" style:font-size-asian="14pt" style:font-size-complex="14pt"/>
    </style:style>
    <style:style style:name="T59_89" style:family="text">
      <style:text-properties fo:font-size="14pt" style:font-size-asian="14pt" style:font-size-complex="14pt"/>
    </style:style>
    <style:style style:name="T59_90" style:family="text">
      <style:text-properties style:text-line-through-style="solid" fo:font-size="14pt" style:font-size-asian="14pt" style:font-size-complex="14pt"/>
    </style:style>
    <style:style style:name="T59_91" style:family="text">
      <style:text-properties style:text-line-through-style="solid" fo:font-size="14pt" style:font-size-asian="14pt" style:font-size-complex="14pt"/>
    </style:style>
    <style:style style:name="T59_92" style:family="text">
      <style:text-properties fo:font-size="14pt" style:font-size-asian="14pt" style:font-size-complex="14pt"/>
    </style:style>
    <style:style style:name="T59_93" style:family="text">
      <style:text-properties fo:font-size="14pt" style:font-size-asian="14pt" style:font-size-complex="14pt"/>
    </style:style>
    <style:style style:name="T59_94" style:family="text">
      <style:text-properties fo:font-size="14pt" style:font-size-asian="14pt" style:font-size-complex="14pt"/>
    </style:style>
    <style:style style:name="T59_95" style:family="text">
      <style:text-properties fo:font-size="14pt" style:font-size-asian="14pt" style:font-size-complex="14pt"/>
    </style:style>
    <style:style style:name="T59_96" style:family="text">
      <style:text-properties fo:font-size="14pt" style:font-size-asian="14pt" style:font-size-complex="14pt"/>
    </style:style>
    <style:style style:name="T59_97" style:family="text">
      <style:text-properties fo:font-size="14pt" style:font-size-asian="14pt" style:font-size-complex="14pt"/>
    </style:style>
    <style:style style:name="T59_98" style:family="text">
      <style:text-properties fo:font-size="14pt" style:font-size-asian="14pt" style:font-size-complex="14pt"/>
    </style:style>
    <style:style style:name="T59_99" style:family="text">
      <style:text-properties fo:font-size="14pt" style:font-size-asian="14pt" style:font-size-complex="14pt"/>
    </style:style>
    <style:style style:name="T59_100" style:family="text">
      <style:text-properties fo:font-size="14pt" style:font-size-asian="14pt" style:font-size-complex="14pt"/>
    </style:style>
    <style:style style:name="T59_101" style:family="text">
      <style:text-properties fo:font-size="14pt" style:font-size-asian="14pt" style:font-size-complex="14pt"/>
    </style:style>
    <style:style style:name="T59_102" style:family="text">
      <style:text-properties fo:font-size="14pt" style:font-size-asian="14pt" style:font-size-complex="14pt"/>
    </style:style>
    <style:style style:name="T59_103" style:family="text">
      <style:text-properties fo:font-size="14pt" style:font-size-asian="14pt" style:font-size-complex="14pt"/>
    </style:style>
    <style:style style:name="T59_104" style:family="text">
      <style:text-properties fo:font-size="14pt" style:font-size-asian="14pt" style:font-size-complex="14pt"/>
    </style:style>
    <style:style style:name="T59_105" style:family="text">
      <style:text-properties fo:font-size="14pt" style:font-size-asian="14pt" style:font-size-complex="14pt"/>
    </style:style>
    <style:style style:name="P6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ize="14pt" style:font-size-asian="14pt" style:font-size-complex="14pt"/>
    </style:style>
    <style:style style:name="T61_2" style:family="text">
      <style:text-properties fo:font-size="14pt" style:font-size-asian="14pt" style:font-size-complex="14pt"/>
    </style:style>
    <style:style style:name="T61_3" style:family="text">
      <style:text-properties fo:font-size="14pt" style:font-size-asian="14pt" style:font-size-complex="14pt"/>
    </style:style>
    <style:style style:name="T61_4" style:family="text">
      <style:text-properties fo:font-size="14pt" style:font-size-asian="14pt" style:font-size-complex="14pt"/>
    </style:style>
    <style:style style:name="T61_5" style:family="text">
      <style:text-properties fo:font-size="14pt" style:font-size-asian="14pt" style:font-size-complex="14pt"/>
    </style:style>
    <style:style style:name="T61_6" style:family="text">
      <style:text-properties fo:font-size="14pt" style:font-size-asian="14pt" style:font-size-complex="14pt"/>
    </style:style>
    <style:style style:name="T61_7" style:family="text">
      <style:text-properties fo:font-size="14pt" style:font-size-asian="14pt" style:font-size-complex="14pt"/>
    </style:style>
    <style:style style:name="T61_8" style:family="text">
      <style:text-properties fo:font-size="14pt" style:font-size-asian="14pt" style:font-size-complex="14pt"/>
    </style:style>
    <style:style style:name="T61_9" style:family="text">
      <style:text-properties fo:font-size="14pt" style:font-size-asian="14pt" style:font-size-complex="14pt"/>
    </style:style>
    <style:style style:name="T61_10" style:family="text">
      <style:text-properties fo:font-size="14pt" style:font-size-asian="14pt" style:font-size-complex="14pt"/>
    </style:style>
    <style:style style:name="T61_11" style:family="text">
      <style:text-properties fo:font-size="14pt" style:font-size-asian="14pt" style:font-size-complex="14pt"/>
    </style:style>
    <style:style style:name="T61_12" style:family="text">
      <style:text-properties fo:font-size="14pt" style:font-size-asian="14pt" style:font-size-complex="14pt"/>
    </style:style>
    <style:style style:name="T61_13" style:family="text">
      <style:text-properties fo:font-size="14pt" style:font-size-asian="14pt" style:font-size-complex="14pt"/>
    </style:style>
    <style:style style:name="T61_14" style:family="text">
      <style:text-properties fo:font-size="14pt" style:font-size-asian="14pt" style:font-size-complex="14pt"/>
    </style:style>
    <style:style style:name="T61_15" style:family="text">
      <style:text-properties fo:font-size="14pt" style:font-size-asian="14pt" style:font-size-complex="14pt"/>
    </style:style>
    <style:style style:name="T61_16" style:family="text">
      <style:text-properties fo:font-size="14pt" style:font-size-asian="14pt" style:font-size-complex="14pt"/>
    </style:style>
    <style:style style:name="T61_17" style:family="text">
      <style:text-properties fo:font-size="14pt" style:font-size-asian="14pt" style:font-size-complex="14pt"/>
    </style:style>
    <style:style style:name="T61_18" style:family="text">
      <style:text-properties fo:font-size="14pt" style:font-size-asian="14pt" style:font-size-complex="14pt"/>
    </style:style>
    <style:style style:name="T61_19" style:family="text">
      <style:text-properties fo:font-size="14pt" style:font-size-asian="14pt" style:font-size-complex="14pt"/>
    </style:style>
    <style:style style:name="T61_20" style:family="text">
      <style:text-properties fo:font-size="14pt" style:font-size-asian="14pt" style:font-size-complex="14pt"/>
    </style:style>
    <style:style style:name="T61_21" style:family="text">
      <style:text-properties fo:font-size="14pt" style:font-size-asian="14pt" style:font-size-complex="14pt"/>
    </style:style>
    <style:style style:name="T61_22" style:family="text">
      <style:text-properties fo:font-size="14pt" style:font-size-asian="14pt" style:font-size-complex="14pt"/>
    </style:style>
    <style:style style:name="T61_23" style:family="text">
      <style:text-properties fo:font-size="14pt" style:font-size-asian="14pt" style:font-size-complex="14pt"/>
    </style:style>
    <style:style style:name="T61_24" style:family="text">
      <style:text-properties fo:font-size="14pt" style:font-size-asian="14pt" style:font-size-complex="14pt"/>
    </style:style>
    <style:style style:name="T61_25" style:family="text">
      <style:text-properties fo:font-size="14pt" style:font-size-asian="14pt" style:font-size-complex="14pt"/>
    </style:style>
    <style:style style:name="T61_26" style:family="text">
      <style:text-properties fo:font-size="14pt" style:font-size-asian="14pt" style:font-size-complex="14pt"/>
    </style:style>
    <style:style style:name="T61_27" style:family="text">
      <style:text-properties fo:font-size="14pt" style:font-size-asian="14pt" style:font-size-complex="14pt"/>
    </style:style>
    <style:style style:name="T61_28" style:family="text">
      <style:text-properties fo:font-size="14pt" style:font-size-asian="14pt" style:font-size-complex="14pt"/>
    </style:style>
    <style:style style:name="T61_29" style:family="text">
      <style:text-properties fo:font-size="14pt" style:font-size-asian="14pt" style:font-size-complex="14pt"/>
    </style:style>
    <style:style style:name="T61_30" style:family="text">
      <style:text-properties fo:font-size="14pt" style:font-size-asian="14pt" style:font-size-complex="14pt"/>
    </style:style>
    <style:style style:name="T61_31" style:family="text">
      <style:text-properties fo:font-size="14pt" style:font-size-asian="14pt" style:font-size-complex="14pt"/>
    </style:style>
    <style:style style:name="T61_32" style:family="text">
      <style:text-properties fo:font-size="14pt" style:font-size-asian="14pt" style:font-size-complex="14pt"/>
    </style:style>
    <style:style style:name="T61_33" style:family="text">
      <style:text-properties fo:font-size="14pt" style:font-size-asian="14pt" style:font-size-complex="14pt"/>
    </style:style>
    <style:style style:name="T61_34" style:family="text">
      <style:text-properties fo:font-size="14pt" style:font-size-asian="14pt" style:font-size-complex="14pt"/>
    </style:style>
    <style:style style:name="T61_35" style:family="text">
      <style:text-properties fo:font-size="14pt" style:font-size-asian="14pt" style:font-size-complex="14pt"/>
    </style:style>
    <style:style style:name="T61_36" style:family="text">
      <style:text-properties fo:font-size="14pt" style:font-size-asian="14pt" style:font-size-complex="14pt"/>
    </style:style>
    <style:style style:name="T61_37" style:family="text">
      <style:text-properties fo:font-size="14pt" style:font-size-asian="14pt" style:font-size-complex="14pt"/>
    </style:style>
    <style:style style:name="T61_38" style:family="text">
      <style:text-properties fo:font-size="14pt" style:font-size-asian="14pt" style:font-size-complex="14pt"/>
    </style:style>
    <style:style style:name="T61_39" style:family="text">
      <style:text-properties fo:font-size="14pt" style:font-size-asian="14pt" style:font-size-complex="14pt"/>
    </style:style>
    <style:style style:name="T61_40" style:family="text">
      <style:text-properties fo:font-size="14pt" style:font-size-asian="14pt" style:font-size-complex="14pt"/>
    </style:style>
    <style:style style:name="T61_41" style:family="text">
      <style:text-properties fo:font-size="14pt" style:font-size-asian="14pt" style:font-size-complex="14pt"/>
    </style:style>
    <style:style style:name="T61_42" style:family="text">
      <style:text-properties fo:font-size="14pt" style:font-size-asian="14pt" style:font-size-complex="14pt"/>
    </style:style>
    <style:style style:name="T61_43" style:family="text">
      <style:text-properties fo:font-size="14pt" style:font-size-asian="14pt" style:font-size-complex="14pt"/>
    </style:style>
    <style:style style:name="T61_44" style:family="text">
      <style:text-properties fo:font-size="14pt" style:font-size-asian="14pt" style:font-size-complex="14pt"/>
    </style:style>
    <style:style style:name="T61_45" style:family="text">
      <style:text-properties fo:font-size="14pt" style:font-size-asian="14pt" style:font-size-complex="14pt"/>
    </style:style>
    <style:style style:name="T61_46" style:family="text">
      <style:text-properties fo:font-size="14pt" style:font-size-asian="14pt" style:font-size-complex="14pt"/>
    </style:style>
    <style:style style:name="T61_47" style:family="text">
      <style:text-properties fo:font-size="14pt" style:font-size-asian="14pt" style:font-size-complex="14pt"/>
    </style:style>
    <style:style style:name="T61_48" style:family="text">
      <style:text-properties fo:font-size="14pt" style:font-size-asian="14pt" style:font-size-complex="14pt"/>
    </style:style>
    <style:style style:name="T61_49" style:family="text">
      <style:text-properties fo:font-size="14pt" style:font-size-asian="14pt" style:font-size-complex="14pt"/>
    </style:style>
    <style:style style:name="T61_50" style:family="text">
      <style:text-properties fo:font-size="14pt" style:font-size-asian="14pt" style:font-size-complex="14pt"/>
    </style:style>
    <style:style style:name="T61_51" style:family="text">
      <style:text-properties fo:font-size="14pt" style:font-size-asian="14pt" style:font-size-complex="14pt"/>
    </style:style>
    <style:style style:name="T61_52" style:family="text">
      <style:text-properties fo:font-size="14pt" style:font-size-asian="14pt" style:font-size-complex="14pt"/>
    </style:style>
    <style:style style:name="T61_53" style:family="text">
      <style:text-properties fo:font-size="14pt" style:font-size-asian="14pt" style:font-size-complex="14pt"/>
    </style:style>
    <style:style style:name="T61_54" style:family="text">
      <style:text-properties fo:font-size="14pt" style:font-size-asian="14pt" style:font-size-complex="14pt"/>
    </style:style>
    <style:style style:name="T61_55" style:family="text">
      <style:text-properties fo:font-size="14pt" style:font-size-asian="14pt" style:font-size-complex="14pt"/>
    </style:style>
    <style:style style:name="T61_56" style:family="text">
      <style:text-properties fo:font-size="14pt" style:font-size-asian="14pt" style:font-size-complex="14pt"/>
    </style:style>
    <style:style style:name="T61_57" style:family="text">
      <style:text-properties fo:font-size="14pt" style:font-size-asian="14pt" style:font-size-complex="14pt"/>
    </style:style>
    <style:style style:name="T61_58" style:family="text">
      <style:text-properties fo:font-size="14pt" style:font-size-asian="14pt" style:font-size-complex="14pt"/>
    </style:style>
    <style:style style:name="T61_59" style:family="text">
      <style:text-properties fo:font-size="14pt" style:font-size-asian="14pt" style:font-size-complex="14pt"/>
    </style:style>
    <style:style style:name="T61_60" style:family="text">
      <style:text-properties fo:font-size="14pt" style:font-size-asian="14pt" style:font-size-complex="14pt"/>
    </style:style>
    <style:style style:name="T61_61" style:family="text">
      <style:text-properties fo:font-size="14pt" style:font-size-asian="14pt" style:font-size-complex="14pt"/>
    </style:style>
    <style:style style:name="T61_62" style:family="text">
      <style:text-properties fo:font-size="14pt" style:font-size-asian="14pt" style:font-size-complex="14pt"/>
    </style:style>
    <style:style style:name="T61_63" style:family="text">
      <style:text-properties fo:font-size="14pt" style:font-size-asian="14pt" style:font-size-complex="14pt"/>
    </style:style>
    <style:style style:name="T61_64" style:family="text">
      <style:text-properties fo:font-size="14pt" style:font-size-asian="14pt" style:font-size-complex="14pt"/>
    </style:style>
    <style:style style:name="T61_65" style:family="text">
      <style:text-properties fo:font-size="14pt" style:font-size-asian="14pt" style:font-size-complex="14pt"/>
    </style:style>
    <style:style style:name="T61_66" style:family="text">
      <style:text-properties fo:font-size="14pt" style:font-size-asian="14pt" style:font-size-complex="14pt"/>
    </style:style>
    <style:style style:name="T61_67" style:family="text">
      <style:text-properties fo:font-size="14pt" style:font-size-asian="14pt" style:font-size-complex="14pt"/>
    </style:style>
    <style:style style:name="T61_68" style:family="text">
      <style:text-properties fo:font-size="14pt" style:font-size-asian="14pt" style:font-size-complex="14pt"/>
    </style:style>
    <style:style style:name="T61_69" style:family="text">
      <style:text-properties fo:font-size="14pt" style:font-size-asian="14pt" style:font-size-complex="14pt"/>
    </style:style>
    <style:style style:name="T61_70" style:family="text">
      <style:text-properties fo:font-size="14pt" style:font-size-asian="14pt" style:font-size-complex="14pt"/>
    </style:style>
    <style:style style:name="T61_71" style:family="text">
      <style:text-properties fo:font-size="14pt" style:font-size-asian="14pt" style:font-size-complex="14pt"/>
    </style:style>
    <style:style style:name="T61_72" style:family="text">
      <style:text-properties fo:font-size="14pt" style:font-size-asian="14pt" style:font-size-complex="14pt"/>
    </style:style>
    <style:style style:name="T61_73" style:family="text">
      <style:text-properties fo:font-size="14pt" style:font-size-asian="14pt" style:font-size-complex="14pt"/>
    </style:style>
    <style:style style:name="T61_74" style:family="text">
      <style:text-properties fo:font-size="14pt" style:font-size-asian="14pt" style:font-size-complex="14pt"/>
    </style:style>
    <style:style style:name="T61_75" style:family="text">
      <style:text-properties fo:font-size="14pt" style:font-size-asian="14pt" style:font-size-complex="14pt"/>
    </style:style>
    <style:style style:name="T61_76" style:family="text">
      <style:text-properties fo:font-size="14pt" style:font-size-asian="14pt" style:font-size-complex="14pt"/>
    </style:style>
    <style:style style:name="T61_77" style:family="text">
      <style:text-properties fo:font-size="14pt" style:font-size-asian="14pt" style:font-size-complex="14pt"/>
    </style:style>
    <style:style style:name="T61_78" style:family="text">
      <style:text-properties fo:font-size="14pt" style:font-size-asian="14pt" style:font-size-complex="14pt"/>
    </style:style>
    <style:style style:name="T61_79" style:family="text">
      <style:text-properties fo:font-size="14pt" style:font-size-asian="14pt" style:font-size-complex="14pt"/>
    </style:style>
    <style:style style:name="T61_80" style:family="text"/>
    <style:style style:name="T61_81" style:family="text">
      <style:text-properties fo:color="#1155cc" fo:font-size="14pt" style:font-size-asian="14pt" style:font-size-complex="14pt" style:text-underline-style="solid" style:text-underline-color="font-color"/>
    </style:style>
    <style:style style:name="T61_82" style:family="text"/>
    <style:style style:name="T61_83" style:family="text">
      <style:text-properties fo:color="#1155cc" fo:font-size="14pt" style:font-size-asian="14pt" style:font-size-complex="14pt" style:text-underline-style="solid" style:text-underline-color="font-color"/>
    </style:style>
    <style:style style:name="T61_84" style:family="text"/>
    <style:style style:name="T61_85" style:family="text">
      <style:text-properties fo:color="#1155cc" fo:font-size="14pt" style:font-size-asian="14pt" style:font-size-complex="14pt" style:text-underline-style="solid" style:text-underline-color="font-color"/>
    </style:style>
    <style:style style:name="T61_86" style:family="text">
      <style:text-properties fo:font-size="14pt" style:font-size-asian="14pt" style:font-size-complex="14pt"/>
    </style:style>
    <style:style style:name="T61_87" style:family="text"/>
    <style:style style:name="T61_88" style:family="text">
      <style:text-properties fo:color="#1155cc" fo:font-size="14pt" style:font-size-asian="14pt" style:font-size-complex="14pt" style:text-underline-style="solid" style:text-underline-color="font-color"/>
    </style:style>
    <style:style style:name="T61_89" style:family="text"/>
    <style:style style:name="T61_90" style:family="text">
      <style:text-properties fo:color="#1155cc" fo:font-size="14pt" style:font-size-asian="14pt" style:font-size-complex="14pt" style:text-underline-style="solid" style:text-underline-color="font-color"/>
    </style:style>
    <style:style style:name="T61_91" style:family="text"/>
    <style:style style:name="T61_92" style:family="text">
      <style:text-properties fo:color="#1155cc" fo:font-size="14pt" style:font-size-asian="14pt" style:font-size-complex="14pt" style:text-underline-style="solid" style:text-underline-color="font-color"/>
    </style:style>
    <style:style style:name="T61_93" style:family="text">
      <style:text-properties fo:font-size="14pt" style:font-size-asian="14pt" style:font-size-complex="14pt"/>
    </style:style>
    <style:style style:name="T61_94" style:family="text">
      <style:text-properties fo:font-size="14pt" style:font-size-asian="14pt" style:font-size-complex="14pt"/>
    </style:style>
    <style:style style:name="T61_95" style:family="text">
      <style:text-properties fo:font-size="14pt" style:font-size-asian="14pt" style:font-size-complex="14pt"/>
    </style:style>
    <style:style style:name="T61_96" style:family="text">
      <style:text-properties fo:font-size="14pt" style:font-size-asian="14pt" style:font-size-complex="14pt"/>
    </style:style>
    <style:style style:name="T61_97" style:family="text">
      <style:text-properties fo:font-size="14pt" style:font-size-asian="14pt" style:font-size-complex="14pt"/>
    </style:style>
    <style:style style:name="T61_98" style:family="text"/>
    <style:style style:name="T61_99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61_100" style:family="text"/>
    <style:style style:name="T61_101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61_102" style:family="text"/>
    <style:style style:name="T61_103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61_104" style:family="text">
      <style:text-properties fo:font-size="14pt" style:font-size-asian="14pt" style:font-size-complex="14pt"/>
    </style:style>
    <style:style style:name="T61_105" style:family="text">
      <style:text-properties fo:font-size="14pt" style:font-size-asian="14pt" style:font-size-complex="14pt"/>
    </style:style>
    <style:style style:name="T61_106" style:family="text">
      <style:text-properties fo:font-size="14pt" style:font-size-asian="14pt" style:font-size-complex="14pt"/>
    </style:style>
    <style:style style:name="T61_107" style:family="text">
      <style:text-properties fo:font-size="14pt" style:font-size-asian="14pt" style:font-size-complex="14pt"/>
    </style:style>
    <style:style style:name="T61_108" style:family="text">
      <style:text-properties fo:font-size="14pt" style:font-size-asian="14pt" style:font-size-complex="14pt"/>
    </style:style>
    <style:style style:name="T61_109" style:family="text">
      <style:text-properties fo:font-size="14pt" style:font-size-asian="14pt" style:font-size-complex="14pt"/>
    </style:style>
    <style:style style:name="T61_110" style:family="text">
      <style:text-properties fo:font-size="14pt" style:font-size-asian="14pt" style:font-size-complex="14pt"/>
    </style:style>
    <style:style style:name="P6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style:text-line-through-style="solid" fo:font-size="14pt" style:font-size-asian="14pt" style:font-size-complex="14pt"/>
    </style:style>
    <style:style style:name="T63_2" style:family="text">
      <style:text-properties style:text-line-through-style="solid" fo:font-size="14pt" style:font-size-asian="14pt" style:font-size-complex="14pt"/>
    </style:style>
    <style:style style:name="T63_3" style:family="text">
      <style:text-properties style:text-line-through-style="solid" fo:font-size="14pt" style:font-size-asian="14pt" style:font-size-complex="14pt"/>
    </style:style>
    <style:style style:name="T63_4" style:family="text">
      <style:text-properties style:text-line-through-style="solid" fo:font-size="14pt" style:font-size-asian="14pt" style:font-size-complex="14pt"/>
    </style:style>
    <style:style style:name="T63_5" style:family="text">
      <style:text-properties style:text-line-through-style="solid" fo:font-size="14pt" style:font-size-asian="14pt" style:font-size-complex="14pt"/>
    </style:style>
    <style:style style:name="T63_6" style:family="text">
      <style:text-properties style:text-line-through-style="solid" fo:font-size="14pt" style:font-size-asian="14pt" style:font-size-complex="14pt"/>
    </style:style>
    <style:style style:name="T63_7" style:family="text">
      <style:text-properties style:text-line-through-style="solid" fo:font-size="14pt" style:font-size-asian="14pt" style:font-size-complex="14pt"/>
    </style:style>
    <style:style style:name="T63_8" style:family="text">
      <style:text-properties style:text-line-through-style="solid" fo:font-size="14pt" style:font-size-asian="14pt" style:font-size-complex="14pt"/>
    </style:style>
    <style:style style:name="T63_9" style:family="text">
      <style:text-properties style:text-line-through-style="solid" fo:font-size="14pt" style:font-size-asian="14pt" style:font-size-complex="14pt"/>
    </style:style>
    <style:style style:name="T63_10" style:family="text">
      <style:text-properties style:text-line-through-style="solid" fo:font-size="14pt" style:font-size-asian="14pt" style:font-size-complex="14pt"/>
    </style:style>
    <style:style style:name="T63_11" style:family="text">
      <style:text-properties style:text-line-through-style="solid" fo:font-size="14pt" style:font-size-asian="14pt" style:font-size-complex="14pt"/>
    </style:style>
    <style:style style:name="T63_12" style:family="text">
      <style:text-properties style:text-line-through-style="solid" fo:font-size="14pt" style:font-size-asian="14pt" style:font-size-complex="14pt"/>
    </style:style>
    <style:style style:name="T63_13" style:family="text">
      <style:text-properties style:text-line-through-style="solid" fo:font-size="14pt" style:font-size-asian="14pt" style:font-size-complex="14pt"/>
    </style:style>
    <style:style style:name="T63_14" style:family="text">
      <style:text-properties style:text-line-through-style="solid" fo:font-size="14pt" style:font-size-asian="14pt" style:font-size-complex="14pt"/>
    </style:style>
    <style:style style:name="T63_15" style:family="text">
      <style:text-properties style:text-line-through-style="solid" fo:font-size="14pt" style:font-size-asian="14pt" style:font-size-complex="14pt"/>
    </style:style>
    <style:style style:name="T63_16" style:family="text">
      <style:text-properties style:text-line-through-style="solid" fo:font-size="14pt" style:font-size-asian="14pt" style:font-size-complex="14pt"/>
    </style:style>
    <style:style style:name="T63_17" style:family="text">
      <style:text-properties style:text-line-through-style="solid" fo:font-size="14pt" style:font-size-asian="14pt" style:font-size-complex="14pt"/>
    </style:style>
    <style:style style:name="T63_18" style:family="text">
      <style:text-properties style:text-line-through-style="solid" fo:font-size="14pt" style:font-size-asian="14pt" style:font-size-complex="14pt"/>
    </style:style>
    <style:style style:name="T63_19" style:family="text">
      <style:text-properties style:text-line-through-style="solid" fo:font-size="14pt" style:font-size-asian="14pt" style:font-size-complex="14pt"/>
    </style:style>
    <style:style style:name="T63_20" style:family="text">
      <style:text-properties style:text-line-through-style="solid" fo:font-size="14pt" style:font-size-asian="14pt" style:font-size-complex="14pt"/>
    </style:style>
    <style:style style:name="T63_21" style:family="text">
      <style:text-properties style:text-line-through-style="solid" fo:font-size="14pt" style:font-size-asian="14pt" style:font-size-complex="14pt"/>
    </style:style>
    <style:style style:name="T63_22" style:family="text">
      <style:text-properties style:text-line-through-style="solid" fo:font-size="14pt" style:font-size-asian="14pt" style:font-size-complex="14pt"/>
    </style:style>
    <style:style style:name="T63_23" style:family="text">
      <style:text-properties style:text-line-through-style="solid" fo:font-size="14pt" style:font-size-asian="14pt" style:font-size-complex="14pt"/>
    </style:style>
    <style:style style:name="T63_24" style:family="text">
      <style:text-properties style:text-line-through-style="solid" fo:font-size="14pt" style:font-size-asian="14pt" style:font-size-complex="14pt"/>
    </style:style>
    <style:style style:name="T63_25" style:family="text">
      <style:text-properties style:text-line-through-style="solid" fo:font-size="14pt" style:font-size-asian="14pt" style:font-size-complex="14pt"/>
    </style:style>
    <style:style style:name="T63_26" style:family="text">
      <style:text-properties style:text-line-through-style="solid" fo:font-size="14pt" style:font-size-asian="14pt" style:font-size-complex="14pt"/>
    </style:style>
    <style:style style:name="T63_27" style:family="text">
      <style:text-properties style:text-line-through-style="solid" fo:font-size="14pt" style:font-size-asian="14pt" style:font-size-complex="14pt"/>
    </style:style>
    <style:style style:name="T63_28" style:family="text">
      <style:text-properties style:text-line-through-style="solid" fo:font-size="14pt" style:font-size-asian="14pt" style:font-size-complex="14pt"/>
    </style:style>
    <style:style style:name="T63_29" style:family="text">
      <style:text-properties style:text-line-through-style="solid" fo:font-size="14pt" style:font-size-asian="14pt" style:font-size-complex="14pt"/>
    </style:style>
    <style:style style:name="T63_30" style:family="text">
      <style:text-properties style:text-line-through-style="solid" fo:font-size="14pt" style:font-size-asian="14pt" style:font-size-complex="14pt"/>
    </style:style>
    <style:style style:name="T63_31" style:family="text">
      <style:text-properties style:text-line-through-style="solid" fo:font-size="14pt" style:font-size-asian="14pt" style:font-size-complex="14pt"/>
    </style:style>
    <style:style style:name="T63_32" style:family="text">
      <style:text-properties style:text-line-through-style="solid" fo:font-size="14pt" style:font-size-asian="14pt" style:font-size-complex="14pt"/>
    </style:style>
    <style:style style:name="T63_33" style:family="text">
      <style:text-properties style:text-line-through-style="solid" fo:font-size="14pt" style:font-size-asian="14pt" style:font-size-complex="14pt"/>
    </style:style>
    <style:style style:name="T63_34" style:family="text">
      <style:text-properties style:text-line-through-style="solid" fo:font-size="14pt" style:font-size-asian="14pt" style:font-size-complex="14pt"/>
    </style:style>
    <style:style style:name="T63_35" style:family="text">
      <style:text-properties style:text-line-through-style="solid" fo:font-size="14pt" style:font-size-asian="14pt" style:font-size-complex="14pt"/>
    </style:style>
    <style:style style:name="T63_36" style:family="text">
      <style:text-properties style:text-line-through-style="solid" fo:font-size="14pt" style:font-size-asian="14pt" style:font-size-complex="14pt"/>
    </style:style>
    <style:style style:name="T63_37" style:family="text">
      <style:text-properties style:text-line-through-style="solid" fo:font-size="14pt" style:font-size-asian="14pt" style:font-size-complex="14pt"/>
    </style:style>
    <style:style style:name="T63_38" style:family="text">
      <style:text-properties style:text-line-through-style="solid" fo:font-size="14pt" style:font-size-asian="14pt" style:font-size-complex="14pt"/>
    </style:style>
    <style:style style:name="T63_39" style:family="text">
      <style:text-properties style:text-line-through-style="solid" fo:font-size="14pt" style:font-size-asian="14pt" style:font-size-complex="14pt"/>
    </style:style>
    <style:style style:name="T63_40" style:family="text">
      <style:text-properties style:text-line-through-style="solid" fo:font-size="14pt" style:font-size-asian="14pt" style:font-size-complex="14pt"/>
    </style:style>
    <style:style style:name="T63_41" style:family="text">
      <style:text-properties style:text-line-through-style="solid" fo:font-size="14pt" style:font-size-asian="14pt" style:font-size-complex="14pt"/>
    </style:style>
    <style:style style:name="T63_42" style:family="text">
      <style:text-properties style:text-line-through-style="solid" fo:font-size="14pt" style:font-size-asian="14pt" style:font-size-complex="14pt"/>
    </style:style>
    <style:style style:name="T63_43" style:family="text">
      <style:text-properties style:text-line-through-style="solid" fo:font-size="14pt" style:font-size-asian="14pt" style:font-size-complex="14pt"/>
    </style:style>
    <style:style style:name="T63_44" style:family="text">
      <style:text-properties style:text-line-through-style="solid" fo:font-size="14pt" style:font-size-asian="14pt" style:font-size-complex="14pt"/>
    </style:style>
    <style:style style:name="T63_45" style:family="text">
      <style:text-properties style:text-line-through-style="solid" fo:font-size="14pt" style:font-size-asian="14pt" style:font-size-complex="14pt"/>
    </style:style>
    <style:style style:name="T63_46" style:family="text">
      <style:text-properties style:text-line-through-style="solid" fo:font-size="14pt" style:font-size-asian="14pt" style:font-size-complex="14pt"/>
    </style:style>
    <style:style style:name="T63_47" style:family="text">
      <style:text-properties style:text-line-through-style="solid" fo:font-size="14pt" style:font-size-asian="14pt" style:font-size-complex="14pt"/>
    </style:style>
    <style:style style:name="T63_48" style:family="text">
      <style:text-properties style:text-line-through-style="solid" fo:font-size="14pt" style:font-size-asian="14pt" style:font-size-complex="14pt"/>
    </style:style>
    <style:style style:name="T63_49" style:family="text">
      <style:text-properties style:text-line-through-style="solid" fo:font-size="14pt" style:font-size-asian="14pt" style:font-size-complex="14pt"/>
    </style:style>
    <style:style style:name="T63_50" style:family="text">
      <style:text-properties style:text-line-through-style="solid" fo:font-size="14pt" style:font-size-asian="14pt" style:font-size-complex="14pt"/>
    </style:style>
    <style:style style:name="T63_51" style:family="text">
      <style:text-properties style:text-line-through-style="solid" fo:font-size="14pt" style:font-size-asian="14pt" style:font-size-complex="14pt"/>
    </style:style>
    <style:style style:name="T63_52" style:family="text">
      <style:text-properties style:text-line-through-style="solid" fo:font-size="14pt" style:font-size-asian="14pt" style:font-size-complex="14pt"/>
    </style:style>
    <style:style style:name="T63_53" style:family="text">
      <style:text-properties style:text-line-through-style="solid" fo:font-size="14pt" style:font-size-asian="14pt" style:font-size-complex="14pt"/>
    </style:style>
    <style:style style:name="T63_54" style:family="text">
      <style:text-properties style:text-line-through-style="solid" fo:font-size="14pt" style:font-size-asian="14pt" style:font-size-complex="14pt"/>
    </style:style>
    <style:style style:name="T63_55" style:family="text">
      <style:text-properties style:text-line-through-style="solid" fo:font-size="14pt" style:font-size-asian="14pt" style:font-size-complex="14pt"/>
    </style:style>
    <style:style style:name="T63_56" style:family="text">
      <style:text-properties style:text-line-through-style="solid" fo:font-size="14pt" style:font-size-asian="14pt" style:font-size-complex="14pt"/>
    </style:style>
    <style:style style:name="T63_57" style:family="text">
      <style:text-properties style:text-line-through-style="solid" fo:font-size="14pt" style:font-size-asian="14pt" style:font-size-complex="14pt"/>
    </style:style>
    <style:style style:name="T63_58" style:family="text"/>
    <style:style style:name="T63_59" style:family="text">
      <style:text-properties style:text-line-through-style="solid" fo:color="#1155cc" fo:font-size="14pt" style:font-size-asian="14pt" style:font-size-complex="14pt" style:text-underline-style="solid" style:text-underline-color="font-color"/>
    </style:style>
    <style:style style:name="T63_60" style:family="text"/>
    <style:style style:name="T63_61" style:family="text">
      <style:text-properties style:text-line-through-style="solid" fo:color="#1155cc" fo:font-size="14pt" style:font-size-asian="14pt" style:font-size-complex="14pt" style:text-underline-style="solid" style:text-underline-color="font-color"/>
    </style:style>
    <style:style style:name="T63_62" style:family="text"/>
    <style:style style:name="T63_63" style:family="text">
      <style:text-properties style:text-line-through-style="solid" fo:color="#1155cc" fo:font-size="14pt" style:font-size-asian="14pt" style:font-size-complex="14pt" style:text-underline-style="solid" style:text-underline-color="font-color"/>
    </style:style>
    <style:style style:name="T63_64" style:family="text">
      <style:text-properties style:text-line-through-style="solid" fo:font-size="14pt" style:font-size-asian="14pt" style:font-size-complex="14pt"/>
    </style:style>
    <style:style style:name="T63_65" style:family="text">
      <style:text-properties style:text-line-through-style="solid" fo:font-size="14pt" style:font-size-asian="14pt" style:font-size-complex="14pt"/>
    </style:style>
    <style:style style:name="T63_66" style:family="text">
      <style:text-properties style:text-line-through-style="solid" fo:font-size="14pt" style:font-size-asian="14pt" style:font-size-complex="14pt"/>
    </style:style>
    <style:style style:name="T63_67" style:family="text">
      <style:text-properties style:text-line-through-style="solid" fo:font-size="14pt" style:font-size-asian="14pt" style:font-size-complex="14pt"/>
    </style:style>
    <style:style style:name="T63_68" style:family="text">
      <style:text-properties style:text-line-through-style="solid" fo:font-size="14pt" style:font-size-asian="14pt" style:font-size-complex="14pt"/>
    </style:style>
    <style:style style:name="T63_69" style:family="text">
      <style:text-properties style:text-line-through-style="solid" fo:font-size="14pt" style:font-size-asian="14pt" style:font-size-complex="14pt"/>
    </style:style>
    <style:style style:name="T63_70" style:family="text">
      <style:text-properties style:text-line-through-style="solid" fo:font-size="14pt" style:font-size-asian="14pt" style:font-size-complex="14pt"/>
    </style:style>
    <style:style style:name="P6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ize="14pt" style:font-size-asian="14pt" style:font-size-complex="14pt"/>
    </style:style>
    <style:style style:name="T65_2" style:family="text">
      <style:text-properties fo:font-size="14pt" style:font-size-asian="14pt" style:font-size-complex="14pt"/>
    </style:style>
    <style:style style:name="P6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text-line-through-style="solid" fo:font-size="14pt" style:font-size-asian="14pt" style:font-size-complex="14pt"/>
    </style:style>
    <style:style style:name="T67_2" style:family="text">
      <style:text-properties style:text-line-through-style="solid" fo:font-size="14pt" style:font-size-asian="14pt" style:font-size-complex="14pt"/>
    </style:style>
    <style:style style:name="T67_3" style:family="text">
      <style:text-properties style:text-line-through-style="solid" fo:font-size="14pt" style:font-size-asian="14pt" style:font-size-complex="14pt"/>
    </style:style>
    <style:style style:name="T67_4" style:family="text">
      <style:text-properties fo:font-size="14pt" style:font-size-asian="14pt" style:font-size-complex="14pt"/>
    </style:style>
    <style:style style:name="T67_5" style:family="text">
      <style:text-properties fo:font-size="14pt" style:font-size-asian="14pt" style:font-size-complex="14pt"/>
    </style:style>
    <style:style style:name="T67_6" style:family="text">
      <style:text-properties fo:font-size="14pt" style:font-size-asian="14pt" style:font-size-complex="14pt"/>
    </style:style>
    <style:style style:name="T67_7" style:family="text">
      <style:text-properties fo:font-size="14pt" style:font-size-asian="14pt" style:font-size-complex="14pt"/>
    </style:style>
    <style:style style:name="T67_8" style:family="text">
      <style:text-properties fo:font-size="14pt" style:font-size-asian="14pt" style:font-size-complex="14pt"/>
    </style:style>
    <style:style style:name="T67_9" style:family="text">
      <style:text-properties fo:font-size="14pt" style:font-size-asian="14pt" style:font-size-complex="14pt"/>
    </style:style>
    <style:style style:name="T67_10" style:family="text">
      <style:text-properties fo:font-size="14pt" style:font-size-asian="14pt" style:font-size-complex="14pt"/>
    </style:style>
    <style:style style:name="T67_11" style:family="text">
      <style:text-properties style:text-line-through-style="solid" fo:font-size="14pt" style:font-size-asian="14pt" style:font-size-complex="14pt"/>
    </style:style>
    <style:style style:name="T67_12" style:family="text">
      <style:text-properties fo:font-size="14pt" style:font-size-asian="14pt" style:font-size-complex="14pt"/>
    </style:style>
    <style:style style:name="T67_13" style:family="text">
      <style:text-properties fo:font-size="14pt" style:font-size-asian="14pt" style:font-size-complex="14pt"/>
    </style:style>
    <style:style style:name="T67_14" style:family="text">
      <style:text-properties fo:font-size="14pt" style:font-size-asian="14pt" style:font-size-complex="14pt"/>
    </style:style>
    <style:style style:name="T67_15" style:family="text">
      <style:text-properties fo:font-size="14pt" style:font-size-asian="14pt" style:font-size-complex="14pt"/>
    </style:style>
    <style:style style:name="T67_16" style:family="text">
      <style:text-properties fo:font-size="14pt" style:font-size-asian="14pt" style:font-size-complex="14pt"/>
    </style:style>
    <style:style style:name="T67_17" style:family="text">
      <style:text-properties fo:font-size="14pt" style:font-size-asian="14pt" style:font-size-complex="14pt"/>
    </style:style>
    <style:style style:name="T67_18" style:family="text">
      <style:text-properties fo:font-size="14pt" style:font-size-asian="14pt" style:font-size-complex="14pt"/>
    </style:style>
    <style:style style:name="T67_19" style:family="text">
      <style:text-properties fo:font-size="14pt" style:font-size-asian="14pt" style:font-size-complex="14pt"/>
    </style:style>
    <style:style style:name="T67_20" style:family="text">
      <style:text-properties fo:font-size="14pt" style:font-size-asian="14pt" style:font-size-complex="14pt"/>
    </style:style>
    <style:style style:name="T67_21" style:family="text">
      <style:text-properties fo:font-size="14pt" style:font-size-asian="14pt" style:font-size-complex="14pt"/>
    </style:style>
    <style:style style:name="T67_22" style:family="text">
      <style:text-properties fo:font-size="14pt" style:font-size-asian="14pt" style:font-size-complex="14pt"/>
    </style:style>
    <style:style style:name="T67_23" style:family="text">
      <style:text-properties fo:font-size="14pt" style:font-size-asian="14pt" style:font-size-complex="14pt"/>
    </style:style>
    <style:style style:name="T67_24" style:family="text">
      <style:text-properties fo:font-size="14pt" style:font-size-asian="14pt" style:font-size-complex="14pt"/>
    </style:style>
    <style:style style:name="T67_25" style:family="text">
      <style:text-properties fo:font-size="14pt" style:font-size-asian="14pt" style:font-size-complex="14pt"/>
    </style:style>
    <style:style style:name="T67_26" style:family="text">
      <style:text-properties fo:font-size="14pt" style:font-size-asian="14pt" style:font-size-complex="14pt"/>
    </style:style>
    <style:style style:name="T67_27" style:family="text">
      <style:text-properties fo:font-size="14pt" style:font-size-asian="14pt" style:font-size-complex="14pt"/>
    </style:style>
    <style:style style:name="T67_28" style:family="text">
      <style:text-properties fo:font-size="14pt" style:font-size-asian="14pt" style:font-size-complex="14pt"/>
    </style:style>
    <style:style style:name="T67_29" style:family="text">
      <style:text-properties fo:font-size="14pt" style:font-size-asian="14pt" style:font-size-complex="14pt"/>
    </style:style>
    <style:style style:name="T67_30" style:family="text">
      <style:text-properties fo:font-size="14pt" style:font-size-asian="14pt" style:font-size-complex="14pt"/>
    </style:style>
    <style:style style:name="T67_31" style:family="text">
      <style:text-properties fo:font-size="14pt" style:font-size-asian="14pt" style:font-size-complex="14pt"/>
    </style:style>
    <style:style style:name="T67_32" style:family="text">
      <style:text-properties fo:font-size="14pt" style:font-size-asian="14pt" style:font-size-complex="14pt"/>
    </style:style>
    <style:style style:name="T67_33" style:family="text">
      <style:text-properties fo:font-size="14pt" style:font-size-asian="14pt" style:font-size-complex="14pt"/>
    </style:style>
    <style:style style:name="T67_34" style:family="text">
      <style:text-properties fo:font-size="14pt" style:font-size-asian="14pt" style:font-size-complex="14pt"/>
    </style:style>
    <style:style style:name="T67_35" style:family="text">
      <style:text-properties fo:font-size="14pt" style:font-size-asian="14pt" style:font-size-complex="14pt"/>
    </style:style>
    <style:style style:name="T67_36" style:family="text">
      <style:text-properties fo:font-size="14pt" style:font-size-asian="14pt" style:font-size-complex="14pt"/>
    </style:style>
    <style:style style:name="T67_37" style:family="text">
      <style:text-properties fo:font-size="14pt" style:font-size-asian="14pt" style:font-size-complex="14pt"/>
    </style:style>
    <style:style style:name="T67_38" style:family="text">
      <style:text-properties fo:font-size="14pt" style:font-size-asian="14pt" style:font-size-complex="14pt"/>
    </style:style>
    <style:style style:name="T67_39" style:family="text">
      <style:text-properties fo:font-size="14pt" style:font-size-asian="14pt" style:font-size-complex="14pt"/>
    </style:style>
    <style:style style:name="T67_40" style:family="text">
      <style:text-properties fo:font-size="14pt" style:font-size-asian="14pt" style:font-size-complex="14pt"/>
    </style:style>
    <style:style style:name="T67_41" style:family="text">
      <style:text-properties fo:font-size="14pt" style:font-size-asian="14pt" style:font-size-complex="14pt"/>
    </style:style>
    <style:style style:name="T67_42" style:family="text">
      <style:text-properties fo:font-size="14pt" style:font-size-asian="14pt" style:font-size-complex="14pt"/>
    </style:style>
    <style:style style:name="T67_43" style:family="text">
      <style:text-properties fo:font-size="14pt" style:font-size-asian="14pt" style:font-size-complex="14pt"/>
    </style:style>
    <style:style style:name="T67_44" style:family="text">
      <style:text-properties fo:font-size="14pt" style:font-size-asian="14pt" style:font-size-complex="14pt"/>
    </style:style>
    <style:style style:name="T67_45" style:family="text">
      <style:text-properties fo:font-size="14pt" style:font-size-asian="14pt" style:font-size-complex="14pt"/>
    </style:style>
    <style:style style:name="T67_46" style:family="text">
      <style:text-properties fo:font-size="14pt" style:font-size-asian="14pt" style:font-size-complex="14pt"/>
    </style:style>
    <style:style style:name="T67_47" style:family="text">
      <style:text-properties fo:font-size="14pt" style:font-size-asian="14pt" style:font-size-complex="14pt"/>
    </style:style>
    <style:style style:name="T67_48" style:family="text">
      <style:text-properties fo:font-size="14pt" style:font-size-asian="14pt" style:font-size-complex="14pt"/>
    </style:style>
    <style:style style:name="T67_49" style:family="text">
      <style:text-properties fo:font-size="14pt" style:font-size-asian="14pt" style:font-size-complex="14pt"/>
    </style:style>
    <style:style style:name="T67_50" style:family="text">
      <style:text-properties fo:font-size="14pt" style:font-size-asian="14pt" style:font-size-complex="14pt"/>
    </style:style>
    <style:style style:name="T67_51" style:family="text">
      <style:text-properties fo:font-size="14pt" style:font-size-asian="14pt" style:font-size-complex="14pt"/>
    </style:style>
    <style:style style:name="T67_52" style:family="text">
      <style:text-properties fo:font-size="14pt" style:font-size-asian="14pt" style:font-size-complex="14pt"/>
    </style:style>
    <style:style style:name="T67_53" style:family="text">
      <style:text-properties fo:font-size="14pt" style:font-size-asian="14pt" style:font-size-complex="14pt"/>
    </style:style>
    <style:style style:name="T67_54" style:family="text">
      <style:text-properties fo:font-size="14pt" style:font-size-asian="14pt" style:font-size-complex="14pt"/>
    </style:style>
    <style:style style:name="T67_55" style:family="text">
      <style:text-properties fo:font-size="14pt" style:font-size-asian="14pt" style:font-size-complex="14pt"/>
    </style:style>
    <style:style style:name="T67_56" style:family="text">
      <style:text-properties fo:font-size="14pt" style:font-size-asian="14pt" style:font-size-complex="14pt"/>
    </style:style>
    <style:style style:name="T67_57" style:family="text">
      <style:text-properties fo:font-size="14pt" style:font-size-asian="14pt" style:font-size-complex="14pt"/>
    </style:style>
    <style:style style:name="T67_58" style:family="text">
      <style:text-properties fo:font-size="14pt" style:font-size-asian="14pt" style:font-size-complex="14pt"/>
    </style:style>
    <style:style style:name="T67_59" style:family="text">
      <style:text-properties fo:font-size="14pt" style:font-size-asian="14pt" style:font-size-complex="14pt"/>
    </style:style>
    <style:style style:name="T67_60" style:family="text">
      <style:text-properties fo:font-size="14pt" style:font-size-asian="14pt" style:font-size-complex="14pt"/>
    </style:style>
    <style:style style:name="T67_61" style:family="text">
      <style:text-properties fo:font-size="14pt" style:font-size-asian="14pt" style:font-size-complex="14pt"/>
    </style:style>
    <style:style style:name="T67_62" style:family="text">
      <style:text-properties fo:font-size="14pt" style:font-size-asian="14pt" style:font-size-complex="14pt"/>
    </style:style>
    <style:style style:name="T67_63" style:family="text">
      <style:text-properties fo:font-size="14pt" style:font-size-asian="14pt" style:font-size-complex="14pt"/>
    </style:style>
    <style:style style:name="T67_64" style:family="text">
      <style:text-properties fo:font-size="14pt" style:font-size-asian="14pt" style:font-size-complex="14pt"/>
    </style:style>
    <style:style style:name="T67_65" style:family="text">
      <style:text-properties fo:font-size="14pt" style:font-size-asian="14pt" style:font-size-complex="14pt"/>
    </style:style>
    <style:style style:name="T67_66" style:family="text">
      <style:text-properties fo:font-size="14pt" style:font-size-asian="14pt" style:font-size-complex="14pt"/>
    </style:style>
    <style:style style:name="T67_67" style:family="text">
      <style:text-properties fo:font-size="14pt" style:font-size-asian="14pt" style:font-size-complex="14pt"/>
    </style:style>
    <style:style style:name="T67_68" style:family="text">
      <style:text-properties fo:font-size="14pt" style:font-size-asian="14pt" style:font-size-complex="14pt"/>
    </style:style>
    <style:style style:name="T67_69" style:family="text"/>
    <style:style style:name="T67_70" style:family="text">
      <style:text-properties fo:color="#1155cc" fo:font-size="14pt" style:font-size-asian="14pt" style:font-size-complex="14pt" style:text-underline-style="solid" style:text-underline-color="font-color"/>
    </style:style>
    <style:style style:name="T67_71" style:family="text"/>
    <style:style style:name="T67_72" style:family="text">
      <style:text-properties fo:color="#1155cc" fo:font-size="14pt" style:font-size-asian="14pt" style:font-size-complex="14pt" style:text-underline-style="solid" style:text-underline-color="font-color"/>
    </style:style>
    <style:style style:name="T67_73" style:family="text"/>
    <style:style style:name="T67_74" style:family="text">
      <style:text-properties fo:color="#1155cc" fo:font-size="14pt" style:font-size-asian="14pt" style:font-size-complex="14pt" style:text-underline-style="solid" style:text-underline-color="font-color"/>
    </style:style>
    <style:style style:name="T67_75" style:family="text">
      <style:text-properties fo:font-size="14pt" style:font-size-asian="14pt" style:font-size-complex="14pt"/>
    </style:style>
    <style:style style:name="T67_76" style:family="text">
      <style:text-properties fo:font-size="14pt" style:font-size-asian="14pt" style:font-size-complex="14pt"/>
    </style:style>
    <style:style style:name="T67_77" style:family="text">
      <style:text-properties fo:font-size="14pt" style:font-size-asian="14pt" style:font-size-complex="14pt"/>
    </style:style>
    <style:style style:name="T67_78" style:family="text"/>
    <style:style style:name="T67_79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67_80" style:family="text"/>
    <style:style style:name="T67_81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67_82" style:family="text"/>
    <style:style style:name="T67_83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67_84" style:family="text">
      <style:text-properties fo:font-size="14pt" style:font-size-asian="14pt" style:font-size-complex="14pt"/>
    </style:style>
    <style:style style:name="P6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4pt" style:font-size-asian="14pt" style:font-size-complex="14pt"/>
    </style:style>
    <style:style style:name="T69_2" style:family="text">
      <style:text-properties fo:font-size="14pt" style:font-size-asian="14pt" style:font-size-complex="14pt"/>
    </style:style>
    <style:style style:name="T69_3" style:family="text">
      <style:text-properties fo:font-size="14pt" style:font-size-asian="14pt" style:font-size-complex="14pt"/>
    </style:style>
    <style:style style:name="T69_4" style:family="text">
      <style:text-properties fo:font-size="14pt" style:font-size-asian="14pt" style:font-size-complex="14pt"/>
    </style:style>
    <style:style style:name="T69_5" style:family="text">
      <style:text-properties fo:font-size="14pt" style:font-size-asian="14pt" style:font-size-complex="14pt"/>
    </style:style>
    <style:style style:name="T69_6" style:family="text">
      <style:text-properties fo:font-size="14pt" style:font-size-asian="14pt" style:font-size-complex="14pt"/>
    </style:style>
    <style:style style:name="T69_7" style:family="text">
      <style:text-properties fo:font-size="14pt" style:font-size-asian="14pt" style:font-size-complex="14pt"/>
    </style:style>
    <style:style style:name="T69_8" style:family="text">
      <style:text-properties fo:font-size="14pt" style:font-size-asian="14pt" style:font-size-complex="14pt"/>
    </style:style>
    <style:style style:name="T69_9" style:family="text">
      <style:text-properties fo:font-size="14pt" style:font-size-asian="14pt" style:font-size-complex="14pt"/>
    </style:style>
    <style:style style:name="T69_10" style:family="text">
      <style:text-properties fo:font-size="14pt" style:font-size-asian="14pt" style:font-size-complex="14pt"/>
    </style:style>
    <style:style style:name="T69_11" style:family="text">
      <style:text-properties fo:font-size="14pt" style:font-size-asian="14pt" style:font-size-complex="14pt"/>
    </style:style>
    <style:style style:name="T69_12" style:family="text">
      <style:text-properties fo:font-size="14pt" style:font-size-asian="14pt" style:font-size-complex="14pt"/>
    </style:style>
    <style:style style:name="T69_13" style:family="text">
      <style:text-properties fo:font-size="14pt" style:font-size-asian="14pt" style:font-size-complex="14pt"/>
    </style:style>
    <style:style style:name="T69_14" style:family="text">
      <style:text-properties fo:font-size="14pt" style:font-size-asian="14pt" style:font-size-complex="14pt"/>
    </style:style>
    <style:style style:name="T69_15" style:family="text">
      <style:text-properties fo:font-size="14pt" style:font-size-asian="14pt" style:font-size-complex="14pt"/>
    </style:style>
    <style:style style:name="T69_16" style:family="text">
      <style:text-properties fo:font-size="14pt" style:font-size-asian="14pt" style:font-size-complex="14pt"/>
    </style:style>
    <style:style style:name="T69_17" style:family="text">
      <style:text-properties fo:font-size="14pt" style:font-size-asian="14pt" style:font-size-complex="14pt"/>
    </style:style>
    <style:style style:name="T69_18" style:family="text">
      <style:text-properties fo:font-size="14pt" style:font-size-asian="14pt" style:font-size-complex="14pt"/>
    </style:style>
    <style:style style:name="T69_19" style:family="text">
      <style:text-properties fo:font-size="14pt" style:font-size-asian="14pt" style:font-size-complex="14pt"/>
    </style:style>
    <style:style style:name="T69_20" style:family="text">
      <style:text-properties fo:font-size="14pt" style:font-size-asian="14pt" style:font-size-complex="14pt"/>
    </style:style>
    <style:style style:name="T69_21" style:family="text">
      <style:text-properties fo:font-size="14pt" style:font-size-asian="14pt" style:font-size-complex="14pt"/>
    </style:style>
    <style:style style:name="T69_22" style:family="text">
      <style:text-properties fo:font-size="14pt" style:font-size-asian="14pt" style:font-size-complex="14pt"/>
    </style:style>
    <style:style style:name="T69_23" style:family="text">
      <style:text-properties fo:font-size="14pt" style:font-size-asian="14pt" style:font-size-complex="14pt"/>
    </style:style>
    <style:style style:name="T69_24" style:family="text">
      <style:text-properties fo:font-size="14pt" style:font-size-asian="14pt" style:font-size-complex="14pt"/>
    </style:style>
    <style:style style:name="T69_25" style:family="text">
      <style:text-properties fo:font-size="14pt" style:font-size-asian="14pt" style:font-size-complex="14pt"/>
    </style:style>
    <style:style style:name="T69_26" style:family="text">
      <style:text-properties fo:font-size="14pt" style:font-size-asian="14pt" style:font-size-complex="14pt"/>
    </style:style>
    <style:style style:name="T69_27" style:family="text">
      <style:text-properties fo:font-size="14pt" style:font-size-asian="14pt" style:font-size-complex="14pt"/>
    </style:style>
    <style:style style:name="T69_28" style:family="text">
      <style:text-properties fo:font-size="14pt" style:font-size-asian="14pt" style:font-size-complex="14pt"/>
    </style:style>
    <style:style style:name="T69_29" style:family="text">
      <style:text-properties fo:font-size="14pt" style:font-size-asian="14pt" style:font-size-complex="14pt"/>
    </style:style>
    <style:style style:name="T69_30" style:family="text">
      <style:text-properties fo:font-size="14pt" style:font-size-asian="14pt" style:font-size-complex="14pt"/>
    </style:style>
    <style:style style:name="T69_31" style:family="text">
      <style:text-properties fo:font-size="14pt" style:font-size-asian="14pt" style:font-size-complex="14pt"/>
    </style:style>
    <style:style style:name="T69_32" style:family="text">
      <style:text-properties fo:font-size="14pt" style:font-size-asian="14pt" style:font-size-complex="14pt"/>
    </style:style>
    <style:style style:name="T69_33" style:family="text">
      <style:text-properties fo:font-size="14pt" style:font-size-asian="14pt" style:font-size-complex="14pt"/>
    </style:style>
    <style:style style:name="T69_34" style:family="text">
      <style:text-properties fo:font-size="14pt" style:font-size-asian="14pt" style:font-size-complex="14pt"/>
    </style:style>
    <style:style style:name="T69_35" style:family="text">
      <style:text-properties fo:font-size="14pt" style:font-size-asian="14pt" style:font-size-complex="14pt"/>
    </style:style>
    <style:style style:name="T69_36" style:family="text">
      <style:text-properties fo:font-size="14pt" style:font-size-asian="14pt" style:font-size-complex="14pt"/>
    </style:style>
    <style:style style:name="T69_37" style:family="text">
      <style:text-properties fo:font-size="14pt" style:font-size-asian="14pt" style:font-size-complex="14pt"/>
    </style:style>
    <style:style style:name="T69_38" style:family="text">
      <style:text-properties fo:font-size="14pt" style:font-size-asian="14pt" style:font-size-complex="14pt"/>
    </style:style>
    <style:style style:name="T69_39" style:family="text">
      <style:text-properties fo:font-size="14pt" style:font-size-asian="14pt" style:font-size-complex="14pt"/>
    </style:style>
    <style:style style:name="T69_40" style:family="text">
      <style:text-properties fo:font-size="14pt" style:font-size-asian="14pt" style:font-size-complex="14pt"/>
    </style:style>
    <style:style style:name="T69_41" style:family="text">
      <style:text-properties fo:font-size="14pt" style:font-size-asian="14pt" style:font-size-complex="14pt"/>
    </style:style>
    <style:style style:name="T69_42" style:family="text">
      <style:text-properties fo:font-size="14pt" style:font-size-asian="14pt" style:font-size-complex="14pt"/>
    </style:style>
    <style:style style:name="T69_43" style:family="text">
      <style:text-properties fo:font-size="14pt" style:font-size-asian="14pt" style:font-size-complex="14pt"/>
    </style:style>
    <style:style style:name="T69_44" style:family="text">
      <style:text-properties fo:font-size="14pt" style:font-size-asian="14pt" style:font-size-complex="14pt"/>
    </style:style>
    <style:style style:name="T69_45" style:family="text">
      <style:text-properties fo:font-size="14pt" style:font-size-asian="14pt" style:font-size-complex="14pt"/>
    </style:style>
    <style:style style:name="T69_46" style:family="text">
      <style:text-properties fo:font-size="14pt" style:font-size-asian="14pt" style:font-size-complex="14pt"/>
    </style:style>
    <style:style style:name="T69_47" style:family="text">
      <style:text-properties fo:font-size="14pt" style:font-size-asian="14pt" style:font-size-complex="14pt"/>
    </style:style>
    <style:style style:name="T69_48" style:family="text">
      <style:text-properties fo:font-size="14pt" style:font-size-asian="14pt" style:font-size-complex="14pt"/>
    </style:style>
    <style:style style:name="T69_49" style:family="text">
      <style:text-properties fo:font-size="14pt" style:font-size-asian="14pt" style:font-size-complex="14pt"/>
    </style:style>
    <style:style style:name="T69_50" style:family="text">
      <style:text-properties fo:font-size="14pt" style:font-size-asian="14pt" style:font-size-complex="14pt"/>
    </style:style>
    <style:style style:name="T69_51" style:family="text">
      <style:text-properties fo:font-size="14pt" style:font-size-asian="14pt" style:font-size-complex="14pt"/>
    </style:style>
    <style:style style:name="T69_52" style:family="text">
      <style:text-properties fo:font-size="14pt" style:font-size-asian="14pt" style:font-size-complex="14pt"/>
    </style:style>
    <style:style style:name="T69_53" style:family="text">
      <style:text-properties fo:font-size="14pt" style:font-size-asian="14pt" style:font-size-complex="14pt"/>
    </style:style>
    <style:style style:name="T69_54" style:family="text">
      <style:text-properties fo:font-size="14pt" style:font-size-asian="14pt" style:font-size-complex="14pt"/>
    </style:style>
    <style:style style:name="T69_55" style:family="text">
      <style:text-properties fo:font-size="14pt" style:font-size-asian="14pt" style:font-size-complex="14pt"/>
    </style:style>
    <style:style style:name="T69_56" style:family="text">
      <style:text-properties fo:font-size="14pt" style:font-size-asian="14pt" style:font-size-complex="14pt"/>
    </style:style>
    <style:style style:name="T69_57" style:family="text">
      <style:text-properties fo:font-size="14pt" style:font-size-asian="14pt" style:font-size-complex="14pt"/>
    </style:style>
    <style:style style:name="T69_58" style:family="text">
      <style:text-properties fo:font-size="14pt" style:font-size-asian="14pt" style:font-size-complex="14pt"/>
    </style:style>
    <style:style style:name="T69_59" style:family="text">
      <style:text-properties fo:font-size="14pt" style:font-size-asian="14pt" style:font-size-complex="14pt"/>
    </style:style>
    <style:style style:name="T69_60" style:family="text">
      <style:text-properties fo:font-size="14pt" style:font-size-asian="14pt" style:font-size-complex="14pt"/>
    </style:style>
    <style:style style:name="T69_61" style:family="text">
      <style:text-properties fo:font-size="14pt" style:font-size-asian="14pt" style:font-size-complex="14pt"/>
    </style:style>
    <style:style style:name="T69_62" style:family="text">
      <style:text-properties fo:font-size="14pt" style:font-size-asian="14pt" style:font-size-complex="14pt"/>
    </style:style>
    <style:style style:name="T69_63" style:family="text">
      <style:text-properties fo:font-size="14pt" style:font-size-asian="14pt" style:font-size-complex="14pt"/>
    </style:style>
    <style:style style:name="T69_64" style:family="text">
      <style:text-properties fo:font-size="14pt" style:font-size-asian="14pt" style:font-size-complex="14pt"/>
    </style:style>
    <style:style style:name="T69_65" style:family="text">
      <style:text-properties fo:font-size="14pt" style:font-size-asian="14pt" style:font-size-complex="14pt"/>
    </style:style>
    <style:style style:name="T69_66" style:family="text">
      <style:text-properties fo:font-size="14pt" style:font-size-asian="14pt" style:font-size-complex="14pt"/>
    </style:style>
    <style:style style:name="T69_67" style:family="text">
      <style:text-properties fo:font-size="14pt" style:font-size-asian="14pt" style:font-size-complex="14pt"/>
    </style:style>
    <style:style style:name="T69_68" style:family="text">
      <style:text-properties fo:font-size="14pt" style:font-size-asian="14pt" style:font-size-complex="14pt"/>
    </style:style>
    <style:style style:name="T69_69" style:family="text">
      <style:text-properties fo:font-size="14pt" style:font-size-asian="14pt" style:font-size-complex="14pt"/>
    </style:style>
    <style:style style:name="T69_70" style:family="text">
      <style:text-properties fo:font-size="14pt" style:font-size-asian="14pt" style:font-size-complex="14pt"/>
    </style:style>
    <style:style style:name="T69_71" style:family="text">
      <style:text-properties fo:font-size="14pt" style:font-size-asian="14pt" style:font-size-complex="14pt"/>
    </style:style>
    <style:style style:name="T69_72" style:family="text">
      <style:text-properties fo:font-size="14pt" style:font-size-asian="14pt" style:font-size-complex="14pt"/>
    </style:style>
    <style:style style:name="T69_73" style:family="text">
      <style:text-properties fo:font-size="14pt" style:font-size-asian="14pt" style:font-size-complex="14pt"/>
    </style:style>
    <style:style style:name="T69_74" style:family="text">
      <style:text-properties fo:font-size="14pt" style:font-size-asian="14pt" style:font-size-complex="14pt"/>
    </style:style>
    <style:style style:name="T69_75" style:family="text">
      <style:text-properties fo:font-size="14pt" style:font-size-asian="14pt" style:font-size-complex="14pt"/>
    </style:style>
    <style:style style:name="T69_76" style:family="text">
      <style:text-properties fo:font-size="14pt" style:font-size-asian="14pt" style:font-size-complex="14pt"/>
    </style:style>
    <style:style style:name="T69_77" style:family="text">
      <style:text-properties fo:font-size="14pt" style:font-size-asian="14pt" style:font-size-complex="14pt"/>
    </style:style>
    <style:style style:name="T69_78" style:family="text">
      <style:text-properties fo:font-size="14pt" style:font-size-asian="14pt" style:font-size-complex="14pt"/>
    </style:style>
    <style:style style:name="T69_79" style:family="text">
      <style:text-properties fo:font-size="14pt" style:font-size-asian="14pt" style:font-size-complex="14pt"/>
    </style:style>
    <style:style style:name="T69_80" style:family="text">
      <style:text-properties fo:font-size="14pt" style:font-size-asian="14pt" style:font-size-complex="14pt"/>
    </style:style>
    <style:style style:name="T69_81" style:family="text">
      <style:text-properties fo:font-size="14pt" style:font-size-asian="14pt" style:font-size-complex="14pt"/>
    </style:style>
    <style:style style:name="T69_82" style:family="text">
      <style:text-properties fo:font-size="14pt" style:font-size-asian="14pt" style:font-size-complex="14pt"/>
    </style:style>
    <style:style style:name="T69_83" style:family="text">
      <style:text-properties fo:font-size="14pt" style:font-size-asian="14pt" style:font-size-complex="14pt"/>
    </style:style>
    <style:style style:name="T69_84" style:family="text">
      <style:text-properties fo:font-size="14pt" style:font-size-asian="14pt" style:font-size-complex="14pt"/>
    </style:style>
    <style:style style:name="T69_85" style:family="text">
      <style:text-properties fo:font-size="14pt" style:font-size-asian="14pt" style:font-size-complex="14pt"/>
    </style:style>
    <style:style style:name="T69_86" style:family="text">
      <style:text-properties fo:font-size="14pt" style:font-size-asian="14pt" style:font-size-complex="14pt"/>
    </style:style>
    <style:style style:name="T69_87" style:family="text">
      <style:text-properties fo:font-size="14pt" style:font-size-asian="14pt" style:font-size-complex="14pt"/>
    </style:style>
    <style:style style:name="T69_88" style:family="text">
      <style:text-properties fo:font-size="14pt" style:font-size-asian="14pt" style:font-size-complex="14pt"/>
    </style:style>
    <style:style style:name="T69_89" style:family="text">
      <style:text-properties fo:font-size="14pt" style:font-size-asian="14pt" style:font-size-complex="14pt"/>
    </style:style>
    <style:style style:name="T69_90" style:family="text">
      <style:text-properties fo:font-size="14pt" style:font-size-asian="14pt" style:font-size-complex="14pt"/>
    </style:style>
    <style:style style:name="T69_91" style:family="text">
      <style:text-properties fo:font-size="14pt" style:font-size-asian="14pt" style:font-size-complex="14pt"/>
    </style:style>
    <style:style style:name="T69_92" style:family="text">
      <style:text-properties fo:font-size="14pt" style:font-size-asian="14pt" style:font-size-complex="14pt"/>
    </style:style>
    <style:style style:name="T69_93" style:family="text">
      <style:text-properties fo:font-size="14pt" style:font-size-asian="14pt" style:font-size-complex="14pt"/>
    </style:style>
    <style:style style:name="T69_94" style:family="text">
      <style:text-properties fo:font-size="14pt" style:font-size-asian="14pt" style:font-size-complex="14pt"/>
    </style:style>
    <style:style style:name="T69_95" style:family="text">
      <style:text-properties fo:font-size="14pt" style:font-size-asian="14pt" style:font-size-complex="14pt"/>
    </style:style>
    <style:style style:name="T69_96" style:family="text">
      <style:text-properties fo:font-size="14pt" style:font-size-asian="14pt" style:font-size-complex="14pt"/>
    </style:style>
    <style:style style:name="T69_97" style:family="text">
      <style:text-properties fo:font-size="14pt" style:font-size-asian="14pt" style:font-size-complex="14pt"/>
    </style:style>
    <style:style style:name="T69_98" style:family="text">
      <style:text-properties fo:font-size="14pt" style:font-size-asian="14pt" style:font-size-complex="14pt"/>
    </style:style>
    <style:style style:name="T69_99" style:family="text">
      <style:text-properties fo:font-size="14pt" style:font-size-asian="14pt" style:font-size-complex="14pt"/>
    </style:style>
    <style:style style:name="T69_100" style:family="text">
      <style:text-properties fo:font-size="14pt" style:font-size-asian="14pt" style:font-size-complex="14pt"/>
    </style:style>
    <style:style style:name="P7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style:text-line-through-style="solid" fo:font-size="14pt" style:font-size-asian="14pt" style:font-size-complex="14pt"/>
    </style:style>
    <style:style style:name="T71_2" style:family="text">
      <style:text-properties style:text-line-through-style="solid" fo:font-size="14pt" style:font-size-asian="14pt" style:font-size-complex="14pt"/>
    </style:style>
    <style:style style:name="T71_3" style:family="text">
      <style:text-properties style:text-line-through-style="solid" fo:font-size="14pt" style:font-size-asian="14pt" style:font-size-complex="14pt"/>
    </style:style>
    <style:style style:name="T71_4" style:family="text">
      <style:text-properties style:text-line-through-style="solid" fo:font-size="14pt" style:font-size-asian="14pt" style:font-size-complex="14pt"/>
    </style:style>
    <style:style style:name="T71_5" style:family="text">
      <style:text-properties style:text-line-through-style="solid" fo:font-size="14pt" style:font-size-asian="14pt" style:font-size-complex="14pt"/>
    </style:style>
    <style:style style:name="T71_6" style:family="text">
      <style:text-properties style:text-line-through-style="solid" fo:font-size="14pt" style:font-size-asian="14pt" style:font-size-complex="14pt"/>
    </style:style>
    <style:style style:name="T71_7" style:family="text">
      <style:text-properties style:text-line-through-style="solid" fo:font-size="14pt" style:font-size-asian="14pt" style:font-size-complex="14pt"/>
    </style:style>
    <style:style style:name="T71_8" style:family="text">
      <style:text-properties style:text-line-through-style="solid" fo:font-size="14pt" style:font-size-asian="14pt" style:font-size-complex="14pt"/>
    </style:style>
    <style:style style:name="T71_9" style:family="text">
      <style:text-properties style:text-line-through-style="solid" fo:font-size="14pt" style:font-size-asian="14pt" style:font-size-complex="14pt"/>
    </style:style>
    <style:style style:name="T71_10" style:family="text">
      <style:text-properties style:text-line-through-style="solid" fo:font-size="14pt" style:font-size-asian="14pt" style:font-size-complex="14pt"/>
    </style:style>
    <style:style style:name="T71_11" style:family="text">
      <style:text-properties style:text-line-through-style="solid" fo:font-size="14pt" style:font-size-asian="14pt" style:font-size-complex="14pt"/>
    </style:style>
    <style:style style:name="T71_12" style:family="text">
      <style:text-properties style:text-line-through-style="solid" fo:font-size="14pt" style:font-size-asian="14pt" style:font-size-complex="14pt"/>
    </style:style>
    <style:style style:name="T71_13" style:family="text">
      <style:text-properties style:text-line-through-style="solid" fo:font-size="14pt" style:font-size-asian="14pt" style:font-size-complex="14pt"/>
    </style:style>
    <style:style style:name="T71_14" style:family="text">
      <style:text-properties style:text-line-through-style="solid" fo:font-size="14pt" style:font-size-asian="14pt" style:font-size-complex="14pt"/>
    </style:style>
    <style:style style:name="T71_15" style:family="text">
      <style:text-properties style:text-line-through-style="solid" fo:font-size="14pt" style:font-size-asian="14pt" style:font-size-complex="14pt"/>
    </style:style>
    <style:style style:name="T71_16" style:family="text">
      <style:text-properties style:text-line-through-style="solid" fo:font-size="14pt" style:font-size-asian="14pt" style:font-size-complex="14pt"/>
    </style:style>
    <style:style style:name="T71_17" style:family="text">
      <style:text-properties style:text-line-through-style="solid" fo:font-size="14pt" style:font-size-asian="14pt" style:font-size-complex="14pt"/>
    </style:style>
    <style:style style:name="T71_18" style:family="text">
      <style:text-properties style:text-line-through-style="solid" fo:font-size="14pt" style:font-size-asian="14pt" style:font-size-complex="14pt"/>
    </style:style>
    <style:style style:name="T71_19" style:family="text">
      <style:text-properties style:text-line-through-style="solid" fo:font-size="14pt" style:font-size-asian="14pt" style:font-size-complex="14pt"/>
    </style:style>
    <style:style style:name="T71_20" style:family="text">
      <style:text-properties style:text-line-through-style="solid" fo:font-size="14pt" style:font-size-asian="14pt" style:font-size-complex="14pt"/>
    </style:style>
    <style:style style:name="T71_21" style:family="text">
      <style:text-properties style:text-line-through-style="solid" fo:font-size="14pt" style:font-size-asian="14pt" style:font-size-complex="14pt"/>
    </style:style>
    <style:style style:name="T71_22" style:family="text">
      <style:text-properties style:text-line-through-style="solid" fo:font-size="14pt" style:font-size-asian="14pt" style:font-size-complex="14pt"/>
    </style:style>
    <style:style style:name="T71_23" style:family="text">
      <style:text-properties style:text-line-through-style="solid" fo:font-size="14pt" style:font-size-asian="14pt" style:font-size-complex="14pt"/>
    </style:style>
    <style:style style:name="T71_24" style:family="text">
      <style:text-properties style:text-line-through-style="solid" fo:font-size="14pt" style:font-size-asian="14pt" style:font-size-complex="14pt"/>
    </style:style>
    <style:style style:name="T71_25" style:family="text">
      <style:text-properties style:text-line-through-style="solid" fo:font-size="14pt" style:font-size-asian="14pt" style:font-size-complex="14pt"/>
    </style:style>
    <style:style style:name="T71_26" style:family="text">
      <style:text-properties style:text-line-through-style="solid" fo:font-size="14pt" style:font-size-asian="14pt" style:font-size-complex="14pt"/>
    </style:style>
    <style:style style:name="T71_27" style:family="text">
      <style:text-properties style:text-line-through-style="solid" fo:font-size="14pt" style:font-size-asian="14pt" style:font-size-complex="14pt"/>
    </style:style>
    <style:style style:name="T71_28" style:family="text">
      <style:text-properties style:text-line-through-style="solid" fo:font-size="14pt" style:font-size-asian="14pt" style:font-size-complex="14pt"/>
    </style:style>
    <style:style style:name="T71_29" style:family="text">
      <style:text-properties style:text-line-through-style="solid" fo:font-size="14pt" style:font-size-asian="14pt" style:font-size-complex="14pt"/>
    </style:style>
    <style:style style:name="T71_30" style:family="text">
      <style:text-properties style:text-line-through-style="solid" fo:font-size="14pt" style:font-size-asian="14pt" style:font-size-complex="14pt"/>
    </style:style>
    <style:style style:name="T71_31" style:family="text">
      <style:text-properties style:text-line-through-style="solid" fo:font-size="14pt" style:font-size-asian="14pt" style:font-size-complex="14pt"/>
    </style:style>
    <style:style style:name="T71_32" style:family="text">
      <style:text-properties style:text-line-through-style="solid" fo:font-size="14pt" style:font-size-asian="14pt" style:font-size-complex="14pt"/>
    </style:style>
    <style:style style:name="T71_33" style:family="text">
      <style:text-properties style:text-line-through-style="solid" fo:font-size="14pt" style:font-size-asian="14pt" style:font-size-complex="14pt"/>
    </style:style>
    <style:style style:name="T71_34" style:family="text">
      <style:text-properties style:text-line-through-style="solid" fo:font-size="14pt" style:font-size-asian="14pt" style:font-size-complex="14pt"/>
    </style:style>
    <style:style style:name="T71_35" style:family="text">
      <style:text-properties style:text-line-through-style="solid" fo:font-size="14pt" style:font-size-asian="14pt" style:font-size-complex="14pt"/>
    </style:style>
    <style:style style:name="T71_36" style:family="text">
      <style:text-properties style:text-line-through-style="solid" fo:font-size="14pt" style:font-size-asian="14pt" style:font-size-complex="14pt"/>
    </style:style>
    <style:style style:name="T71_37" style:family="text">
      <style:text-properties style:text-line-through-style="solid" fo:font-size="14pt" style:font-size-asian="14pt" style:font-size-complex="14pt"/>
    </style:style>
    <style:style style:name="T71_38" style:family="text">
      <style:text-properties style:text-line-through-style="solid" fo:font-size="14pt" style:font-size-asian="14pt" style:font-size-complex="14pt"/>
    </style:style>
    <style:style style:name="T71_39" style:family="text">
      <style:text-properties style:text-line-through-style="solid" fo:font-size="14pt" style:font-size-asian="14pt" style:font-size-complex="14pt"/>
    </style:style>
    <style:style style:name="T71_40" style:family="text">
      <style:text-properties style:text-line-through-style="solid" fo:font-size="14pt" style:font-size-asian="14pt" style:font-size-complex="14pt"/>
    </style:style>
    <style:style style:name="T71_41" style:family="text">
      <style:text-properties style:text-line-through-style="solid" fo:font-size="14pt" style:font-size-asian="14pt" style:font-size-complex="14pt"/>
    </style:style>
    <style:style style:name="T71_42" style:family="text">
      <style:text-properties style:text-line-through-style="solid" fo:font-size="14pt" style:font-size-asian="14pt" style:font-size-complex="14pt"/>
    </style:style>
    <style:style style:name="T71_43" style:family="text">
      <style:text-properties style:text-line-through-style="solid" fo:font-size="14pt" style:font-size-asian="14pt" style:font-size-complex="14pt"/>
    </style:style>
    <style:style style:name="T71_44" style:family="text">
      <style:text-properties style:text-line-through-style="solid" fo:font-size="14pt" style:font-size-asian="14pt" style:font-size-complex="14pt"/>
    </style:style>
    <style:style style:name="T71_45" style:family="text">
      <style:text-properties style:text-line-through-style="solid" fo:font-size="14pt" style:font-size-asian="14pt" style:font-size-complex="14pt"/>
    </style:style>
    <style:style style:name="T71_46" style:family="text">
      <style:text-properties style:text-line-through-style="solid" fo:font-size="14pt" style:font-size-asian="14pt" style:font-size-complex="14pt"/>
    </style:style>
    <style:style style:name="T71_47" style:family="text">
      <style:text-properties style:text-line-through-style="solid" fo:font-size="14pt" style:font-size-asian="14pt" style:font-size-complex="14pt"/>
    </style:style>
    <style:style style:name="T71_48" style:family="text">
      <style:text-properties style:text-line-through-style="solid" fo:font-size="14pt" style:font-size-asian="14pt" style:font-size-complex="14pt"/>
    </style:style>
    <style:style style:name="T71_49" style:family="text">
      <style:text-properties style:text-line-through-style="solid" fo:font-size="14pt" style:font-size-asian="14pt" style:font-size-complex="14pt"/>
    </style:style>
    <style:style style:name="T71_50" style:family="text">
      <style:text-properties style:text-line-through-style="solid" fo:font-size="14pt" style:font-size-asian="14pt" style:font-size-complex="14pt"/>
    </style:style>
    <style:style style:name="T71_51" style:family="text">
      <style:text-properties style:text-line-through-style="solid" fo:font-size="14pt" style:font-size-asian="14pt" style:font-size-complex="14pt"/>
    </style:style>
    <style:style style:name="T71_52" style:family="text">
      <style:text-properties style:text-line-through-style="solid" fo:font-size="14pt" style:font-size-asian="14pt" style:font-size-complex="14pt"/>
    </style:style>
    <style:style style:name="T71_53" style:family="text">
      <style:text-properties style:text-line-through-style="solid" fo:font-size="14pt" style:font-size-asian="14pt" style:font-size-complex="14pt"/>
    </style:style>
    <style:style style:name="T71_54" style:family="text">
      <style:text-properties style:text-line-through-style="solid" fo:font-size="14pt" style:font-size-asian="14pt" style:font-size-complex="14pt"/>
    </style:style>
    <style:style style:name="T71_55" style:family="text">
      <style:text-properties style:text-line-through-style="solid" fo:font-size="14pt" style:font-size-asian="14pt" style:font-size-complex="14pt"/>
    </style:style>
    <style:style style:name="T71_56" style:family="text">
      <style:text-properties style:text-line-through-style="solid" fo:font-size="14pt" style:font-size-asian="14pt" style:font-size-complex="14pt"/>
    </style:style>
    <style:style style:name="T71_57" style:family="text">
      <style:text-properties style:text-line-through-style="solid" fo:font-size="14pt" style:font-size-asian="14pt" style:font-size-complex="14pt"/>
    </style:style>
    <style:style style:name="T71_58" style:family="text">
      <style:text-properties style:text-line-through-style="solid" fo:font-size="14pt" style:font-size-asian="14pt" style:font-size-complex="14pt"/>
    </style:style>
    <style:style style:name="T71_59" style:family="text">
      <style:text-properties style:text-line-through-style="solid" fo:font-size="14pt" style:font-size-asian="14pt" style:font-size-complex="14pt"/>
    </style:style>
    <style:style style:name="T71_60" style:family="text">
      <style:text-properties style:text-line-through-style="solid" fo:font-size="14pt" style:font-size-asian="14pt" style:font-size-complex="14pt"/>
    </style:style>
    <style:style style:name="T71_61" style:family="text">
      <style:text-properties style:text-line-through-style="solid" fo:font-size="14pt" style:font-size-asian="14pt" style:font-size-complex="14pt"/>
    </style:style>
    <style:style style:name="T71_62" style:family="text">
      <style:text-properties style:text-line-through-style="solid" fo:font-size="14pt" style:font-size-asian="14pt" style:font-size-complex="14pt"/>
    </style:style>
    <style:style style:name="T71_63" style:family="text">
      <style:text-properties style:text-line-through-style="solid" fo:font-size="14pt" style:font-size-asian="14pt" style:font-size-complex="14pt"/>
    </style:style>
    <style:style style:name="T71_64" style:family="text">
      <style:text-properties style:text-line-through-style="solid" fo:font-size="14pt" style:font-size-asian="14pt" style:font-size-complex="14pt"/>
    </style:style>
    <style:style style:name="T71_65" style:family="text">
      <style:text-properties style:text-line-through-style="solid" fo:font-size="14pt" style:font-size-asian="14pt" style:font-size-complex="14pt"/>
    </style:style>
    <style:style style:name="T71_66" style:family="text">
      <style:text-properties style:text-line-through-style="solid" fo:font-size="14pt" style:font-size-asian="14pt" style:font-size-complex="14pt"/>
    </style:style>
    <style:style style:name="T71_67" style:family="text">
      <style:text-properties style:text-line-through-style="solid" fo:font-size="14pt" style:font-size-asian="14pt" style:font-size-complex="14pt"/>
    </style:style>
    <style:style style:name="T71_68" style:family="text">
      <style:text-properties style:text-line-through-style="solid" fo:font-size="14pt" style:font-size-asian="14pt" style:font-size-complex="14pt"/>
    </style:style>
    <style:style style:name="T71_69" style:family="text">
      <style:text-properties style:text-line-through-style="solid" fo:font-size="14pt" style:font-size-asian="14pt" style:font-size-complex="14pt"/>
    </style:style>
    <style:style style:name="T71_70" style:family="text">
      <style:text-properties style:text-line-through-style="solid" fo:font-size="14pt" style:font-size-asian="14pt" style:font-size-complex="14pt"/>
    </style:style>
    <style:style style:name="T71_71" style:family="text">
      <style:text-properties style:text-line-through-style="solid" fo:font-size="14pt" style:font-size-asian="14pt" style:font-size-complex="14pt"/>
    </style:style>
    <style:style style:name="T71_72" style:family="text">
      <style:text-properties style:text-line-through-style="solid" fo:font-size="14pt" style:font-size-asian="14pt" style:font-size-complex="14pt"/>
    </style:style>
    <style:style style:name="T71_73" style:family="text">
      <style:text-properties style:text-line-through-style="solid" fo:font-size="14pt" style:font-size-asian="14pt" style:font-size-complex="14pt"/>
    </style:style>
    <style:style style:name="T71_74" style:family="text">
      <style:text-properties style:text-line-through-style="solid" fo:font-size="14pt" style:font-size-asian="14pt" style:font-size-complex="14pt"/>
    </style:style>
    <style:style style:name="T71_75" style:family="text">
      <style:text-properties style:text-line-through-style="solid" fo:font-size="14pt" style:font-size-asian="14pt" style:font-size-complex="14pt"/>
    </style:style>
    <style:style style:name="T71_76" style:family="text">
      <style:text-properties style:text-line-through-style="solid" fo:font-size="14pt" style:font-size-asian="14pt" style:font-size-complex="14pt"/>
    </style:style>
    <style:style style:name="T71_77" style:family="text">
      <style:text-properties style:text-line-through-style="solid" fo:font-size="14pt" style:font-size-asian="14pt" style:font-size-complex="14pt"/>
    </style:style>
    <style:style style:name="T71_78" style:family="text">
      <style:text-properties style:text-line-through-style="solid" fo:font-size="14pt" style:font-size-asian="14pt" style:font-size-complex="14pt"/>
    </style:style>
    <style:style style:name="T71_79" style:family="text">
      <style:text-properties fo:font-size="14pt" style:font-size-asian="14pt" style:font-size-complex="14pt"/>
    </style:style>
    <style:style style:name="T71_80" style:family="text">
      <style:text-properties fo:font-size="14pt" style:font-size-asian="14pt" style:font-size-complex="14pt"/>
    </style:style>
    <style:style style:name="T71_81" style:family="text">
      <style:text-properties fo:font-size="14pt" style:font-size-asian="14pt" style:font-size-complex="14pt"/>
    </style:style>
    <style:style style:name="T71_82" style:family="text">
      <style:text-properties fo:font-size="14pt" style:font-size-asian="14pt" style:font-size-complex="14pt"/>
    </style:style>
    <style:style style:name="T71_83" style:family="text">
      <style:text-properties fo:font-size="14pt" style:font-size-asian="14pt" style:font-size-complex="14pt"/>
    </style:style>
    <style:style style:name="T71_84" style:family="text">
      <style:text-properties fo:font-size="14pt" style:font-size-asian="14pt" style:font-size-complex="14pt"/>
    </style:style>
    <style:style style:name="T71_85" style:family="text">
      <style:text-properties fo:font-size="14pt" style:font-size-asian="14pt" style:font-size-complex="14pt"/>
    </style:style>
    <style:style style:name="P7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14pt" style:font-size-asian="14pt" style:font-size-complex="14pt"/>
    </style:style>
    <style:style style:name="T73_2" style:family="text">
      <style:text-properties fo:font-size="14pt" style:font-size-asian="14pt" style:font-size-complex="14pt"/>
    </style:style>
    <style:style style:name="P7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size="14pt" style:font-size-asian="14pt" style:font-size-complex="14pt"/>
    </style:style>
    <style:style style:name="T75_2" style:family="text">
      <style:text-properties fo:font-size="14pt" style:font-size-asian="14pt" style:font-size-complex="14pt"/>
    </style:style>
    <style:style style:name="T75_3" style:family="text">
      <style:text-properties fo:font-size="14pt" style:font-size-asian="14pt" style:font-size-complex="14pt"/>
    </style:style>
    <style:style style:name="T75_4" style:family="text">
      <style:text-properties fo:font-size="14pt" style:font-size-asian="14pt" style:font-size-complex="14pt"/>
    </style:style>
    <style:style style:name="T75_5" style:family="text">
      <style:text-properties fo:font-size="14pt" style:font-size-asian="14pt" style:font-size-complex="14pt"/>
    </style:style>
    <style:style style:name="T75_6" style:family="text">
      <style:text-properties fo:font-size="14pt" style:font-size-asian="14pt" style:font-size-complex="14pt"/>
    </style:style>
    <style:style style:name="T75_7" style:family="text">
      <style:text-properties fo:font-size="14pt" style:font-size-asian="14pt" style:font-size-complex="14pt"/>
    </style:style>
    <style:style style:name="T75_8" style:family="text">
      <style:text-properties fo:font-size="14pt" style:font-size-asian="14pt" style:font-size-complex="14pt"/>
    </style:style>
    <style:style style:name="T75_9" style:family="text">
      <style:text-properties fo:font-size="14pt" style:font-size-asian="14pt" style:font-size-complex="14pt"/>
    </style:style>
    <style:style style:name="T75_10" style:family="text">
      <style:text-properties fo:font-size="14pt" style:font-size-asian="14pt" style:font-size-complex="14pt"/>
    </style:style>
    <style:style style:name="T75_11" style:family="text">
      <style:text-properties fo:font-size="14pt" style:font-size-asian="14pt" style:font-size-complex="14pt"/>
    </style:style>
    <style:style style:name="T75_12" style:family="text">
      <style:text-properties fo:font-size="14pt" style:font-size-asian="14pt" style:font-size-complex="14pt"/>
    </style:style>
    <style:style style:name="T75_13" style:family="text">
      <style:text-properties fo:font-size="14pt" style:font-size-asian="14pt" style:font-size-complex="14pt"/>
    </style:style>
    <style:style style:name="T75_14" style:family="text">
      <style:text-properties fo:font-size="14pt" style:font-size-asian="14pt" style:font-size-complex="14pt"/>
    </style:style>
    <style:style style:name="T75_15" style:family="text">
      <style:text-properties fo:font-size="14pt" style:font-size-asian="14pt" style:font-size-complex="14pt"/>
    </style:style>
    <style:style style:name="T75_16" style:family="text">
      <style:text-properties fo:font-size="14pt" style:font-size-asian="14pt" style:font-size-complex="14pt"/>
    </style:style>
    <style:style style:name="T75_17" style:family="text">
      <style:text-properties fo:font-size="14pt" style:font-size-asian="14pt" style:font-size-complex="14pt"/>
    </style:style>
    <style:style style:name="T75_18" style:family="text">
      <style:text-properties fo:font-size="14pt" style:font-size-asian="14pt" style:font-size-complex="14pt"/>
    </style:style>
    <style:style style:name="T75_19" style:family="text">
      <style:text-properties fo:font-size="14pt" style:font-size-asian="14pt" style:font-size-complex="14pt"/>
    </style:style>
    <style:style style:name="T75_20" style:family="text">
      <style:text-properties fo:font-size="14pt" style:font-size-asian="14pt" style:font-size-complex="14pt"/>
    </style:style>
    <style:style style:name="T75_21" style:family="text">
      <style:text-properties fo:font-size="14pt" style:font-size-asian="14pt" style:font-size-complex="14pt"/>
    </style:style>
    <style:style style:name="T75_22" style:family="text">
      <style:text-properties fo:font-size="14pt" style:font-size-asian="14pt" style:font-size-complex="14pt"/>
    </style:style>
    <style:style style:name="T75_23" style:family="text">
      <style:text-properties fo:font-size="14pt" style:font-size-asian="14pt" style:font-size-complex="14pt"/>
    </style:style>
    <style:style style:name="T75_24" style:family="text">
      <style:text-properties fo:font-size="14pt" style:font-size-asian="14pt" style:font-size-complex="14pt"/>
    </style:style>
    <style:style style:name="T75_25" style:family="text">
      <style:text-properties fo:font-size="14pt" style:font-size-asian="14pt" style:font-size-complex="14pt"/>
    </style:style>
    <style:style style:name="T75_26" style:family="text">
      <style:text-properties fo:font-size="14pt" style:font-size-asian="14pt" style:font-size-complex="14pt"/>
    </style:style>
    <style:style style:name="T75_27" style:family="text">
      <style:text-properties fo:font-size="14pt" style:font-size-asian="14pt" style:font-size-complex="14pt"/>
    </style:style>
    <style:style style:name="T75_28" style:family="text">
      <style:text-properties fo:font-size="14pt" style:font-size-asian="14pt" style:font-size-complex="14pt"/>
    </style:style>
    <style:style style:name="T75_29" style:family="text">
      <style:text-properties fo:font-size="14pt" style:font-size-asian="14pt" style:font-size-complex="14pt"/>
    </style:style>
    <style:style style:name="T75_30" style:family="text">
      <style:text-properties fo:font-size="14pt" style:font-size-asian="14pt" style:font-size-complex="14pt"/>
    </style:style>
    <style:style style:name="T75_31" style:family="text">
      <style:text-properties fo:font-size="14pt" style:font-size-asian="14pt" style:font-size-complex="14pt"/>
    </style:style>
    <style:style style:name="T75_32" style:family="text">
      <style:text-properties fo:font-size="14pt" style:font-size-asian="14pt" style:font-size-complex="14pt"/>
    </style:style>
    <style:style style:name="T75_33" style:family="text">
      <style:text-properties fo:font-size="14pt" style:font-size-asian="14pt" style:font-size-complex="14pt"/>
    </style:style>
    <style:style style:name="T75_34" style:family="text">
      <style:text-properties fo:font-size="14pt" style:font-size-asian="14pt" style:font-size-complex="14pt"/>
    </style:style>
    <style:style style:name="T75_35" style:family="text">
      <style:text-properties fo:font-size="14pt" style:font-size-asian="14pt" style:font-size-complex="14pt"/>
    </style:style>
    <style:style style:name="T75_36" style:family="text">
      <style:text-properties fo:font-size="14pt" style:font-size-asian="14pt" style:font-size-complex="14pt"/>
    </style:style>
    <style:style style:name="T75_37" style:family="text">
      <style:text-properties fo:font-size="14pt" style:font-size-asian="14pt" style:font-size-complex="14pt"/>
    </style:style>
    <style:style style:name="T75_38" style:family="text">
      <style:text-properties fo:font-size="14pt" style:font-size-asian="14pt" style:font-size-complex="14pt"/>
    </style:style>
    <style:style style:name="T75_39" style:family="text">
      <style:text-properties fo:font-size="14pt" style:font-size-asian="14pt" style:font-size-complex="14pt"/>
    </style:style>
    <style:style style:name="T75_40" style:family="text">
      <style:text-properties fo:font-size="14pt" style:font-size-asian="14pt" style:font-size-complex="14pt"/>
    </style:style>
    <style:style style:name="T75_41" style:family="text">
      <style:text-properties fo:font-size="14pt" style:font-size-asian="14pt" style:font-size-complex="14pt"/>
    </style:style>
    <style:style style:name="T75_42" style:family="text"/>
    <style:style style:name="T75_43" style:family="text">
      <style:text-properties fo:color="#1155cc" fo:font-size="14pt" style:font-size-asian="14pt" style:font-size-complex="14pt" style:text-underline-style="solid" style:text-underline-color="font-color"/>
    </style:style>
    <style:style style:name="T75_44" style:family="text"/>
    <style:style style:name="T75_45" style:family="text">
      <style:text-properties fo:color="#1155cc" fo:font-size="14pt" style:font-size-asian="14pt" style:font-size-complex="14pt" style:text-underline-style="solid" style:text-underline-color="font-color"/>
    </style:style>
    <style:style style:name="T75_46" style:family="text"/>
    <style:style style:name="T75_47" style:family="text">
      <style:text-properties fo:color="#1155cc" fo:font-size="14pt" style:font-size-asian="14pt" style:font-size-complex="14pt" style:text-underline-style="solid" style:text-underline-color="font-color"/>
    </style:style>
    <style:style style:name="T75_48" style:family="text">
      <style:text-properties fo:font-size="14pt" style:font-size-asian="14pt" style:font-size-complex="14pt"/>
    </style:style>
    <style:style style:name="P7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14pt" style:font-size-asian="14pt" style:font-size-complex="14pt"/>
    </style:style>
    <style:style style:name="T77_2" style:family="text">
      <style:text-properties fo:font-size="14pt" style:font-size-asian="14pt" style:font-size-complex="14pt"/>
    </style:style>
    <style:style style:name="P7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ize="14pt" style:font-size-asian="14pt" style:font-size-complex="14pt"/>
    </style:style>
    <style:style style:name="T79_2" style:family="text">
      <style:text-properties fo:font-size="14pt" style:font-size-asian="14pt" style:font-size-complex="14pt"/>
    </style:style>
    <style:style style:name="T79_3" style:family="text">
      <style:text-properties fo:font-size="14pt" style:font-size-asian="14pt" style:font-size-complex="14pt"/>
    </style:style>
    <style:style style:name="T79_4" style:family="text">
      <style:text-properties fo:font-size="14pt" style:font-size-asian="14pt" style:font-size-complex="14pt"/>
    </style:style>
    <style:style style:name="T79_5" style:family="text">
      <style:text-properties fo:font-size="14pt" style:font-size-asian="14pt" style:font-size-complex="14pt"/>
    </style:style>
    <style:style style:name="T79_6" style:family="text">
      <style:text-properties fo:font-size="14pt" style:font-size-asian="14pt" style:font-size-complex="14pt"/>
    </style:style>
    <style:style style:name="T79_7" style:family="text">
      <style:text-properties fo:font-size="14pt" style:font-size-asian="14pt" style:font-size-complex="14pt"/>
    </style:style>
    <style:style style:name="T79_8" style:family="text">
      <style:text-properties fo:font-size="14pt" style:font-size-asian="14pt" style:font-size-complex="14pt"/>
    </style:style>
    <style:style style:name="T79_9" style:family="text">
      <style:text-properties fo:font-size="14pt" style:font-size-asian="14pt" style:font-size-complex="14pt"/>
    </style:style>
    <style:style style:name="T79_10" style:family="text">
      <style:text-properties fo:font-size="14pt" style:font-size-asian="14pt" style:font-size-complex="14pt"/>
    </style:style>
    <style:style style:name="T79_11" style:family="text">
      <style:text-properties fo:font-size="14pt" style:font-size-asian="14pt" style:font-size-complex="14pt"/>
    </style:style>
    <style:style style:name="T79_12" style:family="text">
      <style:text-properties fo:font-size="14pt" style:font-size-asian="14pt" style:font-size-complex="14pt"/>
    </style:style>
    <style:style style:name="T79_13" style:family="text">
      <style:text-properties fo:font-size="14pt" style:font-size-asian="14pt" style:font-size-complex="14pt"/>
    </style:style>
    <style:style style:name="T79_14" style:family="text">
      <style:text-properties fo:font-size="14pt" style:font-size-asian="14pt" style:font-size-complex="14pt"/>
    </style:style>
    <style:style style:name="T79_15" style:family="text">
      <style:text-properties fo:font-size="14pt" style:font-size-asian="14pt" style:font-size-complex="14pt"/>
    </style:style>
    <style:style style:name="T79_16" style:family="text">
      <style:text-properties fo:font-size="14pt" style:font-size-asian="14pt" style:font-size-complex="14pt"/>
    </style:style>
    <style:style style:name="T79_17" style:family="text">
      <style:text-properties fo:font-size="14pt" style:font-size-asian="14pt" style:font-size-complex="14pt"/>
    </style:style>
    <style:style style:name="T79_18" style:family="text">
      <style:text-properties fo:font-size="14pt" style:font-size-asian="14pt" style:font-size-complex="14pt"/>
    </style:style>
    <style:style style:name="T79_19" style:family="text">
      <style:text-properties fo:font-size="14pt" style:font-size-asian="14pt" style:font-size-complex="14pt"/>
    </style:style>
    <style:style style:name="T79_20" style:family="text">
      <style:text-properties fo:font-size="14pt" style:font-size-asian="14pt" style:font-size-complex="14pt"/>
    </style:style>
    <style:style style:name="T79_21" style:family="text">
      <style:text-properties fo:font-size="14pt" style:font-size-asian="14pt" style:font-size-complex="14pt"/>
    </style:style>
    <style:style style:name="T79_22" style:family="text">
      <style:text-properties style:text-line-through-style="solid" fo:font-size="14pt" style:font-size-asian="14pt" style:font-size-complex="14pt"/>
    </style:style>
    <style:style style:name="T79_23" style:family="text">
      <style:text-properties fo:font-size="14pt" style:font-size-asian="14pt" style:font-size-complex="14pt"/>
    </style:style>
    <style:style style:name="T79_24" style:family="text">
      <style:text-properties fo:font-size="14pt" style:font-size-asian="14pt" style:font-size-complex="14pt"/>
    </style:style>
    <style:style style:name="T79_25" style:family="text">
      <style:text-properties fo:font-size="14pt" style:font-size-asian="14pt" style:font-size-complex="14pt"/>
    </style:style>
    <style:style style:name="T79_26" style:family="text">
      <style:text-properties fo:font-size="14pt" style:font-size-asian="14pt" style:font-size-complex="14pt"/>
    </style:style>
    <style:style style:name="T79_27" style:family="text">
      <style:text-properties fo:font-size="14pt" style:font-size-asian="14pt" style:font-size-complex="14pt"/>
    </style:style>
    <style:style style:name="T79_28" style:family="text">
      <style:text-properties fo:font-size="14pt" style:font-size-asian="14pt" style:font-size-complex="14pt"/>
    </style:style>
    <style:style style:name="T79_29" style:family="text">
      <style:text-properties fo:font-size="14pt" style:font-size-asian="14pt" style:font-size-complex="14pt"/>
    </style:style>
    <style:style style:name="T79_30" style:family="text">
      <style:text-properties fo:font-size="14pt" style:font-size-asian="14pt" style:font-size-complex="14pt"/>
    </style:style>
    <style:style style:name="T79_31" style:family="text">
      <style:text-properties fo:font-size="14pt" style:font-size-asian="14pt" style:font-size-complex="14pt"/>
    </style:style>
    <style:style style:name="T79_32" style:family="text">
      <style:text-properties fo:font-size="14pt" style:font-size-asian="14pt" style:font-size-complex="14pt"/>
    </style:style>
    <style:style style:name="T79_33" style:family="text">
      <style:text-properties fo:font-size="14pt" style:font-size-asian="14pt" style:font-size-complex="14pt"/>
    </style:style>
    <style:style style:name="T79_34" style:family="text">
      <style:text-properties fo:font-size="14pt" style:font-size-asian="14pt" style:font-size-complex="14pt"/>
    </style:style>
    <style:style style:name="T79_35" style:family="text">
      <style:text-properties fo:font-size="14pt" style:font-size-asian="14pt" style:font-size-complex="14pt"/>
    </style:style>
    <style:style style:name="T79_36" style:family="text">
      <style:text-properties fo:font-size="14pt" style:font-size-asian="14pt" style:font-size-complex="14pt"/>
    </style:style>
    <style:style style:name="T79_37" style:family="text">
      <style:text-properties fo:font-size="14pt" style:font-size-asian="14pt" style:font-size-complex="14pt"/>
    </style:style>
    <style:style style:name="T79_38" style:family="text">
      <style:text-properties fo:font-size="14pt" style:font-size-asian="14pt" style:font-size-complex="14pt"/>
    </style:style>
    <style:style style:name="T79_39" style:family="text">
      <style:text-properties fo:font-size="14pt" style:font-size-asian="14pt" style:font-size-complex="14pt"/>
    </style:style>
    <style:style style:name="T79_40" style:family="text">
      <style:text-properties fo:font-size="14pt" style:font-size-asian="14pt" style:font-size-complex="14pt"/>
    </style:style>
    <style:style style:name="T79_41" style:family="text">
      <style:text-properties fo:font-size="14pt" style:font-size-asian="14pt" style:font-size-complex="14pt"/>
    </style:style>
    <style:style style:name="T79_42" style:family="text">
      <style:text-properties fo:font-size="14pt" style:font-size-asian="14pt" style:font-size-complex="14pt"/>
    </style:style>
    <style:style style:name="T79_43" style:family="text">
      <style:text-properties fo:font-size="14pt" style:font-size-asian="14pt" style:font-size-complex="14pt"/>
    </style:style>
    <style:style style:name="T79_44" style:family="text">
      <style:text-properties fo:font-size="14pt" style:font-size-asian="14pt" style:font-size-complex="14pt"/>
    </style:style>
    <style:style style:name="T79_45" style:family="text">
      <style:text-properties fo:font-size="14pt" style:font-size-asian="14pt" style:font-size-complex="14pt"/>
    </style:style>
    <style:style style:name="T79_46" style:family="text">
      <style:text-properties fo:font-size="14pt" style:font-size-asian="14pt" style:font-size-complex="14pt"/>
    </style:style>
    <style:style style:name="T79_47" style:family="text">
      <style:text-properties fo:font-size="14pt" style:font-size-asian="14pt" style:font-size-complex="14pt"/>
    </style:style>
    <style:style style:name="T79_48" style:family="text">
      <style:text-properties style:text-line-through-style="solid" fo:font-size="14pt" style:font-size-asian="14pt" style:font-size-complex="14pt"/>
    </style:style>
    <style:style style:name="T79_49" style:family="text">
      <style:text-properties style:text-line-through-style="solid" fo:font-size="14pt" style:font-size-asian="14pt" style:font-size-complex="14pt"/>
    </style:style>
    <style:style style:name="T79_50" style:family="text">
      <style:text-properties fo:font-size="14pt" style:font-size-asian="14pt" style:font-size-complex="14pt"/>
    </style:style>
    <style:style style:name="T79_51" style:family="text">
      <style:text-properties fo:font-size="14pt" style:font-size-asian="14pt" style:font-size-complex="14pt"/>
    </style:style>
    <style:style style:name="T79_52" style:family="text">
      <style:text-properties fo:font-size="14pt" style:font-size-asian="14pt" style:font-size-complex="14pt"/>
    </style:style>
    <style:style style:name="T79_53" style:family="text">
      <style:text-properties fo:font-size="14pt" style:font-size-asian="14pt" style:font-size-complex="14pt"/>
    </style:style>
    <style:style style:name="T79_54" style:family="text">
      <style:text-properties fo:font-size="14pt" style:font-size-asian="14pt" style:font-size-complex="14pt"/>
    </style:style>
    <style:style style:name="T79_55" style:family="text">
      <style:text-properties fo:font-size="14pt" style:font-size-asian="14pt" style:font-size-complex="14pt"/>
    </style:style>
    <style:style style:name="T79_56" style:family="text">
      <style:text-properties fo:font-size="14pt" style:font-size-asian="14pt" style:font-size-complex="14pt"/>
    </style:style>
    <style:style style:name="T79_57" style:family="text">
      <style:text-properties fo:font-size="14pt" style:font-size-asian="14pt" style:font-size-complex="14pt"/>
    </style:style>
    <style:style style:name="T79_58" style:family="text">
      <style:text-properties fo:font-size="14pt" style:font-size-asian="14pt" style:font-size-complex="14pt"/>
    </style:style>
    <style:style style:name="T79_59" style:family="text">
      <style:text-properties fo:font-size="14pt" style:font-size-asian="14pt" style:font-size-complex="14pt"/>
    </style:style>
    <style:style style:name="T79_60" style:family="text">
      <style:text-properties fo:font-size="14pt" style:font-size-asian="14pt" style:font-size-complex="14pt"/>
    </style:style>
    <style:style style:name="T79_61" style:family="text">
      <style:text-properties fo:font-size="14pt" style:font-size-asian="14pt" style:font-size-complex="14pt"/>
    </style:style>
    <style:style style:name="T79_62" style:family="text">
      <style:text-properties fo:font-size="14pt" style:font-size-asian="14pt" style:font-size-complex="14pt"/>
    </style:style>
    <style:style style:name="T79_63" style:family="text">
      <style:text-properties fo:font-size="14pt" style:font-size-asian="14pt" style:font-size-complex="14pt"/>
    </style:style>
    <style:style style:name="T79_64" style:family="text">
      <style:text-properties fo:font-size="14pt" style:font-size-asian="14pt" style:font-size-complex="14pt"/>
    </style:style>
    <style:style style:name="T79_65" style:family="text">
      <style:text-properties fo:font-size="14pt" style:font-size-asian="14pt" style:font-size-complex="14pt"/>
    </style:style>
    <style:style style:name="T79_66" style:family="text">
      <style:text-properties fo:font-size="14pt" style:font-size-asian="14pt" style:font-size-complex="14pt"/>
    </style:style>
    <style:style style:name="T79_67" style:family="text">
      <style:text-properties fo:font-size="14pt" style:font-size-asian="14pt" style:font-size-complex="14pt"/>
    </style:style>
    <style:style style:name="T79_68" style:family="text">
      <style:text-properties fo:font-size="14pt" style:font-size-asian="14pt" style:font-size-complex="14pt"/>
    </style:style>
    <style:style style:name="T79_69" style:family="text">
      <style:text-properties fo:font-size="14pt" style:font-size-asian="14pt" style:font-size-complex="14pt"/>
    </style:style>
    <style:style style:name="T79_70" style:family="text">
      <style:text-properties fo:font-size="14pt" style:font-size-asian="14pt" style:font-size-complex="14pt"/>
    </style:style>
    <style:style style:name="T79_71" style:family="text">
      <style:text-properties fo:font-size="14pt" style:font-size-asian="14pt" style:font-size-complex="14pt"/>
    </style:style>
    <style:style style:name="T79_72" style:family="text">
      <style:text-properties fo:font-size="14pt" style:font-size-asian="14pt" style:font-size-complex="14pt"/>
    </style:style>
    <style:style style:name="T79_73" style:family="text">
      <style:text-properties fo:font-size="14pt" style:font-size-asian="14pt" style:font-size-complex="14pt"/>
    </style:style>
    <style:style style:name="T79_74" style:family="text">
      <style:text-properties style:text-line-through-style="solid" fo:font-size="14pt" style:font-size-asian="14pt" style:font-size-complex="14pt"/>
    </style:style>
    <style:style style:name="T79_75" style:family="text">
      <style:text-properties style:text-line-through-style="solid" fo:font-size="14pt" style:font-size-asian="14pt" style:font-size-complex="14pt"/>
    </style:style>
    <style:style style:name="T79_76" style:family="text">
      <style:text-properties style:text-line-through-style="solid" fo:font-size="14pt" style:font-size-asian="14pt" style:font-size-complex="14pt"/>
    </style:style>
    <style:style style:name="T79_77" style:family="text">
      <style:text-properties style:text-line-through-style="solid" fo:font-size="14pt" style:font-size-asian="14pt" style:font-size-complex="14pt"/>
    </style:style>
    <style:style style:name="T79_78" style:family="text">
      <style:text-properties style:text-line-through-style="solid" fo:font-size="14pt" style:font-size-asian="14pt" style:font-size-complex="14pt"/>
    </style:style>
    <style:style style:name="T79_79" style:family="text">
      <style:text-properties style:text-line-through-style="solid" fo:font-size="14pt" style:font-size-asian="14pt" style:font-size-complex="14pt"/>
    </style:style>
    <style:style style:name="T79_80" style:family="text">
      <style:text-properties style:text-line-through-style="solid" fo:font-size="14pt" style:font-size-asian="14pt" style:font-size-complex="14pt"/>
    </style:style>
    <style:style style:name="T79_81" style:family="text">
      <style:text-properties style:text-line-through-style="solid" fo:font-size="14pt" style:font-size-asian="14pt" style:font-size-complex="14pt"/>
    </style:style>
    <style:style style:name="T79_82" style:family="text">
      <style:text-properties style:text-line-through-style="solid" fo:font-size="14pt" style:font-size-asian="14pt" style:font-size-complex="14pt"/>
    </style:style>
    <style:style style:name="T79_83" style:family="text">
      <style:text-properties style:text-line-through-style="solid" fo:font-size="14pt" style:font-size-asian="14pt" style:font-size-complex="14pt"/>
    </style:style>
    <style:style style:name="T79_84" style:family="text">
      <style:text-properties style:text-line-through-style="solid" fo:font-size="14pt" style:font-size-asian="14pt" style:font-size-complex="14pt"/>
    </style:style>
    <style:style style:name="T79_85" style:family="text">
      <style:text-properties style:text-line-through-style="solid" fo:font-size="14pt" style:font-size-asian="14pt" style:font-size-complex="14pt"/>
    </style:style>
    <style:style style:name="T79_86" style:family="text">
      <style:text-properties style:text-line-through-style="solid" fo:font-size="14pt" style:font-size-asian="14pt" style:font-size-complex="14pt"/>
    </style:style>
    <style:style style:name="T79_87" style:family="text">
      <style:text-properties style:text-line-through-style="solid" fo:font-size="14pt" style:font-size-asian="14pt" style:font-size-complex="14pt"/>
    </style:style>
    <style:style style:name="T79_88" style:family="text">
      <style:text-properties style:text-line-through-style="solid" fo:font-size="14pt" style:font-size-asian="14pt" style:font-size-complex="14pt"/>
    </style:style>
    <style:style style:name="T79_89" style:family="text">
      <style:text-properties style:text-line-through-style="solid" fo:font-size="14pt" style:font-size-asian="14pt" style:font-size-complex="14pt"/>
    </style:style>
    <style:style style:name="T79_90" style:family="text">
      <style:text-properties style:text-line-through-style="solid" fo:font-size="14pt" style:font-size-asian="14pt" style:font-size-complex="14pt"/>
    </style:style>
    <style:style style:name="T79_91" style:family="text">
      <style:text-properties style:text-line-through-style="solid" fo:font-size="14pt" style:font-size-asian="14pt" style:font-size-complex="14pt"/>
    </style:style>
    <style:style style:name="T79_92" style:family="text">
      <style:text-properties style:text-line-through-style="solid" fo:font-size="14pt" style:font-size-asian="14pt" style:font-size-complex="14pt"/>
    </style:style>
    <style:style style:name="T79_93" style:family="text">
      <style:text-properties style:text-line-through-style="solid" fo:font-size="14pt" style:font-size-asian="14pt" style:font-size-complex="14pt"/>
    </style:style>
    <style:style style:name="T79_94" style:family="text">
      <style:text-properties style:text-line-through-style="solid" fo:font-size="14pt" style:font-size-asian="14pt" style:font-size-complex="14pt"/>
    </style:style>
    <style:style style:name="T79_95" style:family="text">
      <style:text-properties style:text-line-through-style="solid" fo:font-size="14pt" style:font-size-asian="14pt" style:font-size-complex="14pt"/>
    </style:style>
    <style:style style:name="T79_96" style:family="text">
      <style:text-properties fo:font-size="14pt" style:font-size-asian="14pt" style:font-size-complex="14pt"/>
    </style:style>
    <style:style style:name="T79_97" style:family="text">
      <style:text-properties fo:font-size="14pt" style:font-size-asian="14pt" style:font-size-complex="14pt"/>
    </style:style>
    <style:style style:name="T79_98" style:family="text">
      <style:text-properties fo:font-size="14pt" style:font-size-asian="14pt" style:font-size-complex="14pt"/>
    </style:style>
    <style:style style:name="T79_99" style:family="text"/>
    <style:style style:name="T79_100" style:family="text">
      <style:text-properties fo:color="#1155cc" fo:font-size="14pt" style:font-size-asian="14pt" style:font-size-complex="14pt" style:text-underline-style="solid" style:text-underline-color="font-color"/>
    </style:style>
    <style:style style:name="T79_101" style:family="text"/>
    <style:style style:name="T79_102" style:family="text">
      <style:text-properties fo:color="#1155cc" fo:font-size="14pt" style:font-size-asian="14pt" style:font-size-complex="14pt" style:text-underline-style="solid" style:text-underline-color="font-color"/>
    </style:style>
    <style:style style:name="T79_103" style:family="text"/>
    <style:style style:name="T79_104" style:family="text">
      <style:text-properties fo:color="#1155cc" fo:font-size="14pt" style:font-size-asian="14pt" style:font-size-complex="14pt" style:text-underline-style="solid" style:text-underline-color="font-color"/>
    </style:style>
    <style:style style:name="T79_105" style:family="text">
      <style:text-properties fo:font-size="14pt" style:font-size-asian="14pt" style:font-size-complex="14pt"/>
    </style:style>
    <style:style style:name="P8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ize="14pt" style:font-size-asian="14pt" style:font-size-complex="14pt"/>
    </style:style>
    <style:style style:name="T81_2" style:family="text">
      <style:text-properties fo:font-size="14pt" style:font-size-asian="14pt" style:font-size-complex="14pt"/>
    </style:style>
    <style:style style:name="T81_3" style:family="text">
      <style:text-properties fo:font-size="14pt" style:font-size-asian="14pt" style:font-size-complex="14pt"/>
    </style:style>
    <style:style style:name="T81_4" style:family="text">
      <style:text-properties fo:font-size="14pt" style:font-size-asian="14pt" style:font-size-complex="14pt"/>
    </style:style>
    <style:style style:name="T81_5" style:family="text">
      <style:text-properties fo:font-size="14pt" style:font-size-asian="14pt" style:font-size-complex="14pt"/>
    </style:style>
    <style:style style:name="T81_6" style:family="text">
      <style:text-properties fo:font-size="14pt" style:font-size-asian="14pt" style:font-size-complex="14pt"/>
    </style:style>
    <style:style style:name="T81_7" style:family="text">
      <style:text-properties fo:font-size="14pt" style:font-size-asian="14pt" style:font-size-complex="14pt"/>
    </style:style>
    <style:style style:name="T81_8" style:family="text">
      <style:text-properties fo:font-size="14pt" style:font-size-asian="14pt" style:font-size-complex="14pt"/>
    </style:style>
    <style:style style:name="T81_9" style:family="text">
      <style:text-properties fo:font-size="14pt" style:font-size-asian="14pt" style:font-size-complex="14pt"/>
    </style:style>
    <style:style style:name="T81_10" style:family="text">
      <style:text-properties fo:font-size="14pt" style:font-size-asian="14pt" style:font-size-complex="14pt"/>
    </style:style>
    <style:style style:name="T81_11" style:family="text">
      <style:text-properties fo:font-size="14pt" style:font-size-asian="14pt" style:font-size-complex="14pt"/>
    </style:style>
    <style:style style:name="T81_12" style:family="text">
      <style:text-properties fo:font-size="14pt" style:font-size-asian="14pt" style:font-size-complex="14pt"/>
    </style:style>
    <style:style style:name="T81_13" style:family="text">
      <style:text-properties fo:font-size="14pt" style:font-size-asian="14pt" style:font-size-complex="14pt"/>
    </style:style>
    <style:style style:name="T81_14" style:family="text">
      <style:text-properties fo:font-size="14pt" style:font-size-asian="14pt" style:font-size-complex="14pt"/>
    </style:style>
    <style:style style:name="T81_15" style:family="text">
      <style:text-properties fo:font-size="14pt" style:font-size-asian="14pt" style:font-size-complex="14pt"/>
    </style:style>
    <style:style style:name="T81_16" style:family="text">
      <style:text-properties fo:font-size="14pt" style:font-size-asian="14pt" style:font-size-complex="14pt"/>
    </style:style>
    <style:style style:name="T81_17" style:family="text">
      <style:text-properties fo:font-size="14pt" style:font-size-asian="14pt" style:font-size-complex="14pt"/>
    </style:style>
    <style:style style:name="T81_18" style:family="text">
      <style:text-properties fo:font-size="14pt" style:font-size-asian="14pt" style:font-size-complex="14pt"/>
    </style:style>
    <style:style style:name="T81_19" style:family="text">
      <style:text-properties fo:font-size="14pt" style:font-size-asian="14pt" style:font-size-complex="14pt"/>
    </style:style>
    <style:style style:name="T81_20" style:family="text">
      <style:text-properties fo:font-size="14pt" style:font-size-asian="14pt" style:font-size-complex="14pt"/>
    </style:style>
    <style:style style:name="T81_21" style:family="text">
      <style:text-properties fo:font-size="14pt" style:font-size-asian="14pt" style:font-size-complex="14pt"/>
    </style:style>
    <style:style style:name="T81_22" style:family="text">
      <style:text-properties fo:font-size="14pt" style:font-size-asian="14pt" style:font-size-complex="14pt"/>
    </style:style>
    <style:style style:name="T81_23" style:family="text">
      <style:text-properties fo:font-size="14pt" style:font-size-asian="14pt" style:font-size-complex="14pt"/>
    </style:style>
    <style:style style:name="T81_24" style:family="text">
      <style:text-properties fo:font-size="14pt" style:font-size-asian="14pt" style:font-size-complex="14pt"/>
    </style:style>
    <style:style style:name="T81_25" style:family="text">
      <style:text-properties fo:font-size="14pt" style:font-size-asian="14pt" style:font-size-complex="14pt"/>
    </style:style>
    <style:style style:name="T81_26" style:family="text">
      <style:text-properties fo:font-size="14pt" style:font-size-asian="14pt" style:font-size-complex="14pt"/>
    </style:style>
    <style:style style:name="T81_27" style:family="text">
      <style:text-properties fo:font-size="14pt" style:font-size-asian="14pt" style:font-size-complex="14pt"/>
    </style:style>
    <style:style style:name="T81_28" style:family="text">
      <style:text-properties fo:font-size="14pt" style:font-size-asian="14pt" style:font-size-complex="14pt"/>
    </style:style>
    <style:style style:name="T81_29" style:family="text">
      <style:text-properties fo:font-size="14pt" style:font-size-asian="14pt" style:font-size-complex="14pt"/>
    </style:style>
    <style:style style:name="T81_30" style:family="text">
      <style:text-properties fo:font-size="14pt" style:font-size-asian="14pt" style:font-size-complex="14pt"/>
    </style:style>
    <style:style style:name="T81_31" style:family="text">
      <style:text-properties fo:font-size="14pt" style:font-size-asian="14pt" style:font-size-complex="14pt"/>
    </style:style>
    <style:style style:name="T81_32" style:family="text">
      <style:text-properties fo:font-size="14pt" style:font-size-asian="14pt" style:font-size-complex="14pt"/>
    </style:style>
    <style:style style:name="T81_33" style:family="text">
      <style:text-properties fo:font-size="14pt" style:font-size-asian="14pt" style:font-size-complex="14pt"/>
    </style:style>
    <style:style style:name="T81_34" style:family="text">
      <style:text-properties fo:font-size="14pt" style:font-size-asian="14pt" style:font-size-complex="14pt"/>
    </style:style>
    <style:style style:name="T81_35" style:family="text">
      <style:text-properties fo:font-size="14pt" style:font-size-asian="14pt" style:font-size-complex="14pt"/>
    </style:style>
    <style:style style:name="T81_36" style:family="text">
      <style:text-properties fo:font-size="14pt" style:font-size-asian="14pt" style:font-size-complex="14pt"/>
    </style:style>
    <style:style style:name="T81_37" style:family="text">
      <style:text-properties fo:font-size="14pt" style:font-size-asian="14pt" style:font-size-complex="14pt"/>
    </style:style>
    <style:style style:name="T81_38" style:family="text">
      <style:text-properties fo:font-size="14pt" style:font-size-asian="14pt" style:font-size-complex="14pt"/>
    </style:style>
    <style:style style:name="T81_39" style:family="text">
      <style:text-properties fo:font-size="14pt" style:font-size-asian="14pt" style:font-size-complex="14pt"/>
    </style:style>
    <style:style style:name="T81_40" style:family="text">
      <style:text-properties fo:font-size="14pt" style:font-size-asian="14pt" style:font-size-complex="14pt"/>
    </style:style>
    <style:style style:name="T81_41" style:family="text">
      <style:text-properties fo:font-size="14pt" style:font-size-asian="14pt" style:font-size-complex="14pt"/>
    </style:style>
    <style:style style:name="T81_42" style:family="text">
      <style:text-properties fo:font-size="14pt" style:font-size-asian="14pt" style:font-size-complex="14pt"/>
    </style:style>
    <style:style style:name="T81_43" style:family="text">
      <style:text-properties fo:font-size="14pt" style:font-size-asian="14pt" style:font-size-complex="14pt"/>
    </style:style>
    <style:style style:name="T81_44" style:family="text">
      <style:text-properties fo:font-size="14pt" style:font-size-asian="14pt" style:font-size-complex="14pt"/>
    </style:style>
    <style:style style:name="T81_45" style:family="text">
      <style:text-properties fo:font-size="14pt" style:font-size-asian="14pt" style:font-size-complex="14pt"/>
    </style:style>
    <style:style style:name="T81_46" style:family="text">
      <style:text-properties fo:font-size="14pt" style:font-size-asian="14pt" style:font-size-complex="14pt"/>
    </style:style>
    <style:style style:name="T81_47" style:family="text">
      <style:text-properties fo:font-size="14pt" style:font-size-asian="14pt" style:font-size-complex="14pt"/>
    </style:style>
    <style:style style:name="T81_48" style:family="text">
      <style:text-properties fo:font-size="14pt" style:font-size-asian="14pt" style:font-size-complex="14pt"/>
    </style:style>
    <style:style style:name="T81_49" style:family="text">
      <style:text-properties fo:font-size="14pt" style:font-size-asian="14pt" style:font-size-complex="14pt"/>
    </style:style>
    <style:style style:name="T81_50" style:family="text">
      <style:text-properties fo:font-size="14pt" style:font-size-asian="14pt" style:font-size-complex="14pt"/>
    </style:style>
    <style:style style:name="T81_51" style:family="text">
      <style:text-properties fo:font-size="14pt" style:font-size-asian="14pt" style:font-size-complex="14pt"/>
    </style:style>
    <style:style style:name="T81_52" style:family="text">
      <style:text-properties fo:font-size="14pt" style:font-size-asian="14pt" style:font-size-complex="14pt"/>
    </style:style>
    <style:style style:name="T81_53" style:family="text">
      <style:text-properties fo:font-size="14pt" style:font-size-asian="14pt" style:font-size-complex="14pt"/>
    </style:style>
    <style:style style:name="T81_54" style:family="text">
      <style:text-properties fo:font-size="14pt" style:font-size-asian="14pt" style:font-size-complex="14pt"/>
    </style:style>
    <style:style style:name="T81_55" style:family="text">
      <style:text-properties fo:font-size="14pt" style:font-size-asian="14pt" style:font-size-complex="14pt"/>
    </style:style>
    <style:style style:name="T81_56" style:family="text">
      <style:text-properties fo:font-size="14pt" style:font-size-asian="14pt" style:font-size-complex="14pt"/>
    </style:style>
    <style:style style:name="T81_57" style:family="text">
      <style:text-properties fo:font-size="14pt" style:font-size-asian="14pt" style:font-size-complex="14pt"/>
    </style:style>
    <style:style style:name="T81_58" style:family="text">
      <style:text-properties fo:font-size="14pt" style:font-size-asian="14pt" style:font-size-complex="14pt"/>
    </style:style>
    <style:style style:name="T81_59" style:family="text">
      <style:text-properties fo:font-size="14pt" style:font-size-asian="14pt" style:font-size-complex="14pt"/>
    </style:style>
    <style:style style:name="T81_60" style:family="text">
      <style:text-properties fo:font-size="14pt" style:font-size-asian="14pt" style:font-size-complex="14pt"/>
    </style:style>
    <style:style style:name="T81_61" style:family="text">
      <style:text-properties fo:font-size="14pt" style:font-size-asian="14pt" style:font-size-complex="14pt"/>
    </style:style>
    <style:style style:name="T81_62" style:family="text">
      <style:text-properties fo:font-size="14pt" style:font-size-asian="14pt" style:font-size-complex="14pt"/>
    </style:style>
    <style:style style:name="T81_63" style:family="text">
      <style:text-properties fo:font-size="14pt" style:font-size-asian="14pt" style:font-size-complex="14pt"/>
    </style:style>
    <style:style style:name="T81_64" style:family="text">
      <style:text-properties fo:font-size="14pt" style:font-size-asian="14pt" style:font-size-complex="14pt"/>
    </style:style>
    <style:style style:name="T81_65" style:family="text">
      <style:text-properties fo:font-size="14pt" style:font-size-asian="14pt" style:font-size-complex="14pt"/>
    </style:style>
    <style:style style:name="T81_66" style:family="text">
      <style:text-properties fo:font-size="14pt" style:font-size-asian="14pt" style:font-size-complex="14pt"/>
    </style:style>
    <style:style style:name="T81_67" style:family="text">
      <style:text-properties fo:font-size="14pt" style:font-size-asian="14pt" style:font-size-complex="14pt"/>
    </style:style>
    <style:style style:name="T81_68" style:family="text">
      <style:text-properties fo:font-size="14pt" style:font-size-asian="14pt" style:font-size-complex="14pt"/>
    </style:style>
    <style:style style:name="T81_69" style:family="text">
      <style:text-properties fo:font-size="14pt" style:font-size-asian="14pt" style:font-size-complex="14pt"/>
    </style:style>
    <style:style style:name="T81_70" style:family="text">
      <style:text-properties fo:font-size="14pt" style:font-size-asian="14pt" style:font-size-complex="14pt"/>
    </style:style>
    <style:style style:name="T81_71" style:family="text">
      <style:text-properties fo:font-size="14pt" style:font-size-asian="14pt" style:font-size-complex="14pt"/>
    </style:style>
    <style:style style:name="T81_72" style:family="text">
      <style:text-properties fo:font-size="14pt" style:font-size-asian="14pt" style:font-size-complex="14pt"/>
    </style:style>
    <style:style style:name="T81_73" style:family="text">
      <style:text-properties fo:font-size="14pt" style:font-size-asian="14pt" style:font-size-complex="14pt"/>
    </style:style>
    <style:style style:name="T81_74" style:family="text">
      <style:text-properties fo:font-size="14pt" style:font-size-asian="14pt" style:font-size-complex="14pt"/>
    </style:style>
    <style:style style:name="T81_75" style:family="text">
      <style:text-properties fo:font-size="14pt" style:font-size-asian="14pt" style:font-size-complex="14pt"/>
    </style:style>
    <style:style style:name="T81_76" style:family="text">
      <style:text-properties fo:font-size="14pt" style:font-size-asian="14pt" style:font-size-complex="14pt"/>
    </style:style>
    <style:style style:name="T81_77" style:family="text">
      <style:text-properties fo:font-size="14pt" style:font-size-asian="14pt" style:font-size-complex="14pt"/>
    </style:style>
    <style:style style:name="T81_78" style:family="text">
      <style:text-properties fo:font-size="14pt" style:font-size-asian="14pt" style:font-size-complex="14pt"/>
    </style:style>
    <style:style style:name="T81_79" style:family="text">
      <style:text-properties fo:font-size="14pt" style:font-size-asian="14pt" style:font-size-complex="14pt"/>
    </style:style>
    <style:style style:name="T81_80" style:family="text">
      <style:text-properties fo:font-size="14pt" style:font-size-asian="14pt" style:font-size-complex="14pt"/>
    </style:style>
    <style:style style:name="T81_81" style:family="text">
      <style:text-properties fo:font-size="14pt" style:font-size-asian="14pt" style:font-size-complex="14pt"/>
    </style:style>
    <style:style style:name="T81_82" style:family="text">
      <style:text-properties fo:font-size="14pt" style:font-size-asian="14pt" style:font-size-complex="14pt"/>
    </style:style>
    <style:style style:name="T81_83" style:family="text">
      <style:text-properties fo:font-size="14pt" style:font-size-asian="14pt" style:font-size-complex="14pt"/>
    </style:style>
    <style:style style:name="T81_84" style:family="text">
      <style:text-properties fo:font-size="14pt" style:font-size-asian="14pt" style:font-size-complex="14pt"/>
    </style:style>
    <style:style style:name="T81_85" style:family="text">
      <style:text-properties fo:font-size="14pt" style:font-size-asian="14pt" style:font-size-complex="14pt"/>
    </style:style>
    <style:style style:name="T81_86" style:family="text">
      <style:text-properties fo:font-size="14pt" style:font-size-asian="14pt" style:font-size-complex="14pt"/>
    </style:style>
    <style:style style:name="T81_87" style:family="text">
      <style:text-properties fo:font-size="14pt" style:font-size-asian="14pt" style:font-size-complex="14pt"/>
    </style:style>
    <style:style style:name="T81_88" style:family="text">
      <style:text-properties fo:font-size="14pt" style:font-size-asian="14pt" style:font-size-complex="14pt"/>
    </style:style>
    <style:style style:name="T81_89" style:family="text">
      <style:text-properties fo:font-size="14pt" style:font-size-asian="14pt" style:font-size-complex="14pt"/>
    </style:style>
    <style:style style:name="T81_90" style:family="text">
      <style:text-properties fo:font-size="14pt" style:font-size-asian="14pt" style:font-size-complex="14pt"/>
    </style:style>
    <style:style style:name="T81_91" style:family="text">
      <style:text-properties fo:font-size="14pt" style:font-size-asian="14pt" style:font-size-complex="14pt"/>
    </style:style>
    <style:style style:name="T81_92" style:family="text">
      <style:text-properties fo:font-size="14pt" style:font-size-asian="14pt" style:font-size-complex="14pt"/>
    </style:style>
    <style:style style:name="T81_93" style:family="text">
      <style:text-properties fo:font-size="14pt" style:font-size-asian="14pt" style:font-size-complex="14pt"/>
    </style:style>
    <style:style style:name="T81_94" style:family="text">
      <style:text-properties fo:font-size="14pt" style:font-size-asian="14pt" style:font-size-complex="14pt"/>
    </style:style>
    <style:style style:name="T81_95" style:family="text">
      <style:text-properties fo:font-size="14pt" style:font-size-asian="14pt" style:font-size-complex="14pt"/>
    </style:style>
    <style:style style:name="T81_96" style:family="text">
      <style:text-properties fo:font-size="14pt" style:font-size-asian="14pt" style:font-size-complex="14pt"/>
    </style:style>
    <style:style style:name="T81_97" style:family="text">
      <style:text-properties fo:font-size="14pt" style:font-size-asian="14pt" style:font-size-complex="14pt"/>
    </style:style>
    <style:style style:name="T81_98" style:family="text">
      <style:text-properties fo:font-size="14pt" style:font-size-asian="14pt" style:font-size-complex="14pt"/>
    </style:style>
    <style:style style:name="T81_99" style:family="text">
      <style:text-properties fo:font-size="14pt" style:font-size-asian="14pt" style:font-size-complex="14pt"/>
    </style:style>
    <style:style style:name="T81_100" style:family="text">
      <style:text-properties fo:font-size="14pt" style:font-size-asian="14pt" style:font-size-complex="14pt"/>
    </style:style>
    <style:style style:name="T81_101" style:family="text">
      <style:text-properties fo:font-size="14pt" style:font-size-asian="14pt" style:font-size-complex="14pt"/>
    </style:style>
    <style:style style:name="T81_102" style:family="text">
      <style:text-properties fo:font-size="14pt" style:font-size-asian="14pt" style:font-size-complex="14pt"/>
    </style:style>
    <style:style style:name="T81_103" style:family="text">
      <style:text-properties fo:font-size="14pt" style:font-size-asian="14pt" style:font-size-complex="14pt"/>
    </style:style>
    <style:style style:name="T81_104" style:family="text">
      <style:text-properties fo:font-size="14pt" style:font-size-asian="14pt" style:font-size-complex="14pt"/>
    </style:style>
    <style:style style:name="T81_105" style:family="text">
      <style:text-properties fo:font-size="14pt" style:font-size-asian="14pt" style:font-size-complex="14pt"/>
    </style:style>
    <style:style style:name="T81_106" style:family="text">
      <style:text-properties fo:font-size="14pt" style:font-size-asian="14pt" style:font-size-complex="14pt"/>
    </style:style>
    <style:style style:name="T81_107" style:family="text">
      <style:text-properties fo:font-size="14pt" style:font-size-asian="14pt" style:font-size-complex="14pt"/>
    </style:style>
    <style:style style:name="T81_108" style:family="text">
      <style:text-properties fo:font-size="14pt" style:font-size-asian="14pt" style:font-size-complex="14pt"/>
    </style:style>
    <style:style style:name="T81_109" style:family="text">
      <style:text-properties fo:font-size="14pt" style:font-size-asian="14pt" style:font-size-complex="14pt"/>
    </style:style>
    <style:style style:name="T81_110" style:family="text">
      <style:text-properties fo:font-size="14pt" style:font-size-asian="14pt" style:font-size-complex="14pt"/>
    </style:style>
    <style:style style:name="T81_111" style:family="text">
      <style:text-properties fo:font-size="14pt" style:font-size-asian="14pt" style:font-size-complex="14pt"/>
    </style:style>
    <style:style style:name="T81_112" style:family="text">
      <style:text-properties fo:font-size="14pt" style:font-size-asian="14pt" style:font-size-complex="14pt"/>
    </style:style>
    <style:style style:name="T81_113" style:family="text">
      <style:text-properties fo:font-size="14pt" style:font-size-asian="14pt" style:font-size-complex="14pt"/>
    </style:style>
    <style:style style:name="T81_114" style:family="text">
      <style:text-properties fo:font-size="14pt" style:font-size-asian="14pt" style:font-size-complex="14pt"/>
    </style:style>
    <style:style style:name="T81_115" style:family="text"/>
    <style:style style:name="T81_116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81_117" style:family="text"/>
    <style:style style:name="T81_118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81_119" style:family="text"/>
    <style:style style:name="T81_120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81_121" style:family="text">
      <style:text-properties fo:font-size="14pt" style:font-size-asian="14pt" style:font-size-complex="14pt"/>
    </style:style>
    <style:style style:name="P8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4pt" style:font-size-asian="14pt" style:font-size-complex="14pt"/>
    </style:style>
    <style:style style:name="T83_2" style:family="text">
      <style:text-properties fo:font-size="14pt" style:font-size-asian="14pt" style:font-size-complex="14pt"/>
    </style:style>
    <style:style style:name="P8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style:text-line-through-style="solid" fo:font-size="14pt" style:font-size-asian="14pt" style:font-size-complex="14pt"/>
    </style:style>
    <style:style style:name="T85_2" style:family="text">
      <style:text-properties style:text-line-through-style="solid" fo:font-size="14pt" style:font-size-asian="14pt" style:font-size-complex="14pt"/>
    </style:style>
    <style:style style:name="T85_3" style:family="text">
      <style:text-properties style:text-line-through-style="solid" fo:font-size="14pt" style:font-size-asian="14pt" style:font-size-complex="14pt"/>
    </style:style>
    <style:style style:name="T85_4" style:family="text">
      <style:text-properties style:text-line-through-style="solid" fo:font-size="14pt" style:font-size-asian="14pt" style:font-size-complex="14pt"/>
    </style:style>
    <style:style style:name="T85_5" style:family="text">
      <style:text-properties style:text-line-through-style="solid" fo:font-size="14pt" style:font-size-asian="14pt" style:font-size-complex="14pt"/>
    </style:style>
    <style:style style:name="T85_6" style:family="text">
      <style:text-properties style:text-line-through-style="solid" fo:font-size="14pt" style:font-size-asian="14pt" style:font-size-complex="14pt"/>
    </style:style>
    <style:style style:name="T85_7" style:family="text">
      <style:text-properties style:text-line-through-style="solid" fo:font-size="14pt" style:font-size-asian="14pt" style:font-size-complex="14pt"/>
    </style:style>
    <style:style style:name="T85_8" style:family="text">
      <style:text-properties style:text-line-through-style="solid" fo:font-size="14pt" style:font-size-asian="14pt" style:font-size-complex="14pt"/>
    </style:style>
    <style:style style:name="T85_9" style:family="text">
      <style:text-properties style:text-line-through-style="solid" fo:font-size="14pt" style:font-size-asian="14pt" style:font-size-complex="14pt"/>
    </style:style>
    <style:style style:name="T85_10" style:family="text">
      <style:text-properties style:text-line-through-style="solid" fo:font-size="14pt" style:font-size-asian="14pt" style:font-size-complex="14pt"/>
    </style:style>
    <style:style style:name="T85_11" style:family="text">
      <style:text-properties style:text-line-through-style="solid" fo:font-size="14pt" style:font-size-asian="14pt" style:font-size-complex="14pt"/>
    </style:style>
    <style:style style:name="T85_12" style:family="text">
      <style:text-properties style:text-line-through-style="solid" fo:font-size="14pt" style:font-size-asian="14pt" style:font-size-complex="14pt"/>
    </style:style>
    <style:style style:name="T85_13" style:family="text">
      <style:text-properties style:text-line-through-style="solid" fo:font-size="14pt" style:font-size-asian="14pt" style:font-size-complex="14pt"/>
    </style:style>
    <style:style style:name="T85_14" style:family="text">
      <style:text-properties style:text-line-through-style="solid" fo:font-size="14pt" style:font-size-asian="14pt" style:font-size-complex="14pt"/>
    </style:style>
    <style:style style:name="T85_15" style:family="text">
      <style:text-properties style:text-line-through-style="solid" fo:font-size="14pt" style:font-size-asian="14pt" style:font-size-complex="14pt"/>
    </style:style>
    <style:style style:name="T85_16" style:family="text">
      <style:text-properties style:text-line-through-style="solid" fo:font-size="14pt" style:font-size-asian="14pt" style:font-size-complex="14pt"/>
    </style:style>
    <style:style style:name="T85_17" style:family="text">
      <style:text-properties style:text-line-through-style="solid" fo:font-size="14pt" style:font-size-asian="14pt" style:font-size-complex="14pt"/>
    </style:style>
    <style:style style:name="T85_18" style:family="text">
      <style:text-properties style:text-line-through-style="solid" fo:font-size="14pt" style:font-size-asian="14pt" style:font-size-complex="14pt"/>
    </style:style>
    <style:style style:name="T85_19" style:family="text">
      <style:text-properties style:text-line-through-style="solid" fo:font-size="14pt" style:font-size-asian="14pt" style:font-size-complex="14pt"/>
    </style:style>
    <style:style style:name="T85_20" style:family="text">
      <style:text-properties style:text-line-through-style="solid" fo:font-size="14pt" style:font-size-asian="14pt" style:font-size-complex="14pt"/>
    </style:style>
    <style:style style:name="T85_21" style:family="text">
      <style:text-properties style:text-line-through-style="solid" fo:font-size="14pt" style:font-size-asian="14pt" style:font-size-complex="14pt"/>
    </style:style>
    <style:style style:name="T85_22" style:family="text">
      <style:text-properties style:text-line-through-style="solid" fo:font-size="14pt" style:font-size-asian="14pt" style:font-size-complex="14pt"/>
    </style:style>
    <style:style style:name="T85_23" style:family="text">
      <style:text-properties style:text-line-through-style="solid" fo:font-size="14pt" style:font-size-asian="14pt" style:font-size-complex="14pt"/>
    </style:style>
    <style:style style:name="T85_24" style:family="text">
      <style:text-properties style:text-line-through-style="solid" fo:font-size="14pt" style:font-size-asian="14pt" style:font-size-complex="14pt"/>
    </style:style>
    <style:style style:name="T85_25" style:family="text">
      <style:text-properties style:text-line-through-style="solid" fo:font-size="14pt" style:font-size-asian="14pt" style:font-size-complex="14pt"/>
    </style:style>
    <style:style style:name="T85_26" style:family="text">
      <style:text-properties style:text-line-through-style="solid" fo:font-size="14pt" style:font-size-asian="14pt" style:font-size-complex="14pt"/>
    </style:style>
    <style:style style:name="T85_27" style:family="text">
      <style:text-properties style:text-line-through-style="solid" fo:font-size="14pt" style:font-size-asian="14pt" style:font-size-complex="14pt"/>
    </style:style>
    <style:style style:name="T85_28" style:family="text">
      <style:text-properties style:text-line-through-style="solid" fo:font-size="14pt" style:font-size-asian="14pt" style:font-size-complex="14pt"/>
    </style:style>
    <style:style style:name="T85_29" style:family="text">
      <style:text-properties style:text-line-through-style="solid" fo:font-size="14pt" style:font-size-asian="14pt" style:font-size-complex="14pt"/>
    </style:style>
    <style:style style:name="T85_30" style:family="text">
      <style:text-properties style:text-line-through-style="solid" fo:font-size="14pt" style:font-size-asian="14pt" style:font-size-complex="14pt"/>
    </style:style>
    <style:style style:name="T85_31" style:family="text">
      <style:text-properties style:text-line-through-style="solid" fo:font-size="14pt" style:font-size-asian="14pt" style:font-size-complex="14pt"/>
    </style:style>
    <style:style style:name="T85_32" style:family="text"/>
    <style:style style:name="T85_33" style:family="text">
      <style:text-properties style:text-line-through-style="solid" fo:color="#1155cc" fo:font-size="14pt" style:font-size-asian="14pt" style:font-size-complex="14pt" style:text-underline-style="solid" style:text-underline-color="font-color"/>
    </style:style>
    <style:style style:name="T85_34" style:family="text"/>
    <style:style style:name="T85_35" style:family="text">
      <style:text-properties style:text-line-through-style="solid" fo:color="#1155cc" fo:font-size="14pt" style:font-size-asian="14pt" style:font-size-complex="14pt" style:text-underline-style="solid" style:text-underline-color="font-color"/>
    </style:style>
    <style:style style:name="T85_36" style:family="text"/>
    <style:style style:name="T85_37" style:family="text">
      <style:text-properties style:text-line-through-style="solid" fo:color="#1155cc" fo:font-size="14pt" style:font-size-asian="14pt" style:font-size-complex="14pt" style:text-underline-style="solid" style:text-underline-color="font-color"/>
    </style:style>
    <style:style style:name="T85_38" style:family="text">
      <style:text-properties style:text-line-through-style="solid" fo:font-size="14pt" style:font-size-asian="14pt" style:font-size-complex="14pt"/>
    </style:style>
    <style:style style:name="T85_39" style:family="text">
      <style:text-properties fo:font-size="14pt" style:font-size-asian="14pt" style:font-size-complex="14pt"/>
    </style:style>
    <style:style style:name="T85_40" style:family="text">
      <style:text-properties fo:font-size="14pt" style:font-size-asian="14pt" style:font-size-complex="14pt"/>
    </style:style>
    <style:style style:name="T85_41" style:family="text">
      <style:text-properties fo:font-size="14pt" style:font-size-asian="14pt" style:font-size-complex="14pt"/>
    </style:style>
    <style:style style:name="T85_42" style:family="text">
      <style:text-properties fo:font-size="14pt" style:font-size-asian="14pt" style:font-size-complex="14pt"/>
    </style:style>
    <style:style style:name="T85_43" style:family="text">
      <style:text-properties fo:font-size="14pt" style:font-size-asian="14pt" style:font-size-complex="14pt"/>
    </style:style>
    <style:style style:name="T85_44" style:family="text">
      <style:text-properties fo:font-size="14pt" style:font-size-asian="14pt" style:font-size-complex="14pt"/>
    </style:style>
    <style:style style:name="T85_45" style:family="text">
      <style:text-properties fo:font-size="14pt" style:font-size-asian="14pt" style:font-size-complex="14pt"/>
    </style:style>
    <style:style style:name="T85_46" style:family="text">
      <style:text-properties fo:font-size="14pt" style:font-size-asian="14pt" style:font-size-complex="14pt"/>
    </style:style>
    <style:style style:name="T85_47" style:family="text">
      <style:text-properties fo:font-size="14pt" style:font-size-asian="14pt" style:font-size-complex="14pt"/>
    </style:style>
    <style:style style:name="T85_48" style:family="text">
      <style:text-properties fo:font-size="14pt" style:font-size-asian="14pt" style:font-size-complex="14pt"/>
    </style:style>
    <style:style style:name="T85_49" style:family="text">
      <style:text-properties fo:font-size="14pt" style:font-size-asian="14pt" style:font-size-complex="14pt"/>
    </style:style>
    <style:style style:name="T85_50" style:family="text">
      <style:text-properties fo:font-size="14pt" style:font-size-asian="14pt" style:font-size-complex="14pt"/>
    </style:style>
    <style:style style:name="T85_51" style:family="text">
      <style:text-properties fo:font-size="14pt" style:font-size-asian="14pt" style:font-size-complex="14pt"/>
    </style:style>
    <style:style style:name="T85_52" style:family="text">
      <style:text-properties fo:font-size="14pt" style:font-size-asian="14pt" style:font-size-complex="14pt"/>
    </style:style>
    <style:style style:name="T85_53" style:family="text">
      <style:text-properties fo:font-size="14pt" style:font-size-asian="14pt" style:font-size-complex="14pt"/>
    </style:style>
    <style:style style:name="T85_54" style:family="text">
      <style:text-properties fo:font-size="14pt" style:font-size-asian="14pt" style:font-size-complex="14pt"/>
    </style:style>
    <style:style style:name="T85_55" style:family="text">
      <style:text-properties fo:font-size="14pt" style:font-size-asian="14pt" style:font-size-complex="14pt"/>
    </style:style>
    <style:style style:name="T85_56" style:family="text">
      <style:text-properties fo:font-size="14pt" style:font-size-asian="14pt" style:font-size-complex="14pt"/>
    </style:style>
    <style:style style:name="T85_57" style:family="text">
      <style:text-properties fo:font-size="14pt" style:font-size-asian="14pt" style:font-size-complex="14pt"/>
    </style:style>
    <style:style style:name="T85_58" style:family="text">
      <style:text-properties fo:font-size="14pt" style:font-size-asian="14pt" style:font-size-complex="14pt"/>
    </style:style>
    <style:style style:name="T85_59" style:family="text">
      <style:text-properties fo:font-size="14pt" style:font-size-asian="14pt" style:font-size-complex="14pt"/>
    </style:style>
    <style:style style:name="T85_60" style:family="text">
      <style:text-properties fo:font-size="14pt" style:font-size-asian="14pt" style:font-size-complex="14pt"/>
    </style:style>
    <style:style style:name="T85_61" style:family="text">
      <style:text-properties fo:font-size="14pt" style:font-size-asian="14pt" style:font-size-complex="14pt"/>
    </style:style>
    <style:style style:name="T85_62" style:family="text">
      <style:text-properties fo:font-size="14pt" style:font-size-asian="14pt" style:font-size-complex="14pt"/>
    </style:style>
    <style:style style:name="T85_63" style:family="text">
      <style:text-properties fo:font-size="14pt" style:font-size-asian="14pt" style:font-size-complex="14pt"/>
    </style:style>
    <style:style style:name="T85_64" style:family="text">
      <style:text-properties fo:font-size="14pt" style:font-size-asian="14pt" style:font-size-complex="14pt"/>
    </style:style>
    <style:style style:name="T85_65" style:family="text">
      <style:text-properties fo:font-size="14pt" style:font-size-asian="14pt" style:font-size-complex="14pt"/>
    </style:style>
    <style:style style:name="T85_66" style:family="text">
      <style:text-properties fo:font-size="14pt" style:font-size-asian="14pt" style:font-size-complex="14pt"/>
    </style:style>
    <style:style style:name="T85_67" style:family="text">
      <style:text-properties fo:font-size="14pt" style:font-size-asian="14pt" style:font-size-complex="14pt"/>
    </style:style>
    <style:style style:name="T85_68" style:family="text">
      <style:text-properties fo:font-size="14pt" style:font-size-asian="14pt" style:font-size-complex="14pt"/>
    </style:style>
    <style:style style:name="T85_69" style:family="text">
      <style:text-properties fo:font-size="14pt" style:font-size-asian="14pt" style:font-size-complex="14pt"/>
    </style:style>
    <style:style style:name="T85_70" style:family="text">
      <style:text-properties fo:font-size="14pt" style:font-size-asian="14pt" style:font-size-complex="14pt"/>
    </style:style>
    <style:style style:name="T85_71" style:family="text">
      <style:text-properties fo:font-size="14pt" style:font-size-asian="14pt" style:font-size-complex="14pt"/>
    </style:style>
    <style:style style:name="T85_72" style:family="text">
      <style:text-properties fo:font-size="14pt" style:font-size-asian="14pt" style:font-size-complex="14pt"/>
    </style:style>
    <style:style style:name="T85_73" style:family="text">
      <style:text-properties fo:font-size="14pt" style:font-size-asian="14pt" style:font-size-complex="14pt"/>
    </style:style>
    <style:style style:name="T85_74" style:family="text">
      <style:text-properties fo:font-size="14pt" style:font-size-asian="14pt" style:font-size-complex="14pt"/>
    </style:style>
    <style:style style:name="T85_75" style:family="text">
      <style:text-properties fo:font-size="14pt" style:font-size-asian="14pt" style:font-size-complex="14pt"/>
    </style:style>
    <style:style style:name="T85_76" style:family="text">
      <style:text-properties fo:font-size="14pt" style:font-size-asian="14pt" style:font-size-complex="14pt"/>
    </style:style>
    <style:style style:name="T85_77" style:family="text">
      <style:text-properties fo:font-size="14pt" style:font-size-asian="14pt" style:font-size-complex="14pt"/>
    </style:style>
    <style:style style:name="T85_78" style:family="text">
      <style:text-properties fo:font-size="14pt" style:font-size-asian="14pt" style:font-size-complex="14pt"/>
    </style:style>
    <style:style style:name="T85_79" style:family="text">
      <style:text-properties fo:font-size="14pt" style:font-size-asian="14pt" style:font-size-complex="14pt"/>
    </style:style>
    <style:style style:name="T85_80" style:family="text">
      <style:text-properties fo:font-size="14pt" style:font-size-asian="14pt" style:font-size-complex="14pt"/>
    </style:style>
    <style:style style:name="T85_81" style:family="text">
      <style:text-properties fo:font-size="14pt" style:font-size-asian="14pt" style:font-size-complex="14pt"/>
    </style:style>
    <style:style style:name="T85_82" style:family="text">
      <style:text-properties fo:font-size="14pt" style:font-size-asian="14pt" style:font-size-complex="14pt"/>
    </style:style>
    <style:style style:name="T85_83" style:family="text">
      <style:text-properties fo:font-size="14pt" style:font-size-asian="14pt" style:font-size-complex="14pt"/>
    </style:style>
    <style:style style:name="T85_84" style:family="text">
      <style:text-properties fo:font-size="14pt" style:font-size-asian="14pt" style:font-size-complex="14pt"/>
    </style:style>
    <style:style style:name="T85_85" style:family="text">
      <style:text-properties fo:font-size="14pt" style:font-size-asian="14pt" style:font-size-complex="14pt"/>
    </style:style>
    <style:style style:name="T85_86" style:family="text">
      <style:text-properties fo:font-size="14pt" style:font-size-asian="14pt" style:font-size-complex="14pt"/>
    </style:style>
    <style:style style:name="T85_87" style:family="text">
      <style:text-properties fo:font-size="14pt" style:font-size-asian="14pt" style:font-size-complex="14pt"/>
    </style:style>
    <style:style style:name="T85_88" style:family="text">
      <style:text-properties fo:font-size="14pt" style:font-size-asian="14pt" style:font-size-complex="14pt"/>
    </style:style>
    <style:style style:name="T85_89" style:family="text">
      <style:text-properties fo:font-size="14pt" style:font-size-asian="14pt" style:font-size-complex="14pt"/>
    </style:style>
    <style:style style:name="T85_90" style:family="text">
      <style:text-properties fo:font-size="14pt" style:font-size-asian="14pt" style:font-size-complex="14pt"/>
    </style:style>
    <style:style style:name="T85_91" style:family="text">
      <style:text-properties fo:font-size="14pt" style:font-size-asian="14pt" style:font-size-complex="14pt"/>
    </style:style>
    <style:style style:name="T85_92" style:family="text">
      <style:text-properties fo:font-size="14pt" style:font-size-asian="14pt" style:font-size-complex="14pt"/>
    </style:style>
    <style:style style:name="T85_93" style:family="text">
      <style:text-properties fo:font-size="14pt" style:font-size-asian="14pt" style:font-size-complex="14pt"/>
    </style:style>
    <style:style style:name="T85_94" style:family="text">
      <style:text-properties fo:font-size="14pt" style:font-size-asian="14pt" style:font-size-complex="14pt"/>
    </style:style>
    <style:style style:name="T85_95" style:family="text">
      <style:text-properties fo:font-size="14pt" style:font-size-asian="14pt" style:font-size-complex="14pt"/>
    </style:style>
    <style:style style:name="T85_96" style:family="text">
      <style:text-properties fo:font-size="14pt" style:font-size-asian="14pt" style:font-size-complex="14pt"/>
    </style:style>
    <style:style style:name="T85_97" style:family="text">
      <style:text-properties fo:font-size="14pt" style:font-size-asian="14pt" style:font-size-complex="14pt"/>
    </style:style>
    <style:style style:name="T85_98" style:family="text">
      <style:text-properties fo:font-size="14pt" style:font-size-asian="14pt" style:font-size-complex="14pt"/>
    </style:style>
    <style:style style:name="T85_99" style:family="text">
      <style:text-properties fo:font-size="14pt" style:font-size-asian="14pt" style:font-size-complex="14pt"/>
    </style:style>
    <style:style style:name="T85_100" style:family="text">
      <style:text-properties fo:font-size="14pt" style:font-size-asian="14pt" style:font-size-complex="14pt"/>
    </style:style>
    <style:style style:name="T85_101" style:family="text">
      <style:text-properties fo:font-size="14pt" style:font-size-asian="14pt" style:font-size-complex="14pt"/>
    </style:style>
    <style:style style:name="T85_102" style:family="text">
      <style:text-properties fo:font-size="14pt" style:font-size-asian="14pt" style:font-size-complex="14pt"/>
    </style:style>
    <style:style style:name="T85_103" style:family="text">
      <style:text-properties fo:font-size="14pt" style:font-size-asian="14pt" style:font-size-complex="14pt"/>
    </style:style>
    <style:style style:name="T85_104" style:family="text">
      <style:text-properties fo:font-size="14pt" style:font-size-asian="14pt" style:font-size-complex="14pt"/>
    </style:style>
    <style:style style:name="T85_105" style:family="text">
      <style:text-properties fo:font-size="14pt" style:font-size-asian="14pt" style:font-size-complex="14pt"/>
    </style:style>
    <style:style style:name="T85_106" style:family="text">
      <style:text-properties fo:font-size="14pt" style:font-size-asian="14pt" style:font-size-complex="14pt"/>
    </style:style>
    <style:style style:name="T85_107" style:family="text">
      <style:text-properties fo:font-size="14pt" style:font-size-asian="14pt" style:font-size-complex="14pt"/>
    </style:style>
    <style:style style:name="T85_108" style:family="text">
      <style:text-properties fo:font-size="14pt" style:font-size-asian="14pt" style:font-size-complex="14pt"/>
    </style:style>
    <style:style style:name="T85_109" style:family="text">
      <style:text-properties fo:font-size="14pt" style:font-size-asian="14pt" style:font-size-complex="14pt"/>
    </style:style>
    <style:style style:name="T85_110" style:family="text">
      <style:text-properties fo:font-size="14pt" style:font-size-asian="14pt" style:font-size-complex="14pt"/>
    </style:style>
    <style:style style:name="T85_111" style:family="text">
      <style:text-properties fo:font-size="14pt" style:font-size-asian="14pt" style:font-size-complex="14pt"/>
    </style:style>
    <style:style style:name="T85_112" style:family="text">
      <style:text-properties fo:font-size="14pt" style:font-size-asian="14pt" style:font-size-complex="14pt"/>
    </style:style>
    <style:style style:name="T85_113" style:family="text">
      <style:text-properties fo:font-size="14pt" style:font-size-asian="14pt" style:font-size-complex="14pt"/>
    </style:style>
    <style:style style:name="T85_114" style:family="text">
      <style:text-properties fo:font-size="14pt" style:font-size-asian="14pt" style:font-size-complex="14pt"/>
    </style:style>
    <style:style style:name="T85_115" style:family="text"/>
    <style:style style:name="T85_116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85_117" style:family="text"/>
    <style:style style:name="T85_118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85_119" style:family="text"/>
    <style:style style:name="T85_120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85_121" style:family="text">
      <style:text-properties fo:font-size="14pt" style:font-size-asian="14pt" style:font-size-complex="14pt"/>
    </style:style>
    <style:style style:name="P8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size="14pt" style:font-size-asian="14pt" style:font-size-complex="14pt"/>
    </style:style>
    <style:style style:name="T87_2" style:family="text">
      <style:text-properties fo:font-size="14pt" style:font-size-asian="14pt" style:font-size-complex="14pt"/>
    </style:style>
    <style:style style:name="P8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style:text-line-through-style="solid" fo:font-size="14pt" style:font-size-asian="14pt" style:font-size-complex="14pt"/>
    </style:style>
    <style:style style:name="T89_2" style:family="text">
      <style:text-properties style:text-line-through-style="solid" fo:font-size="14pt" style:font-size-asian="14pt" style:font-size-complex="14pt"/>
    </style:style>
    <style:style style:name="T89_3" style:family="text">
      <style:text-properties style:text-line-through-style="solid" fo:font-size="14pt" style:font-size-asian="14pt" style:font-size-complex="14pt"/>
    </style:style>
    <style:style style:name="T89_4" style:family="text">
      <style:text-properties style:text-line-through-style="solid" fo:font-size="14pt" style:font-size-asian="14pt" style:font-size-complex="14pt"/>
    </style:style>
    <style:style style:name="T89_5" style:family="text">
      <style:text-properties style:text-line-through-style="solid" fo:font-size="14pt" style:font-size-asian="14pt" style:font-size-complex="14pt"/>
    </style:style>
    <style:style style:name="T89_6" style:family="text">
      <style:text-properties style:text-line-through-style="solid" fo:font-size="14pt" style:font-size-asian="14pt" style:font-size-complex="14pt"/>
    </style:style>
    <style:style style:name="T89_7" style:family="text">
      <style:text-properties style:text-line-through-style="solid" fo:font-size="14pt" style:font-size-asian="14pt" style:font-size-complex="14pt"/>
    </style:style>
    <style:style style:name="T89_8" style:family="text">
      <style:text-properties style:text-line-through-style="solid" fo:font-size="14pt" style:font-size-asian="14pt" style:font-size-complex="14pt"/>
    </style:style>
    <style:style style:name="T89_9" style:family="text">
      <style:text-properties style:text-line-through-style="solid" fo:font-size="14pt" style:font-size-asian="14pt" style:font-size-complex="14pt"/>
    </style:style>
    <style:style style:name="T89_10" style:family="text">
      <style:text-properties style:text-line-through-style="solid" fo:font-size="14pt" style:font-size-asian="14pt" style:font-size-complex="14pt"/>
    </style:style>
    <style:style style:name="T89_11" style:family="text">
      <style:text-properties style:text-line-through-style="solid" fo:font-size="14pt" style:font-size-asian="14pt" style:font-size-complex="14pt"/>
    </style:style>
    <style:style style:name="T89_12" style:family="text">
      <style:text-properties style:text-line-through-style="solid" fo:font-size="14pt" style:font-size-asian="14pt" style:font-size-complex="14pt"/>
    </style:style>
    <style:style style:name="T89_13" style:family="text">
      <style:text-properties style:text-line-through-style="solid" fo:font-size="14pt" style:font-size-asian="14pt" style:font-size-complex="14pt"/>
    </style:style>
    <style:style style:name="T89_14" style:family="text">
      <style:text-properties style:text-line-through-style="solid" fo:font-size="14pt" style:font-size-asian="14pt" style:font-size-complex="14pt"/>
    </style:style>
    <style:style style:name="T89_15" style:family="text">
      <style:text-properties style:text-line-through-style="solid" fo:font-size="14pt" style:font-size-asian="14pt" style:font-size-complex="14pt"/>
    </style:style>
    <style:style style:name="T89_16" style:family="text">
      <style:text-properties style:text-line-through-style="solid" fo:font-size="14pt" style:font-size-asian="14pt" style:font-size-complex="14pt"/>
    </style:style>
    <style:style style:name="T89_17" style:family="text">
      <style:text-properties style:text-line-through-style="solid" fo:font-size="14pt" style:font-size-asian="14pt" style:font-size-complex="14pt"/>
    </style:style>
    <style:style style:name="T89_18" style:family="text">
      <style:text-properties style:text-line-through-style="solid" fo:font-size="14pt" style:font-size-asian="14pt" style:font-size-complex="14pt"/>
    </style:style>
    <style:style style:name="T89_19" style:family="text">
      <style:text-properties style:text-line-through-style="solid" fo:font-size="14pt" style:font-size-asian="14pt" style:font-size-complex="14pt"/>
    </style:style>
    <style:style style:name="T89_20" style:family="text">
      <style:text-properties style:text-line-through-style="solid" fo:font-size="14pt" style:font-size-asian="14pt" style:font-size-complex="14pt"/>
    </style:style>
    <style:style style:name="T89_21" style:family="text">
      <style:text-properties style:text-line-through-style="solid" fo:font-size="14pt" style:font-size-asian="14pt" style:font-size-complex="14pt"/>
    </style:style>
    <style:style style:name="T89_22" style:family="text">
      <style:text-properties style:text-line-through-style="solid" fo:font-size="14pt" style:font-size-asian="14pt" style:font-size-complex="14pt"/>
    </style:style>
    <style:style style:name="T89_23" style:family="text">
      <style:text-properties style:text-line-through-style="solid" fo:font-size="14pt" style:font-size-asian="14pt" style:font-size-complex="14pt"/>
    </style:style>
    <style:style style:name="T89_24" style:family="text">
      <style:text-properties style:text-line-through-style="solid" fo:font-size="14pt" style:font-size-asian="14pt" style:font-size-complex="14pt"/>
    </style:style>
    <style:style style:name="T89_25" style:family="text">
      <style:text-properties style:text-line-through-style="solid" fo:font-size="14pt" style:font-size-asian="14pt" style:font-size-complex="14pt"/>
    </style:style>
    <style:style style:name="T89_26" style:family="text">
      <style:text-properties style:text-line-through-style="solid" fo:font-size="14pt" style:font-size-asian="14pt" style:font-size-complex="14pt"/>
    </style:style>
    <style:style style:name="T89_27" style:family="text">
      <style:text-properties style:text-line-through-style="solid" fo:font-size="14pt" style:font-size-asian="14pt" style:font-size-complex="14pt"/>
    </style:style>
    <style:style style:name="T89_28" style:family="text">
      <style:text-properties style:text-line-through-style="solid" fo:font-size="14pt" style:font-size-asian="14pt" style:font-size-complex="14pt"/>
    </style:style>
    <style:style style:name="T89_29" style:family="text">
      <style:text-properties style:text-line-through-style="solid" fo:font-size="14pt" style:font-size-asian="14pt" style:font-size-complex="14pt"/>
    </style:style>
    <style:style style:name="T89_30" style:family="text">
      <style:text-properties style:text-line-through-style="solid" fo:font-size="14pt" style:font-size-asian="14pt" style:font-size-complex="14pt"/>
    </style:style>
    <style:style style:name="T89_31" style:family="text">
      <style:text-properties style:text-line-through-style="solid" fo:font-size="14pt" style:font-size-asian="14pt" style:font-size-complex="14pt"/>
    </style:style>
    <style:style style:name="T89_32" style:family="text">
      <style:text-properties style:text-line-through-style="solid" fo:font-size="14pt" style:font-size-asian="14pt" style:font-size-complex="14pt"/>
    </style:style>
    <style:style style:name="T89_33" style:family="text">
      <style:text-properties style:text-line-through-style="solid" fo:font-size="14pt" style:font-size-asian="14pt" style:font-size-complex="14pt"/>
    </style:style>
    <style:style style:name="T89_34" style:family="text">
      <style:text-properties style:text-line-through-style="solid" fo:font-size="14pt" style:font-size-asian="14pt" style:font-size-complex="14pt"/>
    </style:style>
    <style:style style:name="T89_35" style:family="text">
      <style:text-properties style:text-line-through-style="solid" fo:font-size="14pt" style:font-size-asian="14pt" style:font-size-complex="14pt"/>
    </style:style>
    <style:style style:name="T89_36" style:family="text">
      <style:text-properties style:text-line-through-style="solid" fo:font-size="14pt" style:font-size-asian="14pt" style:font-size-complex="14pt"/>
    </style:style>
    <style:style style:name="T89_37" style:family="text">
      <style:text-properties style:text-line-through-style="solid" fo:font-size="14pt" style:font-size-asian="14pt" style:font-size-complex="14pt"/>
    </style:style>
    <style:style style:name="T89_38" style:family="text">
      <style:text-properties style:text-line-through-style="solid" fo:font-size="14pt" style:font-size-asian="14pt" style:font-size-complex="14pt"/>
    </style:style>
    <style:style style:name="T89_39" style:family="text">
      <style:text-properties style:text-line-through-style="solid" fo:font-size="14pt" style:font-size-asian="14pt" style:font-size-complex="14pt"/>
    </style:style>
    <style:style style:name="T89_40" style:family="text">
      <style:text-properties style:text-line-through-style="solid" fo:font-size="14pt" style:font-size-asian="14pt" style:font-size-complex="14pt"/>
    </style:style>
    <style:style style:name="T89_41" style:family="text">
      <style:text-properties style:text-line-through-style="solid" fo:font-size="14pt" style:font-size-asian="14pt" style:font-size-complex="14pt"/>
    </style:style>
    <style:style style:name="T89_42" style:family="text">
      <style:text-properties style:text-line-through-style="solid" fo:font-size="14pt" style:font-size-asian="14pt" style:font-size-complex="14pt"/>
    </style:style>
    <style:style style:name="T89_43" style:family="text">
      <style:text-properties style:text-line-through-style="solid" fo:font-size="14pt" style:font-size-asian="14pt" style:font-size-complex="14pt"/>
    </style:style>
    <style:style style:name="T89_44" style:family="text">
      <style:text-properties style:text-line-through-style="solid" fo:font-size="14pt" style:font-size-asian="14pt" style:font-size-complex="14pt"/>
    </style:style>
    <style:style style:name="T89_45" style:family="text">
      <style:text-properties style:text-line-through-style="solid" fo:font-size="14pt" style:font-size-asian="14pt" style:font-size-complex="14pt"/>
    </style:style>
    <style:style style:name="T89_46" style:family="text">
      <style:text-properties style:text-line-through-style="solid" fo:font-size="14pt" style:font-size-asian="14pt" style:font-size-complex="14pt"/>
    </style:style>
    <style:style style:name="T89_47" style:family="text">
      <style:text-properties style:text-line-through-style="solid" fo:font-size="14pt" style:font-size-asian="14pt" style:font-size-complex="14pt"/>
    </style:style>
    <style:style style:name="T89_48" style:family="text">
      <style:text-properties style:text-line-through-style="solid" fo:font-size="14pt" style:font-size-asian="14pt" style:font-size-complex="14pt"/>
    </style:style>
    <style:style style:name="T89_49" style:family="text">
      <style:text-properties style:text-line-through-style="solid" fo:font-size="14pt" style:font-size-asian="14pt" style:font-size-complex="14pt"/>
    </style:style>
    <style:style style:name="T89_50" style:family="text">
      <style:text-properties style:text-line-through-style="solid" fo:font-size="14pt" style:font-size-asian="14pt" style:font-size-complex="14pt"/>
    </style:style>
    <style:style style:name="T89_51" style:family="text">
      <style:text-properties style:text-line-through-style="solid" fo:font-size="14pt" style:font-size-asian="14pt" style:font-size-complex="14pt"/>
    </style:style>
    <style:style style:name="T89_52" style:family="text">
      <style:text-properties style:text-line-through-style="solid" fo:font-size="14pt" style:font-size-asian="14pt" style:font-size-complex="14pt"/>
    </style:style>
    <style:style style:name="T89_53" style:family="text">
      <style:text-properties style:text-line-through-style="solid" fo:font-size="14pt" style:font-size-asian="14pt" style:font-size-complex="14pt"/>
    </style:style>
    <style:style style:name="T89_54" style:family="text">
      <style:text-properties style:text-line-through-style="solid" fo:font-size="14pt" style:font-size-asian="14pt" style:font-size-complex="14pt"/>
    </style:style>
    <style:style style:name="T89_55" style:family="text">
      <style:text-properties style:text-line-through-style="solid" fo:font-size="14pt" style:font-size-asian="14pt" style:font-size-complex="14pt"/>
    </style:style>
    <style:style style:name="T89_56" style:family="text">
      <style:text-properties style:text-line-through-style="solid" fo:font-size="14pt" style:font-size-asian="14pt" style:font-size-complex="14pt"/>
    </style:style>
    <style:style style:name="T89_57" style:family="text">
      <style:text-properties style:text-line-through-style="solid" fo:font-size="14pt" style:font-size-asian="14pt" style:font-size-complex="14pt"/>
    </style:style>
    <style:style style:name="T89_58" style:family="text">
      <style:text-properties style:text-line-through-style="solid" fo:font-size="14pt" style:font-size-asian="14pt" style:font-size-complex="14pt"/>
    </style:style>
    <style:style style:name="T89_59" style:family="text">
      <style:text-properties style:text-line-through-style="solid" fo:font-size="14pt" style:font-size-asian="14pt" style:font-size-complex="14pt"/>
    </style:style>
    <style:style style:name="T89_60" style:family="text">
      <style:text-properties style:text-line-through-style="solid" fo:font-size="14pt" style:font-size-asian="14pt" style:font-size-complex="14pt"/>
    </style:style>
    <style:style style:name="T89_61" style:family="text">
      <style:text-properties style:text-line-through-style="solid" fo:font-size="14pt" style:font-size-asian="14pt" style:font-size-complex="14pt"/>
    </style:style>
    <style:style style:name="T89_62" style:family="text">
      <style:text-properties style:text-line-through-style="solid" fo:font-size="14pt" style:font-size-asian="14pt" style:font-size-complex="14pt"/>
    </style:style>
    <style:style style:name="T89_63" style:family="text">
      <style:text-properties style:text-line-through-style="solid" fo:font-size="14pt" style:font-size-asian="14pt" style:font-size-complex="14pt"/>
    </style:style>
    <style:style style:name="T89_64" style:family="text">
      <style:text-properties style:text-line-through-style="solid" fo:font-size="14pt" style:font-size-asian="14pt" style:font-size-complex="14pt"/>
    </style:style>
    <style:style style:name="T89_65" style:family="text">
      <style:text-properties style:text-line-through-style="solid" fo:font-size="14pt" style:font-size-asian="14pt" style:font-size-complex="14pt"/>
    </style:style>
    <style:style style:name="T89_66" style:family="text">
      <style:text-properties style:text-line-through-style="solid" fo:font-size="14pt" style:font-size-asian="14pt" style:font-size-complex="14pt"/>
    </style:style>
    <style:style style:name="T89_67" style:family="text">
      <style:text-properties style:text-line-through-style="solid" fo:font-size="14pt" style:font-size-asian="14pt" style:font-size-complex="14pt"/>
    </style:style>
    <style:style style:name="T89_68" style:family="text">
      <style:text-properties style:text-line-through-style="solid" fo:font-size="14pt" style:font-size-asian="14pt" style:font-size-complex="14pt"/>
    </style:style>
    <style:style style:name="T89_69" style:family="text">
      <style:text-properties style:text-line-through-style="solid" fo:font-size="14pt" style:font-size-asian="14pt" style:font-size-complex="14pt"/>
    </style:style>
    <style:style style:name="T89_70" style:family="text">
      <style:text-properties style:text-line-through-style="solid" fo:font-size="14pt" style:font-size-asian="14pt" style:font-size-complex="14pt"/>
    </style:style>
    <style:style style:name="T89_71" style:family="text">
      <style:text-properties style:text-line-through-style="solid" fo:font-size="14pt" style:font-size-asian="14pt" style:font-size-complex="14pt"/>
    </style:style>
    <style:style style:name="T89_72" style:family="text">
      <style:text-properties style:text-line-through-style="solid" fo:font-size="14pt" style:font-size-asian="14pt" style:font-size-complex="14pt"/>
    </style:style>
    <style:style style:name="T89_73" style:family="text">
      <style:text-properties style:text-line-through-style="solid" fo:font-size="14pt" style:font-size-asian="14pt" style:font-size-complex="14pt"/>
    </style:style>
    <style:style style:name="T89_74" style:family="text">
      <style:text-properties style:text-line-through-style="solid" fo:font-size="14pt" style:font-size-asian="14pt" style:font-size-complex="14pt"/>
    </style:style>
    <style:style style:name="T89_75" style:family="text">
      <style:text-properties style:text-line-through-style="solid" fo:font-size="14pt" style:font-size-asian="14pt" style:font-size-complex="14pt"/>
    </style:style>
    <style:style style:name="T89_76" style:family="text">
      <style:text-properties style:text-line-through-style="solid" fo:font-size="14pt" style:font-size-asian="14pt" style:font-size-complex="14pt"/>
    </style:style>
    <style:style style:name="T89_77" style:family="text">
      <style:text-properties style:text-line-through-style="solid" fo:font-size="14pt" style:font-size-asian="14pt" style:font-size-complex="14pt"/>
    </style:style>
    <style:style style:name="T89_78" style:family="text">
      <style:text-properties style:text-line-through-style="solid" fo:font-size="14pt" style:font-size-asian="14pt" style:font-size-complex="14pt"/>
    </style:style>
    <style:style style:name="T89_79" style:family="text">
      <style:text-properties style:text-line-through-style="solid" fo:font-size="14pt" style:font-size-asian="14pt" style:font-size-complex="14pt"/>
    </style:style>
    <style:style style:name="T89_80" style:family="text">
      <style:text-properties style:text-line-through-style="solid" fo:font-size="14pt" style:font-size-asian="14pt" style:font-size-complex="14pt"/>
    </style:style>
    <style:style style:name="T89_81" style:family="text">
      <style:text-properties style:text-line-through-style="solid" fo:font-size="14pt" style:font-size-asian="14pt" style:font-size-complex="14pt"/>
    </style:style>
    <style:style style:name="T89_82" style:family="text">
      <style:text-properties style:text-line-through-style="solid" fo:font-size="14pt" style:font-size-asian="14pt" style:font-size-complex="14pt"/>
    </style:style>
    <style:style style:name="T89_83" style:family="text">
      <style:text-properties style:text-line-through-style="solid" fo:font-size="14pt" style:font-size-asian="14pt" style:font-size-complex="14pt"/>
    </style:style>
    <style:style style:name="T89_84" style:family="text">
      <style:text-properties style:text-line-through-style="solid" fo:font-size="14pt" style:font-size-asian="14pt" style:font-size-complex="14pt"/>
    </style:style>
    <style:style style:name="T89_85" style:family="text">
      <style:text-properties style:text-line-through-style="solid" fo:font-size="14pt" style:font-size-asian="14pt" style:font-size-complex="14pt"/>
    </style:style>
    <style:style style:name="T89_86" style:family="text">
      <style:text-properties style:text-line-through-style="solid" fo:font-size="14pt" style:font-size-asian="14pt" style:font-size-complex="14pt"/>
    </style:style>
    <style:style style:name="T89_87" style:family="text">
      <style:text-properties style:text-line-through-style="solid" fo:font-size="14pt" style:font-size-asian="14pt" style:font-size-complex="14pt"/>
    </style:style>
    <style:style style:name="T89_88" style:family="text">
      <style:text-properties style:text-line-through-style="solid" fo:font-size="14pt" style:font-size-asian="14pt" style:font-size-complex="14pt"/>
    </style:style>
    <style:style style:name="T89_89" style:family="text">
      <style:text-properties style:text-line-through-style="solid" fo:font-size="14pt" style:font-size-asian="14pt" style:font-size-complex="14pt"/>
    </style:style>
    <style:style style:name="T89_90" style:family="text">
      <style:text-properties style:text-line-through-style="solid" fo:font-size="14pt" style:font-size-asian="14pt" style:font-size-complex="14pt"/>
    </style:style>
    <style:style style:name="T89_91" style:family="text">
      <style:text-properties style:text-line-through-style="solid" fo:font-size="14pt" style:font-size-asian="14pt" style:font-size-complex="14pt"/>
    </style:style>
    <style:style style:name="T89_92" style:family="text">
      <style:text-properties style:text-line-through-style="solid" fo:font-size="14pt" style:font-size-asian="14pt" style:font-size-complex="14pt"/>
    </style:style>
    <style:style style:name="T89_93" style:family="text">
      <style:text-properties style:text-line-through-style="solid" fo:font-size="14pt" style:font-size-asian="14pt" style:font-size-complex="14pt"/>
    </style:style>
    <style:style style:name="T89_94" style:family="text">
      <style:text-properties style:text-line-through-style="solid" fo:font-size="14pt" style:font-size-asian="14pt" style:font-size-complex="14pt"/>
    </style:style>
    <style:style style:name="T89_95" style:family="text">
      <style:text-properties style:text-line-through-style="solid" fo:font-size="14pt" style:font-size-asian="14pt" style:font-size-complex="14pt"/>
    </style:style>
    <style:style style:name="T89_96" style:family="text">
      <style:text-properties style:text-line-through-style="solid" fo:font-size="14pt" style:font-size-asian="14pt" style:font-size-complex="14pt"/>
    </style:style>
    <style:style style:name="T89_97" style:family="text">
      <style:text-properties style:text-line-through-style="solid" fo:font-size="14pt" style:font-size-asian="14pt" style:font-size-complex="14pt"/>
    </style:style>
    <style:style style:name="T89_98" style:family="text">
      <style:text-properties style:text-line-through-style="solid" fo:font-size="14pt" style:font-size-asian="14pt" style:font-size-complex="14pt"/>
    </style:style>
    <style:style style:name="T89_99" style:family="text">
      <style:text-properties style:text-line-through-style="solid" fo:font-size="14pt" style:font-size-asian="14pt" style:font-size-complex="14pt"/>
    </style:style>
    <style:style style:name="T89_100" style:family="text">
      <style:text-properties style:text-line-through-style="solid" fo:font-size="14pt" style:font-size-asian="14pt" style:font-size-complex="14pt"/>
    </style:style>
    <style:style style:name="T89_101" style:family="text">
      <style:text-properties style:text-line-through-style="solid" fo:font-size="14pt" style:font-size-asian="14pt" style:font-size-complex="14pt"/>
    </style:style>
    <style:style style:name="T89_102" style:family="text">
      <style:text-properties style:text-line-through-style="solid" fo:font-size="14pt" style:font-size-asian="14pt" style:font-size-complex="14pt"/>
    </style:style>
    <style:style style:name="T89_103" style:family="text">
      <style:text-properties style:text-line-through-style="solid" fo:font-size="14pt" style:font-size-asian="14pt" style:font-size-complex="14pt"/>
    </style:style>
    <style:style style:name="T89_104" style:family="text">
      <style:text-properties style:text-line-through-style="solid" fo:font-size="14pt" style:font-size-asian="14pt" style:font-size-complex="14pt"/>
    </style:style>
    <style:style style:name="T89_105" style:family="text">
      <style:text-properties style:text-line-through-style="solid" fo:font-size="14pt" style:font-size-asian="14pt" style:font-size-complex="14pt"/>
    </style:style>
    <style:style style:name="T89_106" style:family="text">
      <style:text-properties style:text-line-through-style="solid" fo:font-size="14pt" style:font-size-asian="14pt" style:font-size-complex="14pt"/>
    </style:style>
    <style:style style:name="T89_107" style:family="text">
      <style:text-properties style:text-line-through-style="solid" fo:font-size="14pt" style:font-size-asian="14pt" style:font-size-complex="14pt"/>
    </style:style>
    <style:style style:name="T89_108" style:family="text">
      <style:text-properties style:text-line-through-style="solid" fo:font-size="14pt" style:font-size-asian="14pt" style:font-size-complex="14pt"/>
    </style:style>
    <style:style style:name="T89_109" style:family="text">
      <style:text-properties style:text-line-through-style="solid" fo:font-size="14pt" style:font-size-asian="14pt" style:font-size-complex="14pt"/>
    </style:style>
    <style:style style:name="T89_110" style:family="text">
      <style:text-properties style:text-line-through-style="solid" fo:font-size="14pt" style:font-size-asian="14pt" style:font-size-complex="14pt"/>
    </style:style>
    <style:style style:name="T89_111" style:family="text">
      <style:text-properties style:text-line-through-style="solid" fo:font-size="14pt" style:font-size-asian="14pt" style:font-size-complex="14pt"/>
    </style:style>
    <style:style style:name="T89_112" style:family="text">
      <style:text-properties style:text-line-through-style="solid" fo:font-size="14pt" style:font-size-asian="14pt" style:font-size-complex="14pt"/>
    </style:style>
    <style:style style:name="T89_113" style:family="text">
      <style:text-properties style:text-line-through-style="solid" fo:font-size="14pt" style:font-size-asian="14pt" style:font-size-complex="14pt"/>
    </style:style>
    <style:style style:name="T89_114" style:family="text">
      <style:text-properties style:text-line-through-style="solid" fo:font-size="14pt" style:font-size-asian="14pt" style:font-size-complex="14pt"/>
    </style:style>
    <style:style style:name="T89_115" style:family="text">
      <style:text-properties style:text-line-through-style="solid" fo:font-size="14pt" style:font-size-asian="14pt" style:font-size-complex="14pt"/>
    </style:style>
    <style:style style:name="T89_116" style:family="text">
      <style:text-properties style:text-line-through-style="solid" fo:font-size="14pt" style:font-size-asian="14pt" style:font-size-complex="14pt"/>
    </style:style>
    <style:style style:name="T89_117" style:family="text">
      <style:text-properties style:text-line-through-style="solid" fo:font-size="14pt" style:font-size-asian="14pt" style:font-size-complex="14pt"/>
    </style:style>
    <style:style style:name="T89_118" style:family="text">
      <style:text-properties style:text-line-through-style="solid" fo:font-size="14pt" style:font-size-asian="14pt" style:font-size-complex="14pt"/>
    </style:style>
    <style:style style:name="T89_119" style:family="text">
      <style:text-properties style:text-line-through-style="solid" fo:font-size="14pt" style:font-size-asian="14pt" style:font-size-complex="14pt"/>
    </style:style>
    <style:style style:name="T89_120" style:family="text">
      <style:text-properties style:text-line-through-style="solid" fo:font-size="14pt" style:font-size-asian="14pt" style:font-size-complex="14pt"/>
    </style:style>
    <style:style style:name="T89_121" style:family="text">
      <style:text-properties style:text-line-through-style="solid" fo:font-size="14pt" style:font-size-asian="14pt" style:font-size-complex="14pt"/>
    </style:style>
    <style:style style:name="T89_122" style:family="text">
      <style:text-properties style:text-line-through-style="solid" fo:font-size="14pt" style:font-size-asian="14pt" style:font-size-complex="14pt"/>
    </style:style>
    <style:style style:name="T89_123" style:family="text">
      <style:text-properties style:text-line-through-style="solid" fo:font-size="14pt" style:font-size-asian="14pt" style:font-size-complex="14pt"/>
    </style:style>
    <style:style style:name="T89_124" style:family="text">
      <style:text-properties style:text-line-through-style="solid" fo:font-size="14pt" style:font-size-asian="14pt" style:font-size-complex="14pt"/>
    </style:style>
    <style:style style:name="T89_125" style:family="text">
      <style:text-properties style:text-line-through-style="solid" fo:font-size="14pt" style:font-size-asian="14pt" style:font-size-complex="14pt"/>
    </style:style>
    <style:style style:name="T89_126" style:family="text">
      <style:text-properties style:text-line-through-style="solid" fo:font-size="14pt" style:font-size-asian="14pt" style:font-size-complex="14pt"/>
    </style:style>
    <style:style style:name="T89_127" style:family="text">
      <style:text-properties style:text-line-through-style="solid" fo:font-size="14pt" style:font-size-asian="14pt" style:font-size-complex="14pt"/>
    </style:style>
    <style:style style:name="T89_128" style:family="text">
      <style:text-properties style:text-line-through-style="solid" fo:font-size="14pt" style:font-size-asian="14pt" style:font-size-complex="14pt"/>
    </style:style>
    <style:style style:name="T89_129" style:family="text">
      <style:text-properties style:text-line-through-style="solid" fo:font-size="14pt" style:font-size-asian="14pt" style:font-size-complex="14pt"/>
    </style:style>
    <style:style style:name="T89_130" style:family="text">
      <style:text-properties style:text-line-through-style="solid" fo:font-size="14pt" style:font-size-asian="14pt" style:font-size-complex="14pt"/>
    </style:style>
    <style:style style:name="T89_131" style:family="text">
      <style:text-properties style:text-line-through-style="solid" fo:font-size="14pt" style:font-size-asian="14pt" style:font-size-complex="14pt"/>
    </style:style>
    <style:style style:name="T89_132" style:family="text">
      <style:text-properties style:text-line-through-style="solid" fo:font-size="14pt" style:font-size-asian="14pt" style:font-size-complex="14pt"/>
    </style:style>
    <style:style style:name="T89_133" style:family="text">
      <style:text-properties style:text-line-through-style="solid" fo:font-size="14pt" style:font-size-asian="14pt" style:font-size-complex="14pt"/>
    </style:style>
    <style:style style:name="T89_134" style:family="text">
      <style:text-properties style:text-line-through-style="solid" fo:font-size="14pt" style:font-size-asian="14pt" style:font-size-complex="14pt"/>
    </style:style>
    <style:style style:name="T89_135" style:family="text">
      <style:text-properties style:text-line-through-style="solid" fo:font-size="14pt" style:font-size-asian="14pt" style:font-size-complex="14pt"/>
    </style:style>
    <style:style style:name="T89_136" style:family="text">
      <style:text-properties style:text-line-through-style="solid" fo:font-size="14pt" style:font-size-asian="14pt" style:font-size-complex="14pt"/>
    </style:style>
    <style:style style:name="T89_137" style:family="text">
      <style:text-properties style:text-line-through-style="solid" fo:font-size="14pt" style:font-size-asian="14pt" style:font-size-complex="14pt"/>
    </style:style>
    <style:style style:name="T89_138" style:family="text">
      <style:text-properties style:text-line-through-style="solid" fo:font-size="14pt" style:font-size-asian="14pt" style:font-size-complex="14pt"/>
    </style:style>
    <style:style style:name="T89_139" style:family="text">
      <style:text-properties style:text-line-through-style="solid" fo:font-size="14pt" style:font-size-asian="14pt" style:font-size-complex="14pt"/>
    </style:style>
    <style:style style:name="T89_140" style:family="text">
      <style:text-properties style:text-line-through-style="solid" fo:font-size="14pt" style:font-size-asian="14pt" style:font-size-complex="14pt"/>
    </style:style>
    <style:style style:name="T89_141" style:family="text">
      <style:text-properties style:text-line-through-style="solid" fo:font-size="14pt" style:font-size-asian="14pt" style:font-size-complex="14pt"/>
    </style:style>
    <style:style style:name="T89_142" style:family="text">
      <style:text-properties style:text-line-through-style="solid" fo:font-size="14pt" style:font-size-asian="14pt" style:font-size-complex="14pt"/>
    </style:style>
    <style:style style:name="T89_143" style:family="text">
      <style:text-properties style:text-line-through-style="solid" fo:font-size="14pt" style:font-size-asian="14pt" style:font-size-complex="14pt"/>
    </style:style>
    <style:style style:name="T89_144" style:family="text">
      <style:text-properties style:text-line-through-style="solid" fo:font-size="14pt" style:font-size-asian="14pt" style:font-size-complex="14pt"/>
    </style:style>
    <style:style style:name="T89_145" style:family="text">
      <style:text-properties style:text-line-through-style="solid" fo:font-size="14pt" style:font-size-asian="14pt" style:font-size-complex="14pt"/>
    </style:style>
    <style:style style:name="T89_146" style:family="text">
      <style:text-properties style:text-line-through-style="solid" fo:font-size="14pt" style:font-size-asian="14pt" style:font-size-complex="14pt"/>
    </style:style>
    <style:style style:name="T89_147" style:family="text">
      <style:text-properties style:text-line-through-style="solid" fo:font-size="14pt" style:font-size-asian="14pt" style:font-size-complex="14pt"/>
    </style:style>
    <style:style style:name="T89_148" style:family="text"/>
    <style:style style:name="T89_149" style:family="text">
      <style:text-properties style:text-line-through-style="solid" fo:color="#1155cc" fo:font-size="14pt" style:font-size-asian="14pt" style:font-size-complex="14pt" style:text-underline-style="solid" style:text-underline-color="font-color"/>
    </style:style>
    <style:style style:name="T89_150" style:family="text"/>
    <style:style style:name="T89_151" style:family="text">
      <style:text-properties style:text-line-through-style="solid" fo:color="#1155cc" fo:font-size="14pt" style:font-size-asian="14pt" style:font-size-complex="14pt" style:text-underline-style="solid" style:text-underline-color="font-color"/>
    </style:style>
    <style:style style:name="T89_152" style:family="text"/>
    <style:style style:name="T89_153" style:family="text">
      <style:text-properties style:text-line-through-style="solid" fo:color="#1155cc" fo:font-size="14pt" style:font-size-asian="14pt" style:font-size-complex="14pt" style:text-underline-style="solid" style:text-underline-color="font-color"/>
    </style:style>
    <style:style style:name="T89_154" style:family="text">
      <style:text-properties style:text-line-through-style="solid" fo:font-size="14pt" style:font-size-asian="14pt" style:font-size-complex="14pt"/>
    </style:style>
    <style:style style:name="T89_155" style:family="text">
      <style:text-properties style:text-line-through-style="solid" fo:font-size="14pt" style:font-size-asian="14pt" style:font-size-complex="14pt"/>
    </style:style>
    <style:style style:name="T89_156" style:family="text">
      <style:text-properties style:text-line-through-style="solid" fo:font-size="14pt" style:font-size-asian="14pt" style:font-size-complex="14pt"/>
    </style:style>
    <style:style style:name="T89_157" style:family="text">
      <style:text-properties style:text-line-through-style="solid" fo:font-size="14pt" style:font-size-asian="14pt" style:font-size-complex="14pt"/>
    </style:style>
    <style:style style:name="T89_158" style:family="text">
      <style:text-properties style:text-line-through-style="solid" fo:font-size="14pt" style:font-size-asian="14pt" style:font-size-complex="14pt"/>
    </style:style>
    <style:style style:name="T89_159" style:family="text">
      <style:text-properties style:text-line-through-style="solid" fo:font-size="14pt" style:font-size-asian="14pt" style:font-size-complex="14pt"/>
    </style:style>
    <style:style style:name="T89_160" style:family="text">
      <style:text-properties style:text-line-through-style="solid" fo:font-size="14pt" style:font-size-asian="14pt" style:font-size-complex="14pt"/>
    </style:style>
    <style:style style:name="P9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size="14pt" style:font-size-asian="14pt" style:font-size-complex="14pt"/>
    </style:style>
    <style:style style:name="T91_2" style:family="text">
      <style:text-properties fo:font-size="14pt" style:font-size-asian="14pt" style:font-size-complex="14pt"/>
    </style:style>
    <style:style style:name="T91_3" style:family="text">
      <style:text-properties fo:font-size="14pt" style:font-size-asian="14pt" style:font-size-complex="14pt"/>
    </style:style>
    <style:style style:name="T91_4" style:family="text">
      <style:text-properties fo:font-size="14pt" style:font-size-asian="14pt" style:font-size-complex="14pt"/>
    </style:style>
    <style:style style:name="T91_5" style:family="text">
      <style:text-properties fo:font-size="14pt" style:font-size-asian="14pt" style:font-size-complex="14pt"/>
    </style:style>
    <style:style style:name="T91_6" style:family="text">
      <style:text-properties fo:font-size="14pt" style:font-size-asian="14pt" style:font-size-complex="14pt"/>
    </style:style>
    <style:style style:name="T91_7" style:family="text">
      <style:text-properties fo:font-size="14pt" style:font-size-asian="14pt" style:font-size-complex="14pt"/>
    </style:style>
    <style:style style:name="T91_8" style:family="text">
      <style:text-properties fo:font-size="14pt" style:font-size-asian="14pt" style:font-size-complex="14pt"/>
    </style:style>
    <style:style style:name="T91_9" style:family="text">
      <style:text-properties fo:font-size="14pt" style:font-size-asian="14pt" style:font-size-complex="14pt"/>
    </style:style>
    <style:style style:name="T91_10" style:family="text">
      <style:text-properties fo:font-size="14pt" style:font-size-asian="14pt" style:font-size-complex="14pt"/>
    </style:style>
    <style:style style:name="T91_11" style:family="text">
      <style:text-properties fo:font-size="14pt" style:font-size-asian="14pt" style:font-size-complex="14pt"/>
    </style:style>
    <style:style style:name="T91_12" style:family="text">
      <style:text-properties fo:font-size="14pt" style:font-size-asian="14pt" style:font-size-complex="14pt"/>
    </style:style>
    <style:style style:name="T91_13" style:family="text">
      <style:text-properties fo:font-size="14pt" style:font-size-asian="14pt" style:font-size-complex="14pt"/>
    </style:style>
    <style:style style:name="T91_14" style:family="text">
      <style:text-properties fo:font-size="14pt" style:font-size-asian="14pt" style:font-size-complex="14pt"/>
    </style:style>
    <style:style style:name="T91_15" style:family="text">
      <style:text-properties fo:font-size="14pt" style:font-size-asian="14pt" style:font-size-complex="14pt"/>
    </style:style>
    <style:style style:name="T91_16" style:family="text">
      <style:text-properties fo:font-size="14pt" style:font-size-asian="14pt" style:font-size-complex="14pt"/>
    </style:style>
    <style:style style:name="T91_17" style:family="text">
      <style:text-properties fo:font-size="14pt" style:font-size-asian="14pt" style:font-size-complex="14pt"/>
    </style:style>
    <style:style style:name="T91_18" style:family="text">
      <style:text-properties fo:font-size="14pt" style:font-size-asian="14pt" style:font-size-complex="14pt"/>
    </style:style>
    <style:style style:name="T91_19" style:family="text">
      <style:text-properties fo:font-size="14pt" style:font-size-asian="14pt" style:font-size-complex="14pt"/>
    </style:style>
    <style:style style:name="T91_20" style:family="text">
      <style:text-properties fo:font-size="14pt" style:font-size-asian="14pt" style:font-size-complex="14pt"/>
    </style:style>
    <style:style style:name="T91_21" style:family="text">
      <style:text-properties fo:font-size="14pt" style:font-size-asian="14pt" style:font-size-complex="14pt"/>
    </style:style>
    <style:style style:name="T91_22" style:family="text">
      <style:text-properties fo:font-size="14pt" style:font-size-asian="14pt" style:font-size-complex="14pt"/>
    </style:style>
    <style:style style:name="T91_23" style:family="text">
      <style:text-properties fo:font-size="14pt" style:font-size-asian="14pt" style:font-size-complex="14pt"/>
    </style:style>
    <style:style style:name="T91_24" style:family="text">
      <style:text-properties fo:font-size="14pt" style:font-size-asian="14pt" style:font-size-complex="14pt"/>
    </style:style>
    <style:style style:name="T91_25" style:family="text">
      <style:text-properties fo:font-size="14pt" style:font-size-asian="14pt" style:font-size-complex="14pt"/>
    </style:style>
    <style:style style:name="T91_26" style:family="text">
      <style:text-properties fo:font-size="14pt" style:font-size-asian="14pt" style:font-size-complex="14pt"/>
    </style:style>
    <style:style style:name="T91_27" style:family="text">
      <style:text-properties fo:font-size="14pt" style:font-size-asian="14pt" style:font-size-complex="14pt"/>
    </style:style>
    <style:style style:name="T91_28" style:family="text">
      <style:text-properties fo:font-size="14pt" style:font-size-asian="14pt" style:font-size-complex="14pt"/>
    </style:style>
    <style:style style:name="T91_29" style:family="text">
      <style:text-properties fo:font-size="14pt" style:font-size-asian="14pt" style:font-size-complex="14pt"/>
    </style:style>
    <style:style style:name="T91_30" style:family="text">
      <style:text-properties fo:font-size="14pt" style:font-size-asian="14pt" style:font-size-complex="14pt"/>
    </style:style>
    <style:style style:name="T91_31" style:family="text">
      <style:text-properties fo:font-size="14pt" style:font-size-asian="14pt" style:font-size-complex="14pt"/>
    </style:style>
    <style:style style:name="T91_32" style:family="text">
      <style:text-properties fo:font-size="14pt" style:font-size-asian="14pt" style:font-size-complex="14pt"/>
    </style:style>
    <style:style style:name="T91_33" style:family="text">
      <style:text-properties fo:font-size="14pt" style:font-size-asian="14pt" style:font-size-complex="14pt"/>
    </style:style>
    <style:style style:name="T91_34" style:family="text">
      <style:text-properties fo:font-size="14pt" style:font-size-asian="14pt" style:font-size-complex="14pt"/>
    </style:style>
    <style:style style:name="T91_35" style:family="text">
      <style:text-properties fo:font-size="14pt" style:font-size-asian="14pt" style:font-size-complex="14pt"/>
    </style:style>
    <style:style style:name="T91_36" style:family="text">
      <style:text-properties fo:font-size="14pt" style:font-size-asian="14pt" style:font-size-complex="14pt"/>
    </style:style>
    <style:style style:name="T91_37" style:family="text">
      <style:text-properties fo:font-size="14pt" style:font-size-asian="14pt" style:font-size-complex="14pt"/>
    </style:style>
    <style:style style:name="T91_38" style:family="text">
      <style:text-properties fo:font-size="14pt" style:font-size-asian="14pt" style:font-size-complex="14pt"/>
    </style:style>
    <style:style style:name="T91_39" style:family="text">
      <style:text-properties fo:font-size="14pt" style:font-size-asian="14pt" style:font-size-complex="14pt"/>
    </style:style>
    <style:style style:name="T91_40" style:family="text">
      <style:text-properties fo:font-size="14pt" style:font-size-asian="14pt" style:font-size-complex="14pt"/>
    </style:style>
    <style:style style:name="T91_41" style:family="text">
      <style:text-properties fo:font-size="14pt" style:font-size-asian="14pt" style:font-size-complex="14pt"/>
    </style:style>
    <style:style style:name="T91_42" style:family="text">
      <style:text-properties fo:font-size="14pt" style:font-size-asian="14pt" style:font-size-complex="14pt"/>
    </style:style>
    <style:style style:name="T91_43" style:family="text">
      <style:text-properties fo:font-size="14pt" style:font-size-asian="14pt" style:font-size-complex="14pt"/>
    </style:style>
    <style:style style:name="T91_44" style:family="text">
      <style:text-properties fo:font-size="14pt" style:font-size-asian="14pt" style:font-size-complex="14pt"/>
    </style:style>
    <style:style style:name="T91_45" style:family="text">
      <style:text-properties fo:font-size="14pt" style:font-size-asian="14pt" style:font-size-complex="14pt"/>
    </style:style>
    <style:style style:name="T91_46" style:family="text">
      <style:text-properties fo:font-size="14pt" style:font-size-asian="14pt" style:font-size-complex="14pt"/>
    </style:style>
    <style:style style:name="T91_47" style:family="text">
      <style:text-properties fo:font-size="14pt" style:font-size-asian="14pt" style:font-size-complex="14pt"/>
    </style:style>
    <style:style style:name="T91_48" style:family="text">
      <style:text-properties fo:font-size="14pt" style:font-size-asian="14pt" style:font-size-complex="14pt"/>
    </style:style>
    <style:style style:name="T91_49" style:family="text">
      <style:text-properties fo:font-size="14pt" style:font-size-asian="14pt" style:font-size-complex="14pt"/>
    </style:style>
    <style:style style:name="T91_50" style:family="text">
      <style:text-properties fo:font-size="14pt" style:font-size-asian="14pt" style:font-size-complex="14pt"/>
    </style:style>
    <style:style style:name="T91_51" style:family="text">
      <style:text-properties fo:font-size="14pt" style:font-size-asian="14pt" style:font-size-complex="14pt"/>
    </style:style>
    <style:style style:name="T91_52" style:family="text">
      <style:text-properties fo:font-size="14pt" style:font-size-asian="14pt" style:font-size-complex="14pt"/>
    </style:style>
    <style:style style:name="T91_53" style:family="text">
      <style:text-properties fo:font-size="14pt" style:font-size-asian="14pt" style:font-size-complex="14pt"/>
    </style:style>
    <style:style style:name="T91_54" style:family="text">
      <style:text-properties fo:font-size="14pt" style:font-size-asian="14pt" style:font-size-complex="14pt"/>
    </style:style>
    <style:style style:name="T91_55" style:family="text">
      <style:text-properties fo:font-size="14pt" style:font-size-asian="14pt" style:font-size-complex="14pt"/>
    </style:style>
    <style:style style:name="T91_56" style:family="text">
      <style:text-properties fo:font-size="14pt" style:font-size-asian="14pt" style:font-size-complex="14pt"/>
    </style:style>
    <style:style style:name="T91_57" style:family="text">
      <style:text-properties fo:font-size="14pt" style:font-size-asian="14pt" style:font-size-complex="14pt"/>
    </style:style>
    <style:style style:name="T91_58" style:family="text">
      <style:text-properties fo:font-size="14pt" style:font-size-asian="14pt" style:font-size-complex="14pt"/>
    </style:style>
    <style:style style:name="T91_59" style:family="text">
      <style:text-properties fo:font-size="14pt" style:font-size-asian="14pt" style:font-size-complex="14pt"/>
    </style:style>
    <style:style style:name="T91_60" style:family="text">
      <style:text-properties fo:font-size="14pt" style:font-size-asian="14pt" style:font-size-complex="14pt"/>
    </style:style>
    <style:style style:name="T91_61" style:family="text">
      <style:text-properties fo:font-size="14pt" style:font-size-asian="14pt" style:font-size-complex="14pt"/>
    </style:style>
    <style:style style:name="T91_62" style:family="text">
      <style:text-properties fo:font-size="14pt" style:font-size-asian="14pt" style:font-size-complex="14pt"/>
    </style:style>
    <style:style style:name="T91_63" style:family="text">
      <style:text-properties fo:font-size="14pt" style:font-size-asian="14pt" style:font-size-complex="14pt"/>
    </style:style>
    <style:style style:name="T91_64" style:family="text">
      <style:text-properties fo:font-size="14pt" style:font-size-asian="14pt" style:font-size-complex="14pt"/>
    </style:style>
    <style:style style:name="T91_65" style:family="text">
      <style:text-properties fo:font-size="14pt" style:font-size-asian="14pt" style:font-size-complex="14pt"/>
    </style:style>
    <style:style style:name="T91_66" style:family="text">
      <style:text-properties fo:font-size="14pt" style:font-size-asian="14pt" style:font-size-complex="14pt"/>
    </style:style>
    <style:style style:name="T91_67" style:family="text">
      <style:text-properties fo:font-size="14pt" style:font-size-asian="14pt" style:font-size-complex="14pt"/>
    </style:style>
    <style:style style:name="T91_68" style:family="text">
      <style:text-properties fo:font-size="14pt" style:font-size-asian="14pt" style:font-size-complex="14pt"/>
    </style:style>
    <style:style style:name="T91_69" style:family="text">
      <style:text-properties fo:font-size="14pt" style:font-size-asian="14pt" style:font-size-complex="14pt"/>
    </style:style>
    <style:style style:name="T91_70" style:family="text">
      <style:text-properties fo:font-size="14pt" style:font-size-asian="14pt" style:font-size-complex="14pt"/>
    </style:style>
    <style:style style:name="T91_71" style:family="text">
      <style:text-properties fo:font-size="14pt" style:font-size-asian="14pt" style:font-size-complex="14pt"/>
    </style:style>
    <style:style style:name="T91_72" style:family="text">
      <style:text-properties fo:font-size="14pt" style:font-size-asian="14pt" style:font-size-complex="14pt"/>
    </style:style>
    <style:style style:name="P9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ize="14pt" style:font-size-asian="14pt" style:font-size-complex="14pt"/>
    </style:style>
    <style:style style:name="T93_2" style:family="text">
      <style:text-properties fo:font-size="14pt" style:font-size-asian="14pt" style:font-size-complex="14pt"/>
    </style:style>
    <style:style style:name="T93_3" style:family="text">
      <style:text-properties fo:font-size="14pt" style:font-size-asian="14pt" style:font-size-complex="14pt"/>
    </style:style>
    <style:style style:name="T93_4" style:family="text">
      <style:text-properties fo:font-size="14pt" style:font-size-asian="14pt" style:font-size-complex="14pt"/>
    </style:style>
    <style:style style:name="T93_5" style:family="text">
      <style:text-properties fo:font-size="14pt" style:font-size-asian="14pt" style:font-size-complex="14pt"/>
    </style:style>
    <style:style style:name="T93_6" style:family="text">
      <style:text-properties fo:font-size="14pt" style:font-size-asian="14pt" style:font-size-complex="14pt"/>
    </style:style>
    <style:style style:name="T93_7" style:family="text">
      <style:text-properties fo:font-size="14pt" style:font-size-asian="14pt" style:font-size-complex="14pt"/>
    </style:style>
    <style:style style:name="T93_8" style:family="text">
      <style:text-properties fo:font-size="14pt" style:font-size-asian="14pt" style:font-size-complex="14pt"/>
    </style:style>
    <style:style style:name="T93_9" style:family="text">
      <style:text-properties fo:font-size="14pt" style:font-size-asian="14pt" style:font-size-complex="14pt"/>
    </style:style>
    <style:style style:name="T93_10" style:family="text">
      <style:text-properties fo:font-size="14pt" style:font-size-asian="14pt" style:font-size-complex="14pt"/>
    </style:style>
    <style:style style:name="T93_11" style:family="text">
      <style:text-properties fo:font-size="14pt" style:font-size-asian="14pt" style:font-size-complex="14pt"/>
    </style:style>
    <style:style style:name="T93_12" style:family="text">
      <style:text-properties fo:font-size="14pt" style:font-size-asian="14pt" style:font-size-complex="14pt"/>
    </style:style>
    <style:style style:name="T93_13" style:family="text">
      <style:text-properties fo:font-size="14pt" style:font-size-asian="14pt" style:font-size-complex="14pt"/>
    </style:style>
    <style:style style:name="T93_14" style:family="text">
      <style:text-properties fo:font-size="14pt" style:font-size-asian="14pt" style:font-size-complex="14pt"/>
    </style:style>
    <style:style style:name="T93_15" style:family="text">
      <style:text-properties fo:font-size="14pt" style:font-size-asian="14pt" style:font-size-complex="14pt"/>
    </style:style>
    <style:style style:name="T93_16" style:family="text">
      <style:text-properties fo:font-size="14pt" style:font-size-asian="14pt" style:font-size-complex="14pt"/>
    </style:style>
    <style:style style:name="T93_17" style:family="text">
      <style:text-properties fo:font-size="14pt" style:font-size-asian="14pt" style:font-size-complex="14pt"/>
    </style:style>
    <style:style style:name="T93_18" style:family="text">
      <style:text-properties fo:font-size="14pt" style:font-size-asian="14pt" style:font-size-complex="14pt"/>
    </style:style>
    <style:style style:name="T93_19" style:family="text">
      <style:text-properties fo:font-size="14pt" style:font-size-asian="14pt" style:font-size-complex="14pt"/>
    </style:style>
    <style:style style:name="T93_20" style:family="text">
      <style:text-properties fo:font-size="14pt" style:font-size-asian="14pt" style:font-size-complex="14pt"/>
    </style:style>
    <style:style style:name="T93_21" style:family="text">
      <style:text-properties fo:font-size="14pt" style:font-size-asian="14pt" style:font-size-complex="14pt"/>
    </style:style>
    <style:style style:name="T93_22" style:family="text">
      <style:text-properties fo:font-size="14pt" style:font-size-asian="14pt" style:font-size-complex="14pt"/>
    </style:style>
    <style:style style:name="T93_23" style:family="text">
      <style:text-properties fo:font-size="14pt" style:font-size-asian="14pt" style:font-size-complex="14pt"/>
    </style:style>
    <style:style style:name="T93_24" style:family="text">
      <style:text-properties fo:font-size="14pt" style:font-size-asian="14pt" style:font-size-complex="14pt"/>
    </style:style>
    <style:style style:name="T93_25" style:family="text">
      <style:text-properties fo:font-size="14pt" style:font-size-asian="14pt" style:font-size-complex="14pt"/>
    </style:style>
    <style:style style:name="T93_26" style:family="text">
      <style:text-properties fo:font-size="14pt" style:font-size-asian="14pt" style:font-size-complex="14pt"/>
    </style:style>
    <style:style style:name="T93_27" style:family="text">
      <style:text-properties fo:font-size="14pt" style:font-size-asian="14pt" style:font-size-complex="14pt"/>
    </style:style>
    <style:style style:name="T93_28" style:family="text">
      <style:text-properties fo:font-size="14pt" style:font-size-asian="14pt" style:font-size-complex="14pt"/>
    </style:style>
    <style:style style:name="T93_29" style:family="text">
      <style:text-properties fo:font-size="14pt" style:font-size-asian="14pt" style:font-size-complex="14pt"/>
    </style:style>
    <style:style style:name="T93_30" style:family="text">
      <style:text-properties fo:font-size="14pt" style:font-size-asian="14pt" style:font-size-complex="14pt"/>
    </style:style>
    <style:style style:name="T93_31" style:family="text">
      <style:text-properties fo:font-size="14pt" style:font-size-asian="14pt" style:font-size-complex="14pt"/>
    </style:style>
    <style:style style:name="T93_32" style:family="text">
      <style:text-properties fo:font-size="14pt" style:font-size-asian="14pt" style:font-size-complex="14pt"/>
    </style:style>
    <style:style style:name="T93_33" style:family="text">
      <style:text-properties fo:font-size="14pt" style:font-size-asian="14pt" style:font-size-complex="14pt"/>
    </style:style>
    <style:style style:name="T93_34" style:family="text">
      <style:text-properties fo:font-size="14pt" style:font-size-asian="14pt" style:font-size-complex="14pt"/>
    </style:style>
    <style:style style:name="T93_35" style:family="text">
      <style:text-properties fo:font-size="14pt" style:font-size-asian="14pt" style:font-size-complex="14pt"/>
    </style:style>
    <style:style style:name="T93_36" style:family="text">
      <style:text-properties fo:font-size="14pt" style:font-size-asian="14pt" style:font-size-complex="14pt"/>
    </style:style>
    <style:style style:name="T93_37" style:family="text">
      <style:text-properties fo:font-size="14pt" style:font-size-asian="14pt" style:font-size-complex="14pt"/>
    </style:style>
    <style:style style:name="T93_38" style:family="text">
      <style:text-properties fo:font-size="14pt" style:font-size-asian="14pt" style:font-size-complex="14pt"/>
    </style:style>
    <style:style style:name="T93_39" style:family="text">
      <style:text-properties fo:font-size="14pt" style:font-size-asian="14pt" style:font-size-complex="14pt"/>
    </style:style>
    <style:style style:name="T93_40" style:family="text">
      <style:text-properties fo:font-size="14pt" style:font-size-asian="14pt" style:font-size-complex="14pt"/>
    </style:style>
    <style:style style:name="T93_41" style:family="text">
      <style:text-properties fo:font-size="14pt" style:font-size-asian="14pt" style:font-size-complex="14pt"/>
    </style:style>
    <style:style style:name="T93_42" style:family="text">
      <style:text-properties fo:font-size="14pt" style:font-size-asian="14pt" style:font-size-complex="14pt"/>
    </style:style>
    <style:style style:name="T93_43" style:family="text">
      <style:text-properties fo:font-size="14pt" style:font-size-asian="14pt" style:font-size-complex="14pt"/>
    </style:style>
    <style:style style:name="T93_44" style:family="text">
      <style:text-properties fo:font-size="14pt" style:font-size-asian="14pt" style:font-size-complex="14pt"/>
    </style:style>
    <style:style style:name="T93_45" style:family="text">
      <style:text-properties fo:font-size="14pt" style:font-size-asian="14pt" style:font-size-complex="14pt"/>
    </style:style>
    <style:style style:name="T93_46" style:family="text">
      <style:text-properties fo:font-size="14pt" style:font-size-asian="14pt" style:font-size-complex="14pt"/>
    </style:style>
    <style:style style:name="T93_47" style:family="text">
      <style:text-properties fo:font-size="14pt" style:font-size-asian="14pt" style:font-size-complex="14pt"/>
    </style:style>
    <style:style style:name="T93_48" style:family="text">
      <style:text-properties fo:font-size="14pt" style:font-size-asian="14pt" style:font-size-complex="14pt"/>
    </style:style>
    <style:style style:name="T93_49" style:family="text">
      <style:text-properties fo:font-size="14pt" style:font-size-asian="14pt" style:font-size-complex="14pt"/>
    </style:style>
    <style:style style:name="T93_50" style:family="text">
      <style:text-properties fo:font-size="14pt" style:font-size-asian="14pt" style:font-size-complex="14pt"/>
    </style:style>
    <style:style style:name="T93_51" style:family="text">
      <style:text-properties fo:font-size="14pt" style:font-size-asian="14pt" style:font-size-complex="14pt"/>
    </style:style>
    <style:style style:name="T93_52" style:family="text">
      <style:text-properties fo:font-size="14pt" style:font-size-asian="14pt" style:font-size-complex="14pt"/>
    </style:style>
    <style:style style:name="T93_53" style:family="text">
      <style:text-properties fo:font-size="14pt" style:font-size-asian="14pt" style:font-size-complex="14pt"/>
    </style:style>
    <style:style style:name="T93_54" style:family="text">
      <style:text-properties fo:font-size="14pt" style:font-size-asian="14pt" style:font-size-complex="14pt"/>
    </style:style>
    <style:style style:name="T93_55" style:family="text">
      <style:text-properties fo:font-size="14pt" style:font-size-asian="14pt" style:font-size-complex="14pt"/>
    </style:style>
    <style:style style:name="T93_56" style:family="text">
      <style:text-properties fo:font-size="14pt" style:font-size-asian="14pt" style:font-size-complex="14pt"/>
    </style:style>
    <style:style style:name="T93_57" style:family="text"/>
    <style:style style:name="T93_58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93_59" style:family="text"/>
    <style:style style:name="T93_60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93_61" style:family="text"/>
    <style:style style:name="T93_62" style:family="text">
      <style:text-properties fo:background-color="#fffffe" fo:color="#1155cc" fo:font-size="14pt" style:font-size-asian="14pt" style:font-size-complex="14pt" style:text-underline-style="solid" style:text-underline-color="font-color"/>
    </style:style>
    <style:style style:name="T93_63" style:family="text">
      <style:text-properties fo:font-size="14pt" style:font-size-asian="14pt" style:font-size-complex="14pt"/>
    </style:style>
    <style:style style:name="P94" style:family="paragraph" style:parent-style-name="Standard">
      <style:paragraph-properties fo:break-before="auto" fo:line-height="115%" style:writing-mode="lr-tb"/>
      <style:text-properties fo:background-color="#fcfac6" fo:color="#666666" fo:font-size="10pt" style:font-size-asian="10pt" style:font-size-complex="10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size="14pt" style:font-size-asian="14pt" style:font-size-complex="14pt"/>
    </style:style>
    <style:style style:name="T95_2" style:family="text">
      <style:text-properties fo:font-size="14pt" style:font-size-asian="14pt" style:font-size-complex="14pt"/>
    </style:style>
    <style:style style:name="P9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size="14pt" style:font-size-asian="14pt" style:font-size-complex="14pt"/>
    </style:style>
    <style:style style:name="T97_2" style:family="text">
      <style:text-properties fo:font-size="14pt" style:font-size-asian="14pt" style:font-size-complex="14pt"/>
    </style:style>
    <style:style style:name="T97_3" style:family="text">
      <style:text-properties fo:font-size="14pt" style:font-size-asian="14pt" style:font-size-complex="14pt"/>
    </style:style>
    <style:style style:name="T97_4" style:family="text">
      <style:text-properties fo:font-size="14pt" style:font-size-asian="14pt" style:font-size-complex="14pt"/>
    </style:style>
    <style:style style:name="T97_5" style:family="text">
      <style:text-properties fo:font-size="14pt" style:font-size-asian="14pt" style:font-size-complex="14pt"/>
    </style:style>
    <style:style style:name="T97_6" style:family="text">
      <style:text-properties fo:font-size="14pt" style:font-size-asian="14pt" style:font-size-complex="14pt"/>
    </style:style>
    <style:style style:name="T97_7" style:family="text">
      <style:text-properties fo:font-size="14pt" style:font-size-asian="14pt" style:font-size-complex="14pt"/>
    </style:style>
    <style:style style:name="T97_8" style:family="text">
      <style:text-properties fo:font-size="14pt" style:font-size-asian="14pt" style:font-size-complex="14pt"/>
    </style:style>
    <style:style style:name="T97_9" style:family="text">
      <style:text-properties fo:font-size="14pt" style:font-size-asian="14pt" style:font-size-complex="14pt"/>
    </style:style>
    <style:style style:name="T97_10" style:family="text">
      <style:text-properties fo:font-size="14pt" style:font-size-asian="14pt" style:font-size-complex="14pt"/>
    </style:style>
    <style:style style:name="T97_11" style:family="text">
      <style:text-properties fo:font-size="14pt" style:font-size-asian="14pt" style:font-size-complex="14pt"/>
    </style:style>
    <style:style style:name="T97_12" style:family="text">
      <style:text-properties fo:font-size="14pt" style:font-size-asian="14pt" style:font-size-complex="14pt"/>
    </style:style>
    <style:style style:name="T97_13" style:family="text">
      <style:text-properties fo:font-size="14pt" style:font-size-asian="14pt" style:font-size-complex="14pt"/>
    </style:style>
    <style:style style:name="T97_14" style:family="text">
      <style:text-properties fo:font-size="14pt" style:font-size-asian="14pt" style:font-size-complex="14pt"/>
    </style:style>
    <style:style style:name="T97_15" style:family="text">
      <style:text-properties fo:font-size="14pt" style:font-size-asian="14pt" style:font-size-complex="14pt"/>
    </style:style>
    <style:style style:name="T97_16" style:family="text">
      <style:text-properties fo:font-size="14pt" style:font-size-asian="14pt" style:font-size-complex="14pt"/>
    </style:style>
    <style:style style:name="T97_17" style:family="text">
      <style:text-properties fo:font-size="14pt" style:font-size-asian="14pt" style:font-size-complex="14pt"/>
    </style:style>
    <style:style style:name="T97_18" style:family="text">
      <style:text-properties fo:font-size="14pt" style:font-size-asian="14pt" style:font-size-complex="14pt"/>
    </style:style>
    <style:style style:name="T97_19" style:family="text">
      <style:text-properties fo:font-size="14pt" style:font-size-asian="14pt" style:font-size-complex="14pt"/>
    </style:style>
    <style:style style:name="T97_20" style:family="text">
      <style:text-properties fo:font-size="14pt" style:font-size-asian="14pt" style:font-size-complex="14pt"/>
    </style:style>
    <style:style style:name="T97_21" style:family="text">
      <style:text-properties fo:font-size="14pt" style:font-size-asian="14pt" style:font-size-complex="14pt"/>
    </style:style>
    <style:style style:name="T97_22" style:family="text">
      <style:text-properties fo:font-size="14pt" style:font-size-asian="14pt" style:font-size-complex="14pt"/>
    </style:style>
    <style:style style:name="T97_23" style:family="text">
      <style:text-properties fo:font-size="14pt" style:font-size-asian="14pt" style:font-size-complex="14pt"/>
    </style:style>
    <style:style style:name="T97_24" style:family="text">
      <style:text-properties fo:font-size="14pt" style:font-size-asian="14pt" style:font-size-complex="14pt"/>
    </style:style>
    <style:style style:name="T97_25" style:family="text">
      <style:text-properties fo:font-size="14pt" style:font-size-asian="14pt" style:font-size-complex="14pt"/>
    </style:style>
    <style:style style:name="T97_26" style:family="text">
      <style:text-properties fo:font-size="14pt" style:font-size-asian="14pt" style:font-size-complex="14pt"/>
    </style:style>
    <style:style style:name="T97_27" style:family="text">
      <style:text-properties fo:font-size="14pt" style:font-size-asian="14pt" style:font-size-complex="14pt"/>
    </style:style>
    <style:style style:name="T97_28" style:family="text">
      <style:text-properties fo:font-size="14pt" style:font-size-asian="14pt" style:font-size-complex="14pt"/>
    </style:style>
    <style:style style:name="T97_29" style:family="text">
      <style:text-properties fo:font-size="14pt" style:font-size-asian="14pt" style:font-size-complex="14pt"/>
    </style:style>
    <style:style style:name="T97_30" style:family="text">
      <style:text-properties fo:font-size="14pt" style:font-size-asian="14pt" style:font-size-complex="14pt"/>
    </style:style>
    <style:style style:name="T97_31" style:family="text">
      <style:text-properties fo:font-size="14pt" style:font-size-asian="14pt" style:font-size-complex="14pt"/>
    </style:style>
    <style:style style:name="T97_32" style:family="text">
      <style:text-properties fo:font-size="14pt" style:font-size-asian="14pt" style:font-size-complex="14pt"/>
    </style:style>
    <style:style style:name="T97_33" style:family="text">
      <style:text-properties fo:font-size="14pt" style:font-size-asian="14pt" style:font-size-complex="14pt"/>
    </style:style>
    <style:style style:name="T97_34" style:family="text">
      <style:text-properties fo:font-size="14pt" style:font-size-asian="14pt" style:font-size-complex="14pt"/>
    </style:style>
    <style:style style:name="T97_35" style:family="text">
      <style:text-properties fo:font-size="14pt" style:font-size-asian="14pt" style:font-size-complex="14pt"/>
    </style:style>
    <style:style style:name="T97_36" style:family="text">
      <style:text-properties fo:font-size="14pt" style:font-size-asian="14pt" style:font-size-complex="14pt"/>
    </style:style>
    <style:style style:name="T97_37" style:family="text">
      <style:text-properties fo:font-size="14pt" style:font-size-asian="14pt" style:font-size-complex="14pt"/>
    </style:style>
    <style:style style:name="T97_38" style:family="text">
      <style:text-properties fo:font-size="14pt" style:font-size-asian="14pt" style:font-size-complex="14pt"/>
    </style:style>
    <style:style style:name="T97_39" style:family="text">
      <style:text-properties fo:font-size="14pt" style:font-size-asian="14pt" style:font-size-complex="14pt"/>
    </style:style>
    <style:style style:name="T97_40" style:family="text">
      <style:text-properties fo:font-size="14pt" style:font-size-asian="14pt" style:font-size-complex="14pt"/>
    </style:style>
    <style:style style:name="T97_41" style:family="text">
      <style:text-properties fo:font-size="14pt" style:font-size-asian="14pt" style:font-size-complex="14pt"/>
    </style:style>
    <style:style style:name="T97_42" style:family="text">
      <style:text-properties fo:font-size="14pt" style:font-size-asian="14pt" style:font-size-complex="14pt"/>
    </style:style>
    <style:style style:name="T97_43" style:family="text">
      <style:text-properties fo:font-size="14pt" style:font-size-asian="14pt" style:font-size-complex="14pt"/>
    </style:style>
    <style:style style:name="T97_44" style:family="text">
      <style:text-properties fo:font-size="14pt" style:font-size-asian="14pt" style:font-size-complex="14pt"/>
    </style:style>
    <style:style style:name="T97_45" style:family="text">
      <style:text-properties fo:font-size="14pt" style:font-size-asian="14pt" style:font-size-complex="14pt"/>
    </style:style>
    <style:style style:name="T97_46" style:family="text">
      <style:text-properties fo:font-size="14pt" style:font-size-asian="14pt" style:font-size-complex="14pt"/>
    </style:style>
    <style:style style:name="T97_47" style:family="text">
      <style:text-properties fo:font-size="14pt" style:font-size-asian="14pt" style:font-size-complex="14pt"/>
    </style:style>
    <style:style style:name="T97_48" style:family="text">
      <style:text-properties fo:font-size="14pt" style:font-size-asian="14pt" style:font-size-complex="14pt"/>
    </style:style>
    <style:style style:name="T97_49" style:family="text">
      <style:text-properties fo:font-size="14pt" style:font-size-asian="14pt" style:font-size-complex="14pt"/>
    </style:style>
    <style:style style:name="T97_50" style:family="text">
      <style:text-properties fo:font-size="14pt" style:font-size-asian="14pt" style:font-size-complex="14pt"/>
    </style:style>
    <style:style style:name="T97_51" style:family="text">
      <style:text-properties fo:font-size="14pt" style:font-size-asian="14pt" style:font-size-complex="14pt"/>
    </style:style>
    <style:style style:name="T97_52" style:family="text">
      <style:text-properties fo:font-size="14pt" style:font-size-asian="14pt" style:font-size-complex="14pt"/>
    </style:style>
    <style:style style:name="T97_53" style:family="text">
      <style:text-properties fo:font-size="14pt" style:font-size-asian="14pt" style:font-size-complex="14pt"/>
    </style:style>
    <style:style style:name="T97_54" style:family="text">
      <style:text-properties fo:font-size="14pt" style:font-size-asian="14pt" style:font-size-complex="14pt"/>
    </style:style>
    <style:style style:name="T97_55" style:family="text">
      <style:text-properties fo:font-size="14pt" style:font-size-asian="14pt" style:font-size-complex="14pt"/>
    </style:style>
    <style:style style:name="T97_56" style:family="text">
      <style:text-properties fo:font-size="14pt" style:font-size-asian="14pt" style:font-size-complex="14pt"/>
    </style:style>
    <style:style style:name="T97_57" style:family="text">
      <style:text-properties fo:font-size="14pt" style:font-size-asian="14pt" style:font-size-complex="14pt"/>
    </style:style>
    <style:style style:name="T97_58" style:family="text">
      <style:text-properties fo:font-size="14pt" style:font-size-asian="14pt" style:font-size-complex="14pt"/>
    </style:style>
    <style:style style:name="T97_59" style:family="text">
      <style:text-properties fo:font-size="14pt" style:font-size-asian="14pt" style:font-size-complex="14pt"/>
    </style:style>
    <style:style style:name="T97_60" style:family="text">
      <style:text-properties fo:font-size="14pt" style:font-size-asian="14pt" style:font-size-complex="14pt"/>
    </style:style>
    <style:style style:name="T97_61" style:family="text"/>
    <style:style style:name="T97_62" style:family="text">
      <style:text-properties fo:color="#1155cc" fo:font-size="14pt" style:font-size-asian="14pt" style:font-size-complex="14pt" style:text-underline-style="solid" style:text-underline-color="font-color"/>
    </style:style>
    <style:style style:name="T97_63" style:family="text"/>
    <style:style style:name="T97_64" style:family="text">
      <style:text-properties fo:color="#1155cc" fo:font-size="14pt" style:font-size-asian="14pt" style:font-size-complex="14pt" style:text-underline-style="solid" style:text-underline-color="font-color"/>
    </style:style>
    <style:style style:name="T97_65" style:family="text"/>
    <style:style style:name="T97_66" style:family="text">
      <style:text-properties fo:color="#1155cc" fo:font-size="14pt" style:font-size-asian="14pt" style:font-size-complex="14pt" style:text-underline-style="solid" style:text-underline-color="font-color"/>
    </style:style>
    <style:style style:name="T97_67" style:family="text"/>
    <style:style style:name="T97_68" style:family="text">
      <style:text-properties fo:color="#1155cc" fo:font-size="14pt" style:font-size-asian="14pt" style:font-size-complex="14pt" style:text-underline-style="solid" style:text-underline-color="font-color"/>
    </style:style>
    <style:style style:name="T97_69" style:family="text"/>
    <style:style style:name="T97_70" style:family="text">
      <style:text-properties fo:color="#1155cc" fo:font-size="14pt" style:font-size-asian="14pt" style:font-size-complex="14pt" style:text-underline-style="solid" style:text-underline-color="font-color"/>
    </style:style>
    <style:style style:name="T97_71" style:family="text">
      <style:text-properties fo:font-size="14pt" style:font-size-asian="14pt" style:font-size-complex="14pt"/>
    </style:style>
    <style:style style:name="P9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ize="14pt" style:font-size-asian="14pt" style:font-size-complex="14pt"/>
    </style:style>
    <style:style style:name="T99_2" style:family="text">
      <style:text-properties fo:font-size="14pt" style:font-size-asian="14pt" style:font-size-complex="14pt"/>
    </style:style>
    <style:style style:name="T99_3" style:family="text">
      <style:text-properties fo:font-size="14pt" style:font-size-asian="14pt" style:font-size-complex="14pt"/>
    </style:style>
    <style:style style:name="T99_4" style:family="text">
      <style:text-properties fo:font-size="14pt" style:font-size-asian="14pt" style:font-size-complex="14pt"/>
    </style:style>
    <style:style style:name="T99_5" style:family="text">
      <style:text-properties fo:font-size="14pt" style:font-size-asian="14pt" style:font-size-complex="14pt"/>
    </style:style>
    <style:style style:name="T99_6" style:family="text">
      <style:text-properties fo:font-size="14pt" style:font-size-asian="14pt" style:font-size-complex="14pt"/>
    </style:style>
    <style:style style:name="T99_7" style:family="text">
      <style:text-properties fo:font-size="14pt" style:font-size-asian="14pt" style:font-size-complex="14pt"/>
    </style:style>
    <style:style style:name="T99_8" style:family="text">
      <style:text-properties fo:font-size="14pt" style:font-size-asian="14pt" style:font-size-complex="14pt"/>
    </style:style>
    <style:style style:name="T99_9" style:family="text">
      <style:text-properties fo:font-size="14pt" style:font-size-asian="14pt" style:font-size-complex="14pt"/>
    </style:style>
    <style:style style:name="T99_10" style:family="text">
      <style:text-properties fo:font-size="14pt" style:font-size-asian="14pt" style:font-size-complex="14pt"/>
    </style:style>
    <style:style style:name="T99_11" style:family="text">
      <style:text-properties fo:font-size="14pt" style:font-size-asian="14pt" style:font-size-complex="14pt"/>
    </style:style>
    <style:style style:name="T99_12" style:family="text">
      <style:text-properties fo:font-size="14pt" style:font-size-asian="14pt" style:font-size-complex="14pt"/>
    </style:style>
    <style:style style:name="T99_13" style:family="text">
      <style:text-properties fo:font-size="14pt" style:font-size-asian="14pt" style:font-size-complex="14pt"/>
    </style:style>
    <style:style style:name="T99_14" style:family="text">
      <style:text-properties fo:font-size="14pt" style:font-size-asian="14pt" style:font-size-complex="14pt"/>
    </style:style>
    <style:style style:name="T99_15" style:family="text">
      <style:text-properties fo:font-size="14pt" style:font-size-asian="14pt" style:font-size-complex="14pt"/>
    </style:style>
    <style:style style:name="T99_16" style:family="text">
      <style:text-properties fo:font-size="14pt" style:font-size-asian="14pt" style:font-size-complex="14pt"/>
    </style:style>
    <style:style style:name="T99_17" style:family="text">
      <style:text-properties fo:font-size="14pt" style:font-size-asian="14pt" style:font-size-complex="14pt"/>
    </style:style>
    <style:style style:name="T99_18" style:family="text">
      <style:text-properties fo:font-size="14pt" style:font-size-asian="14pt" style:font-size-complex="14pt"/>
    </style:style>
    <style:style style:name="T99_19" style:family="text">
      <style:text-properties fo:font-size="14pt" style:font-size-asian="14pt" style:font-size-complex="14pt"/>
    </style:style>
    <style:style style:name="T99_20" style:family="text">
      <style:text-properties fo:font-size="14pt" style:font-size-asian="14pt" style:font-size-complex="14pt"/>
    </style:style>
    <style:style style:name="T99_21" style:family="text">
      <style:text-properties fo:font-size="14pt" style:font-size-asian="14pt" style:font-size-complex="14pt"/>
    </style:style>
    <style:style style:name="T99_22" style:family="text">
      <style:text-properties fo:font-size="14pt" style:font-size-asian="14pt" style:font-size-complex="14pt"/>
    </style:style>
    <style:style style:name="T99_23" style:family="text">
      <style:text-properties fo:font-size="14pt" style:font-size-asian="14pt" style:font-size-complex="14pt"/>
    </style:style>
    <style:style style:name="T99_24" style:family="text">
      <style:text-properties fo:font-size="14pt" style:font-size-asian="14pt" style:font-size-complex="14pt"/>
    </style:style>
    <style:style style:name="T99_25" style:family="text">
      <style:text-properties fo:font-size="14pt" style:font-size-asian="14pt" style:font-size-complex="14pt"/>
    </style:style>
    <style:style style:name="T99_26" style:family="text">
      <style:text-properties fo:font-size="14pt" style:font-size-asian="14pt" style:font-size-complex="14pt"/>
    </style:style>
    <style:style style:name="T99_27" style:family="text">
      <style:text-properties fo:font-size="14pt" style:font-size-asian="14pt" style:font-size-complex="14pt"/>
    </style:style>
    <style:style style:name="T99_28" style:family="text">
      <style:text-properties fo:font-size="14pt" style:font-size-asian="14pt" style:font-size-complex="14pt"/>
    </style:style>
    <style:style style:name="T99_29" style:family="text">
      <style:text-properties fo:font-size="14pt" style:font-size-asian="14pt" style:font-size-complex="14pt"/>
    </style:style>
    <style:style style:name="T99_30" style:family="text">
      <style:text-properties fo:font-size="14pt" style:font-size-asian="14pt" style:font-size-complex="14pt"/>
    </style:style>
    <style:style style:name="T99_31" style:family="text">
      <style:text-properties fo:font-size="14pt" style:font-size-asian="14pt" style:font-size-complex="14pt"/>
    </style:style>
    <style:style style:name="T99_32" style:family="text">
      <style:text-properties fo:font-size="14pt" style:font-size-asian="14pt" style:font-size-complex="14pt"/>
    </style:style>
    <style:style style:name="T99_33" style:family="text">
      <style:text-properties fo:font-size="14pt" style:font-size-asian="14pt" style:font-size-complex="14pt"/>
    </style:style>
    <style:style style:name="T99_34" style:family="text">
      <style:text-properties fo:font-size="14pt" style:font-size-asian="14pt" style:font-size-complex="14pt"/>
    </style:style>
    <style:style style:name="T99_35" style:family="text">
      <style:text-properties fo:font-size="14pt" style:font-size-asian="14pt" style:font-size-complex="14pt"/>
    </style:style>
    <style:style style:name="T99_36" style:family="text">
      <style:text-properties fo:font-size="14pt" style:font-size-asian="14pt" style:font-size-complex="14pt"/>
    </style:style>
    <style:style style:name="T99_37" style:family="text">
      <style:text-properties fo:font-size="14pt" style:font-size-asian="14pt" style:font-size-complex="14pt"/>
    </style:style>
    <style:style style:name="T99_38" style:family="text">
      <style:text-properties fo:font-size="14pt" style:font-size-asian="14pt" style:font-size-complex="14pt"/>
    </style:style>
    <style:style style:name="T99_39" style:family="text">
      <style:text-properties fo:font-size="14pt" style:font-size-asian="14pt" style:font-size-complex="14pt"/>
    </style:style>
    <style:style style:name="T99_40" style:family="text">
      <style:text-properties fo:font-size="14pt" style:font-size-asian="14pt" style:font-size-complex="14pt"/>
    </style:style>
    <style:style style:name="T99_41" style:family="text">
      <style:text-properties fo:font-size="14pt" style:font-size-asian="14pt" style:font-size-complex="14pt"/>
    </style:style>
    <style:style style:name="T99_42" style:family="text">
      <style:text-properties fo:font-size="14pt" style:font-size-asian="14pt" style:font-size-complex="14pt"/>
    </style:style>
    <style:style style:name="T99_43" style:family="text">
      <style:text-properties fo:font-size="14pt" style:font-size-asian="14pt" style:font-size-complex="14pt"/>
    </style:style>
    <style:style style:name="T99_44" style:family="text">
      <style:text-properties fo:font-size="14pt" style:font-size-asian="14pt" style:font-size-complex="14pt"/>
    </style:style>
    <style:style style:name="T99_45" style:family="text">
      <style:text-properties fo:font-size="14pt" style:font-size-asian="14pt" style:font-size-complex="14pt"/>
    </style:style>
    <style:style style:name="T99_46" style:family="text">
      <style:text-properties fo:font-size="14pt" style:font-size-asian="14pt" style:font-size-complex="14pt"/>
    </style:style>
    <style:style style:name="T99_47" style:family="text">
      <style:text-properties fo:font-size="14pt" style:font-size-asian="14pt" style:font-size-complex="14pt"/>
    </style:style>
    <style:style style:name="T99_48" style:family="text">
      <style:text-properties fo:font-size="14pt" style:font-size-asian="14pt" style:font-size-complex="14pt"/>
    </style:style>
    <style:style style:name="T99_49" style:family="text">
      <style:text-properties fo:font-size="14pt" style:font-size-asian="14pt" style:font-size-complex="14pt"/>
    </style:style>
    <style:style style:name="T99_50" style:family="text">
      <style:text-properties fo:font-size="14pt" style:font-size-asian="14pt" style:font-size-complex="14pt"/>
    </style:style>
    <style:style style:name="T99_51" style:family="text">
      <style:text-properties fo:font-size="14pt" style:font-size-asian="14pt" style:font-size-complex="14pt"/>
    </style:style>
    <style:style style:name="T99_52" style:family="text">
      <style:text-properties fo:font-size="14pt" style:font-size-asian="14pt" style:font-size-complex="14pt"/>
    </style:style>
    <style:style style:name="T99_53" style:family="text">
      <style:text-properties fo:font-size="14pt" style:font-size-asian="14pt" style:font-size-complex="14pt"/>
    </style:style>
    <style:style style:name="T99_54" style:family="text">
      <style:text-properties fo:font-size="14pt" style:font-size-asian="14pt" style:font-size-complex="14pt"/>
    </style:style>
    <style:style style:name="P10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size="14pt" style:font-size-asian="14pt" style:font-size-complex="14pt"/>
    </style:style>
    <style:style style:name="T101_2" style:family="text">
      <style:text-properties fo:font-size="14pt" style:font-size-asian="14pt" style:font-size-complex="14pt"/>
    </style:style>
    <style:style style:name="P10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size="14pt" style:font-size-asian="14pt" style:font-size-complex="14pt"/>
    </style:style>
    <style:style style:name="T103_2" style:family="text">
      <style:text-properties fo:font-size="14pt" style:font-size-asian="14pt" style:font-size-complex="14pt"/>
    </style:style>
    <style:style style:name="T103_3" style:family="text">
      <style:text-properties fo:font-size="14pt" style:font-size-asian="14pt" style:font-size-complex="14pt"/>
    </style:style>
    <style:style style:name="T103_4" style:family="text">
      <style:text-properties fo:font-size="14pt" style:font-size-asian="14pt" style:font-size-complex="14pt"/>
    </style:style>
    <style:style style:name="T103_5" style:family="text">
      <style:text-properties fo:font-size="14pt" style:font-size-asian="14pt" style:font-size-complex="14pt"/>
    </style:style>
    <style:style style:name="T103_6" style:family="text">
      <style:text-properties fo:font-size="14pt" style:font-size-asian="14pt" style:font-size-complex="14pt"/>
    </style:style>
    <style:style style:name="T103_7" style:family="text">
      <style:text-properties fo:font-size="14pt" style:font-size-asian="14pt" style:font-size-complex="14pt"/>
    </style:style>
    <style:style style:name="T103_8" style:family="text">
      <style:text-properties fo:font-size="14pt" style:font-size-asian="14pt" style:font-size-complex="14pt"/>
    </style:style>
    <style:style style:name="T103_9" style:family="text">
      <style:text-properties fo:font-size="14pt" style:font-size-asian="14pt" style:font-size-complex="14pt"/>
    </style:style>
    <style:style style:name="T103_10" style:family="text">
      <style:text-properties fo:font-size="14pt" style:font-size-asian="14pt" style:font-size-complex="14pt"/>
    </style:style>
    <style:style style:name="T103_11" style:family="text">
      <style:text-properties fo:font-size="14pt" style:font-size-asian="14pt" style:font-size-complex="14pt"/>
    </style:style>
    <style:style style:name="T103_12" style:family="text">
      <style:text-properties fo:font-size="14pt" style:font-size-asian="14pt" style:font-size-complex="14pt"/>
    </style:style>
    <style:style style:name="T103_13" style:family="text">
      <style:text-properties fo:font-size="14pt" style:font-size-asian="14pt" style:font-size-complex="14pt"/>
    </style:style>
    <style:style style:name="T103_14" style:family="text">
      <style:text-properties fo:font-size="14pt" style:font-size-asian="14pt" style:font-size-complex="14pt"/>
    </style:style>
    <style:style style:name="T103_15" style:family="text">
      <style:text-properties fo:font-size="14pt" style:font-size-asian="14pt" style:font-size-complex="14pt"/>
    </style:style>
    <style:style style:name="T103_16" style:family="text">
      <style:text-properties fo:font-size="14pt" style:font-size-asian="14pt" style:font-size-complex="14pt"/>
    </style:style>
    <style:style style:name="T103_17" style:family="text">
      <style:text-properties fo:font-size="14pt" style:font-size-asian="14pt" style:font-size-complex="14pt"/>
    </style:style>
    <style:style style:name="T103_18" style:family="text">
      <style:text-properties fo:font-size="14pt" style:font-size-asian="14pt" style:font-size-complex="14pt"/>
    </style:style>
    <style:style style:name="T103_19" style:family="text">
      <style:text-properties fo:font-size="14pt" style:font-size-asian="14pt" style:font-size-complex="14pt"/>
    </style:style>
    <style:style style:name="T103_20" style:family="text">
      <style:text-properties fo:font-size="14pt" style:font-size-asian="14pt" style:font-size-complex="14pt"/>
    </style:style>
    <style:style style:name="T103_21" style:family="text">
      <style:text-properties fo:font-size="14pt" style:font-size-asian="14pt" style:font-size-complex="14pt"/>
    </style:style>
    <style:style style:name="T103_22" style:family="text">
      <style:text-properties fo:font-size="14pt" style:font-size-asian="14pt" style:font-size-complex="14pt"/>
    </style:style>
    <style:style style:name="T103_23" style:family="text">
      <style:text-properties fo:font-size="14pt" style:font-size-asian="14pt" style:font-size-complex="14pt"/>
    </style:style>
    <style:style style:name="T103_24" style:family="text">
      <style:text-properties fo:font-size="14pt" style:font-size-asian="14pt" style:font-size-complex="14pt"/>
    </style:style>
    <style:style style:name="T103_25" style:family="text">
      <style:text-properties fo:font-size="14pt" style:font-size-asian="14pt" style:font-size-complex="14pt"/>
    </style:style>
    <style:style style:name="T103_26" style:family="text">
      <style:text-properties fo:font-size="14pt" style:font-size-asian="14pt" style:font-size-complex="14pt"/>
    </style:style>
    <style:style style:name="T103_27" style:family="text">
      <style:text-properties fo:font-size="14pt" style:font-size-asian="14pt" style:font-size-complex="14pt"/>
    </style:style>
    <style:style style:name="T103_28" style:family="text">
      <style:text-properties fo:font-size="14pt" style:font-size-asian="14pt" style:font-size-complex="14pt"/>
    </style:style>
    <style:style style:name="T103_29" style:family="text">
      <style:text-properties fo:font-size="14pt" style:font-size-asian="14pt" style:font-size-complex="14pt"/>
    </style:style>
    <style:style style:name="T103_30" style:family="text">
      <style:text-properties fo:font-size="14pt" style:font-size-asian="14pt" style:font-size-complex="14pt"/>
    </style:style>
    <style:style style:name="T103_31" style:family="text">
      <style:text-properties fo:font-size="14pt" style:font-size-asian="14pt" style:font-size-complex="14pt"/>
    </style:style>
    <style:style style:name="T103_32" style:family="text">
      <style:text-properties fo:font-size="14pt" style:font-size-asian="14pt" style:font-size-complex="14pt"/>
    </style:style>
    <style:style style:name="T103_33" style:family="text">
      <style:text-properties fo:font-size="14pt" style:font-size-asian="14pt" style:font-size-complex="14pt"/>
    </style:style>
    <style:style style:name="T103_34" style:family="text">
      <style:text-properties fo:font-size="14pt" style:font-size-asian="14pt" style:font-size-complex="14pt"/>
    </style:style>
    <style:style style:name="T103_35" style:family="text">
      <style:text-properties fo:font-size="14pt" style:font-size-asian="14pt" style:font-size-complex="14pt"/>
    </style:style>
    <style:style style:name="T103_36" style:family="text">
      <style:text-properties fo:font-size="14pt" style:font-size-asian="14pt" style:font-size-complex="14pt"/>
    </style:style>
    <style:style style:name="T103_37" style:family="text">
      <style:text-properties fo:font-size="14pt" style:font-size-asian="14pt" style:font-size-complex="14pt"/>
    </style:style>
    <style:style style:name="T103_38" style:family="text">
      <style:text-properties fo:font-size="14pt" style:font-size-asian="14pt" style:font-size-complex="14pt"/>
    </style:style>
    <style:style style:name="T103_39" style:family="text">
      <style:text-properties fo:font-size="14pt" style:font-size-asian="14pt" style:font-size-complex="14pt"/>
    </style:style>
    <style:style style:name="T103_40" style:family="text">
      <style:text-properties fo:font-size="14pt" style:font-size-asian="14pt" style:font-size-complex="14pt"/>
    </style:style>
    <style:style style:name="T103_41" style:family="text">
      <style:text-properties fo:font-size="14pt" style:font-size-asian="14pt" style:font-size-complex="14pt"/>
    </style:style>
    <style:style style:name="T103_42" style:family="text">
      <style:text-properties fo:font-size="14pt" style:font-size-asian="14pt" style:font-size-complex="14pt"/>
    </style:style>
    <style:style style:name="T103_43" style:family="text">
      <style:text-properties fo:font-size="14pt" style:font-size-asian="14pt" style:font-size-complex="14pt"/>
    </style:style>
    <style:style style:name="T103_44" style:family="text">
      <style:text-properties fo:font-size="14pt" style:font-size-asian="14pt" style:font-size-complex="14pt"/>
    </style:style>
    <style:style style:name="T103_45" style:family="text">
      <style:text-properties fo:font-size="14pt" style:font-size-asian="14pt" style:font-size-complex="14pt"/>
    </style:style>
    <style:style style:name="T103_46" style:family="text">
      <style:text-properties fo:font-size="14pt" style:font-size-asian="14pt" style:font-size-complex="14pt"/>
    </style:style>
    <style:style style:name="T103_47" style:family="text">
      <style:text-properties fo:font-size="14pt" style:font-size-asian="14pt" style:font-size-complex="14pt"/>
    </style:style>
    <style:style style:name="T103_48" style:family="text">
      <style:text-properties fo:font-size="14pt" style:font-size-asian="14pt" style:font-size-complex="14pt"/>
    </style:style>
    <style:style style:name="T103_49" style:family="text">
      <style:text-properties fo:font-size="14pt" style:font-size-asian="14pt" style:font-size-complex="14pt"/>
    </style:style>
    <style:style style:name="T103_50" style:family="text">
      <style:text-properties fo:font-size="14pt" style:font-size-asian="14pt" style:font-size-complex="14pt"/>
    </style:style>
    <style:style style:name="T103_51" style:family="text">
      <style:text-properties fo:font-size="14pt" style:font-size-asian="14pt" style:font-size-complex="14pt"/>
    </style:style>
    <style:style style:name="T103_52" style:family="text">
      <style:text-properties fo:font-size="14pt" style:font-size-asian="14pt" style:font-size-complex="14pt"/>
    </style:style>
    <style:style style:name="T103_53" style:family="text">
      <style:text-properties fo:font-size="14pt" style:font-size-asian="14pt" style:font-size-complex="14pt"/>
    </style:style>
    <style:style style:name="T103_54" style:family="text">
      <style:text-properties fo:font-size="14pt" style:font-size-asian="14pt" style:font-size-complex="14pt"/>
    </style:style>
    <style:style style:name="T103_55" style:family="text">
      <style:text-properties fo:font-size="14pt" style:font-size-asian="14pt" style:font-size-complex="14pt"/>
    </style:style>
    <style:style style:name="T103_56" style:family="text">
      <style:text-properties fo:font-size="14pt" style:font-size-asian="14pt" style:font-size-complex="14pt"/>
    </style:style>
    <style:style style:name="T103_57" style:family="text">
      <style:text-properties fo:font-size="14pt" style:font-size-asian="14pt" style:font-size-complex="14pt"/>
    </style:style>
    <style:style style:name="T103_58" style:family="text">
      <style:text-properties fo:font-size="14pt" style:font-size-asian="14pt" style:font-size-complex="14pt"/>
    </style:style>
    <style:style style:name="T103_59" style:family="text">
      <style:text-properties fo:font-size="14pt" style:font-size-asian="14pt" style:font-size-complex="14pt"/>
    </style:style>
    <style:style style:name="T103_60" style:family="text">
      <style:text-properties fo:font-size="14pt" style:font-size-asian="14pt" style:font-size-complex="14pt"/>
    </style:style>
    <style:style style:name="T103_61" style:family="text">
      <style:text-properties fo:font-size="14pt" style:font-size-asian="14pt" style:font-size-complex="14pt"/>
    </style:style>
    <style:style style:name="T103_62" style:family="text">
      <style:text-properties fo:font-size="14pt" style:font-size-asian="14pt" style:font-size-complex="14pt"/>
    </style:style>
    <style:style style:name="T103_63" style:family="text">
      <style:text-properties fo:font-size="14pt" style:font-size-asian="14pt" style:font-size-complex="14pt"/>
    </style:style>
    <style:style style:name="P10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font-size="14pt" style:font-size-asian="14pt" style:font-size-complex="14pt"/>
    </style:style>
    <style:style style:name="T105_2" style:family="text">
      <style:text-properties fo:font-size="14pt" style:font-size-asian="14pt" style:font-size-complex="14pt"/>
    </style:style>
    <style:style style:name="P10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size="14pt" style:font-size-asian="14pt" style:font-size-complex="14pt"/>
    </style:style>
    <style:style style:name="T107_2" style:family="text">
      <style:text-properties fo:font-size="14pt" style:font-size-asian="14pt" style:font-size-complex="14pt"/>
    </style:style>
    <style:style style:name="T107_3" style:family="text">
      <style:text-properties fo:font-size="14pt" style:font-size-asian="14pt" style:font-size-complex="14pt"/>
    </style:style>
    <style:style style:name="T107_4" style:family="text">
      <style:text-properties fo:font-size="14pt" style:font-size-asian="14pt" style:font-size-complex="14pt"/>
    </style:style>
    <style:style style:name="T107_5" style:family="text">
      <style:text-properties fo:font-size="14pt" style:font-size-asian="14pt" style:font-size-complex="14pt"/>
    </style:style>
    <style:style style:name="T107_6" style:family="text">
      <style:text-properties fo:font-size="14pt" style:font-size-asian="14pt" style:font-size-complex="14pt"/>
    </style:style>
    <style:style style:name="T107_7" style:family="text">
      <style:text-properties fo:font-size="14pt" style:font-size-asian="14pt" style:font-size-complex="14pt"/>
    </style:style>
    <style:style style:name="T107_8" style:family="text">
      <style:text-properties fo:font-size="14pt" style:font-size-asian="14pt" style:font-size-complex="14pt"/>
    </style:style>
    <style:style style:name="T107_9" style:family="text">
      <style:text-properties fo:font-size="14pt" style:font-size-asian="14pt" style:font-size-complex="14pt"/>
    </style:style>
    <style:style style:name="T107_10" style:family="text">
      <style:text-properties fo:font-size="14pt" style:font-size-asian="14pt" style:font-size-complex="14pt"/>
    </style:style>
    <style:style style:name="T107_11" style:family="text">
      <style:text-properties fo:font-size="14pt" style:font-size-asian="14pt" style:font-size-complex="14pt"/>
    </style:style>
    <style:style style:name="T107_12" style:family="text">
      <style:text-properties fo:font-size="14pt" style:font-size-asian="14pt" style:font-size-complex="14pt"/>
    </style:style>
    <style:style style:name="T107_13" style:family="text">
      <style:text-properties fo:font-size="14pt" style:font-size-asian="14pt" style:font-size-complex="14pt"/>
    </style:style>
    <style:style style:name="T107_14" style:family="text">
      <style:text-properties fo:font-size="14pt" style:font-size-asian="14pt" style:font-size-complex="14pt"/>
    </style:style>
    <style:style style:name="T107_15" style:family="text">
      <style:text-properties fo:font-size="14pt" style:font-size-asian="14pt" style:font-size-complex="14pt"/>
    </style:style>
    <style:style style:name="T107_16" style:family="text">
      <style:text-properties fo:font-size="14pt" style:font-size-asian="14pt" style:font-size-complex="14pt"/>
    </style:style>
    <style:style style:name="T107_17" style:family="text">
      <style:text-properties fo:font-size="14pt" style:font-size-asian="14pt" style:font-size-complex="14pt"/>
    </style:style>
    <style:style style:name="T107_18" style:family="text">
      <style:text-properties fo:font-size="14pt" style:font-size-asian="14pt" style:font-size-complex="14pt"/>
    </style:style>
    <style:style style:name="T107_19" style:family="text">
      <style:text-properties fo:font-size="14pt" style:font-size-asian="14pt" style:font-size-complex="14pt"/>
    </style:style>
    <style:style style:name="T107_20" style:family="text">
      <style:text-properties fo:font-size="14pt" style:font-size-asian="14pt" style:font-size-complex="14pt"/>
    </style:style>
    <style:style style:name="P10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font-size="14pt" style:font-size-asian="14pt" style:font-size-complex="14pt"/>
    </style:style>
    <style:style style:name="T109_2" style:family="text">
      <style:text-properties fo:font-size="14pt" style:font-size-asian="14pt" style:font-size-complex="14pt"/>
    </style:style>
    <style:style style:name="P11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ize="14pt" style:font-size-asian="14pt" style:font-size-complex="14pt"/>
    </style:style>
    <style:style style:name="T111_2" style:family="text">
      <style:text-properties fo:font-size="14pt" style:font-size-asian="14pt" style:font-size-complex="14pt"/>
    </style:style>
    <style:style style:name="T111_3" style:family="text">
      <style:text-properties fo:font-size="14pt" style:font-size-asian="14pt" style:font-size-complex="14pt"/>
    </style:style>
    <style:style style:name="T111_4" style:family="text">
      <style:text-properties fo:font-size="14pt" style:font-size-asian="14pt" style:font-size-complex="14pt"/>
    </style:style>
    <style:style style:name="T111_5" style:family="text">
      <style:text-properties fo:font-size="14pt" style:font-size-asian="14pt" style:font-size-complex="14pt"/>
    </style:style>
    <style:style style:name="T111_6" style:family="text">
      <style:text-properties fo:font-size="14pt" style:font-size-asian="14pt" style:font-size-complex="14pt"/>
    </style:style>
    <style:style style:name="T111_7" style:family="text">
      <style:text-properties fo:font-size="14pt" style:font-size-asian="14pt" style:font-size-complex="14pt"/>
    </style:style>
    <style:style style:name="T111_8" style:family="text">
      <style:text-properties fo:font-size="14pt" style:font-size-asian="14pt" style:font-size-complex="14pt"/>
    </style:style>
    <style:style style:name="T111_9" style:family="text">
      <style:text-properties fo:font-size="14pt" style:font-size-asian="14pt" style:font-size-complex="14pt"/>
    </style:style>
    <style:style style:name="T111_10" style:family="text">
      <style:text-properties fo:font-size="14pt" style:font-size-asian="14pt" style:font-size-complex="14pt"/>
    </style:style>
    <style:style style:name="T111_11" style:family="text">
      <style:text-properties fo:font-size="14pt" style:font-size-asian="14pt" style:font-size-complex="14pt"/>
    </style:style>
    <style:style style:name="T111_12" style:family="text">
      <style:text-properties fo:font-size="14pt" style:font-size-asian="14pt" style:font-size-complex="14pt"/>
    </style:style>
    <style:style style:name="T111_13" style:family="text">
      <style:text-properties fo:font-size="14pt" style:font-size-asian="14pt" style:font-size-complex="14pt"/>
    </style:style>
    <style:style style:name="T111_14" style:family="text">
      <style:text-properties fo:font-size="14pt" style:font-size-asian="14pt" style:font-size-complex="14pt"/>
    </style:style>
    <style:style style:name="T111_15" style:family="text">
      <style:text-properties fo:font-size="14pt" style:font-size-asian="14pt" style:font-size-complex="14pt"/>
    </style:style>
    <style:style style:name="T111_16" style:family="text">
      <style:text-properties fo:font-size="14pt" style:font-size-asian="14pt" style:font-size-complex="14pt"/>
    </style:style>
    <style:style style:name="T111_17" style:family="text">
      <style:text-properties fo:font-size="14pt" style:font-size-asian="14pt" style:font-size-complex="14pt"/>
    </style:style>
    <style:style style:name="T111_18" style:family="text">
      <style:text-properties fo:font-size="14pt" style:font-size-asian="14pt" style:font-size-complex="14pt"/>
    </style:style>
    <style:style style:name="T111_19" style:family="text">
      <style:text-properties fo:font-size="14pt" style:font-size-asian="14pt" style:font-size-complex="14pt"/>
    </style:style>
    <style:style style:name="T111_20" style:family="text">
      <style:text-properties fo:font-size="14pt" style:font-size-asian="14pt" style:font-size-complex="14pt"/>
    </style:style>
    <style:style style:name="T111_21" style:family="text">
      <style:text-properties fo:font-size="14pt" style:font-size-asian="14pt" style:font-size-complex="14pt"/>
    </style:style>
    <style:style style:name="T111_22" style:family="text">
      <style:text-properties fo:font-size="14pt" style:font-size-asian="14pt" style:font-size-complex="14pt"/>
    </style:style>
    <style:style style:name="T111_23" style:family="text">
      <style:text-properties fo:font-size="14pt" style:font-size-asian="14pt" style:font-size-complex="14pt"/>
    </style:style>
    <style:style style:name="T111_24" style:family="text">
      <style:text-properties fo:font-size="14pt" style:font-size-asian="14pt" style:font-size-complex="14pt"/>
    </style:style>
    <style:style style:name="T111_25" style:family="text">
      <style:text-properties fo:font-size="14pt" style:font-size-asian="14pt" style:font-size-complex="14pt"/>
    </style:style>
    <style:style style:name="T111_26" style:family="text">
      <style:text-properties fo:font-size="14pt" style:font-size-asian="14pt" style:font-size-complex="14pt"/>
    </style:style>
    <style:style style:name="T111_27" style:family="text">
      <style:text-properties fo:font-size="14pt" style:font-size-asian="14pt" style:font-size-complex="14pt"/>
    </style:style>
    <style:style style:name="T111_28" style:family="text">
      <style:text-properties fo:font-size="14pt" style:font-size-asian="14pt" style:font-size-complex="14pt"/>
    </style:style>
    <style:style style:name="T111_29" style:family="text">
      <style:text-properties fo:font-size="14pt" style:font-size-asian="14pt" style:font-size-complex="14pt"/>
    </style:style>
    <style:style style:name="T111_30" style:family="text">
      <style:text-properties fo:font-size="14pt" style:font-size-asian="14pt" style:font-size-complex="14pt"/>
    </style:style>
    <style:style style:name="T111_31" style:family="text">
      <style:text-properties fo:font-size="14pt" style:font-size-asian="14pt" style:font-size-complex="14pt"/>
    </style:style>
    <style:style style:name="T111_32" style:family="text">
      <style:text-properties fo:font-size="14pt" style:font-size-asian="14pt" style:font-size-complex="14pt"/>
    </style:style>
    <style:style style:name="T111_33" style:family="text">
      <style:text-properties fo:font-size="14pt" style:font-size-asian="14pt" style:font-size-complex="14pt"/>
    </style:style>
    <style:style style:name="T111_34" style:family="text">
      <style:text-properties fo:font-size="14pt" style:font-size-asian="14pt" style:font-size-complex="14pt"/>
    </style:style>
    <style:style style:name="T111_35" style:family="text">
      <style:text-properties fo:font-size="14pt" style:font-size-asian="14pt" style:font-size-complex="14pt"/>
    </style:style>
    <style:style style:name="T111_36" style:family="text">
      <style:text-properties fo:font-size="14pt" style:font-size-asian="14pt" style:font-size-complex="14pt"/>
    </style:style>
    <style:style style:name="T111_37" style:family="text">
      <style:text-properties fo:font-size="14pt" style:font-size-asian="14pt" style:font-size-complex="14pt"/>
    </style:style>
    <style:style style:name="T111_38" style:family="text">
      <style:text-properties fo:font-size="14pt" style:font-size-asian="14pt" style:font-size-complex="14pt"/>
    </style:style>
    <style:style style:name="T111_39" style:family="text">
      <style:text-properties fo:font-size="14pt" style:font-size-asian="14pt" style:font-size-complex="14pt"/>
    </style:style>
    <style:style style:name="T111_40" style:family="text">
      <style:text-properties fo:font-size="14pt" style:font-size-asian="14pt" style:font-size-complex="14pt"/>
    </style:style>
    <style:style style:name="T111_41" style:family="text">
      <style:text-properties fo:font-size="14pt" style:font-size-asian="14pt" style:font-size-complex="14pt"/>
    </style:style>
    <style:style style:name="T111_42" style:family="text">
      <style:text-properties fo:font-size="14pt" style:font-size-asian="14pt" style:font-size-complex="14pt"/>
    </style:style>
    <style:style style:name="T111_43" style:family="text">
      <style:text-properties fo:font-size="14pt" style:font-size-asian="14pt" style:font-size-complex="14pt"/>
    </style:style>
    <style:style style:name="T111_44" style:family="text">
      <style:text-properties fo:font-size="14pt" style:font-size-asian="14pt" style:font-size-complex="14pt"/>
    </style:style>
    <style:style style:name="T111_45" style:family="text">
      <style:text-properties fo:font-size="14pt" style:font-size-asian="14pt" style:font-size-complex="14pt"/>
    </style:style>
    <style:style style:name="T111_46" style:family="text">
      <style:text-properties fo:font-size="14pt" style:font-size-asian="14pt" style:font-size-complex="14pt"/>
    </style:style>
    <style:style style:name="T111_47" style:family="text">
      <style:text-properties fo:font-size="14pt" style:font-size-asian="14pt" style:font-size-complex="14pt"/>
    </style:style>
    <style:style style:name="T111_48" style:family="text">
      <style:text-properties fo:font-size="14pt" style:font-size-asian="14pt" style:font-size-complex="14pt"/>
    </style:style>
    <style:style style:name="T111_49" style:family="text">
      <style:text-properties fo:font-size="14pt" style:font-size-asian="14pt" style:font-size-complex="14pt"/>
    </style:style>
    <style:style style:name="T111_50" style:family="text">
      <style:text-properties fo:font-size="14pt" style:font-size-asian="14pt" style:font-size-complex="14pt"/>
    </style:style>
    <style:style style:name="T111_51" style:family="text">
      <style:text-properties fo:font-size="14pt" style:font-size-asian="14pt" style:font-size-complex="14pt"/>
    </style:style>
    <style:style style:name="T111_52" style:family="text">
      <style:text-properties fo:font-size="14pt" style:font-size-asian="14pt" style:font-size-complex="14pt"/>
    </style:style>
    <style:style style:name="T111_53" style:family="text">
      <style:text-properties fo:font-size="14pt" style:font-size-asian="14pt" style:font-size-complex="14pt"/>
    </style:style>
    <style:style style:name="T111_54" style:family="text">
      <style:text-properties fo:font-size="14pt" style:font-size-asian="14pt" style:font-size-complex="14pt"/>
    </style:style>
    <style:style style:name="T111_55" style:family="text">
      <style:text-properties fo:font-size="14pt" style:font-size-asian="14pt" style:font-size-complex="14pt"/>
    </style:style>
    <style:style style:name="T111_56" style:family="text">
      <style:text-properties fo:font-size="14pt" style:font-size-asian="14pt" style:font-size-complex="14pt"/>
    </style:style>
    <style:style style:name="T111_57" style:family="text">
      <style:text-properties fo:font-size="14pt" style:font-size-asian="14pt" style:font-size-complex="14pt"/>
    </style:style>
    <style:style style:name="T111_58" style:family="text">
      <style:text-properties fo:font-size="14pt" style:font-size-asian="14pt" style:font-size-complex="14pt"/>
    </style:style>
    <style:style style:name="T111_59" style:family="text">
      <style:text-properties fo:font-size="14pt" style:font-size-asian="14pt" style:font-size-complex="14pt"/>
    </style:style>
    <style:style style:name="T111_60" style:family="text">
      <style:text-properties fo:font-size="14pt" style:font-size-asian="14pt" style:font-size-complex="14pt"/>
    </style:style>
    <style:style style:name="T111_61" style:family="text">
      <style:text-properties fo:font-size="14pt" style:font-size-asian="14pt" style:font-size-complex="14pt"/>
    </style:style>
    <style:style style:name="T111_62" style:family="text">
      <style:text-properties fo:font-size="14pt" style:font-size-asian="14pt" style:font-size-complex="14pt"/>
    </style:style>
    <style:style style:name="T111_63" style:family="text">
      <style:text-properties fo:font-size="14pt" style:font-size-asian="14pt" style:font-size-complex="14pt"/>
    </style:style>
    <style:style style:name="T111_64" style:family="text">
      <style:text-properties fo:font-size="14pt" style:font-size-asian="14pt" style:font-size-complex="14pt"/>
    </style:style>
    <style:style style:name="T111_65" style:family="text">
      <style:text-properties fo:font-size="14pt" style:font-size-asian="14pt" style:font-size-complex="14pt"/>
    </style:style>
    <style:style style:name="T111_66" style:family="text">
      <style:text-properties fo:font-size="14pt" style:font-size-asian="14pt" style:font-size-complex="14pt"/>
    </style:style>
    <style:style style:name="T111_67" style:family="text">
      <style:text-properties fo:font-size="14pt" style:font-size-asian="14pt" style:font-size-complex="14pt"/>
    </style:style>
    <style:style style:name="T111_68" style:family="text">
      <style:text-properties fo:font-size="14pt" style:font-size-asian="14pt" style:font-size-complex="14pt"/>
    </style:style>
    <style:style style:name="T111_69" style:family="text">
      <style:text-properties fo:font-size="14pt" style:font-size-asian="14pt" style:font-size-complex="14pt"/>
    </style:style>
    <style:style style:name="T111_70" style:family="text">
      <style:text-properties fo:font-size="14pt" style:font-size-asian="14pt" style:font-size-complex="14pt"/>
    </style:style>
    <style:style style:name="T111_71" style:family="text">
      <style:text-properties fo:font-size="14pt" style:font-size-asian="14pt" style:font-size-complex="14pt"/>
    </style:style>
    <style:style style:name="T111_72" style:family="text">
      <style:text-properties fo:font-size="14pt" style:font-size-asian="14pt" style:font-size-complex="14pt"/>
    </style:style>
    <style:style style:name="T111_73" style:family="text">
      <style:text-properties fo:font-size="14pt" style:font-size-asian="14pt" style:font-size-complex="14pt"/>
    </style:style>
    <style:style style:name="T111_74" style:family="text">
      <style:text-properties fo:font-size="14pt" style:font-size-asian="14pt" style:font-size-complex="14pt"/>
    </style:style>
    <style:style style:name="T111_75" style:family="text">
      <style:text-properties fo:font-size="14pt" style:font-size-asian="14pt" style:font-size-complex="14pt"/>
    </style:style>
    <style:style style:name="T111_76" style:family="text">
      <style:text-properties fo:font-size="14pt" style:font-size-asian="14pt" style:font-size-complex="14pt"/>
    </style:style>
    <style:style style:name="T111_77" style:family="text">
      <style:text-properties fo:font-size="14pt" style:font-size-asian="14pt" style:font-size-complex="14pt"/>
    </style:style>
    <style:style style:name="P11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size="14pt" style:font-size-asian="14pt" style:font-size-complex="14pt"/>
    </style:style>
    <style:style style:name="T113_2" style:family="text">
      <style:text-properties fo:font-size="14pt" style:font-size-asian="14pt" style:font-size-complex="14pt"/>
    </style:style>
    <style:style style:name="T113_3" style:family="text">
      <style:text-properties fo:font-size="14pt" style:font-size-asian="14pt" style:font-size-complex="14pt"/>
    </style:style>
    <style:style style:name="T113_4" style:family="text">
      <style:text-properties fo:font-size="14pt" style:font-size-asian="14pt" style:font-size-complex="14pt"/>
    </style:style>
    <style:style style:name="T113_5" style:family="text">
      <style:text-properties fo:font-size="14pt" style:font-size-asian="14pt" style:font-size-complex="14pt"/>
    </style:style>
    <style:style style:name="T113_6" style:family="text">
      <style:text-properties fo:font-size="14pt" style:font-size-asian="14pt" style:font-size-complex="14pt"/>
    </style:style>
    <style:style style:name="T113_7" style:family="text">
      <style:text-properties fo:font-size="14pt" style:font-size-asian="14pt" style:font-size-complex="14pt"/>
    </style:style>
    <style:style style:name="T113_8" style:family="text">
      <style:text-properties fo:font-size="14pt" style:font-size-asian="14pt" style:font-size-complex="14pt"/>
    </style:style>
    <style:style style:name="T113_9" style:family="text">
      <style:text-properties fo:font-size="14pt" style:font-size-asian="14pt" style:font-size-complex="14pt"/>
    </style:style>
    <style:style style:name="T113_10" style:family="text">
      <style:text-properties fo:font-size="14pt" style:font-size-asian="14pt" style:font-size-complex="14pt"/>
    </style:style>
    <style:style style:name="T113_11" style:family="text">
      <style:text-properties fo:font-size="14pt" style:font-size-asian="14pt" style:font-size-complex="14pt"/>
    </style:style>
    <style:style style:name="T113_12" style:family="text">
      <style:text-properties fo:font-size="14pt" style:font-size-asian="14pt" style:font-size-complex="14pt"/>
    </style:style>
    <style:style style:name="T113_13" style:family="text">
      <style:text-properties fo:font-size="14pt" style:font-size-asian="14pt" style:font-size-complex="14pt"/>
    </style:style>
    <style:style style:name="T113_14" style:family="text">
      <style:text-properties fo:font-size="14pt" style:font-size-asian="14pt" style:font-size-complex="14pt"/>
    </style:style>
    <style:style style:name="T113_15" style:family="text">
      <style:text-properties fo:font-size="14pt" style:font-size-asian="14pt" style:font-size-complex="14pt"/>
    </style:style>
    <style:style style:name="T113_16" style:family="text">
      <style:text-properties fo:font-size="14pt" style:font-size-asian="14pt" style:font-size-complex="14pt"/>
    </style:style>
    <style:style style:name="T113_17" style:family="text">
      <style:text-properties fo:font-size="14pt" style:font-size-asian="14pt" style:font-size-complex="14pt"/>
    </style:style>
    <style:style style:name="P11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size="14pt" style:font-size-asian="14pt" style:font-size-complex="14pt"/>
    </style:style>
    <style:style style:name="T115_2" style:family="text">
      <style:text-properties fo:font-size="14pt" style:font-size-asian="14pt" style:font-size-complex="14pt"/>
    </style:style>
    <style:style style:name="T115_3" style:family="text">
      <style:text-properties fo:font-size="14pt" style:font-size-asian="14pt" style:font-size-complex="14pt"/>
    </style:style>
    <style:style style:name="T115_4" style:family="text">
      <style:text-properties fo:font-size="14pt" style:font-size-asian="14pt" style:font-size-complex="14pt"/>
    </style:style>
    <style:style style:name="T115_5" style:family="text">
      <style:text-properties fo:font-size="14pt" style:font-size-asian="14pt" style:font-size-complex="14pt"/>
    </style:style>
    <style:style style:name="T115_6" style:family="text">
      <style:text-properties fo:font-size="14pt" style:font-size-asian="14pt" style:font-size-complex="14pt"/>
    </style:style>
    <style:style style:name="T115_7" style:family="text">
      <style:text-properties fo:font-size="14pt" style:font-size-asian="14pt" style:font-size-complex="14pt"/>
    </style:style>
    <style:style style:name="T115_8" style:family="text">
      <style:text-properties fo:font-size="14pt" style:font-size-asian="14pt" style:font-size-complex="14pt"/>
    </style:style>
    <style:style style:name="T115_9" style:family="text">
      <style:text-properties fo:font-size="14pt" style:font-size-asian="14pt" style:font-size-complex="14pt"/>
    </style:style>
    <style:style style:name="T115_10" style:family="text">
      <style:text-properties fo:font-size="14pt" style:font-size-asian="14pt" style:font-size-complex="14pt"/>
    </style:style>
    <style:style style:name="T115_11" style:family="text">
      <style:text-properties fo:font-size="14pt" style:font-size-asian="14pt" style:font-size-complex="14pt"/>
    </style:style>
    <style:style style:name="T115_12" style:family="text">
      <style:text-properties fo:font-size="14pt" style:font-size-asian="14pt" style:font-size-complex="14pt"/>
    </style:style>
    <style:style style:name="T115_13" style:family="text">
      <style:text-properties fo:font-size="14pt" style:font-size-asian="14pt" style:font-size-complex="14pt"/>
    </style:style>
    <style:style style:name="T115_14" style:family="text">
      <style:text-properties fo:font-size="14pt" style:font-size-asian="14pt" style:font-size-complex="14pt"/>
    </style:style>
    <style:style style:name="T115_15" style:family="text">
      <style:text-properties fo:font-size="14pt" style:font-size-asian="14pt" style:font-size-complex="14pt"/>
    </style:style>
    <style:style style:name="T115_16" style:family="text">
      <style:text-properties fo:font-size="14pt" style:font-size-asian="14pt" style:font-size-complex="14pt"/>
    </style:style>
    <style:style style:name="T115_17" style:family="text">
      <style:text-properties fo:font-size="14pt" style:font-size-asian="14pt" style:font-size-complex="14pt"/>
    </style:style>
    <style:style style:name="T115_18" style:family="text">
      <style:text-properties fo:font-size="14pt" style:font-size-asian="14pt" style:font-size-complex="14pt"/>
    </style:style>
    <style:style style:name="T115_19" style:family="text">
      <style:text-properties fo:font-size="14pt" style:font-size-asian="14pt" style:font-size-complex="14pt"/>
    </style:style>
    <style:style style:name="T115_20" style:family="text">
      <style:text-properties fo:font-size="14pt" style:font-size-asian="14pt" style:font-size-complex="14pt"/>
    </style:style>
    <style:style style:name="T115_21" style:family="text">
      <style:text-properties fo:font-size="14pt" style:font-size-asian="14pt" style:font-size-complex="14pt"/>
    </style:style>
    <style:style style:name="T115_22" style:family="text">
      <style:text-properties fo:font-size="14pt" style:font-size-asian="14pt" style:font-size-complex="14pt"/>
    </style:style>
    <style:style style:name="T115_23" style:family="text">
      <style:text-properties fo:font-size="14pt" style:font-size-asian="14pt" style:font-size-complex="14pt"/>
    </style:style>
    <style:style style:name="T115_24" style:family="text">
      <style:text-properties fo:font-size="14pt" style:font-size-asian="14pt" style:font-size-complex="14pt"/>
    </style:style>
    <style:style style:name="T115_25" style:family="text">
      <style:text-properties fo:font-size="14pt" style:font-size-asian="14pt" style:font-size-complex="14pt"/>
    </style:style>
    <style:style style:name="T115_26" style:family="text">
      <style:text-properties fo:font-size="14pt" style:font-size-asian="14pt" style:font-size-complex="14pt"/>
    </style:style>
    <style:style style:name="T115_27" style:family="text">
      <style:text-properties fo:font-size="14pt" style:font-size-asian="14pt" style:font-size-complex="14pt"/>
    </style:style>
    <style:style style:name="T115_28" style:family="text">
      <style:text-properties fo:font-size="14pt" style:font-size-asian="14pt" style:font-size-complex="14pt"/>
    </style:style>
    <style:style style:name="T115_29" style:family="text">
      <style:text-properties fo:font-size="14pt" style:font-size-asian="14pt" style:font-size-complex="14pt"/>
    </style:style>
    <style:style style:name="T115_30" style:family="text">
      <style:text-properties fo:font-size="14pt" style:font-size-asian="14pt" style:font-size-complex="14pt"/>
    </style:style>
    <style:style style:name="T115_31" style:family="text">
      <style:text-properties fo:font-size="14pt" style:font-size-asian="14pt" style:font-size-complex="14pt"/>
    </style:style>
    <style:style style:name="T115_32" style:family="text">
      <style:text-properties fo:font-size="14pt" style:font-size-asian="14pt" style:font-size-complex="14pt"/>
    </style:style>
    <style:style style:name="T115_33" style:family="text">
      <style:text-properties fo:font-size="14pt" style:font-size-asian="14pt" style:font-size-complex="14pt"/>
    </style:style>
    <style:style style:name="T115_34" style:family="text">
      <style:text-properties fo:font-size="14pt" style:font-size-asian="14pt" style:font-size-complex="14pt"/>
    </style:style>
    <style:style style:name="T115_35" style:family="text">
      <style:text-properties fo:font-size="14pt" style:font-size-asian="14pt" style:font-size-complex="14pt"/>
    </style:style>
    <style:style style:name="T115_36" style:family="text">
      <style:text-properties fo:font-size="14pt" style:font-size-asian="14pt" style:font-size-complex="14pt"/>
    </style:style>
    <style:style style:name="T115_37" style:family="text">
      <style:text-properties fo:font-size="14pt" style:font-size-asian="14pt" style:font-size-complex="14pt"/>
    </style:style>
    <style:style style:name="T115_38" style:family="text">
      <style:text-properties fo:font-size="14pt" style:font-size-asian="14pt" style:font-size-complex="14pt"/>
    </style:style>
    <style:style style:name="T115_39" style:family="text">
      <style:text-properties fo:font-size="14pt" style:font-size-asian="14pt" style:font-size-complex="14pt"/>
    </style:style>
    <style:style style:name="T115_40" style:family="text">
      <style:text-properties fo:font-size="14pt" style:font-size-asian="14pt" style:font-size-complex="14pt"/>
    </style:style>
    <style:style style:name="T115_41" style:family="text">
      <style:text-properties fo:font-size="14pt" style:font-size-asian="14pt" style:font-size-complex="14pt"/>
    </style:style>
    <style:style style:name="T115_42" style:family="text">
      <style:text-properties fo:font-size="14pt" style:font-size-asian="14pt" style:font-size-complex="14pt"/>
    </style:style>
    <style:style style:name="T115_43" style:family="text">
      <style:text-properties fo:font-size="14pt" style:font-size-asian="14pt" style:font-size-complex="14pt"/>
    </style:style>
    <style:style style:name="T115_44" style:family="text">
      <style:text-properties fo:font-size="14pt" style:font-size-asian="14pt" style:font-size-complex="14pt"/>
    </style:style>
    <style:style style:name="T115_45" style:family="text">
      <style:text-properties fo:font-size="14pt" style:font-size-asian="14pt" style:font-size-complex="14pt"/>
    </style:style>
    <style:style style:name="T115_46" style:family="text">
      <style:text-properties fo:font-size="14pt" style:font-size-asian="14pt" style:font-size-complex="14pt"/>
    </style:style>
    <style:style style:name="T115_47" style:family="text">
      <style:text-properties fo:font-size="14pt" style:font-size-asian="14pt" style:font-size-complex="14pt"/>
    </style:style>
    <style:style style:name="T115_48" style:family="text">
      <style:text-properties fo:font-size="14pt" style:font-size-asian="14pt" style:font-size-complex="14pt"/>
    </style:style>
    <style:style style:name="T115_49" style:family="text">
      <style:text-properties fo:font-size="14pt" style:font-size-asian="14pt" style:font-size-complex="14pt"/>
    </style:style>
    <style:style style:name="T115_50" style:family="text">
      <style:text-properties fo:font-size="14pt" style:font-size-asian="14pt" style:font-size-complex="14pt"/>
    </style:style>
    <style:style style:name="T115_51" style:family="text">
      <style:text-properties fo:font-size="14pt" style:font-size-asian="14pt" style:font-size-complex="14pt"/>
    </style:style>
    <style:style style:name="T115_52" style:family="text">
      <style:text-properties fo:font-size="14pt" style:font-size-asian="14pt" style:font-size-complex="14pt"/>
    </style:style>
    <style:style style:name="T115_53" style:family="text">
      <style:text-properties fo:font-size="14pt" style:font-size-asian="14pt" style:font-size-complex="14pt"/>
    </style:style>
    <style:style style:name="T115_54" style:family="text">
      <style:text-properties fo:font-size="14pt" style:font-size-asian="14pt" style:font-size-complex="14pt"/>
    </style:style>
    <style:style style:name="T115_55" style:family="text">
      <style:text-properties fo:font-size="14pt" style:font-size-asian="14pt" style:font-size-complex="14pt"/>
    </style:style>
    <style:style style:name="P11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font-size="14pt" style:font-size-asian="14pt" style:font-size-complex="14pt"/>
    </style:style>
    <style:style style:name="T117_2" style:family="text">
      <style:text-properties fo:font-size="14pt" style:font-size-asian="14pt" style:font-size-complex="14pt"/>
    </style:style>
    <style:style style:name="T117_3" style:family="text">
      <style:text-properties fo:font-size="14pt" style:font-size-asian="14pt" style:font-size-complex="14pt"/>
    </style:style>
    <style:style style:name="T117_4" style:family="text">
      <style:text-properties fo:font-size="14pt" style:font-size-asian="14pt" style:font-size-complex="14pt"/>
    </style:style>
    <style:style style:name="T117_5" style:family="text">
      <style:text-properties fo:font-size="14pt" style:font-size-asian="14pt" style:font-size-complex="14pt"/>
    </style:style>
    <style:style style:name="T117_6" style:family="text">
      <style:text-properties fo:font-size="14pt" style:font-size-asian="14pt" style:font-size-complex="14pt"/>
    </style:style>
    <style:style style:name="T117_7" style:family="text">
      <style:text-properties fo:font-size="14pt" style:font-size-asian="14pt" style:font-size-complex="14pt"/>
    </style:style>
    <style:style style:name="T117_8" style:family="text">
      <style:text-properties fo:font-size="14pt" style:font-size-asian="14pt" style:font-size-complex="14pt"/>
    </style:style>
    <style:style style:name="T117_9" style:family="text">
      <style:text-properties fo:font-size="14pt" style:font-size-asian="14pt" style:font-size-complex="14pt"/>
    </style:style>
    <style:style style:name="T117_10" style:family="text">
      <style:text-properties fo:font-size="14pt" style:font-size-asian="14pt" style:font-size-complex="14pt"/>
    </style:style>
    <style:style style:name="T117_11" style:family="text">
      <style:text-properties fo:font-size="14pt" style:font-size-asian="14pt" style:font-size-complex="14pt"/>
    </style:style>
    <style:style style:name="T117_12" style:family="text">
      <style:text-properties fo:font-size="14pt" style:font-size-asian="14pt" style:font-size-complex="14pt"/>
    </style:style>
    <style:style style:name="T117_13" style:family="text">
      <style:text-properties fo:font-size="14pt" style:font-size-asian="14pt" style:font-size-complex="14pt"/>
    </style:style>
    <style:style style:name="T117_14" style:family="text">
      <style:text-properties fo:font-size="14pt" style:font-size-asian="14pt" style:font-size-complex="14pt"/>
    </style:style>
    <style:style style:name="T117_15" style:family="text">
      <style:text-properties fo:font-size="14pt" style:font-size-asian="14pt" style:font-size-complex="14pt"/>
    </style:style>
    <style:style style:name="T117_16" style:family="text">
      <style:text-properties fo:font-size="14pt" style:font-size-asian="14pt" style:font-size-complex="14pt"/>
    </style:style>
    <style:style style:name="T117_17" style:family="text">
      <style:text-properties fo:font-size="14pt" style:font-size-asian="14pt" style:font-size-complex="14pt"/>
    </style:style>
    <style:style style:name="T117_18" style:family="text">
      <style:text-properties fo:font-size="14pt" style:font-size-asian="14pt" style:font-size-complex="14pt"/>
    </style:style>
    <style:style style:name="T117_19" style:family="text">
      <style:text-properties fo:font-size="14pt" style:font-size-asian="14pt" style:font-size-complex="14pt"/>
    </style:style>
    <style:style style:name="T117_20" style:family="text">
      <style:text-properties fo:font-size="14pt" style:font-size-asian="14pt" style:font-size-complex="14pt"/>
    </style:style>
    <style:style style:name="T117_21" style:family="text">
      <style:text-properties fo:font-size="14pt" style:font-size-asian="14pt" style:font-size-complex="14pt"/>
    </style:style>
    <style:style style:name="T117_22" style:family="text">
      <style:text-properties fo:font-size="14pt" style:font-size-asian="14pt" style:font-size-complex="14pt"/>
    </style:style>
    <style:style style:name="T117_23" style:family="text">
      <style:text-properties fo:font-size="14pt" style:font-size-asian="14pt" style:font-size-complex="14pt"/>
    </style:style>
    <style:style style:name="T117_24" style:family="text">
      <style:text-properties fo:font-size="14pt" style:font-size-asian="14pt" style:font-size-complex="14pt"/>
    </style:style>
    <style:style style:name="T117_25" style:family="text">
      <style:text-properties fo:font-size="14pt" style:font-size-asian="14pt" style:font-size-complex="14pt"/>
    </style:style>
    <style:style style:name="T117_26" style:family="text">
      <style:text-properties fo:font-size="14pt" style:font-size-asian="14pt" style:font-size-complex="14pt"/>
    </style:style>
    <style:style style:name="T117_27" style:family="text">
      <style:text-properties fo:font-size="14pt" style:font-size-asian="14pt" style:font-size-complex="14pt"/>
    </style:style>
    <style:style style:name="T117_28" style:family="text">
      <style:text-properties fo:font-size="14pt" style:font-size-asian="14pt" style:font-size-complex="14pt"/>
    </style:style>
    <style:style style:name="T117_29" style:family="text">
      <style:text-properties fo:font-size="14pt" style:font-size-asian="14pt" style:font-size-complex="14pt"/>
    </style:style>
    <style:style style:name="T117_30" style:family="text">
      <style:text-properties fo:font-size="14pt" style:font-size-asian="14pt" style:font-size-complex="14pt"/>
    </style:style>
    <style:style style:name="T117_31" style:family="text">
      <style:text-properties fo:font-size="14pt" style:font-size-asian="14pt" style:font-size-complex="14pt"/>
    </style:style>
    <style:style style:name="T117_32" style:family="text">
      <style:text-properties fo:font-size="14pt" style:font-size-asian="14pt" style:font-size-complex="14pt"/>
    </style:style>
    <style:style style:name="T117_33" style:family="text">
      <style:text-properties fo:font-size="14pt" style:font-size-asian="14pt" style:font-size-complex="14pt"/>
    </style:style>
    <style:style style:name="T117_34" style:family="text">
      <style:text-properties fo:font-size="14pt" style:font-size-asian="14pt" style:font-size-complex="14pt"/>
    </style:style>
    <style:style style:name="T117_35" style:family="text">
      <style:text-properties fo:font-size="14pt" style:font-size-asian="14pt" style:font-size-complex="14pt"/>
    </style:style>
    <style:style style:name="T117_36" style:family="text">
      <style:text-properties fo:font-size="14pt" style:font-size-asian="14pt" style:font-size-complex="14pt"/>
    </style:style>
    <style:style style:name="T117_37" style:family="text">
      <style:text-properties fo:font-size="14pt" style:font-size-asian="14pt" style:font-size-complex="14pt"/>
    </style:style>
    <style:style style:name="T117_38" style:family="text">
      <style:text-properties fo:font-size="14pt" style:font-size-asian="14pt" style:font-size-complex="14pt"/>
    </style:style>
    <style:style style:name="T117_39" style:family="text">
      <style:text-properties fo:font-size="14pt" style:font-size-asian="14pt" style:font-size-complex="14pt"/>
    </style:style>
    <style:style style:name="T117_40" style:family="text">
      <style:text-properties fo:font-size="14pt" style:font-size-asian="14pt" style:font-size-complex="14pt"/>
    </style:style>
    <style:style style:name="T117_41" style:family="text">
      <style:text-properties fo:font-size="14pt" style:font-size-asian="14pt" style:font-size-complex="14pt"/>
    </style:style>
    <style:style style:name="T117_42" style:family="text">
      <style:text-properties fo:font-size="14pt" style:font-size-asian="14pt" style:font-size-complex="14pt"/>
    </style:style>
    <style:style style:name="T117_43" style:family="text">
      <style:text-properties fo:font-size="14pt" style:font-size-asian="14pt" style:font-size-complex="14pt"/>
    </style:style>
    <style:style style:name="T117_44" style:family="text">
      <style:text-properties fo:font-size="14pt" style:font-size-asian="14pt" style:font-size-complex="14pt"/>
    </style:style>
    <style:style style:name="T117_45" style:family="text">
      <style:text-properties fo:font-size="14pt" style:font-size-asian="14pt" style:font-size-complex="14pt"/>
    </style:style>
    <style:style style:name="T117_46" style:family="text">
      <style:text-properties fo:font-size="14pt" style:font-size-asian="14pt" style:font-size-complex="14pt"/>
    </style:style>
    <style:style style:name="T117_47" style:family="text">
      <style:text-properties fo:font-size="14pt" style:font-size-asian="14pt" style:font-size-complex="14pt"/>
    </style:style>
    <style:style style:name="T117_48" style:family="text">
      <style:text-properties fo:font-size="14pt" style:font-size-asian="14pt" style:font-size-complex="14pt"/>
    </style:style>
    <style:style style:name="T117_49" style:family="text">
      <style:text-properties fo:font-size="14pt" style:font-size-asian="14pt" style:font-size-complex="14pt"/>
    </style:style>
    <style:style style:name="T117_50" style:family="text">
      <style:text-properties fo:font-size="14pt" style:font-size-asian="14pt" style:font-size-complex="14pt"/>
    </style:style>
    <style:style style:name="T117_51" style:family="text">
      <style:text-properties fo:font-size="14pt" style:font-size-asian="14pt" style:font-size-complex="14pt"/>
    </style:style>
    <style:style style:name="T117_52" style:family="text">
      <style:text-properties fo:font-size="14pt" style:font-size-asian="14pt" style:font-size-complex="14pt"/>
    </style:style>
    <style:style style:name="T117_53" style:family="text">
      <style:text-properties fo:font-size="14pt" style:font-size-asian="14pt" style:font-size-complex="14pt"/>
    </style:style>
    <style:style style:name="T117_54" style:family="text">
      <style:text-properties fo:font-size="14pt" style:font-size-asian="14pt" style:font-size-complex="14pt"/>
    </style:style>
    <style:style style:name="T117_55" style:family="text">
      <style:text-properties fo:font-size="14pt" style:font-size-asian="14pt" style:font-size-complex="14pt"/>
    </style:style>
    <style:style style:name="T117_56" style:family="text">
      <style:text-properties fo:font-size="14pt" style:font-size-asian="14pt" style:font-size-complex="14pt"/>
    </style:style>
    <style:style style:name="T117_57" style:family="text">
      <style:text-properties fo:font-size="14pt" style:font-size-asian="14pt" style:font-size-complex="14pt"/>
    </style:style>
    <style:style style:name="T117_58" style:family="text">
      <style:text-properties fo:font-size="14pt" style:font-size-asian="14pt" style:font-size-complex="14pt"/>
    </style:style>
    <style:style style:name="T117_59" style:family="text">
      <style:text-properties fo:font-size="14pt" style:font-size-asian="14pt" style:font-size-complex="14pt"/>
    </style:style>
    <style:style style:name="T117_60" style:family="text">
      <style:text-properties fo:font-size="14pt" style:font-size-asian="14pt" style:font-size-complex="14pt"/>
    </style:style>
    <style:style style:name="T117_61" style:family="text">
      <style:text-properties fo:font-size="14pt" style:font-size-asian="14pt" style:font-size-complex="14pt"/>
    </style:style>
    <style:style style:name="T117_62" style:family="text">
      <style:text-properties fo:font-size="14pt" style:font-size-asian="14pt" style:font-size-complex="14pt"/>
    </style:style>
    <style:style style:name="T117_63" style:family="text">
      <style:text-properties fo:font-size="14pt" style:font-size-asian="14pt" style:font-size-complex="14pt"/>
    </style:style>
    <style:style style:name="T117_64" style:family="text">
      <style:text-properties fo:font-size="14pt" style:font-size-asian="14pt" style:font-size-complex="14pt"/>
    </style:style>
    <style:style style:name="T117_65" style:family="text">
      <style:text-properties fo:font-size="14pt" style:font-size-asian="14pt" style:font-size-complex="14pt"/>
    </style:style>
    <style:style style:name="T117_66" style:family="text">
      <style:text-properties fo:font-size="14pt" style:font-size-asian="14pt" style:font-size-complex="14pt"/>
    </style:style>
    <style:style style:name="T117_67" style:family="text">
      <style:text-properties fo:font-size="14pt" style:font-size-asian="14pt" style:font-size-complex="14pt"/>
    </style:style>
    <style:style style:name="T117_68" style:family="text">
      <style:text-properties fo:font-size="14pt" style:font-size-asian="14pt" style:font-size-complex="14pt"/>
    </style:style>
    <style:style style:name="T117_69" style:family="text">
      <style:text-properties fo:font-size="14pt" style:font-size-asian="14pt" style:font-size-complex="14pt"/>
    </style:style>
    <style:style style:name="T117_70" style:family="text">
      <style:text-properties fo:font-size="14pt" style:font-size-asian="14pt" style:font-size-complex="14pt"/>
    </style:style>
    <style:style style:name="T117_71" style:family="text">
      <style:text-properties fo:font-size="14pt" style:font-size-asian="14pt" style:font-size-complex="14pt"/>
    </style:style>
    <style:style style:name="T117_72" style:family="text">
      <style:text-properties fo:font-size="14pt" style:font-size-asian="14pt" style:font-size-complex="14pt"/>
    </style:style>
    <style:style style:name="T117_73" style:family="text">
      <style:text-properties fo:font-size="14pt" style:font-size-asian="14pt" style:font-size-complex="14pt"/>
    </style:style>
    <style:style style:name="T117_74" style:family="text">
      <style:text-properties fo:font-size="14pt" style:font-size-asian="14pt" style:font-size-complex="14pt"/>
    </style:style>
    <style:style style:name="T117_75" style:family="text">
      <style:text-properties fo:font-size="14pt" style:font-size-asian="14pt" style:font-size-complex="14pt"/>
    </style:style>
    <style:style style:name="T117_76" style:family="text">
      <style:text-properties fo:font-size="14pt" style:font-size-asian="14pt" style:font-size-complex="14pt"/>
    </style:style>
    <style:style style:name="T117_77" style:family="text">
      <style:text-properties fo:font-size="14pt" style:font-size-asian="14pt" style:font-size-complex="14pt"/>
    </style:style>
    <style:style style:name="T117_78" style:family="text">
      <style:text-properties fo:font-size="14pt" style:font-size-asian="14pt" style:font-size-complex="14pt"/>
    </style:style>
    <style:style style:name="T117_79" style:family="text">
      <style:text-properties fo:font-size="14pt" style:font-size-asian="14pt" style:font-size-complex="14pt"/>
    </style:style>
    <style:style style:name="T117_80" style:family="text">
      <style:text-properties fo:font-size="14pt" style:font-size-asian="14pt" style:font-size-complex="14pt"/>
    </style:style>
    <style:style style:name="T117_81" style:family="text">
      <style:text-properties fo:font-size="14pt" style:font-size-asian="14pt" style:font-size-complex="14pt"/>
    </style:style>
    <style:style style:name="T117_82" style:family="text">
      <style:text-properties fo:font-size="14pt" style:font-size-asian="14pt" style:font-size-complex="14pt"/>
    </style:style>
    <style:style style:name="T117_83" style:family="text">
      <style:text-properties fo:font-size="14pt" style:font-size-asian="14pt" style:font-size-complex="14pt"/>
    </style:style>
    <style:style style:name="T117_84" style:family="text">
      <style:text-properties fo:font-size="14pt" style:font-size-asian="14pt" style:font-size-complex="14pt"/>
    </style:style>
    <style:style style:name="T117_85" style:family="text">
      <style:text-properties fo:font-size="14pt" style:font-size-asian="14pt" style:font-size-complex="14pt"/>
    </style:style>
    <style:style style:name="T117_86" style:family="text">
      <style:text-properties fo:font-size="14pt" style:font-size-asian="14pt" style:font-size-complex="14pt"/>
    </style:style>
    <style:style style:name="T117_87" style:family="text">
      <style:text-properties fo:font-size="14pt" style:font-size-asian="14pt" style:font-size-complex="14pt"/>
    </style:style>
    <style:style style:name="T117_88" style:family="text">
      <style:text-properties fo:font-size="14pt" style:font-size-asian="14pt" style:font-size-complex="14pt"/>
    </style:style>
    <style:style style:name="T117_89" style:family="text">
      <style:text-properties fo:font-size="14pt" style:font-size-asian="14pt" style:font-size-complex="14pt"/>
    </style:style>
    <style:style style:name="T117_90" style:family="text">
      <style:text-properties fo:font-size="14pt" style:font-size-asian="14pt" style:font-size-complex="14pt"/>
    </style:style>
    <style:style style:name="T117_91" style:family="text">
      <style:text-properties fo:font-size="14pt" style:font-size-asian="14pt" style:font-size-complex="14pt"/>
    </style:style>
    <style:style style:name="T117_92" style:family="text">
      <style:text-properties fo:font-size="14pt" style:font-size-asian="14pt" style:font-size-complex="14pt"/>
    </style:style>
    <style:style style:name="T117_93" style:family="text">
      <style:text-properties fo:font-size="14pt" style:font-size-asian="14pt" style:font-size-complex="14pt"/>
    </style:style>
    <style:style style:name="P1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font-size="14pt" style:font-size-asian="14pt" style:font-size-complex="14pt"/>
    </style:style>
    <style:style style:name="T119_2" style:family="text">
      <style:text-properties fo:font-size="14pt" style:font-size-asian="14pt" style:font-size-complex="14pt"/>
    </style:style>
    <style:style style:name="T119_3" style:family="text">
      <style:text-properties fo:font-size="14pt" style:font-size-asian="14pt" style:font-size-complex="14pt"/>
    </style:style>
    <style:style style:name="T119_4" style:family="text">
      <style:text-properties fo:font-size="14pt" style:font-size-asian="14pt" style:font-size-complex="14pt"/>
    </style:style>
    <style:style style:name="T119_5" style:family="text">
      <style:text-properties fo:font-size="14pt" style:font-size-asian="14pt" style:font-size-complex="14pt"/>
    </style:style>
    <style:style style:name="T119_6" style:family="text">
      <style:text-properties fo:font-size="14pt" style:font-size-asian="14pt" style:font-size-complex="14pt"/>
    </style:style>
    <style:style style:name="T119_7" style:family="text">
      <style:text-properties fo:font-size="14pt" style:font-size-asian="14pt" style:font-size-complex="14pt"/>
    </style:style>
    <style:style style:name="T119_8" style:family="text">
      <style:text-properties fo:font-size="14pt" style:font-size-asian="14pt" style:font-size-complex="14pt"/>
    </style:style>
    <style:style style:name="T119_9" style:family="text">
      <style:text-properties fo:font-size="14pt" style:font-size-asian="14pt" style:font-size-complex="14pt"/>
    </style:style>
    <style:style style:name="T119_10" style:family="text">
      <style:text-properties fo:font-size="14pt" style:font-size-asian="14pt" style:font-size-complex="14pt"/>
    </style:style>
    <style:style style:name="T119_11" style:family="text">
      <style:text-properties fo:font-size="14pt" style:font-size-asian="14pt" style:font-size-complex="14pt"/>
    </style:style>
    <style:style style:name="T119_12" style:family="text">
      <style:text-properties fo:font-size="14pt" style:font-size-asian="14pt" style:font-size-complex="14pt"/>
    </style:style>
    <style:style style:name="T119_13" style:family="text">
      <style:text-properties fo:font-size="14pt" style:font-size-asian="14pt" style:font-size-complex="14pt"/>
    </style:style>
    <style:style style:name="T119_14" style:family="text">
      <style:text-properties fo:font-size="14pt" style:font-size-asian="14pt" style:font-size-complex="14pt"/>
    </style:style>
    <style:style style:name="T119_15" style:family="text">
      <style:text-properties fo:font-size="14pt" style:font-size-asian="14pt" style:font-size-complex="14pt"/>
    </style:style>
    <style:style style:name="T119_16" style:family="text">
      <style:text-properties fo:font-size="14pt" style:font-size-asian="14pt" style:font-size-complex="14pt"/>
    </style:style>
    <style:style style:name="T119_17" style:family="text">
      <style:text-properties fo:font-size="14pt" style:font-size-asian="14pt" style:font-size-complex="14pt"/>
    </style:style>
    <style:style style:name="T119_18" style:family="text">
      <style:text-properties fo:font-size="14pt" style:font-size-asian="14pt" style:font-size-complex="14pt"/>
    </style:style>
    <style:style style:name="T119_19" style:family="text">
      <style:text-properties fo:font-size="14pt" style:font-size-asian="14pt" style:font-size-complex="14pt"/>
    </style:style>
    <style:style style:name="T119_20" style:family="text">
      <style:text-properties fo:font-size="14pt" style:font-size-asian="14pt" style:font-size-complex="14pt"/>
    </style:style>
    <style:style style:name="T119_21" style:family="text">
      <style:text-properties fo:font-size="14pt" style:font-size-asian="14pt" style:font-size-complex="14pt"/>
    </style:style>
    <style:style style:name="T119_22" style:family="text">
      <style:text-properties fo:font-size="14pt" style:font-size-asian="14pt" style:font-size-complex="14pt"/>
    </style:style>
    <style:style style:name="T119_23" style:family="text">
      <style:text-properties fo:font-size="14pt" style:font-size-asian="14pt" style:font-size-complex="14pt"/>
    </style:style>
    <style:style style:name="T119_24" style:family="text">
      <style:text-properties fo:font-size="14pt" style:font-size-asian="14pt" style:font-size-complex="14pt"/>
    </style:style>
    <style:style style:name="T119_25" style:family="text">
      <style:text-properties fo:font-size="14pt" style:font-size-asian="14pt" style:font-size-complex="14pt"/>
    </style:style>
    <style:style style:name="T119_26" style:family="text">
      <style:text-properties fo:font-size="14pt" style:font-size-asian="14pt" style:font-size-complex="14pt"/>
    </style:style>
    <style:style style:name="T119_27" style:family="text">
      <style:text-properties fo:font-size="14pt" style:font-size-asian="14pt" style:font-size-complex="14pt"/>
    </style:style>
    <style:style style:name="T119_28" style:family="text">
      <style:text-properties fo:font-size="14pt" style:font-size-asian="14pt" style:font-size-complex="14pt"/>
    </style:style>
    <style:style style:name="T119_29" style:family="text">
      <style:text-properties fo:font-size="14pt" style:font-size-asian="14pt" style:font-size-complex="14pt"/>
    </style:style>
    <style:style style:name="T119_30" style:family="text">
      <style:text-properties fo:font-size="14pt" style:font-size-asian="14pt" style:font-size-complex="14pt"/>
    </style:style>
    <style:style style:name="T119_31" style:family="text">
      <style:text-properties fo:font-size="14pt" style:font-size-asian="14pt" style:font-size-complex="14pt"/>
    </style:style>
    <style:style style:name="P1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font-size="14pt" style:font-size-asian="14pt" style:font-size-complex="14pt"/>
    </style:style>
    <style:style style:name="T121_2" style:family="text">
      <style:text-properties fo:font-size="14pt" style:font-size-asian="14pt" style:font-size-complex="14pt"/>
    </style:style>
    <style:style style:name="T121_3" style:family="text">
      <style:text-properties fo:font-size="14pt" style:font-size-asian="14pt" style:font-size-complex="14pt"/>
    </style:style>
    <style:style style:name="T121_4" style:family="text">
      <style:text-properties fo:font-size="14pt" style:font-size-asian="14pt" style:font-size-complex="14pt"/>
    </style:style>
    <style:style style:name="T121_5" style:family="text">
      <style:text-properties fo:font-size="14pt" style:font-size-asian="14pt" style:font-size-complex="14pt"/>
    </style:style>
    <style:style style:name="T121_6" style:family="text">
      <style:text-properties fo:font-size="14pt" style:font-size-asian="14pt" style:font-size-complex="14pt"/>
    </style:style>
    <style:style style:name="T121_7" style:family="text">
      <style:text-properties fo:font-size="14pt" style:font-size-asian="14pt" style:font-size-complex="14pt"/>
    </style:style>
    <style:style style:name="T121_8" style:family="text">
      <style:text-properties fo:font-size="14pt" style:font-size-asian="14pt" style:font-size-complex="14pt"/>
    </style:style>
    <style:style style:name="T121_9" style:family="text">
      <style:text-properties fo:font-size="14pt" style:font-size-asian="14pt" style:font-size-complex="14pt"/>
    </style:style>
    <style:style style:name="T121_10" style:family="text">
      <style:text-properties fo:font-size="14pt" style:font-size-asian="14pt" style:font-size-complex="14pt"/>
    </style:style>
    <style:style style:name="T121_11" style:family="text">
      <style:text-properties fo:font-size="14pt" style:font-size-asian="14pt" style:font-size-complex="14pt"/>
    </style:style>
    <style:style style:name="T121_12" style:family="text">
      <style:text-properties fo:font-size="14pt" style:font-size-asian="14pt" style:font-size-complex="14pt"/>
    </style:style>
    <style:style style:name="T121_13" style:family="text">
      <style:text-properties fo:font-size="14pt" style:font-size-asian="14pt" style:font-size-complex="14pt"/>
    </style:style>
    <style:style style:name="T121_14" style:family="text">
      <style:text-properties fo:font-size="14pt" style:font-size-asian="14pt" style:font-size-complex="14pt"/>
    </style:style>
    <style:style style:name="T121_15" style:family="text">
      <style:text-properties fo:font-size="14pt" style:font-size-asian="14pt" style:font-size-complex="14pt"/>
    </style:style>
    <style:style style:name="T121_16" style:family="text">
      <style:text-properties fo:font-size="14pt" style:font-size-asian="14pt" style:font-size-complex="14pt"/>
    </style:style>
    <style:style style:name="T121_17" style:family="text">
      <style:text-properties fo:font-size="14pt" style:font-size-asian="14pt" style:font-size-complex="14pt"/>
    </style:style>
    <style:style style:name="T121_18" style:family="text">
      <style:text-properties fo:font-size="14pt" style:font-size-asian="14pt" style:font-size-complex="14pt"/>
    </style:style>
    <style:style style:name="T121_19" style:family="text">
      <style:text-properties fo:font-size="14pt" style:font-size-asian="14pt" style:font-size-complex="14pt"/>
    </style:style>
    <style:style style:name="T121_20" style:family="text">
      <style:text-properties fo:font-size="14pt" style:font-size-asian="14pt" style:font-size-complex="14pt"/>
    </style:style>
    <style:style style:name="T121_21" style:family="text">
      <style:text-properties fo:font-size="14pt" style:font-size-asian="14pt" style:font-size-complex="14pt"/>
    </style:style>
    <style:style style:name="T121_22" style:family="text">
      <style:text-properties fo:font-size="14pt" style:font-size-asian="14pt" style:font-size-complex="14pt"/>
    </style:style>
    <style:style style:name="T121_23" style:family="text">
      <style:text-properties fo:font-size="14pt" style:font-size-asian="14pt" style:font-size-complex="14pt"/>
    </style:style>
    <style:style style:name="T121_24" style:family="text">
      <style:text-properties fo:font-size="14pt" style:font-size-asian="14pt" style:font-size-complex="14pt"/>
    </style:style>
    <style:style style:name="T121_25" style:family="text">
      <style:text-properties fo:font-size="14pt" style:font-size-asian="14pt" style:font-size-complex="14pt"/>
    </style:style>
    <style:style style:name="T121_26" style:family="text">
      <style:text-properties fo:font-size="14pt" style:font-size-asian="14pt" style:font-size-complex="14pt"/>
    </style:style>
    <style:style style:name="T121_27" style:family="text">
      <style:text-properties fo:font-size="14pt" style:font-size-asian="14pt" style:font-size-complex="14pt"/>
    </style:style>
    <style:style style:name="T121_28" style:family="text">
      <style:text-properties fo:font-size="14pt" style:font-size-asian="14pt" style:font-size-complex="14pt"/>
    </style:style>
    <style:style style:name="T121_29" style:family="text">
      <style:text-properties fo:font-size="14pt" style:font-size-asian="14pt" style:font-size-complex="14pt"/>
    </style:style>
    <style:style style:name="T121_30" style:family="text">
      <style:text-properties fo:font-size="14pt" style:font-size-asian="14pt" style:font-size-complex="14pt"/>
    </style:style>
    <style:style style:name="T121_31" style:family="text">
      <style:text-properties fo:font-size="14pt" style:font-size-asian="14pt" style:font-size-complex="14pt"/>
    </style:style>
    <style:style style:name="T121_32" style:family="text">
      <style:text-properties fo:font-size="14pt" style:font-size-asian="14pt" style:font-size-complex="14pt"/>
    </style:style>
    <style:style style:name="T121_33" style:family="text">
      <style:text-properties fo:font-size="14pt" style:font-size-asian="14pt" style:font-size-complex="14pt"/>
    </style:style>
    <style:style style:name="T121_34" style:family="text">
      <style:text-properties fo:font-size="14pt" style:font-size-asian="14pt" style:font-size-complex="14pt"/>
    </style:style>
    <style:style style:name="T121_35" style:family="text">
      <style:text-properties fo:font-size="14pt" style:font-size-asian="14pt" style:font-size-complex="14pt"/>
    </style:style>
    <style:style style:name="T121_36" style:family="text">
      <style:text-properties fo:font-size="14pt" style:font-size-asian="14pt" style:font-size-complex="14pt"/>
    </style:style>
    <style:style style:name="T121_37" style:family="text">
      <style:text-properties fo:font-size="14pt" style:font-size-asian="14pt" style:font-size-complex="14pt"/>
    </style:style>
    <style:style style:name="T121_38" style:family="text">
      <style:text-properties fo:font-size="14pt" style:font-size-asian="14pt" style:font-size-complex="14pt"/>
    </style:style>
    <style:style style:name="T121_39" style:family="text">
      <style:text-properties fo:font-size="14pt" style:font-size-asian="14pt" style:font-size-complex="14pt"/>
    </style:style>
    <style:style style:name="T121_40" style:family="text">
      <style:text-properties fo:font-size="14pt" style:font-size-asian="14pt" style:font-size-complex="14pt"/>
    </style:style>
    <style:style style:name="T121_41" style:family="text">
      <style:text-properties fo:font-size="14pt" style:font-size-asian="14pt" style:font-size-complex="14pt"/>
    </style:style>
    <style:style style:name="T121_42" style:family="text">
      <style:text-properties fo:font-size="14pt" style:font-size-asian="14pt" style:font-size-complex="14pt"/>
    </style:style>
    <style:style style:name="T121_43" style:family="text">
      <style:text-properties fo:font-size="14pt" style:font-size-asian="14pt" style:font-size-complex="14pt"/>
    </style:style>
    <style:style style:name="T121_44" style:family="text">
      <style:text-properties fo:font-size="14pt" style:font-size-asian="14pt" style:font-size-complex="14pt"/>
    </style:style>
    <style:style style:name="T121_45" style:family="text">
      <style:text-properties fo:font-size="14pt" style:font-size-asian="14pt" style:font-size-complex="14pt"/>
    </style:style>
    <style:style style:name="T121_46" style:family="text">
      <style:text-properties fo:font-size="14pt" style:font-size-asian="14pt" style:font-size-complex="14pt"/>
    </style:style>
    <style:style style:name="T121_47" style:family="text">
      <style:text-properties fo:font-size="14pt" style:font-size-asian="14pt" style:font-size-complex="14pt"/>
    </style:style>
    <style:style style:name="P1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23" style:family="paragraph" style:parent-style-name="Standard">
      <style:paragraph-properties fo:break-before="auto" fo:line-height="115%" style:writing-mode="lr-tb"/>
      <style:text-properties fo:background-color="#fcfac6" fo:color="#666666" fo:font-size="10pt" style:font-size-asian="10pt" style:font-size-complex="10pt"/>
    </style:style>
    <style:style style:name="P124" style:family="paragraph" style:parent-style-name="Standard">
      <style:paragraph-properties fo:break-before="auto" fo:line-height="115%" style:writing-mode="lr-tb"/>
      <style:text-properties fo:background-color="#fcfac6" fo:color="#666666" fo:font-size="10pt" style:font-size-asian="10pt" style:font-size-complex="10pt"/>
    </style:style>
    <style:style style:name="P12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style="italic" style:font-style-asian="italic" style:font-style-complex="italic" fo:font-size="14pt" style:font-size-asian="14pt" style:font-size-complex="14pt"/>
    </style:style>
    <style:style style:name="T126_2" style:family="text">
      <style:text-properties fo:font-style="italic" style:font-style-asian="italic" style:font-style-complex="italic" fo:font-size="14pt" style:font-size-asian="14pt" style:font-size-complex="14pt"/>
    </style:style>
    <style:style style:name="T126_3" style:family="text">
      <style:text-properties fo:font-style="italic" style:font-style-asian="italic" style:font-style-complex="italic" fo:font-size="14pt" style:font-size-asian="14pt" style:font-size-complex="14pt"/>
    </style:style>
    <style:style style:name="T126_4" style:family="text">
      <style:text-properties fo:font-style="italic" style:font-style-asian="italic" style:font-style-complex="italic" fo:font-size="14pt" style:font-size-asian="14pt" style:font-size-complex="14pt"/>
    </style:style>
    <style:style style:name="T126_5" style:family="text">
      <style:text-properties fo:font-style="italic" style:font-style-asian="italic" style:font-style-complex="italic" fo:font-size="14pt" style:font-size-asian="14pt" style:font-size-complex="14pt"/>
    </style:style>
    <style:style style:name="T126_6" style:family="text">
      <style:text-properties fo:font-style="italic" style:font-style-asian="italic" style:font-style-complex="italic" fo:font-size="14pt" style:font-size-asian="14pt" style:font-size-complex="14pt"/>
    </style:style>
    <style:style style:name="T126_7" style:family="text">
      <style:text-properties fo:font-style="italic" style:font-style-asian="italic" style:font-style-complex="italic" fo:font-size="14pt" style:font-size-asian="14pt" style:font-size-complex="14pt"/>
    </style:style>
    <style:style style:name="T126_8" style:family="text">
      <style:text-properties fo:font-style="italic" style:font-style-asian="italic" style:font-style-complex="italic" fo:font-size="14pt" style:font-size-asian="14pt" style:font-size-complex="14pt"/>
    </style:style>
    <style:style style:name="T126_9" style:family="text">
      <style:text-properties fo:font-style="italic" style:font-style-asian="italic" style:font-style-complex="italic" fo:font-size="14pt" style:font-size-asian="14pt" style:font-size-complex="14pt"/>
    </style:style>
    <style:style style:name="T126_10" style:family="text">
      <style:text-properties fo:font-style="italic" style:font-style-asian="italic" style:font-style-complex="italic" fo:font-size="14pt" style:font-size-asian="14pt" style:font-size-complex="14pt"/>
    </style:style>
    <style:style style:name="T126_11" style:family="text">
      <style:text-properties fo:font-style="italic" style:font-style-asian="italic" style:font-style-complex="italic" fo:font-size="14pt" style:font-size-asian="14pt" style:font-size-complex="14pt"/>
    </style:style>
    <style:style style:name="T126_12" style:family="text">
      <style:text-properties fo:font-style="italic" style:font-style-asian="italic" style:font-style-complex="italic" fo:font-size="14pt" style:font-size-asian="14pt" style:font-size-complex="14pt"/>
    </style:style>
    <style:style style:name="T126_13" style:family="text">
      <style:text-properties fo:font-style="italic" style:font-style-asian="italic" style:font-style-complex="italic" fo:font-size="14pt" style:font-size-asian="14pt" style:font-size-complex="14pt"/>
    </style:style>
    <style:style style:name="T126_14" style:family="text">
      <style:text-properties fo:font-style="italic" style:font-style-asian="italic" style:font-style-complex="italic" fo:font-size="14pt" style:font-size-asian="14pt" style:font-size-complex="14pt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style="italic" style:font-style-asian="italic" style:font-style-complex="italic" fo:font-size="14pt" style:font-size-asian="14pt" style:font-size-complex="14pt"/>
    </style:style>
    <style:style style:name="T127_2" style:family="text">
      <style:text-properties fo:font-style="italic" style:font-style-asian="italic" style:font-style-complex="italic" fo:font-size="14pt" style:font-size-asian="14pt" style:font-size-complex="14pt"/>
    </style:style>
    <style:style style:name="T127_3" style:family="text">
      <style:text-properties fo:font-style="italic" style:font-style-asian="italic" style:font-style-complex="italic" fo:font-size="14pt" style:font-size-asian="14pt" style:font-size-complex="14pt"/>
    </style:style>
    <style:style style:name="T127_4" style:family="text">
      <style:text-properties fo:font-style="italic" style:font-style-asian="italic" style:font-style-complex="italic" fo:font-size="14pt" style:font-size-asian="14pt" style:font-size-complex="14pt"/>
    </style:style>
    <style:style style:name="T127_5" style:family="text">
      <style:text-properties fo:font-style="italic" style:font-style-asian="italic" style:font-style-complex="italic" fo:font-size="14pt" style:font-size-asian="14pt" style:font-size-complex="14pt"/>
    </style:style>
    <style:style style:name="T127_6" style:family="text">
      <style:text-properties fo:font-style="italic" style:font-style-asian="italic" style:font-style-complex="italic" fo:font-size="14pt" style:font-size-asian="14pt" style:font-size-complex="14pt"/>
    </style:style>
    <style:style style:name="T127_7" style:family="text">
      <style:text-properties fo:font-style="italic" style:font-style-asian="italic" style:font-style-complex="italic" fo:font-size="14pt" style:font-size-asian="14pt" style:font-size-complex="14pt"/>
    </style:style>
    <style:style style:name="T127_8" style:family="text">
      <style:text-properties fo:font-style="italic" style:font-style-asian="italic" style:font-style-complex="italic" fo:font-size="14pt" style:font-size-asian="14pt" style:font-size-complex="14pt"/>
    </style:style>
    <style:style style:name="T127_9" style:family="text">
      <style:text-properties fo:font-style="italic" style:font-style-asian="italic" style:font-style-complex="italic" fo:font-size="14pt" style:font-size-asian="14pt" style:font-size-complex="14pt"/>
    </style:style>
    <style:style style:name="T127_10" style:family="text">
      <style:text-properties fo:font-style="italic" style:font-style-asian="italic" style:font-style-complex="italic" fo:font-size="14pt" style:font-size-asian="14pt" style:font-size-complex="14pt"/>
    </style:style>
    <style:style style:name="T127_11" style:family="text">
      <style:text-properties fo:font-style="italic" style:font-style-asian="italic" style:font-style-complex="italic" fo:font-size="14pt" style:font-size-asian="14pt" style:font-size-complex="14pt"/>
    </style:style>
    <style:style style:name="T127_12" style:family="text">
      <style:text-properties fo:font-style="italic" style:font-style-asian="italic" style:font-style-complex="italic" fo:font-size="14pt" style:font-size-asian="14pt" style:font-size-complex="14pt"/>
    </style:style>
    <style:style style:name="T127_13" style:family="text">
      <style:text-properties fo:font-style="italic" style:font-style-asian="italic" style:font-style-complex="italic" fo:font-size="14pt" style:font-size-asian="14pt" style:font-size-complex="14pt"/>
    </style:style>
    <style:style style:name="P12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2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3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3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3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</office:automatic-styles>
  <office:body>
    <office:text>
      <text:p text:style-name="P1"><text:span text:style-name="T1_1"><text:s/></text:span><text:span text:style-name="T1_2">DIGITAL</text:span><text:span text:style-name="T1_3"><text:s/></text:span><text:span text:style-name="T1_4">BILL</text:span><text:span text:style-name="T1_5"><text:s/></text:span><text:span text:style-name="T1_6">OF</text:span><text:span text:style-name="T1_7"><text:s/></text:span><text:span text:style-name="T1_8">RIGHTS</text:span></text:p>
      <text:p text:style-name="P2"/>
      <text:p text:style-name="P3"><text:span text:style-name="T3_1">We</text:span><text:span text:style-name="T3_2"><text:s/></text:span><text:span text:style-name="T3_3">the</text:span><text:span text:style-name="T3_4"><text:s/></text:span><text:span text:style-name="T3_5">people</text:span><text:span text:style-name="T3_6"><text:s/></text:span><text:span text:style-name="T3_7">of</text:span><text:span text:style-name="T3_8"><text:s/></text:span><text:span text:style-name="T3_9">the</text:span><text:span text:style-name="T3_10"><text:s/></text:span><text:span text:style-name="T3_11">Internet</text:span><text:span text:style-name="T3_12">,<text:s/></text:span><text:span text:style-name="T3_13">in</text:span><text:span text:style-name="T3_14"><text:s/></text:span><text:span text:style-name="T3_15">order</text:span><text:span text:style-name="T3_16"><text:s/></text:span><text:span text:style-name="T3_17">to</text:span><text:span text:style-name="T3_18"><text:s/></text:span><text:span text:style-name="T3_19">form</text:span><text:span text:style-name="T3_20"><text:s/></text:span><text:span text:style-name="T3_21">a</text:span><text:span text:style-name="T3_22"><text:s/></text:span><text:span text:style-name="T3_23">more</text:span><text:span text:style-name="T3_24"><text:s/></text:span><text:span text:style-name="T3_25">perfect</text:span><text:span text:style-name="T3_26"><text:s/></text:span><text:span text:style-name="T3_27">altruistic</text:span><text:span text:style-name="T3_28"><text:s/></text:span><text:span text:style-name="T3_29">(</text:span><text:span text:style-name="T3_30">via</text:span><text:span text:style-name="T3_31"><text:s/></text:span><text:span text:style-name="T3_32">Craig</text:span><text:span text:style-name="T3_33"><text:s/></text:span><text:span text:style-name="T3_34">Tinsley</text:span><text:span text:style-name="T3_35">)</text:span><text:span text:style-name="T3_36"><text:s/></text:span><text:span text:style-name="T3_37">online</text:span><text:span text:style-name="T3_38"><text:s/></text:span><text:span text:style-name="T3_39">experience</text:span><text:span text:style-name="T3_40"><text:s/></text:span><text:span text:style-name="T3_41">existence</text:span><text:span text:style-name="T3_42"><text:s/>(</text:span><text:span text:style-name="T3_43">via</text:span><text:span text:style-name="T3_44"><text:s/></text:span><text:span text:style-name="T3_45">Ruben</text:span><text:span text:style-name="T3_46"><text:s/></text:span><text:span text:style-name="T3_47">Sibon</text:span><text:span text:style-name="T3_48">)</text:span><text:span text:style-name="T3_49">,<text:s/></text:span><text:span text:style-name="T3_50">establish</text:span><text:span text:style-name="T3_51"><text:s/></text:span><text:span text:style-name="T3_52">limitations</text:span><text:span text:style-name="T3_53"><text:s/></text:span><text:span text:style-name="T3_54">and</text:span><text:span text:style-name="T3_55"><text:s/></text:span><text:span text:style-name="T3_56">restrictions</text:span><text:span text:style-name="T3_57"><text:s/></text:span><text:span text:style-name="T3_58">on</text:span><text:span text:style-name="T3_59"><text:s/></text:span><text:span text:style-name="T3_60">accessing</text:span><text:span text:style-name="T3_61"><text:s/></text:span><text:span text:style-name="T3_62">privacy</text:span><text:span text:style-name="T3_63"><text:s/></text:span><text:span text:style-name="T3_64">of</text:span><text:span text:style-name="T3_65"><text:s/></text:span><text:span text:style-name="T3_66">user</text:span><text:span text:style-name="T3_67"><text:s/></text:span><text:span text:style-name="T3_68">data</text:span><text:span text:style-name="T3_69">1</text:span><text:span text:style-name="T3_70"><text:s/></text:span><text:span text:style-name="T3_71">and</text:span><text:span text:style-name="T3_72"><text:s/></text:span><text:span text:style-name="T3_73">online</text:span><text:span text:style-name="T3_74"><text:s/></text:span><text:span text:style-name="T3_75">presence</text:span><text:span text:style-name="T3_76"><text:s/>(</text:span><text:span text:style-name="T3_77">via</text:span><text:span text:style-name="T3_78"><text:s/></text:span><text:span text:style-name="T3_79"><text:a xlink:type="simple" xlink:href="https://plus.google.com/u/1/106013744886806876452/posts"><text:span text:style-name="T3_80">Ashley</text:span></text:a></text:span><text:span text:style-name="T3_81"><text:a xlink:type="simple" xlink:href="https://plus.google.com/u/1/106013744886806876452/posts"><text:span text:style-name="T3_82"><text:s/></text:span></text:a></text:span><text:span text:style-name="T3_83"><text:a xlink:type="simple" xlink:href="https://plus.google.com/u/1/106013744886806876452/posts"><text:span text:style-name="T3_84">Henderson</text:span></text:a></text:span><text:span text:style-name="T3_85">),<text:s/></text:span><text:span text:style-name="T3_86">ensure</text:span><text:span text:style-name="T3_87"><text:s/></text:span><text:span text:style-name="T3_88">protections</text:span><text:span text:style-name="T3_89"><text:s/></text:span><text:span text:style-name="T3_90">for</text:span><text:span text:style-name="T3_91"><text:s/></text:span><text:span text:style-name="T3_92">all</text:span><text:span text:style-name="T3_93"><text:s/></text:span><text:span text:style-name="T3_94">individuals</text:span><text:span text:style-name="T3_95">,<text:s/></text:span><text:span text:style-name="T3_96">provide</text:span><text:span text:style-name="T3_97"><text:s/></text:span><text:span text:style-name="T3_98">for</text:span><text:span text:style-name="T3_99"><text:s/></text:span><text:span text:style-name="T3_100">the</text:span><text:span text:style-name="T3_101"><text:s/></text:span><text:span text:style-name="T3_102">common</text:span><text:span text:style-name="T3_103">2</text:span><text:span text:style-name="T3_104"><text:s/></text:span><text:span text:style-name="T3_105">checks</text:span><text:span text:style-name="T3_106"><text:s/></text:span><text:span text:style-name="T3_107">and</text:span><text:span text:style-name="T3_108"><text:s/></text:span><text:span text:style-name="T3_109">balances</text:span><text:span text:style-name="T3_110"><text:s/></text:span><text:span text:style-name="T3_111">of</text:span><text:span text:style-name="T3_112"><text:s/></text:span><text:span text:style-name="T3_113">our</text:span><text:span text:style-name="T3_114"><text:s/></text:span><text:span text:style-name="T3_115">online</text:span><text:span text:style-name="T3_116"><text:s/></text:span><text:span text:style-name="T3_117">rights</text:span><text:span text:style-name="T3_118">,<text:s/></text:span><text:span text:style-name="T3_119">promote</text:span><text:span text:style-name="T3_120"><text:s/></text:span><text:span text:style-name="T3_121">the</text:span><text:span text:style-name="T3_122"><text:s/></text:span><text:span text:style-name="T3_123">general</text:span><text:span text:style-name="T3_124"><text:s/></text:span><text:span text:style-name="T3_125">w</text:span><text:span text:style-name="T3_126">elfare</text:span><text:span text:style-name="T3_127">,<text:s/></text:span><text:span text:style-name="T3_128">and</text:span><text:span text:style-name="T3_129"><text:s/></text:span><text:span text:style-name="T3_130">secure</text:span><text:span text:style-name="T3_131"><text:s/></text:span><text:span text:style-name="T3_132">the</text:span><text:span text:style-name="T3_133"><text:s/></text:span><text:span text:style-name="T3_134">Blessings</text:span><text:span text:style-name="T3_135"><text:s/></text:span><text:span text:style-name="T3_136">of</text:span><text:span text:style-name="T3_137"><text:s/></text:span><text:span text:style-name="T3_138">Liberty</text:span><text:span text:style-name="T3_139"><text:s/></text:span><text:span text:style-name="T3_140">liberty</text:span><text:span text:style-name="T3_141"><text:s/></text:span><text:span text:style-name="T3_142">of</text:span><text:span text:style-name="T3_143"><text:s/></text:span><text:span text:style-name="T3_144">to</text:span><text:span text:style-name="T3_145"><text:s/></text:span><text:span text:style-name="T3_146">our</text:span><text:span text:style-name="T3_147"><text:s/></text:span><text:span text:style-name="T3_148">online</text:span><text:span text:style-name="T3_149"><text:s/></text:span><text:span text:style-name="T3_150">identities</text:span><text:span text:style-name="T3_151"><text:s/></text:span><text:span text:style-name="T3_152">and</text:span><text:span text:style-name="T3_153"><text:s/></text:span><text:span text:style-name="T3_154">our</text:span><text:span text:style-name="T3_155"><text:s/></text:span><text:span text:style-name="T3_156">information</text:span><text:span text:style-name="T3_157"><text:s/>(</text:span><text:span text:style-name="T3_158">via</text:span><text:span text:style-name="T3_159"><text:s/></text:span><text:span text:style-name="T3_160">Geno</text:span><text:span text:style-name="T3_161"><text:s/></text:span><text:span text:style-name="T3_162">Martinez</text:span><text:span text:style-name="T3_163">),<text:s/></text:span><text:span text:style-name="T3_164">do</text:span><text:span text:style-name="T3_165"><text:s/></text:span><text:span text:style-name="T3_166">ordain</text:span><text:span text:style-name="T3_167"><text:s/></text:span><text:span text:style-name="T3_168">and</text:span><text:span text:style-name="T3_169"><text:s/></text:span><text:span text:style-name="T3_170">establish</text:span><text:span text:style-name="T3_171"><text:s/></text:span><text:span text:style-name="T3_172">this</text:span><text:span text:style-name="T3_173"><text:s/></text:span><text:span text:style-name="T3_174">Digital</text:span><text:span text:style-name="T3_175"><text:s/></text:span><text:span text:style-name="T3_176">Bill</text:span><text:span text:style-name="T3_177"><text:s/></text:span><text:span text:style-name="T3_178">of</text:span><text:span text:style-name="T3_179"><text:s/></text:span><text:span text:style-name="T3_180">Rights</text:span><text:span text:style-name="T3_181"><text:s/></text:span><text:span text:style-name="T3_182">for</text:span><text:span text:style-name="T3_183"><text:s/></text:span><text:span text:style-name="T3_184">the</text:span><text:span text:style-name="T3_185"><text:s/></text:span><text:span text:style-name="T3_186">people</text:span><text:span text:style-name="T3_187"><text:s/></text:span><text:span text:style-name="T3_188">of</text:span><text:span text:style-name="T3_189"><text:s/></text:span><text:span text:style-name="T3_190">the</text:span><text:span text:style-name="T3_191"><text:s/></text:span><text:span text:style-name="T3_192">Internet</text:span><text:span text:style-name="T3_193">.</text:span></text:p>
      <text:p text:style-name="P4"/>
      <text:p text:style-name="P5"><text:span text:style-name="T5_1">Section</text:span><text:span text:style-name="T5_2"><text:s/></text:span><text:span text:style-name="T5_3">1.</text:span></text:p>
      <text:p text:style-name="P6"/>
      <text:p text:style-name="P7"><text:span text:style-name="T7_1">The</text:span><text:span text:style-name="T7_2"><text:s/></text:span><text:span text:style-name="T7_3">user</text:span><text:span text:style-name="T7_4"><text:s/></text:span><text:span text:style-name="T7_5">shall</text:span><text:span text:style-name="T7_6"><text:s/></text:span><text:span text:style-name="T7_7">have</text:span><text:span text:style-name="T7_8"><text:s/></text:span><text:span text:style-name="T7_9">has</text:span><text:span text:style-name="T7_10"><text:s/>(</text:span><text:span text:style-name="T7_11">via</text:span><text:span text:style-name="T7_12"><text:s/></text:span><text:span text:style-name="T7_13"><text:a xlink:type="simple" xlink:href="https://plus.google.com/u/1/102018357545962262273/posts"><text:span text:style-name="T7_14">August</text:span></text:a></text:span><text:span text:style-name="T7_15"><text:a xlink:type="simple" xlink:href="https://plus.google.com/u/1/102018357545962262273/posts"><text:span text:style-name="T7_16"><text:s/></text:span></text:a></text:span><text:span text:style-name="T7_17"><text:a xlink:type="simple" xlink:href="https://plus.google.com/u/1/102018357545962262273/posts"><text:span text:style-name="T7_18">der</text:span></text:a></text:span><text:span text:style-name="T7_19"><text:a xlink:type="simple" xlink:href="https://plus.google.com/u/1/102018357545962262273/posts"><text:span text:style-name="T7_20"><text:s/></text:span></text:a></text:span><text:span text:style-name="T7_21"><text:a xlink:type="simple" xlink:href="https://plus.google.com/u/1/102018357545962262273/posts"><text:span text:style-name="T7_22">Dritte</text:span></text:a></text:span><text:span text:style-name="T7_23">)</text:span><text:span text:style-name="T7_24"><text:s/></text:span><text:span text:style-name="T7_25">the</text:span><text:span text:style-name="T7_26"><text:s/></text:span><text:span text:style-name="T7_27">freedom</text:span><text:span text:style-name="T7_28"><text:s/></text:span><text:span text:style-name="T7_29">to</text:span><text:span text:style-name="T7_30"><text:s/></text:span><text:span text:style-name="T7_31">choose</text:span><text:span text:style-name="T7_32"><text:s/></text:span><text:span text:style-name="T7_33">and</text:span><text:span text:style-name="T7_34"><text:s/></text:span><text:span text:style-name="T7_35">control</text:span><text:span text:style-name="T7_36"><text:s/></text:span><text:span text:style-name="T7_37">with</text:span><text:span text:style-name="T7_38"><text:s/></text:span><text:span text:style-name="T7_39">whom</text:span><text:span text:style-name="T7_40"><text:s/></text:span><text:span text:style-name="T7_41">he</text:span><text:span text:style-name="T7_42"><text:s/></text:span><text:span text:style-name="T7_43">or</text:span><text:span text:style-name="T7_44"><text:s/></text:span><text:span text:style-name="T7_45">she</text:span><text:span text:style-name="T7_46"><text:s/></text:span><text:span text:style-name="T7_47">shares</text:span><text:span text:style-name="T7_48"><text:s/></text:span><text:span text:style-name="T7_49">his</text:span><text:span text:style-name="T7_50"><text:s/></text:span><text:span text:style-name="T7_51">or</text:span><text:span text:style-name="T7_52"><text:s/></text:span><text:span text:style-name="T7_53">her</text:span><text:span text:style-name="T7_54"><text:s/></text:span><text:span text:style-name="T7_55">activity</text:span><text:span text:style-name="T7_56">3</text:span><text:span text:style-name="T7_57"><text:s/></text:span><text:span text:style-name="T7_58">or</text:span><text:span text:style-name="T7_59"><text:s/></text:span><text:span text:style-name="T7_60">personal</text:span><text:span text:style-name="T7_61"><text:s/></text:span><text:span text:style-name="T7_62">information</text:span><text:span text:style-name="T7_63"><text:s/>--<text:s/></text:span><text:span text:style-name="T7_64">personal</text:span><text:span text:style-name="T7_65"><text:s/></text:span><text:span text:style-name="T7_66">information</text:span><text:span text:style-name="T7_67">,<text:s/></text:span><text:span text:style-name="T7_68">meaning</text:span><text:span text:style-name="T7_69"><text:s/></text:span><text:span text:style-name="T7_70">but</text:span><text:span text:style-name="T7_71"><text:s/></text:span><text:span text:style-name="T7_72">not</text:span><text:span text:style-name="T7_73"><text:s/></text:span><text:span text:style-name="T7_74">limited</text:span><text:span text:style-name="T7_75"><text:s/></text:span><text:span text:style-name="T7_76">to</text:span><text:span text:style-name="T7_77"><text:s/></text:span><text:span text:style-name="T7_78">contact</text:span><text:span text:style-name="T7_79"><text:s/></text:span><text:span text:style-name="T7_80">information</text:span><text:span text:style-name="T7_81">,<text:s/></text:span><text:span text:style-name="T7_82">financial</text:span><text:span text:style-name="T7_83"><text:s/></text:span><text:span text:style-name="T7_84">details</text:span><text:span text:style-name="T7_85"><text:s/></text:span><text:span text:style-name="T7_86">or</text:span><text:span text:style-name="T7_87"><text:s/></text:span><text:span text:style-name="T7_88">other</text:span><text:span text:style-name="T7_89"><text:s/></text:span><text:span text:style-name="T7_90">identifying</text:span><text:span text:style-name="T7_91"><text:s/></text:span><text:span text:style-name="T7_92">details</text:span><text:span text:style-name="T7_93">)<text:s/></text:span><text:span text:style-name="T7_94">with</text:span><text:span text:style-name="T7_95">.</text:span><text:span text:style-name="T7_96"><text:s/>(</text:span><text:span text:style-name="T7_97">via</text:span><text:span text:style-name="T7_98"><text:s/></text:span><text:span text:style-name="T7_99">Mark</text:span><text:span text:style-name="T7_100"><text:s/></text:span><text:span text:style-name="T7_101">Cross</text:span><text:span text:style-name="T7_102">)</text:span></text:p>
      <text:p text:style-name="P8"/>
      <text:p text:style-name="P9"><text:span text:style-name="T9_1">Furthermore</text:span><text:span text:style-name="T9_2">,<text:s/></text:span><text:span text:style-name="T9_3">data</text:span><text:span text:style-name="T9_4"><text:s/></text:span><text:span text:style-name="T9_5">that</text:span><text:span text:style-name="T9_6"><text:s/></text:span><text:span text:style-name="T9_7">a</text:span><text:span text:style-name="T9_8"><text:s/></text:span><text:span text:style-name="T9_9">user</text:span><text:span text:style-name="T9_10"><text:s/></text:span><text:span text:style-name="T9_11">uploads</text:span><text:span text:style-name="T9_12"><text:s/></text:span><text:span text:style-name="T9_13">to</text:span><text:span text:style-name="T9_14"><text:s/></text:span><text:span text:style-name="T9_15">an</text:span><text:span text:style-name="T9_16"><text:s/></text:span><text:span text:style-name="T9_17">online</text:span><text:span text:style-name="T9_18"><text:s/></text:span><text:span text:style-name="T9_19">service</text:span><text:span text:style-name="T9_20">4</text:span><text:span text:style-name="T9_21"><text:s/></text:span><text:span text:style-name="T9_22">should</text:span><text:span text:style-name="T9_23"><text:s/></text:span><text:span text:style-name="T9_24">shall</text:span><text:span text:style-name="T9_25"><text:s/>(</text:span><text:span text:style-name="T9_26">via</text:span><text:span text:style-name="T9_27"><text:s/></text:span><text:span text:style-name="T9_28"><text:a xlink:type="simple" xlink:href="https://plus.google.com/u/1/116729386814377175255/posts"><text:span text:style-name="T9_29">Charlie</text:span></text:a></text:span><text:span text:style-name="T9_30"><text:a xlink:type="simple" xlink:href="https://plus.google.com/u/1/116729386814377175255/posts"><text:span text:style-name="T9_31"><text:s/></text:span></text:a></text:span><text:span text:style-name="T9_32"><text:a xlink:type="simple" xlink:href="https://plus.google.com/u/1/116729386814377175255/posts"><text:span text:style-name="T9_33">Gerancher</text:span></text:a></text:span><text:span text:style-name="T9_34">)</text:span><text:span text:style-name="T9_35"><text:s/></text:span><text:span text:style-name="T9_36">not</text:span><text:span text:style-name="T9_37"><text:s/></text:span><text:span text:style-name="T9_38">be</text:span><text:span text:style-name="T9_39"><text:s/></text:span><text:span text:style-name="T9_40">shared</text:span><text:span text:style-name="T9_41"><text:s/></text:span><text:span text:style-name="T9_42">with</text:span><text:span text:style-name="T9_43"><text:s/></text:span><text:span text:style-name="T9_44">other</text:span><text:span text:style-name="T9_45"><text:s/></text:span><text:span text:style-name="T9_46">users</text:span><text:span text:style-name="T9_47"><text:s/></text:span><text:span text:style-name="T9_48">except</text:span><text:span text:style-name="T9_49"><text:s/></text:span><text:span text:style-name="T9_50">at</text:span><text:span text:style-name="T9_51"><text:s/></text:span><text:span text:style-name="T9_52">their</text:span><text:span text:style-name="T9_53"><text:s/></text:span><text:span text:style-name="T9_54">explicit</text:span><text:span text:style-name="T9_55"><text:s/></text:span><text:span text:style-name="T9_56">request</text:span><text:span text:style-name="T9_57"><text:s/></text:span><text:span text:style-name="T9_58">consent</text:span><text:span text:style-name="T9_59">5</text:span><text:span text:style-name="T9_60">.<text:s/></text:span><text:span text:style-name="T9_61">(</text:span><text:span text:style-name="T9_62">via</text:span><text:span text:style-name="T9_63"><text:s/></text:span><text:span text:style-name="T9_64"><text:a xlink:type="simple" xlink:href="https://plus.google.com/u/1/b/113493854651753327245/109587684980658830128/posts"><text:span text:style-name="T9_65">Simon</text:span></text:a></text:span><text:span text:style-name="T9_66"><text:a xlink:type="simple" xlink:href="https://plus.google.com/u/1/b/113493854651753327245/109587684980658830128/posts"><text:span text:style-name="T9_67"><text:s/></text:span></text:a></text:span><text:span text:style-name="T9_68"><text:a xlink:type="simple" xlink:href="https://plus.google.com/u/1/b/113493854651753327245/109587684980658830128/posts"><text:span text:style-name="T9_69">Souyris</text:span></text:a></text:span><text:span text:style-name="T9_70"><text:a xlink:type="simple" xlink:href="https://plus.google.com/u/1/b/113493854651753327245/109587684980658830128/posts"><text:span text:style-name="T9_71"><text:s/></text:span></text:a></text:span><text:span text:style-name="T9_72"><text:a xlink:type="simple" xlink:href="https://plus.google.com/u/1/b/113493854651753327245/109587684980658830128/posts"><text:span text:style-name="T9_73">Strumse</text:span></text:a></text:span><text:span text:style-name="T9_74"><text:s/></text:span><text:span text:style-name="T9_75">and</text:span><text:span text:style-name="T9_76"><text:s/></text:span><text:span text:style-name="T9_77"><text:a xlink:type="simple" xlink:href="https://plus.google.com/105556156212520020796/posts"><text:span text:style-name="T9_78">Michael</text:span></text:a></text:span><text:span text:style-name="T9_79"><text:a xlink:type="simple" xlink:href="https://plus.google.com/105556156212520020796/posts"><text:span text:style-name="T9_80"><text:s/></text:span></text:a></text:span><text:span text:style-name="T9_81"><text:a xlink:type="simple" xlink:href="https://plus.google.com/105556156212520020796/posts"><text:span text:style-name="T9_82">Safyan</text:span></text:a></text:span><text:span text:style-name="T9_83">)</text:span></text:p>
      <text:p text:style-name="P10"/>
      <text:p text:style-name="P11"><text:span text:style-name="T11_1">Section</text:span><text:span text:style-name="T11_2"><text:s/>2.</text:span></text:p>
      <text:p text:style-name="P12"/>
      <text:p text:style-name="P13"><text:span text:style-name="T13_1">Each</text:span><text:span text:style-name="T13_2"><text:s/></text:span><text:span text:style-name="T13_3">and</text:span><text:span text:style-name="T13_4"><text:s/></text:span><text:span text:style-name="T13_5">every</text:span><text:span text:style-name="T13_6"><text:s/></text:span><text:span text:style-name="T13_7">user</text:span><text:span text:style-name="T13_8"><text:s/></text:span><text:span text:style-name="T13_9">shall</text:span><text:span text:style-name="T13_10"><text:s/></text:span><text:span text:style-name="T13_11">be</text:span><text:span text:style-name="T13_12"><text:s/></text:span><text:span text:style-name="T13_13">offered</text:span><text:span text:style-name="T13_14"><text:s/></text:span><text:span text:style-name="T13_15">equal</text:span><text:span text:style-name="T13_16"><text:s/></text:span><text:span text:style-name="T13_17">protections</text:span><text:span text:style-name="T13_18"><text:s/></text:span><text:span text:style-name="T13_19">of</text:span><text:span text:style-name="T13_20"><text:s/></text:span><text:span text:style-name="T13_21">privacy</text:span><text:span text:style-name="T13_22"><text:s/></text:span><text:span text:style-name="T13_23">and</text:span><text:span text:style-name="T13_24"><text:s/></text:span><text:span text:style-name="T13_25">free</text:span><text:span text:style-name="T13_26"><text:s/></text:span><text:span text:style-name="T13_27">speech</text:span><text:span text:style-name="T13_28"><text:s/></text:span><text:span text:style-name="T13_29">regardless</text:span><text:span text:style-name="T13_30"><text:s/></text:span><text:span text:style-name="T13_31">of</text:span><text:span text:style-name="T13_32"><text:s/></text:span><text:span text:style-name="T13_33">their</text:span><text:span text:style-name="T13_34"><text:s/></text:span><text:span text:style-name="T13_35">nationality</text:span><text:span text:style-name="T13_36">,<text:s/></text:span><text:span text:style-name="T13_37">religious</text:span><text:span text:style-name="T13_38"><text:s/></text:span><text:span text:style-name="T13_39">beliefs</text:span><text:span text:style-name="T13_40"><text:s/></text:span><text:span text:style-name="T13_41">or</text:span><text:span text:style-name="T13_42"><text:s/></text:span><text:span text:style-name="T13_43">political</text:span><text:span text:style-name="T13_44"><text:s/></text:span><text:span text:style-name="T13_45">affiliation</text:span><text:span text:style-name="T13_46">.<text:s/>(</text:span><text:span text:style-name="T13_47">via</text:span><text:span text:style-name="T13_48"><text:s/></text:span><text:span text:style-name="T13_49">Mark</text:span><text:span text:style-name="T13_50"><text:s/></text:span><text:span text:style-name="T13_51">Cross</text:span><text:span text:style-name="T13_52">)</text:span></text:p>
      <text:p text:style-name="P14"/>
      <text:p text:style-name="P15"><text:span text:style-name="T15_1">Section</text:span><text:span text:style-name="T15_2"><text:s/>3.</text:span></text:p>
      <text:p text:style-name="P16"/>
      <text:p text:style-name="P17"><text:span text:style-name="T17_1">Each</text:span><text:span text:style-name="T17_2"><text:s/></text:span><text:span text:style-name="T17_3">and</text:span><text:span text:style-name="T17_4"><text:s/></text:span><text:span text:style-name="T17_5">every</text:span><text:span text:style-name="T17_6"><text:s/></text:span><text:span text:style-name="T17_7">user</text:span><text:span text:style-name="T17_8"><text:s/></text:span><text:span text:style-name="T17_9">shall</text:span><text:span text:style-name="T17_10"><text:s/></text:span><text:span text:style-name="T17_11">have</text:span><text:span text:style-name="T17_12"><text:s/></text:span><text:span text:style-name="T17_13">the</text:span><text:span text:style-name="T17_14"><text:s/></text:span><text:span text:style-name="T17_15">right</text:span><text:span text:style-name="T17_16"><text:s/></text:span><text:span text:style-name="T17_17">to</text:span><text:span text:style-name="T17_18"><text:s/></text:span><text:span text:style-name="T17_19">enjoy</text:span><text:span text:style-name="T17_20"><text:s/></text:span><text:span text:style-name="T17_21">a</text:span><text:span text:style-name="T17_22"><text:s/></text:span><text:span text:style-name="T17_23">peaceful</text:span><text:span text:style-name="T17_24"><text:s/></text:span><text:span text:style-name="T17_25">experience</text:span><text:span text:style-name="T17_26"><text:s/></text:span><text:span text:style-name="T17_27">on</text:span><text:span text:style-name="T17_28"><text:s/></text:span><text:span text:style-name="T17_29">the</text:span><text:span text:style-name="T17_30"><text:s/></text:span><text:span text:style-name="T17_31">Internet</text:span><text:span text:style-name="T17_32"><text:s/></text:span><text:span text:style-name="T17_33">without</text:span><text:span text:style-name="T17_34"><text:s/></text:span><text:span text:style-name="T17_35">suffering</text:span><text:span text:style-name="T17_36"><text:s/></text:span><text:span text:style-name="T17_37">discrimination</text:span><text:span text:style-name="T17_38">,<text:s/></text:span><text:span text:style-name="T17_39">degradation</text:span><text:span text:style-name="T17_40"><text:s/></text:span><text:span text:style-name="T17_41">or</text:span><text:span text:style-name="T17_42"><text:s/></text:span><text:span text:style-name="T17_43">cruel</text:span><text:span text:style-name="T17_44"><text:s/></text:span><text:span text:style-name="T17_45">punishment</text:span><text:span text:style-name="T17_46"><text:s/></text:span><text:span text:style-name="T17_47">from</text:span><text:span text:style-name="T17_48"><text:s/></text:span><text:span text:style-name="T17_49">other</text:span><text:span text:style-name="T17_50"><text:s/></text:span><text:span text:style-name="T17_51">Internet</text:span><text:span text:style-name="T17_52"><text:s/></text:span><text:span text:style-name="T17_53">services</text:span><text:span text:style-name="T17_54"><text:s/></text:span><text:span text:style-name="T17_55">and</text:span><text:span text:style-name="T17_56"><text:s/></text:span><text:span text:style-name="T17_57">users</text:span><text:span text:style-name="T17_58">.<text:s/></text:span><text:span text:style-name="T17_59">(</text:span><text:span text:style-name="T17_60">via</text:span><text:span text:style-name="T17_61"><text:s/></text:span><text:span text:style-name="T17_62">Yohan</text:span><text:span text:style-name="T17_63"><text:s/></text:span><text:span text:style-name="T17_64">Anthony</text:span><text:span text:style-name="T17_65"><text:s/></text:span><text:span text:style-name="T17_66">and</text:span><text:span text:style-name="T17_67"><text:s/></text:span><text:span text:style-name="T17_68">Mark</text:span><text:span text:style-name="T17_69"><text:s/></text:span><text:span text:style-name="T17_70">Cross</text:span><text:span text:style-name="T17_71">)</text:span></text:p>
      <text:p text:style-name="P18"/>
      <text:p text:style-name="P19"><text:span text:style-name="T19_1">Section</text:span><text:span text:style-name="T19_2"><text:s/>4.</text:span></text:p>
      <text:p text:style-name="P20"/>
      <text:p text:style-name="P21"><text:span text:style-name="T21_1">The</text:span><text:span text:style-name="T21_2"><text:s/></text:span><text:span text:style-name="T21_3">user</text:span><text:span text:style-name="T21_4"><text:s/></text:span><text:span text:style-name="T21_5">shall</text:span><text:span text:style-name="T21_6"><text:s/></text:span><text:span text:style-name="T21_7">have</text:span><text:span text:style-name="T21_8"><text:s/></text:span><text:span text:style-name="T21_9">the</text:span><text:span text:style-name="T21_10"><text:s/></text:span><text:span text:style-name="T21_11">right</text:span><text:span text:style-name="T21_12"><text:s/></text:span><text:span text:style-name="T21_13">for</text:span><text:span text:style-name="T21_14"><text:s/></text:span><text:span text:style-name="T21_15">his</text:span><text:span text:style-name="T21_16"><text:s/></text:span><text:span text:style-name="T21_17">or</text:span><text:span text:style-name="T21_18"><text:s/></text:span><text:span text:style-name="T21_19">her</text:span><text:span text:style-name="T21_20"><text:s/></text:span><text:span text:style-name="T21_21">view</text:span><text:span text:style-name="T21_22"><text:s/></text:span><text:span text:style-name="T21_23">of</text:span><text:span text:style-name="T21_24"><text:s/></text:span><text:span text:style-name="T21_25">the</text:span><text:span text:style-name="T21_26"><text:s/></text:span><text:span text:style-name="T21_27">Internet</text:span><text:span text:style-name="T21_28"><text:s/></text:span><text:span text:style-name="T21_29">to</text:span><text:span text:style-name="T21_30"><text:s/></text:span><text:span text:style-name="T21_31">be</text:span><text:span text:style-name="T21_32"><text:s/></text:span><text:span text:style-name="T21_33">unbiased</text:span><text:span text:style-name="T21_34">,</text:span><text:span text:style-name="T21_35"><text:s/></text:span><text:span text:style-name="T21_36">uncensored</text:span><text:span text:style-name="T21_37"><text:s/></text:span><text:span text:style-name="T21_38">and</text:span><text:span text:style-name="T21_39"><text:s/></text:span><text:span text:style-name="T21_40">unrestricted</text:span><text:span text:style-name="T21_41"><text:s/></text:span><text:span text:style-name="T21_42">by</text:span><text:span text:style-name="T21_43"><text:s/></text:span><text:span text:style-name="T21_44">local</text:span><text:span text:style-name="T21_45"><text:s/></text:span><text:span text:style-name="T21_46">policies</text:span><text:span text:style-name="T21_47"><text:s/></text:span><text:span text:style-name="T21_48">or</text:span><text:span text:style-name="T21_49"><text:s/></text:span><text:span text:style-name="T21_50">political</text:span><text:span text:style-name="T21_51"><text:s/></text:span><text:span text:style-name="T21_52">interference</text:span><text:span text:style-name="T21_53">.<text:s/>(</text:span><text:span text:style-name="T21_54">via</text:span><text:span text:style-name="T21_55"><text:s/></text:span><text:span text:style-name="T21_56">Mark</text:span><text:span text:style-name="T21_57"><text:s/></text:span><text:span text:style-name="T21_58">Cross</text:span><text:span text:style-name="T21_59">)</text:span></text:p>
      <text:p text:style-name="P22"/>
      <text:p text:style-name="P23"><text:span text:style-name="T23_1">No</text:span><text:span text:style-name="T23_2"><text:s/></text:span><text:span text:style-name="T23_3">government</text:span><text:span text:style-name="T23_4"><text:s/></text:span><text:span text:style-name="T23_5">or</text:span><text:span text:style-name="T23_6"><text:s/></text:span><text:span text:style-name="T23_7">service</text:span><text:span text:style-name="T23_8"><text:s/></text:span><text:span text:style-name="T23_9">may</text:span><text:span text:style-name="T23_10"><text:s/></text:span><text:span text:style-name="T23_11">prevent</text:span><text:span text:style-name="T23_12"><text:s/></text:span><text:span text:style-name="T23_13">a</text:span><text:span text:style-name="T23_14"><text:s/></text:span><text:span text:style-name="T23_15">user</text:span><text:span text:style-name="T23_16"><text:s/></text:span><text:span text:style-name="T23_17">from</text:span><text:span text:style-name="T23_18"><text:s/></text:span><text:span text:style-name="T23_19">viewing</text:span><text:span text:style-name="T23_20"><text:s/></text:span><text:span text:style-name="T23_21">or</text:span><text:span text:style-name="T23_22"><text:s/></text:span><text:span text:style-name="T23_23">accessing</text:span><text:span text:style-name="T23_24"><text:s/></text:span><text:span text:style-name="T23_25">content</text:span><text:span text:style-name="T23_26"><text:s/></text:span><text:span text:style-name="T23_27">that</text:span><text:span text:style-name="T23_28"><text:s/></text:span><text:span text:style-name="T23_29">is</text:span><text:span text:style-name="T23_30"><text:s/></text:span><text:span text:style-name="T23_31">posted</text:span><text:span text:style-name="T23_32"><text:s/></text:span><text:span text:style-name="T23_33">publicly</text:span><text:span text:style-name="T23_34"><text:s/></text:span><text:span text:style-name="T23_35">or</text:span><text:span text:style-name="T23_36"><text:s/></text:span><text:span text:style-name="T23_37">that</text:span><text:span text:style-name="T23_38"><text:s/></text:span><text:span text:style-name="T23_39">was</text:span><text:span text:style-name="T23_40"><text:s/></text:span><text:span text:style-name="T23_41">shared</text:span><text:span text:style-name="T23_42"><text:s/></text:span><text:span text:style-name="T23_43">with</text:span><text:span text:style-name="T23_44"><text:s/></text:span><text:span text:style-name="T23_45">that</text:span><text:span text:style-name="T23_46"><text:s/></text:span><text:span text:style-name="T23_47">user</text:span><text:span text:style-name="T23_48">,<text:s/></text:span><text:span text:style-name="T23_49">except</text:span><text:span text:style-name="T23_50"><text:s/></text:span><text:span text:style-name="T23_51">for</text:span><text:span text:style-name="T23_52"><text:s/></text:span><text:span text:style-name="T23_53">phishing</text:span><text:span text:style-name="T23_54"><text:s/></text:span><text:span text:style-name="T23_55">and</text:span><text:span text:style-name="T23_56">/</text:span><text:span text:style-name="T23_57">or</text:span><text:span text:style-name="T23_58"><text:s/></text:span><text:span text:style-name="T23_59">scam</text:span><text:span text:style-name="T23_60"><text:s/></text:span><text:span text:style-name="T23_61">pages</text:span><text:span text:style-name="T23_62">,<text:s/></text:span><text:span text:style-name="T23_63">pages</text:span><text:span text:style-name="T23_64"><text:s/></text:span><text:span text:style-name="T23_65">that</text:span><text:span text:style-name="T23_66"><text:s/></text:span><text:span text:style-name="T23_67">are</text:span><text:span text:style-name="T23_68"><text:s/></text:span><text:span text:style-name="T23_69">or</text:span><text:span text:style-name="T23_70"><text:s/></text:span><text:span text:style-name="T23_71">that</text:span><text:span text:style-name="T23_72"><text:s/></text:span><text:span text:style-name="T23_73">deliver</text:span><text:span text:style-name="T23_74"><text:s/></text:span><text:span text:style-name="T23_75">viruses</text:span><text:span text:style-name="T23_76"><text:s/></text:span><text:span text:style-name="T23_77">and</text:span><text:span text:style-name="T23_78"><text:s/></text:span><text:span text:style-name="T23_79">other</text:span><text:span text:style-name="T23_80"><text:s/></text:span><text:span text:style-name="T23_81">forms</text:span><text:span text:style-name="T23_82"><text:s/></text:span><text:span text:style-name="T23_83">of</text:span><text:span text:style-name="T23_84"><text:s/></text:span><text:span text:style-name="T23_85">malware</text:span><text:span text:style-name="T23_86"><text:s/></text:span><text:span text:style-name="T23_87">or</text:span><text:span text:style-name="T23_88"><text:s/></text:span><text:span text:style-name="T23_89">pages</text:span><text:span text:style-name="T23_90"><text:s/></text:span><text:span text:style-name="T23_91">that</text:span><text:span text:style-name="T23_92"><text:s/></text:span><text:span text:style-name="T23_93">sell</text:span><text:span text:style-name="T23_94"><text:s/></text:span><text:span text:style-name="T23_95">or</text:span><text:span text:style-name="T23_96"><text:s/></text:span><text:span text:style-name="T23_97">feature</text:span><text:span text:style-name="T23_98"><text:s/></text:span><text:span text:style-name="T23_99">an</text:span><text:span text:style-name="T23_100"><text:s/></text:span><text:span text:style-name="T23_101">illegal</text:span><text:span text:style-name="T23_102"><text:s/></text:span><text:span text:style-name="T23_103">product</text:span><text:span text:style-name="T23_104"><text:s/></text:span><text:span text:style-name="T23_105">including</text:span><text:span text:style-name="T23_106"><text:s/></text:span><text:span text:style-name="T23_107">but</text:span><text:span text:style-name="T23_108"><text:s/></text:span><text:span text:style-name="T23_109">not</text:span><text:span text:style-name="T23_110"><text:s/></text:span><text:span text:style-name="T23_111">limited</text:span><text:span text:style-name="T23_112"><text:s/></text:span><text:span text:style-name="T23_113">to</text:span><text:span text:style-name="T23_114"><text:s/></text:span><text:span text:style-name="T23_115">stolen</text:span><text:span text:style-name="T23_116"><text:s/></text:span><text:span text:style-name="T23_117">property</text:span><text:span text:style-name="T23_118">,<text:s/></text:span><text:span text:style-name="T23_119">child</text:span><text:span text:style-name="T23_120"><text:s/></text:span><text:span text:style-name="T23_121">pornography</text:span><text:span text:style-name="T23_122"><text:s/></text:span><text:span text:style-name="T23_123">or</text:span><text:span text:style-name="T23_124"><text:s/></text:span><text:span text:style-name="T23_125">illegal</text:span><text:span text:style-name="T23_126"><text:s/></text:span><text:span text:style-name="T23_127">drugs</text:span><text:span text:style-name="T23_128">.<text:s/></text:span><text:span text:style-name="T23_129">Political</text:span><text:span text:style-name="T23_130"><text:s/></text:span><text:span text:style-name="T23_131">speech</text:span><text:span text:style-name="T23_132">,<text:s/></text:span><text:span text:style-name="T23_133">news</text:span><text:span text:style-name="T23_134"><text:s/></text:span><text:span text:style-name="T23_135">and</text:span><text:span text:style-name="T23_136"><text:s/></text:span><text:span text:style-name="T23_137">encyclopaedic</text:span><text:span text:style-name="T23_138"><text:s/></text:span><text:span text:style-name="T23_139">content</text:span><text:span text:style-name="T23_140"><text:s/></text:span><text:span text:style-name="T23_141">shall</text:span><text:span text:style-name="T23_142"><text:s/></text:span><text:span text:style-name="T23_143">not</text:span><text:span text:style-name="T23_144"><text:s/></text:span><text:span text:style-name="T23_145">be</text:span><text:span text:style-name="T23_146"><text:s/></text:span><text:span text:style-name="T23_147">restricted</text:span><text:span text:style-name="T23_148"><text:s/></text:span><text:span text:style-name="T23_149">nor</text:span><text:span text:style-name="T23_150"><text:s/></text:span><text:span text:style-name="T23_151">filtered</text:span><text:span text:style-name="T23_152"><text:s/></text:span><text:span text:style-name="T23_153">for</text:span><text:span text:style-name="T23_154"><text:s/></text:span><text:span text:style-name="T23_155">the</text:span><text:span text:style-name="T23_156"><text:s/></text:span><text:span text:style-name="T23_157">user</text:span><text:span text:style-name="T23_158">,<text:s/></text:span><text:span text:style-name="T23_159">regardless</text:span><text:span text:style-name="T23_160"><text:s/></text:span><text:span text:style-name="T23_161">of</text:span><text:span text:style-name="T23_162"><text:s/></text:span><text:span text:style-name="T23_163">his</text:span><text:span text:style-name="T23_164"><text:s/></text:span><text:span text:style-name="T23_165">or</text:span><text:span text:style-name="T23_166"><text:s/></text:span><text:span text:style-name="T23_167">her</text:span><text:span text:style-name="T23_168"><text:s/></text:span><text:span text:style-name="T23_169">location</text:span><text:span text:style-name="T23_170">.</text:span></text:p>
      <text:p text:style-name="P24"/>
      <text:p text:style-name="P25"><text:span text:style-name="T25_1">The</text:span><text:span text:style-name="T25_2"><text:s/></text:span><text:span text:style-name="T25_3">user</text:span><text:span text:style-name="T25_4"><text:s/></text:span><text:span text:style-name="T25_5">shall</text:span><text:span text:style-name="T25_6"><text:s/></text:span><text:span text:style-name="T25_7">not</text:span><text:span text:style-name="T25_8"><text:s/></text:span><text:span text:style-name="T25_9">be</text:span><text:span text:style-name="T25_10"><text:s/></text:span><text:span text:style-name="T25_11">censored</text:span><text:span text:style-name="T25_12"><text:s/></text:span><text:span text:style-name="T25_13">or</text:span><text:span text:style-name="T25_14"><text:s/></text:span><text:span text:style-name="T25_15">restricted</text:span><text:span text:style-name="T25_16"><text:s/></text:span><text:span text:style-name="T25_17">access</text:span><text:span text:style-name="T25_18"><text:s/></text:span><text:span text:style-name="T25_19">to</text:span><text:span text:style-name="T25_20"><text:s/></text:span><text:span text:style-name="T25_21">submit</text:span><text:span text:style-name="T25_22"><text:s/></text:span><text:span text:style-name="T25_23">his</text:span><text:span text:style-name="T25_24"><text:s/></text:span><text:span text:style-name="T25_25">or</text:span><text:span text:style-name="T25_26"><text:s/></text:span><text:span text:style-name="T25_27">her</text:span><text:span text:style-name="T25_28"><text:s/></text:span><text:span text:style-name="T25_29">online</text:span><text:span text:style-name="T25_30"><text:s/></text:span><text:span text:style-name="T25_31">speech</text:span><text:span text:style-name="T25_32"><text:s/></text:span><text:span text:style-name="T25_33">to</text:span><text:span text:style-name="T25_34"><text:s/></text:span><text:span text:style-name="T25_35">web</text:span><text:span text:style-name="T25_36">-</text:span><text:span text:style-name="T25_37">based</text:span><text:span text:style-name="T25_38"><text:s/></text:span><text:span text:style-name="T25_39">services</text:span><text:span text:style-name="T25_40"><text:s/></text:span><text:span text:style-name="T25_41">including</text:span><text:span text:style-name="T25_42">,<text:s/></text:span><text:span text:style-name="T25_43">but</text:span><text:span text:style-name="T25_44"><text:s/></text:span><text:span text:style-name="T25_45">not</text:span><text:span text:style-name="T25_46"><text:s/></text:span><text:span text:style-name="T25_47">limited</text:span><text:span text:style-name="T25_48"><text:s/></text:span><text:span text:style-name="T25_49">to</text:span><text:span text:style-name="T25_50">,<text:s/></text:span><text:span text:style-name="T25_51">web</text:span><text:span text:style-name="T25_52"><text:s/></text:span><text:span text:style-name="T25_53">sites</text:span><text:span text:style-name="T25_54">,<text:s/></text:span><text:span text:style-name="T25_55">blogs</text:span><text:span text:style-name="T25_56">,<text:s/></text:span><text:span text:style-name="T25_57">social</text:span><text:span text:style-name="T25_58"><text:s/></text:span><text:span text:style-name="T25_59">media</text:span><text:span text:style-name="T25_60"><text:s/></text:span><text:span text:style-name="T25_61">platforms</text:span><text:span text:style-name="T25_62"><text:s/></text:span><text:span text:style-name="T25_63">and</text:span><text:span text:style-name="T25_64"><text:s/></text:span><text:span text:style-name="T25_65">other</text:span><text:span text:style-name="T25_66"><text:s/></text:span><text:span text:style-name="T25_67">online</text:span><text:span text:style-name="T25_68"><text:s/></text:span><text:span text:style-name="T25_69">services</text:span><text:span text:style-name="T25_70">.<text:s/>(</text:span><text:span text:style-name="T25_71">via</text:span><text:span text:style-name="T25_72"><text:s/></text:span><text:span text:style-name="T25_73">Jack</text:span><text:span text:style-name="T25_74"><text:s/></text:span><text:span text:style-name="T25_75">Hoffman</text:span><text:span text:style-name="T25_76">)</text:span></text:p>
      <text:p text:style-name="P26"/>
      <text:p text:style-name="P27"><text:span text:style-name="T27_1">Section</text:span><text:span text:style-name="T27_2"><text:s/>5.<text:s/></text:span></text:p>
      <text:p text:style-name="P28"/>
      <text:p text:style-name="P29"><text:span text:style-name="T29_1">Jurisdiction</text:span><text:span text:style-name="T29_2"><text:s/></text:span><text:span text:style-name="T29_3">should</text:span><text:span text:style-name="T29_4"><text:s/></text:span><text:span text:style-name="T29_5">remain</text:span><text:span text:style-name="T29_6"><text:s/></text:span><text:span text:style-name="T29_7">neutral</text:span><text:span text:style-name="T29_8">,<text:s/></text:span><text:span text:style-name="T29_9">wherever</text:span><text:span text:style-name="T29_10"><text:s/></text:span><text:span text:style-name="T29_11">the</text:span><text:span text:style-name="T29_12"><text:s/></text:span><text:span text:style-name="T29_13">user</text:span><text:span text:style-name="T29_14"><text:s/></text:span><text:span text:style-name="T29_15">is</text:span><text:span text:style-name="T29_16"><text:s/></text:span><text:span text:style-name="T29_17">located</text:span><text:span text:style-name="T29_18"><text:s/></text:span><text:span text:style-name="T29_19">in</text:span><text:span text:style-name="T29_20"><text:s/></text:span><text:span text:style-name="T29_21">the</text:span><text:span text:style-name="T29_22"><text:s/></text:span><text:span text:style-name="T29_23">world</text:span><text:span text:style-name="T29_24">.<text:s/>(</text:span><text:span text:style-name="T29_25">via</text:span><text:span text:style-name="T29_26"><text:s/></text:span><text:span text:style-name="T29_27"><text:a xlink:type="simple" xlink:href="https://plus.google.com/u/2/b/113493854651753327245/116387365518341476894/posts"><text:span text:style-name="T29_28">Hugo</text:span></text:a></text:span><text:span text:style-name="T29_29"><text:a xlink:type="simple" xlink:href="https://plus.google.com/u/2/b/113493854651753327245/116387365518341476894/posts"><text:span text:style-name="T29_30"><text:s/></text:span></text:a></text:span><text:span text:style-name="T29_31"><text:a xlink:type="simple" xlink:href="https://plus.google.com/u/2/b/113493854651753327245/116387365518341476894/posts"><text:span text:style-name="T29_32">Pickering</text:span></text:a></text:span><text:span text:style-name="T29_33">)</text:span></text:p>
      <text:p text:style-name="P30"/>
      <text:p text:style-name="P31"><text:span text:style-name="T31_1">Section</text:span><text:span text:style-name="T31_2"><text:s/>6.</text:span></text:p>
      <text:p text:style-name="P32"/>
      <text:p text:style-name="P33"><text:span text:style-name="T33_1">Banking</text:span><text:span text:style-name="T33_2"><text:s/></text:span><text:span text:style-name="T33_3">information</text:span><text:span text:style-name="T33_4">,<text:s/></text:span><text:span text:style-name="T33_5">private</text:span><text:span text:style-name="T33_6"><text:s/></text:span><text:span text:style-name="T33_7">messaging</text:span><text:span text:style-name="T33_8"><text:s/></text:span><text:span text:style-name="T33_9">and</text:span><text:span text:style-name="T33_10"><text:s/></text:span><text:span text:style-name="T33_11">emails</text:span><text:span text:style-name="T33_12"><text:s/></text:span><text:span text:style-name="T33_13">and</text:span><text:span text:style-name="T33_14"><text:s/></text:span><text:span text:style-name="T33_15">browsing</text:span><text:span text:style-name="T33_16"><text:s/></text:span><text:span text:style-name="T33_17">histories</text:span><text:span text:style-name="T33_18"><text:s/></text:span><text:span text:style-name="T33_19">should</text:span><text:span text:style-name="T33_20"><text:s/></text:span><text:span text:style-name="T33_21">be</text:span><text:span text:style-name="T33_22"><text:s/></text:span><text:span text:style-name="T33_23">the</text:span><text:span text:style-name="T33_24"><text:s/></text:span><text:span text:style-name="T33_25">property</text:span><text:span text:style-name="T33_26"><text:s/></text:span><text:span text:style-name="T33_27">of</text:span><text:span text:style-name="T33_28"><text:s/></text:span><text:span text:style-name="T33_29">the</text:span><text:span text:style-name="T33_30"><text:s/></text:span><text:span text:style-name="T33_31">user</text:span><text:span text:style-name="T33_32">.</text:span><text:span text:style-name="T33_33"><text:s/></text:span><text:span text:style-name="T33_34">Anything</text:span><text:span text:style-name="T33_35"><text:s/></text:span><text:span text:style-name="T33_36">shared</text:span><text:span text:style-name="T33_37"><text:s/></text:span><text:span text:style-name="T33_38">publicly</text:span><text:span text:style-name="T33_39"><text:s/></text:span><text:span text:style-name="T33_40">belongs</text:span><text:span text:style-name="T33_41"><text:s/></text:span><text:span text:style-name="T33_42">to</text:span><text:span text:style-name="T33_43"><text:s/></text:span><text:span text:style-name="T33_44">the</text:span><text:span text:style-name="T33_45"><text:s/></text:span><text:span text:style-name="T33_46">Internet</text:span><text:span text:style-name="T33_47">.<text:s/></text:span><text:span text:style-name="T33_48">All</text:span><text:span text:style-name="T33_49"><text:s/></text:span><text:span text:style-name="T33_50">content</text:span><text:span text:style-name="T33_51">6</text:span><text:span text:style-name="T33_52">,<text:s/></text:span><text:span text:style-name="T33_53">works</text:span><text:span text:style-name="T33_54"><text:s/></text:span><text:span text:style-name="T33_55">and</text:span><text:span text:style-name="T33_56"><text:s/></text:span><text:span text:style-name="T33_57">information</text:span><text:span text:style-name="T33_58"><text:s/></text:span><text:span text:style-name="T33_59">the</text:span><text:span text:style-name="T33_60"><text:s/></text:span><text:span text:style-name="T33_61">user</text:span><text:span text:style-name="T33_62"><text:s/></text:span><text:span text:style-name="T33_63">uploads</text:span><text:span text:style-name="T33_64"><text:s/></text:span><text:span text:style-name="T33_65">to</text:span><text:span text:style-name="T33_66"><text:s/></text:span><text:span text:style-name="T33_67">the</text:span><text:span text:style-name="T33_68"><text:s/></text:span><text:span text:style-name="T33_69">Internet</text:span><text:span text:style-name="T33_70"><text:s/></text:span><text:span text:style-name="T33_71">remains</text:span><text:span text:style-name="T33_72"><text:s/></text:span><text:span text:style-name="T33_73">the</text:span><text:span text:style-name="T33_74"><text:s/></text:span><text:span text:style-name="T33_75">property</text:span><text:span text:style-name="T33_76"><text:s/></text:span><text:span text:style-name="T33_77">of</text:span><text:span text:style-name="T33_78"><text:s/></text:span><text:span text:style-name="T33_79">the</text:span><text:span text:style-name="T33_80"><text:s/></text:span><text:span text:style-name="T33_81">original</text:span><text:span text:style-name="T33_82"><text:s/></text:span><text:span text:style-name="T33_83">owner</text:span><text:span text:style-name="T33_84">.<text:s/></text:span><text:span text:style-name="T33_85">Copyrighted</text:span><text:span text:style-name="T33_86"><text:s/></text:span><text:span text:style-name="T33_87">content</text:span><text:span text:style-name="T33_88"><text:s/></text:span><text:span text:style-name="T33_89">Works</text:span><text:span text:style-name="T33_90"><text:s/></text:span><text:span text:style-name="T33_91">and</text:span><text:span text:style-name="T33_92"><text:s/></text:span><text:span text:style-name="T33_93">information</text:span><text:span text:style-name="T33_94"><text:s/></text:span><text:span text:style-name="T33_95">should</text:span><text:span text:style-name="T33_96"><text:s/></text:span><text:span text:style-name="T33_97">stay</text:span><text:span text:style-name="T33_98"><text:s/></text:span><text:span text:style-name="T33_99">are</text:span><text:span text:style-name="T33_100"><text:s/></text:span><text:span text:style-name="T33_101">(</text:span><text:span text:style-name="T33_102">via</text:span><text:span text:style-name="T33_103"><text:s/></text:span><text:span text:style-name="T33_104"><text:a xlink:type="simple" xlink:href="https://plus.google.com/u/1/102018357545962262273/posts"><text:span text:style-name="T33_105">August</text:span></text:a></text:span><text:span text:style-name="T33_106"><text:a xlink:type="simple" xlink:href="https://plus.google.com/u/1/102018357545962262273/posts"><text:span text:style-name="T33_107"><text:s/></text:span></text:a></text:span><text:span text:style-name="T33_108"><text:a xlink:type="simple" xlink:href="https://plus.google.com/u/1/102018357545962262273/posts"><text:span text:style-name="T33_109">der</text:span></text:a></text:span><text:span text:style-name="T33_110"><text:a xlink:type="simple" xlink:href="https://plus.google.com/u/1/102018357545962262273/posts"><text:span text:style-name="T33_111"><text:s/></text:span></text:a></text:span><text:span text:style-name="T33_112"><text:a xlink:type="simple" xlink:href="https://plus.google.com/u/1/102018357545962262273/posts"><text:span text:style-name="T33_113">Dritte</text:span></text:a></text:span><text:span text:style-name="T33_114">)</text:span><text:span text:style-name="T33_115"><text:s/></text:span><text:span text:style-name="T33_116">protected</text:span><text:span text:style-name="T33_117"><text:s/></text:span><text:span text:style-name="T33_118">under</text:span><text:span text:style-name="T33_119"><text:s/></text:span><text:span text:style-name="T33_120">applicable</text:span><text:span text:style-name="T33_121"><text:s/></text:span><text:span text:style-name="T33_122">copyright</text:span><text:span text:style-name="T33_123">.</text:span><text:span text:style-name="T33_124"><text:s/>(</text:span><text:span text:style-name="T33_125">via</text:span><text:span text:style-name="T33_126"><text:s/></text:span><text:span text:style-name="T33_127"><text:a xlink:type="simple" xlink:href="https://twitter.com/acefearless"><text:span text:style-name="T33_128">Michael</text:span></text:a></text:span><text:span text:style-name="T33_129"><text:a xlink:type="simple" xlink:href="https://twitter.com/acefearless"><text:span text:style-name="T33_130"><text:s/></text:span></text:a></text:span><text:span text:style-name="T33_131"><text:a xlink:type="simple" xlink:href="https://twitter.com/acefearless"><text:span text:style-name="T33_132">Davidson</text:span></text:a></text:span><text:span text:style-name="T33_133">,<text:s/></text:span><text:span text:style-name="T33_134"><text:a xlink:type="simple" xlink:href="https://twitter.com/ninafrazier"><text:span text:style-name="T33_135">Nina</text:span></text:a></text:span><text:span text:style-name="T33_136"><text:a xlink:type="simple" xlink:href="https://twitter.com/ninafrazier"><text:span text:style-name="T33_137"><text:s/></text:span></text:a></text:span><text:span text:style-name="T33_138"><text:a xlink:type="simple" xlink:href="https://twitter.com/ninafrazier"><text:span text:style-name="T33_139">Frazier</text:span></text:a></text:span><text:span text:style-name="T33_140"><text:s/></text:span><text:span text:style-name="T33_141">and</text:span><text:span text:style-name="T33_142"><text:s/></text:span><text:span text:style-name="T33_143"><text:a xlink:type="simple" xlink:href="https://plus.google.com/u/2/107828785334250198786/posts"><text:span text:style-name="T33_144">Nacho</text:span></text:a></text:span><text:span text:style-name="T33_145"><text:a xlink:type="simple" xlink:href="https://plus.google.com/u/2/107828785334250198786/posts"><text:span text:style-name="T33_146"><text:s/></text:span></text:a></text:span><text:span text:style-name="T33_147"><text:a xlink:type="simple" xlink:href="https://plus.google.com/u/2/107828785334250198786/posts"><text:span text:style-name="T33_148">Burgoa</text:span></text:a></text:span><text:span text:style-name="T33_149"><text:s/>)<text:s/></text:span><text:span text:style-name="T33_150">no</text:span><text:span text:style-name="T33_151"><text:s/></text:span><text:span text:style-name="T33_152">matter</text:span><text:span text:style-name="T33_153"><text:s/></text:span><text:span text:style-name="T33_154">who</text:span><text:span text:style-name="T33_155"><text:s/></text:span><text:span text:style-name="T33_156">decides</text:span><text:span text:style-name="T33_157"><text:s/></text:span><text:span text:style-name="T33_158">to</text:span><text:span text:style-name="T33_159"><text:s/></text:span><text:span text:style-name="T33_160">share</text:span><text:span text:style-name="T33_161"><text:s/></text:span><text:span text:style-name="T33_162">the</text:span><text:span text:style-name="T33_163"><text:s/></text:span><text:span text:style-name="T33_164">user</text:span><text:span text:style-name="T33_165">’</text:span><text:span text:style-name="T33_166">s</text:span><text:span text:style-name="T33_167"><text:s/></text:span><text:span text:style-name="T33_168">work</text:span><text:span text:style-name="T33_169"><text:s/></text:span><text:span text:style-name="T33_170">online</text:span><text:span text:style-name="T33_171">.</text:span><text:span text:style-name="T33_172"><text:s/></text:span></text:p>
      <text:p text:style-name="P34"/>
      <text:p text:style-name="P35"><text:span text:style-name="T35_1">The</text:span><text:span text:style-name="T35_2"><text:s/></text:span><text:span text:style-name="T35_3">original</text:span><text:span text:style-name="T35_4"><text:s/></text:span><text:span text:style-name="T35_5">creator</text:span><text:span text:style-name="T35_6"><text:s/></text:span><text:span text:style-name="T35_7">shall</text:span><text:span text:style-name="T35_8"><text:s/></text:span><text:span text:style-name="T35_9">be</text:span><text:span text:style-name="T35_10"><text:s/></text:span><text:span text:style-name="T35_11">free</text:span><text:span text:style-name="T35_12"><text:s/></text:span><text:span text:style-name="T35_13">to</text:span><text:span text:style-name="T35_14"><text:s/></text:span><text:span text:style-name="T35_15">assert</text:span><text:span text:style-name="T35_16"><text:s/></text:span><text:span text:style-name="T35_17">his</text:span><text:span text:style-name="T35_18"><text:s/></text:span><text:span text:style-name="T35_19">or</text:span><text:span text:style-name="T35_20"><text:s/></text:span><text:span text:style-name="T35_21">her</text:span><text:span text:style-name="T35_22"><text:s/></text:span><text:span text:style-name="T35_23">copyright</text:span><text:span text:style-name="T35_24"><text:s/></text:span><text:span text:style-name="T35_25">over</text:span><text:span text:style-name="T35_26"><text:s/></text:span><text:span text:style-name="T35_27">this</text:span><text:span text:style-name="T35_28"><text:s/></text:span><text:span text:style-name="T35_29">work</text:span><text:span text:style-name="T35_30">,<text:s/></text:span><text:span text:style-name="T35_31">or</text:span><text:span text:style-name="T35_32"><text:s/></text:span><text:span text:style-name="T35_33">transfer</text:span><text:span text:style-name="T35_34"><text:s/></text:span><text:span text:style-name="T35_35">ownership</text:span><text:span text:style-name="T35_36"><text:s/></text:span><text:span text:style-name="T35_37">and</text:span><text:span text:style-name="T35_38"><text:s/></text:span><text:span text:style-name="T35_39">copyrights</text:span><text:span text:style-name="T35_40"><text:s/></text:span><text:span text:style-name="T35_41">in</text:span><text:span text:style-name="T35_42"><text:s/></text:span><text:span text:style-name="T35_43">a</text:span><text:span text:style-name="T35_44"><text:s/></text:span><text:span text:style-name="T35_45">private</text:span><text:span text:style-name="T35_46"><text:s/></text:span><text:span text:style-name="T35_47">transaction</text:span><text:span text:style-name="T35_48">,<text:s/></text:span><text:span text:style-name="T35_49">irrespective</text:span><text:span text:style-name="T35_50"><text:s/></text:span><text:span text:style-name="T35_51">of</text:span><text:span text:style-name="T35_52"><text:s/></text:span><text:span text:style-name="T35_53">whomever</text:span><text:span text:style-name="T35_54"><text:s/></text:span><text:span text:style-name="T35_55">may</text:span><text:span text:style-name="T35_56"><text:s/></text:span><text:span text:style-name="T35_57">have</text:span><text:span text:style-name="T35_58"><text:s/></text:span><text:span text:style-name="T35_59">shared</text:span><text:span text:style-name="T35_60">,<text:s/></text:span><text:span text:style-name="T35_61">modified</text:span><text:span text:style-name="T35_62"><text:s/></text:span><text:span text:style-name="T35_63">or</text:span><text:span text:style-name="T35_64"><text:s/></text:span><text:span text:style-name="T35_65">derived</text:span><text:span text:style-name="T35_66"><text:s/></text:span><text:span text:style-name="T35_67">new</text:span><text:span text:style-name="T35_68"><text:s/></text:span><text:span text:style-name="T35_69">work</text:span><text:span text:style-name="T35_70"><text:s/></text:span><text:span text:style-name="T35_71">from</text:span><text:span text:style-name="T35_72"><text:s/></text:span><text:span text:style-name="T35_73">the</text:span><text:span text:style-name="T35_74"><text:s/></text:span><text:span text:style-name="T35_75">original</text:span><text:span text:style-name="T35_76"><text:s/></text:span><text:span text:style-name="T35_77">work</text:span><text:span text:style-name="T35_78">,<text:s/></text:span><text:span text:style-name="T35_79">unless</text:span><text:span text:style-name="T35_80"><text:s/></text:span><text:span text:style-name="T35_81">they</text:span><text:span text:style-name="T35_82"><text:s/></text:span><text:span text:style-name="T35_83">choose</text:span><text:span text:style-name="T35_84"><text:s/></text:span><text:span text:style-name="T35_85">freely</text:span><text:span text:style-name="T35_86"><text:s/></text:span><text:span text:style-name="T35_87">to</text:span><text:span text:style-name="T35_88"><text:s/></text:span><text:span text:style-name="T35_89">waive</text:span><text:span text:style-name="T35_90"><text:s/></text:span><text:span text:style-name="T35_91">this</text:span><text:span text:style-name="T35_92"><text:s/></text:span><text:span text:style-name="T35_93">right</text:span><text:span text:style-name="T35_94"><text:s/></text:span><text:span text:style-name="T35_95">with</text:span><text:span text:style-name="T35_96"><text:s/></text:span><text:span text:style-name="T35_97">a</text:span><text:span text:style-name="T35_98"><text:s/></text:span><text:span text:style-name="T35_99">public</text:span><text:span text:style-name="T35_100"><text:s/></text:span><text:span text:style-name="T35_101">disclosure</text:span><text:span text:style-name="T35_102">,<text:s/></text:span><text:span text:style-name="T35_103">when</text:span><text:span text:style-name="T35_104"><text:s/></text:span><text:span text:style-name="T35_105">applicable</text:span><text:span text:style-name="T35_106">.<text:s/>(</text:span><text:span text:style-name="T35_107">via</text:span><text:span text:style-name="T35_108"><text:s/></text:span><text:span text:style-name="T35_109">Mark</text:span><text:span text:style-name="T35_110"><text:s/></text:span><text:span text:style-name="T35_111">Cross</text:span><text:span text:style-name="T35_112"><text:s/></text:span><text:span text:style-name="T35_113">and</text:span><text:span text:style-name="T35_114"><text:s/></text:span><text:span text:style-name="T35_115"><text:a xlink:type="simple" xlink:href="https://plus.google.com/u/2/107828785334250198786/posts"><text:span text:style-name="T35_116">Nacho</text:span></text:a></text:span><text:span text:style-name="T35_117"><text:a xlink:type="simple" xlink:href="https://plus.google.com/u/2/107828785334250198786/posts"><text:span text:style-name="T35_118"><text:s/></text:span></text:a></text:span><text:span text:style-name="T35_119"><text:a xlink:type="simple" xlink:href="https://plus.google.com/u/2/107828785334250198786/posts"><text:span text:style-name="T35_120">Burgoa</text:span></text:a></text:span><text:span text:style-name="T35_121">)</text:span></text:p>
      <text:p text:style-name="P36"/>
      <text:p text:style-name="P37"><text:span text:style-name="T37_1">No</text:span><text:span text:style-name="T37_2"><text:s/></text:span><text:span text:style-name="T37_3">user</text:span><text:span text:style-name="T37_4"><text:s/></text:span><text:span text:style-name="T37_5">shall</text:span><text:span text:style-name="T37_6"><text:s/></text:span><text:span text:style-name="T37_7">be</text:span><text:span text:style-name="T37_8"><text:s/></text:span><text:span text:style-name="T37_9">denied</text:span><text:span text:style-name="T37_10"><text:s/></text:span><text:span text:style-name="T37_11">attribution</text:span><text:span text:style-name="T37_12"><text:s/></text:span><text:span text:style-name="T37_13">of</text:span><text:span text:style-name="T37_14"><text:s/></text:span><text:span text:style-name="T37_15">or</text:span><text:span text:style-name="T37_16"><text:s/></text:span><text:span text:style-name="T37_17">proceeds</text:span><text:span text:style-name="T37_18"><text:s/></text:span><text:span text:style-name="T37_19">arising</text:span><text:span text:style-name="T37_20"><text:s/></text:span><text:span text:style-name="T37_21">from</text:span><text:span text:style-name="T37_22"><text:s/></text:span><text:span text:style-name="T37_23">his</text:span><text:span text:style-name="T37_24"><text:s/></text:span><text:span text:style-name="T37_25">or</text:span><text:span text:style-name="T37_26"><text:s/></text:span><text:span text:style-name="T37_27">her</text:span><text:span text:style-name="T37_28"><text:s/></text:span><text:span text:style-name="T37_29">intellectual</text:span><text:span text:style-name="T37_30"><text:s/></text:span><text:span text:style-name="T37_31">and</text:span><text:span text:style-name="T37_32">/</text:span><text:span text:style-name="T37_33">or</text:span><text:span text:style-name="T37_34"><text:s/></text:span><text:span text:style-name="T37_35">digital</text:span><text:span text:style-name="T37_36"><text:s/></text:span><text:span text:style-name="T37_37">properties</text:span><text:span text:style-name="T37_38"><text:s/></text:span><text:span text:style-name="T37_39">by</text:span><text:span text:style-name="T37_40"><text:s/></text:span><text:span text:style-name="T37_41">theft</text:span><text:span text:style-name="T37_42"><text:s/></text:span><text:span text:style-name="T37_43">or</text:span><text:span text:style-name="T37_44"><text:s/></text:span><text:span text:style-name="T37_45">from</text:span><text:span text:style-name="T37_46"><text:s/></text:span><text:span text:style-name="T37_47">devaluation</text:span><text:span text:style-name="T37_48"><text:s/></text:span><text:span text:style-name="T37_49">of</text:span><text:span text:style-name="T37_50"><text:s/></text:span><text:span text:style-name="T37_51">these</text:span><text:span text:style-name="T37_52"><text:s/></text:span><text:span text:style-name="T37_53">assets</text:span><text:span text:style-name="T37_54"><text:s/></text:span><text:span text:style-name="T37_55">caused</text:span><text:span text:style-name="T37_56"><text:s/></text:span><text:span text:style-name="T37_57">by</text:span><text:span text:style-name="T37_58"><text:s/></text:span><text:span text:style-name="T37_59">sharing</text:span><text:span text:style-name="T37_60"><text:s/></text:span><text:span text:style-name="T37_61">without</text:span><text:span text:style-name="T37_62"><text:s/></text:span><text:span text:style-name="T37_63">the</text:span><text:span text:style-name="T37_64"><text:s/></text:span><text:span text:style-name="T37_65">legal</text:span><text:span text:style-name="T37_66"><text:s/></text:span><text:span text:style-name="T37_67">owner</text:span><text:span text:style-name="T37_68">’</text:span><text:span text:style-name="T37_69">s</text:span><text:span text:style-name="T37_70"><text:s/></text:span><text:span text:style-name="T37_71">explicit</text:span><text:span text:style-name="T37_72"><text:s/></text:span><text:span text:style-name="T37_73">permission</text:span><text:span text:style-name="T37_74">.<text:s/>(</text:span><text:span text:style-name="T37_75">via</text:span><text:span text:style-name="T37_76"><text:s/></text:span><text:span text:style-name="T37_77">Mark</text:span><text:span text:style-name="T37_78"><text:s/></text:span><text:span text:style-name="T37_79">Cross</text:span><text:span text:style-name="T37_80">)</text:span></text:p>
      <text:p text:style-name="P38"/>
      <text:p text:style-name="P39"><text:span text:style-name="T39_1">Section</text:span><text:span text:style-name="T39_2"><text:s/>7.</text:span></text:p>
      <text:p text:style-name="P40"/>
      <text:p text:style-name="P41"><text:span text:style-name="T41_1">The</text:span><text:span text:style-name="T41_2"><text:s/></text:span><text:span text:style-name="T41_3">user</text:span><text:span text:style-name="T41_4"><text:s/></text:span><text:span text:style-name="T41_5">should</text:span><text:span text:style-name="T41_6"><text:s/></text:span><text:span text:style-name="T41_7">have</text:span><text:span text:style-name="T41_8"><text:s/></text:span><text:span text:style-name="T41_9">the</text:span><text:span text:style-name="T41_10"><text:s/></text:span><text:span text:style-name="T41_11">right</text:span><text:span text:style-name="T41_12"><text:s/></text:span><text:span text:style-name="T41_13">to</text:span><text:span text:style-name="T41_14"><text:s/></text:span><text:span text:style-name="T41_15">disappear</text:span><text:span text:style-name="T41_16">,</text:span><text:span text:style-name="T41_17"><text:s/></text:span><text:span text:style-name="T41_18">shall</text:span><text:span text:style-name="T41_19"><text:s/></text:span><text:span text:style-name="T41_20">have</text:span><text:span text:style-name="T41_21"><text:s/></text:span><text:span text:style-name="T41_22">the</text:span><text:span text:style-name="T41_23"><text:s/></text:span><text:span text:style-name="T41_24">right</text:span><text:span text:style-name="T41_25"><text:s/></text:span><text:span text:style-name="T41_26">to</text:span><text:span text:style-name="T41_27"><text:s/></text:span><text:span text:style-name="T41_28">terminate</text:span><text:span text:style-name="T41_29"><text:s/></text:span><text:span text:style-name="T41_30">his</text:span><text:span text:style-name="T41_31"><text:s/></text:span><text:span text:style-name="T41_32">or</text:span><text:span text:style-name="T41_33"><text:s/></text:span><text:span text:style-name="T41_34">her</text:span><text:span text:style-name="T41_35"><text:s/></text:span><text:span text:style-name="T41_36">participation</text:span><text:span text:style-name="T41_37"><text:s/></text:span><text:span text:style-name="T41_38">with</text:span><text:span text:style-name="T41_39"><text:s/></text:span><text:span text:style-name="T41_40">any</text:span><text:span text:style-name="T41_41"><text:s/></text:span><text:span text:style-name="T41_42">online</text:span><text:span text:style-name="T41_43"><text:s/></text:span><text:span text:style-name="T41_44">service</text:span><text:span text:style-name="T41_45"><text:s/></text:span><text:span text:style-name="T41_46">at</text:span><text:span text:style-name="T41_47"><text:s/></text:span><text:span text:style-name="T41_48">any</text:span><text:span text:style-name="T41_49"><text:s/></text:span><text:span text:style-name="T41_50">time</text:span><text:span text:style-name="T41_51">.<text:s/></text:span><text:span text:style-name="T41_52">meaning</text:span><text:span text:style-name="T41_53"><text:s/></text:span><text:span text:style-name="T41_54">that</text:span><text:span text:style-name="T41_55"><text:s/></text:span><text:span text:style-name="T41_56">if</text:span><text:span text:style-name="T41_57"><text:s/></text:span><text:span text:style-name="T41_58">If</text:span><text:span text:style-name="T41_59"><text:s/></text:span><text:span text:style-name="T41_60">a</text:span><text:span text:style-name="T41_61"><text:s/></text:span><text:span text:style-name="T41_62">user</text:span><text:span text:style-name="T41_63"><text:s/></text:span><text:span text:style-name="T41_64">wants</text:span><text:span text:style-name="T41_65"><text:s/></text:span><text:span text:style-name="T41_66">to</text:span><text:span text:style-name="T41_67"><text:s/></text:span><text:span text:style-name="T41_68">terminate</text:span><text:span text:style-name="T41_69"><text:s/></text:span><text:span text:style-name="T41_70">a</text:span><text:span text:style-name="T41_71"><text:s/></text:span><text:span text:style-name="T41_72">relationship</text:span><text:span text:style-name="T41_73"><text:s/></text:span><text:span text:style-name="T41_74">with</text:span><text:span text:style-name="T41_75"><text:s/></text:span><text:span text:style-name="T41_76">a</text:span><text:span text:style-name="T41_77"><text:s/></text:span><text:span text:style-name="T41_78">web</text:span><text:span text:style-name="T41_79">-</text:span><text:span text:style-name="T41_80">based</text:span><text:span text:style-name="T41_81"><text:s/></text:span><text:span text:style-name="T41_82">service</text:span><text:span text:style-name="T41_83">,<text:s/></text:span><text:span text:style-name="T41_84">,<text:s/></text:span><text:span text:style-name="T41_85">such</text:span><text:span text:style-name="T41_86"><text:s/></text:span><text:span text:style-name="T41_87">as</text:span><text:span text:style-name="T41_88"><text:s/></text:span><text:span text:style-name="T41_89">a</text:span><text:span text:style-name="T41_90"><text:s/></text:span><text:span text:style-name="T41_91">social</text:span><text:span text:style-name="T41_92"><text:s/></text:span><text:span text:style-name="T41_93">network</text:span><text:span text:style-name="T41_94">,</text:span><text:span text:style-name="T41_95"><text:s/></text:span><text:span text:style-name="T41_96">a</text:span><text:span text:style-name="T41_97"><text:s/></text:span><text:span text:style-name="T41_98">user</text:span><text:span text:style-name="T41_99"><text:s/></text:span><text:span text:style-name="T41_100">shall</text:span><text:span text:style-name="T41_101"><text:s/></text:span><text:span text:style-name="T41_102">have</text:span><text:span text:style-name="T41_103"><text:s/></text:span><text:span text:style-name="T41_104">the</text:span><text:span text:style-name="T41_105"><text:s/></text:span><text:span text:style-name="T41_106">right</text:span><text:span text:style-name="T41_107"><text:s/></text:span><text:span text:style-name="T41_108">to</text:span><text:span text:style-name="T41_109"><text:s/></text:span><text:span text:style-name="T41_110">delete</text:span><text:span text:style-name="T41_111"><text:s/></text:span><text:span text:style-name="T41_112">all</text:span><text:span text:style-name="T41_113"><text:s/></text:span><text:span text:style-name="T41_114">of</text:span><text:span text:style-name="T41_115"><text:s/></text:span><text:span text:style-name="T41_116">his</text:span><text:span text:style-name="T41_117"><text:s/></text:span><text:span text:style-name="T41_118">or</text:span><text:span text:style-name="T41_119"><text:s/></text:span><text:span text:style-name="T41_120">her</text:span><text:span text:style-name="T41_121"><text:s/></text:span><text:span text:style-name="T41_122">own</text:span><text:span text:style-name="T41_123"><text:s/></text:span><text:span text:style-name="T41_124">user</text:span><text:span text:style-name="T41_125"><text:s/></text:span><text:span text:style-name="T41_126">data</text:span><text:span text:style-name="T41_127"><text:s/></text:span><text:span text:style-name="T41_128">the</text:span><text:span text:style-name="T41_129"><text:s/></text:span><text:span text:style-name="T41_130">service</text:span><text:span text:style-name="T41_131"><text:s/></text:span><text:span text:style-name="T41_132">has</text:span><text:span text:style-name="T41_133"><text:s/></text:span><text:span text:style-name="T41_134">collected</text:span><text:span text:style-name="T41_135"><text:s/></text:span><text:span text:style-name="T41_136">of</text:span><text:span text:style-name="T41_137"><text:s/></text:span><text:span text:style-name="T41_138">said</text:span><text:span text:style-name="T41_139"><text:s/></text:span><text:span text:style-name="T41_140">user</text:span><text:span text:style-name="T41_141"><text:s/></text:span><text:span text:style-name="T41_142">within</text:span><text:span text:style-name="T41_143"><text:s/></text:span><text:span text:style-name="T41_144">said</text:span><text:span text:style-name="T41_145"><text:s/></text:span><text:span text:style-name="T41_146">service</text:span><text:span text:style-name="T41_147">.</text:span></text:p>
      <text:p text:style-name="P42"/>
      <text:p text:style-name="P43"><text:span text:style-name="T43_1">Furthermore</text:span><text:span text:style-name="T43_2">,<text:s/></text:span><text:span text:style-name="T43_3">a</text:span><text:span text:style-name="T43_4"><text:s/></text:span><text:span text:style-name="T43_5">user</text:span><text:span text:style-name="T43_6"><text:s/></text:span><text:span text:style-name="T43_7">has</text:span><text:span text:style-name="T43_8"><text:s/></text:span><text:span text:style-name="T43_9">the</text:span><text:span text:style-name="T43_10"><text:s/></text:span><text:span text:style-name="T43_11">right</text:span><text:span text:style-name="T43_12"><text:s/></text:span><text:span text:style-name="T43_13">to</text:span><text:span text:style-name="T43_14"><text:s/></text:span><text:span text:style-name="T43_15">instruct</text:span><text:span text:style-name="T43_16"><text:s/></text:span><text:span text:style-name="T43_17">a</text:span><text:span text:style-name="T43_18"><text:s/></text:span><text:span text:style-name="T43_19">service</text:span><text:span text:style-name="T43_20"><text:s/></text:span><text:span text:style-name="T43_21">provider</text:span><text:span text:style-name="T43_22"><text:s/></text:span><text:span text:style-name="T43_23">to</text:span><text:span text:style-name="T43_24"><text:s/></text:span><text:span text:style-name="T43_25">delete</text:span><text:span text:style-name="T43_26"><text:s/></text:span><text:span text:style-name="T43_27">any</text:span><text:span text:style-name="T43_28"><text:s/></text:span><text:span text:style-name="T43_29">data</text:span><text:span text:style-name="T43_30"><text:s/></text:span><text:span text:style-name="T43_31">that</text:span><text:span text:style-name="T43_32"><text:s/></text:span><text:span text:style-name="T43_33">has</text:span><text:span text:style-name="T43_34"><text:s/></text:span><text:span text:style-name="T43_35">been</text:span><text:span text:style-name="T43_36"><text:s/></text:span><text:span text:style-name="T43_37">collected</text:span><text:span text:style-name="T43_38"><text:s/></text:span><text:span text:style-name="T43_39">about</text:span><text:span text:style-name="T43_40"><text:s/></text:span><text:span text:style-name="T43_41">him</text:span><text:span text:style-name="T43_42"><text:s/></text:span><text:span text:style-name="T43_43">or</text:span><text:span text:style-name="T43_44"><text:s/></text:span><text:span text:style-name="T43_45">her</text:span><text:span text:style-name="T43_46">.<text:s/>(</text:span><text:span text:style-name="T43_47">via</text:span><text:span text:style-name="T43_48"><text:s/></text:span><text:span text:style-name="T43_49">Mark</text:span><text:span text:style-name="T43_50"><text:s/></text:span><text:span text:style-name="T43_51">Cross</text:span><text:span text:style-name="T43_52">)<text:s/></text:span></text:p>
      <text:p text:style-name="P44"/>
      <text:p text:style-name="P45"><text:span text:style-name="T45_1">For</text:span><text:span text:style-name="T45_2"><text:s/></text:span><text:span text:style-name="T45_3">data</text:span><text:span text:style-name="T45_4"><text:s/></text:span><text:span text:style-name="T45_5">that</text:span><text:span text:style-name="T45_6"><text:s/></text:span><text:span text:style-name="T45_7">is</text:span><text:span text:style-name="T45_8"><text:s/></text:span><text:span text:style-name="T45_9">not</text:span><text:span text:style-name="T45_10"><text:s/></text:span><text:span text:style-name="T45_11">owned</text:span><text:span text:style-name="T45_12"><text:s/></text:span><text:span text:style-name="T45_13">by</text:span><text:span text:style-name="T45_14"><text:s/></text:span><text:span text:style-name="T45_15">the</text:span><text:span text:style-name="T45_16"><text:s/></text:span><text:span text:style-name="T45_17">user</text:span><text:span text:style-name="T45_18"><text:s/>--<text:s/></text:span><text:span text:style-name="T45_19">for</text:span><text:span text:style-name="T45_20"><text:s/></text:span><text:span text:style-name="T45_21">example</text:span><text:span text:style-name="T45_22">,<text:s/></text:span><text:span text:style-name="T45_23">works</text:span><text:span text:style-name="T45_24"><text:s/></text:span><text:span text:style-name="T45_25">contributed</text:span><text:span text:style-name="T45_26"><text:s/></text:span><text:span text:style-name="T45_27">to</text:span><text:span text:style-name="T45_28"><text:s/></text:span><text:span text:style-name="T45_29">a</text:span><text:span text:style-name="T45_30"><text:s/></text:span><text:span text:style-name="T45_31">community</text:span><text:span text:style-name="T45_32"><text:s/></text:span><text:span text:style-name="T45_33">or</text:span><text:span text:style-name="T45_34"><text:s/></text:span><text:span text:style-name="T45_35">to</text:span><text:span text:style-name="T45_36"><text:s/></text:span><text:span text:style-name="T45_37">a</text:span><text:span text:style-name="T45_38"><text:s/></text:span><text:span text:style-name="T45_39">work</text:span><text:span text:style-name="T45_40"><text:s/></text:span><text:span text:style-name="T45_41">owned</text:span><text:span text:style-name="T45_42"><text:s/></text:span><text:span text:style-name="T45_43">by</text:span><text:span text:style-name="T45_44"><text:s/></text:span><text:span text:style-name="T45_45">other</text:span><text:span text:style-name="T45_46"><text:s/></text:span><text:span text:style-name="T45_47">users</text:span><text:span text:style-name="T45_48"><text:s/>--<text:s/></text:span><text:span text:style-name="T45_49">the</text:span><text:span text:style-name="T45_50"><text:s/></text:span><text:span text:style-name="T45_51">service</text:span><text:span text:style-name="T45_52"><text:s/></text:span><text:span text:style-name="T45_53">may</text:span><text:span text:style-name="T45_54"><text:s/></text:span><text:span text:style-name="T45_55">preserve</text:span><text:span text:style-name="T45_56"><text:s/></text:span><text:span text:style-name="T45_57">the</text:span><text:span text:style-name="T45_58"><text:s/></text:span><text:span text:style-name="T45_59">data</text:span><text:span text:style-name="T45_60"><text:s/></text:span><text:span text:style-name="T45_61">but</text:span><text:span text:style-name="T45_62"><text:s/></text:span><text:span text:style-name="T45_63">anonymize</text:span><text:span text:style-name="T45_64"><text:s/></text:span><text:span text:style-name="T45_65">the</text:span><text:span text:style-name="T45_66"><text:s/></text:span><text:span text:style-name="T45_67">contributor</text:span><text:span text:style-name="T45_68"><text:s/></text:span><text:span text:style-name="T45_69">as</text:span><text:span text:style-name="T45_70"><text:s/></text:span><text:span text:style-name="T45_71">an</text:span><text:span text:style-name="T45_72"><text:s/></text:span><text:span text:style-name="T45_73">alternative</text:span><text:span text:style-name="T45_74"><text:s/></text:span><text:span text:style-name="T45_75">to</text:span><text:span text:style-name="T45_76"><text:s/></text:span><text:span text:style-name="T45_77">deleting</text:span><text:span text:style-name="T45_78"><text:s/></text:span><text:span text:style-name="T45_79">that</text:span><text:span text:style-name="T45_80"><text:s/></text:span><text:span text:style-name="T45_81">data</text:span><text:span text:style-name="T45_82">.<text:s/></text:span><text:span text:style-name="T45_83">When</text:span><text:span text:style-name="T45_84"><text:s/></text:span><text:span text:style-name="T45_85">a</text:span><text:span text:style-name="T45_86"><text:s/></text:span><text:span text:style-name="T45_87">user</text:span><text:span text:style-name="T45_88"><text:s/></text:span><text:span text:style-name="T45_89">requests</text:span><text:span text:style-name="T45_90"><text:s/></text:span><text:span text:style-name="T45_91">to</text:span><text:span text:style-name="T45_92"><text:s/></text:span><text:span text:style-name="T45_93">delete</text:span><text:span text:style-name="T45_94"><text:s/></text:span><text:span text:style-name="T45_95">his</text:span><text:span text:style-name="T45_96"><text:s/></text:span><text:span text:style-name="T45_97">or</text:span><text:span text:style-name="T45_98"><text:s/></text:span><text:span text:style-name="T45_99">her</text:span><text:span text:style-name="T45_100"><text:s/></text:span><text:span text:style-name="T45_101">data</text:span><text:span text:style-name="T45_102">,<text:s/></text:span><text:span text:style-name="T45_103">the</text:span><text:span text:style-name="T45_104"><text:s/></text:span><text:span text:style-name="T45_105">service</text:span><text:span text:style-name="T45_106"><text:s/></text:span><text:span text:style-name="T45_107">shall</text:span><text:span text:style-name="T45_108"><text:s/></text:span><text:span text:style-name="T45_109">indicate</text:span><text:span text:style-name="T45_110"><text:s/></text:span><text:span text:style-name="T45_111">which</text:span><text:span text:style-name="T45_112"><text:s/></text:span><text:span text:style-name="T45_113">data</text:span><text:span text:style-name="T45_114"><text:s/></text:span><text:span text:style-name="T45_115">will</text:span><text:span text:style-name="T45_116"><text:s/></text:span><text:span text:style-name="T45_117">be</text:span><text:span text:style-name="T45_118"><text:s/></text:span><text:span text:style-name="T45_119">preserved</text:span><text:span text:style-name="T45_120"><text:s/></text:span><text:span text:style-name="T45_121">in</text:span><text:span text:style-name="T45_122"><text:s/></text:span><text:span text:style-name="T45_123">this</text:span><text:span text:style-name="T45_124"><text:s/></text:span><text:span text:style-name="T45_125">fashion</text:span><text:span text:style-name="T45_126">.</text:span></text:p>
      <text:p text:style-name="P46"/>
      <text:p text:style-name="P47"><text:span text:style-name="T47_1">A</text:span><text:span text:style-name="T47_2"><text:s/></text:span><text:span text:style-name="T47_3">user</text:span><text:span text:style-name="T47_4"><text:s/></text:span><text:span text:style-name="T47_5">who</text:span><text:span text:style-name="T47_6"><text:s/></text:span><text:span text:style-name="T47_7">has</text:span><text:span text:style-name="T47_8"><text:s/></text:span><text:span text:style-name="T47_9">joined</text:span><text:span text:style-name="T47_10"><text:s/></text:span><text:span text:style-name="T47_11">or</text:span><text:span text:style-name="T47_12"><text:s/></text:span><text:span text:style-name="T47_13">contributed</text:span><text:span text:style-name="T47_14"><text:s/></text:span><text:span text:style-name="T47_15">information</text:span><text:span text:style-name="T47_16"><text:s/></text:span><text:span text:style-name="T47_17">to</text:span><text:span text:style-name="T47_18"><text:s/></text:span><text:span text:style-name="T47_19">an</text:span><text:span text:style-name="T47_20"><text:s/></text:span><text:span text:style-name="T47_21">public</text:span><text:span text:style-name="T47_22">,<text:s/></text:span><text:span text:style-name="T47_23">semi</text:span><text:span text:style-name="T47_24">-</text:span><text:span text:style-name="T47_25">public</text:span><text:span text:style-name="T47_26"><text:s/></text:span><text:span text:style-name="T47_27">or</text:span><text:span text:style-name="T47_28"><text:s/></text:span><text:span text:style-name="T47_29">private</text:span><text:span text:style-name="T47_30"><text:s/></text:span><text:span text:style-name="T47_31">online</text:span><text:span text:style-name="T47_32"><text:s/></text:span><text:span text:style-name="T47_33">community</text:span><text:span text:style-name="T47_34">,<text:s/></text:span><text:span text:style-name="T47_35">social</text:span><text:span text:style-name="T47_36"><text:s/></text:span><text:span text:style-name="T47_37">network</text:span><text:span text:style-name="T47_38"><text:s/></text:span><text:span text:style-name="T47_39">or</text:span><text:span text:style-name="T47_40"><text:s/></text:span><text:span text:style-name="T47_41">similar</text:span><text:span text:style-name="T47_42"><text:s/></text:span><text:span text:style-name="T47_43">service</text:span><text:span text:style-name="T47_44"><text:s/></text:span><text:span text:style-name="T47_45">shall</text:span><text:span text:style-name="T47_46"><text:s/></text:span><text:span text:style-name="T47_47">be</text:span><text:span text:style-name="T47_48"><text:s/></text:span><text:span text:style-name="T47_49">able</text:span><text:span text:style-name="T47_50"><text:s/></text:span><text:span text:style-name="T47_51">to</text:span><text:span text:style-name="T47_52"><text:s/></text:span><text:span text:style-name="T47_53">become</text:span><text:span text:style-name="T47_54"><text:s/></text:span><text:span text:style-name="T47_55">anonymous</text:span><text:span text:style-name="T47_56"><text:s/></text:span><text:span text:style-name="T47_57">in</text:span><text:span text:style-name="T47_58"><text:s/></text:span><text:span text:style-name="T47_59">the</text:span><text:span text:style-name="T47_60"><text:s/></text:span><text:span text:style-name="T47_61">eyes</text:span><text:span text:style-name="T47_62"><text:s/></text:span><text:span text:style-name="T47_63">of</text:span><text:span text:style-name="T47_64"><text:s/></text:span><text:span text:style-name="T47_65">that</text:span><text:span text:style-name="T47_66"><text:s/></text:span><text:span text:style-name="T47_67">community</text:span><text:span text:style-name="T47_68"><text:s/></text:span><text:span text:style-name="T47_69">if</text:span><text:span text:style-name="T47_70"><text:s/></text:span><text:span text:style-name="T47_71">the</text:span><text:span text:style-name="T47_72"><text:s/></text:span><text:span text:style-name="T47_73">user</text:span><text:span text:style-name="T47_74"><text:s/></text:span><text:span text:style-name="T47_75">no</text:span><text:span text:style-name="T47_76"><text:s/></text:span><text:span text:style-name="T47_77">longer</text:span><text:span text:style-name="T47_78"><text:s/></text:span><text:span text:style-name="T47_79">wishes</text:span><text:span text:style-name="T47_80"><text:s/></text:span><text:span text:style-name="T47_81">his</text:span><text:span text:style-name="T47_82"><text:s/></text:span><text:span text:style-name="T47_83">or</text:span><text:span text:style-name="T47_84"><text:s/></text:span><text:span text:style-name="T47_85">her</text:span><text:span text:style-name="T47_86"><text:s/></text:span><text:span text:style-name="T47_87">past</text:span><text:span text:style-name="T47_88"><text:s/></text:span><text:span text:style-name="T47_89">contributions</text:span><text:span text:style-name="T47_90"><text:s/></text:span><text:span text:style-name="T47_91">to</text:span><text:span text:style-name="T47_92"><text:s/></text:span><text:span text:style-name="T47_93">be</text:span><text:span text:style-name="T47_94"><text:s/></text:span><text:span text:style-name="T47_95">personally</text:span><text:span text:style-name="T47_96"><text:s/></text:span><text:span text:style-name="T47_97">attributable</text:span><text:span text:style-name="T47_98">.</text:span></text:p>
      <text:p text:style-name="P48"/>
      <text:p text:style-name="P49"><text:span text:style-name="T49_1">(</text:span><text:span text:style-name="T49_2">via</text:span><text:span text:style-name="T49_3"><text:s/></text:span><text:span text:style-name="T49_4"><text:a xlink:type="simple" xlink:href="https://plus.google.com/u/1/b/113493854651753327245/107834661924441531207/posts"><text:span text:style-name="T49_5">Jerome</text:span></text:a></text:span><text:span text:style-name="T49_6"><text:a xlink:type="simple" xlink:href="https://plus.google.com/u/1/b/113493854651753327245/107834661924441531207/posts"><text:span text:style-name="T49_7"><text:s/></text:span></text:a></text:span><text:span text:style-name="T49_8"><text:a xlink:type="simple" xlink:href="https://plus.google.com/u/1/b/113493854651753327245/107834661924441531207/posts"><text:span text:style-name="T49_9">Camal</text:span></text:a></text:span><text:span text:style-name="T49_10">,<text:s/></text:span><text:span text:style-name="T49_11"><text:a xlink:type="simple" xlink:href="https://plus.google.com/u/1/106013744886806876452/posts"><text:span text:style-name="T49_12">Ashley</text:span></text:a></text:span><text:span text:style-name="T49_13"><text:a xlink:type="simple" xlink:href="https://plus.google.com/u/1/106013744886806876452/posts"><text:span text:style-name="T49_14"><text:s/></text:span></text:a></text:span><text:span text:style-name="T49_15"><text:a xlink:type="simple" xlink:href="https://plus.google.com/u/1/106013744886806876452/posts"><text:span text:style-name="T49_16">Henderson</text:span></text:a></text:span><text:span text:style-name="T49_17">,<text:s/></text:span><text:span text:style-name="T49_18">Mark</text:span><text:span text:style-name="T49_19"><text:s/></text:span><text:span text:style-name="T49_20">Cross</text:span><text:span text:style-name="T49_21">,<text:s/></text:span><text:span text:style-name="T49_22">Jack</text:span><text:span text:style-name="T49_23"><text:s/></text:span><text:span text:style-name="T49_24">Hoffman</text:span><text:span text:style-name="T49_25"><text:s/></text:span><text:span text:style-name="T49_26">and</text:span><text:span text:style-name="T49_27"><text:s/></text:span><text:span text:style-name="T49_28"><text:a xlink:type="simple" xlink:href="https://plus.google.com/105556156212520020796/posts"><text:span text:style-name="T49_29">Michael</text:span></text:a></text:span><text:span text:style-name="T49_30"><text:a xlink:type="simple" xlink:href="https://plus.google.com/105556156212520020796/posts"><text:span text:style-name="T49_31"><text:s/></text:span></text:a></text:span><text:span text:style-name="T49_32"><text:a xlink:type="simple" xlink:href="https://plus.google.com/105556156212520020796/posts"><text:span text:style-name="T49_33">Safyan</text:span></text:a></text:span><text:span text:style-name="T49_34">)</text:span></text:p>
      <text:p text:style-name="P50"/>
      <text:p text:style-name="P51"><text:span text:style-name="T51_1">Section</text:span><text:span text:style-name="T51_2"><text:s/>8.</text:span></text:p>
      <text:p text:style-name="P52"/>
      <text:p text:style-name="P53"><text:span text:style-name="T53_1">A</text:span><text:span text:style-name="T53_2"><text:s/></text:span><text:span text:style-name="T53_3">user</text:span><text:span text:style-name="T53_4"><text:s/></text:span><text:span text:style-name="T53_5">shall</text:span><text:span text:style-name="T53_6"><text:s/></text:span><text:span text:style-name="T53_7">have</text:span><text:span text:style-name="T53_8"><text:s/></text:span><text:span text:style-name="T53_9">the</text:span><text:span text:style-name="T53_10"><text:s/></text:span><text:span text:style-name="T53_11">right</text:span><text:span text:style-name="T53_12"><text:s/></text:span><text:span text:style-name="T53_13">to</text:span><text:span text:style-name="T53_14"><text:s/></text:span><text:span text:style-name="T53_15">demand</text:span><text:span text:style-name="T53_16"><text:s/></text:span><text:span text:style-name="T53_17">and</text:span><text:span text:style-name="T53_18"><text:s/></text:span><text:span text:style-name="T53_19">receive</text:span><text:span text:style-name="T53_20"><text:s/></text:span><text:span text:style-name="T53_21">a</text:span><text:span text:style-name="T53_22"><text:s/></text:span><text:span text:style-name="T53_23">full</text:span><text:span text:style-name="T53_24"><text:s/></text:span><text:span text:style-name="T53_25">copy</text:span><text:span text:style-name="T53_26"><text:s/></text:span><text:span text:style-name="T53_27">of</text:span><text:span text:style-name="T53_28"><text:s/></text:span><text:span text:style-name="T53_29">any</text:span><text:span text:style-name="T53_30"><text:s/></text:span><text:span text:style-name="T53_31">data</text:span><text:span text:style-name="T53_32"><text:s/></text:span><text:span text:style-name="T53_33">associated</text:span><text:span text:style-name="T53_34"><text:s/></text:span><text:span text:style-name="T53_35">with</text:span><text:span text:style-name="T53_36"><text:s/></text:span><text:span text:style-name="T53_37">said</text:span><text:span text:style-name="T53_38"><text:s/></text:span><text:span text:style-name="T53_39">user</text:span><text:span text:style-name="T53_40"><text:s/></text:span><text:span text:style-name="T53_41">that</text:span><text:span text:style-name="T53_42"><text:s/></text:span><text:span text:style-name="T53_43">is</text:span><text:span text:style-name="T53_44"><text:s/></text:span><text:span text:style-name="T53_45">held</text:span><text:span text:style-name="T53_46"><text:s/></text:span><text:span text:style-name="T53_47">by</text:span><text:span text:style-name="T53_48"><text:s/></text:span><text:span text:style-name="T53_49">a</text:span><text:span text:style-name="T53_50"><text:s/></text:span><text:span text:style-name="T53_51">web</text:span><text:span text:style-name="T53_52">-</text:span><text:span text:style-name="T53_53">based</text:span><text:span text:style-name="T53_54"><text:s/></text:span><text:span text:style-name="T53_55">service</text:span><text:span text:style-name="T53_56">.<text:s/>(</text:span><text:span text:style-name="T53_57">via</text:span><text:span text:style-name="T53_58"><text:s/></text:span><text:span text:style-name="T53_59">Mark</text:span><text:span text:style-name="T53_60"><text:s/></text:span><text:span text:style-name="T53_61">Cross</text:span><text:span text:style-name="T53_62">)</text:span></text:p>
      <text:p text:style-name="P54"/>
      <text:p text:style-name="P55"><text:span text:style-name="T55_1">Services</text:span><text:span text:style-name="T55_2"><text:s/></text:span><text:span text:style-name="T55_3">may</text:span><text:span text:style-name="T55_4"><text:s/></text:span><text:span text:style-name="T55_5">copy</text:span><text:span text:style-name="T55_6"><text:s/></text:span><text:span text:style-name="T55_7">the</text:span><text:span text:style-name="T55_8"><text:s/></text:span><text:span text:style-name="T55_9">data</text:span><text:span text:style-name="T55_10"><text:s/></text:span><text:span text:style-name="T55_11">from</text:span><text:span text:style-name="T55_12"><text:s/></text:span><text:span text:style-name="T55_13">one</text:span><text:span text:style-name="T55_14"><text:s/></text:span><text:span text:style-name="T55_15">data</text:span><text:span text:style-name="T55_16"><text:s/></text:span><text:span text:style-name="T55_17">center</text:span><text:span text:style-name="T55_18"><text:s/></text:span><text:span text:style-name="T55_19">to</text:span><text:span text:style-name="T55_20"><text:s/></text:span><text:span text:style-name="T55_21">another</text:span><text:span text:style-name="T55_22"><text:s/></text:span><text:span text:style-name="T55_23">or</text:span><text:span text:style-name="T55_24"><text:s/></text:span><text:span text:style-name="T55_25">otherwise</text:span><text:span text:style-name="T55_26"><text:s/></text:span><text:span text:style-name="T55_27">act</text:span><text:span text:style-name="T55_28"><text:s/></text:span><text:span text:style-name="T55_29">on</text:span><text:span text:style-name="T55_30"><text:s/></text:span><text:span text:style-name="T55_31">the</text:span><text:span text:style-name="T55_32"><text:s/></text:span><text:span text:style-name="T55_33">data</text:span><text:span text:style-name="T55_34"><text:s/></text:span><text:span text:style-name="T55_35">on</text:span><text:span text:style-name="T55_36"><text:s/></text:span><text:span text:style-name="T55_37">the</text:span><text:span text:style-name="T55_38"><text:s/></text:span><text:span text:style-name="T55_39">user</text:span><text:span text:style-name="T55_40">’</text:span><text:span text:style-name="T55_41">s</text:span><text:span text:style-name="T55_42"><text:s/></text:span><text:span text:style-name="T55_43">behalf</text:span><text:span text:style-name="T55_44">.</text:span><text:span text:style-name="T55_45"><text:s/>(</text:span><text:span text:style-name="T55_46">via</text:span><text:span text:style-name="T55_47"><text:s/></text:span><text:span text:style-name="T55_48"><text:a xlink:type="simple" xlink:href="https://plus.google.com/105556156212520020796/posts"><text:span text:style-name="T55_49">Michael</text:span></text:a></text:span><text:span text:style-name="T55_50"><text:a xlink:type="simple" xlink:href="https://plus.google.com/105556156212520020796/posts"><text:span text:style-name="T55_51"><text:s/></text:span></text:a></text:span><text:span text:style-name="T55_52"><text:a xlink:type="simple" xlink:href="https://plus.google.com/105556156212520020796/posts"><text:span text:style-name="T55_53">Safyan</text:span></text:a></text:span><text:span text:style-name="T55_54">)<text:s/></text:span><text:span text:style-name="T55_55">But</text:span><text:span text:style-name="T55_56"><text:s/></text:span><text:span text:style-name="T55_57">uploading</text:span><text:span text:style-name="T55_58"><text:s/></text:span><text:span text:style-name="T55_59">content</text:span><text:span text:style-name="T55_60"><text:s/></text:span><text:span text:style-name="T55_61">does</text:span><text:span text:style-name="T55_62"><text:s/></text:span><text:span text:style-name="T55_63">not</text:span><text:span text:style-name="T55_64"><text:s/></text:span><text:span text:style-name="T55_65">transfer</text:span><text:span text:style-name="T55_66"><text:s/></text:span><text:span text:style-name="T55_67">ownership</text:span><text:span text:style-name="T55_68"><text:s/></text:span><text:span text:style-name="T55_69">to</text:span><text:span text:style-name="T55_70"><text:s/></text:span><text:span text:style-name="T55_71">the</text:span><text:span text:style-name="T55_72"><text:s/></text:span><text:span text:style-name="T55_73">service</text:span><text:span text:style-name="T55_74">.</text:span><text:span text:style-name="T55_75"><text:s/>(</text:span><text:span text:style-name="T55_76">via</text:span><text:span text:style-name="T55_77"><text:s/></text:span><text:span text:style-name="T55_78"><text:a xlink:type="simple" xlink:href="https://plus.google.com/u/1/b/113493854651753327245/116533556668206587340/posts"><text:span text:style-name="T55_79">Toby</text:span></text:a></text:span><text:span text:style-name="T55_80"><text:a xlink:type="simple" xlink:href="https://plus.google.com/u/1/b/113493854651753327245/116533556668206587340/posts"><text:span text:style-name="T55_81"><text:s/></text:span></text:a></text:span><text:span text:style-name="T55_82"><text:a xlink:type="simple" xlink:href="https://plus.google.com/u/1/b/113493854651753327245/116533556668206587340/posts"><text:span text:style-name="T55_83">Trueman</text:span></text:a></text:span><text:span text:style-name="T55_84">)</text:span></text:p>
      <text:p text:style-name="P56"/>
      <text:p text:style-name="P57"><text:span text:style-name="T57_1">Section</text:span><text:span text:style-name="T57_2"><text:s/>9.</text:span></text:p>
      <text:p text:style-name="P58"/>
      <text:p text:style-name="P59"><text:span text:style-name="T59_1">Email</text:span><text:span text:style-name="T59_2">,<text:s/></text:span><text:span text:style-name="T59_3">texts</text:span><text:span text:style-name="T59_4"><text:s/></text:span><text:span text:style-name="T59_5">and</text:span><text:span text:style-name="T59_6"><text:s/></text:span><text:span text:style-name="T59_7">cell</text:span><text:span text:style-name="T59_8"><text:s/></text:span><text:span text:style-name="T59_9">phone</text:span><text:span text:style-name="T59_10"><text:s/></text:span><text:span text:style-name="T59_11">calls</text:span><text:span text:style-name="T59_12"><text:s/></text:span><text:span text:style-name="T59_13">Personal</text:span><text:span text:style-name="T59_14"><text:s/></text:span><text:span text:style-name="T59_15">communications</text:span><text:span text:style-name="T59_16">,<text:s/></text:span><text:span text:style-name="T59_17">including</text:span><text:span text:style-name="T59_18"><text:s/></text:span><text:span text:style-name="T59_19">but</text:span><text:span text:style-name="T59_20"><text:s/></text:span><text:span text:style-name="T59_21">not</text:span><text:span text:style-name="T59_22"><text:s/></text:span><text:span text:style-name="T59_23">limited</text:span><text:span text:style-name="T59_24"><text:s/></text:span><text:span text:style-name="T59_25">to</text:span><text:span text:style-name="T59_26"><text:s/></text:span><text:span text:style-name="T59_27">email</text:span><text:span text:style-name="T59_28">,<text:s/></text:span><text:span text:style-name="T59_29">SMS</text:span><text:span text:style-name="T59_30">,<text:s/></text:span><text:span text:style-name="T59_31">instant</text:span><text:span text:style-name="T59_32"><text:s/></text:span><text:span text:style-name="T59_33">messages</text:span><text:span text:style-name="T59_34">,<text:s/></text:span><text:span text:style-name="T59_35">social</text:span><text:span text:style-name="T59_36"><text:s/></text:span><text:span text:style-name="T59_37">media</text:span><text:span text:style-name="T59_38">,<text:s/></text:span><text:span text:style-name="T59_39">video</text:span><text:span text:style-name="T59_40"><text:s/></text:span><text:span text:style-name="T59_41">conferences</text:span><text:span text:style-name="T59_42"><text:s/></text:span><text:span text:style-name="T59_43">and</text:span><text:span text:style-name="T59_44"><text:s/></text:span><text:span text:style-name="T59_45">phone</text:span><text:span text:style-name="T59_46"><text:s/></text:span><text:span text:style-name="T59_47">calls</text:span><text:span text:style-name="T59_48">,</text:span><text:span text:style-name="T59_49"><text:s/></text:span><text:span text:style-name="T59_50">should</text:span><text:span text:style-name="T59_51"><text:s/></text:span><text:span text:style-name="T59_52">shall</text:span><text:span text:style-name="T59_53"><text:s/></text:span><text:span text:style-name="T59_54">have</text:span><text:span text:style-name="T59_55"><text:s/>(</text:span><text:span text:style-name="T59_56">via</text:span><text:span text:style-name="T59_57"><text:s/></text:span><text:span text:style-name="T59_58">Jack</text:span><text:span text:style-name="T59_59"><text:s/></text:span><text:span text:style-name="T59_60">Hoffman</text:span><text:span text:style-name="T59_61">)<text:s/></text:span><text:span text:style-name="T59_62">the</text:span><text:span text:style-name="T59_63"><text:s/></text:span><text:span text:style-name="T59_64">same</text:span><text:span text:style-name="T59_65"><text:s/></text:span><text:span text:style-name="T59_66">legal</text:span><text:span text:style-name="T59_67"><text:s/></text:span><text:span text:style-name="T59_68">protections</text:span><text:span text:style-name="T59_69"><text:s/></text:span><text:span text:style-name="T59_70">as</text:span><text:span text:style-name="T59_71"><text:s/></text:span><text:span text:style-name="T59_72">snail</text:span><text:span text:style-name="T59_73"><text:s/></text:span><text:span text:style-name="T59_74">mail</text:span><text:span text:style-name="T59_75"><text:s/></text:span><text:span text:style-name="T59_76">and</text:span><text:span text:style-name="T59_77"><text:s/></text:span><text:span text:style-name="T59_78">land</text:span><text:span text:style-name="T59_79"><text:s/></text:span><text:span text:style-name="T59_80">lines</text:span><text:span text:style-name="T59_81"><text:s/></text:span><text:span text:style-name="T59_82">one</text:span><text:span text:style-name="T59_83">’</text:span><text:span text:style-name="T59_84">s</text:span><text:span text:style-name="T59_85"><text:s/></text:span><text:span text:style-name="T59_86">traditional</text:span><text:span text:style-name="T59_87"><text:s/></text:span><text:span text:style-name="T59_88">letters</text:span><text:span text:style-name="T59_89">,<text:s/></text:span><text:span text:style-name="T59_90">and</text:span><text:span text:style-name="T59_91"><text:s/></text:span><text:span text:style-name="T59_92">phone</text:span><text:span text:style-name="T59_93"><text:s/></text:span><text:span text:style-name="T59_94">calls</text:span><text:span text:style-name="T59_95"><text:s/></text:span><text:span text:style-name="T59_96">and</text:span><text:span text:style-name="T59_97"><text:s/></text:span><text:span text:style-name="T59_98">any</text:span><text:span text:style-name="T59_99"><text:s/></text:span><text:span text:style-name="T59_100">other</text:span><text:span text:style-name="T59_101"><text:s/></text:span><text:span text:style-name="T59_102">physical</text:span><text:span text:style-name="T59_103"><text:s/></text:span><text:span text:style-name="T59_104">correspondence</text:span><text:span text:style-name="T59_105">.<text:s/></text:span></text:p>
      <text:p text:style-name="P60"/>
      <text:p text:style-name="P61"><text:span text:style-name="T61_1">In</text:span><text:span text:style-name="T61_2"><text:s/></text:span><text:span text:style-name="T61_3">addition</text:span><text:span text:style-name="T61_4">,<text:s/></text:span><text:span text:style-name="T61_5">one</text:span><text:span text:style-name="T61_6">’</text:span><text:span text:style-name="T61_7">s</text:span><text:span text:style-name="T61_8"><text:s/></text:span><text:span text:style-name="T61_9">online</text:span><text:span text:style-name="T61_10"><text:s/></text:span><text:span text:style-name="T61_11">data</text:span><text:span text:style-name="T61_12"><text:s/></text:span><text:span text:style-name="T61_13">shall</text:span><text:span text:style-name="T61_14"><text:s/></text:span><text:span text:style-name="T61_15">have</text:span><text:span text:style-name="T61_16"><text:s/></text:span><text:span text:style-name="T61_17">the</text:span><text:span text:style-name="T61_18"><text:s/></text:span><text:span text:style-name="T61_19">same</text:span><text:span text:style-name="T61_20"><text:s/></text:span><text:span text:style-name="T61_21">legal</text:span><text:span text:style-name="T61_22"><text:s/></text:span><text:span text:style-name="T61_23">protections</text:span><text:span text:style-name="T61_24"><text:s/></text:span><text:span text:style-name="T61_25">as</text:span><text:span text:style-name="T61_26"><text:s/></text:span><text:span text:style-name="T61_27">one</text:span><text:span text:style-name="T61_28">’</text:span><text:span text:style-name="T61_29">s</text:span><text:span text:style-name="T61_30"><text:s/></text:span><text:span text:style-name="T61_31">physical</text:span><text:span text:style-name="T61_32"><text:s/></text:span><text:span text:style-name="T61_33">records</text:span><text:span text:style-name="T61_34">.<text:s/></text:span><text:span text:style-name="T61_35">There</text:span><text:span text:style-name="T61_36"><text:s/></text:span><text:span text:style-name="T61_37">shall</text:span><text:span text:style-name="T61_38"><text:s/></text:span><text:span text:style-name="T61_39">be</text:span><text:span text:style-name="T61_40"><text:s/></text:span><text:span text:style-name="T61_41">no</text:span><text:span text:style-name="T61_42"><text:s/></text:span><text:span text:style-name="T61_43">search</text:span><text:span text:style-name="T61_44"><text:s/></text:span><text:span text:style-name="T61_45">and</text:span><text:span text:style-name="T61_46"><text:s/></text:span><text:span text:style-name="T61_47">seizure</text:span><text:span text:style-name="T61_48"><text:s/></text:span><text:span text:style-name="T61_49">of</text:span><text:span text:style-name="T61_50"><text:s/></text:span><text:span text:style-name="T61_51">one</text:span><text:span text:style-name="T61_52">’</text:span><text:span text:style-name="T61_53">s</text:span><text:span text:style-name="T61_54"><text:s/></text:span><text:span text:style-name="T61_55">digital</text:span><text:span text:style-name="T61_56"><text:s/></text:span><text:span text:style-name="T61_57">proper</text:span><text:span text:style-name="T61_58">ty</text:span><text:span text:style-name="T61_59"><text:s/></text:span><text:span text:style-name="T61_60">without</text:span><text:span text:style-name="T61_61"><text:s/></text:span><text:span text:style-name="T61_62">probable</text:span><text:span text:style-name="T61_63"><text:s/></text:span><text:span text:style-name="T61_64">cause</text:span><text:span text:style-name="T61_65">,<text:s/></text:span><text:span text:style-name="T61_66">and</text:span><text:span text:style-name="T61_67"><text:s/></text:span><text:span text:style-name="T61_68">a</text:span><text:span text:style-name="T61_69"><text:s/></text:span><text:span text:style-name="T61_70">valid</text:span><text:span text:style-name="T61_71">,<text:s/></text:span><text:span text:style-name="T61_72">court</text:span><text:span text:style-name="T61_73">-</text:span><text:span text:style-name="T61_74">issued</text:span><text:span text:style-name="T61_75"><text:s/></text:span><text:span text:style-name="T61_76">warrant</text:span><text:span text:style-name="T61_77">.<text:s/>(</text:span><text:span text:style-name="T61_78">via</text:span><text:span text:style-name="T61_79"><text:s/></text:span><text:span text:style-name="T61_80"><text:a xlink:type="simple" xlink:href="https://plus.google.com/u/1/b/113493854651753327245/118137396330339478117/posts"><text:span text:style-name="T61_81">Anthony</text:span></text:a></text:span><text:span text:style-name="T61_82"><text:a xlink:type="simple" xlink:href="https://plus.google.com/u/1/b/113493854651753327245/118137396330339478117/posts"><text:span text:style-name="T61_83"><text:s/></text:span></text:a></text:span><text:span text:style-name="T61_84"><text:a xlink:type="simple" xlink:href="https://plus.google.com/u/1/b/113493854651753327245/118137396330339478117/posts"><text:span text:style-name="T61_85">Lee</text:span></text:a></text:span><text:span text:style-name="T61_86">,<text:s/></text:span><text:span text:style-name="T61_87"><text:a xlink:type="simple" xlink:href="https://plus.google.com/u/2/b/113493854651753327245/107830678890335633690/posts"><text:span text:style-name="T61_88">Hashim</text:span></text:a></text:span><text:span text:style-name="T61_89"><text:a xlink:type="simple" xlink:href="https://plus.google.com/u/2/b/113493854651753327245/107830678890335633690/posts"><text:span text:style-name="T61_90"><text:s/></text:span></text:a></text:span><text:span text:style-name="T61_91"><text:a xlink:type="simple" xlink:href="https://plus.google.com/u/2/b/113493854651753327245/107830678890335633690/posts"><text:span text:style-name="T61_92">Ali</text:span></text:a></text:span><text:span text:style-name="T61_93">,<text:s/></text:span><text:span text:style-name="T61_94">Mark</text:span><text:span text:style-name="T61_95"><text:s/></text:span><text:span text:style-name="T61_96">Cross</text:span><text:span text:style-name="T61_97">,<text:s/></text:span><text:span text:style-name="T61_98"><text:a xlink:type="simple" xlink:href="https://plus.google.com/105556156212520020796/posts"><text:span text:style-name="T61_99">Michael</text:span></text:a></text:span><text:span text:style-name="T61_100"><text:a xlink:type="simple" xlink:href="https://plus.google.com/105556156212520020796/posts"><text:span text:style-name="T61_101"><text:s/></text:span></text:a></text:span><text:span text:style-name="T61_102"><text:a xlink:type="simple" xlink:href="https://plus.google.com/105556156212520020796/posts"><text:span text:style-name="T61_103">Safyan</text:span></text:a></text:span><text:span text:style-name="T61_104"><text:s/></text:span><text:span text:style-name="T61_105">and</text:span><text:span text:style-name="T61_106"><text:s/></text:span><text:span text:style-name="T61_107">Ashley</text:span><text:span text:style-name="T61_108"><text:s/></text:span><text:span text:style-name="T61_109">Henderson</text:span><text:span text:style-name="T61_110">)</text:span></text:p>
      <text:p text:style-name="P62"/>
      <text:p text:style-name="P63"><text:span text:style-name="T63_1">There</text:span><text:span text:style-name="T63_2"><text:s/></text:span><text:span text:style-name="T63_3">must</text:span><text:span text:style-name="T63_4"><text:s/></text:span><text:span text:style-name="T63_5">be</text:span><text:span text:style-name="T63_6"><text:s/></text:span><text:span text:style-name="T63_7">a</text:span><text:span text:style-name="T63_8"><text:s/></text:span><text:span text:style-name="T63_9">demonstrable</text:span><text:span text:style-name="T63_10"><text:s/></text:span><text:span text:style-name="T63_11">just</text:span><text:span text:style-name="T63_12"><text:s/></text:span><text:span text:style-name="T63_13">cause</text:span><text:span text:style-name="T63_14"><text:s/></text:span><text:span text:style-name="T63_15">for</text:span><text:span text:style-name="T63_16"><text:s/></text:span><text:span text:style-name="T63_17">the</text:span><text:span text:style-name="T63_18"><text:s/></text:span><text:span text:style-name="T63_19">government</text:span><text:span text:style-name="T63_20"><text:s/></text:span><text:span text:style-name="T63_21">to</text:span><text:span text:style-name="T63_22"><text:s/></text:span><text:span text:style-name="T63_23">obtain</text:span><text:span text:style-name="T63_24"><text:s/></text:span><text:span text:style-name="T63_25">access</text:span><text:span text:style-name="T63_26"><text:s/></text:span><text:span text:style-name="T63_27">to</text:span><text:span text:style-name="T63_28"><text:s/></text:span><text:span text:style-name="T63_29">cloud</text:span><text:span text:style-name="T63_30"><text:s/></text:span><text:span text:style-name="T63_31">storage</text:span><text:span text:style-name="T63_32"><text:s/></text:span><text:span text:style-name="T63_33">and</text:span><text:span text:style-name="T63_34"><text:s/></text:span><text:span text:style-name="T63_35">social</text:span><text:span text:style-name="T63_36"><text:s/></text:span><text:span text:style-name="T63_37">network</text:span><text:span text:style-name="T63_38"><text:s/></text:span><text:span text:style-name="T63_39">data</text:span><text:span text:style-name="T63_40"><text:s/></text:span><text:span text:style-name="T63_41">and</text:span><text:span text:style-name="T63_42"><text:s/></text:span><text:span text:style-name="T63_43">user</text:span><text:span text:style-name="T63_44"><text:s/></text:span><text:span text:style-name="T63_45">data</text:span><text:span text:style-name="T63_46"><text:s/></text:span><text:span text:style-name="T63_47">held</text:span><text:span text:style-name="T63_48"><text:s/></text:span><text:span text:style-name="T63_49">on</text:span><text:span text:style-name="T63_50"><text:s/></text:span><text:span text:style-name="T63_51">private</text:span><text:span text:style-name="T63_52"><text:s/></text:span><text:span text:style-name="T63_53">servers</text:span><text:span text:style-name="T63_54">.</text:span><text:span text:style-name="T63_55"><text:s/>(</text:span><text:span text:style-name="T63_56">via</text:span><text:span text:style-name="T63_57"><text:s/></text:span><text:span text:style-name="T63_58"><text:a xlink:type="simple" xlink:href="https://plus.google.com/u/1/b/113493854651753327245/118137396330339478117/posts"><text:span text:style-name="T63_59">Anthony</text:span></text:a></text:span><text:span text:style-name="T63_60"><text:a xlink:type="simple" xlink:href="https://plus.google.com/u/1/b/113493854651753327245/118137396330339478117/posts"><text:span text:style-name="T63_61"><text:s/></text:span></text:a></text:span><text:span text:style-name="T63_62"><text:a xlink:type="simple" xlink:href="https://plus.google.com/u/1/b/113493854651753327245/118137396330339478117/posts"><text:span text:style-name="T63_63">Lee</text:span></text:a></text:span><text:span text:style-name="T63_64"><text:s/></text:span><text:span text:style-name="T63_65">and</text:span><text:span text:style-name="T63_66"><text:s/></text:span><text:span text:style-name="T63_67">Mark</text:span><text:span text:style-name="T63_68"><text:s/></text:span><text:span text:style-name="T63_69">Cross</text:span><text:span text:style-name="T63_70">)</text:span></text:p>
      <text:p text:style-name="P64"/>
      <text:p text:style-name="P65"><text:span text:style-name="T65_1">Section</text:span><text:span text:style-name="T65_2"><text:s/>10.</text:span></text:p>
      <text:p text:style-name="P66"/>
      <text:p text:style-name="P67"><text:span text:style-name="T67_1">All</text:span><text:span text:style-name="T67_2"><text:s/></text:span><text:span text:style-name="T67_3">i</text:span><text:span text:style-name="T67_4"><text:s/></text:span><text:span text:style-name="T67_5">Information</text:span><text:span text:style-name="T67_6"><text:s/></text:span><text:span text:style-name="T67_7">a</text:span><text:span text:style-name="T67_8"><text:s/></text:span><text:span text:style-name="T67_9">user</text:span><text:span text:style-name="T67_10"><text:s/></text:span><text:span text:style-name="T67_11">we</text:span><text:span text:style-name="T67_12"><text:s/></text:span><text:span text:style-name="T67_13">expect</text:span><text:span text:style-name="T67_14">s</text:span><text:span text:style-name="T67_15"><text:s/></text:span><text:span text:style-name="T67_16">to</text:span><text:span text:style-name="T67_17"><text:s/></text:span><text:span text:style-name="T67_18">be</text:span><text:span text:style-name="T67_19"><text:s/></text:span><text:span text:style-name="T67_20">private</text:span><text:span text:style-name="T67_21"><text:s/></text:span><text:span text:style-name="T67_22">online</text:span><text:span text:style-name="T67_23"><text:s/></text:span><text:span text:style-name="T67_24">shall</text:span><text:span text:style-name="T67_25"><text:s/></text:span><text:span text:style-name="T67_26">remain</text:span><text:span text:style-name="T67_27"><text:s/></text:span><text:span text:style-name="T67_28">private</text:span><text:span text:style-name="T67_29">.</text:span><text:span text:style-name="T67_30"><text:s/></text:span><text:span text:style-name="T67_31">It</text:span><text:span text:style-name="T67_32"><text:s/></text:span><text:span text:style-name="T67_33">will</text:span><text:span text:style-name="T67_34"><text:s/></text:span><text:span text:style-name="T67_35">not</text:span><text:span text:style-name="T67_36"><text:s/></text:span><text:span text:style-name="T67_37">be</text:span><text:span text:style-name="T67_38"><text:s/></text:span><text:span text:style-name="T67_39">given</text:span><text:span text:style-name="T67_40"><text:s/></text:span><text:span text:style-name="T67_41">to</text:span><text:span text:style-name="T67_42"><text:s/></text:span><text:span text:style-name="T67_43">a</text:span><text:span text:style-name="T67_44"><text:s/></text:span><text:span text:style-name="T67_45">third</text:span><text:span text:style-name="T67_46"><text:s/></text:span><text:span text:style-name="T67_47">party</text:span><text:span text:style-name="T67_48"><text:s/></text:span><text:span text:style-name="T67_49">without</text:span><text:span text:style-name="T67_50"><text:s/></text:span><text:span text:style-name="T67_51">the</text:span><text:span text:style-name="T67_52"><text:s/></text:span><text:span text:style-name="T67_53">consent</text:span><text:span text:style-name="T67_54"><text:s/></text:span><text:span text:style-name="T67_55">of</text:span><text:span text:style-name="T67_56"><text:s/></text:span><text:span text:style-name="T67_57">the</text:span><text:span text:style-name="T67_58"><text:s/></text:span><text:span text:style-name="T67_59">creator</text:span><text:span text:style-name="T67_60"><text:s/></text:span><text:span text:style-name="T67_61">of</text:span><text:span text:style-name="T67_62"><text:s/></text:span><text:span text:style-name="T67_63">that</text:span><text:span text:style-name="T67_64"><text:s/></text:span><text:span text:style-name="T67_65">information</text:span><text:span text:style-name="T67_66">.<text:s/>(</text:span><text:span text:style-name="T67_67">via</text:span><text:span text:style-name="T67_68"><text:s/></text:span><text:span text:style-name="T67_69"><text:a xlink:type="simple" xlink:href="https://plus.google.com/u/2/b/113493854651753327245/116815060284097892612/posts"><text:span text:style-name="T67_70">Joel</text:span></text:a></text:span><text:span text:style-name="T67_71"><text:a xlink:type="simple" xlink:href="https://plus.google.com/u/2/b/113493854651753327245/116815060284097892612/posts"><text:span text:style-name="T67_72"><text:s/></text:span></text:a></text:span><text:span text:style-name="T67_73"><text:a xlink:type="simple" xlink:href="https://plus.google.com/u/2/b/113493854651753327245/116815060284097892612/posts"><text:span text:style-name="T67_74">Casian</text:span></text:a></text:span><text:span text:style-name="T67_75"><text:s/></text:span><text:span text:style-name="T67_76">and</text:span><text:span text:style-name="T67_77"><text:s/></text:span><text:span text:style-name="T67_78"><text:a xlink:type="simple" xlink:href="https://plus.google.com/u/1/106013744886806876452/posts"><text:span text:style-name="T67_79">Ashley</text:span></text:a></text:span><text:span text:style-name="T67_80"><text:a xlink:type="simple" xlink:href="https://plus.google.com/u/1/106013744886806876452/posts"><text:span text:style-name="T67_81"><text:s/></text:span></text:a></text:span><text:span text:style-name="T67_82"><text:a xlink:type="simple" xlink:href="https://plus.google.com/u/1/106013744886806876452/posts"><text:span text:style-name="T67_83">Henderson</text:span></text:a></text:span><text:span text:style-name="T67_84">)</text:span></text:p>
      <text:p text:style-name="P68"/>
      <text:p text:style-name="P69"><text:span text:style-name="T69_1">No</text:span><text:span text:style-name="T69_2"><text:s/></text:span><text:span text:style-name="T69_3">entity</text:span><text:span text:style-name="T69_4"><text:s/></text:span><text:span text:style-name="T69_5">on</text:span><text:span text:style-name="T69_6"><text:s/></text:span><text:span text:style-name="T69_7">the</text:span><text:span text:style-name="T69_8"><text:s/></text:span><text:span text:style-name="T69_9">Internet</text:span><text:span text:style-name="T69_10"><text:s/></text:span><text:span text:style-name="T69_11">may</text:span><text:span text:style-name="T69_12"><text:s/></text:span><text:span text:style-name="T69_13">utilize</text:span><text:span text:style-name="T69_14"><text:s/></text:span><text:span text:style-name="T69_15">a</text:span><text:span text:style-name="T69_16"><text:s/></text:span><text:span text:style-name="T69_17">user</text:span><text:span text:style-name="T69_18">’</text:span><text:span text:style-name="T69_19">s</text:span><text:span text:style-name="T69_20"><text:s/></text:span><text:span text:style-name="T69_21">contact</text:span><text:span text:style-name="T69_22"><text:s/></text:span><text:span text:style-name="T69_23">information</text:span><text:span text:style-name="T69_24"><text:s/></text:span><text:span text:style-name="T69_25">or</text:span><text:span text:style-name="T69_26"><text:s/></text:span><text:span text:style-name="T69_27">contact</text:span><text:span text:style-name="T69_28"><text:s/></text:span><text:span text:style-name="T69_29">information</text:span><text:span text:style-name="T69_30"><text:s/></text:span><text:span text:style-name="T69_31">of</text:span><text:span text:style-name="T69_32"><text:s/></text:span><text:span text:style-name="T69_33">a</text:span><text:span text:style-name="T69_34"><text:s/></text:span><text:span text:style-name="T69_35">user</text:span><text:span text:style-name="T69_36">’</text:span><text:span text:style-name="T69_37">s</text:span><text:span text:style-name="T69_38"><text:s/></text:span><text:span text:style-name="T69_39">connections</text:span><text:span text:style-name="T69_40"><text:s/></text:span><text:span text:style-name="T69_41">to</text:span><text:span text:style-name="T69_42"><text:s/></text:span><text:span text:style-name="T69_43">approach</text:span><text:span text:style-name="T69_44"><text:s/></text:span><text:span text:style-name="T69_45">those</text:span><text:span text:style-name="T69_46"><text:s/></text:span><text:span text:style-name="T69_47">parties</text:span><text:span text:style-name="T69_48"><text:s/></text:span><text:span text:style-name="T69_49">without</text:span><text:span text:style-name="T69_50"><text:s/></text:span><text:span text:style-name="T69_51">express</text:span><text:span text:style-name="T69_52"><text:s/></text:span><text:span text:style-name="T69_53">permission</text:span><text:span text:style-name="T69_54"><text:s/></text:span><text:span text:style-name="T69_55">of</text:span><text:span text:style-name="T69_56"><text:s/></text:span><text:span text:style-name="T69_57">the</text:span><text:span text:style-name="T69_58"><text:s/></text:span><text:span text:style-name="T69_59">original</text:span><text:span text:style-name="T69_60"><text:s/></text:span><text:span text:style-name="T69_61">user</text:span><text:span text:style-name="T69_62">,<text:s/></text:span><text:span text:style-name="T69_63">nor</text:span><text:span text:style-name="T69_64"><text:s/></text:span><text:span text:style-name="T69_65">shall</text:span><text:span text:style-name="T69_66"><text:s/></text:span><text:span text:style-name="T69_67">they</text:span><text:span text:style-name="T69_68"><text:s/></text:span><text:span text:style-name="T69_69">be</text:span><text:span text:style-name="T69_70"><text:s/></text:span><text:span text:style-name="T69_71">permitted</text:span><text:span text:style-name="T69_72"><text:s/></text:span><text:span text:style-name="T69_73">to</text:span><text:span text:style-name="T69_74"><text:s/></text:span><text:span text:style-name="T69_75">use</text:span><text:span text:style-name="T69_76"><text:s/></text:span><text:span text:style-name="T69_77">this</text:span><text:span text:style-name="T69_78"><text:s/></text:span><text:span text:style-name="T69_79">information</text:span><text:span text:style-name="T69_80"><text:s/></text:span><text:span text:style-name="T69_81">in</text:span><text:span text:style-name="T69_82"><text:s/></text:span><text:span text:style-name="T69_83">advertising</text:span><text:span text:style-name="T69_84"><text:s/></text:span><text:span text:style-name="T69_85">as</text:span><text:span text:style-name="T69_86"><text:s/></text:span><text:span text:style-name="T69_87">a</text:span><text:span text:style-name="T69_88"><text:s/></text:span><text:span text:style-name="T69_89">form</text:span><text:span text:style-name="T69_90"><text:s/></text:span><text:span text:style-name="T69_91">of</text:span><text:span text:style-name="T69_92"><text:s/></text:span><text:span text:style-name="T69_93">endorsement</text:span><text:span text:style-name="T69_94">.<text:s/>(</text:span><text:span text:style-name="T69_95">via</text:span><text:span text:style-name="T69_96"><text:s/></text:span><text:span text:style-name="T69_97">Mark</text:span><text:span text:style-name="T69_98"><text:s/></text:span><text:span text:style-name="T69_99">Cross</text:span><text:span text:style-name="T69_100">)</text:span></text:p>
      <text:p text:style-name="P70"/>
      <text:p text:style-name="P71"><text:span text:style-name="T71_1">A</text:span><text:span text:style-name="T71_2"><text:s/></text:span><text:span text:style-name="T71_3">user</text:span><text:span text:style-name="T71_4"><text:s/></text:span><text:span text:style-name="T71_5">of</text:span><text:span text:style-name="T71_6"><text:s/></text:span><text:span text:style-name="T71_7">social</text:span><text:span text:style-name="T71_8"><text:s/></text:span><text:span text:style-name="T71_9">media</text:span><text:span text:style-name="T71_10"><text:s/></text:span><text:span text:style-name="T71_11">platforms</text:span><text:span text:style-name="T71_12"><text:s/></text:span><text:span text:style-name="T71_13">is</text:span><text:span text:style-name="T71_14"><text:s/></text:span><text:span text:style-name="T71_15">responsible</text:span><text:span text:style-name="T71_16"><text:s/></text:span><text:span text:style-name="T71_17">for</text:span><text:span text:style-name="T71_18"><text:s/></text:span><text:span text:style-name="T71_19">regulating</text:span><text:span text:style-name="T71_20"><text:s/></text:span><text:span text:style-name="T71_21">his</text:span><text:span text:style-name="T71_22"><text:s/></text:span><text:span text:style-name="T71_23">or</text:span><text:span text:style-name="T71_24"><text:s/></text:span><text:span text:style-name="T71_25">her</text:span><text:span text:style-name="T71_26"><text:s/></text:span><text:span text:style-name="T71_27">user</text:span><text:span text:style-name="T71_28">,<text:s/></text:span><text:span text:style-name="T71_29">whether</text:span><text:span text:style-name="T71_30"><text:s/></text:span><text:span text:style-name="T71_31">publicly</text:span><text:span text:style-name="T71_32"><text:s/></text:span><text:span text:style-name="T71_33">or</text:span><text:span text:style-name="T71_34"><text:s/></text:span><text:span text:style-name="T71_35">privately</text:span><text:span text:style-name="T71_36">,<text:s/></text:span><text:span text:style-name="T71_37">and</text:span><text:span text:style-name="T71_38"><text:s/></text:span><text:span text:style-name="T71_39">the</text:span><text:span text:style-name="T71_40"><text:s/></text:span><text:span text:style-name="T71_41">services</text:span><text:span text:style-name="T71_42"><text:s/></text:span><text:span text:style-name="T71_43">are</text:span><text:span text:style-name="T71_44"><text:s/></text:span><text:span text:style-name="T71_45">responsible</text:span><text:span text:style-name="T71_46"><text:s/></text:span><text:span text:style-name="T71_47">for</text:span><text:span text:style-name="T71_48"><text:s/></text:span><text:span text:style-name="T71_49">maintaining</text:span><text:span text:style-name="T71_50"><text:s/></text:span><text:span text:style-name="T71_51">honest</text:span><text:span text:style-name="T71_52"><text:s/></text:span><text:span text:style-name="T71_53">and</text:span><text:span text:style-name="T71_54"><text:s/></text:span><text:span text:style-name="T71_55">consistent</text:span><text:span text:style-name="T71_56"><text:s/></text:span><text:span text:style-name="T71_57">approaches</text:span><text:span text:style-name="T71_58"><text:s/></text:span><text:span text:style-name="T71_59">to</text:span><text:span text:style-name="T71_60"><text:s/></text:span><text:span text:style-name="T71_61">user</text:span><text:span text:style-name="T71_62"><text:s/></text:span><text:span text:style-name="T71_63">data</text:span><text:span text:style-name="T71_64"><text:s/></text:span><text:span text:style-name="T71_65">within</text:span><text:span text:style-name="T71_66"><text:s/></text:span><text:span text:style-name="T71_67">publicly</text:span><text:span text:style-name="T71_68">-</text:span><text:span text:style-name="T71_69">declared</text:span><text:span text:style-name="T71_70"><text:s/></text:span><text:span text:style-name="T71_71">parameters</text:span><text:span text:style-name="T71_72">.<text:s/>(</text:span><text:span text:style-name="T71_73">via</text:span><text:span text:style-name="T71_74"><text:s/></text:span><text:span text:style-name="T71_75">James</text:span><text:span text:style-name="T71_76"><text:s/></text:span><text:span text:style-name="T71_77">Brandt</text:span><text:span text:style-name="T71_78">)</text:span><text:span text:style-name="T71_79"><text:s/>(</text:span><text:span text:style-name="T71_80">via</text:span><text:span text:style-name="T71_81"><text:s/></text:span><text:span text:style-name="T71_82">Mark</text:span><text:span text:style-name="T71_83"><text:s/></text:span><text:span text:style-name="T71_84">Cross</text:span><text:span text:style-name="T71_85">)</text:span></text:p>
      <text:p text:style-name="P72"/>
      <text:p text:style-name="P73"><text:span text:style-name="T73_1">Section</text:span><text:span text:style-name="T73_2"><text:s/>11.</text:span></text:p>
      <text:p text:style-name="P74"/>
      <text:p text:style-name="P75"><text:span text:style-name="T75_1">The</text:span><text:span text:style-name="T75_2"><text:s/></text:span><text:span text:style-name="T75_3">user</text:span><text:span text:style-name="T75_4"><text:s/></text:span><text:span text:style-name="T75_5">shall</text:span><text:span text:style-name="T75_6"><text:s/></text:span><text:span text:style-name="T75_7">have</text:span><text:span text:style-name="T75_8"><text:s/></text:span><text:span text:style-name="T75_9">the</text:span><text:span text:style-name="T75_10"><text:s/></text:span><text:span text:style-name="T75_11">right</text:span><text:span text:style-name="T75_12"><text:s/></text:span><text:span text:style-name="T75_13">to</text:span><text:span text:style-name="T75_14"><text:s/></text:span><text:span text:style-name="T75_15">remain</text:span><text:span text:style-name="T75_16"><text:s/></text:span><text:span text:style-name="T75_17">anonymous</text:span><text:span text:style-name="T75_18"><text:s/></text:span><text:span text:style-name="T75_19">online</text:span><text:span text:style-name="T75_20">,<text:s/></text:span><text:span text:style-name="T75_21">and</text:span><text:span text:style-name="T75_22"><text:s/></text:span><text:span text:style-name="T75_23">only</text:span><text:span text:style-name="T75_24"><text:s/></text:span><text:span text:style-name="T75_25">reveal</text:span><text:span text:style-name="T75_26"><text:s/></text:span><text:span text:style-name="T75_27">their</text:span><text:span text:style-name="T75_28"><text:s/></text:span><text:span text:style-name="T75_29">identities</text:span><text:span text:style-name="T75_30"><text:s/></text:span><text:span text:style-name="T75_31">to</text:span><text:span text:style-name="T75_32"><text:s/></text:span><text:span text:style-name="T75_33">whom</text:span><text:span text:style-name="T75_34"><text:s/></text:span><text:span text:style-name="T75_35">they</text:span><text:span text:style-name="T75_36"><text:s/></text:span><text:span text:style-name="T75_37">choose</text:span><text:span text:style-name="T75_38">.</text:span><text:span text:style-name="T75_39"><text:s/>(</text:span><text:span text:style-name="T75_40">via</text:span><text:span text:style-name="T75_41"><text:s/></text:span><text:span text:style-name="T75_42"><text:a xlink:type="simple" xlink:href="https://plus.google.com/112299537901922937158/posts"><text:span text:style-name="T75_43">Geno</text:span></text:a></text:span><text:span text:style-name="T75_44"><text:a xlink:type="simple" xlink:href="https://plus.google.com/112299537901922937158/posts"><text:span text:style-name="T75_45"><text:s/></text:span></text:a></text:span><text:span text:style-name="T75_46"><text:a xlink:type="simple" xlink:href="https://plus.google.com/112299537901922937158/posts"><text:span text:style-name="T75_47">Martinez</text:span></text:a></text:span><text:span text:style-name="T75_48">)<text:s/></text:span></text:p>
      <text:p text:style-name="P76"/>
      <text:p text:style-name="P77"><text:span text:style-name="T77_1">Section</text:span><text:span text:style-name="T77_2"><text:s/>12.</text:span></text:p>
      <text:p text:style-name="P78"/>
      <text:p text:style-name="P79"><text:span text:style-name="T79_1">No</text:span><text:span text:style-name="T79_2"><text:s/></text:span><text:span text:style-name="T79_3">entity</text:span><text:span text:style-name="T79_4"><text:s/></text:span><text:span text:style-name="T79_5">--<text:s/></text:span><text:span text:style-name="T79_6">government</text:span><text:span text:style-name="T79_7">,<text:s/></text:span><text:span text:style-name="T79_8">law</text:span><text:span text:style-name="T79_9"><text:s/></text:span><text:span text:style-name="T79_10">enforcement</text:span><text:span text:style-name="T79_11"><text:s/></text:span><text:span text:style-name="T79_12">agency</text:span><text:span text:style-name="T79_13">,<text:s/></text:span><text:span text:style-name="T79_14">corporation</text:span><text:span text:style-name="T79_15"><text:s/></text:span><text:span text:style-name="T79_16">or</text:span><text:span text:style-name="T79_17"><text:s/></text:span><text:span text:style-name="T79_18">human</text:span><text:span text:style-name="T79_19"><text:s/>--<text:s/></text:span><text:span text:style-name="T79_20">may</text:span><text:span text:style-name="T79_21"><text:s/></text:span><text:span text:style-name="T79_22">harvest</text:span><text:span text:style-name="T79_23"><text:s/></text:span><text:span text:style-name="T79_24">collect</text:span><text:span text:style-name="T79_25">,<text:s/></text:span><text:span text:style-name="T79_26">examine</text:span><text:span text:style-name="T79_27">,<text:s/></text:span><text:span text:style-name="T79_28">steal</text:span><text:span text:style-name="T79_29"><text:s/></text:span><text:span text:style-name="T79_30">or</text:span><text:span text:style-name="T79_31"><text:s/></text:span><text:span text:style-name="T79_32">otherwise</text:span><text:span text:style-name="T79_33"><text:s/></text:span><text:span text:style-name="T79_34">utilize</text:span><text:span text:style-name="T79_35"><text:s/></text:span><text:span text:style-name="T79_36">a</text:span><text:span text:style-name="T79_37"><text:s/></text:span><text:span text:style-name="T79_38">user</text:span><text:span text:style-name="T79_39">’</text:span><text:span text:style-name="T79_40">s</text:span><text:span text:style-name="T79_41"><text:s/></text:span><text:span text:style-name="T79_42">data</text:span><text:span text:style-name="T79_43"><text:s/></text:span><text:span text:style-name="T79_44">without</text:span><text:span text:style-name="T79_45"><text:s/></text:span><text:span text:style-name="T79_46">the</text:span><text:span text:style-name="T79_47"><text:s/></text:span><text:span text:style-name="T79_48">explicit</text:span><text:span text:style-name="T79_49"><text:s/></text:span><text:span text:style-name="T79_50">permission</text:span><text:span text:style-name="T79_51"><text:s/></text:span><text:span text:style-name="T79_52">of</text:span><text:span text:style-name="T79_53"><text:s/></text:span><text:span text:style-name="T79_54">the</text:span><text:span text:style-name="T79_55"><text:s/></text:span><text:span text:style-name="T79_56">subject</text:span><text:span text:style-name="T79_57"><text:s/></text:span><text:span text:style-name="T79_58">entity</text:span><text:span text:style-name="T79_59">,<text:s/></text:span><text:span text:style-name="T79_60">barring</text:span><text:span text:style-name="T79_61"><text:s/></text:span><text:span text:style-name="T79_62">legally</text:span><text:span text:style-name="T79_63"><text:s/></text:span><text:span text:style-name="T79_64">justified</text:span><text:span text:style-name="T79_65"><text:s/></text:span><text:span text:style-name="T79_66">data</text:span><text:span text:style-name="T79_67"><text:s/></text:span><text:span text:style-name="T79_68">collection</text:span><text:span text:style-name="T79_69">/</text:span><text:span text:style-name="T79_70">search</text:span><text:span text:style-name="T79_71">/</text:span><text:span text:style-name="T79_72">seizure</text:span><text:span text:style-name="T79_73">.<text:s/></text:span><text:span text:style-name="T79_74">Any</text:span><text:span text:style-name="T79_75"><text:s/></text:span><text:span text:style-name="T79_76">such</text:span><text:span text:style-name="T79_77"><text:s/></text:span><text:span text:style-name="T79_78">data</text:span><text:span text:style-name="T79_79"><text:s/></text:span><text:span text:style-name="T79_80">use</text:span><text:span text:style-name="T79_81"><text:s/></text:span><text:span text:style-name="T79_82">without</text:span><text:span text:style-name="T79_83"><text:s/></text:span><text:span text:style-name="T79_84">permission</text:span><text:span text:style-name="T79_85"><text:s/></text:span><text:span text:style-name="T79_86">shall</text:span><text:span text:style-name="T79_87"><text:s/></text:span><text:span text:style-name="T79_88">be</text:span><text:span text:style-name="T79_89"><text:s/></text:span><text:span text:style-name="T79_90">punishable</text:span><text:span text:style-name="T79_91"><text:s/></text:span><text:span text:style-name="T79_92">by</text:span><text:span text:style-name="T79_93"><text:s/></text:span><text:span text:style-name="T79_94">law</text:span><text:span text:style-name="T79_95">.</text:span><text:span text:style-name="T79_96"><text:s/>(</text:span><text:span text:style-name="T79_97">via</text:span><text:span text:style-name="T79_98"><text:s/></text:span><text:span text:style-name="T79_99"><text:a xlink:type="simple" xlink:href="https://plus.google.com/u/2/105936674531553306435/posts"><text:span text:style-name="T79_100">Billy</text:span></text:a></text:span><text:span text:style-name="T79_101"><text:a xlink:type="simple" xlink:href="https://plus.google.com/u/2/105936674531553306435/posts"><text:span text:style-name="T79_102"><text:s/></text:span></text:a></text:span><text:span text:style-name="T79_103"><text:a xlink:type="simple" xlink:href="https://plus.google.com/u/2/105936674531553306435/posts"><text:span text:style-name="T79_104">Priest</text:span></text:a></text:span><text:span text:style-name="T79_105">)</text:span></text:p>
      <text:p text:style-name="P80"/>
      <text:p text:style-name="P81"><text:span text:style-name="T81_1">A</text:span><text:span text:style-name="T81_2"><text:s/></text:span><text:span text:style-name="T81_3">service</text:span><text:span text:style-name="T81_4"><text:s/></text:span><text:span text:style-name="T81_5">shall</text:span><text:span text:style-name="T81_6"><text:s/></text:span><text:span text:style-name="T81_7">be</text:span><text:span text:style-name="T81_8"><text:s/></text:span><text:span text:style-name="T81_9">required</text:span><text:span text:style-name="T81_10"><text:s/></text:span><text:span text:style-name="T81_11">to</text:span><text:span text:style-name="T81_12"><text:s/></text:span><text:span text:style-name="T81_13">ask</text:span><text:span text:style-name="T81_14"><text:s/></text:span><text:span text:style-name="T81_15">for</text:span><text:span text:style-name="T81_16"><text:s/></text:span><text:span text:style-name="T81_17">user</text:span><text:span text:style-name="T81_18"><text:s/></text:span><text:span text:style-name="T81_19">consent</text:span><text:span text:style-name="T81_20"><text:s/></text:span><text:span text:style-name="T81_21">for</text:span><text:span text:style-name="T81_22"><text:s/></text:span><text:span text:style-name="T81_23">any</text:span><text:span text:style-name="T81_24"><text:s/></text:span><text:span text:style-name="T81_25">significantly</text:span><text:span text:style-name="T81_26"><text:s/></text:span><text:span text:style-name="T81_27">novel</text:span><text:span text:style-name="T81_28"><text:s/></text:span><text:span text:style-name="T81_29">usage</text:span><text:span text:style-name="T81_30"><text:s/></text:span><text:span text:style-name="T81_31">for</text:span><text:span text:style-name="T81_32"><text:s/></text:span><text:span text:style-name="T81_33">which</text:span><text:span text:style-name="T81_34"><text:s/></text:span><text:span text:style-name="T81_35">consent</text:span><text:span text:style-name="T81_36"><text:s/></text:span><text:span text:style-name="T81_37">was</text:span><text:span text:style-name="T81_38"><text:s/></text:span><text:span text:style-name="T81_39">not</text:span><text:span text:style-name="T81_40"><text:s/></text:span><text:span text:style-name="T81_41">previously</text:span><text:span text:style-name="T81_42"><text:s/></text:span><text:span text:style-name="T81_43">given</text:span><text:span text:style-name="T81_44">.<text:s/></text:span><text:span text:style-name="T81_45">But</text:span><text:span text:style-name="T81_46"><text:s/></text:span><text:span text:style-name="T81_47">internal</text:span><text:span text:style-name="T81_48"><text:s/></text:span><text:span text:style-name="T81_49">processing</text:span><text:span text:style-name="T81_50"><text:s/></text:span><text:span text:style-name="T81_51">required</text:span><text:span text:style-name="T81_52"><text:s/></text:span><text:span text:style-name="T81_53">to</text:span><text:span text:style-name="T81_54"><text:s/></text:span><text:span text:style-name="T81_55">deliver</text:span><text:span text:style-name="T81_56"><text:s/></text:span><text:span text:style-name="T81_57">the</text:span><text:span text:style-name="T81_58"><text:s/></text:span><text:span text:style-name="T81_59">service</text:span><text:span text:style-name="T81_60"><text:s/></text:span><text:span text:style-name="T81_61">that</text:span><text:span text:style-name="T81_62"><text:s/></text:span><text:span text:style-name="T81_63">does</text:span><text:span text:style-name="T81_64"><text:s/></text:span><text:span text:style-name="T81_65">not</text:span><text:span text:style-name="T81_66"><text:s/></text:span><text:span text:style-name="T81_67">have</text:span><text:span text:style-name="T81_68"><text:s/></text:span><text:span text:style-name="T81_69">a</text:span><text:span text:style-name="T81_70"><text:s/></text:span><text:span text:style-name="T81_71">material</text:span><text:span text:style-name="T81_72"><text:s/></text:span><text:span text:style-name="T81_73">impact</text:span><text:span text:style-name="T81_74"><text:s/></text:span><text:span text:style-name="T81_75">on</text:span><text:span text:style-name="T81_76"><text:s/></text:span><text:span text:style-name="T81_77">user</text:span><text:span text:style-name="T81_78"><text:s/></text:span><text:span text:style-name="T81_79">privacy</text:span><text:span text:style-name="T81_80"><text:s/></text:span><text:span text:style-name="T81_81">or</text:span><text:span text:style-name="T81_82"><text:s/></text:span><text:span text:style-name="T81_83">security</text:span><text:span text:style-name="T81_84"><text:s/>--<text:s/></text:span><text:span text:style-name="T81_85">such</text:span><text:span text:style-name="T81_86"><text:s/></text:span><text:span text:style-name="T81_87">as</text:span><text:span text:style-name="T81_88"><text:s/></text:span><text:span text:style-name="T81_89">copying</text:span><text:span text:style-name="T81_90"><text:s/></text:span><text:span text:style-name="T81_91">data</text:span><text:span text:style-name="T81_92"><text:s/></text:span><text:span text:style-name="T81_93">from</text:span><text:span text:style-name="T81_94"><text:s/></text:span><text:span text:style-name="T81_95">one</text:span><text:span text:style-name="T81_96"><text:s/></text:span><text:span text:style-name="T81_97">datacenter</text:span><text:span text:style-name="T81_98"><text:s/></text:span><text:span text:style-name="T81_99">to</text:span><text:span text:style-name="T81_100"><text:s/></text:span><text:span text:style-name="T81_101">another</text:span><text:span text:style-name="T81_102"><text:s/>--<text:s/></text:span><text:span text:style-name="T81_103">does</text:span><text:span text:style-name="T81_104"><text:s/></text:span><text:span text:style-name="T81_105">not</text:span><text:span text:style-name="T81_106"><text:s/></text:span><text:span text:style-name="T81_107">require</text:span><text:span text:style-name="T81_108"><text:s/></text:span><text:span text:style-name="T81_109">additional</text:span><text:span text:style-name="T81_110"><text:s/></text:span><text:span text:style-name="T81_111">consent</text:span><text:span text:style-name="T81_112">.<text:s/>(</text:span><text:span text:style-name="T81_113">via</text:span><text:span text:style-name="T81_114"><text:s/></text:span><text:span text:style-name="T81_115"><text:a xlink:type="simple" xlink:href="https://plus.google.com/105556156212520020796/posts"><text:span text:style-name="T81_116">Michael</text:span></text:a></text:span><text:span text:style-name="T81_117"><text:a xlink:type="simple" xlink:href="https://plus.google.com/105556156212520020796/posts"><text:span text:style-name="T81_118"><text:s/></text:span></text:a></text:span><text:span text:style-name="T81_119"><text:a xlink:type="simple" xlink:href="https://plus.google.com/105556156212520020796/posts"><text:span text:style-name="T81_120">Safyan</text:span></text:a></text:span><text:span text:style-name="T81_121">)<text:s/></text:span></text:p>
      <text:p text:style-name="P82"/>
      <text:p text:style-name="P83"><text:span text:style-name="T83_1">Section</text:span><text:span text:style-name="T83_2"><text:s/>13.</text:span></text:p>
      <text:p text:style-name="P84"/>
      <text:p text:style-name="P85"><text:span text:style-name="T85_1">Encrypt</text:span><text:span text:style-name="T85_2"><text:s/></text:span><text:span text:style-name="T85_3">information</text:span><text:span text:style-name="T85_4"><text:s/></text:span><text:span text:style-name="T85_5">online</text:span><text:span text:style-name="T85_6"><text:s/></text:span><text:span text:style-name="T85_7">and</text:span><text:span text:style-name="T85_8"><text:s/></text:span><text:span text:style-name="T85_9">make</text:span><text:span text:style-name="T85_10"><text:s/></text:span><text:span text:style-name="T85_11">it</text:span><text:span text:style-name="T85_12"><text:s/></text:span><text:span text:style-name="T85_13">illegal</text:span><text:span text:style-name="T85_14"><text:s/></text:span><text:span text:style-name="T85_15">to</text:span><text:span text:style-name="T85_16"><text:s/></text:span><text:span text:style-name="T85_17">force</text:span><text:span text:style-name="T85_18"><text:s/></text:span><text:span text:style-name="T85_19">someone</text:span><text:span text:style-name="T85_20"><text:s/></text:span><text:span text:style-name="T85_21">to</text:span><text:span text:style-name="T85_22"><text:s/></text:span><text:span text:style-name="T85_23">divulge</text:span><text:span text:style-name="T85_24"><text:s/></text:span><text:span text:style-name="T85_25">the</text:span><text:span text:style-name="T85_26"><text:s/></text:span><text:span text:style-name="T85_27">key</text:span><text:span text:style-name="T85_28">.</text:span><text:span text:style-name="T85_29"><text:s/>(</text:span><text:span text:style-name="T85_30">via</text:span><text:span text:style-name="T85_31"><text:s/></text:span><text:span text:style-name="T85_32"><text:a xlink:type="simple" xlink:href="https://plus.google.com/u/2/113674252934234025601/posts"><text:span text:style-name="T85_33">Jim</text:span></text:a></text:span><text:span text:style-name="T85_34"><text:a xlink:type="simple" xlink:href="https://plus.google.com/u/2/113674252934234025601/posts"><text:span text:style-name="T85_35"><text:s/></text:span></text:a></text:span><text:span text:style-name="T85_36"><text:a xlink:type="simple" xlink:href="https://plus.google.com/u/2/113674252934234025601/posts"><text:span text:style-name="T85_37">Gomes</text:span></text:a></text:span><text:span text:style-name="T85_38">)<text:s/></text:span><text:span text:style-name="T85_39">Online</text:span><text:span text:style-name="T85_40"><text:s/></text:span><text:span text:style-name="T85_41">services</text:span><text:span text:style-name="T85_42"><text:s/></text:span><text:span text:style-name="T85_43">that</text:span><text:span text:style-name="T85_44"><text:s/></text:span><text:span text:style-name="T85_45">send</text:span><text:span text:style-name="T85_46"><text:s/></text:span><text:span text:style-name="T85_47">or</text:span><text:span text:style-name="T85_48"><text:s/></text:span><text:span text:style-name="T85_49">receive</text:span><text:span text:style-name="T85_50"><text:s/></text:span><text:span text:style-name="T85_51">user</text:span><text:span text:style-name="T85_52"><text:s/></text:span><text:span text:style-name="T85_53">data</text:span><text:span text:style-name="T85_54"><text:s/></text:span><text:span text:style-name="T85_55">must</text:span><text:span text:style-name="T85_56"><text:s/></text:span><text:span text:style-name="T85_57">send</text:span><text:span text:style-name="T85_58"><text:s/></text:span><text:span text:style-name="T85_59">the</text:span><text:span text:style-name="T85_60"><text:s/></text:span><text:span text:style-name="T85_61">data</text:span><text:span text:style-name="T85_62"><text:s/></text:span><text:span text:style-name="T85_63">over</text:span><text:span text:style-name="T85_64"><text:s/></text:span><text:span text:style-name="T85_65">an</text:span><text:span text:style-name="T85_66"><text:s/></text:span><text:span text:style-name="T85_67">encrypted</text:span><text:span text:style-name="T85_68"><text:s/></text:span><text:span text:style-name="T85_69">connection</text:span><text:span text:style-name="T85_70">.<text:s/></text:span><text:span text:style-name="T85_71">Any</text:span><text:span text:style-name="T85_72"><text:s/></text:span><text:span text:style-name="T85_73">data</text:span><text:span text:style-name="T85_74"><text:s/></text:span><text:span text:style-name="T85_75">that</text:span><text:span text:style-name="T85_76"><text:s/></text:span><text:span text:style-name="T85_77">a</text:span><text:span text:style-name="T85_78"><text:s/></text:span><text:span text:style-name="T85_79">service</text:span><text:span text:style-name="T85_80"><text:s/></text:span><text:span text:style-name="T85_81">receives</text:span><text:span text:style-name="T85_82"><text:s/></text:span><text:span text:style-name="T85_83">over</text:span><text:span text:style-name="T85_84"><text:s/></text:span><text:span text:style-name="T85_85">an</text:span><text:span text:style-name="T85_86"><text:s/></text:span><text:span text:style-name="T85_87">encrypted</text:span><text:span text:style-name="T85_88"><text:s/></text:span><text:span text:style-name="T85_89">connection</text:span><text:span text:style-name="T85_90"><text:s/></text:span><text:span text:style-name="T85_91">must</text:span><text:span text:style-name="T85_92"><text:s/></text:span><text:span text:style-name="T85_93">be</text:span><text:span text:style-name="T85_94"><text:s/></text:span><text:span text:style-name="T85_95">encrypted</text:span><text:span text:style-name="T85_96"><text:s/></text:span><text:span text:style-name="T85_97">when</text:span><text:span text:style-name="T85_98"><text:s/></text:span><text:span text:style-name="T85_99">stored</text:span><text:span text:style-name="T85_100"><text:s/></text:span><text:span text:style-name="T85_101">and</text:span><text:span text:style-name="T85_102"><text:s/></text:span><text:span text:style-name="T85_103">when</text:span><text:span text:style-name="T85_104"><text:s/></text:span><text:span text:style-name="T85_105">transmitted</text:span><text:span text:style-name="T85_106"><text:s/></text:span><text:span text:style-name="T85_107">outside</text:span><text:span text:style-name="T85_108"><text:s/></text:span><text:span text:style-name="T85_109">the</text:span><text:span text:style-name="T85_110"><text:s/></text:span><text:span text:style-name="T85_111">service</text:span><text:span text:style-name="T85_112">.<text:s/>(</text:span><text:span text:style-name="T85_113">via</text:span><text:span text:style-name="T85_114"><text:s/></text:span><text:span text:style-name="T85_115"><text:a xlink:type="simple" xlink:href="https://plus.google.com/105556156212520020796/posts"><text:span text:style-name="T85_116">Michael</text:span></text:a></text:span><text:span text:style-name="T85_117"><text:a xlink:type="simple" xlink:href="https://plus.google.com/105556156212520020796/posts"><text:span text:style-name="T85_118"><text:s/></text:span></text:a></text:span><text:span text:style-name="T85_119"><text:a xlink:type="simple" xlink:href="https://plus.google.com/105556156212520020796/posts"><text:span text:style-name="T85_120">Safyan</text:span></text:a></text:span><text:span text:style-name="T85_121">)</text:span></text:p>
      <text:p text:style-name="P86"/>
      <text:p text:style-name="P87"><text:span text:style-name="T87_1">Section</text:span><text:span text:style-name="T87_2"><text:s/>14.</text:span></text:p>
      <text:p text:style-name="P88"/>
      <text:p text:style-name="P89"><text:span text:style-name="T89_1">Any</text:span><text:span text:style-name="T89_2"><text:s/></text:span><text:span text:style-name="T89_3">adult</text:span><text:span text:style-name="T89_4"><text:s/></text:span><text:span text:style-name="T89_5">user</text:span><text:span text:style-name="T89_6"><text:s/></text:span><text:span text:style-name="T89_7">may</text:span><text:span text:style-name="T89_8"><text:s/></text:span><text:span text:style-name="T89_9">request</text:span><text:span text:style-name="T89_10"><text:s/></text:span><text:span text:style-name="T89_11">that</text:span><text:span text:style-name="T89_12"><text:s/></text:span><text:span text:style-name="T89_13">a</text:span><text:span text:style-name="T89_14"><text:s/></text:span><text:span text:style-name="T89_15">service</text:span><text:span text:style-name="T89_16"><text:s/></text:span><text:span text:style-name="T89_17">provider</text:span><text:span text:style-name="T89_18"><text:s/></text:span><text:span text:style-name="T89_19">delete</text:span><text:span text:style-name="T89_20"><text:s/></text:span><text:span text:style-name="T89_21">any</text:span><text:span text:style-name="T89_22"><text:s/></text:span><text:span text:style-name="T89_23">data</text:span><text:span text:style-name="T89_24"><text:s/></text:span><text:span text:style-name="T89_25">about</text:span><text:span text:style-name="T89_26"><text:s/></text:span><text:span text:style-name="T89_27">activities</text:span><text:span text:style-name="T89_28"><text:s/></text:span><text:span text:style-name="T89_29">that</text:span><text:span text:style-name="T89_30"><text:s/></text:span><text:span text:style-name="T89_31">the</text:span><text:span text:style-name="T89_32"><text:s/></text:span><text:span text:style-name="T89_33">user</text:span><text:span text:style-name="T89_34"><text:s/></text:span><text:span text:style-name="T89_35">participated</text:span><text:span text:style-name="T89_36"><text:s/></text:span><text:span text:style-name="T89_37">in</text:span><text:span text:style-name="T89_38"><text:s/></text:span><text:span text:style-name="T89_39">as</text:span><text:span text:style-name="T89_40"><text:s/></text:span><text:span text:style-name="T89_41">a</text:span><text:span text:style-name="T89_42"><text:s/></text:span><text:span text:style-name="T89_43">minor</text:span><text:span text:style-name="T89_44">,<text:s/></text:span><text:span text:style-name="T89_45">as</text:span><text:span text:style-name="T89_46"><text:s/></text:span><text:span text:style-name="T89_47">defined</text:span><text:span text:style-name="T89_48"><text:s/></text:span><text:span text:style-name="T89_49">by</text:span><text:span text:style-name="T89_50"><text:s/></text:span><text:span text:style-name="T89_51">the</text:span><text:span text:style-name="T89_52"><text:s/></text:span><text:span text:style-name="T89_53">laws</text:span><text:span text:style-name="T89_54"><text:s/></text:span><text:span text:style-name="T89_55">of</text:span><text:span text:style-name="T89_56"><text:s/></text:span><text:span text:style-name="T89_57">the</text:span><text:span text:style-name="T89_58"><text:s/></text:span><text:span text:style-name="T89_59">country</text:span><text:span text:style-name="T89_60"><text:s/></text:span><text:span text:style-name="T89_61">in</text:span><text:span text:style-name="T89_62"><text:s/></text:span><text:span text:style-name="T89_63">which</text:span><text:span text:style-name="T89_64"><text:s/></text:span><text:span text:style-name="T89_65">the</text:span><text:span text:style-name="T89_66"><text:s/></text:span><text:span text:style-name="T89_67">subject</text:span><text:span text:style-name="T89_68"><text:s/></text:span><text:span text:style-name="T89_69">was</text:span><text:span text:style-name="T89_70"><text:s/></text:span><text:span text:style-name="T89_71">a</text:span><text:span text:style-name="T89_72"><text:s/></text:span><text:span text:style-name="T89_73">resident</text:span><text:span text:style-name="T89_74"><text:s/></text:span><text:span text:style-name="T89_75">of</text:span><text:span text:style-name="T89_76"><text:s/></text:span><text:span text:style-name="T89_77">at</text:span><text:span text:style-name="T89_78"><text:s/></text:span><text:span text:style-name="T89_79">the</text:span><text:span text:style-name="T89_80"><text:s/></text:span><text:span text:style-name="T89_81">time</text:span><text:span text:style-name="T89_82"><text:s/></text:span><text:span text:style-name="T89_83">under</text:span><text:span text:style-name="T89_84"><text:s/></text:span><text:span text:style-name="T89_85">the</text:span><text:span text:style-name="T89_86"><text:s/></text:span><text:span text:style-name="T89_87">age</text:span><text:span text:style-name="T89_88"><text:s/></text:span><text:span text:style-name="T89_89">of</text:span><text:span text:style-name="T89_90"><text:s/>18<text:s/></text:span><text:span text:style-name="T89_91">should</text:span><text:span text:style-name="T89_92"><text:s/></text:span><text:span text:style-name="T89_93">have</text:span><text:span text:style-name="T89_94"><text:s/></text:span><text:span text:style-name="T89_95">the</text:span><text:span text:style-name="T89_96"><text:s/></text:span><text:span text:style-name="T89_97">ability</text:span><text:span text:style-name="T89_98"><text:s/></text:span><text:span text:style-name="T89_99">to</text:span><text:span text:style-name="T89_100"><text:s/></text:span><text:span text:style-name="T89_101">be</text:span><text:span text:style-name="T89_102"><text:s/></text:span><text:span text:style-name="T89_103">protected</text:span><text:span text:style-name="T89_104"><text:s/></text:span><text:span text:style-name="T89_105">and</text:span><text:span text:style-name="T89_106"><text:s/></text:span><text:span text:style-name="T89_107">have</text:span><text:span text:style-name="T89_108"><text:s/></text:span><text:span text:style-name="T89_109">their</text:span><text:span text:style-name="T89_110"><text:s/></text:span><text:span text:style-name="T89_111">online</text:span><text:span text:style-name="T89_112"><text:s/></text:span><text:span text:style-name="T89_113">records</text:span><text:span text:style-name="T89_114"><text:s/></text:span><text:span text:style-name="T89_115">wiped</text:span><text:span text:style-name="T89_116"><text:s/></text:span><text:span text:style-name="T89_117">clean</text:span><text:span text:style-name="T89_118"><text:s/></text:span><text:span text:style-name="T89_119">of</text:span><text:span text:style-name="T89_120"><text:s/></text:span><text:span text:style-name="T89_121">indiscretions</text:span><text:span text:style-name="T89_122"><text:s/></text:span><text:span text:style-name="T89_123">and</text:span><text:span text:style-name="T89_124"><text:s/></text:span><text:span text:style-name="T89_125">mistakes</text:span><text:span text:style-name="T89_126"><text:s/></text:span><text:span text:style-name="T89_127">made</text:span><text:span text:style-name="T89_128"><text:s/></text:span><text:span text:style-name="T89_129">as</text:span><text:span text:style-name="T89_130"><text:s/></text:span><text:span text:style-name="T89_131">an</text:span><text:span text:style-name="T89_132"><text:s/></text:span><text:span text:style-name="T89_133">underage</text:span><text:span text:style-name="T89_134"><text:s/></text:span><text:span text:style-name="T89_135">citizen</text:span><text:span text:style-name="T89_136"><text:s/></text:span><text:span text:style-name="T89_137">when</text:span><text:span text:style-name="T89_138"><text:s/></text:span><text:span text:style-name="T89_139">they</text:span><text:span text:style-name="T89_140"><text:s/></text:span><text:span text:style-name="T89_141">turn</text:span><text:span text:style-name="T89_142"><text:s/></text:span><text:span text:style-name="T89_143">18.</text:span><text:span text:style-name="T89_144"><text:s/></text:span><text:span text:style-name="T89_145">(</text:span><text:span text:style-name="T89_146">via</text:span><text:span text:style-name="T89_147"><text:s/></text:span><text:span text:style-name="T89_148"><text:a xlink:type="simple" xlink:href="https://plus.google.com/u/2/b/113493854651753327245/108904347562204164675/posts"><text:span text:style-name="T89_149">Josh</text:span></text:a></text:span><text:span text:style-name="T89_150"><text:a xlink:type="simple" xlink:href="https://plus.google.com/u/2/b/113493854651753327245/108904347562204164675/posts"><text:span text:style-name="T89_151"><text:s/></text:span></text:a></text:span><text:span text:style-name="T89_152"><text:a xlink:type="simple" xlink:href="https://plus.google.com/u/2/b/113493854651753327245/108904347562204164675/posts"><text:span text:style-name="T89_153">Katlin</text:span></text:a></text:span><text:span text:style-name="T89_154"><text:s/></text:span><text:span text:style-name="T89_155">and</text:span><text:span text:style-name="T89_156"><text:s/></text:span><text:span text:style-name="T89_157">Mark</text:span><text:span text:style-name="T89_158"><text:s/></text:span><text:span text:style-name="T89_159">Cross</text:span><text:span text:style-name="T89_160">)</text:span></text:p>
      <text:p text:style-name="P90"/>
      <text:p text:style-name="P91"><text:span text:style-name="T91_1">An</text:span><text:span text:style-name="T91_2"><text:s/></text:span><text:span text:style-name="T91_3">employer</text:span><text:span text:style-name="T91_4"><text:s/></text:span><text:span text:style-name="T91_5">should</text:span><text:span text:style-name="T91_6"><text:s/></text:span><text:span text:style-name="T91_7">be</text:span><text:span text:style-name="T91_8"><text:s/></text:span><text:span text:style-name="T91_9">prohibited</text:span><text:span text:style-name="T91_10"><text:s/></text:span><text:span text:style-name="T91_11">from</text:span><text:span text:style-name="T91_12"><text:s/></text:span><text:span text:style-name="T91_13">discriminating</text:span><text:span text:style-name="T91_14"><text:s/></text:span><text:span text:style-name="T91_15">against</text:span><text:span text:style-name="T91_16"><text:s/></text:span><text:span text:style-name="T91_17">a</text:span><text:span text:style-name="T91_18"><text:s/></text:span><text:span text:style-name="T91_19">user</text:span><text:span text:style-name="T91_20"><text:s/></text:span><text:span text:style-name="T91_21">based</text:span><text:span text:style-name="T91_22"><text:s/></text:span><text:span text:style-name="T91_23">on</text:span><text:span text:style-name="T91_24"><text:s/></text:span><text:span text:style-name="T91_25">information</text:span><text:span text:style-name="T91_26"><text:s/></text:span><text:span text:style-name="T91_27">posted</text:span><text:span text:style-name="T91_28"><text:s/></text:span><text:span text:style-name="T91_29">online</text:span><text:span text:style-name="T91_30"><text:s/></text:span><text:span text:style-name="T91_31">by</text:span><text:span text:style-name="T91_32"><text:s/></text:span><text:span text:style-name="T91_33">said</text:span><text:span text:style-name="T91_34"><text:s/></text:span><text:span text:style-name="T91_35">user</text:span><text:span text:style-name="T91_36"><text:s/></text:span><text:span text:style-name="T91_37">when</text:span><text:span text:style-name="T91_38"><text:s/></text:span><text:span text:style-name="T91_39">he</text:span><text:span text:style-name="T91_40"><text:s/></text:span><text:span text:style-name="T91_41">or</text:span><text:span text:style-name="T91_42"><text:s/></text:span><text:span text:style-name="T91_43">she</text:span><text:span text:style-name="T91_44"><text:s/></text:span><text:span text:style-name="T91_45">was</text:span><text:span text:style-name="T91_46"><text:s/></text:span><text:span text:style-name="T91_47">underage</text:span><text:span text:style-name="T91_48">,<text:s/></text:span><text:span text:style-name="T91_49">or</text:span><text:span text:style-name="T91_50"><text:s/></text:span><text:span text:style-name="T91_51">for</text:span><text:span text:style-name="T91_52"><text:s/></text:span><text:span text:style-name="T91_53">information</text:span><text:span text:style-name="T91_54"><text:s/></text:span><text:span text:style-name="T91_55">posted</text:span><text:span text:style-name="T91_56"><text:s/></text:span><text:span text:style-name="T91_57">online</text:span><text:span text:style-name="T91_58"><text:s/></text:span><text:span text:style-name="T91_59">that</text:span><text:span text:style-name="T91_60"><text:s/></text:span><text:span text:style-name="T91_61">is</text:span><text:span text:style-name="T91_62"><text:s/></text:span><text:span text:style-name="T91_63">more</text:span><text:span text:style-name="T91_64"><text:s/></text:span><text:span text:style-name="T91_65">than</text:span><text:span text:style-name="T91_66"><text:s/></text:span><text:span text:style-name="T91_67">five</text:span><text:span text:style-name="T91_68"><text:s/></text:span><text:span text:style-name="T91_69">years</text:span><text:span text:style-name="T91_70"><text:s/></text:span><text:span text:style-name="T91_71">old</text:span><text:span text:style-name="T91_72">.</text:span></text:p>
      <text:p text:style-name="P92"/>
      <text:p text:style-name="P93"><text:span text:style-name="T93_1">Employers</text:span><text:span text:style-name="T93_2"><text:s/></text:span><text:span text:style-name="T93_3">may</text:span><text:span text:style-name="T93_4"><text:s/></text:span><text:span text:style-name="T93_5">not</text:span><text:span text:style-name="T93_6"><text:s/></text:span><text:span text:style-name="T93_7">coerce</text:span><text:span text:style-name="T93_8"><text:s/></text:span><text:span text:style-name="T93_9">employees</text:span><text:span text:style-name="T93_10"><text:s/></text:span><text:span text:style-name="T93_11">to</text:span><text:span text:style-name="T93_12"><text:s/></text:span><text:span text:style-name="T93_13">divulge</text:span><text:span text:style-name="T93_14"><text:s/></text:span><text:span text:style-name="T93_15">passwords</text:span><text:span text:style-name="T93_16"><text:s/></text:span><text:span text:style-name="T93_17">or</text:span><text:span text:style-name="T93_18"><text:s/></text:span><text:span text:style-name="T93_19">grant</text:span><text:span text:style-name="T93_20"><text:s/></text:span><text:span text:style-name="T93_21">access</text:span><text:span text:style-name="T93_22"><text:s/></text:span><text:span text:style-name="T93_23">to</text:span><text:span text:style-name="T93_24"><text:s/></text:span><text:span text:style-name="T93_25">personal</text:span><text:span text:style-name="T93_26"><text:s/></text:span><text:span text:style-name="T93_27">accounts</text:span><text:span text:style-name="T93_28"><text:s/></text:span><text:span text:style-name="T93_29">or</text:span><text:span text:style-name="T93_30"><text:s/></text:span><text:span text:style-name="T93_31">to</text:span><text:span text:style-name="T93_32"><text:s/></text:span><text:span text:style-name="T93_33">privately</text:span><text:span text:style-name="T93_34"><text:s/></text:span><text:span text:style-name="T93_35">shared</text:span><text:span text:style-name="T93_36"><text:s/></text:span><text:span text:style-name="T93_37">posts</text:span><text:span text:style-name="T93_38"><text:s/></text:span><text:span text:style-name="T93_39">that</text:span><text:span text:style-name="T93_40"><text:s/></text:span><text:span text:style-name="T93_41">have</text:span><text:span text:style-name="T93_42"><text:s/></text:span><text:span text:style-name="T93_43">been</text:span><text:span text:style-name="T93_44"><text:s/></text:span><text:span text:style-name="T93_45">shared</text:span><text:span text:style-name="T93_46"><text:s/></text:span><text:span text:style-name="T93_47">to</text:span><text:span text:style-name="T93_48"><text:s/></text:span><text:span text:style-name="T93_49">their</text:span><text:span text:style-name="T93_50"><text:s/></text:span><text:span text:style-name="T93_51">personal</text:span><text:span text:style-name="T93_52"><text:s/></text:span><text:span text:style-name="T93_53">accounts</text:span><text:span text:style-name="T93_54">.<text:s text:c="2"/>(</text:span><text:span text:style-name="T93_55">via</text:span><text:span text:style-name="T93_56"><text:s/></text:span><text:span text:style-name="T93_57"><text:a xlink:type="simple" xlink:href="https://plus.google.com/105556156212520020796/posts"><text:span text:style-name="T93_58">Michael</text:span></text:a></text:span><text:span text:style-name="T93_59"><text:a xlink:type="simple" xlink:href="https://plus.google.com/105556156212520020796/posts"><text:span text:style-name="T93_60"><text:s/></text:span></text:a></text:span><text:span text:style-name="T93_61"><text:a xlink:type="simple" xlink:href="https://plus.google.com/105556156212520020796/posts"><text:span text:style-name="T93_62">Safyan</text:span></text:a></text:span><text:span text:style-name="T93_63">)</text:span></text:p>
      <text:p text:style-name="P94"/>
      <text:p text:style-name="P95"><text:span text:style-name="T95_1">Section</text:span><text:span text:style-name="T95_2"><text:s/>15.</text:span></text:p>
      <text:p text:style-name="P96"/>
      <text:p text:style-name="P97"><text:span text:style-name="T97_1">No</text:span><text:span text:style-name="T97_2"><text:s/></text:span><text:span text:style-name="T97_3">corporate</text:span><text:span text:style-name="T97_4"><text:s/></text:span><text:span text:style-name="T97_5">entity</text:span><text:span text:style-name="T97_6"><text:s/></text:span><text:span text:style-name="T97_7">may</text:span><text:span text:style-name="T97_8"><text:s/></text:span><text:span text:style-name="T97_9">construct</text:span><text:span text:style-name="T97_10"><text:s/></text:span><text:span text:style-name="T97_11">an</text:span><text:span text:style-name="T97_12"><text:s/></text:span><text:span text:style-name="T97_13">End</text:span><text:span text:style-name="T97_14"><text:s/></text:span><text:span text:style-name="T97_15">User</text:span><text:span text:style-name="T97_16"><text:s/></text:span><text:span text:style-name="T97_17">License</text:span><text:span text:style-name="T97_18"><text:s/></text:span><text:span text:style-name="T97_19">Agreement</text:span><text:span text:style-name="T97_20"><text:s/></text:span><text:span text:style-name="T97_21">which</text:span><text:span text:style-name="T97_22"><text:s/></text:span><text:span text:style-name="T97_23">would</text:span><text:span text:style-name="T97_24"><text:s/></text:span><text:span text:style-name="T97_25">violate</text:span><text:span text:style-name="T97_26"><text:s/></text:span><text:span text:style-name="T97_27">or</text:span><text:span text:style-name="T97_28"><text:s/></text:span><text:span text:style-name="T97_29">nullify</text:span><text:span text:style-name="T97_30"><text:s/></text:span><text:span text:style-name="T97_31">the</text:span><text:span text:style-name="T97_32"><text:s/></text:span><text:span text:style-name="T97_33">rights</text:span><text:span text:style-name="T97_34"><text:s/></text:span><text:span text:style-name="T97_35">of</text:span><text:span text:style-name="T97_36"><text:s/></text:span><text:span text:style-name="T97_37">citizens</text:span><text:span text:style-name="T97_38"><text:s/></text:span><text:span text:style-name="T97_39">enumerated</text:span><text:span text:style-name="T97_40"><text:s/></text:span><text:span text:style-name="T97_41">in</text:span><text:span text:style-name="T97_42"><text:s/></text:span><text:span text:style-name="T97_43">this</text:span><text:span text:style-name="T97_44"><text:s/></text:span><text:span text:style-name="T97_45">document</text:span><text:span text:style-name="T97_46"><text:s/></text:span><text:span text:style-name="T97_47">or</text:span><text:span text:style-name="T97_48"><text:s/></text:span><text:span text:style-name="T97_49">subsequent</text:span><text:span text:style-name="T97_50"><text:s/></text:span><text:span text:style-name="T97_51">additions</text:span><text:span text:style-name="T97_52"><text:s/></text:span><text:span text:style-name="T97_53">to</text:span><text:span text:style-name="T97_54"><text:s/></text:span><text:span text:style-name="T97_55">these</text:span><text:span text:style-name="T97_56"><text:s/></text:span><text:span text:style-name="T97_57">rights</text:span><text:span text:style-name="T97_58">.<text:s/>(</text:span><text:span text:style-name="T97_59">via</text:span><text:span text:style-name="T97_60"><text:s/></text:span><text:span text:style-name="T97_61"><text:a xlink:type="simple" xlink:href="https://plus.google.com/u/2/b/113493854651753327245/101857933980608834616/posts"><text:span text:style-name="T97_62">Eric</text:span></text:a></text:span><text:span text:style-name="T97_63"><text:a xlink:type="simple" xlink:href="https://plus.google.com/u/2/b/113493854651753327245/101857933980608834616/posts"><text:span text:style-name="T97_64"><text:s/></text:span></text:a></text:span><text:span text:style-name="T97_65"><text:a xlink:type="simple" xlink:href="https://plus.google.com/u/2/b/113493854651753327245/101857933980608834616/posts"><text:span text:style-name="T97_66">S</text:span></text:a></text:span><text:span text:style-name="T97_67"><text:a xlink:type="simple" xlink:href="https://plus.google.com/u/2/b/113493854651753327245/101857933980608834616/posts"><text:span text:style-name="T97_68">.<text:s/></text:span></text:a></text:span><text:span text:style-name="T97_69"><text:a xlink:type="simple" xlink:href="https://plus.google.com/u/2/b/113493854651753327245/101857933980608834616/posts"><text:span text:style-name="T97_70">Riley</text:span></text:a></text:span><text:span text:style-name="T97_71">)</text:span></text:p>
      <text:p text:style-name="P98"/>
      <text:p text:style-name="P99"><text:span text:style-name="T99_1">No</text:span><text:span text:style-name="T99_2"><text:s/></text:span><text:span text:style-name="T99_3">user</text:span><text:span text:style-name="T99_4"><text:s/></text:span><text:span text:style-name="T99_5">shall</text:span><text:span text:style-name="T99_6"><text:s/></text:span><text:span text:style-name="T99_7">be</text:span><text:span text:style-name="T99_8"><text:s/></text:span><text:span text:style-name="T99_9">required</text:span><text:span text:style-name="T99_10"><text:s/></text:span><text:span text:style-name="T99_11">to</text:span><text:span text:style-name="T99_12"><text:s/></text:span><text:span text:style-name="T99_13">accept</text:span><text:span text:style-name="T99_14"><text:s/></text:span><text:span text:style-name="T99_15">further</text:span><text:span text:style-name="T99_16"><text:s/></text:span><text:span text:style-name="T99_17">changes</text:span><text:span text:style-name="T99_18"><text:s/></text:span><text:span text:style-name="T99_19">to</text:span><text:span text:style-name="T99_20"><text:s/></text:span><text:span text:style-name="T99_21">such</text:span><text:span text:style-name="T99_22"><text:s/></text:span><text:span text:style-name="T99_23">an</text:span><text:span text:style-name="T99_24"><text:s/></text:span><text:span text:style-name="T99_25">agreement</text:span><text:span text:style-name="T99_26"><text:s/></text:span><text:span text:style-name="T99_27">unless</text:span><text:span text:style-name="T99_28"><text:s/></text:span><text:span text:style-name="T99_29">the</text:span><text:span text:style-name="T99_30"><text:s/></text:span><text:span text:style-name="T99_31">service</text:span><text:span text:style-name="T99_32"><text:s/></text:span><text:span text:style-name="T99_33">provider</text:span><text:span text:style-name="T99_34"><text:s/></text:span><text:span text:style-name="T99_35">has</text:span><text:span text:style-name="T99_36"><text:s/></text:span><text:span text:style-name="T99_37">reasonable</text:span><text:span text:style-name="T99_38"><text:s/></text:span><text:span text:style-name="T99_39">justifications</text:span><text:span text:style-name="T99_40"><text:s/></text:span><text:span text:style-name="T99_41">for</text:span><text:span text:style-name="T99_42"><text:s/></text:span><text:span text:style-name="T99_43">making</text:span><text:span text:style-name="T99_44"><text:s/></text:span><text:span text:style-name="T99_45">the</text:span><text:span text:style-name="T99_46"><text:s/></text:span><text:span text:style-name="T99_47">change</text:span><text:span text:style-name="T99_48">.<text:s/>(</text:span><text:span text:style-name="T99_49">via</text:span><text:span text:style-name="T99_50"><text:s/></text:span><text:span text:style-name="T99_51">Mark</text:span><text:span text:style-name="T99_52"><text:s/></text:span><text:span text:style-name="T99_53">Cross</text:span><text:span text:style-name="T99_54">)</text:span></text:p>
      <text:p text:style-name="P100"/>
      <text:p text:style-name="P101"><text:span text:style-name="T101_1">Section</text:span><text:span text:style-name="T101_2"><text:s/>16.</text:span></text:p>
      <text:p text:style-name="P102"/>
      <text:p text:style-name="P103"><text:span text:style-name="T103_1">A</text:span><text:span text:style-name="T103_2"><text:s/></text:span><text:span text:style-name="T103_3">user</text:span><text:span text:style-name="T103_4"><text:s/></text:span><text:span text:style-name="T103_5">of</text:span><text:span text:style-name="T103_6"><text:s/></text:span><text:span text:style-name="T103_7">the</text:span><text:span text:style-name="T103_8"><text:s/></text:span><text:span text:style-name="T103_9">Internet</text:span><text:span text:style-name="T103_10"><text:s/></text:span><text:span text:style-name="T103_11">shall</text:span><text:span text:style-name="T103_12"><text:s/></text:span><text:span text:style-name="T103_13">have</text:span><text:span text:style-name="T103_14"><text:s/></text:span><text:span text:style-name="T103_15">the</text:span><text:span text:style-name="T103_16"><text:s/></text:span><text:span text:style-name="T103_17">right</text:span><text:span text:style-name="T103_18"><text:s/></text:span><text:span text:style-name="T103_19">to</text:span><text:span text:style-name="T103_20"><text:s/></text:span><text:span text:style-name="T103_21">use</text:span><text:span text:style-name="T103_22"><text:s/></text:span><text:span text:style-name="T103_23">the</text:span><text:span text:style-name="T103_24"><text:s/></text:span><text:span text:style-name="T103_25">Internet</text:span><text:span text:style-name="T103_26"><text:s/></text:span><text:span text:style-name="T103_27">without</text:span><text:span text:style-name="T103_28"><text:s/></text:span><text:span text:style-name="T103_29">his</text:span><text:span text:style-name="T103_30"><text:s/></text:span><text:span text:style-name="T103_31">or</text:span><text:span text:style-name="T103_32"><text:s/></text:span><text:span text:style-name="T103_33">her</text:span><text:span text:style-name="T103_34"><text:s/></text:span><text:span text:style-name="T103_35">activity</text:span><text:span text:style-name="T103_36"><text:s/></text:span><text:span text:style-name="T103_37">and</text:span><text:span text:style-name="T103_38">/</text:span><text:span text:style-name="T103_39">or</text:span><text:span text:style-name="T103_40"><text:s/></text:span><text:span text:style-name="T103_41">communications</text:span><text:span text:style-name="T103_42"><text:s/></text:span><text:span text:style-name="T103_43">being</text:span><text:span text:style-name="T103_44"><text:s/></text:span><text:span text:style-name="T103_45">surveilled</text:span><text:span text:style-name="T103_46"><text:s/></text:span><text:span text:style-name="T103_47">by</text:span><text:span text:style-name="T103_48"><text:s/></text:span><text:span text:style-name="T103_49">any</text:span><text:span text:style-name="T103_50"><text:s/></text:span><text:span text:style-name="T103_51">government</text:span><text:span text:style-name="T103_52"><text:s/></text:span><text:span text:style-name="T103_53">or</text:span><text:span text:style-name="T103_54"><text:s/></text:span><text:span text:style-name="T103_55">agency</text:span><text:span text:style-name="T103_56">.</text:span><text:span text:style-name="T103_57"><text:s/>(</text:span><text:span text:style-name="T103_58">via</text:span><text:span text:style-name="T103_59"><text:s/></text:span><text:span text:style-name="T103_60">Mark</text:span><text:span text:style-name="T103_61"><text:s/></text:span><text:span text:style-name="T103_62">Cross</text:span><text:span text:style-name="T103_63">)</text:span></text:p>
      <text:p text:style-name="P104"/>
      <text:p text:style-name="P105"><text:span text:style-name="T105_1">Section</text:span><text:span text:style-name="T105_2"><text:s/>17.</text:span></text:p>
      <text:p text:style-name="P106"/>
      <text:p text:style-name="P107"><text:span text:style-name="T107_1">A</text:span><text:span text:style-name="T107_2"><text:s/></text:span><text:span text:style-name="T107_3">user</text:span><text:span text:style-name="T107_4"><text:s/></text:span><text:span text:style-name="T107_5">shall</text:span><text:span text:style-name="T107_6"><text:s/></text:span><text:span text:style-name="T107_7">have</text:span><text:span text:style-name="T107_8"><text:s/></text:span><text:span text:style-name="T107_9">the</text:span><text:span text:style-name="T107_10"><text:s/></text:span><text:span text:style-name="T107_11">right</text:span><text:span text:style-name="T107_12"><text:s/></text:span><text:span text:style-name="T107_13">to</text:span><text:span text:style-name="T107_14"><text:s/></text:span><text:span text:style-name="T107_15">access</text:span><text:span text:style-name="T107_16"><text:s/></text:span><text:span text:style-name="T107_17">the</text:span><text:span text:style-name="T107_18"><text:s/></text:span><text:span text:style-name="T107_19">Internet</text:span><text:span text:style-name="T107_20">.</text:span></text:p>
      <text:p text:style-name="P108"/>
      <text:p text:style-name="P109"><text:span text:style-name="T109_1">Definitions</text:span><text:span text:style-name="T109_2">:</text:span></text:p>
      <text:p text:style-name="P110"/>
      <text:p text:style-name="P111"><text:span text:style-name="T111_1">1.<text:s/></text:span><text:span text:style-name="T111_2">User</text:span><text:span text:style-name="T111_3"><text:s/></text:span><text:span text:style-name="T111_4">Data</text:span><text:span text:style-name="T111_5">:<text:s/></text:span><text:span text:style-name="T111_6">Includes</text:span><text:span text:style-name="T111_7"><text:s/></text:span><text:span text:style-name="T111_8">but</text:span><text:span text:style-name="T111_9"><text:s/></text:span><text:span text:style-name="T111_10">is</text:span><text:span text:style-name="T111_11"><text:s/></text:span><text:span text:style-name="T111_12">not</text:span><text:span text:style-name="T111_13"><text:s/></text:span><text:span text:style-name="T111_14">limited</text:span><text:span text:style-name="T111_15"><text:s/></text:span><text:span text:style-name="T111_16">to</text:span><text:span text:style-name="T111_17"><text:s/></text:span><text:span text:style-name="T111_18">social</text:span><text:span text:style-name="T111_19"><text:s/></text:span><text:span text:style-name="T111_20">media</text:span><text:span text:style-name="T111_21"><text:s/></text:span><text:span text:style-name="T111_22">activity</text:span><text:span text:style-name="T111_23">,<text:s/></text:span><text:span text:style-name="T111_24">such</text:span><text:span text:style-name="T111_25"><text:s/></text:span><text:span text:style-name="T111_26">as</text:span><text:span text:style-name="T111_27"><text:s/></text:span><text:span text:style-name="T111_28">posts</text:span><text:span text:style-name="T111_29"><text:s/></text:span><text:span text:style-name="T111_30">and</text:span><text:span text:style-name="T111_31"><text:s/></text:span><text:span text:style-name="T111_32">comments</text:span><text:span text:style-name="T111_33">,<text:s/></text:span><text:span text:style-name="T111_34">personal</text:span><text:span text:style-name="T111_35"><text:s/></text:span><text:span text:style-name="T111_36">or</text:span><text:span text:style-name="T111_37"><text:s/></text:span><text:span text:style-name="T111_38">public</text:span><text:span text:style-name="T111_39"><text:s/></text:span><text:span text:style-name="T111_40">photos</text:span><text:span text:style-name="T111_41">,<text:s/></text:span><text:span text:style-name="T111_42">financial</text:span><text:span text:style-name="T111_43"><text:s/></text:span><text:span text:style-name="T111_44">information</text:span><text:span text:style-name="T111_45">,<text:s/></text:span><text:span text:style-name="T111_46">private</text:span><text:span text:style-name="T111_47"><text:s/></text:span><text:span text:style-name="T111_48">messages</text:span><text:span text:style-name="T111_49">,<text:s/></text:span><text:span text:style-name="T111_50">such</text:span><text:span text:style-name="T111_51"><text:s/></text:span><text:span text:style-name="T111_52">as</text:span><text:span text:style-name="T111_53"><text:s/></text:span><text:span text:style-name="T111_54">emails</text:span><text:span text:style-name="T111_55">,<text:s/></text:span><text:span text:style-name="T111_56">contact</text:span><text:span text:style-name="T111_57"><text:s/></text:span><text:span text:style-name="T111_58">information</text:span><text:span text:style-name="T111_59"><text:s/></text:span><text:span text:style-name="T111_60">of</text:span><text:span text:style-name="T111_61"><text:s/></text:span><text:span text:style-name="T111_62">personal</text:span><text:span text:style-name="T111_63"><text:s/></text:span><text:span text:style-name="T111_64">connections</text:span><text:span text:style-name="T111_65"><text:s/></text:span><text:span text:style-name="T111_66">and</text:span><text:span text:style-name="T111_67"><text:s/></text:span><text:span text:style-name="T111_68">video</text:span><text:span text:style-name="T111_69"><text:s/></text:span><text:span text:style-name="T111_70">conferences</text:span><text:span text:style-name="T111_71">,<text:s/></text:span><text:span text:style-name="T111_72">among</text:span><text:span text:style-name="T111_73"><text:s/></text:span><text:span text:style-name="T111_74">other</text:span><text:span text:style-name="T111_75"><text:s/></text:span><text:span text:style-name="T111_76">types</text:span><text:span text:style-name="T111_77">.</text:span></text:p>
      <text:p text:style-name="P112"/>
      <text:p text:style-name="P113"><text:span text:style-name="T113_1">2.<text:s/></text:span><text:span text:style-name="T113_2">Common</text:span><text:span text:style-name="T113_3">:<text:s/></text:span><text:span text:style-name="T113_4">Occurring</text:span><text:span text:style-name="T113_5"><text:s/></text:span><text:span text:style-name="T113_6">frequently</text:span><text:span text:style-name="T113_7">.<text:s/></text:span><text:span text:style-name="T113_8">A</text:span><text:span text:style-name="T113_9"><text:s/></text:span><text:span text:style-name="T113_10">usual</text:span><text:span text:style-name="T113_11"><text:s/></text:span><text:span text:style-name="T113_12">or</text:span><text:span text:style-name="T113_13"><text:s/></text:span><text:span text:style-name="T113_14">habitual</text:span><text:span text:style-name="T113_15"><text:s/></text:span><text:span text:style-name="T113_16">occurrence</text:span><text:span text:style-name="T113_17">.</text:span></text:p>
      <text:p text:style-name="P114"/>
      <text:p text:style-name="P115"><text:span text:style-name="T115_1">3.<text:s/></text:span><text:span text:style-name="T115_2">Activity</text:span><text:span text:style-name="T115_3">:<text:s/></text:span><text:span text:style-name="T115_4">This</text:span><text:span text:style-name="T115_5"><text:s/></text:span><text:span text:style-name="T115_6">term</text:span><text:span text:style-name="T115_7"><text:s/></text:span><text:span text:style-name="T115_8">can</text:span><text:span text:style-name="T115_9"><text:s/></text:span><text:span text:style-name="T115_10">encompass</text:span><text:span text:style-name="T115_11">,<text:s/></text:span><text:span text:style-name="T115_12">but</text:span><text:span text:style-name="T115_13"><text:s/></text:span><text:span text:style-name="T115_14">is</text:span><text:span text:style-name="T115_15"><text:s/></text:span><text:span text:style-name="T115_16">not</text:span><text:span text:style-name="T115_17"><text:s/></text:span><text:span text:style-name="T115_18">limited</text:span><text:span text:style-name="T115_19"><text:s/></text:span><text:span text:style-name="T115_20">to</text:span><text:span text:style-name="T115_21">,<text:s/></text:span><text:span text:style-name="T115_22">location</text:span><text:span text:style-name="T115_23"><text:s/></text:span><text:span text:style-name="T115_24">information</text:span><text:span text:style-name="T115_25">,<text:s/></text:span><text:span text:style-name="T115_26">financial</text:span><text:span text:style-name="T115_27"><text:s/></text:span><text:span text:style-name="T115_28">information</text:span><text:span text:style-name="T115_29">,<text:s/></text:span><text:span text:style-name="T115_30">information</text:span><text:span text:style-name="T115_31"><text:s/></text:span><text:span text:style-name="T115_32">about</text:span><text:span text:style-name="T115_33"><text:s/></text:span><text:span text:style-name="T115_34">personal</text:span><text:span text:style-name="T115_35"><text:s/></text:span><text:span text:style-name="T115_36">individuals</text:span><text:span text:style-name="T115_37"><text:s/></text:span><text:span text:style-name="T115_38">and</text:span><text:span text:style-name="T115_39"><text:s/></text:span><text:span text:style-name="T115_40">works</text:span><text:span text:style-name="T115_41"><text:s/></text:span><text:span text:style-name="T115_42">such</text:span><text:span text:style-name="T115_43"><text:s/></text:span><text:span text:style-name="T115_44">as</text:span><text:span text:style-name="T115_45"><text:s/></text:span><text:span text:style-name="T115_46">comments</text:span><text:span text:style-name="T115_47">,<text:s/></text:span><text:span text:style-name="T115_48">posts</text:span><text:span text:style-name="T115_49">,<text:s/></text:span><text:span text:style-name="T115_50">photos</text:span><text:span text:style-name="T115_51"><text:s/></text:span><text:span text:style-name="T115_52">and</text:span><text:span text:style-name="T115_53"><text:s/></text:span><text:span text:style-name="T115_54">more</text:span><text:span text:style-name="T115_55">.</text:span></text:p>
      <text:p text:style-name="P116"/>
      <text:p text:style-name="P117"><text:span text:style-name="T117_1">4.<text:s/></text:span><text:span text:style-name="T117_2">Online</text:span><text:span text:style-name="T117_3"><text:s/></text:span><text:span text:style-name="T117_4">Service</text:span><text:span text:style-name="T117_5">:<text:s/></text:span><text:span text:style-name="T117_6">These</text:span><text:span text:style-name="T117_7"><text:s/></text:span><text:span text:style-name="T117_8">types</text:span><text:span text:style-name="T117_9"><text:s/></text:span><text:span text:style-name="T117_10">of</text:span><text:span text:style-name="T117_11"><text:s/></text:span><text:span text:style-name="T117_12">services</text:span><text:span text:style-name="T117_13"><text:s/></text:span><text:span text:style-name="T117_14">include</text:span><text:span text:style-name="T117_15">,<text:s/></text:span><text:span text:style-name="T117_16">but</text:span><text:span text:style-name="T117_17"><text:s/></text:span><text:span text:style-name="T117_18">are</text:span><text:span text:style-name="T117_19"><text:s/></text:span><text:span text:style-name="T117_20">not</text:span><text:span text:style-name="T117_21"><text:s/></text:span><text:span text:style-name="T117_22">limited</text:span><text:span text:style-name="T117_23"><text:s/></text:span><text:span text:style-name="T117_24">to</text:span><text:span text:style-name="T117_25">,<text:s/></text:span><text:span text:style-name="T117_26">Internet</text:span><text:span text:style-name="T117_27"><text:s/></text:span><text:span text:style-name="T117_28">service</text:span><text:span text:style-name="T117_29"><text:s/></text:span><text:span text:style-name="T117_30">providers</text:span><text:span text:style-name="T117_31">,<text:s/></text:span><text:span text:style-name="T117_32">email</text:span><text:span text:style-name="T117_33"><text:s/></text:span><text:span text:style-name="T117_34">providers</text:span><text:span text:style-name="T117_35">,<text:s/></text:span><text:span text:style-name="T117_36">news</text:span><text:span text:style-name="T117_37"><text:s/></text:span><text:span text:style-name="T117_38">providers</text:span><text:span text:style-name="T117_39">,<text:s/></text:span><text:span text:style-name="T117_40">entertainment</text:span><text:span text:style-name="T117_41"><text:s/></text:span><text:span text:style-name="T117_42">providers</text:span><text:span text:style-name="T117_43">,<text:s/></text:span><text:span text:style-name="T117_44">search</text:span><text:span text:style-name="T117_45">,<text:s/></text:span><text:span text:style-name="T117_46">e</text:span><text:span text:style-name="T117_47">-</text:span><text:span text:style-name="T117_48">shopping</text:span><text:span text:style-name="T117_49"><text:s/></text:span><text:span text:style-name="T117_50">sites</text:span><text:span text:style-name="T117_51">,<text:s/></text:span><text:span text:style-name="T117_52">e</text:span><text:span text:style-name="T117_53">-</text:span><text:span text:style-name="T117_54">finance</text:span><text:span text:style-name="T117_55"><text:s/></text:span><text:span text:style-name="T117_56">or</text:span><text:span text:style-name="T117_57"><text:s/></text:span><text:span text:style-name="T117_58">e</text:span><text:span text:style-name="T117_59">-</text:span><text:span text:style-name="T117_60">banking</text:span><text:span text:style-name="T117_61"><text:s/></text:span><text:span text:style-name="T117_62">sites</text:span><text:span text:style-name="T117_63">,<text:s/></text:span><text:span text:style-name="T117_64">e</text:span><text:span text:style-name="T117_65">-</text:span><text:span text:style-name="T117_66">health</text:span><text:span text:style-name="T117_67"><text:s/></text:span><text:span text:style-name="T117_68">sites</text:span><text:span text:style-name="T117_69">,<text:s/></text:span><text:span text:style-name="T117_70">e</text:span><text:span text:style-name="T117_71">-</text:span><text:span text:style-name="T117_72">government</text:span><text:span text:style-name="T117_73"><text:s/></text:span><text:span text:style-name="T117_74">sites</text:span><text:span text:style-name="T117_75">,<text:s/></text:span><text:span text:style-name="T117_76">encyclopaedic</text:span><text:span text:style-name="T117_77"><text:s/></text:span><text:span text:style-name="T117_78">sites</text:span><text:span text:style-name="T117_79"><text:s/></text:span><text:span text:style-name="T117_80">and</text:span><text:span text:style-name="T117_81"><text:s/></text:span><text:span text:style-name="T117_82">social</text:span><text:span text:style-name="T117_83"><text:s/></text:span><text:span text:style-name="T117_84">media</text:span><text:span text:style-name="T117_85"><text:s/></text:span><text:span text:style-name="T117_86">platforms</text:span><text:span text:style-name="T117_87">,<text:s/></text:span><text:span text:style-name="T117_88">among</text:span><text:span text:style-name="T117_89"><text:s/></text:span><text:span text:style-name="T117_90">other</text:span><text:span text:style-name="T117_91"><text:s/></text:span><text:span text:style-name="T117_92">services</text:span><text:span text:style-name="T117_93">.</text:span></text:p>
      <text:p text:style-name="P118"/>
      <text:p text:style-name="P119"><text:span text:style-name="T119_1">5.<text:s/></text:span><text:span text:style-name="T119_2">Consent</text:span><text:span text:style-name="T119_3">:<text:s/></text:span><text:span text:style-name="T119_4">It</text:span><text:span text:style-name="T119_5"><text:s/></text:span><text:span text:style-name="T119_6">is</text:span><text:span text:style-name="T119_7"><text:s/></text:span><text:span text:style-name="T119_8">a</text:span><text:span text:style-name="T119_9"><text:s/></text:span><text:span text:style-name="T119_10">permission</text:span><text:span text:style-name="T119_11"><text:s/></text:span><text:span text:style-name="T119_12">for</text:span><text:span text:style-name="T119_13"><text:s/></text:span><text:span text:style-name="T119_14">something</text:span><text:span text:style-name="T119_15"><text:s/></text:span><text:span text:style-name="T119_16">to</text:span><text:span text:style-name="T119_17"><text:s/></text:span><text:span text:style-name="T119_18">happen</text:span><text:span text:style-name="T119_19"><text:s/></text:span><text:span text:style-name="T119_20">or</text:span><text:span text:style-name="T119_21"><text:s/></text:span><text:span text:style-name="T119_22">an</text:span><text:span text:style-name="T119_23"><text:s/></text:span><text:span text:style-name="T119_24">agreement</text:span><text:span text:style-name="T119_25"><text:s/></text:span><text:span text:style-name="T119_26">to</text:span><text:span text:style-name="T119_27"><text:s/></text:span><text:span text:style-name="T119_28">do</text:span><text:span text:style-name="T119_29"><text:s/></text:span><text:span text:style-name="T119_30">something</text:span><text:span text:style-name="T119_31">.</text:span></text:p>
      <text:p text:style-name="P120"/>
      <text:p text:style-name="P121"><text:span text:style-name="T121_1">6.<text:s/></text:span><text:span text:style-name="T121_2">Content</text:span><text:span text:style-name="T121_3">:<text:s/></text:span><text:span text:style-name="T121_4">The</text:span><text:span text:style-name="T121_5"><text:s/></text:span><text:span text:style-name="T121_6">material</text:span><text:span text:style-name="T121_7">,<text:s/></text:span><text:span text:style-name="T121_8">which</text:span><text:span text:style-name="T121_9"><text:s/></text:span><text:span text:style-name="T121_10">include</text:span><text:span text:style-name="T121_11"><text:s/></text:span><text:span text:style-name="T121_12">but</text:span><text:span text:style-name="T121_13"><text:s/></text:span><text:span text:style-name="T121_14">are</text:span><text:span text:style-name="T121_15"><text:s/></text:span><text:span text:style-name="T121_16">not</text:span><text:span text:style-name="T121_17"><text:s/></text:span><text:span text:style-name="T121_18">limited</text:span><text:span text:style-name="T121_19"><text:s/></text:span><text:span text:style-name="T121_20">to</text:span><text:span text:style-name="T121_21"><text:s/></text:span><text:span text:style-name="T121_22">text</text:span><text:span text:style-name="T121_23">,<text:s/></text:span><text:span text:style-name="T121_24">images</text:span><text:span text:style-name="T121_25">,<text:s/></text:span><text:span text:style-name="T121_26">music</text:span><text:span text:style-name="T121_27">,<text:s/></text:span><text:span text:style-name="T121_28">intellectual</text:span><text:span text:style-name="T121_29"><text:s/></text:span><text:span text:style-name="T121_30">property</text:span><text:span text:style-name="T121_31"><text:s/></text:span><text:span text:style-name="T121_32">and</text:span><text:span text:style-name="T121_33"><text:s/></text:span><text:span text:style-name="T121_34">more</text:span><text:span text:style-name="T121_35">,<text:s/></text:span><text:span text:style-name="T121_36">that</text:span><text:span text:style-name="T121_37"><text:s/></text:span><text:span text:style-name="T121_38">constitute</text:span><text:span text:style-name="T121_39"><text:s/></text:span><text:span text:style-name="T121_40">a</text:span><text:span text:style-name="T121_41"><text:s/></text:span><text:span text:style-name="T121_42">publication</text:span><text:span text:style-name="T121_43">,<text:s/></text:span><text:span text:style-name="T121_44">document</text:span><text:span text:style-name="T121_45">,<text:s/></text:span><text:span text:style-name="T121_46">etc</text:span><text:span text:style-name="T121_47">.</text:span></text:p>
      <text:p text:style-name="P122"/>
      <text:p text:style-name="P123"/>
      <text:p text:style-name="P124"/>
      <text:p text:style-name="P125"/>
      <text:p text:style-name="P126"><text:span text:style-name="T126_1">Created</text:span><text:span text:style-name="T126_2"><text:s/></text:span><text:span text:style-name="T126_3">by</text:span><text:span text:style-name="T126_4"><text:s/></text:span><text:span text:style-name="T126_5">Mashable</text:span><text:span text:style-name="T126_6"><text:s/></text:span><text:span text:style-name="T126_7">and</text:span><text:span text:style-name="T126_8"><text:s/></text:span><text:span text:style-name="T126_9">our</text:span><text:span text:style-name="T126_10"><text:s/></text:span><text:span text:style-name="T126_11">digital</text:span><text:span text:style-name="T126_12"><text:s/></text:span><text:span text:style-name="T126_13">community</text:span><text:span text:style-name="T126_14">.</text:span></text:p>
      <text:p text:style-name="P127"><text:span text:style-name="T127_1">http</text:span><text:span text:style-name="T127_2">://</text:span><text:span text:style-name="T127_3">mashable</text:span><text:span text:style-name="T127_4">.</text:span><text:span text:style-name="T127_5">com</text:span><text:span text:style-name="T127_6">/2013/07/01/</text:span><text:span text:style-name="T127_7">digital</text:span><text:span text:style-name="T127_8">-</text:span><text:span text:style-name="T127_9">bill</text:span><text:span text:style-name="T127_10">-</text:span><text:span text:style-name="T127_11">of</text:span><text:span text:style-name="T127_12">-</text:span><text:span text:style-name="T127_13">rights</text:span></text:p>
      <text:p text:style-name="P128"/>
      <text:p text:style-name="P129"/>
      <text:p text:style-name="P130"/>
      <text:p text:style-name="P131"/>
      <text:p text:style-name="P1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